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2.51883333333333cm" style:use-optimal-column-width="true"/>
    </style:style>
    <style:style style:name="co10" style:family="table-column">
      <style:table-column-properties fo:break-before="auto" style:column-width="2.70933333333333cm" style:use-optimal-column-width="true"/>
    </style:style>
    <style:style style:name="co11" style:family="table-column">
      <style:table-column-properties fo:break-before="auto" style:column-width="2.413cm" style:use-optimal-column-width="true"/>
    </style:style>
    <style:style style:name="co12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9" table:default-cell-style-name="ce1"/>
        <table:table-column table:style-name="co3" table:number-columns-repeated="2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formula="of:=(1*10^(-3))*(10^([.A8]/10))" table:style-name="ce3">
            <text:p>1</text:p>
          </table:table-cell>
          <table:table-cell office:value-type="float" office:value="7.0710678118654755" table:formula="of:=SQRT([.B8]*[.B1])" table:style-name="ce3">
            <text:p>7,071067812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AOP" table:style-name="ta2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ADC_min</text:p>
          </table:table-cell>
          <table:table-cell office:value-type="float" office:value="1E-3" table:formula="of:=1*10^(-3)" table:style-name="ce1">
            <text:p>0,001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1.39508929" table:style-name="ce1">
            <text:p>1,39508929</text:p>
          </table:table-cell>
          <table:table-cell office:value-type="float" office:value="4" table:formula="of:=1+1875/625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C_max</text:p>
          </table:table-cell>
          <table:table-cell office:value-type="float" office:value="4.0960000000000001" table:formula="of:=4.096" table:style-name="ce1">
            <text:p>4,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000" table:formula="of:=2000" table:style-name="ce1">
            <text:p>2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 (2^n)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Pmin(W)</text:p>
          </table:table-cell>
          <table:table-cell office:value-type="string" table:style-name="ce1">
            <text:p>Pmax(W)</text:p>
          </table:table-cell>
          <table:table-cell office:value-type="string" table:style-name="ce1">
            <text:p>Pmin(dBm)</text:p>
          </table:table-cell>
          <table:table-cell office:value-type="string" table:style-name="ce1">
            <text:p>Pmax(dBm)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RDAC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DAC</text:p>
          </table:table-cell>
          <table:table-cell office:value-type="string" table:style-name="ce1">
            <text:p>RDAC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2^[.A6]" table:style-name="ce1">
            <text:p>1</text:p>
          </table:table-cell>
          <table:table-cell office:value-type="float" office:value="1E-3" table:formula="of:=[.$B$1]/2^[.A6]" table:style-name="ce1">
            <text:p>0,001</text:p>
          </table:table-cell>
          <table:table-cell office:value-type="float" office:value="2.048" table:formula="of:=[.$B$2]/(2*2^[.A6])" table:style-name="ce1">
            <text:p>2,048</text:p>
          </table:table-cell>
          <table:table-cell office:value-type="float" office:value="4.9999999999999998E-7" table:formula="of:=[.C6]/[.$B$3]" table:style-name="ce1">
            <text:p>0,0000005</text:p>
          </table:table-cell>
          <table:table-cell office:value-type="float" office:value="1.024E-3" table:formula="of:=[.D6]/[.$B$3]" table:style-name="ce1">
            <text:p>0,001024</text:p>
          </table:table-cell>
          <table:table-cell office:value-type="float" office:value="-33.010299956639813" table:formula="of:=10*LOG([.E6]/(1*10^(-3)))" table:style-name="ce1">
            <text:p>-33,01029996</text:p>
          </table:table-cell>
          <table:table-cell office:value-type="float" office:value="0.10299956639811961" table:formula="of:=10*LOG([.F6]/(1*10^(-3)))" table:style-name="ce1">
            <text:p>0,1029995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$L$1]*(2^[.J6]-1)" table:style-name="ce1">
            <text:p>0</text:p>
          </table:table-cell>
          <table:table-cell office:value-type="float" office:value="1" table:formula="of:=1+[.K6]/[.$L$1]" table:style-name="ce1">
            <text:p>1</text:p>
          </table:table-cell>
          <table:table-cell office:value-type="float" office:value="0" table:formula="of:=[.K6]*2^10/10000" table:style-name="ce1">
            <text:p>0</text:p>
          </table:table-cell>
          <table:table-cell office:value-type="float" office:value="0" table:formula="of:=[.M6]*10000/2^1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2^[.A7]" table:style-name="ce1">
            <text:p>2</text:p>
          </table:table-cell>
          <table:table-cell office:value-type="float" office:value="5.0000000000000001E-4" table:formula="of:=[.$B$1]/2^[.A7]" table:style-name="ce1">
            <text:p>0,0005</text:p>
          </table:table-cell>
          <table:table-cell office:value-type="float" office:value="1.024" table:formula="of:=[.$B$2]/(2*2^[.A7])" table:style-name="ce1">
            <text:p>1,024</text:p>
          </table:table-cell>
          <table:table-cell office:value-type="float" office:value="2.4999999999999999E-7" table:formula="of:=[.C7]/[.$B$3]" table:style-name="ce1">
            <text:p>0,00000025</text:p>
          </table:table-cell>
          <table:table-cell office:value-type="float" office:value="5.1199999999999998E-4" table:formula="of:=[.D7]/[.$B$3]" table:style-name="ce1">
            <text:p>0,000512</text:p>
          </table:table-cell>
          <table:table-cell office:value-type="float" office:value="-36.020599913279625" table:formula="of:=10*LOG([.E7]/(1*10^(-3)))" table:style-name="ce1">
            <text:p>-36,02059991</text:p>
          </table:table-cell>
          <table:table-cell office:value-type="float" office:value="-2.9073003902416921" table:formula="of:=10*LOG([.F7]/(1*10^(-3)))" table:style-name="ce1">
            <text:p>-2,90730039</text:p>
          </table:table-cell>
          <table:table-cell table:style-name="ce1"/>
          <table:table-cell office:value-type="float" office:value="1" table:formula="of:=[.J6]+1" table:style-name="ce1">
            <text:p>1</text:p>
          </table:table-cell>
          <table:table-cell office:value-type="float" office:value="1.39508929" table:formula="of:=[.$L$1]*(2^[.J7]-1)" table:style-name="ce1">
            <text:p>1,39508929</text:p>
          </table:table-cell>
          <table:table-cell office:value-type="float" office:value="2" table:formula="of:=1+[.K7]/[.$L$1]" table:style-name="ce1">
            <text:p>2</text:p>
          </table:table-cell>
          <table:table-cell office:value-type="float" office:value="0.14285714329599999" table:formula="of:=[.K7]*2^10/10000" table:style-name="ce1">
            <text:p>0,142857143</text:p>
          </table:table-cell>
          <table:table-cell office:value-type="float" office:value="1.39508929" table:formula="of:=[.M7]*10000/2^10" table:style-name="ce1">
            <text:p>1,3950892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2^[.A8]" table:style-name="ce1">
            <text:p>4</text:p>
          </table:table-cell>
          <table:table-cell office:value-type="float" office:value="2.5000000000000001E-4" table:formula="of:=[.$B$1]/2^[.A8]" table:style-name="ce1">
            <text:p>0,00025</text:p>
          </table:table-cell>
          <table:table-cell office:value-type="float" office:value="0.51200000000000001" table:formula="of:=[.$B$2]/(2*2^[.A8])" table:style-name="ce1">
            <text:p>0,512</text:p>
          </table:table-cell>
          <table:table-cell office:value-type="float" office:value="1.2499999999999999E-7" table:formula="of:=[.C8]/[.$B$3]" table:style-name="ce1">
            <text:p>0,000000125</text:p>
          </table:table-cell>
          <table:table-cell office:value-type="float" office:value="2.5599999999999999E-4" table:formula="of:=[.D8]/[.$B$3]" table:style-name="ce1">
            <text:p>0,000256</text:p>
          </table:table-cell>
          <table:table-cell office:value-type="float" office:value="-39.030899869919438" table:formula="of:=10*LOG([.E8]/(1*10^(-3)))" table:style-name="ce1">
            <text:p>-39,03089987</text:p>
          </table:table-cell>
          <table:table-cell office:value-type="float" office:value="-5.9176003468815042" table:formula="of:=10*LOG([.F8]/(1*10^(-3)))" table:style-name="ce1">
            <text:p>-5,917600347</text:p>
          </table:table-cell>
          <table:table-cell table:style-name="ce1"/>
          <table:table-cell office:value-type="float" office:value="2" table:formula="of:=[.J7]+1" table:style-name="ce1">
            <text:p>2</text:p>
          </table:table-cell>
          <table:table-cell office:value-type="float" office:value="4.1852678700000006" table:formula="of:=[.$L$1]*(2^[.J8]-1)" table:style-name="ce1">
            <text:p>4,18526787</text:p>
          </table:table-cell>
          <table:table-cell office:value-type="float" office:value="4" table:formula="of:=1+[.K8]/[.$L$1]" table:style-name="ce1">
            <text:p>4</text:p>
          </table:table-cell>
          <table:table-cell office:value-type="float" office:value="0.42857142988800007" table:formula="of:=[.K8]*2^10/10000" table:style-name="ce1">
            <text:p>0,42857143</text:p>
          </table:table-cell>
          <table:table-cell office:value-type="float" office:value="4.1852678700000006" table:formula="of:=[.M8]*10000/2^10" table:style-name="ce1">
            <text:p>4,1852678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formula="of:=2^[.A9]" table:style-name="ce1">
            <text:p>8</text:p>
          </table:table-cell>
          <table:table-cell office:value-type="float" office:value="1.25E-4" table:formula="of:=[.$B$1]/2^[.A9]" table:style-name="ce1">
            <text:p>0,000125</text:p>
          </table:table-cell>
          <table:table-cell office:value-type="float" office:value="0.25600000000000001" table:formula="of:=[.$B$2]/(2*2^[.A9])" table:style-name="ce1">
            <text:p>0,256</text:p>
          </table:table-cell>
          <table:table-cell office:value-type="float" office:value="6.2499999999999997E-8" table:formula="of:=[.C9]/[.$B$3]" table:style-name="ce1">
            <text:p>6,25E-08</text:p>
          </table:table-cell>
          <table:table-cell office:value-type="float" office:value="1.2799999999999999E-4" table:formula="of:=[.D9]/[.$B$3]" table:style-name="ce1">
            <text:p>0,000128</text:p>
          </table:table-cell>
          <table:table-cell office:value-type="float" office:value="-42.04119982655925" table:formula="of:=10*LOG([.E9]/(1*10^(-3)))" table:style-name="ce1">
            <text:p>-42,04119983</text:p>
          </table:table-cell>
          <table:table-cell office:value-type="float" office:value="-8.9279003035213158" table:formula="of:=10*LOG([.F9]/(1*10^(-3)))" table:style-name="ce1">
            <text:p>-8,927900304</text:p>
          </table:table-cell>
          <table:table-cell table:style-name="ce1"/>
          <table:table-cell office:value-type="float" office:value="3" table:formula="of:=[.J8]+1" table:style-name="ce1">
            <text:p>3</text:p>
          </table:table-cell>
          <table:table-cell office:value-type="float" office:value="9.7656250300000007" table:formula="of:=[.$L$1]*(2^[.J9]-1)" table:style-name="ce1">
            <text:p>9,76562503</text:p>
          </table:table-cell>
          <table:table-cell office:value-type="float" office:value="8" table:formula="of:=1+[.K9]/[.$L$1]" table:style-name="ce1">
            <text:p>8</text:p>
          </table:table-cell>
          <table:table-cell office:value-type="float" office:value="1.000000003072" table:formula="of:=[.K9]*2^10/10000" table:style-name="ce1">
            <text:p>1,000000003</text:p>
          </table:table-cell>
          <table:table-cell office:value-type="float" office:value="9.7656250300000007" table:formula="of:=[.M9]*10000/2^10" table:style-name="ce1">
            <text:p>9,7656250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formula="of:=2^[.A10]" table:style-name="ce1">
            <text:p>16</text:p>
          </table:table-cell>
          <table:table-cell office:value-type="float" office:value="6.2500000000000001E-5" table:formula="of:=[.$B$1]/2^[.A10]" table:style-name="ce1">
            <text:p>0,0000625</text:p>
          </table:table-cell>
          <table:table-cell office:value-type="float" office:value="0.128" table:formula="of:=[.$B$2]/(2*2^[.A10])" table:style-name="ce1">
            <text:p>0,128</text:p>
          </table:table-cell>
          <table:table-cell office:value-type="float" office:value="3.1249999999999999E-8" table:formula="of:=[.C10]/[.$B$3]" table:style-name="ce1">
            <text:p>3,125E-08</text:p>
          </table:table-cell>
          <table:table-cell office:value-type="float" office:value="6.3999999999999997E-5" table:formula="of:=[.D10]/[.$B$3]" table:style-name="ce1">
            <text:p>0,000064</text:p>
          </table:table-cell>
          <table:table-cell office:value-type="float" office:value="-45.051499783199063" table:formula="of:=10*LOG([.E10]/(1*10^(-3)))" table:style-name="ce1">
            <text:p>-45,05149978</text:p>
          </table:table-cell>
          <table:table-cell office:value-type="float" office:value="-11.938200260161128" table:formula="of:=10*LOG([.F10]/(1*10^(-3)))" table:style-name="ce1">
            <text:p>-11,93820026</text:p>
          </table:table-cell>
          <table:table-cell table:style-name="ce1"/>
          <table:table-cell office:value-type="float" office:value="4" table:formula="of:=[.J9]+1" table:style-name="ce1">
            <text:p>4</text:p>
          </table:table-cell>
          <table:table-cell office:value-type="float" office:value="20.926339349999999" table:formula="of:=[.$L$1]*(2^[.J10]-1)" table:style-name="ce1">
            <text:p>20,92633935</text:p>
          </table:table-cell>
          <table:table-cell office:value-type="float" office:value="15.999999999999998" table:formula="of:=1+[.K10]/[.$L$1]" table:style-name="ce1">
            <text:p>16</text:p>
          </table:table-cell>
          <table:table-cell office:value-type="float" office:value="2.1428571494399997" table:formula="of:=[.K10]*2^10/10000" table:style-name="ce1">
            <text:p>2,142857149</text:p>
          </table:table-cell>
          <table:table-cell office:value-type="float" office:value="20.926339349999996" table:formula="of:=[.M10]*10000/2^10" table:style-name="ce1">
            <text:p>20,9263393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formula="of:=2^[.A11]" table:style-name="ce1">
            <text:p>32</text:p>
          </table:table-cell>
          <table:table-cell office:value-type="float" office:value="3.1250000000000001E-5" table:formula="of:=[.$B$1]/2^[.A11]" table:style-name="ce1">
            <text:p>0,00003125</text:p>
          </table:table-cell>
          <table:table-cell office:value-type="float" office:value="6.4000000000000001E-2" table:formula="of:=[.$B$2]/(2*2^[.A11])" table:style-name="ce1">
            <text:p>0,064</text:p>
          </table:table-cell>
          <table:table-cell office:value-type="float" office:value="1.5624999999999999E-8" table:formula="of:=[.C11]/[.$B$3]" table:style-name="ce1">
            <text:p>1,5625E-08</text:p>
          </table:table-cell>
          <table:table-cell office:value-type="float" office:value="3.1999999999999999E-5" table:formula="of:=[.D11]/[.$B$3]" table:style-name="ce1">
            <text:p>0,000032</text:p>
          </table:table-cell>
          <table:table-cell office:value-type="float" office:value="-48.061799739838875" table:formula="of:=10*LOG([.E11]/(1*10^(-3)))" table:style-name="ce1">
            <text:p>-48,06179974</text:p>
          </table:table-cell>
          <table:table-cell office:value-type="float" office:value="-14.948500216800939" table:formula="of:=10*LOG([.F11]/(1*10^(-3)))" table:style-name="ce1">
            <text:p>-14,94850022</text:p>
          </table:table-cell>
          <table:table-cell table:style-name="ce1"/>
          <table:table-cell office:value-type="float" office:value="5" table:formula="of:=[.J10]+1" table:style-name="ce1">
            <text:p>5</text:p>
          </table:table-cell>
          <table:table-cell office:value-type="float" office:value="43.24776799" table:formula="of:=[.$L$1]*(2^[.J11]-1)" table:style-name="ce1">
            <text:p>43,24776799</text:p>
          </table:table-cell>
          <table:table-cell office:value-type="float" office:value="32" table:formula="of:=1+[.K11]/[.$L$1]" table:style-name="ce1">
            <text:p>32</text:p>
          </table:table-cell>
          <table:table-cell office:value-type="float" office:value="4.4285714421759996" table:formula="of:=[.K11]*2^10/10000" table:style-name="ce1">
            <text:p>4,428571442</text:p>
          </table:table-cell>
          <table:table-cell office:value-type="float" office:value="43.24776799" table:formula="of:=[.M11]*10000/2^10" table:style-name="ce1">
            <text:p>43,24776799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formula="of:=2^[.A12]" table:style-name="ce1">
            <text:p>64</text:p>
          </table:table-cell>
          <table:table-cell office:value-type="float" office:value="1.5625E-5" table:formula="of:=[.$B$1]/2^[.A12]" table:style-name="ce1">
            <text:p>0,000015625</text:p>
          </table:table-cell>
          <table:table-cell office:value-type="float" office:value="3.2000000000000001E-2" table:formula="of:=[.$B$2]/(2*2^[.A12])" table:style-name="ce1">
            <text:p>0,032</text:p>
          </table:table-cell>
          <table:table-cell office:value-type="float" office:value="7.8124999999999996E-9" table:formula="of:=[.C12]/[.$B$3]" table:style-name="ce1">
            <text:p>7,8125E-09</text:p>
          </table:table-cell>
          <table:table-cell office:value-type="float" office:value="1.5999999999999999E-5" table:formula="of:=[.D12]/[.$B$3]" table:style-name="ce1">
            <text:p>0,000016</text:p>
          </table:table-cell>
          <table:table-cell office:value-type="float" office:value="-51.072099696478688" table:formula="of:=10*LOG([.E12]/(1*10^(-3)))" table:style-name="ce1">
            <text:p>-51,0720997</text:p>
          </table:table-cell>
          <table:table-cell office:value-type="float" office:value="-17.958800173440753" table:formula="of:=10*LOG([.F12]/(1*10^(-3)))" table:style-name="ce1">
            <text:p>-17,95880017</text:p>
          </table:table-cell>
          <table:table-cell table:style-name="ce1"/>
          <table:table-cell office:value-type="float" office:value="6" table:formula="of:=[.J11]+1" table:style-name="ce1">
            <text:p>6</text:p>
          </table:table-cell>
          <table:table-cell office:value-type="float" office:value="87.890625270000001" table:formula="of:=[.$L$1]*(2^[.J12]-1)" table:style-name="ce1">
            <text:p>87,89062527</text:p>
          </table:table-cell>
          <table:table-cell office:value-type="float" office:value="64" table:formula="of:=1+[.K12]/[.$L$1]" table:style-name="ce1">
            <text:p>64</text:p>
          </table:table-cell>
          <table:table-cell office:value-type="float" office:value="9.0000000276479994" table:formula="of:=[.K12]*2^10/10000" table:style-name="ce1">
            <text:p>9,000000028</text:p>
          </table:table-cell>
          <table:table-cell office:value-type="float" office:value="87.890625270000001" table:formula="of:=[.M12]*10000/2^10" table:style-name="ce1">
            <text:p>87,89062527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8" table:formula="of:=2^[.A13]" table:style-name="ce1">
            <text:p>128</text:p>
          </table:table-cell>
          <table:table-cell office:value-type="float" office:value="7.8125000000000002E-6" table:formula="of:=[.$B$1]/2^[.A13]" table:style-name="ce1">
            <text:p>7,8125E-06</text:p>
          </table:table-cell>
          <table:table-cell office:value-type="float" office:value="1.6E-2" table:formula="of:=[.$B$2]/(2*2^[.A13])" table:style-name="ce1">
            <text:p>0,016</text:p>
          </table:table-cell>
          <table:table-cell office:value-type="float" office:value="3.9062499999999998E-9" table:formula="of:=[.C13]/[.$B$3]" table:style-name="ce1">
            <text:p>3,90625E-09</text:p>
          </table:table-cell>
          <table:table-cell office:value-type="float" office:value="7.9999999999999996E-6" table:formula="of:=[.D13]/[.$B$3]" table:style-name="ce1">
            <text:p>0,000008</text:p>
          </table:table-cell>
          <table:table-cell office:value-type="float" office:value="-54.082399653118493" table:formula="of:=10*LOG([.E13]/(1*10^(-3)))" table:style-name="ce1">
            <text:p>-54,08239965</text:p>
          </table:table-cell>
          <table:table-cell office:value-type="float" office:value="-20.969100130080562" table:formula="of:=10*LOG([.F13]/(1*10^(-3)))" table:style-name="ce1">
            <text:p>-20,96910013</text:p>
          </table:table-cell>
          <table:table-cell table:style-name="ce1"/>
          <table:table-cell office:value-type="float" office:value="7" table:formula="of:=[.J12]+1" table:style-name="ce1">
            <text:p>7</text:p>
          </table:table-cell>
          <table:table-cell office:value-type="float" office:value="177.17633983000002" table:formula="of:=[.$L$1]*(2^[.J13]-1)" table:style-name="ce1">
            <text:p>177,1763398</text:p>
          </table:table-cell>
          <table:table-cell office:value-type="float" office:value="128" table:formula="of:=1+[.K13]/[.$L$1]" table:style-name="ce1">
            <text:p>128</text:p>
          </table:table-cell>
          <table:table-cell office:value-type="float" office:value="18.142857198592001" table:formula="of:=[.K13]*2^10/10000" table:style-name="ce1">
            <text:p>18,1428572</text:p>
          </table:table-cell>
          <table:table-cell office:value-type="float" office:value="177.17633983000002" table:formula="of:=[.M13]*10000/2^10" table:style-name="ce1">
            <text:p>177,176339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6" table:formula="of:=2^[.A14]" table:style-name="ce1">
            <text:p>256</text:p>
          </table:table-cell>
          <table:table-cell office:value-type="float" office:value="3.9062500000000001E-6" table:formula="of:=[.$B$1]/2^[.A14]" table:style-name="ce1">
            <text:p>3,90625E-06</text:p>
          </table:table-cell>
          <table:table-cell office:value-type="float" office:value="8.0000000000000002E-3" table:formula="of:=[.$B$2]/(2*2^[.A14])" table:style-name="ce1">
            <text:p>0,008</text:p>
          </table:table-cell>
          <table:table-cell office:value-type="float" office:value="1.9531249999999999E-9" table:formula="of:=[.C14]/[.$B$3]" table:style-name="ce1">
            <text:p>1,95313E-09</text:p>
          </table:table-cell>
          <table:table-cell office:value-type="float" office:value="3.9999999999999998E-6" table:formula="of:=[.D14]/[.$B$3]" table:style-name="ce1">
            <text:p>0,000004</text:p>
          </table:table-cell>
          <table:table-cell office:value-type="float" office:value="-57.092699609758306" table:formula="of:=10*LOG([.E14]/(1*10^(-3)))" table:style-name="ce1">
            <text:p>-57,09269961</text:p>
          </table:table-cell>
          <table:table-cell office:value-type="float" office:value="-23.979400086720375" table:formula="of:=10*LOG([.F14]/(1*10^(-3)))" table:style-name="ce1">
            <text:p>-23,97940009</text:p>
          </table:table-cell>
          <table:table-cell table:style-name="ce1"/>
          <table:table-cell office:value-type="float" office:value="8" table:formula="of:=[.J13]+1" table:style-name="ce1">
            <text:p>8</text:p>
          </table:table-cell>
          <table:table-cell office:value-type="float" office:value="355.74776895000002" table:formula="of:=[.$L$1]*(2^[.J14]-1)" table:style-name="ce1">
            <text:p>355,747769</text:p>
          </table:table-cell>
          <table:table-cell office:value-type="float" office:value="256" table:formula="of:=1+[.K14]/[.$L$1]" table:style-name="ce1">
            <text:p>256</text:p>
          </table:table-cell>
          <table:table-cell office:value-type="float" office:value="36.42857154048" table:formula="of:=[.K14]*2^10/10000" table:style-name="ce1">
            <text:p>36,42857154</text:p>
          </table:table-cell>
          <table:table-cell office:value-type="float" office:value="355.74776895000002" table:formula="of:=[.M14]*10000/2^10" table:style-name="ce1">
            <text:p>355,74776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2" table:formula="of:=2^[.A15]" table:style-name="ce1">
            <text:p>512</text:p>
          </table:table-cell>
          <table:table-cell office:value-type="float" office:value="1.953125E-6" table:formula="of:=[.$B$1]/2^[.A15]" table:style-name="ce1">
            <text:p>1,95313E-06</text:p>
          </table:table-cell>
          <table:table-cell office:value-type="float" office:value="4.0000000000000001E-3" table:formula="of:=[.$B$2]/(2*2^[.A15])" table:style-name="ce1">
            <text:p>0,004</text:p>
          </table:table-cell>
          <table:table-cell office:value-type="float" office:value="9.7656249999999996E-10" table:formula="of:=[.C15]/[.$B$3]" table:style-name="ce1">
            <text:p>9,76563E-10</text:p>
          </table:table-cell>
          <table:table-cell office:value-type="float" office:value="1.9999999999999999E-6" table:formula="of:=[.D15]/[.$B$3]" table:style-name="ce1">
            <text:p>0,000002</text:p>
          </table:table-cell>
          <table:table-cell office:value-type="float" office:value="-60.102999566398118" table:formula="of:=10*LOG([.E15]/(1*10^(-3)))" table:style-name="ce1">
            <text:p>-60,10299957</text:p>
          </table:table-cell>
          <table:table-cell office:value-type="float" office:value="-26.989700043360187" table:formula="of:=10*LOG([.F15]/(1*10^(-3)))" table:style-name="ce1">
            <text:p>-26,98970004</text:p>
          </table:table-cell>
          <table:table-cell table:style-name="ce1"/>
          <table:table-cell office:value-type="float" office:value="9" table:formula="of:=[.J14]+1" table:style-name="ce1">
            <text:p>9</text:p>
          </table:table-cell>
          <table:table-cell office:value-type="float" office:value="712.89062719000003" table:formula="of:=[.$L$1]*(2^[.J15]-1)" table:style-name="ce1">
            <text:p>712,8906272</text:p>
          </table:table-cell>
          <table:table-cell office:value-type="float" office:value="512" table:formula="of:=1+[.K15]/[.$L$1]" table:style-name="ce1">
            <text:p>512</text:p>
          </table:table-cell>
          <table:table-cell office:value-type="float" office:value="73.000000224255999" table:formula="of:=[.K15]*2^10/10000" table:style-name="ce1">
            <text:p>73,00000022</text:p>
          </table:table-cell>
          <table:table-cell office:value-type="float" office:value="712.89062719000003" table:formula="of:=[.M15]*10000/2^10" table:style-name="ce1">
            <text:p>712,8906272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4" table:formula="of:=2^[.A16]" table:style-name="ce1">
            <text:p>1024</text:p>
          </table:table-cell>
          <table:table-cell office:value-type="float" office:value="9.7656250000000002E-7" table:formula="of:=[.$B$1]/2^[.A16]" table:style-name="ce1">
            <text:p>9,76563E-07</text:p>
          </table:table-cell>
          <table:table-cell office:value-type="float" office:value="2E-3" table:formula="of:=[.$B$2]/(2*2^[.A16])" table:style-name="ce1">
            <text:p>0,002</text:p>
          </table:table-cell>
          <table:table-cell office:value-type="float" office:value="4.8828124999999998E-10" table:formula="of:=[.C16]/[.$B$3]" table:style-name="ce1">
            <text:p>4,88281E-10</text:p>
          </table:table-cell>
          <table:table-cell office:value-type="float" office:value="9.9999999999999995E-7" table:formula="of:=[.D16]/[.$B$3]" table:style-name="ce1">
            <text:p>0,000001</text:p>
          </table:table-cell>
          <table:table-cell office:value-type="float" office:value="-63.113299523037931" table:formula="of:=10*LOG([.E16]/(1*10^(-3)))" table:style-name="ce1">
            <text:p>-63,11329952</text:p>
          </table:table-cell>
          <table:table-cell office:value-type="float" office:value="-30" table:formula="of:=10*LOG([.F16]/(1*10^(-3)))" table:style-name="ce1">
            <text:p>-30</text:p>
          </table:table-cell>
          <table:table-cell table:style-name="ce1"/>
          <table:table-cell office:value-type="float" office:value="10" table:formula="of:=[.J15]+1" table:style-name="ce1">
            <text:p>10</text:p>
          </table:table-cell>
          <table:table-cell office:value-type="float" office:value="1427.1763436700001" table:formula="of:=[.$L$1]*(2^[.J16]-1)" table:style-name="ce1">
            <text:p>1427,176344</text:p>
          </table:table-cell>
          <table:table-cell office:value-type="float" office:value="1024" table:formula="of:=1+[.K16]/[.$L$1]" table:style-name="ce1">
            <text:p>1024</text:p>
          </table:table-cell>
          <table:table-cell office:value-type="float" office:value="146.142857591808" table:formula="of:=[.K16]*2^10/10000" table:style-name="ce1">
            <text:p>146,1428576</text:p>
          </table:table-cell>
          <table:table-cell office:value-type="float" office:value="1427.1763436700001" table:formula="of:=[.M16]*10000/2^10" table:style-name="ce1">
            <text:p>1427,176344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48" table:formula="of:=2^[.A17]" table:style-name="ce1">
            <text:p>2048</text:p>
          </table:table-cell>
          <table:table-cell office:value-type="float" office:value="4.8828125000000001E-7" table:formula="of:=[.$B$1]/2^[.A17]" table:style-name="ce1">
            <text:p>4,88281E-07</text:p>
          </table:table-cell>
          <table:table-cell office:value-type="float" office:value="1E-3" table:formula="of:=[.$B$2]/(2*2^[.A17])" table:style-name="ce1">
            <text:p>0,001</text:p>
          </table:table-cell>
          <table:table-cell office:value-type="float" office:value="2.4414062499999999E-10" table:formula="of:=[.C17]/[.$B$3]" table:style-name="ce1">
            <text:p>2,44141E-10</text:p>
          </table:table-cell>
          <table:table-cell office:value-type="float" office:value="4.9999999999999998E-7" table:formula="of:=[.D17]/[.$B$3]" table:style-name="ce1">
            <text:p>0,0000005</text:p>
          </table:table-cell>
          <table:table-cell office:value-type="float" office:value="-66.123599479677736" table:formula="of:=10*LOG([.E17]/(1*10^(-3)))" table:style-name="ce1">
            <text:p>-66,12359948</text:p>
          </table:table-cell>
          <table:table-cell office:value-type="float" office:value="-33.010299956639813" table:formula="of:=10*LOG([.F17]/(1*10^(-3)))" table:style-name="ce1">
            <text:p>-33,01029996</text:p>
          </table:table-cell>
          <table:table-cell table:style-name="ce1"/>
          <table:table-cell office:value-type="float" office:value="11" table:formula="of:=[.J16]+1" table:style-name="ce1">
            <text:p>11</text:p>
          </table:table-cell>
          <table:table-cell office:value-type="float" office:value="2855.7477766299999" table:formula="of:=[.$L$1]*(2^[.J17]-1)" table:style-name="ce1">
            <text:p>2855,747777</text:p>
          </table:table-cell>
          <table:table-cell office:value-type="float" office:value="2047.9999999999998" table:formula="of:=1+[.K17]/[.$L$1]" table:style-name="ce1">
            <text:p>2048</text:p>
          </table:table-cell>
          <table:table-cell office:value-type="float" office:value="292.42857232691199" table:formula="of:=[.K17]*2^10/10000" table:style-name="ce1">
            <text:p>292,4285723</text:p>
          </table:table-cell>
          <table:table-cell office:value-type="float" office:value="2855.7477766299999" table:formula="of:=[.M17]*10000/2^10" table:style-name="ce1">
            <text:p>2855,747777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96" table:formula="of:=2^[.A18]" table:style-name="ce1">
            <text:p>4096</text:p>
          </table:table-cell>
          <table:table-cell office:value-type="float" office:value="2.4414062500000001E-7" table:formula="of:=[.$B$1]/2^[.A18]" table:style-name="ce1">
            <text:p>2,44141E-07</text:p>
          </table:table-cell>
          <table:table-cell office:value-type="float" office:value="5.0000000000000001E-4" table:formula="of:=[.$B$2]/(2*2^[.A18])" table:style-name="ce1">
            <text:p>0,0005</text:p>
          </table:table-cell>
          <table:table-cell office:value-type="float" office:value="1.2207031249999999E-10" table:formula="of:=[.C18]/[.$B$3]" table:style-name="ce1">
            <text:p>1,2207E-10</text:p>
          </table:table-cell>
          <table:table-cell office:value-type="float" office:value="2.4999999999999999E-7" table:formula="of:=[.D18]/[.$B$3]" table:style-name="ce1">
            <text:p>0,00000025</text:p>
          </table:table-cell>
          <table:table-cell office:value-type="float" office:value="-69.133899436317549" table:formula="of:=10*LOG([.E18]/(1*10^(-3)))" table:style-name="ce1">
            <text:p>-69,13389944</text:p>
          </table:table-cell>
          <table:table-cell office:value-type="float" office:value="-36.020599913279625" table:formula="of:=10*LOG([.F18]/(1*10^(-3)))" table:style-name="ce1">
            <text:p>-36,02059991</text:p>
          </table:table-cell>
          <table:table-cell table:style-name="ce1"/>
          <table:table-cell office:value-type="float" office:value="12" table:formula="of:=[.J17]+1" table:style-name="ce1">
            <text:p>12</text:p>
          </table:table-cell>
          <table:table-cell office:value-type="float" office:value="5712.8906425499999" table:formula="of:=[.$L$1]*(2^[.J18]-1)" table:style-name="ce1">
            <text:p>5712,890643</text:p>
          </table:table-cell>
          <table:table-cell office:value-type="float" office:value="4096" table:formula="of:=1+[.K18]/[.$L$1]" table:style-name="ce1">
            <text:p>4096</text:p>
          </table:table-cell>
          <table:table-cell office:value-type="float" office:value="585.00000179712004" table:formula="of:=[.K18]*2^10/10000" table:style-name="ce1">
            <text:p>585,0000018</text:p>
          </table:table-cell>
          <table:table-cell office:value-type="float" office:value="5712.8906425499999" table:formula="of:=[.M18]*10000/2^10" table:style-name="ce1">
            <text:p>5712,89064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92" table:formula="of:=2^[.A19]" table:style-name="ce1">
            <text:p>8192</text:p>
          </table:table-cell>
          <table:table-cell office:value-type="float" office:value="1.220703125E-7" table:formula="of:=[.$B$1]/2^[.A19]" table:style-name="ce1">
            <text:p>1,2207E-07</text:p>
          </table:table-cell>
          <table:table-cell office:value-type="float" office:value="2.5000000000000001E-4" table:formula="of:=[.$B$2]/(2*2^[.A19])" table:style-name="ce1">
            <text:p>0,00025</text:p>
          </table:table-cell>
          <table:table-cell office:value-type="float" office:value="6.1035156249999997E-11" table:formula="of:=[.C19]/[.$B$3]" table:style-name="ce1">
            <text:p>6,10352E-11</text:p>
          </table:table-cell>
          <table:table-cell office:value-type="float" office:value="1.2499999999999999E-7" table:formula="of:=[.D19]/[.$B$3]" table:style-name="ce1">
            <text:p>0,000000125</text:p>
          </table:table-cell>
          <table:table-cell office:value-type="float" office:value="-72.144199392957361" table:formula="of:=10*LOG([.E19]/(1*10^(-3)))" table:style-name="ce1">
            <text:p>-72,14419939</text:p>
          </table:table-cell>
          <table:table-cell office:value-type="float" office:value="-39.030899869919438" table:formula="of:=10*LOG([.F19]/(1*10^(-3)))" table:style-name="ce1">
            <text:p>-39,0308998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384" table:formula="of:=2^[.A20]" table:style-name="ce1">
            <text:p>16384</text:p>
          </table:table-cell>
          <table:table-cell office:value-type="float" office:value="6.1035156250000001E-8" table:formula="of:=[.$B$1]/2^[.A20]" table:style-name="ce1">
            <text:p>6,10352E-08</text:p>
          </table:table-cell>
          <table:table-cell office:value-type="float" office:value="1.25E-4" table:formula="of:=[.$B$2]/(2*2^[.A20])" table:style-name="ce1">
            <text:p>0,000125</text:p>
          </table:table-cell>
          <table:table-cell office:value-type="float" office:value="3.0517578124999999E-11" table:formula="of:=[.C20]/[.$B$3]" table:style-name="ce1">
            <text:p>3,05176E-11</text:p>
          </table:table-cell>
          <table:table-cell office:value-type="float" office:value="6.2499999999999997E-8" table:formula="of:=[.D20]/[.$B$3]" table:style-name="ce1">
            <text:p>6,25E-08</text:p>
          </table:table-cell>
          <table:table-cell office:value-type="float" office:value="-75.154499349597174" table:formula="of:=10*LOG([.E20]/(1*10^(-3)))" table:style-name="ce1">
            <text:p>-75,15449935</text:p>
          </table:table-cell>
          <table:table-cell office:value-type="float" office:value="-42.04119982655925" table:formula="of:=10*LOG([.F20]/(1*10^(-3)))" table:style-name="ce1">
            <text:p>-42,0411998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768" table:formula="of:=2^[.A21]" table:style-name="ce1">
            <text:p>32768</text:p>
          </table:table-cell>
          <table:table-cell office:value-type="float" office:value="3.0517578125000001E-8" table:formula="of:=[.$B$1]/2^[.A21]" table:style-name="ce1">
            <text:p>3,05176E-08</text:p>
          </table:table-cell>
          <table:table-cell office:value-type="float" office:value="6.2500000000000001E-5" table:formula="of:=[.$B$2]/(2*2^[.A21])" table:style-name="ce1">
            <text:p>0,0000625</text:p>
          </table:table-cell>
          <table:table-cell office:value-type="float" office:value="1.5258789062499999E-11" table:formula="of:=[.C21]/[.$B$3]" table:style-name="ce1">
            <text:p>1,52588E-11</text:p>
          </table:table-cell>
          <table:table-cell office:value-type="float" office:value="3.1249999999999999E-8" table:formula="of:=[.D21]/[.$B$3]" table:style-name="ce1">
            <text:p>3,125E-08</text:p>
          </table:table-cell>
          <table:table-cell office:value-type="float" office:value="-78.164799306236986" table:formula="of:=10*LOG([.E21]/(1*10^(-3)))" table:style-name="ce1">
            <text:p>-78,16479931</text:p>
          </table:table-cell>
          <table:table-cell office:value-type="float" office:value="-45.051499783199063" table:formula="of:=10*LOG([.F21]/(1*10^(-3)))" table:style-name="ce1">
            <text:p>-45,05149978</text:p>
          </table:table-cell>
          <table:table-cell table:style-name="ce1"/>
          <table:table-cell office:value-type="float" office:value="0" table:formula="of:=0" table:style-name="ce1">
            <text:p>0</text:p>
          </table:table-cell>
          <table:table-cell office:value-type="float" office:value="0" table:formula="of:=[.J21]*10000/(2^10*(2^[.$J$20]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536" table:formula="of:=2^[.A22]" table:style-name="ce1">
            <text:p>65536</text:p>
          </table:table-cell>
          <table:table-cell office:value-type="float" office:value="1.52587890625E-8" table:formula="of:=[.$B$1]/2^[.A22]" table:style-name="ce1">
            <text:p>1,52588E-08</text:p>
          </table:table-cell>
          <table:table-cell office:value-type="float" office:value="3.1250000000000001E-5" table:formula="of:=[.$B$2]/(2*2^[.A22])" table:style-name="ce1">
            <text:p>0,00003125</text:p>
          </table:table-cell>
          <table:table-cell office:value-type="float" office:value="7.6293945312499997E-12" table:formula="of:=[.C22]/[.$B$3]" table:style-name="ce1">
            <text:p>7,62939E-12</text:p>
          </table:table-cell>
          <table:table-cell office:value-type="float" office:value="1.5624999999999999E-8" table:formula="of:=[.D22]/[.$B$3]" table:style-name="ce1">
            <text:p>1,5625E-08</text:p>
          </table:table-cell>
          <table:table-cell office:value-type="float" office:value="-81.175099262876799" table:formula="of:=10*LOG([.E22]/(1*10^(-3)))" table:style-name="ce1">
            <text:p>-81,17509926</text:p>
          </table:table-cell>
          <table:table-cell office:value-type="float" office:value="-48.061799739838875" table:formula="of:=10*LOG([.F22]/(1*10^(-3)))" table:style-name="ce1">
            <text:p>-48,06179974</text:p>
          </table:table-cell>
          <table:table-cell table:style-name="ce1"/>
          <table:table-cell office:value-type="float" office:value="1" table:formula="of:=[.J21]+1" table:style-name="ce1">
            <text:p>1</text:p>
          </table:table-cell>
          <table:table-cell office:value-type="float" office:value="1.3950892857142858" table:formula="of:=[.J22]*10000/(2^10*(2^[.$J$20]-1))" table:style-name="ce1">
            <text:p>1,3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1072" table:formula="of:=2^[.A23]" table:style-name="ce1">
            <text:p>131072</text:p>
          </table:table-cell>
          <table:table-cell office:value-type="float" office:value="7.6293945312500002E-9" table:formula="of:=[.$B$1]/2^[.A23]" table:style-name="ce1">
            <text:p>7,62939E-09</text:p>
          </table:table-cell>
          <table:table-cell office:value-type="float" office:value="1.5625E-5" table:formula="of:=[.$B$2]/(2*2^[.A23])" table:style-name="ce1">
            <text:p>0,000015625</text:p>
          </table:table-cell>
          <table:table-cell office:value-type="float" office:value="3.8146972656249998E-12" table:formula="of:=[.C23]/[.$B$3]" table:style-name="ce1">
            <text:p>3,8147E-12</text:p>
          </table:table-cell>
          <table:table-cell office:value-type="float" office:value="7.8124999999999996E-9" table:formula="of:=[.D23]/[.$B$3]" table:style-name="ce1">
            <text:p>7,8125E-09</text:p>
          </table:table-cell>
          <table:table-cell office:value-type="float" office:value="-84.185399219516611" table:formula="of:=10*LOG([.E23]/(1*10^(-3)))" table:style-name="ce1">
            <text:p>-84,18539922</text:p>
          </table:table-cell>
          <table:table-cell office:value-type="float" office:value="-51.072099696478688" table:formula="of:=10*LOG([.F23]/(1*10^(-3)))" table:style-name="ce1">
            <text:p>-51,0720997</text:p>
          </table:table-cell>
          <table:table-cell table:style-name="ce1"/>
          <table:table-cell office:value-type="float" office:value="2" table:formula="of:=[.J22]+1" table:style-name="ce1">
            <text:p>2</text:p>
          </table:table-cell>
          <table:table-cell office:value-type="float" office:value="2.7901785714285716" table:formula="of:=[.J23]*10000/(2^10*(2^[.$J$20]-1))" table:style-name="ce1">
            <text:p>2,790178571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2144" table:formula="of:=2^[.A24]" table:style-name="ce1">
            <text:p>262144</text:p>
          </table:table-cell>
          <table:table-cell office:value-type="float" office:value="3.8146972656250001E-9" table:formula="of:=[.$B$1]/2^[.A24]" table:style-name="ce1">
            <text:p>3,8147E-09</text:p>
          </table:table-cell>
          <table:table-cell office:value-type="float" office:value="7.8125000000000002E-6" table:formula="of:=[.$B$2]/(2*2^[.A24])" table:style-name="ce1">
            <text:p>7,8125E-06</text:p>
          </table:table-cell>
          <table:table-cell office:value-type="float" office:value="1.9073486328124999E-12" table:formula="of:=[.C24]/[.$B$3]" table:style-name="ce1">
            <text:p>1,90735E-12</text:p>
          </table:table-cell>
          <table:table-cell office:value-type="float" office:value="3.9062499999999998E-9" table:formula="of:=[.D24]/[.$B$3]" table:style-name="ce1">
            <text:p>3,90625E-09</text:p>
          </table:table-cell>
          <table:table-cell office:value-type="float" office:value="-87.195699176156424" table:formula="of:=10*LOG([.E24]/(1*10^(-3)))" table:style-name="ce1">
            <text:p>-87,19569918</text:p>
          </table:table-cell>
          <table:table-cell office:value-type="float" office:value="-54.082399653118493" table:formula="of:=10*LOG([.F24]/(1*10^(-3)))" table:style-name="ce1">
            <text:p>-54,08239965</text:p>
          </table:table-cell>
          <table:table-cell table:style-name="ce1"/>
          <table:table-cell office:value-type="float" office:value="3" table:formula="of:=[.J23]+1" table:style-name="ce1">
            <text:p>3</text:p>
          </table:table-cell>
          <table:table-cell office:value-type="float" office:value="4.1852678571428568" table:formula="of:=[.J24]*10000/(2^10*(2^[.$J$20]-1))" table:style-name="ce1">
            <text:p>4,185267857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4288" table:formula="of:=2^[.A25]" table:style-name="ce1">
            <text:p>524288</text:p>
          </table:table-cell>
          <table:table-cell office:value-type="float" office:value="1.9073486328125E-9" table:formula="of:=[.$B$1]/2^[.A25]" table:style-name="ce1">
            <text:p>1,90735E-09</text:p>
          </table:table-cell>
          <table:table-cell office:value-type="float" office:value="3.9062500000000001E-6" table:formula="of:=[.$B$2]/(2*2^[.A25])" table:style-name="ce1">
            <text:p>3,90625E-06</text:p>
          </table:table-cell>
          <table:table-cell office:value-type="float" office:value="9.5367431640624996E-13" table:formula="of:=[.C25]/[.$B$3]" table:style-name="ce1">
            <text:p>9,53674E-13</text:p>
          </table:table-cell>
          <table:table-cell office:value-type="float" office:value="1.9531249999999999E-9" table:formula="of:=[.D25]/[.$B$3]" table:style-name="ce1">
            <text:p>1,95313E-09</text:p>
          </table:table-cell>
          <table:table-cell office:value-type="float" office:value="-90.205999132796236" table:formula="of:=10*LOG([.E25]/(1*10^(-3)))" table:style-name="ce1">
            <text:p>-90,20599913</text:p>
          </table:table-cell>
          <table:table-cell office:value-type="float" office:value="-57.092699609758306" table:formula="of:=10*LOG([.F25]/(1*10^(-3)))" table:style-name="ce1">
            <text:p>-57,09269961</text:p>
          </table:table-cell>
          <table:table-cell table:style-name="ce1"/>
          <table:table-cell office:value-type="float" office:value="4" table:formula="of:=[.J24]+1" table:style-name="ce1">
            <text:p>4</text:p>
          </table:table-cell>
          <table:table-cell office:value-type="float" office:value="5.5803571428571432" table:formula="of:=[.J25]*10000/(2^10*(2^[.$J$20]-1))" table:style-name="ce1">
            <text:p>5,580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48576" table:formula="of:=2^[.A26]" table:style-name="ce1">
            <text:p>1048576</text:p>
          </table:table-cell>
          <table:table-cell office:value-type="float" office:value="9.5367431640625002E-10" table:formula="of:=[.$B$1]/2^[.A26]" table:style-name="ce1">
            <text:p>9,53674E-10</text:p>
          </table:table-cell>
          <table:table-cell office:value-type="float" office:value="1.953125E-6" table:formula="of:=[.$B$2]/(2*2^[.A26])" table:style-name="ce1">
            <text:p>1,95313E-06</text:p>
          </table:table-cell>
          <table:table-cell office:value-type="float" office:value="4.7683715820312498E-13" table:formula="of:=[.C26]/[.$B$3]" table:style-name="ce1">
            <text:p>4,76837E-13</text:p>
          </table:table-cell>
          <table:table-cell office:value-type="float" office:value="9.7656249999999996E-10" table:formula="of:=[.D26]/[.$B$3]" table:style-name="ce1">
            <text:p>9,76563E-10</text:p>
          </table:table-cell>
          <table:table-cell office:value-type="float" office:value="-93.216299089436049" table:formula="of:=10*LOG([.E26]/(1*10^(-3)))" table:style-name="ce1">
            <text:p>-93,21629909</text:p>
          </table:table-cell>
          <table:table-cell office:value-type="float" office:value="-60.102999566398118" table:formula="of:=10*LOG([.F26]/(1*10^(-3)))" table:style-name="ce1">
            <text:p>-60,10299957</text:p>
          </table:table-cell>
          <table:table-cell table:style-name="ce1"/>
          <table:table-cell office:value-type="float" office:value="5" table:formula="of:=[.J25]+1" table:style-name="ce1">
            <text:p>5</text:p>
          </table:table-cell>
          <table:table-cell office:value-type="float" office:value="6.9754464285714288" table:formula="of:=[.J26]*10000/(2^10*(2^[.$J$20]-1))" table:style-name="ce1">
            <text:p>6,975446429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97152" table:formula="of:=2^[.A27]" table:style-name="ce1">
            <text:p>2097152</text:p>
          </table:table-cell>
          <table:table-cell office:value-type="float" office:value="4.7683715820312501E-10" table:formula="of:=[.$B$1]/2^[.A27]" table:style-name="ce1">
            <text:p>4,76837E-10</text:p>
          </table:table-cell>
          <table:table-cell office:value-type="float" office:value="9.7656250000000002E-7" table:formula="of:=[.$B$2]/(2*2^[.A27])" table:style-name="ce1">
            <text:p>9,76563E-07</text:p>
          </table:table-cell>
          <table:table-cell office:value-type="float" office:value="2.3841857910156249E-13" table:formula="of:=[.C27]/[.$B$3]" table:style-name="ce1">
            <text:p>2,38419E-13</text:p>
          </table:table-cell>
          <table:table-cell office:value-type="float" office:value="4.8828124999999998E-10" table:formula="of:=[.D27]/[.$B$3]" table:style-name="ce1">
            <text:p>4,88281E-10</text:p>
          </table:table-cell>
          <table:table-cell office:value-type="float" office:value="-96.226599046075862" table:formula="of:=10*LOG([.E27]/(1*10^(-3)))" table:style-name="ce1">
            <text:p>-96,22659905</text:p>
          </table:table-cell>
          <table:table-cell office:value-type="float" office:value="-63.113299523037931" table:formula="of:=10*LOG([.F27]/(1*10^(-3)))" table:style-name="ce1">
            <text:p>-63,11329952</text:p>
          </table:table-cell>
          <table:table-cell table:style-name="ce1"/>
          <table:table-cell office:value-type="float" office:value="6" table:formula="of:=[.J26]+1" table:style-name="ce1">
            <text:p>6</text:p>
          </table:table-cell>
          <table:table-cell office:value-type="float" office:value="8.3705357142857135" table:formula="of:=[.J27]*10000/(2^10*(2^[.$J$20]-1))" table:style-name="ce1">
            <text:p>8,370535714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94304" table:formula="of:=2^[.A28]" table:style-name="ce1">
            <text:p>4194304</text:p>
          </table:table-cell>
          <table:table-cell office:value-type="float" office:value="2.384185791015625E-10" table:formula="of:=[.$B$1]/2^[.A28]" table:style-name="ce1">
            <text:p>2,38419E-10</text:p>
          </table:table-cell>
          <table:table-cell office:value-type="float" office:value="4.8828125000000001E-7" table:formula="of:=[.$B$2]/(2*2^[.A28])" table:style-name="ce1">
            <text:p>4,88281E-07</text:p>
          </table:table-cell>
          <table:table-cell office:value-type="float" office:value="1.1920928955078124E-13" table:formula="of:=[.C28]/[.$B$3]" table:style-name="ce1">
            <text:p>1,19209E-13</text:p>
          </table:table-cell>
          <table:table-cell office:value-type="float" office:value="2.4414062499999999E-10" table:formula="of:=[.D28]/[.$B$3]" table:style-name="ce1">
            <text:p>2,44141E-10</text:p>
          </table:table-cell>
          <table:table-cell office:value-type="float" office:value="-99.236899002715674" table:formula="of:=10*LOG([.E28]/(1*10^(-3)))" table:style-name="ce1">
            <text:p>-99,236899</text:p>
          </table:table-cell>
          <table:table-cell office:value-type="float" office:value="-66.123599479677736" table:formula="of:=10*LOG([.F28]/(1*10^(-3)))" table:style-name="ce1">
            <text:p>-66,12359948</text:p>
          </table:table-cell>
          <table:table-cell table:style-name="ce1"/>
          <table:table-cell office:value-type="float" office:value="7" table:formula="of:=[.J27]+1" table:style-name="ce1">
            <text:p>7</text:p>
          </table:table-cell>
          <table:table-cell office:value-type="float" office:value="9.765625" table:formula="of:=[.J28]*10000/(2^10*(2^[.$J$20]-1))" table:style-name="ce1">
            <text:p>9,76562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88608" table:formula="of:=2^[.A29]" table:style-name="ce1">
            <text:p>8388608</text:p>
          </table:table-cell>
          <table:table-cell office:value-type="float" office:value="1.1920928955078125E-10" table:formula="of:=[.$B$1]/2^[.A29]" table:style-name="ce1">
            <text:p>1,19209E-10</text:p>
          </table:table-cell>
          <table:table-cell office:value-type="float" office:value="2.4414062500000001E-7" table:formula="of:=[.$B$2]/(2*2^[.A29])" table:style-name="ce1">
            <text:p>2,44141E-07</text:p>
          </table:table-cell>
          <table:table-cell office:value-type="float" office:value="5.9604644775390622E-14" table:formula="of:=[.C29]/[.$B$3]" table:style-name="ce1">
            <text:p>5,96046E-14</text:p>
          </table:table-cell>
          <table:table-cell office:value-type="float" office:value="1.2207031249999999E-10" table:formula="of:=[.D29]/[.$B$3]" table:style-name="ce1">
            <text:p>1,2207E-10</text:p>
          </table:table-cell>
          <table:table-cell office:value-type="float" office:value="-102.24719895935549" table:formula="of:=10*LOG([.E29]/(1*10^(-3)))" table:style-name="ce1">
            <text:p>-102,247199</text:p>
          </table:table-cell>
          <table:table-cell office:value-type="float" office:value="-69.133899436317549" table:formula="of:=10*LOG([.F29]/(1*10^(-3)))" table:style-name="ce1">
            <text:p>-69,13389944</text:p>
          </table:table-cell>
          <table:table-cell table:style-name="ce1"/>
          <table:table-cell office:value-type="float" office:value="8" table:formula="of:=[.J28]+1" table:style-name="ce1">
            <text:p>8</text:p>
          </table:table-cell>
          <table:table-cell office:value-type="float" office:value="11.160714285714286" table:formula="of:=[.J29]*10000/(2^10*(2^[.$J$20]-1))" table:style-name="ce1">
            <text:p>11,16071429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777216" table:formula="of:=2^[.A30]" table:style-name="ce1">
            <text:p>16777216</text:p>
          </table:table-cell>
          <table:table-cell office:value-type="float" office:value="5.9604644775390626E-11" table:formula="of:=[.$B$1]/2^[.A30]" table:style-name="ce1">
            <text:p>5,96046E-11</text:p>
          </table:table-cell>
          <table:table-cell office:value-type="float" office:value="1.220703125E-7" table:formula="of:=[.$B$2]/(2*2^[.A30])" table:style-name="ce1">
            <text:p>1,2207E-07</text:p>
          </table:table-cell>
          <table:table-cell office:value-type="float" office:value="2.9802322387695311E-14" table:formula="of:=[.C30]/[.$B$3]" table:style-name="ce1">
            <text:p>2,98023E-14</text:p>
          </table:table-cell>
          <table:table-cell office:value-type="float" office:value="6.1035156249999997E-11" table:formula="of:=[.D30]/[.$B$3]" table:style-name="ce1">
            <text:p>6,10352E-11</text:p>
          </table:table-cell>
          <table:table-cell office:value-type="float" office:value="-105.2574989159953" table:formula="of:=10*LOG([.E30]/(1*10^(-3)))" table:style-name="ce1">
            <text:p>-105,2574989</text:p>
          </table:table-cell>
          <table:table-cell office:value-type="float" office:value="-72.144199392957361" table:formula="of:=10*LOG([.F30]/(1*10^(-3)))" table:style-name="ce1">
            <text:p>-72,14419939</text:p>
          </table:table-cell>
          <table:table-cell table:style-name="ce1"/>
          <table:table-cell office:value-type="float" office:value="9" table:formula="of:=[.J29]+1" table:style-name="ce1">
            <text:p>9</text:p>
          </table:table-cell>
          <table:table-cell office:value-type="float" office:value="12.555803571428571" table:formula="of:=[.J30]*10000/(2^10*(2^[.$J$20]-1))" table:style-name="ce1">
            <text:p>12,55580357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554432" table:formula="of:=2^[.A31]" table:style-name="ce1">
            <text:p>33554432</text:p>
          </table:table-cell>
          <table:table-cell office:value-type="float" office:value="2.9802322387695313E-11" table:formula="of:=[.$B$1]/2^[.A31]" table:style-name="ce1">
            <text:p>2,98023E-11</text:p>
          </table:table-cell>
          <table:table-cell office:value-type="float" office:value="6.1035156250000001E-8" table:formula="of:=[.$B$2]/(2*2^[.A31])" table:style-name="ce1">
            <text:p>6,10352E-08</text:p>
          </table:table-cell>
          <table:table-cell office:value-type="float" office:value="1.4901161193847656E-14" table:formula="of:=[.C31]/[.$B$3]" table:style-name="ce1">
            <text:p>1,49012E-14</text:p>
          </table:table-cell>
          <table:table-cell office:value-type="float" office:value="3.0517578124999999E-11" table:formula="of:=[.D31]/[.$B$3]" table:style-name="ce1">
            <text:p>3,05176E-11</text:p>
          </table:table-cell>
          <table:table-cell office:value-type="float" office:value="-108.26779887263511" table:formula="of:=10*LOG([.E31]/(1*10^(-3)))" table:style-name="ce1">
            <text:p>-108,2677989</text:p>
          </table:table-cell>
          <table:table-cell office:value-type="float" office:value="-75.154499349597174" table:formula="of:=10*LOG([.F31]/(1*10^(-3)))" table:style-name="ce1">
            <text:p>-75,15449935</text:p>
          </table:table-cell>
          <table:table-cell table:style-name="ce1"/>
          <table:table-cell office:value-type="float" office:value="10" table:formula="of:=[.J30]+1" table:style-name="ce1">
            <text:p>10</text:p>
          </table:table-cell>
          <table:table-cell office:value-type="float" office:value="13.950892857142858" table:formula="of:=[.J31]*10000/(2^10*(2^[.$J$20]-1))" table:style-name="ce1">
            <text:p>13,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108864" table:formula="of:=2^[.A32]" table:style-name="ce1">
            <text:p>67108864</text:p>
          </table:table-cell>
          <table:table-cell office:value-type="float" office:value="1.4901161193847657E-11" table:formula="of:=[.$B$1]/2^[.A32]" table:style-name="ce1">
            <text:p>1,49012E-11</text:p>
          </table:table-cell>
          <table:table-cell office:value-type="float" office:value="3.0517578125000001E-8" table:formula="of:=[.$B$2]/(2*2^[.A32])" table:style-name="ce1">
            <text:p>3,05176E-08</text:p>
          </table:table-cell>
          <table:table-cell office:value-type="float" office:value="7.4505805969238278E-15" table:formula="of:=[.C32]/[.$B$3]" table:style-name="ce1">
            <text:p>7,45058E-15</text:p>
          </table:table-cell>
          <table:table-cell office:value-type="float" office:value="1.5258789062499999E-11" table:formula="of:=[.D32]/[.$B$3]" table:style-name="ce1">
            <text:p>1,52588E-11</text:p>
          </table:table-cell>
          <table:table-cell office:value-type="float" office:value="-111.27809882927492" table:formula="of:=10*LOG([.E32]/(1*10^(-3)))" table:style-name="ce1">
            <text:p>-111,2780988</text:p>
          </table:table-cell>
          <table:table-cell office:value-type="float" office:value="-78.164799306236986" table:formula="of:=10*LOG([.F32]/(1*10^(-3)))" table:style-name="ce1">
            <text:p>-78,16479931</text:p>
          </table:table-cell>
          <table:table-cell table:style-name="ce1"/>
          <table:table-cell office:value-type="float" office:value="11" table:formula="of:=[.J31]+1" table:style-name="ce1">
            <text:p>11</text:p>
          </table:table-cell>
          <table:table-cell office:value-type="float" office:value="15.345982142857142" table:formula="of:=[.J32]*10000/(2^10*(2^[.$J$20]-1))" table:style-name="ce1">
            <text:p>15,3459821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4217728" table:formula="of:=2^[.A33]" table:style-name="ce1">
            <text:p>134217728</text:p>
          </table:table-cell>
          <table:table-cell office:value-type="float" office:value="7.4505805969238283E-12" table:formula="of:=[.$B$1]/2^[.A33]" table:style-name="ce1">
            <text:p>7,45058E-12</text:p>
          </table:table-cell>
          <table:table-cell office:value-type="float" office:value="1.52587890625E-8" table:formula="of:=[.$B$2]/(2*2^[.A33])" table:style-name="ce1">
            <text:p>1,52588E-08</text:p>
          </table:table-cell>
          <table:table-cell office:value-type="float" office:value="3.7252902984619139E-15" table:formula="of:=[.C33]/[.$B$3]" table:style-name="ce1">
            <text:p>3,72529E-15</text:p>
          </table:table-cell>
          <table:table-cell office:value-type="float" office:value="7.6293945312499997E-12" table:formula="of:=[.D33]/[.$B$3]" table:style-name="ce1">
            <text:p>7,62939E-12</text:p>
          </table:table-cell>
          <table:table-cell office:value-type="float" office:value="-114.28839878591474" table:formula="of:=10*LOG([.E33]/(1*10^(-3)))" table:style-name="ce1">
            <text:p>-114,2883988</text:p>
          </table:table-cell>
          <table:table-cell office:value-type="float" office:value="-81.175099262876799" table:formula="of:=10*LOG([.F33]/(1*10^(-3)))" table:style-name="ce1">
            <text:p>-81,17509926</text:p>
          </table:table-cell>
          <table:table-cell table:style-name="ce1"/>
          <table:table-cell office:value-type="float" office:value="12" table:formula="of:=[.J32]+1" table:style-name="ce1">
            <text:p>12</text:p>
          </table:table-cell>
          <table:table-cell office:value-type="float" office:value="16.741071428571427" table:formula="of:=[.J33]*10000/(2^10*(2^[.$J$20]-1))" table:style-name="ce1">
            <text:p>16,7410714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8435456" table:formula="of:=2^[.A34]" table:style-name="ce1">
            <text:p>268435456</text:p>
          </table:table-cell>
          <table:table-cell office:value-type="float" office:value="3.7252902984619141E-12" table:formula="of:=[.$B$1]/2^[.A34]" table:style-name="ce1">
            <text:p>3,72529E-12</text:p>
          </table:table-cell>
          <table:table-cell office:value-type="float" office:value="7.6293945312500002E-9" table:formula="of:=[.$B$2]/(2*2^[.A34])" table:style-name="ce1">
            <text:p>7,62939E-09</text:p>
          </table:table-cell>
          <table:table-cell office:value-type="float" office:value="1.8626451492309569E-15" table:formula="of:=[.C34]/[.$B$3]" table:style-name="ce1">
            <text:p>1,86265E-15</text:p>
          </table:table-cell>
          <table:table-cell office:value-type="float" office:value="3.8146972656249998E-12" table:formula="of:=[.D34]/[.$B$3]" table:style-name="ce1">
            <text:p>3,8147E-12</text:p>
          </table:table-cell>
          <table:table-cell office:value-type="float" office:value="-117.29869874255455" table:formula="of:=10*LOG([.E34]/(1*10^(-3)))" table:style-name="ce1">
            <text:p>-117,2986987</text:p>
          </table:table-cell>
          <table:table-cell office:value-type="float" office:value="-84.185399219516611" table:formula="of:=10*LOG([.F34]/(1*10^(-3)))" table:style-name="ce1">
            <text:p>-84,18539922</text:p>
          </table:table-cell>
          <table:table-cell table:style-name="ce1"/>
          <table:table-cell office:value-type="float" office:value="13" table:formula="of:=[.J33]+1" table:style-name="ce1">
            <text:p>13</text:p>
          </table:table-cell>
          <table:table-cell office:value-type="float" office:value="18.136160714285715" table:formula="of:=[.J34]*10000/(2^10*(2^[.$J$20]-1))" table:style-name="ce1">
            <text:p>18,13616071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6870912" table:formula="of:=2^[.A35]" table:style-name="ce1">
            <text:p>536870912</text:p>
          </table:table-cell>
          <table:table-cell office:value-type="float" office:value="1.8626451492309571E-12" table:formula="of:=[.$B$1]/2^[.A35]" table:style-name="ce1">
            <text:p>1,86265E-12</text:p>
          </table:table-cell>
          <table:table-cell office:value-type="float" office:value="3.8146972656250001E-9" table:formula="of:=[.$B$2]/(2*2^[.A35])" table:style-name="ce1">
            <text:p>3,8147E-09</text:p>
          </table:table-cell>
          <table:table-cell office:value-type="float" office:value="9.3132257461547847E-16" table:formula="of:=[.C35]/[.$B$3]" table:style-name="ce1">
            <text:p>9,31323E-16</text:p>
          </table:table-cell>
          <table:table-cell office:value-type="float" office:value="1.9073486328124999E-12" table:formula="of:=[.D35]/[.$B$3]" table:style-name="ce1">
            <text:p>1,90735E-12</text:p>
          </table:table-cell>
          <table:table-cell office:value-type="float" office:value="-120.30899869919436" table:formula="of:=10*LOG([.E35]/(1*10^(-3)))" table:style-name="ce1">
            <text:p>-120,3089987</text:p>
          </table:table-cell>
          <table:table-cell office:value-type="float" office:value="-87.195699176156424" table:formula="of:=10*LOG([.F35]/(1*10^(-3)))" table:style-name="ce1">
            <text:p>-87,19569918</text:p>
          </table:table-cell>
          <table:table-cell table:style-name="ce1"/>
          <table:table-cell office:value-type="float" office:value="14" table:formula="of:=[.J34]+1" table:style-name="ce1">
            <text:p>14</text:p>
          </table:table-cell>
          <table:table-cell office:value-type="float" office:value="19.53125" table:formula="of:=[.J35]*10000/(2^10*(2^[.$J$20]-1))" table:style-name="ce1">
            <text:p>19,531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5" table:formula="of:=[.J35]+1" table:style-name="ce1">
            <text:p>15</text:p>
          </table:table-cell>
          <table:table-cell office:value-type="float" office:value="20.926339285714285" table:formula="of:=[.J36]*10000/(2^10*(2^[.$J$20]-1))" table:style-name="ce1">
            <text:p>20,926339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6" table:formula="of:=[.J36]+1" table:style-name="ce1">
            <text:p>16</text:p>
          </table:table-cell>
          <table:table-cell office:value-type="float" office:value="22.321428571428573" table:formula="of:=[.J37]*10000/(2^10*(2^[.$J$20]-1))" table:style-name="ce1">
            <text:p>22,321428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7" table:formula="of:=[.J37]+1" table:style-name="ce1">
            <text:p>17</text:p>
          </table:table-cell>
          <table:table-cell office:value-type="float" office:value="23.716517857142858" table:formula="of:=[.J38]*10000/(2^10*(2^[.$J$20]-1))" table:style-name="ce1">
            <text:p>23,716517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8" table:formula="of:=[.J38]+1" table:style-name="ce1">
            <text:p>18</text:p>
          </table:table-cell>
          <table:table-cell office:value-type="float" office:value="25.111607142857142" table:formula="of:=[.J39]*10000/(2^10*(2^[.$J$20]-1))" table:style-name="ce1">
            <text:p>25,111607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9" table:formula="of:=[.J39]+1" table:style-name="ce1">
            <text:p>19</text:p>
          </table:table-cell>
          <table:table-cell office:value-type="float" office:value="26.506696428571427" table:formula="of:=[.J40]*10000/(2^10*(2^[.$J$20]-1))" table:style-name="ce1">
            <text:p>26,506696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0" table:formula="of:=[.J40]+1" table:style-name="ce1">
            <text:p>20</text:p>
          </table:table-cell>
          <table:table-cell office:value-type="float" office:value="27.901785714285715" table:formula="of:=[.J41]*10000/(2^10*(2^[.$J$20]-1))" table:style-name="ce1">
            <text:p>27,9017857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1" table:formula="of:=[.J41]+1" table:style-name="ce1">
            <text:p>21</text:p>
          </table:table-cell>
          <table:table-cell office:value-type="float" office:value="29.296875" table:formula="of:=[.J42]*10000/(2^10*(2^[.$J$20]-1))" table:style-name="ce1">
            <text:p>29,29687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2" table:formula="of:=[.J42]+1" table:style-name="ce1">
            <text:p>22</text:p>
          </table:table-cell>
          <table:table-cell office:value-type="float" office:value="30.691964285714285" table:formula="of:=[.J43]*10000/(2^10*(2^[.$J$20]-1))" table:style-name="ce1">
            <text:p>30,691964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3" table:formula="of:=[.J43]+1" table:style-name="ce1">
            <text:p>23</text:p>
          </table:table-cell>
          <table:table-cell office:value-type="float" office:value="32.087053571428569" table:formula="of:=[.J44]*10000/(2^10*(2^[.$J$20]-1))" table:style-name="ce1">
            <text:p>32,087053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4" table:formula="of:=[.J44]+1" table:style-name="ce1">
            <text:p>24</text:p>
          </table:table-cell>
          <table:table-cell office:value-type="float" office:value="33.482142857142854" table:formula="of:=[.J45]*10000/(2^10*(2^[.$J$20]-1))" table:style-name="ce1">
            <text:p>33,482142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5" table:formula="of:=[.J45]+1" table:style-name="ce1">
            <text:p>25</text:p>
          </table:table-cell>
          <table:table-cell office:value-type="float" office:value="34.877232142857146" table:formula="of:=[.J46]*10000/(2^10*(2^[.$J$20]-1))" table:style-name="ce1">
            <text:p>34,877232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6" table:formula="of:=[.J46]+1" table:style-name="ce1">
            <text:p>26</text:p>
          </table:table-cell>
          <table:table-cell office:value-type="float" office:value="36.272321428571431" table:formula="of:=[.J47]*10000/(2^10*(2^[.$J$20]-1))" table:style-name="ce1">
            <text:p>36,272321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7" table:formula="of:=[.J47]+1" table:style-name="ce1">
            <text:p>27</text:p>
          </table:table-cell>
          <table:table-cell office:value-type="float" office:value="37.667410714285715" table:formula="of:=[.J48]*10000/(2^10*(2^[.$J$20]-1))" table:style-name="ce1">
            <text:p>37,667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8" table:formula="of:=[.J48]+1" table:style-name="ce1">
            <text:p>28</text:p>
          </table:table-cell>
          <table:table-cell office:value-type="float" office:value="39.0625" table:formula="of:=[.J49]*10000/(2^10*(2^[.$J$20]-1))" table:style-name="ce1">
            <text:p>39,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9" table:formula="of:=[.J49]+1" table:style-name="ce1">
            <text:p>29</text:p>
          </table:table-cell>
          <table:table-cell office:value-type="float" office:value="40.457589285714285" table:formula="of:=[.J50]*10000/(2^10*(2^[.$J$20]-1))" table:style-name="ce1">
            <text:p>40,457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0" table:formula="of:=[.J50]+1" table:style-name="ce1">
            <text:p>30</text:p>
          </table:table-cell>
          <table:table-cell office:value-type="float" office:value="41.852678571428569" table:formula="of:=[.J51]*10000/(2^10*(2^[.$J$20]-1))" table:style-name="ce1">
            <text:p>41,85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1" table:formula="of:=[.J51]+1" table:style-name="ce1">
            <text:p>31</text:p>
          </table:table-cell>
          <table:table-cell office:value-type="float" office:value="43.247767857142854" table:formula="of:=[.J52]*10000/(2^10*(2^[.$J$20]-1))" table:style-name="ce1">
            <text:p>43,24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2" table:formula="of:=[.J52]+1" table:style-name="ce1">
            <text:p>32</text:p>
          </table:table-cell>
          <table:table-cell office:value-type="float" office:value="44.642857142857146" table:formula="of:=[.J53]*10000/(2^10*(2^[.$J$20]-1))" table:style-name="ce1">
            <text:p>44,64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3" table:formula="of:=[.J53]+1" table:style-name="ce1">
            <text:p>33</text:p>
          </table:table-cell>
          <table:table-cell office:value-type="float" office:value="46.037946428571431" table:formula="of:=[.J54]*10000/(2^10*(2^[.$J$20]-1))" table:style-name="ce1">
            <text:p>46,03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4" table:formula="of:=[.J54]+1" table:style-name="ce1">
            <text:p>34</text:p>
          </table:table-cell>
          <table:table-cell office:value-type="float" office:value="47.433035714285715" table:formula="of:=[.J55]*10000/(2^10*(2^[.$J$20]-1))" table:style-name="ce1">
            <text:p>47,43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5" table:formula="of:=[.J55]+1" table:style-name="ce1">
            <text:p>35</text:p>
          </table:table-cell>
          <table:table-cell office:value-type="float" office:value="48.828125" table:formula="of:=[.J56]*10000/(2^10*(2^[.$J$20]-1))" table:style-name="ce1">
            <text:p>48,82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6" table:formula="of:=[.J56]+1" table:style-name="ce1">
            <text:p>36</text:p>
          </table:table-cell>
          <table:table-cell office:value-type="float" office:value="50.223214285714285" table:formula="of:=[.J57]*10000/(2^10*(2^[.$J$20]-1))" table:style-name="ce1">
            <text:p>50,22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7" table:formula="of:=[.J57]+1" table:style-name="ce1">
            <text:p>37</text:p>
          </table:table-cell>
          <table:table-cell office:value-type="float" office:value="51.618303571428569" table:formula="of:=[.J58]*10000/(2^10*(2^[.$J$20]-1))" table:style-name="ce1">
            <text:p>51,61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8" table:formula="of:=[.J58]+1" table:style-name="ce1">
            <text:p>38</text:p>
          </table:table-cell>
          <table:table-cell office:value-type="float" office:value="53.013392857142854" table:formula="of:=[.J59]*10000/(2^10*(2^[.$J$20]-1))" table:style-name="ce1">
            <text:p>53,01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9" table:formula="of:=[.J59]+1" table:style-name="ce1">
            <text:p>39</text:p>
          </table:table-cell>
          <table:table-cell office:value-type="float" office:value="54.408482142857146" table:formula="of:=[.J60]*10000/(2^10*(2^[.$J$20]-1))" table:style-name="ce1">
            <text:p>54,40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0" table:formula="of:=[.J60]+1" table:style-name="ce1">
            <text:p>40</text:p>
          </table:table-cell>
          <table:table-cell office:value-type="float" office:value="55.803571428571431" table:formula="of:=[.J61]*10000/(2^10*(2^[.$J$20]-1))" table:style-name="ce1">
            <text:p>55,80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1" table:formula="of:=[.J61]+1" table:style-name="ce1">
            <text:p>41</text:p>
          </table:table-cell>
          <table:table-cell office:value-type="float" office:value="57.198660714285715" table:formula="of:=[.J62]*10000/(2^10*(2^[.$J$20]-1))" table:style-name="ce1">
            <text:p>57,19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2" table:formula="of:=[.J62]+1" table:style-name="ce1">
            <text:p>42</text:p>
          </table:table-cell>
          <table:table-cell office:value-type="float" office:value="58.59375" table:formula="of:=[.J63]*10000/(2^10*(2^[.$J$20]-1))" table:style-name="ce1">
            <text:p>58,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3" table:formula="of:=[.J63]+1" table:style-name="ce1">
            <text:p>43</text:p>
          </table:table-cell>
          <table:table-cell office:value-type="float" office:value="59.988839285714285" table:formula="of:=[.J64]*10000/(2^10*(2^[.$J$20]-1))" table:style-name="ce1">
            <text:p>59,98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4" table:formula="of:=[.J64]+1" table:style-name="ce1">
            <text:p>44</text:p>
          </table:table-cell>
          <table:table-cell office:value-type="float" office:value="61.383928571428569" table:formula="of:=[.J65]*10000/(2^10*(2^[.$J$20]-1))" table:style-name="ce1">
            <text:p>61,383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5" table:formula="of:=[.J65]+1" table:style-name="ce1">
            <text:p>45</text:p>
          </table:table-cell>
          <table:table-cell office:value-type="float" office:value="62.779017857142854" table:formula="of:=[.J66]*10000/(2^10*(2^[.$J$20]-1))" table:style-name="ce1">
            <text:p>62,779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6" table:formula="of:=[.J66]+1" table:style-name="ce1">
            <text:p>46</text:p>
          </table:table-cell>
          <table:table-cell office:value-type="float" office:value="64.174107142857139" table:formula="of:=[.J67]*10000/(2^10*(2^[.$J$20]-1))" table:style-name="ce1">
            <text:p>64,174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7" table:formula="of:=[.J67]+1" table:style-name="ce1">
            <text:p>47</text:p>
          </table:table-cell>
          <table:table-cell office:value-type="float" office:value="65.569196428571431" table:formula="of:=[.J68]*10000/(2^10*(2^[.$J$20]-1))" table:style-name="ce1">
            <text:p>65,569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8" table:formula="of:=[.J68]+1" table:style-name="ce1">
            <text:p>48</text:p>
          </table:table-cell>
          <table:table-cell office:value-type="float" office:value="66.964285714285708" table:formula="of:=[.J69]*10000/(2^10*(2^[.$J$20]-1))" table:style-name="ce1">
            <text:p>66,964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9" table:formula="of:=[.J69]+1" table:style-name="ce1">
            <text:p>49</text:p>
          </table:table-cell>
          <table:table-cell office:value-type="float" office:value="68.359375" table:formula="of:=[.J70]*10000/(2^10*(2^[.$J$20]-1))" table:style-name="ce1">
            <text:p>68,3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0" table:formula="of:=[.J70]+1" table:style-name="ce1">
            <text:p>50</text:p>
          </table:table-cell>
          <table:table-cell office:value-type="float" office:value="69.754464285714292" table:formula="of:=[.J71]*10000/(2^10*(2^[.$J$20]-1))" table:style-name="ce1">
            <text:p>69,754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1" table:formula="of:=[.J71]+1" table:style-name="ce1">
            <text:p>51</text:p>
          </table:table-cell>
          <table:table-cell office:value-type="float" office:value="71.149553571428569" table:formula="of:=[.J72]*10000/(2^10*(2^[.$J$20]-1))" table:style-name="ce1">
            <text:p>71,149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2" table:formula="of:=[.J72]+1" table:style-name="ce1">
            <text:p>52</text:p>
          </table:table-cell>
          <table:table-cell office:value-type="float" office:value="72.544642857142861" table:formula="of:=[.J73]*10000/(2^10*(2^[.$J$20]-1))" table:style-name="ce1">
            <text:p>72,5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3" table:formula="of:=[.J73]+1" table:style-name="ce1">
            <text:p>53</text:p>
          </table:table-cell>
          <table:table-cell office:value-type="float" office:value="73.939732142857139" table:formula="of:=[.J74]*10000/(2^10*(2^[.$J$20]-1))" table:style-name="ce1">
            <text:p>73,9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4" table:formula="of:=[.J74]+1" table:style-name="ce1">
            <text:p>54</text:p>
          </table:table-cell>
          <table:table-cell office:value-type="float" office:value="75.334821428571431" table:formula="of:=[.J75]*10000/(2^10*(2^[.$J$20]-1))" table:style-name="ce1">
            <text:p>75,3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5" table:formula="of:=[.J75]+1" table:style-name="ce1">
            <text:p>55</text:p>
          </table:table-cell>
          <table:table-cell office:value-type="float" office:value="76.729910714285708" table:formula="of:=[.J76]*10000/(2^10*(2^[.$J$20]-1))" table:style-name="ce1">
            <text:p>76,7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6" table:formula="of:=[.J76]+1" table:style-name="ce1">
            <text:p>56</text:p>
          </table:table-cell>
          <table:table-cell office:value-type="float" office:value="78.125" table:formula="of:=[.J77]*10000/(2^10*(2^[.$J$20]-1))" table:style-name="ce1">
            <text:p>78,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7" table:formula="of:=[.J77]+1" table:style-name="ce1">
            <text:p>57</text:p>
          </table:table-cell>
          <table:table-cell office:value-type="float" office:value="79.520089285714292" table:formula="of:=[.J78]*10000/(2^10*(2^[.$J$20]-1))" table:style-name="ce1">
            <text:p>79,5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8" table:formula="of:=[.J78]+1" table:style-name="ce1">
            <text:p>58</text:p>
          </table:table-cell>
          <table:table-cell office:value-type="float" office:value="80.915178571428569" table:formula="of:=[.J79]*10000/(2^10*(2^[.$J$20]-1))" table:style-name="ce1">
            <text:p>80,9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9" table:formula="of:=[.J79]+1" table:style-name="ce1">
            <text:p>59</text:p>
          </table:table-cell>
          <table:table-cell office:value-type="float" office:value="82.310267857142861" table:formula="of:=[.J80]*10000/(2^10*(2^[.$J$20]-1))" table:style-name="ce1">
            <text:p>82,3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0" table:formula="of:=[.J80]+1" table:style-name="ce1">
            <text:p>60</text:p>
          </table:table-cell>
          <table:table-cell office:value-type="float" office:value="83.705357142857139" table:formula="of:=[.J81]*10000/(2^10*(2^[.$J$20]-1))" table:style-name="ce1">
            <text:p>83,7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1" table:formula="of:=[.J81]+1" table:style-name="ce1">
            <text:p>61</text:p>
          </table:table-cell>
          <table:table-cell office:value-type="float" office:value="85.100446428571431" table:formula="of:=[.J82]*10000/(2^10*(2^[.$J$20]-1))" table:style-name="ce1">
            <text:p>85,1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2" table:formula="of:=[.J82]+1" table:style-name="ce1">
            <text:p>62</text:p>
          </table:table-cell>
          <table:table-cell office:value-type="float" office:value="86.495535714285708" table:formula="of:=[.J83]*10000/(2^10*(2^[.$J$20]-1))" table:style-name="ce1">
            <text:p>86,4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3" table:formula="of:=[.J83]+1" table:style-name="ce1">
            <text:p>63</text:p>
          </table:table-cell>
          <table:table-cell office:value-type="float" office:value="87.890625" table:formula="of:=[.J84]*10000/(2^10*(2^[.$J$20]-1))" table:style-name="ce1">
            <text:p>87,8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4" table:formula="of:=[.J84]+1" table:style-name="ce1">
            <text:p>64</text:p>
          </table:table-cell>
          <table:table-cell office:value-type="float" office:value="89.285714285714292" table:formula="of:=[.J85]*10000/(2^10*(2^[.$J$20]-1))" table:style-name="ce1">
            <text:p>89,2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5" table:formula="of:=[.J85]+1" table:style-name="ce1">
            <text:p>65</text:p>
          </table:table-cell>
          <table:table-cell office:value-type="float" office:value="90.680803571428569" table:formula="of:=[.J86]*10000/(2^10*(2^[.$J$20]-1))" table:style-name="ce1">
            <text:p>90,6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6" table:formula="of:=[.J86]+1" table:style-name="ce1">
            <text:p>66</text:p>
          </table:table-cell>
          <table:table-cell office:value-type="float" office:value="92.075892857142861" table:formula="of:=[.J87]*10000/(2^10*(2^[.$J$20]-1))" table:style-name="ce1">
            <text:p>92,0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7" table:formula="of:=[.J87]+1" table:style-name="ce1">
            <text:p>67</text:p>
          </table:table-cell>
          <table:table-cell office:value-type="float" office:value="93.470982142857139" table:formula="of:=[.J88]*10000/(2^10*(2^[.$J$20]-1))" table:style-name="ce1">
            <text:p>93,470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8" table:formula="of:=[.J88]+1" table:style-name="ce1">
            <text:p>68</text:p>
          </table:table-cell>
          <table:table-cell office:value-type="float" office:value="94.866071428571431" table:formula="of:=[.J89]*10000/(2^10*(2^[.$J$20]-1))" table:style-name="ce1">
            <text:p>94,866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9" table:formula="of:=[.J89]+1" table:style-name="ce1">
            <text:p>69</text:p>
          </table:table-cell>
          <table:table-cell office:value-type="float" office:value="96.261160714285708" table:formula="of:=[.J90]*10000/(2^10*(2^[.$J$20]-1))" table:style-name="ce1">
            <text:p>96,261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0" table:formula="of:=[.J90]+1" table:style-name="ce1">
            <text:p>70</text:p>
          </table:table-cell>
          <table:table-cell office:value-type="float" office:value="97.65625" table:formula="of:=[.J91]*10000/(2^10*(2^[.$J$20]-1))" table:style-name="ce1">
            <text:p>97,6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1" table:formula="of:=[.J91]+1" table:style-name="ce1">
            <text:p>71</text:p>
          </table:table-cell>
          <table:table-cell office:value-type="float" office:value="99.051339285714292" table:formula="of:=[.J92]*10000/(2^10*(2^[.$J$20]-1))" table:style-name="ce1">
            <text:p>99,051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2" table:formula="of:=[.J92]+1" table:style-name="ce1">
            <text:p>72</text:p>
          </table:table-cell>
          <table:table-cell office:value-type="float" office:value="100.44642857142857" table:formula="of:=[.J93]*10000/(2^10*(2^[.$J$20]-1))" table:style-name="ce1">
            <text:p>100,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3" table:formula="of:=[.J93]+1" table:style-name="ce1">
            <text:p>73</text:p>
          </table:table-cell>
          <table:table-cell office:value-type="float" office:value="101.84151785714286" table:formula="of:=[.J94]*10000/(2^10*(2^[.$J$20]-1))" table:style-name="ce1">
            <text:p>101,84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4" table:formula="of:=[.J94]+1" table:style-name="ce1">
            <text:p>74</text:p>
          </table:table-cell>
          <table:table-cell office:value-type="float" office:value="103.23660714285714" table:formula="of:=[.J95]*10000/(2^10*(2^[.$J$20]-1))" table:style-name="ce1">
            <text:p>103,23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5" table:formula="of:=[.J95]+1" table:style-name="ce1">
            <text:p>75</text:p>
          </table:table-cell>
          <table:table-cell office:value-type="float" office:value="104.63169642857143" table:formula="of:=[.J96]*10000/(2^10*(2^[.$J$20]-1))" table:style-name="ce1">
            <text:p>104,63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6" table:formula="of:=[.J96]+1" table:style-name="ce1">
            <text:p>76</text:p>
          </table:table-cell>
          <table:table-cell office:value-type="float" office:value="106.02678571428571" table:formula="of:=[.J97]*10000/(2^10*(2^[.$J$20]-1))" table:style-name="ce1">
            <text:p>106,0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7" table:formula="of:=[.J97]+1" table:style-name="ce1">
            <text:p>77</text:p>
          </table:table-cell>
          <table:table-cell office:value-type="float" office:value="107.421875" table:formula="of:=[.J98]*10000/(2^10*(2^[.$J$20]-1))" table:style-name="ce1">
            <text:p>107,42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8" table:formula="of:=[.J98]+1" table:style-name="ce1">
            <text:p>78</text:p>
          </table:table-cell>
          <table:table-cell office:value-type="float" office:value="108.81696428571429" table:formula="of:=[.J99]*10000/(2^10*(2^[.$J$20]-1))" table:style-name="ce1">
            <text:p>108,81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9" table:formula="of:=[.J99]+1" table:style-name="ce1">
            <text:p>79</text:p>
          </table:table-cell>
          <table:table-cell office:value-type="float" office:value="110.21205357142857" table:formula="of:=[.J100]*10000/(2^10*(2^[.$J$20]-1))" table:style-name="ce1">
            <text:p>110,21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0" table:formula="of:=[.J100]+1" table:style-name="ce1">
            <text:p>80</text:p>
          </table:table-cell>
          <table:table-cell office:value-type="float" office:value="111.60714285714286" table:formula="of:=[.J101]*10000/(2^10*(2^[.$J$20]-1))" table:style-name="ce1">
            <text:p>111,60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1" table:formula="of:=[.J101]+1" table:style-name="ce1">
            <text:p>81</text:p>
          </table:table-cell>
          <table:table-cell office:value-type="float" office:value="113.00223214285714" table:formula="of:=[.J102]*10000/(2^10*(2^[.$J$20]-1))" table:style-name="ce1">
            <text:p>113,00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2" table:formula="of:=[.J102]+1" table:style-name="ce1">
            <text:p>82</text:p>
          </table:table-cell>
          <table:table-cell office:value-type="float" office:value="114.39732142857143" table:formula="of:=[.J103]*10000/(2^10*(2^[.$J$20]-1))" table:style-name="ce1">
            <text:p>114,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3" table:formula="of:=[.J103]+1" table:style-name="ce1">
            <text:p>83</text:p>
          </table:table-cell>
          <table:table-cell office:value-type="float" office:value="115.79241071428571" table:formula="of:=[.J104]*10000/(2^10*(2^[.$J$20]-1))" table:style-name="ce1">
            <text:p>115,79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4" table:formula="of:=[.J104]+1" table:style-name="ce1">
            <text:p>84</text:p>
          </table:table-cell>
          <table:table-cell office:value-type="float" office:value="117.1875" table:formula="of:=[.J105]*10000/(2^10*(2^[.$J$20]-1))" table:style-name="ce1">
            <text:p>117,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5" table:formula="of:=[.J105]+1" table:style-name="ce1">
            <text:p>85</text:p>
          </table:table-cell>
          <table:table-cell office:value-type="float" office:value="118.58258928571429" table:formula="of:=[.J106]*10000/(2^10*(2^[.$J$20]-1))" table:style-name="ce1">
            <text:p>118,58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6" table:formula="of:=[.J106]+1" table:style-name="ce1">
            <text:p>86</text:p>
          </table:table-cell>
          <table:table-cell office:value-type="float" office:value="119.97767857142857" table:formula="of:=[.J107]*10000/(2^10*(2^[.$J$20]-1))" table:style-name="ce1">
            <text:p>119,9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7" table:formula="of:=[.J107]+1" table:style-name="ce1">
            <text:p>87</text:p>
          </table:table-cell>
          <table:table-cell office:value-type="float" office:value="121.37276785714286" table:formula="of:=[.J108]*10000/(2^10*(2^[.$J$20]-1))" table:style-name="ce1">
            <text:p>121,37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8" table:formula="of:=[.J108]+1" table:style-name="ce1">
            <text:p>88</text:p>
          </table:table-cell>
          <table:table-cell office:value-type="float" office:value="122.76785714285714" table:formula="of:=[.J109]*10000/(2^10*(2^[.$J$20]-1))" table:style-name="ce1">
            <text:p>122,76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9" table:formula="of:=[.J109]+1" table:style-name="ce1">
            <text:p>89</text:p>
          </table:table-cell>
          <table:table-cell office:value-type="float" office:value="124.16294642857143" table:formula="of:=[.J110]*10000/(2^10*(2^[.$J$20]-1))" table:style-name="ce1">
            <text:p>124,16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0" table:formula="of:=[.J110]+1" table:style-name="ce1">
            <text:p>90</text:p>
          </table:table-cell>
          <table:table-cell office:value-type="float" office:value="125.55803571428571" table:formula="of:=[.J111]*10000/(2^10*(2^[.$J$20]-1))" table:style-name="ce1">
            <text:p>125,55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1" table:formula="of:=[.J111]+1" table:style-name="ce1">
            <text:p>91</text:p>
          </table:table-cell>
          <table:table-cell office:value-type="float" office:value="126.953125" table:formula="of:=[.J112]*10000/(2^10*(2^[.$J$20]-1))" table:style-name="ce1">
            <text:p>126,95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2" table:formula="of:=[.J112]+1" table:style-name="ce1">
            <text:p>92</text:p>
          </table:table-cell>
          <table:table-cell office:value-type="float" office:value="128.34821428571428" table:formula="of:=[.J113]*10000/(2^10*(2^[.$J$20]-1))" table:style-name="ce1">
            <text:p>128,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3" table:formula="of:=[.J113]+1" table:style-name="ce1">
            <text:p>93</text:p>
          </table:table-cell>
          <table:table-cell office:value-type="float" office:value="129.74330357142858" table:formula="of:=[.J114]*10000/(2^10*(2^[.$J$20]-1))" table:style-name="ce1">
            <text:p>129,74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4" table:formula="of:=[.J114]+1" table:style-name="ce1">
            <text:p>94</text:p>
          </table:table-cell>
          <table:table-cell office:value-type="float" office:value="131.13839285714286" table:formula="of:=[.J115]*10000/(2^10*(2^[.$J$20]-1))" table:style-name="ce1">
            <text:p>131,13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5" table:formula="of:=[.J115]+1" table:style-name="ce1">
            <text:p>95</text:p>
          </table:table-cell>
          <table:table-cell office:value-type="float" office:value="132.53348214285714" table:formula="of:=[.J116]*10000/(2^10*(2^[.$J$20]-1))" table:style-name="ce1">
            <text:p>132,53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6" table:formula="of:=[.J116]+1" table:style-name="ce1">
            <text:p>96</text:p>
          </table:table-cell>
          <table:table-cell office:value-type="float" office:value="133.92857142857142" table:formula="of:=[.J117]*10000/(2^10*(2^[.$J$20]-1))" table:style-name="ce1">
            <text:p>133,9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7" table:formula="of:=[.J117]+1" table:style-name="ce1">
            <text:p>97</text:p>
          </table:table-cell>
          <table:table-cell office:value-type="float" office:value="135.32366071428572" table:formula="of:=[.J118]*10000/(2^10*(2^[.$J$20]-1))" table:style-name="ce1">
            <text:p>135,32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8" table:formula="of:=[.J118]+1" table:style-name="ce1">
            <text:p>98</text:p>
          </table:table-cell>
          <table:table-cell office:value-type="float" office:value="136.71875" table:formula="of:=[.J119]*10000/(2^10*(2^[.$J$20]-1))" table:style-name="ce1">
            <text:p>136,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9" table:formula="of:=[.J119]+1" table:style-name="ce1">
            <text:p>99</text:p>
          </table:table-cell>
          <table:table-cell office:value-type="float" office:value="138.11383928571428" table:formula="of:=[.J120]*10000/(2^10*(2^[.$J$20]-1))" table:style-name="ce1">
            <text:p>138,11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0" table:formula="of:=[.J120]+1" table:style-name="ce1">
            <text:p>100</text:p>
          </table:table-cell>
          <table:table-cell office:value-type="float" office:value="139.50892857142858" table:formula="of:=[.J121]*10000/(2^10*(2^[.$J$20]-1))" table:style-name="ce1">
            <text:p>139,50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1" table:formula="of:=[.J121]+1" table:style-name="ce1">
            <text:p>101</text:p>
          </table:table-cell>
          <table:table-cell office:value-type="float" office:value="140.90401785714286" table:formula="of:=[.J122]*10000/(2^10*(2^[.$J$20]-1))" table:style-name="ce1">
            <text:p>140,90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2" table:formula="of:=[.J122]+1" table:style-name="ce1">
            <text:p>102</text:p>
          </table:table-cell>
          <table:table-cell office:value-type="float" office:value="142.29910714285714" table:formula="of:=[.J123]*10000/(2^10*(2^[.$J$20]-1))" table:style-name="ce1">
            <text:p>142,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3" table:formula="of:=[.J123]+1" table:style-name="ce1">
            <text:p>103</text:p>
          </table:table-cell>
          <table:table-cell office:value-type="float" office:value="143.69419642857142" table:formula="of:=[.J124]*10000/(2^10*(2^[.$J$20]-1))" table:style-name="ce1">
            <text:p>143,694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4" table:formula="of:=[.J124]+1" table:style-name="ce1">
            <text:p>104</text:p>
          </table:table-cell>
          <table:table-cell office:value-type="float" office:value="145.08928571428572" table:formula="of:=[.J125]*10000/(2^10*(2^[.$J$20]-1))" table:style-name="ce1">
            <text:p>145,08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5" table:formula="of:=[.J125]+1" table:style-name="ce1">
            <text:p>105</text:p>
          </table:table-cell>
          <table:table-cell office:value-type="float" office:value="146.484375" table:formula="of:=[.J126]*10000/(2^10*(2^[.$J$20]-1))" table:style-name="ce1">
            <text:p>146,4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6" table:formula="of:=[.J126]+1" table:style-name="ce1">
            <text:p>106</text:p>
          </table:table-cell>
          <table:table-cell office:value-type="float" office:value="147.87946428571428" table:formula="of:=[.J127]*10000/(2^10*(2^[.$J$20]-1))" table:style-name="ce1">
            <text:p>147,8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7" table:formula="of:=[.J127]+1" table:style-name="ce1">
            <text:p>107</text:p>
          </table:table-cell>
          <table:table-cell office:value-type="float" office:value="149.27455357142858" table:formula="of:=[.J128]*10000/(2^10*(2^[.$J$20]-1))" table:style-name="ce1">
            <text:p>149,274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8" table:formula="of:=[.J128]+1" table:style-name="ce1">
            <text:p>108</text:p>
          </table:table-cell>
          <table:table-cell office:value-type="float" office:value="150.66964285714286" table:formula="of:=[.J129]*10000/(2^10*(2^[.$J$20]-1))" table:style-name="ce1">
            <text:p>150,669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9" table:formula="of:=[.J129]+1" table:style-name="ce1">
            <text:p>109</text:p>
          </table:table-cell>
          <table:table-cell office:value-type="float" office:value="152.06473214285714" table:formula="of:=[.J130]*10000/(2^10*(2^[.$J$20]-1))" table:style-name="ce1">
            <text:p>152,064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0" table:formula="of:=[.J130]+1" table:style-name="ce1">
            <text:p>110</text:p>
          </table:table-cell>
          <table:table-cell office:value-type="float" office:value="153.45982142857142" table:formula="of:=[.J131]*10000/(2^10*(2^[.$J$20]-1))" table:style-name="ce1">
            <text:p>153,45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1" table:formula="of:=[.J131]+1" table:style-name="ce1">
            <text:p>111</text:p>
          </table:table-cell>
          <table:table-cell office:value-type="float" office:value="154.85491071428572" table:formula="of:=[.J132]*10000/(2^10*(2^[.$J$20]-1))" table:style-name="ce1">
            <text:p>154,854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2" table:formula="of:=[.J132]+1" table:style-name="ce1">
            <text:p>112</text:p>
          </table:table-cell>
          <table:table-cell office:value-type="float" office:value="156.25" table:formula="of:=[.J133]*10000/(2^10*(2^[.$J$20]-1))" table:style-name="ce1">
            <text:p>156,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3" table:formula="of:=[.J133]+1" table:style-name="ce1">
            <text:p>113</text:p>
          </table:table-cell>
          <table:table-cell office:value-type="float" office:value="157.64508928571428" table:formula="of:=[.J134]*10000/(2^10*(2^[.$J$20]-1))" table:style-name="ce1">
            <text:p>157,645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4" table:formula="of:=[.J134]+1" table:style-name="ce1">
            <text:p>114</text:p>
          </table:table-cell>
          <table:table-cell office:value-type="float" office:value="159.04017857142858" table:formula="of:=[.J135]*10000/(2^10*(2^[.$J$20]-1))" table:style-name="ce1">
            <text:p>159,04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5" table:formula="of:=[.J135]+1" table:style-name="ce1">
            <text:p>115</text:p>
          </table:table-cell>
          <table:table-cell office:value-type="float" office:value="160.43526785714286" table:formula="of:=[.J136]*10000/(2^10*(2^[.$J$20]-1))" table:style-name="ce1">
            <text:p>160,435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6" table:formula="of:=[.J136]+1" table:style-name="ce1">
            <text:p>116</text:p>
          </table:table-cell>
          <table:table-cell office:value-type="float" office:value="161.83035714285714" table:formula="of:=[.J137]*10000/(2^10*(2^[.$J$20]-1))" table:style-name="ce1">
            <text:p>161,8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7" table:formula="of:=[.J137]+1" table:style-name="ce1">
            <text:p>117</text:p>
          </table:table-cell>
          <table:table-cell office:value-type="float" office:value="163.22544642857142" table:formula="of:=[.J138]*10000/(2^10*(2^[.$J$20]-1))" table:style-name="ce1">
            <text:p>163,225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8" table:formula="of:=[.J138]+1" table:style-name="ce1">
            <text:p>118</text:p>
          </table:table-cell>
          <table:table-cell office:value-type="float" office:value="164.62053571428572" table:formula="of:=[.J139]*10000/(2^10*(2^[.$J$20]-1))" table:style-name="ce1">
            <text:p>164,620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9" table:formula="of:=[.J139]+1" table:style-name="ce1">
            <text:p>119</text:p>
          </table:table-cell>
          <table:table-cell office:value-type="float" office:value="166.015625" table:formula="of:=[.J140]*10000/(2^10*(2^[.$J$20]-1))" table:style-name="ce1">
            <text:p>166,01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0" table:formula="of:=[.J140]+1" table:style-name="ce1">
            <text:p>120</text:p>
          </table:table-cell>
          <table:table-cell office:value-type="float" office:value="167.41071428571428" table:formula="of:=[.J141]*10000/(2^10*(2^[.$J$20]-1))" table:style-name="ce1">
            <text:p>167,41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1" table:formula="of:=[.J141]+1" table:style-name="ce1">
            <text:p>121</text:p>
          </table:table-cell>
          <table:table-cell office:value-type="float" office:value="168.80580357142858" table:formula="of:=[.J142]*10000/(2^10*(2^[.$J$20]-1))" table:style-name="ce1">
            <text:p>168,805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2" table:formula="of:=[.J142]+1" table:style-name="ce1">
            <text:p>122</text:p>
          </table:table-cell>
          <table:table-cell office:value-type="float" office:value="170.20089285714286" table:formula="of:=[.J143]*10000/(2^10*(2^[.$J$20]-1))" table:style-name="ce1">
            <text:p>170,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3" table:formula="of:=[.J143]+1" table:style-name="ce1">
            <text:p>123</text:p>
          </table:table-cell>
          <table:table-cell office:value-type="float" office:value="171.59598214285714" table:formula="of:=[.J144]*10000/(2^10*(2^[.$J$20]-1))" table:style-name="ce1">
            <text:p>171,595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4" table:formula="of:=[.J144]+1" table:style-name="ce1">
            <text:p>124</text:p>
          </table:table-cell>
          <table:table-cell office:value-type="float" office:value="172.99107142857142" table:formula="of:=[.J145]*10000/(2^10*(2^[.$J$20]-1))" table:style-name="ce1">
            <text:p>172,99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5" table:formula="of:=[.J145]+1" table:style-name="ce1">
            <text:p>125</text:p>
          </table:table-cell>
          <table:table-cell office:value-type="float" office:value="174.38616071428572" table:formula="of:=[.J146]*10000/(2^10*(2^[.$J$20]-1))" table:style-name="ce1">
            <text:p>174,386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6" table:formula="of:=[.J146]+1" table:style-name="ce1">
            <text:p>126</text:p>
          </table:table-cell>
          <table:table-cell office:value-type="float" office:value="175.78125" table:formula="of:=[.J147]*10000/(2^10*(2^[.$J$20]-1))" table:style-name="ce1">
            <text:p>175,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7" table:formula="of:=[.J147]+1" table:style-name="ce1">
            <text:p>127</text:p>
          </table:table-cell>
          <table:table-cell office:value-type="float" office:value="177.17633928571428" table:formula="of:=[.J148]*10000/(2^10*(2^[.$J$20]-1))" table:style-name="ce1">
            <text:p>177,176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8" table:formula="of:=[.J148]+1" table:style-name="ce1">
            <text:p>128</text:p>
          </table:table-cell>
          <table:table-cell office:value-type="float" office:value="178.57142857142858" table:formula="of:=[.J149]*10000/(2^10*(2^[.$J$20]-1))" table:style-name="ce1">
            <text:p>178,571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9" table:formula="of:=[.J149]+1" table:style-name="ce1">
            <text:p>129</text:p>
          </table:table-cell>
          <table:table-cell office:value-type="float" office:value="179.96651785714286" table:formula="of:=[.J150]*10000/(2^10*(2^[.$J$20]-1))" table:style-name="ce1">
            <text:p>179,966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0" table:formula="of:=[.J150]+1" table:style-name="ce1">
            <text:p>130</text:p>
          </table:table-cell>
          <table:table-cell office:value-type="float" office:value="181.36160714285714" table:formula="of:=[.J151]*10000/(2^10*(2^[.$J$20]-1))" table:style-name="ce1">
            <text:p>181,36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1" table:formula="of:=[.J151]+1" table:style-name="ce1">
            <text:p>131</text:p>
          </table:table-cell>
          <table:table-cell office:value-type="float" office:value="182.75669642857142" table:formula="of:=[.J152]*10000/(2^10*(2^[.$J$20]-1))" table:style-name="ce1">
            <text:p>182,756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2" table:formula="of:=[.J152]+1" table:style-name="ce1">
            <text:p>132</text:p>
          </table:table-cell>
          <table:table-cell office:value-type="float" office:value="184.15178571428572" table:formula="of:=[.J153]*10000/(2^10*(2^[.$J$20]-1))" table:style-name="ce1">
            <text:p>184,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3" table:formula="of:=[.J153]+1" table:style-name="ce1">
            <text:p>133</text:p>
          </table:table-cell>
          <table:table-cell office:value-type="float" office:value="185.546875" table:formula="of:=[.J154]*10000/(2^10*(2^[.$J$20]-1))" table:style-name="ce1">
            <text:p>185,54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4" table:formula="of:=[.J154]+1" table:style-name="ce1">
            <text:p>134</text:p>
          </table:table-cell>
          <table:table-cell office:value-type="float" office:value="186.94196428571428" table:formula="of:=[.J155]*10000/(2^10*(2^[.$J$20]-1))" table:style-name="ce1">
            <text:p>186,94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5" table:formula="of:=[.J155]+1" table:style-name="ce1">
            <text:p>135</text:p>
          </table:table-cell>
          <table:table-cell office:value-type="float" office:value="188.33705357142858" table:formula="of:=[.J156]*10000/(2^10*(2^[.$J$20]-1))" table:style-name="ce1">
            <text:p>188,337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6" table:formula="of:=[.J156]+1" table:style-name="ce1">
            <text:p>136</text:p>
          </table:table-cell>
          <table:table-cell office:value-type="float" office:value="189.73214285714286" table:formula="of:=[.J157]*10000/(2^10*(2^[.$J$20]-1))" table:style-name="ce1">
            <text:p>189,7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7" table:formula="of:=[.J157]+1" table:style-name="ce1">
            <text:p>137</text:p>
          </table:table-cell>
          <table:table-cell office:value-type="float" office:value="191.12723214285714" table:formula="of:=[.J158]*10000/(2^10*(2^[.$J$20]-1))" table:style-name="ce1">
            <text:p>191,127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8" table:formula="of:=[.J158]+1" table:style-name="ce1">
            <text:p>138</text:p>
          </table:table-cell>
          <table:table-cell office:value-type="float" office:value="192.52232142857142" table:formula="of:=[.J159]*10000/(2^10*(2^[.$J$20]-1))" table:style-name="ce1">
            <text:p>192,522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9" table:formula="of:=[.J159]+1" table:style-name="ce1">
            <text:p>139</text:p>
          </table:table-cell>
          <table:table-cell office:value-type="float" office:value="193.91741071428572" table:formula="of:=[.J160]*10000/(2^10*(2^[.$J$20]-1))" table:style-name="ce1">
            <text:p>193,917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0" table:formula="of:=[.J160]+1" table:style-name="ce1">
            <text:p>140</text:p>
          </table:table-cell>
          <table:table-cell office:value-type="float" office:value="195.3125" table:formula="of:=[.J161]*10000/(2^10*(2^[.$J$20]-1))" table:style-name="ce1">
            <text:p>195,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1" table:formula="of:=[.J161]+1" table:style-name="ce1">
            <text:p>141</text:p>
          </table:table-cell>
          <table:table-cell office:value-type="float" office:value="196.70758928571428" table:formula="of:=[.J162]*10000/(2^10*(2^[.$J$20]-1))" table:style-name="ce1">
            <text:p>196,707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2" table:formula="of:=[.J162]+1" table:style-name="ce1">
            <text:p>142</text:p>
          </table:table-cell>
          <table:table-cell office:value-type="float" office:value="198.10267857142858" table:formula="of:=[.J163]*10000/(2^10*(2^[.$J$20]-1))" table:style-name="ce1">
            <text:p>198,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3" table:formula="of:=[.J163]+1" table:style-name="ce1">
            <text:p>143</text:p>
          </table:table-cell>
          <table:table-cell office:value-type="float" office:value="199.49776785714286" table:formula="of:=[.J164]*10000/(2^10*(2^[.$J$20]-1))" table:style-name="ce1">
            <text:p>199,497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4" table:formula="of:=[.J164]+1" table:style-name="ce1">
            <text:p>144</text:p>
          </table:table-cell>
          <table:table-cell office:value-type="float" office:value="200.89285714285714" table:formula="of:=[.J165]*10000/(2^10*(2^[.$J$20]-1))" table:style-name="ce1">
            <text:p>200,89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5" table:formula="of:=[.J165]+1" table:style-name="ce1">
            <text:p>145</text:p>
          </table:table-cell>
          <table:table-cell office:value-type="float" office:value="202.28794642857142" table:formula="of:=[.J166]*10000/(2^10*(2^[.$J$20]-1))" table:style-name="ce1">
            <text:p>202,287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6" table:formula="of:=[.J166]+1" table:style-name="ce1">
            <text:p>146</text:p>
          </table:table-cell>
          <table:table-cell office:value-type="float" office:value="203.68303571428572" table:formula="of:=[.J167]*10000/(2^10*(2^[.$J$20]-1))" table:style-name="ce1">
            <text:p>203,6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" table:formula="of:=[.J167]+1" table:style-name="ce1">
            <text:p>147</text:p>
          </table:table-cell>
          <table:table-cell office:value-type="float" office:value="205.078125" table:formula="of:=[.J168]*10000/(2^10*(2^[.$J$20]-1))" table:style-name="ce1">
            <text:p>205,0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8" table:formula="of:=[.J168]+1" table:style-name="ce1">
            <text:p>148</text:p>
          </table:table-cell>
          <table:table-cell office:value-type="float" office:value="206.47321428571428" table:formula="of:=[.J169]*10000/(2^10*(2^[.$J$20]-1))" table:style-name="ce1">
            <text:p>206,473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9" table:formula="of:=[.J169]+1" table:style-name="ce1">
            <text:p>149</text:p>
          </table:table-cell>
          <table:table-cell office:value-type="float" office:value="207.86830357142858" table:formula="of:=[.J170]*10000/(2^10*(2^[.$J$20]-1))" table:style-name="ce1">
            <text:p>207,868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0" table:formula="of:=[.J170]+1" table:style-name="ce1">
            <text:p>150</text:p>
          </table:table-cell>
          <table:table-cell office:value-type="float" office:value="209.26339285714286" table:formula="of:=[.J171]*10000/(2^10*(2^[.$J$20]-1))" table:style-name="ce1">
            <text:p>209,26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1" table:formula="of:=[.J171]+1" table:style-name="ce1">
            <text:p>151</text:p>
          </table:table-cell>
          <table:table-cell office:value-type="float" office:value="210.65848214285714" table:formula="of:=[.J172]*10000/(2^10*(2^[.$J$20]-1))" table:style-name="ce1">
            <text:p>210,658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2" table:formula="of:=[.J172]+1" table:style-name="ce1">
            <text:p>152</text:p>
          </table:table-cell>
          <table:table-cell office:value-type="float" office:value="212.05357142857142" table:formula="of:=[.J173]*10000/(2^10*(2^[.$J$20]-1))" table:style-name="ce1">
            <text:p>212,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3" table:formula="of:=[.J173]+1" table:style-name="ce1">
            <text:p>153</text:p>
          </table:table-cell>
          <table:table-cell office:value-type="float" office:value="213.44866071428572" table:formula="of:=[.J174]*10000/(2^10*(2^[.$J$20]-1))" table:style-name="ce1">
            <text:p>213,448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4" table:formula="of:=[.J174]+1" table:style-name="ce1">
            <text:p>154</text:p>
          </table:table-cell>
          <table:table-cell office:value-type="float" office:value="214.84375" table:formula="of:=[.J175]*10000/(2^10*(2^[.$J$20]-1))" table:style-name="ce1">
            <text:p>214,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5" table:formula="of:=[.J175]+1" table:style-name="ce1">
            <text:p>155</text:p>
          </table:table-cell>
          <table:table-cell office:value-type="float" office:value="216.23883928571428" table:formula="of:=[.J176]*10000/(2^10*(2^[.$J$20]-1))" table:style-name="ce1">
            <text:p>216,238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6" table:formula="of:=[.J176]+1" table:style-name="ce1">
            <text:p>156</text:p>
          </table:table-cell>
          <table:table-cell office:value-type="float" office:value="217.63392857142858" table:formula="of:=[.J177]*10000/(2^10*(2^[.$J$20]-1))" table:style-name="ce1">
            <text:p>217,6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7" table:formula="of:=[.J177]+1" table:style-name="ce1">
            <text:p>157</text:p>
          </table:table-cell>
          <table:table-cell office:value-type="float" office:value="219.02901785714286" table:formula="of:=[.J178]*10000/(2^10*(2^[.$J$20]-1))" table:style-name="ce1">
            <text:p>219,029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8" table:formula="of:=[.J178]+1" table:style-name="ce1">
            <text:p>158</text:p>
          </table:table-cell>
          <table:table-cell office:value-type="float" office:value="220.42410714285714" table:formula="of:=[.J179]*10000/(2^10*(2^[.$J$20]-1))" table:style-name="ce1">
            <text:p>220,42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9" table:formula="of:=[.J179]+1" table:style-name="ce1">
            <text:p>159</text:p>
          </table:table-cell>
          <table:table-cell office:value-type="float" office:value="221.81919642857142" table:formula="of:=[.J180]*10000/(2^10*(2^[.$J$20]-1))" table:style-name="ce1">
            <text:p>221,819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0" table:formula="of:=[.J180]+1" table:style-name="ce1">
            <text:p>160</text:p>
          </table:table-cell>
          <table:table-cell office:value-type="float" office:value="223.21428571428572" table:formula="of:=[.J181]*10000/(2^10*(2^[.$J$20]-1))" table:style-name="ce1">
            <text:p>223,214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1" table:formula="of:=[.J181]+1" table:style-name="ce1">
            <text:p>161</text:p>
          </table:table-cell>
          <table:table-cell office:value-type="float" office:value="224.609375" table:formula="of:=[.J182]*10000/(2^10*(2^[.$J$20]-1))" table:style-name="ce1">
            <text:p>224,60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2" table:formula="of:=[.J182]+1" table:style-name="ce1">
            <text:p>162</text:p>
          </table:table-cell>
          <table:table-cell office:value-type="float" office:value="226.00446428571428" table:formula="of:=[.J183]*10000/(2^10*(2^[.$J$20]-1))" table:style-name="ce1">
            <text:p>226,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3" table:formula="of:=[.J183]+1" table:style-name="ce1">
            <text:p>163</text:p>
          </table:table-cell>
          <table:table-cell office:value-type="float" office:value="227.39955357142858" table:formula="of:=[.J184]*10000/(2^10*(2^[.$J$20]-1))" table:style-name="ce1">
            <text:p>227,399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4" table:formula="of:=[.J184]+1" table:style-name="ce1">
            <text:p>164</text:p>
          </table:table-cell>
          <table:table-cell office:value-type="float" office:value="228.79464285714286" table:formula="of:=[.J185]*10000/(2^10*(2^[.$J$20]-1))" table:style-name="ce1">
            <text:p>228,79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5" table:formula="of:=[.J185]+1" table:style-name="ce1">
            <text:p>165</text:p>
          </table:table-cell>
          <table:table-cell office:value-type="float" office:value="230.18973214285714" table:formula="of:=[.J186]*10000/(2^10*(2^[.$J$20]-1))" table:style-name="ce1">
            <text:p>230,189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6" table:formula="of:=[.J186]+1" table:style-name="ce1">
            <text:p>166</text:p>
          </table:table-cell>
          <table:table-cell office:value-type="float" office:value="231.58482142857142" table:formula="of:=[.J187]*10000/(2^10*(2^[.$J$20]-1))" table:style-name="ce1">
            <text:p>231,5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7" table:formula="of:=[.J187]+1" table:style-name="ce1">
            <text:p>167</text:p>
          </table:table-cell>
          <table:table-cell office:value-type="float" office:value="232.97991071428572" table:formula="of:=[.J188]*10000/(2^10*(2^[.$J$20]-1))" table:style-name="ce1">
            <text:p>232,979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8" table:formula="of:=[.J188]+1" table:style-name="ce1">
            <text:p>168</text:p>
          </table:table-cell>
          <table:table-cell office:value-type="float" office:value="234.375" table:formula="of:=[.J189]*10000/(2^10*(2^[.$J$20]-1))" table:style-name="ce1">
            <text:p>234,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9" table:formula="of:=[.J189]+1" table:style-name="ce1">
            <text:p>169</text:p>
          </table:table-cell>
          <table:table-cell office:value-type="float" office:value="235.77008928571428" table:formula="of:=[.J190]*10000/(2^10*(2^[.$J$20]-1))" table:style-name="ce1">
            <text:p>235,770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0" table:formula="of:=[.J190]+1" table:style-name="ce1">
            <text:p>170</text:p>
          </table:table-cell>
          <table:table-cell office:value-type="float" office:value="237.16517857142858" table:formula="of:=[.J191]*10000/(2^10*(2^[.$J$20]-1))" table:style-name="ce1">
            <text:p>237,165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1" table:formula="of:=[.J191]+1" table:style-name="ce1">
            <text:p>171</text:p>
          </table:table-cell>
          <table:table-cell office:value-type="float" office:value="238.56026785714286" table:formula="of:=[.J192]*10000/(2^10*(2^[.$J$20]-1))" table:style-name="ce1">
            <text:p>238,560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2" table:formula="of:=[.J192]+1" table:style-name="ce1">
            <text:p>172</text:p>
          </table:table-cell>
          <table:table-cell office:value-type="float" office:value="239.95535714285714" table:formula="of:=[.J193]*10000/(2^10*(2^[.$J$20]-1))" table:style-name="ce1">
            <text:p>239,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3" table:formula="of:=[.J193]+1" table:style-name="ce1">
            <text:p>173</text:p>
          </table:table-cell>
          <table:table-cell office:value-type="float" office:value="241.35044642857142" table:formula="of:=[.J194]*10000/(2^10*(2^[.$J$20]-1))" table:style-name="ce1">
            <text:p>241,350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4" table:formula="of:=[.J194]+1" table:style-name="ce1">
            <text:p>174</text:p>
          </table:table-cell>
          <table:table-cell office:value-type="float" office:value="242.74553571428572" table:formula="of:=[.J195]*10000/(2^10*(2^[.$J$20]-1))" table:style-name="ce1">
            <text:p>242,74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5" table:formula="of:=[.J195]+1" table:style-name="ce1">
            <text:p>175</text:p>
          </table:table-cell>
          <table:table-cell office:value-type="float" office:value="244.140625" table:formula="of:=[.J196]*10000/(2^10*(2^[.$J$20]-1))" table:style-name="ce1">
            <text:p>244,14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6" table:formula="of:=[.J196]+1" table:style-name="ce1">
            <text:p>176</text:p>
          </table:table-cell>
          <table:table-cell office:value-type="float" office:value="245.53571428571428" table:formula="of:=[.J197]*10000/(2^10*(2^[.$J$20]-1))" table:style-name="ce1">
            <text:p>245,5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7" table:formula="of:=[.J197]+1" table:style-name="ce1">
            <text:p>177</text:p>
          </table:table-cell>
          <table:table-cell office:value-type="float" office:value="246.93080357142858" table:formula="of:=[.J198]*10000/(2^10*(2^[.$J$20]-1))" table:style-name="ce1">
            <text:p>246,930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8" table:formula="of:=[.J198]+1" table:style-name="ce1">
            <text:p>178</text:p>
          </table:table-cell>
          <table:table-cell office:value-type="float" office:value="248.32589285714286" table:formula="of:=[.J199]*10000/(2^10*(2^[.$J$20]-1))" table:style-name="ce1">
            <text:p>248,32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9" table:formula="of:=[.J199]+1" table:style-name="ce1">
            <text:p>179</text:p>
          </table:table-cell>
          <table:table-cell office:value-type="float" office:value="249.72098214285714" table:formula="of:=[.J200]*10000/(2^10*(2^[.$J$20]-1))" table:style-name="ce1">
            <text:p>249,720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0" table:formula="of:=[.J200]+1" table:style-name="ce1">
            <text:p>180</text:p>
          </table:table-cell>
          <table:table-cell office:value-type="float" office:value="251.11607142857142" table:formula="of:=[.J201]*10000/(2^10*(2^[.$J$20]-1))" table:style-name="ce1">
            <text:p>251,116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1" table:formula="of:=[.J201]+1" table:style-name="ce1">
            <text:p>181</text:p>
          </table:table-cell>
          <table:table-cell office:value-type="float" office:value="252.51116071428572" table:formula="of:=[.J202]*10000/(2^10*(2^[.$J$20]-1))" table:style-name="ce1">
            <text:p>252,511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2" table:formula="of:=[.J202]+1" table:style-name="ce1">
            <text:p>182</text:p>
          </table:table-cell>
          <table:table-cell office:value-type="float" office:value="253.90625" table:formula="of:=[.J203]*10000/(2^10*(2^[.$J$20]-1))" table:style-name="ce1">
            <text:p>253,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3" table:formula="of:=[.J203]+1" table:style-name="ce1">
            <text:p>183</text:p>
          </table:table-cell>
          <table:table-cell office:value-type="float" office:value="255.30133928571428" table:formula="of:=[.J204]*10000/(2^10*(2^[.$J$20]-1))" table:style-name="ce1">
            <text:p>255,301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4" table:formula="of:=[.J204]+1" table:style-name="ce1">
            <text:p>184</text:p>
          </table:table-cell>
          <table:table-cell office:value-type="float" office:value="256.69642857142856" table:formula="of:=[.J205]*10000/(2^10*(2^[.$J$20]-1))" table:style-name="ce1">
            <text:p>256,69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5" table:formula="of:=[.J205]+1" table:style-name="ce1">
            <text:p>185</text:p>
          </table:table-cell>
          <table:table-cell office:value-type="float" office:value="258.09151785714283" table:formula="of:=[.J206]*10000/(2^10*(2^[.$J$20]-1))" table:style-name="ce1">
            <text:p>258,09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6" table:formula="of:=[.J206]+1" table:style-name="ce1">
            <text:p>186</text:p>
          </table:table-cell>
          <table:table-cell office:value-type="float" office:value="259.48660714285717" table:formula="of:=[.J207]*10000/(2^10*(2^[.$J$20]-1))" table:style-name="ce1">
            <text:p>259,4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7" table:formula="of:=[.J207]+1" table:style-name="ce1">
            <text:p>187</text:p>
          </table:table-cell>
          <table:table-cell office:value-type="float" office:value="260.88169642857144" table:formula="of:=[.J208]*10000/(2^10*(2^[.$J$20]-1))" table:style-name="ce1">
            <text:p>260,88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8" table:formula="of:=[.J208]+1" table:style-name="ce1">
            <text:p>188</text:p>
          </table:table-cell>
          <table:table-cell office:value-type="float" office:value="262.27678571428572" table:formula="of:=[.J209]*10000/(2^10*(2^[.$J$20]-1))" table:style-name="ce1">
            <text:p>262,27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9" table:formula="of:=[.J209]+1" table:style-name="ce1">
            <text:p>189</text:p>
          </table:table-cell>
          <table:table-cell office:value-type="float" office:value="263.671875" table:formula="of:=[.J210]*10000/(2^10*(2^[.$J$20]-1))" table:style-name="ce1">
            <text:p>263,6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0" table:formula="of:=[.J210]+1" table:style-name="ce1">
            <text:p>190</text:p>
          </table:table-cell>
          <table:table-cell office:value-type="float" office:value="265.06696428571428" table:formula="of:=[.J211]*10000/(2^10*(2^[.$J$20]-1))" table:style-name="ce1">
            <text:p>265,06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1" table:formula="of:=[.J211]+1" table:style-name="ce1">
            <text:p>191</text:p>
          </table:table-cell>
          <table:table-cell office:value-type="float" office:value="266.46205357142856" table:formula="of:=[.J212]*10000/(2^10*(2^[.$J$20]-1))" table:style-name="ce1">
            <text:p>266,46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2" table:formula="of:=[.J212]+1" table:style-name="ce1">
            <text:p>192</text:p>
          </table:table-cell>
          <table:table-cell office:value-type="float" office:value="267.85714285714283" table:formula="of:=[.J213]*10000/(2^10*(2^[.$J$20]-1))" table:style-name="ce1">
            <text:p>267,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3" table:formula="of:=[.J213]+1" table:style-name="ce1">
            <text:p>193</text:p>
          </table:table-cell>
          <table:table-cell office:value-type="float" office:value="269.25223214285717" table:formula="of:=[.J214]*10000/(2^10*(2^[.$J$20]-1))" table:style-name="ce1">
            <text:p>269,25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4" table:formula="of:=[.J214]+1" table:style-name="ce1">
            <text:p>194</text:p>
          </table:table-cell>
          <table:table-cell office:value-type="float" office:value="270.64732142857144" table:formula="of:=[.J215]*10000/(2^10*(2^[.$J$20]-1))" table:style-name="ce1">
            <text:p>270,64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5" table:formula="of:=[.J215]+1" table:style-name="ce1">
            <text:p>195</text:p>
          </table:table-cell>
          <table:table-cell office:value-type="float" office:value="272.04241071428572" table:formula="of:=[.J216]*10000/(2^10*(2^[.$J$20]-1))" table:style-name="ce1">
            <text:p>272,04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6" table:formula="of:=[.J216]+1" table:style-name="ce1">
            <text:p>196</text:p>
          </table:table-cell>
          <table:table-cell office:value-type="float" office:value="273.4375" table:formula="of:=[.J217]*10000/(2^10*(2^[.$J$20]-1))" table:style-name="ce1">
            <text:p>273,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7" table:formula="of:=[.J217]+1" table:style-name="ce1">
            <text:p>197</text:p>
          </table:table-cell>
          <table:table-cell office:value-type="float" office:value="274.83258928571428" table:formula="of:=[.J218]*10000/(2^10*(2^[.$J$20]-1))" table:style-name="ce1">
            <text:p>274,83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8" table:formula="of:=[.J218]+1" table:style-name="ce1">
            <text:p>198</text:p>
          </table:table-cell>
          <table:table-cell office:value-type="float" office:value="276.22767857142856" table:formula="of:=[.J219]*10000/(2^10*(2^[.$J$20]-1))" table:style-name="ce1">
            <text:p>276,22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9" table:formula="of:=[.J219]+1" table:style-name="ce1">
            <text:p>199</text:p>
          </table:table-cell>
          <table:table-cell office:value-type="float" office:value="277.62276785714283" table:formula="of:=[.J220]*10000/(2^10*(2^[.$J$20]-1))" table:style-name="ce1">
            <text:p>277,62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0" table:formula="of:=[.J220]+1" table:style-name="ce1">
            <text:p>200</text:p>
          </table:table-cell>
          <table:table-cell office:value-type="float" office:value="279.01785714285717" table:formula="of:=[.J221]*10000/(2^10*(2^[.$J$20]-1))" table:style-name="ce1">
            <text:p>279,01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1" table:formula="of:=[.J221]+1" table:style-name="ce1">
            <text:p>201</text:p>
          </table:table-cell>
          <table:table-cell office:value-type="float" office:value="280.41294642857144" table:formula="of:=[.J222]*10000/(2^10*(2^[.$J$20]-1))" table:style-name="ce1">
            <text:p>280,41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2" table:formula="of:=[.J222]+1" table:style-name="ce1">
            <text:p>202</text:p>
          </table:table-cell>
          <table:table-cell office:value-type="float" office:value="281.80803571428572" table:formula="of:=[.J223]*10000/(2^10*(2^[.$J$20]-1))" table:style-name="ce1">
            <text:p>281,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3" table:formula="of:=[.J223]+1" table:style-name="ce1">
            <text:p>203</text:p>
          </table:table-cell>
          <table:table-cell office:value-type="float" office:value="283.203125" table:formula="of:=[.J224]*10000/(2^10*(2^[.$J$20]-1))" table:style-name="ce1">
            <text:p>283,20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4" table:formula="of:=[.J224]+1" table:style-name="ce1">
            <text:p>204</text:p>
          </table:table-cell>
          <table:table-cell office:value-type="float" office:value="284.59821428571428" table:formula="of:=[.J225]*10000/(2^10*(2^[.$J$20]-1))" table:style-name="ce1">
            <text:p>284,59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5" table:formula="of:=[.J225]+1" table:style-name="ce1">
            <text:p>205</text:p>
          </table:table-cell>
          <table:table-cell office:value-type="float" office:value="285.99330357142856" table:formula="of:=[.J226]*10000/(2^10*(2^[.$J$20]-1))" table:style-name="ce1">
            <text:p>285,99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6" table:formula="of:=[.J226]+1" table:style-name="ce1">
            <text:p>206</text:p>
          </table:table-cell>
          <table:table-cell office:value-type="float" office:value="287.38839285714283" table:formula="of:=[.J227]*10000/(2^10*(2^[.$J$20]-1))" table:style-name="ce1">
            <text:p>287,3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7" table:formula="of:=[.J227]+1" table:style-name="ce1">
            <text:p>207</text:p>
          </table:table-cell>
          <table:table-cell office:value-type="float" office:value="288.78348214285717" table:formula="of:=[.J228]*10000/(2^10*(2^[.$J$20]-1))" table:style-name="ce1">
            <text:p>288,78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8" table:formula="of:=[.J228]+1" table:style-name="ce1">
            <text:p>208</text:p>
          </table:table-cell>
          <table:table-cell office:value-type="float" office:value="290.17857142857144" table:formula="of:=[.J229]*10000/(2^10*(2^[.$J$20]-1))" table:style-name="ce1">
            <text:p>290,17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9" table:formula="of:=[.J229]+1" table:style-name="ce1">
            <text:p>209</text:p>
          </table:table-cell>
          <table:table-cell office:value-type="float" office:value="291.57366071428572" table:formula="of:=[.J230]*10000/(2^10*(2^[.$J$20]-1))" table:style-name="ce1">
            <text:p>291,57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0" table:formula="of:=[.J230]+1" table:style-name="ce1">
            <text:p>210</text:p>
          </table:table-cell>
          <table:table-cell office:value-type="float" office:value="292.96875" table:formula="of:=[.J231]*10000/(2^10*(2^[.$J$20]-1))" table:style-name="ce1">
            <text:p>292,9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1" table:formula="of:=[.J231]+1" table:style-name="ce1">
            <text:p>211</text:p>
          </table:table-cell>
          <table:table-cell office:value-type="float" office:value="294.36383928571428" table:formula="of:=[.J232]*10000/(2^10*(2^[.$J$20]-1))" table:style-name="ce1">
            <text:p>294,36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2" table:formula="of:=[.J232]+1" table:style-name="ce1">
            <text:p>212</text:p>
          </table:table-cell>
          <table:table-cell office:value-type="float" office:value="295.75892857142856" table:formula="of:=[.J233]*10000/(2^10*(2^[.$J$20]-1))" table:style-name="ce1">
            <text:p>295,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3" table:formula="of:=[.J233]+1" table:style-name="ce1">
            <text:p>213</text:p>
          </table:table-cell>
          <table:table-cell office:value-type="float" office:value="297.15401785714283" table:formula="of:=[.J234]*10000/(2^10*(2^[.$J$20]-1))" table:style-name="ce1">
            <text:p>297,15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4" table:formula="of:=[.J234]+1" table:style-name="ce1">
            <text:p>214</text:p>
          </table:table-cell>
          <table:table-cell office:value-type="float" office:value="298.54910714285717" table:formula="of:=[.J235]*10000/(2^10*(2^[.$J$20]-1))" table:style-name="ce1">
            <text:p>298,54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5" table:formula="of:=[.J235]+1" table:style-name="ce1">
            <text:p>215</text:p>
          </table:table-cell>
          <table:table-cell office:value-type="float" office:value="299.94419642857144" table:formula="of:=[.J236]*10000/(2^10*(2^[.$J$20]-1))" table:style-name="ce1">
            <text:p>299,9441964</text:p>
          </table:table-cell>
          <table:table-cell table:number-columns-repeated="16373"/>
        </table:table-row>
        <table:table-row table:number-rows-repeated="1048340" table:style-name="ro1">
          <table:table-cell table:number-columns-repeated="16384"/>
        </table:table-row>
      </table:table>
      <table:table table:name="chaîne" table:style-name="ta2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0" table:style-name="ce8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K</text:p>
          </table:table-cell>
          <table:table-cell office:value-type="float" office:value="2000" table:style-name="ce8">
            <text:p>2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Valim_AOP</text:p>
          </table:table-cell>
          <table:table-cell office:value-type="float" office:value="5" table:style-name="ce8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8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2</text:p>
          </table:table-cell>
          <table:table-cell office:value-type="float" office:value="1000" table:style-name="ce8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V_FS</text:p>
          </table:table-cell>
          <table:table-cell office:value-type="float" office:value="5" table:style-name="ce8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N</text:p>
          </table:table-cell>
          <table:table-cell office:value-type="float" office:value="12" table:style-name="ce8">
            <text:p>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WATT METER F8KGL</text:p>
          </table:table-cell>
          <table:table-cell table:number-columns-repeated="8" table:style-name="ce1"/>
          <table:table-cell office:value-type="string" table:style-name="ce1">
            <text:p>SWR POWER METER F8KGL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n(dBm)</text:p>
          </table:table-cell>
          <table:table-cell office:value-type="float" office:value="-30" table:style-name="ce8">
            <text:p>-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in (W)</text:p>
          </table:table-cell>
          <table:table-cell office:value-type="float" office:value="9.9999999999999995E-7" table:formula="of:=(1*10^(-3))*(10^([.B12]/10))" table:style-name="ce3">
            <text:p>0,0000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d(V)</text:p>
          </table:table-cell>
          <table:table-cell office:value-type="float" office:value="2E-3" table:formula="of:=[.B13]*[.B3]" table:style-name="ce3">
            <text:p>0,00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G</text:p>
          </table:table-cell>
          <table:table-cell office:value-type="float" office:value="10" table:formula="of:=[.B6]/[.B5]" table:style-name="ce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aop</text:p>
          </table:table-cell>
          <table:table-cell office:value-type="float" office:value="2.48" table:formula="of:=[.B4]/2-[.B17]*[.B15]" table:style-name="ce3">
            <text:p>2,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DCoffset</text:p>
          </table:table-cell>
          <table:table-cell office:value-type="float" office:value="2048" table:formula="of:=2^([.B8]-1)*[.B4]/[.B7]" table:style-name="ce3">
            <text:p>20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(ADC)</text:p>
          </table:table-cell>
          <table:table-cell office:value-type="float" office:value="2032" table:formula="of:=ROUND([.B18]*2^[.B8]/[.B7];0)" table:style-name="ce3">
            <text:p>20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ADC)_m</text:p>
          </table:table-cell>
          <table:table-cell office:value-type="float" office:value="16" table:formula="of:=[.B20]-[.B22]" table:style-name="ce3">
            <text:p>16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Kconv</text:p>
          </table:table-cell>
          <table:table-cell office:value-type="float" office:value="16384000" table:formula="of:=2^[.B8]*[.B6]*[.B3]/([.B7]*[.B5])" table:style-name="ce3">
            <text:p>16384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ADC)_m/Pfwd</text:p>
          </table:table-cell>
          <table:table-cell office:value-type="float" office:value="16000000" table:formula="of:=[.B23]/[.B13]" table:style-name="ce9">
            <text:p>16000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g2(Kconv)</text:p>
          </table:table-cell>
          <table:table-cell office:value-type="float" office:value="23.931568569324174" table:formula="of:=LOG([.B27];2)" table:style-name="ce3">
            <text:p>23,93156857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calibration" table:style-name="ta2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1">
            <text:p>1/Renseigner la valeur de 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K</text:p>
          </table:table-cell>
          <table:table-cell office:value-type="float" office:value="2000" table:style-name="ce8">
            <text:p>2000</text:p>
          </table:table-cell>
          <table:table-cell table:style-name="ce1"/>
          <table:table-cell office:value-type="string" table:style-name="ce1">
            <text:p>2/Reporter manuellement la valeur de Pin et ADC_m dans D13 et D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alim_AOP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1">
            <text:p>3/Contrôle de E23 = 2^n ? Ajuster B6 au beso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8">
            <text:p>100</text:p>
          </table:table-cell>
          <table:table-cell table:style-name="ce1"/>
          <table:table-cell office:value-type="string" table:style-name="ce1">
            <text:p>4/Contrôle d"une valeur AD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2</text:p>
          </table:table-cell>
          <table:table-cell office:value-type="float" office:value="1000" table:style-name="ce8">
            <text:p>1000</text:p>
          </table:table-cell>
          <table:table-cell table:style-name="ce1"/>
          <table:table-cell office:value-type="string" table:style-name="ce1">
            <text:p>4.1/Fixer un ADC en F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_FS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1">
            <text:p>4.2/Reporter la puissance de H13 dans B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N</text:p>
          </table:table-cell>
          <table:table-cell office:value-type="float" office:value="12" table:style-name="ce8">
            <text:p>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WATT METER F8KGL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DC</text:p>
          </table:table-cell>
          <table:table-cell office:value-type="string" table:style-name="ce1">
            <text:p>P(nW)</text:p>
          </table:table-cell>
          <table:table-cell office:value-type="string" table:style-name="ce1">
            <text:p>P(dBm)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Pin(dBm)</text:p>
          </table:table-cell>
          <table:table-cell office:value-type="float" office:value="-15" table:style-name="ce8">
            <text:p>-15</text:p>
          </table:table-cell>
          <table:table-cell table:number-columns-repeated="3" table:style-name="ce1"/>
          <table:table-cell office:value-type="float" office:value="1" table:style-name="ce8">
            <text:p>1</text:p>
          </table:table-cell>
          <table:table-cell office:value-type="float" office:value="62.500000000000007" table:formula="of:=[.F12]*[.$G$23]" table:style-name="ce3">
            <text:p>62,5</text:p>
          </table:table-cell>
          <table:table-cell office:value-type="float" office:value="-42.04119982655925" table:formula="of:=10*LOG([.G12]*10^(-6))" table:style-name="ce3">
            <text:p>-42,0411998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in (W)</text:p>
          </table:table-cell>
          <table:table-cell office:value-type="float" office:value="3.1622776601683782E-5" table:formula="of:=(1*10^(-3))*(10^([.B12]/10))" table:style-name="ce3">
            <text:p>3,16228E-05</text:p>
          </table:table-cell>
          <table:table-cell table:style-name="ce1"/>
          <table:table-cell office:value-type="float" office:value="9.9999999999999995E-7" table:formula="of:=1*10^(-6)" table:style-name="ce8">
            <text:p>0,000001</text:p>
          </table:table-cell>
          <table:table-cell table:style-name="ce1"/>
          <table:table-cell office:value-type="float" office:value="16" table:style-name="ce8">
            <text:p>16</text:p>
          </table:table-cell>
          <table:table-cell office:value-type="float" office:value="1000.0000000000001" table:formula="of:=[.F13]*[.$G$23]" table:style-name="ce3">
            <text:p>1000</text:p>
          </table:table-cell>
          <table:table-cell office:value-type="float" office:value="-30" table:formula="of:=10*LOG([.G13]*10^(-6))" table:style-name="ce3">
            <text:p>-30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float" office:value="3" table:style-name="ce8">
            <text:p>3</text:p>
          </table:table-cell>
          <table:table-cell office:value-type="float" office:value="187.50000000000003" table:formula="of:=[.F14]*[.$G$23]" table:style-name="ce3">
            <text:p>187,5</text:p>
          </table:table-cell>
          <table:table-cell office:value-type="float" office:value="-37.269987279362624" table:formula="of:=10*LOG([.G14]*10^(-6))" table:style-name="ce3">
            <text:p>-37,26998728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d(V)</text:p>
          </table:table-cell>
          <table:table-cell office:value-type="float" office:value="6.3245553203367569E-2" table:formula="of:=[.B13]*[.B3]" table:style-name="ce3">
            <text:p>0,063245553</text:p>
          </table:table-cell>
          <table:table-cell table:number-columns-repeated="3" table:style-name="ce1"/>
          <table:table-cell office:value-type="float" office:value="2047" table:style-name="ce8">
            <text:p>2047</text:p>
          </table:table-cell>
          <table:table-cell office:value-type="float" office:value="127937.50000000001" table:formula="of:=[.F15]*[.$G$23]" table:style-name="ce3">
            <text:p>127937,5</text:p>
          </table:table-cell>
          <table:table-cell office:value-type="float" office:value="-8.9300213999341906" table:formula="of:=10*LOG([.G15]*10^(-6))" table:style-name="ce3">
            <text:p>-8,930021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G</text:p>
          </table:table-cell>
          <table:table-cell office:value-type="float" office:value="10" table:formula="of:=[.B6]/[.B5]" table:style-name="ce3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aop</text:p>
          </table:table-cell>
          <table:table-cell office:value-type="float" office:value="1.8675444679663245" table:formula="of:=[.B4]/2-[.B17]*[.B15]" table:style-name="ce3">
            <text:p>1,86754446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DCoffset</text:p>
          </table:table-cell>
          <table:table-cell office:value-type="float" office:value="2048" table:formula="of:=2^([.B8]-1)*[.B4]/[.B7]" table:style-name="ce3">
            <text:p>204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(ADC)</text:p>
          </table:table-cell>
          <table:table-cell office:value-type="float" office:value="1530" table:formula="of:=ROUND([.B18]*2^[.B8]/[.B7];0)" table:style-name="ce3">
            <text:p>15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(ADC)_m</text:p>
          </table:table-cell>
          <table:table-cell office:value-type="float" office:value="518" table:formula="of:=[.B20]-[.B22]" table:style-name="ce3">
            <text:p>518</text:p>
          </table:table-cell>
          <table:table-cell table:style-name="ce1"/>
          <table:table-cell office:value-type="float" office:value="16" table:style-name="ce8">
            <text:p>16</text:p>
          </table:table-cell>
          <table:table-cell office:value-type="float" office:value="23.931568569324174" table:formula="of:=LOG([.D23]/[.D13];2)" table:style-name="ce3">
            <text:p>23,93156857</text:p>
          </table:table-cell>
          <table:table-cell office:value-type="float" office:value="6.250000000000001E-8" table:formula="of:=1/2^[.E23]" table:style-name="ce1">
            <text:p>6,25E-08</text:p>
          </table:table-cell>
          <table:table-cell office:value-type="float" office:value="62.500000000000007" table:formula="of:=[.F23]*10^9" table:style-name="ce3">
            <text:p>62,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Kconv</text:p>
          </table:table-cell>
          <table:table-cell office:value-type="float" office:value="16384000" table:formula="of:=2^[.B8]*[.B6]*[.B3]/([.B7]*[.B5])" table:style-name="ce3">
            <text:p>16384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(ADC)_m/Pfwd</text:p>
          </table:table-cell>
          <table:table-cell office:value-type="float" office:value="16380598.279672211" table:formula="of:=[.B23]/[.B13]" table:style-name="ce9">
            <text:p>16380598,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g2(Kconv)</text:p>
          </table:table-cell>
          <table:table-cell office:value-type="float" office:value="23.965484714679686" table:formula="of:=LOG([.B27];2)" table:style-name="ce3">
            <text:p>23,96548471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table_de_log" table:style-name="ta2">
        <table:table-column table:style-name="co2" table:number-columns-repeated="16384" table:default-cell-style-name="ce1"/>
        <table:table-row table:style-name="ro1">
          <table:table-cell office:value-type="float" office:value="2" table:formula="of:=2" table:style-name="ce1">
            <text:p>2</text:p>
          </table:table-cell>
          <table:table-cell office:value-type="float" office:value="3.0102999566398121" table:formula="of:=10*LOG([.A1])" table:style-name="ce1">
            <text:p>3,010299957</text:p>
          </table:table-cell>
          <table:table-cell table:number-columns-repeated="16382"/>
        </table:table-row>
        <table:table-row table:style-name="ro1">
          <table:table-cell office:value-type="float" office:value="3" table:formula="of:=[.A1]+1" table:style-name="ce1">
            <text:p>3</text:p>
          </table:table-cell>
          <table:table-cell office:value-type="float" office:value="4.7712125471966242" table:formula="of:=10*LOG([.A2])" table:style-name="ce1">
            <text:p>4,771212547</text:p>
          </table:table-cell>
          <table:table-cell table:number-columns-repeated="16382"/>
        </table:table-row>
        <table:table-row table:style-name="ro1">
          <table:table-cell office:value-type="float" office:value="4" table:formula="of:=[.A2]+1" table:style-name="ce1">
            <text:p>4</text:p>
          </table:table-cell>
          <table:table-cell office:value-type="float" office:value="6.0205999132796242" table:formula="of:=10*LOG([.A3])" table:style-name="ce1">
            <text:p>6,020599913</text:p>
          </table:table-cell>
          <table:table-cell table:number-columns-repeated="16382"/>
        </table:table-row>
        <table:table-row table:style-name="ro1">
          <table:table-cell office:value-type="float" office:value="5" table:formula="of:=[.A3]+1" table:style-name="ce1">
            <text:p>5</text:p>
          </table:table-cell>
          <table:table-cell office:value-type="float" office:value="6.9897000433601884" table:formula="of:=10*LOG([.A4])" table:style-name="ce1">
            <text:p>6,989700043</text:p>
          </table:table-cell>
          <table:table-cell table:number-columns-repeated="16382"/>
        </table:table-row>
        <table:table-row table:style-name="ro1">
          <table:table-cell office:value-type="float" office:value="6" table:formula="of:=[.A4]+1" table:style-name="ce1">
            <text:p>6</text:p>
          </table:table-cell>
          <table:table-cell office:value-type="float" office:value="7.7815125038364368" table:formula="of:=10*LOG([.A5])" table:style-name="ce1">
            <text:p>7,781512504</text:p>
          </table:table-cell>
          <table:table-cell table:number-columns-repeated="16382"/>
        </table:table-row>
        <table:table-row table:style-name="ro1">
          <table:table-cell office:value-type="float" office:value="7" table:formula="of:=[.A5]+1" table:style-name="ce1">
            <text:p>7</text:p>
          </table:table-cell>
          <table:table-cell office:value-type="float" office:value="8.4509804001425675" table:formula="of:=10*LOG([.A6])" table:style-name="ce1">
            <text:p>8,4509804</text:p>
          </table:table-cell>
          <table:table-cell table:number-columns-repeated="16382"/>
        </table:table-row>
        <table:table-row table:style-name="ro1">
          <table:table-cell office:value-type="float" office:value="8" table:formula="of:=[.A6]+1" table:style-name="ce1">
            <text:p>8</text:p>
          </table:table-cell>
          <table:table-cell office:value-type="float" office:value="9.0308998699194358" table:formula="of:=10*LOG([.A7])" table:style-name="ce1">
            <text:p>9,03089987</text:p>
          </table:table-cell>
          <table:table-cell table:number-columns-repeated="16382"/>
        </table:table-row>
        <table:table-row table:style-name="ro1">
          <table:table-cell office:value-type="float" office:value="9" table:formula="of:=[.A7]+1" table:style-name="ce1">
            <text:p>9</text:p>
          </table:table-cell>
          <table:table-cell office:value-type="float" office:value="9.5424250943932485" table:formula="of:=10*LOG([.A8])" table:style-name="ce1">
            <text:p>9,542425094</text:p>
          </table:table-cell>
          <table:table-cell table:number-columns-repeated="16382"/>
        </table:table-row>
        <table:table-row table:style-name="ro1">
          <table:table-cell office:value-type="float" office:value="10" table:formula="of:=[.A8]+1" table:style-name="ce1">
            <text:p>10</text:p>
          </table:table-cell>
          <table:table-cell office:value-type="float" office:value="10" table:formula="of:=10*LOG([.A9])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1" table:formula="of:=[.A9]+1" table:style-name="ce1">
            <text:p>11</text:p>
          </table:table-cell>
          <table:table-cell office:value-type="float" office:value="10.413926851582252" table:formula="of:=10*LOG([.A10])" table:style-name="ce1">
            <text:p>10,41392685</text:p>
          </table:table-cell>
          <table:table-cell table:number-columns-repeated="16382"/>
        </table:table-row>
        <table:table-row table:style-name="ro1">
          <table:table-cell office:value-type="float" office:value="12" table:formula="of:=[.A10]+1" table:style-name="ce1">
            <text:p>12</text:p>
          </table:table-cell>
          <table:table-cell office:value-type="float" office:value="10.791812460476249" table:formula="of:=10*LOG([.A11])" table:style-name="ce1">
            <text:p>10,79181246</text:p>
          </table:table-cell>
          <table:table-cell table:number-columns-repeated="16382"/>
        </table:table-row>
        <table:table-row table:style-name="ro1">
          <table:table-cell office:value-type="float" office:value="13" table:formula="of:=[.A11]+1" table:style-name="ce1">
            <text:p>13</text:p>
          </table:table-cell>
          <table:table-cell office:value-type="float" office:value="11.139433523068368" table:formula="of:=10*LOG([.A12])" table:style-name="ce1">
            <text:p>11,13943352</text:p>
          </table:table-cell>
          <table:table-cell table:number-columns-repeated="16382"/>
        </table:table-row>
        <table:table-row table:style-name="ro1">
          <table:table-cell office:value-type="float" office:value="14" table:formula="of:=[.A12]+1" table:style-name="ce1">
            <text:p>14</text:p>
          </table:table-cell>
          <table:table-cell office:value-type="float" office:value="11.46128035678238" table:formula="of:=10*LOG([.A13])" table:style-name="ce1">
            <text:p>11,46128036</text:p>
          </table:table-cell>
          <table:table-cell table:number-columns-repeated="16382"/>
        </table:table-row>
        <table:table-row table:style-name="ro1">
          <table:table-cell office:value-type="float" office:value="15" table:formula="of:=[.A13]+1" table:style-name="ce1">
            <text:p>15</text:p>
          </table:table-cell>
          <table:table-cell office:value-type="float" office:value="11.760912590556813" table:formula="of:=10*LOG([.A14])" table:style-name="ce1">
            <text:p>11,76091259</text:p>
          </table:table-cell>
          <table:table-cell table:number-columns-repeated="16382"/>
        </table:table-row>
        <table:table-row table:style-name="ro1">
          <table:table-cell office:value-type="float" office:value="16" table:formula="of:=[.A14]+1" table:style-name="ce1">
            <text:p>16</text:p>
          </table:table-cell>
          <table:table-cell office:value-type="float" office:value="12.041199826559248" table:formula="of:=10*LOG([.A15])" table:style-name="ce1">
            <text:p>12,04119983</text:p>
          </table:table-cell>
          <table:table-cell table:number-columns-repeated="16382"/>
        </table:table-row>
        <table:table-row table:style-name="ro1">
          <table:table-cell office:value-type="float" office:value="17" table:formula="of:=[.A15]+1" table:style-name="ce1">
            <text:p>17</text:p>
          </table:table-cell>
          <table:table-cell office:value-type="float" office:value="12.304489213782739" table:formula="of:=10*LOG([.A16])" table:style-name="ce1">
            <text:p>12,30448921</text:p>
          </table:table-cell>
          <table:table-cell table:number-columns-repeated="16382"/>
        </table:table-row>
        <table:table-row table:style-name="ro1">
          <table:table-cell office:value-type="float" office:value="18" table:formula="of:=[.A16]+1" table:style-name="ce1">
            <text:p>18</text:p>
          </table:table-cell>
          <table:table-cell office:value-type="float" office:value="12.552725051033061" table:formula="of:=10*LOG([.A17])" table:style-name="ce1">
            <text:p>12,55272505</text:p>
          </table:table-cell>
          <table:table-cell table:number-columns-repeated="16382"/>
        </table:table-row>
        <table:table-row table:style-name="ro1">
          <table:table-cell office:value-type="float" office:value="19" table:formula="of:=[.A17]+1" table:style-name="ce1">
            <text:p>19</text:p>
          </table:table-cell>
          <table:table-cell office:value-type="float" office:value="12.787536009528289" table:formula="of:=10*LOG([.A18])" table:style-name="ce1">
            <text:p>12,78753601</text:p>
          </table:table-cell>
          <table:table-cell table:number-columns-repeated="16382"/>
        </table:table-row>
        <table:table-row table:style-name="ro1">
          <table:table-cell office:value-type="float" office:value="20" table:formula="of:=[.A18]+1" table:style-name="ce1">
            <text:p>20</text:p>
          </table:table-cell>
          <table:table-cell office:value-type="float" office:value="13.010299956639813" table:formula="of:=10*LOG([.A19])" table:style-name="ce1">
            <text:p>13,01029996</text:p>
          </table:table-cell>
          <table:table-cell table:number-columns-repeated="16382"/>
        </table:table-row>
        <table:table-row table:style-name="ro1">
          <table:table-cell office:value-type="float" office:value="21" table:formula="of:=[.A19]+1" table:style-name="ce1">
            <text:p>21</text:p>
          </table:table-cell>
          <table:table-cell office:value-type="float" office:value="13.222192947339193" table:formula="of:=10*LOG([.A20])" table:style-name="ce1">
            <text:p>13,22219295</text:p>
          </table:table-cell>
          <table:table-cell table:number-columns-repeated="16382"/>
        </table:table-row>
        <table:table-row table:style-name="ro1">
          <table:table-cell office:value-type="float" office:value="22" table:formula="of:=[.A20]+1" table:style-name="ce1">
            <text:p>22</text:p>
          </table:table-cell>
          <table:table-cell office:value-type="float" office:value="13.424226808222063" table:formula="of:=10*LOG([.A21])" table:style-name="ce1">
            <text:p>13,42422681</text:p>
          </table:table-cell>
          <table:table-cell table:number-columns-repeated="16382"/>
        </table:table-row>
        <table:table-row table:style-name="ro1">
          <table:table-cell office:value-type="float" office:value="23" table:formula="of:=[.A21]+1" table:style-name="ce1">
            <text:p>23</text:p>
          </table:table-cell>
          <table:table-cell office:value-type="float" office:value="13.617278360175929" table:formula="of:=10*LOG([.A22])" table:style-name="ce1">
            <text:p>13,61727836</text:p>
          </table:table-cell>
          <table:table-cell table:number-columns-repeated="16382"/>
        </table:table-row>
        <table:table-row table:style-name="ro1">
          <table:table-cell office:value-type="float" office:value="24" table:formula="of:=[.A22]+1" table:style-name="ce1">
            <text:p>24</text:p>
          </table:table-cell>
          <table:table-cell office:value-type="float" office:value="13.80211241711606" table:formula="of:=10*LOG([.A23])" table:style-name="ce1">
            <text:p>13,80211242</text:p>
          </table:table-cell>
          <table:table-cell table:number-columns-repeated="16382"/>
        </table:table-row>
        <table:table-row table:style-name="ro1">
          <table:table-cell office:value-type="float" office:value="25" table:formula="of:=[.A23]+1" table:style-name="ce1">
            <text:p>25</text:p>
          </table:table-cell>
          <table:table-cell office:value-type="float" office:value="13.979400086720377" table:formula="of:=10*LOG([.A24])" table:style-name="ce1">
            <text:p>13,97940009</text:p>
          </table:table-cell>
          <table:table-cell table:number-columns-repeated="16382"/>
        </table:table-row>
        <table:table-row table:style-name="ro1">
          <table:table-cell office:value-type="float" office:value="26" table:formula="of:=[.A24]+1" table:style-name="ce1">
            <text:p>26</text:p>
          </table:table-cell>
          <table:table-cell office:value-type="float" office:value="14.14973347970818" table:formula="of:=10*LOG([.A25])" table:style-name="ce1">
            <text:p>14,14973348</text:p>
          </table:table-cell>
          <table:table-cell table:number-columns-repeated="16382"/>
        </table:table-row>
        <table:table-row table:style-name="ro1">
          <table:table-cell office:value-type="float" office:value="27" table:formula="of:=[.A25]+1" table:style-name="ce1">
            <text:p>27</text:p>
          </table:table-cell>
          <table:table-cell office:value-type="float" office:value="14.313637641589875" table:formula="of:=10*LOG([.A26])" table:style-name="ce1">
            <text:p>14,31363764</text:p>
          </table:table-cell>
          <table:table-cell table:number-columns-repeated="16382"/>
        </table:table-row>
        <table:table-row table:style-name="ro1">
          <table:table-cell office:value-type="float" office:value="28" table:formula="of:=[.A26]+1" table:style-name="ce1">
            <text:p>28</text:p>
          </table:table-cell>
          <table:table-cell office:value-type="float" office:value="14.471580313422193" table:formula="of:=10*LOG([.A27])" table:style-name="ce1">
            <text:p>14,47158031</text:p>
          </table:table-cell>
          <table:table-cell table:number-columns-repeated="16382"/>
        </table:table-row>
        <table:table-row table:style-name="ro1">
          <table:table-cell office:value-type="float" office:value="29" table:formula="of:=[.A27]+1" table:style-name="ce1">
            <text:p>29</text:p>
          </table:table-cell>
          <table:table-cell office:value-type="float" office:value="14.62397997898956" table:formula="of:=10*LOG([.A28])" table:style-name="ce1">
            <text:p>14,62397998</text:p>
          </table:table-cell>
          <table:table-cell table:number-columns-repeated="16382"/>
        </table:table-row>
        <table:table-row table:style-name="ro1">
          <table:table-cell office:value-type="float" office:value="30" table:formula="of:=[.A28]+1" table:style-name="ce1">
            <text:p>30</text:p>
          </table:table-cell>
          <table:table-cell office:value-type="float" office:value="14.771212547196624" table:formula="of:=10*LOG([.A29])" table:style-name="ce1">
            <text:p>14,77121255</text:p>
          </table:table-cell>
          <table:table-cell table:number-columns-repeated="16382"/>
        </table:table-row>
        <table:table-row table:style-name="ro1">
          <table:table-cell office:value-type="float" office:value="31" table:formula="of:=[.A29]+1" table:style-name="ce1">
            <text:p>31</text:p>
          </table:table-cell>
          <table:table-cell office:value-type="float" office:value="14.913616938342727" table:formula="of:=10*LOG([.A30])" table:style-name="ce1">
            <text:p>14,91361694</text:p>
          </table:table-cell>
          <table:table-cell table:number-columns-repeated="16382"/>
        </table:table-row>
        <table:table-row table:style-name="ro1">
          <table:table-cell office:value-type="float" office:value="32" table:formula="of:=[.A30]+1" table:style-name="ce1">
            <text:p>32</text:p>
          </table:table-cell>
          <table:table-cell office:value-type="float" office:value="15.051499783199061" table:formula="of:=10*LOG([.A31])" table:style-name="ce1">
            <text:p>15,05149978</text:p>
          </table:table-cell>
          <table:table-cell table:number-columns-repeated="16382"/>
        </table:table-row>
        <table:table-row table:style-name="ro1">
          <table:table-cell office:value-type="float" office:value="33" table:formula="of:=[.A31]+1" table:style-name="ce1">
            <text:p>33</text:p>
          </table:table-cell>
          <table:table-cell office:value-type="float" office:value="15.185139398778876" table:formula="of:=10*LOG([.A32])" table:style-name="ce1">
            <text:p>15,1851394</text:p>
          </table:table-cell>
          <table:table-cell table:number-columns-repeated="16382"/>
        </table:table-row>
        <table:table-row table:style-name="ro1">
          <table:table-cell office:value-type="float" office:value="34" table:formula="of:=[.A32]+1" table:style-name="ce1">
            <text:p>34</text:p>
          </table:table-cell>
          <table:table-cell office:value-type="float" office:value="15.314789170422552" table:formula="of:=10*LOG([.A33])" table:style-name="ce1">
            <text:p>15,31478917</text:p>
          </table:table-cell>
          <table:table-cell table:number-columns-repeated="16382"/>
        </table:table-row>
        <table:table-row table:style-name="ro1">
          <table:table-cell office:value-type="float" office:value="35" table:formula="of:=[.A33]+1" table:style-name="ce1">
            <text:p>35</text:p>
          </table:table-cell>
          <table:table-cell office:value-type="float" office:value="15.440680443502757" table:formula="of:=10*LOG([.A34])" table:style-name="ce1">
            <text:p>15,44068044</text:p>
          </table:table-cell>
          <table:table-cell table:number-columns-repeated="16382"/>
        </table:table-row>
        <table:table-row table:style-name="ro1">
          <table:table-cell office:value-type="float" office:value="36" table:formula="of:=[.A34]+1" table:style-name="ce1">
            <text:p>36</text:p>
          </table:table-cell>
          <table:table-cell office:value-type="float" office:value="15.563025007672874" table:formula="of:=10*LOG([.A35])" table:style-name="ce1">
            <text:p>15,56302501</text:p>
          </table:table-cell>
          <table:table-cell table:number-columns-repeated="16382"/>
        </table:table-row>
        <table:table-row table:style-name="ro1">
          <table:table-cell office:value-type="float" office:value="37" table:formula="of:=[.A35]+1" table:style-name="ce1">
            <text:p>37</text:p>
          </table:table-cell>
          <table:table-cell office:value-type="float" office:value="15.68201724066995" table:formula="of:=10*LOG([.A36])" table:style-name="ce1">
            <text:p>15,68201724</text:p>
          </table:table-cell>
          <table:table-cell table:number-columns-repeated="16382"/>
        </table:table-row>
        <table:table-row table:style-name="ro1">
          <table:table-cell office:value-type="float" office:value="38" table:formula="of:=[.A36]+1" table:style-name="ce1">
            <text:p>38</text:p>
          </table:table-cell>
          <table:table-cell office:value-type="float" office:value="15.797835966168101" table:formula="of:=10*LOG([.A37])" table:style-name="ce1">
            <text:p>15,79783597</text:p>
          </table:table-cell>
          <table:table-cell table:number-columns-repeated="16382"/>
        </table:table-row>
        <table:table-row table:style-name="ro1">
          <table:table-cell office:value-type="float" office:value="39" table:formula="of:=[.A37]+1" table:style-name="ce1">
            <text:p>39</text:p>
          </table:table-cell>
          <table:table-cell office:value-type="float" office:value="15.910646070264992" table:formula="of:=10*LOG([.A38])" table:style-name="ce1">
            <text:p>15,91064607</text:p>
          </table:table-cell>
          <table:table-cell table:number-columns-repeated="16382"/>
        </table:table-row>
        <table:table-row table:style-name="ro1">
          <table:table-cell office:value-type="float" office:value="40" table:formula="of:=[.A38]+1" table:style-name="ce1">
            <text:p>40</text:p>
          </table:table-cell>
          <table:table-cell office:value-type="float" office:value="16.020599913279622" table:formula="of:=10*LOG([.A39])" table:style-name="ce1">
            <text:p>16,02059991</text:p>
          </table:table-cell>
          <table:table-cell table:number-columns-repeated="16382"/>
        </table:table-row>
        <table:table-row table:style-name="ro1">
          <table:table-cell office:value-type="float" office:value="41" table:formula="of:=[.A39]+1" table:style-name="ce1">
            <text:p>41</text:p>
          </table:table-cell>
          <table:table-cell office:value-type="float" office:value="16.127838567197355" table:formula="of:=10*LOG([.A40])" table:style-name="ce1">
            <text:p>16,12783857</text:p>
          </table:table-cell>
          <table:table-cell table:number-columns-repeated="16382"/>
        </table:table-row>
        <table:table-row table:style-name="ro1">
          <table:table-cell office:value-type="float" office:value="42" table:formula="of:=[.A40]+1" table:style-name="ce1">
            <text:p>42</text:p>
          </table:table-cell>
          <table:table-cell office:value-type="float" office:value="16.232492903979004" table:formula="of:=10*LOG([.A41])" table:style-name="ce1">
            <text:p>16,2324929</text:p>
          </table:table-cell>
          <table:table-cell table:number-columns-repeated="16382"/>
        </table:table-row>
        <table:table-row table:style-name="ro1">
          <table:table-cell office:value-type="float" office:value="43" table:formula="of:=[.A41]+1" table:style-name="ce1">
            <text:p>43</text:p>
          </table:table-cell>
          <table:table-cell office:value-type="float" office:value="16.334684555795864" table:formula="of:=10*LOG([.A42])" table:style-name="ce1">
            <text:p>16,33468456</text:p>
          </table:table-cell>
          <table:table-cell table:number-columns-repeated="16382"/>
        </table:table-row>
        <table:table-row table:style-name="ro1">
          <table:table-cell office:value-type="float" office:value="44" table:formula="of:=[.A42]+1" table:style-name="ce1">
            <text:p>44</text:p>
          </table:table-cell>
          <table:table-cell office:value-type="float" office:value="16.434526764861875" table:formula="of:=10*LOG([.A43])" table:style-name="ce1">
            <text:p>16,43452676</text:p>
          </table:table-cell>
          <table:table-cell table:number-columns-repeated="16382"/>
        </table:table-row>
        <table:table-row table:style-name="ro1">
          <table:table-cell office:value-type="float" office:value="45" table:formula="of:=[.A43]+1" table:style-name="ce1">
            <text:p>45</text:p>
          </table:table-cell>
          <table:table-cell office:value-type="float" office:value="16.532125137753436" table:formula="of:=10*LOG([.A44])" table:style-name="ce1">
            <text:p>16,53212514</text:p>
          </table:table-cell>
          <table:table-cell table:number-columns-repeated="16382"/>
        </table:table-row>
        <table:table-row table:style-name="ro1">
          <table:table-cell office:value-type="float" office:value="46" table:formula="of:=[.A44]+1" table:style-name="ce1">
            <text:p>46</text:p>
          </table:table-cell>
          <table:table-cell office:value-type="float" office:value="16.62757831681574" table:formula="of:=10*LOG([.A45])" table:style-name="ce1">
            <text:p>16,62757832</text:p>
          </table:table-cell>
          <table:table-cell table:number-columns-repeated="16382"/>
        </table:table-row>
        <table:table-row table:style-name="ro1">
          <table:table-cell office:value-type="float" office:value="47" table:formula="of:=[.A45]+1" table:style-name="ce1">
            <text:p>47</text:p>
          </table:table-cell>
          <table:table-cell office:value-type="float" office:value="16.720978579357176" table:formula="of:=10*LOG([.A46])" table:style-name="ce1">
            <text:p>16,72097858</text:p>
          </table:table-cell>
          <table:table-cell table:number-columns-repeated="16382"/>
        </table:table-row>
        <table:table-row table:style-name="ro1">
          <table:table-cell office:value-type="float" office:value="48" table:formula="of:=[.A46]+1" table:style-name="ce1">
            <text:p>48</text:p>
          </table:table-cell>
          <table:table-cell office:value-type="float" office:value="16.812412373755873" table:formula="of:=10*LOG([.A47])" table:style-name="ce1">
            <text:p>16,81241237</text:p>
          </table:table-cell>
          <table:table-cell table:number-columns-repeated="16382"/>
        </table:table-row>
        <table:table-row table:style-name="ro1">
          <table:table-cell office:value-type="float" office:value="49" table:formula="of:=[.A47]+1" table:style-name="ce1">
            <text:p>49</text:p>
          </table:table-cell>
          <table:table-cell office:value-type="float" office:value="16.901960800285135" table:formula="of:=10*LOG([.A48])" table:style-name="ce1">
            <text:p>16,9019608</text:p>
          </table:table-cell>
          <table:table-cell table:number-columns-repeated="16382"/>
        </table:table-row>
        <table:table-row table:style-name="ro1">
          <table:table-cell office:value-type="float" office:value="50" table:formula="of:=[.A48]+1" table:style-name="ce1">
            <text:p>50</text:p>
          </table:table-cell>
          <table:table-cell office:value-type="float" office:value="16.989700043360187" table:formula="of:=10*LOG([.A49])" table:style-name="ce1">
            <text:p>16,98970004</text:p>
          </table:table-cell>
          <table:table-cell table:number-columns-repeated="16382"/>
        </table:table-row>
        <table:table-row table:style-name="ro1">
          <table:table-cell office:value-type="float" office:value="51" table:formula="of:=[.A49]+1" table:style-name="ce1">
            <text:p>51</text:p>
          </table:table-cell>
          <table:table-cell office:value-type="float" office:value="17.075701760979364" table:formula="of:=10*LOG([.A50])" table:style-name="ce1">
            <text:p>17,07570176</text:p>
          </table:table-cell>
          <table:table-cell table:number-columns-repeated="16382"/>
        </table:table-row>
        <table:table-row table:style-name="ro1">
          <table:table-cell office:value-type="float" office:value="52" table:formula="of:=[.A50]+1" table:style-name="ce1">
            <text:p>52</text:p>
          </table:table-cell>
          <table:table-cell office:value-type="float" office:value="17.160033436347991" table:formula="of:=10*LOG([.A51])" table:style-name="ce1">
            <text:p>17,16003344</text:p>
          </table:table-cell>
          <table:table-cell table:number-columns-repeated="16382"/>
        </table:table-row>
        <table:table-row table:style-name="ro1">
          <table:table-cell office:value-type="float" office:value="53" table:formula="of:=[.A51]+1" table:style-name="ce1">
            <text:p>53</text:p>
          </table:table-cell>
          <table:table-cell office:value-type="float" office:value="17.24275869600789" table:formula="of:=10*LOG([.A52])" table:style-name="ce1">
            <text:p>17,2427587</text:p>
          </table:table-cell>
          <table:table-cell table:number-columns-repeated="16382"/>
        </table:table-row>
        <table:table-row table:style-name="ro1">
          <table:table-cell office:value-type="float" office:value="54" table:formula="of:=[.A52]+1" table:style-name="ce1">
            <text:p>54</text:p>
          </table:table-cell>
          <table:table-cell office:value-type="float" office:value="17.323937598229687" table:formula="of:=10*LOG([.A53])" table:style-name="ce1">
            <text:p>17,3239376</text:p>
          </table:table-cell>
          <table:table-cell table:number-columns-repeated="16382"/>
        </table:table-row>
        <table:table-row table:style-name="ro1">
          <table:table-cell office:value-type="float" office:value="55" table:formula="of:=[.A53]+1" table:style-name="ce1">
            <text:p>55</text:p>
          </table:table-cell>
          <table:table-cell office:value-type="float" office:value="17.403626894942438" table:formula="of:=10*LOG([.A54])" table:style-name="ce1">
            <text:p>17,40362689</text:p>
          </table:table-cell>
          <table:table-cell table:number-columns-repeated="16382"/>
        </table:table-row>
        <table:table-row table:style-name="ro1">
          <table:table-cell office:value-type="float" office:value="56" table:formula="of:=[.A54]+1" table:style-name="ce1">
            <text:p>56</text:p>
          </table:table-cell>
          <table:table-cell office:value-type="float" office:value="17.481880270062003" table:formula="of:=10*LOG([.A55])" table:style-name="ce1">
            <text:p>17,48188027</text:p>
          </table:table-cell>
          <table:table-cell table:number-columns-repeated="16382"/>
        </table:table-row>
        <table:table-row table:style-name="ro1">
          <table:table-cell office:value-type="float" office:value="57" table:formula="of:=[.A55]+1" table:style-name="ce1">
            <text:p>57</text:p>
          </table:table-cell>
          <table:table-cell office:value-type="float" office:value="17.558748556724915" table:formula="of:=10*LOG([.A56])" table:style-name="ce1">
            <text:p>17,55874856</text:p>
          </table:table-cell>
          <table:table-cell table:number-columns-repeated="16382"/>
        </table:table-row>
        <table:table-row table:style-name="ro1">
          <table:table-cell office:value-type="float" office:value="58" table:formula="of:=[.A56]+1" table:style-name="ce1">
            <text:p>58</text:p>
          </table:table-cell>
          <table:table-cell office:value-type="float" office:value="17.634279935629372" table:formula="of:=10*LOG([.A57])" table:style-name="ce1">
            <text:p>17,63427994</text:p>
          </table:table-cell>
          <table:table-cell table:number-columns-repeated="16382"/>
        </table:table-row>
        <table:table-row table:style-name="ro1">
          <table:table-cell office:value-type="float" office:value="59" table:formula="of:=[.A57]+1" table:style-name="ce1">
            <text:p>59</text:p>
          </table:table-cell>
          <table:table-cell office:value-type="float" office:value="17.708520116421443" table:formula="of:=10*LOG([.A58])" table:style-name="ce1">
            <text:p>17,70852012</text:p>
          </table:table-cell>
          <table:table-cell table:number-columns-repeated="16382"/>
        </table:table-row>
        <table:table-row table:style-name="ro1">
          <table:table-cell office:value-type="float" office:value="60" table:formula="of:=[.A58]+1" table:style-name="ce1">
            <text:p>60</text:p>
          </table:table-cell>
          <table:table-cell office:value-type="float" office:value="17.781512503836435" table:formula="of:=10*LOG([.A59])" table:style-name="ce1">
            <text:p>17,7815125</text:p>
          </table:table-cell>
          <table:table-cell table:number-columns-repeated="16382"/>
        </table:table-row>
        <table:table-row table:style-name="ro1">
          <table:table-cell office:value-type="float" office:value="61" table:formula="of:=[.A59]+1" table:style-name="ce1">
            <text:p>61</text:p>
          </table:table-cell>
          <table:table-cell office:value-type="float" office:value="17.853298350107671" table:formula="of:=10*LOG([.A60])" table:style-name="ce1">
            <text:p>17,85329835</text:p>
          </table:table-cell>
          <table:table-cell table:number-columns-repeated="16382"/>
        </table:table-row>
        <table:table-row table:style-name="ro1">
          <table:table-cell office:value-type="float" office:value="62" table:formula="of:=[.A60]+1" table:style-name="ce1">
            <text:p>62</text:p>
          </table:table-cell>
          <table:table-cell office:value-type="float" office:value="17.92391689498254" table:formula="of:=10*LOG([.A61])" table:style-name="ce1">
            <text:p>17,92391689</text:p>
          </table:table-cell>
          <table:table-cell table:number-columns-repeated="16382"/>
        </table:table-row>
        <table:table-row table:style-name="ro1">
          <table:table-cell office:value-type="float" office:value="63" table:formula="of:=[.A61]+1" table:style-name="ce1">
            <text:p>63</text:p>
          </table:table-cell>
          <table:table-cell office:value-type="float" office:value="17.993405494535818" table:formula="of:=10*LOG([.A62])" table:style-name="ce1">
            <text:p>17,99340549</text:p>
          </table:table-cell>
          <table:table-cell table:number-columns-repeated="16382"/>
        </table:table-row>
        <table:table-row table:style-name="ro1">
          <table:table-cell office:value-type="float" office:value="64" table:formula="of:=[.A62]+1" table:style-name="ce1">
            <text:p>64</text:p>
          </table:table-cell>
          <table:table-cell office:value-type="float" office:value="18.061799739838872" table:formula="of:=10*LOG([.A63])" table:style-name="ce1">
            <text:p>18,06179974</text:p>
          </table:table-cell>
          <table:table-cell table:number-columns-repeated="16382"/>
        </table:table-row>
        <table:table-row table:style-name="ro1">
          <table:table-cell office:value-type="float" office:value="65" table:formula="of:=[.A63]+1" table:style-name="ce1">
            <text:p>65</text:p>
          </table:table-cell>
          <table:table-cell office:value-type="float" office:value="18.129133566428553" table:formula="of:=10*LOG([.A64])" table:style-name="ce1">
            <text:p>18,12913357</text:p>
          </table:table-cell>
          <table:table-cell table:number-columns-repeated="16382"/>
        </table:table-row>
        <table:table-row table:style-name="ro1">
          <table:table-cell office:value-type="float" office:value="66" table:formula="of:=[.A64]+1" table:style-name="ce1">
            <text:p>66</text:p>
          </table:table-cell>
          <table:table-cell office:value-type="float" office:value="18.195439355418689" table:formula="of:=10*LOG([.A65])" table:style-name="ce1">
            <text:p>18,19543936</text:p>
          </table:table-cell>
          <table:table-cell table:number-columns-repeated="16382"/>
        </table:table-row>
        <table:table-row table:style-name="ro1">
          <table:table-cell office:value-type="float" office:value="67" table:formula="of:=[.A65]+1" table:style-name="ce1">
            <text:p>67</text:p>
          </table:table-cell>
          <table:table-cell office:value-type="float" office:value="18.260748027008265" table:formula="of:=10*LOG([.A66])" table:style-name="ce1">
            <text:p>18,26074803</text:p>
          </table:table-cell>
          <table:table-cell table:number-columns-repeated="16382"/>
        </table:table-row>
        <table:table-row table:style-name="ro1">
          <table:table-cell office:value-type="float" office:value="68" table:formula="of:=[.A66]+1" table:style-name="ce1">
            <text:p>68</text:p>
          </table:table-cell>
          <table:table-cell office:value-type="float" office:value="18.325089127062363" table:formula="of:=10*LOG([.A67])" table:style-name="ce1">
            <text:p>18,32508913</text:p>
          </table:table-cell>
          <table:table-cell table:number-columns-repeated="16382"/>
        </table:table-row>
        <table:table-row table:style-name="ro1">
          <table:table-cell office:value-type="float" office:value="69" table:formula="of:=[.A67]+1" table:style-name="ce1">
            <text:p>69</text:p>
          </table:table-cell>
          <table:table-cell office:value-type="float" office:value="18.388490907372553" table:formula="of:=10*LOG([.A68])" table:style-name="ce1">
            <text:p>18,38849091</text:p>
          </table:table-cell>
          <table:table-cell table:number-columns-repeated="16382"/>
        </table:table-row>
        <table:table-row table:style-name="ro1">
          <table:table-cell office:value-type="float" office:value="70" table:formula="of:=[.A68]+1" table:style-name="ce1">
            <text:p>70</text:p>
          </table:table-cell>
          <table:table-cell office:value-type="float" office:value="18.450980400142569" table:formula="of:=10*LOG([.A69])" table:style-name="ce1">
            <text:p>18,4509804</text:p>
          </table:table-cell>
          <table:table-cell table:number-columns-repeated="16382"/>
        </table:table-row>
        <table:table-row table:style-name="ro1">
          <table:table-cell office:value-type="float" office:value="71" table:formula="of:=[.A69]+1" table:style-name="ce1">
            <text:p>71</text:p>
          </table:table-cell>
          <table:table-cell office:value-type="float" office:value="18.512583487190753" table:formula="of:=10*LOG([.A70])" table:style-name="ce1">
            <text:p>18,51258349</text:p>
          </table:table-cell>
          <table:table-cell table:number-columns-repeated="16382"/>
        </table:table-row>
        <table:table-row table:style-name="ro1">
          <table:table-cell office:value-type="float" office:value="72" table:formula="of:=[.A70]+1" table:style-name="ce1">
            <text:p>72</text:p>
          </table:table-cell>
          <table:table-cell office:value-type="float" office:value="18.573324964312686" table:formula="of:=10*LOG([.A71])" table:style-name="ce1">
            <text:p>18,57332496</text:p>
          </table:table-cell>
          <table:table-cell table:number-columns-repeated="16382"/>
        </table:table-row>
        <table:table-row table:style-name="ro1">
          <table:table-cell office:value-type="float" office:value="73" table:formula="of:=[.A71]+1" table:style-name="ce1">
            <text:p>73</text:p>
          </table:table-cell>
          <table:table-cell office:value-type="float" office:value="18.633228601204557" table:formula="of:=10*LOG([.A72])" table:style-name="ce1">
            <text:p>18,6332286</text:p>
          </table:table-cell>
          <table:table-cell table:number-columns-repeated="16382"/>
        </table:table-row>
        <table:table-row table:style-name="ro1">
          <table:table-cell office:value-type="float" office:value="74" table:formula="of:=[.A72]+1" table:style-name="ce1">
            <text:p>74</text:p>
          </table:table-cell>
          <table:table-cell office:value-type="float" office:value="18.692317197309762" table:formula="of:=10*LOG([.A73])" table:style-name="ce1">
            <text:p>18,6923172</text:p>
          </table:table-cell>
          <table:table-cell table:number-columns-repeated="16382"/>
        </table:table-row>
        <table:table-row table:style-name="ro1">
          <table:table-cell office:value-type="float" office:value="75" table:formula="of:=[.A73]+1" table:style-name="ce1">
            <text:p>75</text:p>
          </table:table-cell>
          <table:table-cell office:value-type="float" office:value="18.750612633917001" table:formula="of:=10*LOG([.A74])" table:style-name="ce1">
            <text:p>18,75061263</text:p>
          </table:table-cell>
          <table:table-cell table:number-columns-repeated="16382"/>
        </table:table-row>
        <table:table-row table:style-name="ro1">
          <table:table-cell office:value-type="float" office:value="76" table:formula="of:=[.A74]+1" table:style-name="ce1">
            <text:p>76</text:p>
          </table:table-cell>
          <table:table-cell office:value-type="float" office:value="18.808135922807914" table:formula="of:=10*LOG([.A75])" table:style-name="ce1">
            <text:p>18,80813592</text:p>
          </table:table-cell>
          <table:table-cell table:number-columns-repeated="16382"/>
        </table:table-row>
        <table:table-row table:style-name="ro1">
          <table:table-cell office:value-type="float" office:value="77" table:formula="of:=[.A75]+1" table:style-name="ce1">
            <text:p>77</text:p>
          </table:table-cell>
          <table:table-cell office:value-type="float" office:value="18.864907251724819" table:formula="of:=10*LOG([.A76])" table:style-name="ce1">
            <text:p>18,86490725</text:p>
          </table:table-cell>
          <table:table-cell table:number-columns-repeated="16382"/>
        </table:table-row>
        <table:table-row table:style-name="ro1">
          <table:table-cell office:value-type="float" office:value="78" table:formula="of:=[.A76]+1" table:style-name="ce1">
            <text:p>78</text:p>
          </table:table-cell>
          <table:table-cell office:value-type="float" office:value="18.920946026904804" table:formula="of:=10*LOG([.A77])" table:style-name="ce1">
            <text:p>18,92094603</text:p>
          </table:table-cell>
          <table:table-cell table:number-columns-repeated="16382"/>
        </table:table-row>
        <table:table-row table:style-name="ro1">
          <table:table-cell office:value-type="float" office:value="79" table:formula="of:=[.A77]+1" table:style-name="ce1">
            <text:p>79</text:p>
          </table:table-cell>
          <table:table-cell office:value-type="float" office:value="18.976270912904415" table:formula="of:=10*LOG([.A78])" table:style-name="ce1">
            <text:p>18,97627091</text:p>
          </table:table-cell>
          <table:table-cell table:number-columns-repeated="16382"/>
        </table:table-row>
        <table:table-row table:style-name="ro1">
          <table:table-cell office:value-type="float" office:value="80" table:formula="of:=[.A78]+1" table:style-name="ce1">
            <text:p>80</text:p>
          </table:table-cell>
          <table:table-cell office:value-type="float" office:value="19.030899869919434" table:formula="of:=10*LOG([.A79])" table:style-name="ce1">
            <text:p>19,03089987</text:p>
          </table:table-cell>
          <table:table-cell table:number-columns-repeated="16382"/>
        </table:table-row>
        <table:table-row table:style-name="ro1">
          <table:table-cell office:value-type="float" office:value="81" table:formula="of:=[.A79]+1" table:style-name="ce1">
            <text:p>81</text:p>
          </table:table-cell>
          <table:table-cell office:value-type="float" office:value="19.084850188786497" table:formula="of:=10*LOG([.A80])" table:style-name="ce1">
            <text:p>19,08485019</text:p>
          </table:table-cell>
          <table:table-cell table:number-columns-repeated="16382"/>
        </table:table-row>
        <table:table-row table:style-name="ro1">
          <table:table-cell office:value-type="float" office:value="82" table:formula="of:=[.A80]+1" table:style-name="ce1">
            <text:p>82</text:p>
          </table:table-cell>
          <table:table-cell office:value-type="float" office:value="19.138138523837167" table:formula="of:=10*LOG([.A81])" table:style-name="ce1">
            <text:p>19,13813852</text:p>
          </table:table-cell>
          <table:table-cell table:number-columns-repeated="16382"/>
        </table:table-row>
        <table:table-row table:style-name="ro1">
          <table:table-cell office:value-type="float" office:value="83" table:formula="of:=[.A81]+1" table:style-name="ce1">
            <text:p>83</text:p>
          </table:table-cell>
          <table:table-cell office:value-type="float" office:value="19.190780923760741" table:formula="of:=10*LOG([.A82])" table:style-name="ce1">
            <text:p>19,19078092</text:p>
          </table:table-cell>
          <table:table-cell table:number-columns-repeated="16382"/>
        </table:table-row>
        <table:table-row table:style-name="ro1">
          <table:table-cell office:value-type="float" office:value="84" table:formula="of:=[.A82]+1" table:style-name="ce1">
            <text:p>84</text:p>
          </table:table-cell>
          <table:table-cell office:value-type="float" office:value="19.242792860618817" table:formula="of:=10*LOG([.A83])" table:style-name="ce1">
            <text:p>19,24279286</text:p>
          </table:table-cell>
          <table:table-cell table:number-columns-repeated="16382"/>
        </table:table-row>
        <table:table-row table:style-name="ro1">
          <table:table-cell office:value-type="float" office:value="85" table:formula="of:=[.A83]+1" table:style-name="ce1">
            <text:p>85</text:p>
          </table:table-cell>
          <table:table-cell office:value-type="float" office:value="19.294189257142925" table:formula="of:=10*LOG([.A84])" table:style-name="ce1">
            <text:p>19,29418926</text:p>
          </table:table-cell>
          <table:table-cell table:number-columns-repeated="16382"/>
        </table:table-row>
        <table:table-row table:style-name="ro1">
          <table:table-cell office:value-type="float" office:value="86" table:formula="of:=[.A84]+1" table:style-name="ce1">
            <text:p>86</text:p>
          </table:table-cell>
          <table:table-cell office:value-type="float" office:value="19.344984512435676" table:formula="of:=10*LOG([.A85])" table:style-name="ce1">
            <text:p>19,34498451</text:p>
          </table:table-cell>
          <table:table-cell table:number-columns-repeated="16382"/>
        </table:table-row>
        <table:table-row table:style-name="ro1">
          <table:table-cell office:value-type="float" office:value="87" table:formula="of:=[.A85]+1" table:style-name="ce1">
            <text:p>87</text:p>
          </table:table-cell>
          <table:table-cell office:value-type="float" office:value="19.395192526186186" table:formula="of:=10*LOG([.A86])" table:style-name="ce1">
            <text:p>19,39519253</text:p>
          </table:table-cell>
          <table:table-cell table:number-columns-repeated="16382"/>
        </table:table-row>
        <table:table-row table:style-name="ro1">
          <table:table-cell office:value-type="float" office:value="88" table:formula="of:=[.A86]+1" table:style-name="ce1">
            <text:p>88</text:p>
          </table:table-cell>
          <table:table-cell office:value-type="float" office:value="19.444826721501688" table:formula="of:=10*LOG([.A87])" table:style-name="ce1">
            <text:p>19,44482672</text:p>
          </table:table-cell>
          <table:table-cell table:number-columns-repeated="16382"/>
        </table:table-row>
        <table:table-row table:style-name="ro1">
          <table:table-cell office:value-type="float" office:value="89" table:formula="of:=[.A87]+1" table:style-name="ce1">
            <text:p>89</text:p>
          </table:table-cell>
          <table:table-cell office:value-type="float" office:value="19.493900066449129" table:formula="of:=10*LOG([.A88])" table:style-name="ce1">
            <text:p>19,49390007</text:p>
          </table:table-cell>
          <table:table-cell table:number-columns-repeated="16382"/>
        </table:table-row>
        <table:table-row table:style-name="ro1">
          <table:table-cell office:value-type="float" office:value="90" table:formula="of:=[.A88]+1" table:style-name="ce1">
            <text:p>90</text:p>
          </table:table-cell>
          <table:table-cell office:value-type="float" office:value="19.542425094393248" table:formula="of:=10*LOG([.A89])" table:style-name="ce1">
            <text:p>19,54242509</text:p>
          </table:table-cell>
          <table:table-cell table:number-columns-repeated="16382"/>
        </table:table-row>
        <table:table-row table:style-name="ro1">
          <table:table-cell office:value-type="float" office:value="91" table:formula="of:=[.A89]+1" table:style-name="ce1">
            <text:p>91</text:p>
          </table:table-cell>
          <table:table-cell office:value-type="float" office:value="19.590413923210935" table:formula="of:=10*LOG([.A90])" table:style-name="ce1">
            <text:p>19,59041392</text:p>
          </table:table-cell>
          <table:table-cell table:number-columns-repeated="16382"/>
        </table:table-row>
        <table:table-row table:style-name="ro1">
          <table:table-cell office:value-type="float" office:value="92" table:formula="of:=[.A90]+1" table:style-name="ce1">
            <text:p>92</text:p>
          </table:table-cell>
          <table:table-cell office:value-type="float" office:value="19.637878273455552" table:formula="of:=10*LOG([.A91])" table:style-name="ce1">
            <text:p>19,63787827</text:p>
          </table:table-cell>
          <table:table-cell table:number-columns-repeated="16382"/>
        </table:table-row>
        <table:table-row table:style-name="ro1">
          <table:table-cell office:value-type="float" office:value="93" table:formula="of:=[.A91]+1" table:style-name="ce1">
            <text:p>93</text:p>
          </table:table-cell>
          <table:table-cell office:value-type="float" office:value="19.68482948553935" table:formula="of:=10*LOG([.A92])" table:style-name="ce1">
            <text:p>19,68482949</text:p>
          </table:table-cell>
          <table:table-cell table:number-columns-repeated="16382"/>
        </table:table-row>
        <table:table-row table:style-name="ro1">
          <table:table-cell office:value-type="float" office:value="94" table:formula="of:=[.A92]+1" table:style-name="ce1">
            <text:p>94</text:p>
          </table:table-cell>
          <table:table-cell office:value-type="float" office:value="19.731278535996985" table:formula="of:=10*LOG([.A93])" table:style-name="ce1">
            <text:p>19,73127854</text:p>
          </table:table-cell>
          <table:table-cell table:number-columns-repeated="16382"/>
        </table:table-row>
        <table:table-row table:style-name="ro1">
          <table:table-cell office:value-type="float" office:value="95" table:formula="of:=[.A93]+1" table:style-name="ce1">
            <text:p>95</text:p>
          </table:table-cell>
          <table:table-cell office:value-type="float" office:value="19.77723605288848" table:formula="of:=10*LOG([.A94])" table:style-name="ce1">
            <text:p>19,77723605</text:p>
          </table:table-cell>
          <table:table-cell table:number-columns-repeated="16382"/>
        </table:table-row>
        <table:table-row table:style-name="ro1">
          <table:table-cell office:value-type="float" office:value="96" table:formula="of:=[.A94]+1" table:style-name="ce1">
            <text:p>96</text:p>
          </table:table-cell>
          <table:table-cell office:value-type="float" office:value="19.822712330395685" table:formula="of:=10*LOG([.A95])" table:style-name="ce1">
            <text:p>19,82271233</text:p>
          </table:table-cell>
          <table:table-cell table:number-columns-repeated="16382"/>
        </table:table-row>
        <table:table-row table:style-name="ro1">
          <table:table-cell office:value-type="float" office:value="97" table:formula="of:=[.A95]+1" table:style-name="ce1">
            <text:p>97</text:p>
          </table:table-cell>
          <table:table-cell office:value-type="float" office:value="19.867717342662448" table:formula="of:=10*LOG([.A96])" table:style-name="ce1">
            <text:p>19,86771734</text:p>
          </table:table-cell>
          <table:table-cell table:number-columns-repeated="16382"/>
        </table:table-row>
        <table:table-row table:style-name="ro1">
          <table:table-cell office:value-type="float" office:value="98" table:formula="of:=[.A96]+1" table:style-name="ce1">
            <text:p>98</text:p>
          </table:table-cell>
          <table:table-cell office:value-type="float" office:value="19.912260756924947" table:formula="of:=10*LOG([.A97])" table:style-name="ce1">
            <text:p>19,91226076</text:p>
          </table:table-cell>
          <table:table-cell table:number-columns-repeated="16382"/>
        </table:table-row>
        <table:table-row table:style-name="ro1">
          <table:table-cell office:value-type="float" office:value="99" table:formula="of:=[.A97]+1" table:style-name="ce1">
            <text:p>99</text:p>
          </table:table-cell>
          <table:table-cell office:value-type="float" office:value="19.956351945975499" table:formula="of:=10*LOG([.A98])" table:style-name="ce1">
            <text:p>19,95635195</text:p>
          </table:table-cell>
          <table:table-cell table:number-columns-repeated="16382"/>
        </table:table-row>
        <table:table-row table:style-name="ro1">
          <table:table-cell office:value-type="float" office:value="100" table:formula="of:=[.A98]+1" table:style-name="ce1">
            <text:p>100</text:p>
          </table:table-cell>
          <table:table-cell office:value-type="float" office:value="20" table:formula="of:=10*LOG([.A99])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01" table:formula="of:=[.A99]+1" table:style-name="ce1">
            <text:p>101</text:p>
          </table:table-cell>
          <table:table-cell office:value-type="float" office:value="20.043213737826427" table:formula="of:=10*LOG([.A100])" table:style-name="ce1">
            <text:p>20,04321374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00]+1" table:style-name="ce1">
            <text:p>102</text:p>
          </table:table-cell>
          <table:table-cell office:value-type="float" office:value="20.086001717619176" table:formula="of:=10*LOG([.A101])" table:style-name="ce1">
            <text:p>20,08600172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01]+1" table:style-name="ce1">
            <text:p>103</text:p>
          </table:table-cell>
          <table:table-cell office:value-type="float" office:value="20.128372247051722" table:formula="of:=10*LOG([.A102])" table:style-name="ce1">
            <text:p>20,12837225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02]+1" table:style-name="ce1">
            <text:p>104</text:p>
          </table:table-cell>
          <table:table-cell office:value-type="float" office:value="20.170333392987803" table:formula="of:=10*LOG([.A103])" table:style-name="ce1">
            <text:p>20,17033339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03]+1" table:style-name="ce1">
            <text:p>105</text:p>
          </table:table-cell>
          <table:table-cell office:value-type="float" office:value="20.211892990699383" table:formula="of:=10*LOG([.A104])" table:style-name="ce1">
            <text:p>20,21189299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04]+1" table:style-name="ce1">
            <text:p>106</text:p>
          </table:table-cell>
          <table:table-cell office:value-type="float" office:value="20.253058652647702" table:formula="of:=10*LOG([.A105])" table:style-name="ce1">
            <text:p>20,25305865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05]+1" table:style-name="ce1">
            <text:p>107</text:p>
          </table:table-cell>
          <table:table-cell office:value-type="float" office:value="20.293837776852097" table:formula="of:=10*LOG([.A106])" table:style-name="ce1">
            <text:p>20,29383778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06]+1" table:style-name="ce1">
            <text:p>108</text:p>
          </table:table-cell>
          <table:table-cell office:value-type="float" office:value="20.3342375548695" table:formula="of:=10*LOG([.A107])" table:style-name="ce1">
            <text:p>20,33423755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07]+1" table:style-name="ce1">
            <text:p>109</text:p>
          </table:table-cell>
          <table:table-cell office:value-type="float" office:value="20.374264979406238" table:formula="of:=10*LOG([.A108])" table:style-name="ce1">
            <text:p>20,37426498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08]+1" table:style-name="ce1">
            <text:p>110</text:p>
          </table:table-cell>
          <table:table-cell office:value-type="float" office:value="20.41392685158225" table:formula="of:=10*LOG([.A109])" table:style-name="ce1">
            <text:p>20,41392685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09]+1" table:style-name="ce1">
            <text:p>111</text:p>
          </table:table-cell>
          <table:table-cell office:value-type="float" office:value="20.453229787866576" table:formula="of:=10*LOG([.A110])" table:style-name="ce1">
            <text:p>20,45322979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10]+1" table:style-name="ce1">
            <text:p>112</text:p>
          </table:table-cell>
          <table:table-cell office:value-type="float" office:value="20.492180226701816" table:formula="of:=10*LOG([.A111])" table:style-name="ce1">
            <text:p>20,49218023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11]+1" table:style-name="ce1">
            <text:p>113</text:p>
          </table:table-cell>
          <table:table-cell office:value-type="float" office:value="20.530784434834196" table:formula="of:=10*LOG([.A112])" table:style-name="ce1">
            <text:p>20,53078443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12]+1" table:style-name="ce1">
            <text:p>114</text:p>
          </table:table-cell>
          <table:table-cell office:value-type="float" office:value="20.569048513364727" table:formula="of:=10*LOG([.A113])" table:style-name="ce1">
            <text:p>20,56904851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13]+1" table:style-name="ce1">
            <text:p>115</text:p>
          </table:table-cell>
          <table:table-cell office:value-type="float" office:value="20.606978403536118" table:formula="of:=10*LOG([.A114])" table:style-name="ce1">
            <text:p>20,6069784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14]+1" table:style-name="ce1">
            <text:p>116</text:p>
          </table:table-cell>
          <table:table-cell office:value-type="float" office:value="20.644579892269185" table:formula="of:=10*LOG([.A115])" table:style-name="ce1">
            <text:p>20,64457989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15]+1" table:style-name="ce1">
            <text:p>117</text:p>
          </table:table-cell>
          <table:table-cell office:value-type="float" office:value="20.681858617461618" table:formula="of:=10*LOG([.A116])" table:style-name="ce1">
            <text:p>20,68185862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16]+1" table:style-name="ce1">
            <text:p>118</text:p>
          </table:table-cell>
          <table:table-cell office:value-type="float" office:value="20.718820073061256" table:formula="of:=10*LOG([.A117])" table:style-name="ce1">
            <text:p>20,71882007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17]+1" table:style-name="ce1">
            <text:p>119</text:p>
          </table:table-cell>
          <table:table-cell office:value-type="float" office:value="20.755469613925307" table:formula="of:=10*LOG([.A118])" table:style-name="ce1">
            <text:p>20,75546961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18]+1" table:style-name="ce1">
            <text:p>120</text:p>
          </table:table-cell>
          <table:table-cell office:value-type="float" office:value="20.791812460476248" table:formula="of:=10*LOG([.A119])" table:style-name="ce1">
            <text:p>20,79181246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19]+1" table:style-name="ce1">
            <text:p>121</text:p>
          </table:table-cell>
          <table:table-cell office:value-type="float" office:value="20.827853703164504" table:formula="of:=10*LOG([.A120])" table:style-name="ce1">
            <text:p>20,8278537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20]+1" table:style-name="ce1">
            <text:p>122</text:p>
          </table:table-cell>
          <table:table-cell office:value-type="float" office:value="20.863598306747484" table:formula="of:=10*LOG([.A121])" table:style-name="ce1">
            <text:p>20,86359831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21]+1" table:style-name="ce1">
            <text:p>123</text:p>
          </table:table-cell>
          <table:table-cell office:value-type="float" office:value="20.899051114393981" table:formula="of:=10*LOG([.A122])" table:style-name="ce1">
            <text:p>20,89905111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22]+1" table:style-name="ce1">
            <text:p>124</text:p>
          </table:table-cell>
          <table:table-cell office:value-type="float" office:value="20.934216851622352" table:formula="of:=10*LOG([.A123])" table:style-name="ce1">
            <text:p>20,93421685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23]+1" table:style-name="ce1">
            <text:p>125</text:p>
          </table:table-cell>
          <table:table-cell office:value-type="float" office:value="20.969100130080562" table:formula="of:=10*LOG([.A124])" table:style-name="ce1">
            <text:p>20,96910013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24]+1" table:style-name="ce1">
            <text:p>126</text:p>
          </table:table-cell>
          <table:table-cell office:value-type="float" office:value="21.00370545117563" table:formula="of:=10*LOG([.A125])" table:style-name="ce1">
            <text:p>21,00370545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25]+1" table:style-name="ce1">
            <text:p>127</text:p>
          </table:table-cell>
          <table:table-cell office:value-type="float" office:value="21.038037209559569" table:formula="of:=10*LOG([.A126])" table:style-name="ce1">
            <text:p>21,03803721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26]+1" table:style-name="ce1">
            <text:p>128</text:p>
          </table:table-cell>
          <table:table-cell office:value-type="float" office:value="21.072099696478684" table:formula="of:=10*LOG([.A127])" table:style-name="ce1">
            <text:p>21,0720997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27]+1" table:style-name="ce1">
            <text:p>129</text:p>
          </table:table-cell>
          <table:table-cell office:value-type="float" office:value="21.105897102992486" table:formula="of:=10*LOG([.A128])" table:style-name="ce1">
            <text:p>21,1058971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28]+1" table:style-name="ce1">
            <text:p>130</text:p>
          </table:table-cell>
          <table:table-cell office:value-type="float" office:value="21.139433523068369" table:formula="of:=10*LOG([.A129])" table:style-name="ce1">
            <text:p>21,13943352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29]+1" table:style-name="ce1">
            <text:p>131</text:p>
          </table:table-cell>
          <table:table-cell office:value-type="float" office:value="21.172712956557646" table:formula="of:=10*LOG([.A130])" table:style-name="ce1">
            <text:p>21,17271296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30]+1" table:style-name="ce1">
            <text:p>132</text:p>
          </table:table-cell>
          <table:table-cell office:value-type="float" office:value="21.205739312058501" table:formula="of:=10*LOG([.A131])" table:style-name="ce1">
            <text:p>21,20573931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31]+1" table:style-name="ce1">
            <text:p>133</text:p>
          </table:table-cell>
          <table:table-cell office:value-type="float" office:value="21.238516409670858" table:formula="of:=10*LOG([.A132])" table:style-name="ce1">
            <text:p>21,23851641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32]+1" table:style-name="ce1">
            <text:p>134</text:p>
          </table:table-cell>
          <table:table-cell office:value-type="float" office:value="21.271047983648078" table:formula="of:=10*LOG([.A133])" table:style-name="ce1">
            <text:p>21,27104798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33]+1" table:style-name="ce1">
            <text:p>135</text:p>
          </table:table-cell>
          <table:table-cell office:value-type="float" office:value="21.303337684950062" table:formula="of:=10*LOG([.A134])" table:style-name="ce1">
            <text:p>21,30333768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34]+1" table:style-name="ce1">
            <text:p>136</text:p>
          </table:table-cell>
          <table:table-cell office:value-type="float" office:value="21.335389083702175" table:formula="of:=10*LOG([.A135])" table:style-name="ce1">
            <text:p>21,33538908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35]+1" table:style-name="ce1">
            <text:p>137</text:p>
          </table:table-cell>
          <table:table-cell office:value-type="float" office:value="21.367205671564065" table:formula="of:=10*LOG([.A136])" table:style-name="ce1">
            <text:p>21,36720567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36]+1" table:style-name="ce1">
            <text:p>138</text:p>
          </table:table-cell>
          <table:table-cell office:value-type="float" office:value="21.398790864012366" table:formula="of:=10*LOG([.A137])" table:style-name="ce1">
            <text:p>21,39879086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37]+1" table:style-name="ce1">
            <text:p>139</text:p>
          </table:table-cell>
          <table:table-cell office:value-type="float" office:value="21.43014800254095" table:formula="of:=10*LOG([.A138])" table:style-name="ce1">
            <text:p>21,430148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38]+1" table:style-name="ce1">
            <text:p>140</text:p>
          </table:table-cell>
          <table:table-cell office:value-type="float" office:value="21.461280356782382" table:formula="of:=10*LOG([.A139])" table:style-name="ce1">
            <text:p>21,46128036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39]+1" table:style-name="ce1">
            <text:p>141</text:p>
          </table:table-cell>
          <table:table-cell office:value-type="float" office:value="21.492191126553799" table:formula="of:=10*LOG([.A140])" table:style-name="ce1">
            <text:p>21,49219113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40]+1" table:style-name="ce1">
            <text:p>142</text:p>
          </table:table-cell>
          <table:table-cell office:value-type="float" office:value="21.522883443830562" table:formula="of:=10*LOG([.A141])" table:style-name="ce1">
            <text:p>21,52288344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41]+1" table:style-name="ce1">
            <text:p>143</text:p>
          </table:table-cell>
          <table:table-cell office:value-type="float" office:value="21.553360374650619" table:formula="of:=10*LOG([.A142])" table:style-name="ce1">
            <text:p>21,55336037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42]+1" table:style-name="ce1">
            <text:p>144</text:p>
          </table:table-cell>
          <table:table-cell office:value-type="float" office:value="21.583624920952499" table:formula="of:=10*LOG([.A143])" table:style-name="ce1">
            <text:p>21,58362492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43]+1" table:style-name="ce1">
            <text:p>145</text:p>
          </table:table-cell>
          <table:table-cell office:value-type="float" office:value="21.613680022349747" table:formula="of:=10*LOG([.A144])" table:style-name="ce1">
            <text:p>21,61368002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44]+1" table:style-name="ce1">
            <text:p>146</text:p>
          </table:table-cell>
          <table:table-cell office:value-type="float" office:value="21.64352855784437" table:formula="of:=10*LOG([.A145])" table:style-name="ce1">
            <text:p>21,64352856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45]+1" table:style-name="ce1">
            <text:p>147</text:p>
          </table:table-cell>
          <table:table-cell office:value-type="float" office:value="21.673173347481761" table:formula="of:=10*LOG([.A146])" table:style-name="ce1">
            <text:p>21,67317335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46]+1" table:style-name="ce1">
            <text:p>148</text:p>
          </table:table-cell>
          <table:table-cell office:value-type="float" office:value="21.702617153949575" table:formula="of:=10*LOG([.A147])" table:style-name="ce1">
            <text:p>21,70261715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47]+1" table:style-name="ce1">
            <text:p>149</text:p>
          </table:table-cell>
          <table:table-cell office:value-type="float" office:value="21.731862684122738" table:formula="of:=10*LOG([.A148])" table:style-name="ce1">
            <text:p>21,73186268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48]+1" table:style-name="ce1">
            <text:p>150</text:p>
          </table:table-cell>
          <table:table-cell office:value-type="float" office:value="21.760912590556813" table:formula="of:=10*LOG([.A149])" table:style-name="ce1">
            <text:p>21,76091259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49]+1" table:style-name="ce1">
            <text:p>151</text:p>
          </table:table-cell>
          <table:table-cell office:value-type="float" office:value="21.789769472931692" table:formula="of:=10*LOG([.A150])" table:style-name="ce1">
            <text:p>21,78976947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50]+1" table:style-name="ce1">
            <text:p>152</text:p>
          </table:table-cell>
          <table:table-cell office:value-type="float" office:value="21.818435879447726" table:formula="of:=10*LOG([.A151])" table:style-name="ce1">
            <text:p>21,81843588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51]+1" table:style-name="ce1">
            <text:p>153</text:p>
          </table:table-cell>
          <table:table-cell office:value-type="float" office:value="21.84691430817599" table:formula="of:=10*LOG([.A152])" table:style-name="ce1">
            <text:p>21,84691431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52]+1" table:style-name="ce1">
            <text:p>154</text:p>
          </table:table-cell>
          <table:table-cell office:value-type="float" office:value="21.875207208364632" table:formula="of:=10*LOG([.A153])" table:style-name="ce1">
            <text:p>21,87520721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53]+1" table:style-name="ce1">
            <text:p>155</text:p>
          </table:table-cell>
          <table:table-cell office:value-type="float" office:value="21.903316981702915" table:formula="of:=10*LOG([.A154])" table:style-name="ce1">
            <text:p>21,90331698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54]+1" table:style-name="ce1">
            <text:p>156</text:p>
          </table:table-cell>
          <table:table-cell office:value-type="float" office:value="21.931245983544617" table:formula="of:=10*LOG([.A155])" table:style-name="ce1">
            <text:p>21,93124598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55]+1" table:style-name="ce1">
            <text:p>157</text:p>
          </table:table-cell>
          <table:table-cell office:value-type="float" office:value="21.958996524092335" table:formula="of:=10*LOG([.A156])" table:style-name="ce1">
            <text:p>21,95899652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56]+1" table:style-name="ce1">
            <text:p>158</text:p>
          </table:table-cell>
          <table:table-cell office:value-type="float" office:value="21.986570869544227" table:formula="of:=10*LOG([.A157])" table:style-name="ce1">
            <text:p>21,98657087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57]+1" table:style-name="ce1">
            <text:p>159</text:p>
          </table:table-cell>
          <table:table-cell office:value-type="float" office:value="22.013971243204512" table:formula="of:=10*LOG([.A158])" table:style-name="ce1">
            <text:p>22,01397124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58]+1" table:style-name="ce1">
            <text:p>160</text:p>
          </table:table-cell>
          <table:table-cell office:value-type="float" office:value="22.041199826559247" table:formula="of:=10*LOG([.A159])" table:style-name="ce1">
            <text:p>22,04119983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59]+1" table:style-name="ce1">
            <text:p>161</text:p>
          </table:table-cell>
          <table:table-cell office:value-type="float" office:value="22.068258760318496" table:formula="of:=10*LOG([.A160])" table:style-name="ce1">
            <text:p>22,06825876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60]+1" table:style-name="ce1">
            <text:p>162</text:p>
          </table:table-cell>
          <table:table-cell office:value-type="float" office:value="22.09515014542631" table:formula="of:=10*LOG([.A161])" table:style-name="ce1">
            <text:p>22,09515015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61]+1" table:style-name="ce1">
            <text:p>163</text:p>
          </table:table-cell>
          <table:table-cell office:value-type="float" office:value="22.121876044039578" table:formula="of:=10*LOG([.A162])" table:style-name="ce1">
            <text:p>22,12187604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62]+1" table:style-name="ce1">
            <text:p>164</text:p>
          </table:table-cell>
          <table:table-cell office:value-type="float" office:value="22.14843848047698" table:formula="of:=10*LOG([.A163])" table:style-name="ce1">
            <text:p>22,14843848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63]+1" table:style-name="ce1">
            <text:p>165</text:p>
          </table:table-cell>
          <table:table-cell office:value-type="float" office:value="22.174839442139064" table:formula="of:=10*LOG([.A164])" table:style-name="ce1">
            <text:p>22,17483944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64]+1" table:style-name="ce1">
            <text:p>166</text:p>
          </table:table-cell>
          <table:table-cell office:value-type="float" office:value="22.20108088040055" table:formula="of:=10*LOG([.A165])" table:style-name="ce1">
            <text:p>22,20108088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65]+1" table:style-name="ce1">
            <text:p>167</text:p>
          </table:table-cell>
          <table:table-cell office:value-type="float" office:value="22.227164711475833" table:formula="of:=10*LOG([.A166])" table:style-name="ce1">
            <text:p>22,22716471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66]+1" table:style-name="ce1">
            <text:p>168</text:p>
          </table:table-cell>
          <table:table-cell office:value-type="float" office:value="22.253092817258629" table:formula="of:=10*LOG([.A167])" table:style-name="ce1">
            <text:p>22,25309282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67]+1" table:style-name="ce1">
            <text:p>169</text:p>
          </table:table-cell>
          <table:table-cell office:value-type="float" office:value="22.278867046136735" table:formula="of:=10*LOG([.A168])" table:style-name="ce1">
            <text:p>22,27886705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68]+1" table:style-name="ce1">
            <text:p>170</text:p>
          </table:table-cell>
          <table:table-cell office:value-type="float" office:value="22.304489213782741" table:formula="of:=10*LOG([.A169])" table:style-name="ce1">
            <text:p>22,30448921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69]+1" table:style-name="ce1">
            <text:p>171</text:p>
          </table:table-cell>
          <table:table-cell office:value-type="float" office:value="22.329961103921537" table:formula="of:=10*LOG([.A170])" table:style-name="ce1">
            <text:p>22,3299611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70]+1" table:style-name="ce1">
            <text:p>172</text:p>
          </table:table-cell>
          <table:table-cell office:value-type="float" office:value="22.355284469075485" table:formula="of:=10*LOG([.A171])" table:style-name="ce1">
            <text:p>22,35528447</text:p>
          </table:table-cell>
          <table:table-cell table:number-columns-repeated="16382"/>
        </table:table-row>
        <table:table-row table:style-name="ro1">
          <table:table-cell office:value-type="float" office:value="173" table:formula="of:=[.A171]+1" table:style-name="ce1">
            <text:p>173</text:p>
          </table:table-cell>
          <table:table-cell office:value-type="float" office:value="22.380461031287954" table:formula="of:=10*LOG([.A172])" table:style-name="ce1">
            <text:p>22,38046103</text:p>
          </table:table-cell>
          <table:table-cell table:number-columns-repeated="16382"/>
        </table:table-row>
        <table:table-row table:style-name="ro1">
          <table:table-cell office:value-type="float" office:value="174" table:formula="of:=[.A172]+1" table:style-name="ce1">
            <text:p>174</text:p>
          </table:table-cell>
          <table:table-cell office:value-type="float" office:value="22.405492482825998" table:formula="of:=10*LOG([.A173])" table:style-name="ce1">
            <text:p>22,40549248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73]+1" table:style-name="ce1">
            <text:p>175</text:p>
          </table:table-cell>
          <table:table-cell office:value-type="float" office:value="22.430380486862944" table:formula="of:=10*LOG([.A174])" table:style-name="ce1">
            <text:p>22,43038049</text:p>
          </table:table-cell>
          <table:table-cell table:number-columns-repeated="16382"/>
        </table:table-row>
        <table:table-row table:style-name="ro1">
          <table:table-cell office:value-type="float" office:value="176" table:formula="of:=[.A174]+1" table:style-name="ce1">
            <text:p>176</text:p>
          </table:table-cell>
          <table:table-cell office:value-type="float" office:value="22.4551266781415" table:formula="of:=10*LOG([.A175])" table:style-name="ce1">
            <text:p>22,45512668</text:p>
          </table:table-cell>
          <table:table-cell table:number-columns-repeated="16382"/>
        </table:table-row>
        <table:table-row table:style-name="ro1">
          <table:table-cell office:value-type="float" office:value="177" table:formula="of:=[.A175]+1" table:style-name="ce1">
            <text:p>177</text:p>
          </table:table-cell>
          <table:table-cell office:value-type="float" office:value="22.479732663618069" table:formula="of:=10*LOG([.A176])" table:style-name="ce1">
            <text:p>22,47973266</text:p>
          </table:table-cell>
          <table:table-cell table:number-columns-repeated="16382"/>
        </table:table-row>
        <table:table-row table:style-name="ro1">
          <table:table-cell office:value-type="float" office:value="178" table:formula="of:=[.A176]+1" table:style-name="ce1">
            <text:p>178</text:p>
          </table:table-cell>
          <table:table-cell office:value-type="float" office:value="22.504200023088941" table:formula="of:=10*LOG([.A177])" table:style-name="ce1">
            <text:p>22,50420002</text:p>
          </table:table-cell>
          <table:table-cell table:number-columns-repeated="16382"/>
        </table:table-row>
        <table:table-row table:style-name="ro1">
          <table:table-cell office:value-type="float" office:value="179" table:formula="of:=[.A177]+1" table:style-name="ce1">
            <text:p>179</text:p>
          </table:table-cell>
          <table:table-cell office:value-type="float" office:value="22.528530309798931" table:formula="of:=10*LOG([.A178])" table:style-name="ce1">
            <text:p>22,52853031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78]+1" table:style-name="ce1">
            <text:p>180</text:p>
          </table:table-cell>
          <table:table-cell office:value-type="float" office:value="22.552725051033061" table:formula="of:=10*LOG([.A179])" table:style-name="ce1">
            <text:p>22,55272505</text:p>
          </table:table-cell>
          <table:table-cell table:number-columns-repeated="16382"/>
        </table:table-row>
        <table:table-row table:style-name="ro1">
          <table:table-cell office:value-type="float" office:value="181" table:formula="of:=[.A179]+1" table:style-name="ce1">
            <text:p>181</text:p>
          </table:table-cell>
          <table:table-cell office:value-type="float" office:value="22.576785748691847" table:formula="of:=10*LOG([.A180])" table:style-name="ce1">
            <text:p>22,57678575</text:p>
          </table:table-cell>
          <table:table-cell table:number-columns-repeated="16382"/>
        </table:table-row>
        <table:table-row table:style-name="ro1">
          <table:table-cell office:value-type="float" office:value="182" table:formula="of:=[.A180]+1" table:style-name="ce1">
            <text:p>182</text:p>
          </table:table-cell>
          <table:table-cell office:value-type="float" office:value="22.600713879850748" table:formula="of:=10*LOG([.A181])" table:style-name="ce1">
            <text:p>22,60071388</text:p>
          </table:table-cell>
          <table:table-cell table:number-columns-repeated="16382"/>
        </table:table-row>
        <table:table-row table:style-name="ro1">
          <table:table-cell office:value-type="float" office:value="183" table:formula="of:=[.A181]+1" table:style-name="ce1">
            <text:p>183</text:p>
          </table:table-cell>
          <table:table-cell office:value-type="float" office:value="22.624510897304294" table:formula="of:=10*LOG([.A182])" table:style-name="ce1">
            <text:p>22,6245109</text:p>
          </table:table-cell>
          <table:table-cell table:number-columns-repeated="16382"/>
        </table:table-row>
        <table:table-row table:style-name="ro1">
          <table:table-cell office:value-type="float" office:value="184" table:formula="of:=[.A182]+1" table:style-name="ce1">
            <text:p>184</text:p>
          </table:table-cell>
          <table:table-cell office:value-type="float" office:value="22.648178230095365" table:formula="of:=10*LOG([.A183])" table:style-name="ce1">
            <text:p>22,64817823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83]+1" table:style-name="ce1">
            <text:p>185</text:p>
          </table:table-cell>
          <table:table-cell office:value-type="float" office:value="22.671717284030137" table:formula="of:=10*LOG([.A184])" table:style-name="ce1">
            <text:p>22,67171728</text:p>
          </table:table-cell>
          <table:table-cell table:number-columns-repeated="16382"/>
        </table:table-row>
        <table:table-row table:style-name="ro1">
          <table:table-cell office:value-type="float" office:value="186" table:formula="of:=[.A184]+1" table:style-name="ce1">
            <text:p>186</text:p>
          </table:table-cell>
          <table:table-cell office:value-type="float" office:value="22.695129442179166" table:formula="of:=10*LOG([.A185])" table:style-name="ce1">
            <text:p>22,69512944</text:p>
          </table:table-cell>
          <table:table-cell table:number-columns-repeated="16382"/>
        </table:table-row>
        <table:table-row table:style-name="ro1">
          <table:table-cell office:value-type="float" office:value="187" table:formula="of:=[.A185]+1" table:style-name="ce1">
            <text:p>187</text:p>
          </table:table-cell>
          <table:table-cell office:value-type="float" office:value="22.718416065364991" table:formula="of:=10*LOG([.A186])" table:style-name="ce1">
            <text:p>22,71841607</text:p>
          </table:table-cell>
          <table:table-cell table:number-columns-repeated="16382"/>
        </table:table-row>
        <table:table-row table:style-name="ro1">
          <table:table-cell office:value-type="float" office:value="188" table:formula="of:=[.A186]+1" table:style-name="ce1">
            <text:p>188</text:p>
          </table:table-cell>
          <table:table-cell office:value-type="float" office:value="22.741578492636801" table:formula="of:=10*LOG([.A187])" table:style-name="ce1">
            <text:p>22,74157849</text:p>
          </table:table-cell>
          <table:table-cell table:number-columns-repeated="16382"/>
        </table:table-row>
        <table:table-row table:style-name="ro1">
          <table:table-cell office:value-type="float" office:value="189" table:formula="of:=[.A187]+1" table:style-name="ce1">
            <text:p>189</text:p>
          </table:table-cell>
          <table:table-cell office:value-type="float" office:value="22.764618041732444" table:formula="of:=10*LOG([.A188])" table:style-name="ce1">
            <text:p>22,76461804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88]+1" table:style-name="ce1">
            <text:p>190</text:p>
          </table:table-cell>
          <table:table-cell office:value-type="float" office:value="22.787536009528289" table:formula="of:=10*LOG([.A189])" table:style-name="ce1">
            <text:p>22,78753601</text:p>
          </table:table-cell>
          <table:table-cell table:number-columns-repeated="16382"/>
        </table:table-row>
        <table:table-row table:style-name="ro1">
          <table:table-cell office:value-type="float" office:value="191" table:formula="of:=[.A189]+1" table:style-name="ce1">
            <text:p>191</text:p>
          </table:table-cell>
          <table:table-cell office:value-type="float" office:value="22.810333672477277" table:formula="of:=10*LOG([.A190])" table:style-name="ce1">
            <text:p>22,81033367</text:p>
          </table:table-cell>
          <table:table-cell table:number-columns-repeated="16382"/>
        </table:table-row>
        <table:table-row table:style-name="ro1">
          <table:table-cell office:value-type="float" office:value="192" table:formula="of:=[.A190]+1" table:style-name="ce1">
            <text:p>192</text:p>
          </table:table-cell>
          <table:table-cell office:value-type="float" office:value="22.833012287035498" table:formula="of:=10*LOG([.A191])" table:style-name="ce1">
            <text:p>22,83301229</text:p>
          </table:table-cell>
          <table:table-cell table:number-columns-repeated="16382"/>
        </table:table-row>
        <table:table-row table:style-name="ro1">
          <table:table-cell office:value-type="float" office:value="193" table:formula="of:=[.A191]+1" table:style-name="ce1">
            <text:p>193</text:p>
          </table:table-cell>
          <table:table-cell office:value-type="float" office:value="22.855573090077741" table:formula="of:=10*LOG([.A192])" table:style-name="ce1">
            <text:p>22,85557309</text:p>
          </table:table-cell>
          <table:table-cell table:number-columns-repeated="16382"/>
        </table:table-row>
        <table:table-row table:style-name="ro1">
          <table:table-cell office:value-type="float" office:value="194" table:formula="of:=[.A192]+1" table:style-name="ce1">
            <text:p>194</text:p>
          </table:table-cell>
          <table:table-cell office:value-type="float" office:value="22.878017299302261" table:formula="of:=10*LOG([.A193])" table:style-name="ce1">
            <text:p>22,8780173</text:p>
          </table:table-cell>
          <table:table-cell table:number-columns-repeated="16382"/>
        </table:table-row>
        <table:table-row table:style-name="ro1">
          <table:table-cell office:value-type="float" office:value="195" table:formula="of:=[.A193]+1" table:style-name="ce1">
            <text:p>195</text:p>
          </table:table-cell>
          <table:table-cell office:value-type="float" office:value="22.900346113625179" table:formula="of:=10*LOG([.A194])" table:style-name="ce1">
            <text:p>22,90034611</text:p>
          </table:table-cell>
          <table:table-cell table:number-columns-repeated="16382"/>
        </table:table-row>
        <table:table-row table:style-name="ro1">
          <table:table-cell office:value-type="float" office:value="196" table:formula="of:=[.A194]+1" table:style-name="ce1">
            <text:p>196</text:p>
          </table:table-cell>
          <table:table-cell office:value-type="float" office:value="22.92256071356476" table:formula="of:=10*LOG([.A195])" table:style-name="ce1">
            <text:p>22,92256071</text:p>
          </table:table-cell>
          <table:table-cell table:number-columns-repeated="16382"/>
        </table:table-row>
        <table:table-row table:style-name="ro1">
          <table:table-cell office:value-type="float" office:value="197" table:formula="of:=[.A195]+1" table:style-name="ce1">
            <text:p>197</text:p>
          </table:table-cell>
          <table:table-cell office:value-type="float" office:value="22.944662261615928" table:formula="of:=10*LOG([.A196])" table:style-name="ce1">
            <text:p>22,94466226</text:p>
          </table:table-cell>
          <table:table-cell table:number-columns-repeated="16382"/>
        </table:table-row>
        <table:table-row table:style-name="ro1">
          <table:table-cell office:value-type="float" office:value="198" table:formula="of:=[.A196]+1" table:style-name="ce1">
            <text:p>198</text:p>
          </table:table-cell>
          <table:table-cell office:value-type="float" office:value="22.966651902615311" table:formula="of:=10*LOG([.A197])" table:style-name="ce1">
            <text:p>22,9666519</text:p>
          </table:table-cell>
          <table:table-cell table:number-columns-repeated="16382"/>
        </table:table-row>
        <table:table-row table:style-name="ro1">
          <table:table-cell office:value-type="float" office:value="199" table:formula="of:=[.A197]+1" table:style-name="ce1">
            <text:p>199</text:p>
          </table:table-cell>
          <table:table-cell office:value-type="float" office:value="22.988530764097067" table:formula="of:=10*LOG([.A198])" table:style-name="ce1">
            <text:p>22,98853076</text:p>
          </table:table-cell>
          <table:table-cell table:number-columns-repeated="16382"/>
        </table:table-row>
        <table:table-row table:style-name="ro1">
          <table:table-cell office:value-type="float" office:value="200" table:formula="of:=[.A198]+1" table:style-name="ce1">
            <text:p>200</text:p>
          </table:table-cell>
          <table:table-cell office:value-type="float" office:value="23.010299956639813" table:formula="of:=10*LOG([.A199])" table:style-name="ce1">
            <text:p>23,01029996</text:p>
          </table:table-cell>
          <table:table-cell table:number-columns-repeated="16382"/>
        </table:table-row>
        <table:table-row table:style-name="ro1">
          <table:table-cell office:value-type="float" office:value="201" table:formula="of:=[.A199]+1" table:style-name="ce1">
            <text:p>201</text:p>
          </table:table-cell>
          <table:table-cell office:value-type="float" office:value="23.031960574204891" table:formula="of:=10*LOG([.A200])" table:style-name="ce1">
            <text:p>23,03196057</text:p>
          </table:table-cell>
          <table:table-cell table:number-columns-repeated="16382"/>
        </table:table-row>
        <table:table-row table:style-name="ro1">
          <table:table-cell office:value-type="float" office:value="202" table:formula="of:=[.A200]+1" table:style-name="ce1">
            <text:p>202</text:p>
          </table:table-cell>
          <table:table-cell office:value-type="float" office:value="23.05351369446624" table:formula="of:=10*LOG([.A201])" table:style-name="ce1">
            <text:p>23,05351369</text:p>
          </table:table-cell>
          <table:table-cell table:number-columns-repeated="16382"/>
        </table:table-row>
        <table:table-row table:style-name="ro1">
          <table:table-cell office:value-type="float" office:value="203" table:formula="of:=[.A201]+1" table:style-name="ce1">
            <text:p>203</text:p>
          </table:table-cell>
          <table:table-cell office:value-type="float" office:value="23.074960379132129" table:formula="of:=10*LOG([.A202])" table:style-name="ce1">
            <text:p>23,07496038</text:p>
          </table:table-cell>
          <table:table-cell table:number-columns-repeated="16382"/>
        </table:table-row>
        <table:table-row table:style-name="ro1">
          <table:table-cell office:value-type="float" office:value="204" table:formula="of:=[.A202]+1" table:style-name="ce1">
            <text:p>204</text:p>
          </table:table-cell>
          <table:table-cell office:value-type="float" office:value="23.096301674258989" table:formula="of:=10*LOG([.A203])" table:style-name="ce1">
            <text:p>23,09630167</text:p>
          </table:table-cell>
          <table:table-cell table:number-columns-repeated="16382"/>
        </table:table-row>
        <table:table-row table:style-name="ro1">
          <table:table-cell office:value-type="float" office:value="205" table:formula="of:=[.A203]+1" table:style-name="ce1">
            <text:p>205</text:p>
          </table:table-cell>
          <table:table-cell office:value-type="float" office:value="23.117538610557542" table:formula="of:=10*LOG([.A204])" table:style-name="ce1">
            <text:p>23,11753861</text:p>
          </table:table-cell>
          <table:table-cell table:number-columns-repeated="16382"/>
        </table:table-row>
        <table:table-row table:style-name="ro1">
          <table:table-cell office:value-type="float" office:value="206" table:formula="of:=[.A204]+1" table:style-name="ce1">
            <text:p>206</text:p>
          </table:table-cell>
          <table:table-cell office:value-type="float" office:value="23.138672203691534" table:formula="of:=10*LOG([.A205])" table:style-name="ce1">
            <text:p>23,1386722</text:p>
          </table:table-cell>
          <table:table-cell table:number-columns-repeated="16382"/>
        </table:table-row>
        <table:table-row table:style-name="ro1">
          <table:table-cell office:value-type="float" office:value="207" table:formula="of:=[.A205]+1" table:style-name="ce1">
            <text:p>207</text:p>
          </table:table-cell>
          <table:table-cell office:value-type="float" office:value="23.159703454569179" table:formula="of:=10*LOG([.A206])" table:style-name="ce1">
            <text:p>23,15970345</text:p>
          </table:table-cell>
          <table:table-cell table:number-columns-repeated="16382"/>
        </table:table-row>
        <table:table-row table:style-name="ro1">
          <table:table-cell office:value-type="float" office:value="208" table:formula="of:=[.A206]+1" table:style-name="ce1">
            <text:p>208</text:p>
          </table:table-cell>
          <table:table-cell office:value-type="float" office:value="23.180633349627616" table:formula="of:=10*LOG([.A207])" table:style-name="ce1">
            <text:p>23,18063335</text:p>
          </table:table-cell>
          <table:table-cell table:number-columns-repeated="16382"/>
        </table:table-row>
        <table:table-row table:style-name="ro1">
          <table:table-cell office:value-type="float" office:value="209" table:formula="of:=[.A207]+1" table:style-name="ce1">
            <text:p>209</text:p>
          </table:table-cell>
          <table:table-cell office:value-type="float" office:value="23.201462861110542" table:formula="of:=10*LOG([.A208])" table:style-name="ce1">
            <text:p>23,20146286</text:p>
          </table:table-cell>
          <table:table-cell table:number-columns-repeated="16382"/>
        </table:table-row>
        <table:table-row table:style-name="ro1">
          <table:table-cell office:value-type="float" office:value="210" table:formula="of:=[.A208]+1" table:style-name="ce1">
            <text:p>210</text:p>
          </table:table-cell>
          <table:table-cell office:value-type="float" office:value="23.222192947339192" table:formula="of:=10*LOG([.A209])" table:style-name="ce1">
            <text:p>23,22219295</text:p>
          </table:table-cell>
          <table:table-cell table:number-columns-repeated="16382"/>
        </table:table-row>
        <table:table-row table:style-name="ro1">
          <table:table-cell office:value-type="float" office:value="211" table:formula="of:=[.A209]+1" table:style-name="ce1">
            <text:p>211</text:p>
          </table:table-cell>
          <table:table-cell office:value-type="float" office:value="23.242824552976927" table:formula="of:=10*LOG([.A210])" table:style-name="ce1">
            <text:p>23,24282455</text:p>
          </table:table-cell>
          <table:table-cell table:number-columns-repeated="16382"/>
        </table:table-row>
        <table:table-row table:style-name="ro1">
          <table:table-cell office:value-type="float" office:value="212" table:formula="of:=[.A210]+1" table:style-name="ce1">
            <text:p>212</text:p>
          </table:table-cell>
          <table:table-cell office:value-type="float" office:value="23.263358609287511" table:formula="of:=10*LOG([.A211])" table:style-name="ce1">
            <text:p>23,26335861</text:p>
          </table:table-cell>
          <table:table-cell table:number-columns-repeated="16382"/>
        </table:table-row>
        <table:table-row table:style-name="ro1">
          <table:table-cell office:value-type="float" office:value="213" table:formula="of:=[.A211]+1" table:style-name="ce1">
            <text:p>213</text:p>
          </table:table-cell>
          <table:table-cell office:value-type="float" office:value="23.283796034387375" table:formula="of:=10*LOG([.A212])" table:style-name="ce1">
            <text:p>23,28379603</text:p>
          </table:table-cell>
          <table:table-cell table:number-columns-repeated="16382"/>
        </table:table-row>
        <table:table-row table:style-name="ro1">
          <table:table-cell office:value-type="float" office:value="214" table:formula="of:=[.A212]+1" table:style-name="ce1">
            <text:p>214</text:p>
          </table:table-cell>
          <table:table-cell office:value-type="float" office:value="23.30413773349191" table:formula="of:=10*LOG([.A213])" table:style-name="ce1">
            <text:p>23,30413773</text:p>
          </table:table-cell>
          <table:table-cell table:number-columns-repeated="16382"/>
        </table:table-row>
        <table:table-row table:style-name="ro1">
          <table:table-cell office:value-type="float" office:value="215" table:formula="of:=[.A213]+1" table:style-name="ce1">
            <text:p>215</text:p>
          </table:table-cell>
          <table:table-cell office:value-type="float" office:value="23.324384599156055" table:formula="of:=10*LOG([.A214])" table:style-name="ce1">
            <text:p>23,3243846</text:p>
          </table:table-cell>
          <table:table-cell table:number-columns-repeated="16382"/>
        </table:table-row>
        <table:table-row table:style-name="ro1">
          <table:table-cell office:value-type="float" office:value="216" table:formula="of:=[.A214]+1" table:style-name="ce1">
            <text:p>216</text:p>
          </table:table-cell>
          <table:table-cell office:value-type="float" office:value="23.344537511509309" table:formula="of:=10*LOG([.A215])" table:style-name="ce1">
            <text:p>23,34453751</text:p>
          </table:table-cell>
          <table:table-cell table:number-columns-repeated="16382"/>
        </table:table-row>
        <table:table-row table:style-name="ro1">
          <table:table-cell office:value-type="float" office:value="217" table:formula="of:=[.A215]+1" table:style-name="ce1">
            <text:p>217</text:p>
          </table:table-cell>
          <table:table-cell office:value-type="float" office:value="23.364597338485297" table:formula="of:=10*LOG([.A216])" table:style-name="ce1">
            <text:p>23,36459734</text:p>
          </table:table-cell>
          <table:table-cell table:number-columns-repeated="16382"/>
        </table:table-row>
        <table:table-row table:style-name="ro1">
          <table:table-cell office:value-type="float" office:value="218" table:formula="of:=[.A216]+1" table:style-name="ce1">
            <text:p>218</text:p>
          </table:table-cell>
          <table:table-cell office:value-type="float" office:value="23.384564936046047" table:formula="of:=10*LOG([.A217])" table:style-name="ce1">
            <text:p>23,38456494</text:p>
          </table:table-cell>
          <table:table-cell table:number-columns-repeated="16382"/>
        </table:table-row>
        <table:table-row table:style-name="ro1">
          <table:table-cell office:value-type="float" office:value="219" table:formula="of:=[.A217]+1" table:style-name="ce1">
            <text:p>219</text:p>
          </table:table-cell>
          <table:table-cell office:value-type="float" office:value="23.404441148401183" table:formula="of:=10*LOG([.A218])" table:style-name="ce1">
            <text:p>23,40444115</text:p>
          </table:table-cell>
          <table:table-cell table:number-columns-repeated="16382"/>
        </table:table-row>
        <table:table-row table:style-name="ro1">
          <table:table-cell office:value-type="float" office:value="220" table:formula="of:=[.A218]+1" table:style-name="ce1">
            <text:p>220</text:p>
          </table:table-cell>
          <table:table-cell office:value-type="float" office:value="23.424226808222063" table:formula="of:=10*LOG([.A219])" table:style-name="ce1">
            <text:p>23,42422681</text:p>
          </table:table-cell>
          <table:table-cell table:number-columns-repeated="16382"/>
        </table:table-row>
        <table:table-row table:style-name="ro1">
          <table:table-cell office:value-type="float" office:value="221" table:formula="of:=[.A219]+1" table:style-name="ce1">
            <text:p>221</text:p>
          </table:table-cell>
          <table:table-cell office:value-type="float" office:value="23.443922736851107" table:formula="of:=10*LOG([.A220])" table:style-name="ce1">
            <text:p>23,44392274</text:p>
          </table:table-cell>
          <table:table-cell table:number-columns-repeated="16382"/>
        </table:table-row>
        <table:table-row table:style-name="ro1">
          <table:table-cell office:value-type="float" office:value="222" table:formula="of:=[.A220]+1" table:style-name="ce1">
            <text:p>222</text:p>
          </table:table-cell>
          <table:table-cell office:value-type="float" office:value="23.463529744506388" table:formula="of:=10*LOG([.A221])" table:style-name="ce1">
            <text:p>23,46352974</text:p>
          </table:table-cell>
          <table:table-cell table:number-columns-repeated="16382"/>
        </table:table-row>
        <table:table-row table:style-name="ro1">
          <table:table-cell office:value-type="float" office:value="223" table:formula="of:=[.A221]+1" table:style-name="ce1">
            <text:p>223</text:p>
          </table:table-cell>
          <table:table-cell office:value-type="float" office:value="23.483048630481605" table:formula="of:=10*LOG([.A222])" table:style-name="ce1">
            <text:p>23,48304863</text:p>
          </table:table-cell>
          <table:table-cell table:number-columns-repeated="16382"/>
        </table:table-row>
        <table:table-row table:style-name="ro1">
          <table:table-cell office:value-type="float" office:value="224" table:formula="of:=[.A222]+1" table:style-name="ce1">
            <text:p>224</text:p>
          </table:table-cell>
          <table:table-cell office:value-type="float" office:value="23.502480183341628" table:formula="of:=10*LOG([.A223])" table:style-name="ce1">
            <text:p>23,50248018</text:p>
          </table:table-cell>
          <table:table-cell table:number-columns-repeated="16382"/>
        </table:table-row>
        <table:table-row table:style-name="ro1">
          <table:table-cell office:value-type="float" office:value="225" table:formula="of:=[.A223]+1" table:style-name="ce1">
            <text:p>225</text:p>
          </table:table-cell>
          <table:table-cell office:value-type="float" office:value="23.521825181113627" table:formula="of:=10*LOG([.A224])" table:style-name="ce1">
            <text:p>23,52182518</text:p>
          </table:table-cell>
          <table:table-cell table:number-columns-repeated="16382"/>
        </table:table-row>
        <table:table-row table:style-name="ro1">
          <table:table-cell office:value-type="float" office:value="226" table:formula="of:=[.A224]+1" table:style-name="ce1">
            <text:p>226</text:p>
          </table:table-cell>
          <table:table-cell office:value-type="float" office:value="23.541084391474008" table:formula="of:=10*LOG([.A225])" table:style-name="ce1">
            <text:p>23,54108439</text:p>
          </table:table-cell>
          <table:table-cell table:number-columns-repeated="16382"/>
        </table:table-row>
        <table:table-row table:style-name="ro1">
          <table:table-cell office:value-type="float" office:value="227" table:formula="of:=[.A225]+1" table:style-name="ce1">
            <text:p>227</text:p>
          </table:table-cell>
          <table:table-cell office:value-type="float" office:value="23.560258571931225" table:formula="of:=10*LOG([.A226])" table:style-name="ce1">
            <text:p>23,56025857</text:p>
          </table:table-cell>
          <table:table-cell table:number-columns-repeated="16382"/>
        </table:table-row>
        <table:table-row table:style-name="ro1">
          <table:table-cell office:value-type="float" office:value="228" table:formula="of:=[.A226]+1" table:style-name="ce1">
            <text:p>228</text:p>
          </table:table-cell>
          <table:table-cell office:value-type="float" office:value="23.57934847000454" table:formula="of:=10*LOG([.A227])" table:style-name="ce1">
            <text:p>23,57934847</text:p>
          </table:table-cell>
          <table:table-cell table:number-columns-repeated="16382"/>
        </table:table-row>
        <table:table-row table:style-name="ro1">
          <table:table-cell office:value-type="float" office:value="229" table:formula="of:=[.A227]+1" table:style-name="ce1">
            <text:p>229</text:p>
          </table:table-cell>
          <table:table-cell office:value-type="float" office:value="23.598354823398878" table:formula="of:=10*LOG([.A228])" table:style-name="ce1">
            <text:p>23,59835482</text:p>
          </table:table-cell>
          <table:table-cell table:number-columns-repeated="16382"/>
        </table:table-row>
        <table:table-row table:style-name="ro1">
          <table:table-cell office:value-type="float" office:value="230" table:formula="of:=[.A228]+1" table:style-name="ce1">
            <text:p>230</text:p>
          </table:table-cell>
          <table:table-cell office:value-type="float" office:value="23.617278360175931" table:formula="of:=10*LOG([.A229])" table:style-name="ce1">
            <text:p>23,61727836</text:p>
          </table:table-cell>
          <table:table-cell table:number-columns-repeated="16382"/>
        </table:table-row>
        <table:table-row table:style-name="ro1">
          <table:table-cell office:value-type="float" office:value="231" table:formula="of:=[.A229]+1" table:style-name="ce1">
            <text:p>231</text:p>
          </table:table-cell>
          <table:table-cell office:value-type="float" office:value="23.636119798921445" table:formula="of:=10*LOG([.A230])" table:style-name="ce1">
            <text:p>23,6361198</text:p>
          </table:table-cell>
          <table:table-cell table:number-columns-repeated="16382"/>
        </table:table-row>
        <table:table-row table:style-name="ro1">
          <table:table-cell office:value-type="float" office:value="232" table:formula="of:=[.A230]+1" table:style-name="ce1">
            <text:p>232</text:p>
          </table:table-cell>
          <table:table-cell office:value-type="float" office:value="23.654879848908998" table:formula="of:=10*LOG([.A231])" table:style-name="ce1">
            <text:p>23,65487985</text:p>
          </table:table-cell>
          <table:table-cell table:number-columns-repeated="16382"/>
        </table:table-row>
        <table:table-row table:style-name="ro1">
          <table:table-cell office:value-type="float" office:value="233" table:formula="of:=[.A231]+1" table:style-name="ce1">
            <text:p>233</text:p>
          </table:table-cell>
          <table:table-cell office:value-type="float" office:value="23.673559210260187" table:formula="of:=10*LOG([.A232])" table:style-name="ce1">
            <text:p>23,67355921</text:p>
          </table:table-cell>
          <table:table-cell table:number-columns-repeated="16382"/>
        </table:table-row>
        <table:table-row table:style-name="ro1">
          <table:table-cell office:value-type="float" office:value="234" table:formula="of:=[.A232]+1" table:style-name="ce1">
            <text:p>234</text:p>
          </table:table-cell>
          <table:table-cell office:value-type="float" office:value="23.69215857410143" table:formula="of:=10*LOG([.A233])" table:style-name="ce1">
            <text:p>23,69215857</text:p>
          </table:table-cell>
          <table:table-cell table:number-columns-repeated="16382"/>
        </table:table-row>
        <table:table-row table:style-name="ro1">
          <table:table-cell office:value-type="float" office:value="235" table:formula="of:=[.A233]+1" table:style-name="ce1">
            <text:p>235</text:p>
          </table:table-cell>
          <table:table-cell office:value-type="float" office:value="23.710678622717364" table:formula="of:=10*LOG([.A234])" table:style-name="ce1">
            <text:p>23,71067862</text:p>
          </table:table-cell>
          <table:table-cell table:number-columns-repeated="16382"/>
        </table:table-row>
        <table:table-row table:style-name="ro1">
          <table:table-cell office:value-type="float" office:value="236" table:formula="of:=[.A234]+1" table:style-name="ce1">
            <text:p>236</text:p>
          </table:table-cell>
          <table:table-cell office:value-type="float" office:value="23.729120029701068" table:formula="of:=10*LOG([.A235])" table:style-name="ce1">
            <text:p>23,72912003</text:p>
          </table:table-cell>
          <table:table-cell table:number-columns-repeated="16382"/>
        </table:table-row>
        <table:table-row table:style-name="ro1">
          <table:table-cell office:value-type="float" office:value="237" table:formula="of:=[.A235]+1" table:style-name="ce1">
            <text:p>237</text:p>
          </table:table-cell>
          <table:table-cell office:value-type="float" office:value="23.747483460101041" table:formula="of:=10*LOG([.A236])" table:style-name="ce1">
            <text:p>23,74748346</text:p>
          </table:table-cell>
          <table:table-cell table:number-columns-repeated="16382"/>
        </table:table-row>
        <table:table-row table:style-name="ro1">
          <table:table-cell office:value-type="float" office:value="238" table:formula="of:=[.A236]+1" table:style-name="ce1">
            <text:p>238</text:p>
          </table:table-cell>
          <table:table-cell office:value-type="float" office:value="23.765769570565119" table:formula="of:=10*LOG([.A237])" table:style-name="ce1">
            <text:p>23,76576957</text:p>
          </table:table-cell>
          <table:table-cell table:number-columns-repeated="16382"/>
        </table:table-row>
        <table:table-row table:style-name="ro1">
          <table:table-cell office:value-type="float" office:value="239" table:formula="of:=[.A237]+1" table:style-name="ce1">
            <text:p>239</text:p>
          </table:table-cell>
          <table:table-cell office:value-type="float" office:value="23.783979009481374" table:formula="of:=10*LOG([.A238])" table:style-name="ce1">
            <text:p>23,78397901</text:p>
          </table:table-cell>
          <table:table-cell table:number-columns-repeated="16382"/>
        </table:table-row>
        <table:table-row table:style-name="ro1">
          <table:table-cell office:value-type="float" office:value="240" table:formula="of:=[.A238]+1" table:style-name="ce1">
            <text:p>240</text:p>
          </table:table-cell>
          <table:table-cell office:value-type="float" office:value="23.80211241711606" table:formula="of:=10*LOG([.A239])" table:style-name="ce1">
            <text:p>23,80211242</text:p>
          </table:table-cell>
          <table:table-cell table:number-columns-repeated="16382"/>
        </table:table-row>
        <table:table-row table:style-name="ro1">
          <table:table-cell office:value-type="float" office:value="241" table:formula="of:=[.A239]+1" table:style-name="ce1">
            <text:p>241</text:p>
          </table:table-cell>
          <table:table-cell office:value-type="float" office:value="23.820170425748685" table:formula="of:=10*LOG([.A240])" table:style-name="ce1">
            <text:p>23,82017043</text:p>
          </table:table-cell>
          <table:table-cell table:number-columns-repeated="16382"/>
        </table:table-row>
        <table:table-row table:style-name="ro1">
          <table:table-cell office:value-type="float" office:value="242" table:formula="of:=[.A240]+1" table:style-name="ce1">
            <text:p>242</text:p>
          </table:table-cell>
          <table:table-cell office:value-type="float" office:value="23.838153659804313" table:formula="of:=10*LOG([.A241])" table:style-name="ce1">
            <text:p>23,83815366</text:p>
          </table:table-cell>
          <table:table-cell table:number-columns-repeated="16382"/>
        </table:table-row>
        <table:table-row table:style-name="ro1">
          <table:table-cell office:value-type="float" office:value="243" table:formula="of:=[.A241]+1" table:style-name="ce1">
            <text:p>243</text:p>
          </table:table-cell>
          <table:table-cell office:value-type="float" office:value="23.856062735983123" table:formula="of:=10*LOG([.A242])" table:style-name="ce1">
            <text:p>23,85606274</text:p>
          </table:table-cell>
          <table:table-cell table:number-columns-repeated="16382"/>
        </table:table-row>
        <table:table-row table:style-name="ro1">
          <table:table-cell office:value-type="float" office:value="244" table:formula="of:=[.A242]+1" table:style-name="ce1">
            <text:p>244</text:p>
          </table:table-cell>
          <table:table-cell office:value-type="float" office:value="23.873898263387293" table:formula="of:=10*LOG([.A243])" table:style-name="ce1">
            <text:p>23,87389826</text:p>
          </table:table-cell>
          <table:table-cell table:number-columns-repeated="16382"/>
        </table:table-row>
        <table:table-row table:style-name="ro1">
          <table:table-cell office:value-type="float" office:value="245" table:formula="of:=[.A243]+1" table:style-name="ce1">
            <text:p>245</text:p>
          </table:table-cell>
          <table:table-cell office:value-type="float" office:value="23.891660843645326" table:formula="of:=10*LOG([.A244])" table:style-name="ce1">
            <text:p>23,89166084</text:p>
          </table:table-cell>
          <table:table-cell table:number-columns-repeated="16382"/>
        </table:table-row>
        <table:table-row table:style-name="ro1">
          <table:table-cell office:value-type="float" office:value="246" table:formula="of:=[.A244]+1" table:style-name="ce1">
            <text:p>246</text:p>
          </table:table-cell>
          <table:table-cell office:value-type="float" office:value="23.909351071033793" table:formula="of:=10*LOG([.A245])" table:style-name="ce1">
            <text:p>23,90935107</text:p>
          </table:table-cell>
          <table:table-cell table:number-columns-repeated="16382"/>
        </table:table-row>
        <table:table-row table:style-name="ro1">
          <table:table-cell office:value-type="float" office:value="247" table:formula="of:=[.A245]+1" table:style-name="ce1">
            <text:p>247</text:p>
          </table:table-cell>
          <table:table-cell office:value-type="float" office:value="23.926969532596658" table:formula="of:=10*LOG([.A246])" table:style-name="ce1">
            <text:p>23,92696953</text:p>
          </table:table-cell>
          <table:table-cell table:number-columns-repeated="16382"/>
        </table:table-row>
        <table:table-row table:style-name="ro1">
          <table:table-cell office:value-type="float" office:value="248" table:formula="of:=[.A246]+1" table:style-name="ce1">
            <text:p>248</text:p>
          </table:table-cell>
          <table:table-cell office:value-type="float" office:value="23.944516808262165" table:formula="of:=10*LOG([.A247])" table:style-name="ce1">
            <text:p>23,94451681</text:p>
          </table:table-cell>
          <table:table-cell table:number-columns-repeated="16382"/>
        </table:table-row>
        <table:table-row table:style-name="ro1">
          <table:table-cell office:value-type="float" office:value="249" table:formula="of:=[.A247]+1" table:style-name="ce1">
            <text:p>249</text:p>
          </table:table-cell>
          <table:table-cell office:value-type="float" office:value="23.961993470957363" table:formula="of:=10*LOG([.A248])" table:style-name="ce1">
            <text:p>23,96199347</text:p>
          </table:table-cell>
          <table:table-cell table:number-columns-repeated="16382"/>
        </table:table-row>
        <table:table-row table:style-name="ro1">
          <table:table-cell office:value-type="float" office:value="250" table:formula="of:=[.A248]+1" table:style-name="ce1">
            <text:p>250</text:p>
          </table:table-cell>
          <table:table-cell office:value-type="float" office:value="23.979400086720375" table:formula="of:=10*LOG([.A249])" table:style-name="ce1">
            <text:p>23,97940009</text:p>
          </table:table-cell>
          <table:table-cell table:number-columns-repeated="16382"/>
        </table:table-row>
        <table:table-row table:style-name="ro1">
          <table:table-cell office:value-type="float" office:value="251" table:formula="of:=[.A249]+1" table:style-name="ce1">
            <text:p>251</text:p>
          </table:table-cell>
          <table:table-cell office:value-type="float" office:value="23.996737214810381" table:formula="of:=10*LOG([.A250])" table:style-name="ce1">
            <text:p>23,99673721</text:p>
          </table:table-cell>
          <table:table-cell table:number-columns-repeated="16382"/>
        </table:table-row>
        <table:table-row table:style-name="ro1">
          <table:table-cell office:value-type="float" office:value="252" table:formula="of:=[.A250]+1" table:style-name="ce1">
            <text:p>252</text:p>
          </table:table-cell>
          <table:table-cell office:value-type="float" office:value="24.014005407815443" table:formula="of:=10*LOG([.A251])" table:style-name="ce1">
            <text:p>24,01400541</text:p>
          </table:table-cell>
          <table:table-cell table:number-columns-repeated="16382"/>
        </table:table-row>
        <table:table-row table:style-name="ro1">
          <table:table-cell office:value-type="float" office:value="253" table:formula="of:=[.A251]+1" table:style-name="ce1">
            <text:p>253</text:p>
          </table:table-cell>
          <table:table-cell office:value-type="float" office:value="24.031205211758181" table:formula="of:=10*LOG([.A252])" table:style-name="ce1">
            <text:p>24,03120521</text:p>
          </table:table-cell>
          <table:table-cell table:number-columns-repeated="16382"/>
        </table:table-row>
        <table:table-row table:style-name="ro1">
          <table:table-cell office:value-type="float" office:value="254" table:formula="of:=[.A252]+1" table:style-name="ce1">
            <text:p>254</text:p>
          </table:table-cell>
          <table:table-cell office:value-type="float" office:value="24.048337166199381" table:formula="of:=10*LOG([.A253])" table:style-name="ce1">
            <text:p>24,04833717</text:p>
          </table:table-cell>
          <table:table-cell table:number-columns-repeated="16382"/>
        </table:table-row>
        <table:table-row table:style-name="ro1">
          <table:table-cell office:value-type="float" office:value="255" table:formula="of:=[.A253]+1" table:style-name="ce1">
            <text:p>255</text:p>
          </table:table-cell>
          <table:table-cell office:value-type="float" office:value="24.065401804339551" table:formula="of:=10*LOG([.A254])" table:style-name="ce1">
            <text:p>24,0654018</text:p>
          </table:table-cell>
          <table:table-cell table:number-columns-repeated="16382"/>
        </table:table-row>
        <table:table-row table:style-name="ro1">
          <table:table-cell office:value-type="float" office:value="256" table:formula="of:=[.A254]+1" table:style-name="ce1">
            <text:p>256</text:p>
          </table:table-cell>
          <table:table-cell office:value-type="float" office:value="24.082399653118497" table:formula="of:=10*LOG([.A255])" table:style-name="ce1">
            <text:p>24,08239965</text:p>
          </table:table-cell>
          <table:table-cell table:number-columns-repeated="16382"/>
        </table:table-row>
        <table:table-row table:style-name="ro1">
          <table:table-cell office:value-type="float" office:value="257" table:formula="of:=[.A255]+1" table:style-name="ce1">
            <text:p>257</text:p>
          </table:table-cell>
          <table:table-cell office:value-type="float" office:value="24.099331233312945" table:formula="of:=10*LOG([.A256])" table:style-name="ce1">
            <text:p>24,09933123</text:p>
          </table:table-cell>
          <table:table-cell table:number-columns-repeated="16382"/>
        </table:table-row>
        <table:table-row table:style-name="ro1">
          <table:table-cell office:value-type="float" office:value="258" table:formula="of:=[.A256]+1" table:style-name="ce1">
            <text:p>258</text:p>
          </table:table-cell>
          <table:table-cell office:value-type="float" office:value="24.116197059632299" table:formula="of:=10*LOG([.A257])" table:style-name="ce1">
            <text:p>24,11619706</text:p>
          </table:table-cell>
          <table:table-cell table:number-columns-repeated="16382"/>
        </table:table-row>
        <table:table-row table:style-name="ro1">
          <table:table-cell office:value-type="float" office:value="259" table:formula="of:=[.A257]+1" table:style-name="ce1">
            <text:p>259</text:p>
          </table:table-cell>
          <table:table-cell office:value-type="float" office:value="24.132997640812519" table:formula="of:=10*LOG([.A258])" table:style-name="ce1">
            <text:p>24,13299764</text:p>
          </table:table-cell>
          <table:table-cell table:number-columns-repeated="16382"/>
        </table:table-row>
        <table:table-row table:style-name="ro1">
          <table:table-cell office:value-type="float" office:value="260" table:formula="of:=[.A258]+1" table:style-name="ce1">
            <text:p>260</text:p>
          </table:table-cell>
          <table:table-cell office:value-type="float" office:value="24.149733479708178" table:formula="of:=10*LOG([.A259])" table:style-name="ce1">
            <text:p>24,14973348</text:p>
          </table:table-cell>
          <table:table-cell table:number-columns-repeated="16382"/>
        </table:table-row>
        <table:table-row table:style-name="ro1">
          <table:table-cell office:value-type="float" office:value="261" table:formula="of:=[.A259]+1" table:style-name="ce1">
            <text:p>261</text:p>
          </table:table-cell>
          <table:table-cell office:value-type="float" office:value="24.166405073382808" table:formula="of:=10*LOG([.A260])" table:style-name="ce1">
            <text:p>24,16640507</text:p>
          </table:table-cell>
          <table:table-cell table:number-columns-repeated="16382"/>
        </table:table-row>
        <table:table-row table:style-name="ro1">
          <table:table-cell office:value-type="float" office:value="262" table:formula="of:=[.A260]+1" table:style-name="ce1">
            <text:p>262</text:p>
          </table:table-cell>
          <table:table-cell office:value-type="float" office:value="24.183012913197452" table:formula="of:=10*LOG([.A261])" table:style-name="ce1">
            <text:p>24,18301291</text:p>
          </table:table-cell>
          <table:table-cell table:number-columns-repeated="16382"/>
        </table:table-row>
        <table:table-row table:style-name="ro1">
          <table:table-cell office:value-type="float" office:value="263" table:formula="of:=[.A261]+1" table:style-name="ce1">
            <text:p>263</text:p>
          </table:table-cell>
          <table:table-cell office:value-type="float" office:value="24.199557484897582" table:formula="of:=10*LOG([.A262])" table:style-name="ce1">
            <text:p>24,19955748</text:p>
          </table:table-cell>
          <table:table-cell table:number-columns-repeated="16382"/>
        </table:table-row>
        <table:table-row table:style-name="ro1">
          <table:table-cell office:value-type="float" office:value="264" table:formula="of:=[.A262]+1" table:style-name="ce1">
            <text:p>264</text:p>
          </table:table-cell>
          <table:table-cell office:value-type="float" office:value="24.216039268698314" table:formula="of:=10*LOG([.A263])" table:style-name="ce1">
            <text:p>24,21603927</text:p>
          </table:table-cell>
          <table:table-cell table:number-columns-repeated="16382"/>
        </table:table-row>
        <table:table-row table:style-name="ro1">
          <table:table-cell office:value-type="float" office:value="265" table:formula="of:=[.A263]+1" table:style-name="ce1">
            <text:p>265</text:p>
          </table:table-cell>
          <table:table-cell office:value-type="float" office:value="24.232458739368077" table:formula="of:=10*LOG([.A264])" table:style-name="ce1">
            <text:p>24,23245874</text:p>
          </table:table-cell>
          <table:table-cell table:number-columns-repeated="16382"/>
        </table:table-row>
        <table:table-row table:style-name="ro1">
          <table:table-cell office:value-type="float" office:value="266" table:formula="of:=[.A264]+1" table:style-name="ce1">
            <text:p>266</text:p>
          </table:table-cell>
          <table:table-cell office:value-type="float" office:value="24.24881636631067" table:formula="of:=10*LOG([.A265])" table:style-name="ce1">
            <text:p>24,24881637</text:p>
          </table:table-cell>
          <table:table-cell table:number-columns-repeated="16382"/>
        </table:table-row>
        <table:table-row table:style-name="ro1">
          <table:table-cell office:value-type="float" office:value="267" table:formula="of:=[.A265]+1" table:style-name="ce1">
            <text:p>267</text:p>
          </table:table-cell>
          <table:table-cell office:value-type="float" office:value="24.265112613645755" table:formula="of:=10*LOG([.A266])" table:style-name="ce1">
            <text:p>24,26511261</text:p>
          </table:table-cell>
          <table:table-cell table:number-columns-repeated="16382"/>
        </table:table-row>
        <table:table-row table:style-name="ro1">
          <table:table-cell office:value-type="float" office:value="268" table:formula="of:=[.A266]+1" table:style-name="ce1">
            <text:p>268</text:p>
          </table:table-cell>
          <table:table-cell office:value-type="float" office:value="24.28134794028789" table:formula="of:=10*LOG([.A267])" table:style-name="ce1">
            <text:p>24,28134794</text:p>
          </table:table-cell>
          <table:table-cell table:number-columns-repeated="16382"/>
        </table:table-row>
        <table:table-row table:style-name="ro1">
          <table:table-cell office:value-type="float" office:value="269" table:formula="of:=[.A267]+1" table:style-name="ce1">
            <text:p>269</text:p>
          </table:table-cell>
          <table:table-cell office:value-type="float" office:value="24.29752280002408" table:formula="of:=10*LOG([.A268])" table:style-name="ce1">
            <text:p>24,2975228</text:p>
          </table:table-cell>
          <table:table-cell table:number-columns-repeated="16382"/>
        </table:table-row>
        <table:table-row table:style-name="ro1">
          <table:table-cell office:value-type="float" office:value="270" table:formula="of:=[.A268]+1" table:style-name="ce1">
            <text:p>270</text:p>
          </table:table-cell>
          <table:table-cell office:value-type="float" office:value="24.313637641589875" table:formula="of:=10*LOG([.A269])" table:style-name="ce1">
            <text:p>24,31363764</text:p>
          </table:table-cell>
          <table:table-cell table:number-columns-repeated="16382"/>
        </table:table-row>
        <table:table-row table:style-name="ro1">
          <table:table-cell office:value-type="float" office:value="271" table:formula="of:=[.A269]+1" table:style-name="ce1">
            <text:p>271</text:p>
          </table:table-cell>
          <table:table-cell office:value-type="float" office:value="24.329692908744057" table:formula="of:=10*LOG([.A270])" table:style-name="ce1">
            <text:p>24,32969291</text:p>
          </table:table-cell>
          <table:table-cell table:number-columns-repeated="16382"/>
        </table:table-row>
        <table:table-row table:style-name="ro1">
          <table:table-cell office:value-type="float" office:value="272" table:formula="of:=[.A270]+1" table:style-name="ce1">
            <text:p>272</text:p>
          </table:table-cell>
          <table:table-cell office:value-type="float" office:value="24.345689040341988" table:formula="of:=10*LOG([.A271])" table:style-name="ce1">
            <text:p>24,34568904</text:p>
          </table:table-cell>
          <table:table-cell table:number-columns-repeated="16382"/>
        </table:table-row>
        <table:table-row table:style-name="ro1">
          <table:table-cell office:value-type="float" office:value="273" table:formula="of:=[.A271]+1" table:style-name="ce1">
            <text:p>273</text:p>
          </table:table-cell>
          <table:table-cell office:value-type="float" office:value="24.361626470407561" table:formula="of:=10*LOG([.A272])" table:style-name="ce1">
            <text:p>24,36162647</text:p>
          </table:table-cell>
          <table:table-cell table:number-columns-repeated="16382"/>
        </table:table-row>
        <table:table-row table:style-name="ro1">
          <table:table-cell office:value-type="float" office:value="274" table:formula="of:=[.A272]+1" table:style-name="ce1">
            <text:p>274</text:p>
          </table:table-cell>
          <table:table-cell office:value-type="float" office:value="24.377505628203878" table:formula="of:=10*LOG([.A273])" table:style-name="ce1">
            <text:p>24,37750563</text:p>
          </table:table-cell>
          <table:table-cell table:number-columns-repeated="16382"/>
        </table:table-row>
        <table:table-row table:style-name="ro1">
          <table:table-cell office:value-type="float" office:value="275" table:formula="of:=[.A273]+1" table:style-name="ce1">
            <text:p>275</text:p>
          </table:table-cell>
          <table:table-cell office:value-type="float" office:value="24.393326938302629" table:formula="of:=10*LOG([.A274])" table:style-name="ce1">
            <text:p>24,39332694</text:p>
          </table:table-cell>
          <table:table-cell table:number-columns-repeated="16382"/>
        </table:table-row>
        <table:table-row table:style-name="ro1">
          <table:table-cell office:value-type="float" office:value="276" table:formula="of:=[.A274]+1" table:style-name="ce1">
            <text:p>276</text:p>
          </table:table-cell>
          <table:table-cell office:value-type="float" office:value="24.409090820652178" table:formula="of:=10*LOG([.A275])" table:style-name="ce1">
            <text:p>24,40909082</text:p>
          </table:table-cell>
          <table:table-cell table:number-columns-repeated="16382"/>
        </table:table-row>
        <table:table-row table:style-name="ro1">
          <table:table-cell office:value-type="float" office:value="277" table:formula="of:=[.A275]+1" table:style-name="ce1">
            <text:p>277</text:p>
          </table:table-cell>
          <table:table-cell office:value-type="float" office:value="24.424797690644485" table:formula="of:=10*LOG([.A276])" table:style-name="ce1">
            <text:p>24,42479769</text:p>
          </table:table-cell>
          <table:table-cell table:number-columns-repeated="16382"/>
        </table:table-row>
        <table:table-row table:style-name="ro1">
          <table:table-cell office:value-type="float" office:value="278" table:formula="of:=[.A276]+1" table:style-name="ce1">
            <text:p>278</text:p>
          </table:table-cell>
          <table:table-cell office:value-type="float" office:value="24.440447959180762" table:formula="of:=10*LOG([.A277])" table:style-name="ce1">
            <text:p>24,44044796</text:p>
          </table:table-cell>
          <table:table-cell table:number-columns-repeated="16382"/>
        </table:table-row>
        <table:table-row table:style-name="ro1">
          <table:table-cell office:value-type="float" office:value="279" table:formula="of:=[.A277]+1" table:style-name="ce1">
            <text:p>279</text:p>
          </table:table-cell>
          <table:table-cell office:value-type="float" office:value="24.456042032735972" table:formula="of:=10*LOG([.A278])" table:style-name="ce1">
            <text:p>24,45604203</text:p>
          </table:table-cell>
          <table:table-cell table:number-columns-repeated="16382"/>
        </table:table-row>
        <table:table-row table:style-name="ro1">
          <table:table-cell office:value-type="float" office:value="280" table:formula="of:=[.A278]+1" table:style-name="ce1">
            <text:p>280</text:p>
          </table:table-cell>
          <table:table-cell office:value-type="float" office:value="24.471580313422194" table:formula="of:=10*LOG([.A279])" table:style-name="ce1">
            <text:p>24,47158031</text:p>
          </table:table-cell>
          <table:table-cell table:number-columns-repeated="16382"/>
        </table:table-row>
        <table:table-row table:style-name="ro1">
          <table:table-cell office:value-type="float" office:value="281" table:formula="of:=[.A279]+1" table:style-name="ce1">
            <text:p>281</text:p>
          </table:table-cell>
          <table:table-cell office:value-type="float" office:value="24.487063199050798" table:formula="of:=10*LOG([.A280])" table:style-name="ce1">
            <text:p>24,4870632</text:p>
          </table:table-cell>
          <table:table-cell table:number-columns-repeated="16382"/>
        </table:table-row>
        <table:table-row table:style-name="ro1">
          <table:table-cell office:value-type="float" office:value="282" table:formula="of:=[.A280]+1" table:style-name="ce1">
            <text:p>282</text:p>
          </table:table-cell>
          <table:table-cell office:value-type="float" office:value="24.502491083193611" table:formula="of:=10*LOG([.A281])" table:style-name="ce1">
            <text:p>24,50249108</text:p>
          </table:table-cell>
          <table:table-cell table:number-columns-repeated="16382"/>
        </table:table-row>
        <table:table-row table:style-name="ro1">
          <table:table-cell office:value-type="float" office:value="283" table:formula="of:=[.A281]+1" table:style-name="ce1">
            <text:p>283</text:p>
          </table:table-cell>
          <table:table-cell office:value-type="float" office:value="24.517864355242903" table:formula="of:=10*LOG([.A282])" table:style-name="ce1">
            <text:p>24,51786436</text:p>
          </table:table-cell>
          <table:table-cell table:number-columns-repeated="16382"/>
        </table:table-row>
        <table:table-row table:style-name="ro1">
          <table:table-cell office:value-type="float" office:value="284" table:formula="of:=[.A282]+1" table:style-name="ce1">
            <text:p>284</text:p>
          </table:table-cell>
          <table:table-cell office:value-type="float" office:value="24.533183400470374" table:formula="of:=10*LOG([.A283])" table:style-name="ce1">
            <text:p>24,5331834</text:p>
          </table:table-cell>
          <table:table-cell table:number-columns-repeated="16382"/>
        </table:table-row>
        <table:table-row table:style-name="ro1">
          <table:table-cell office:value-type="float" office:value="285" table:formula="of:=[.A283]+1" table:style-name="ce1">
            <text:p>285</text:p>
          </table:table-cell>
          <table:table-cell office:value-type="float" office:value="24.548448600085102" table:formula="of:=10*LOG([.A284])" table:style-name="ce1">
            <text:p>24,5484486</text:p>
          </table:table-cell>
          <table:table-cell table:number-columns-repeated="16382"/>
        </table:table-row>
        <table:table-row table:style-name="ro1">
          <table:table-cell office:value-type="float" office:value="286" table:formula="of:=[.A284]+1" table:style-name="ce1">
            <text:p>286</text:p>
          </table:table-cell>
          <table:table-cell office:value-type="float" office:value="24.563660331290432" table:formula="of:=10*LOG([.A285])" table:style-name="ce1">
            <text:p>24,56366033</text:p>
          </table:table-cell>
          <table:table-cell table:number-columns-repeated="16382"/>
        </table:table-row>
        <table:table-row table:style-name="ro1">
          <table:table-cell office:value-type="float" office:value="287" table:formula="of:=[.A285]+1" table:style-name="ce1">
            <text:p>287</text:p>
          </table:table-cell>
          <table:table-cell office:value-type="float" office:value="24.578818967339924" table:formula="of:=10*LOG([.A286])" table:style-name="ce1">
            <text:p>24,57881897</text:p>
          </table:table-cell>
          <table:table-cell table:number-columns-repeated="16382"/>
        </table:table-row>
        <table:table-row table:style-name="ro1">
          <table:table-cell office:value-type="float" office:value="288" table:formula="of:=[.A286]+1" table:style-name="ce1">
            <text:p>288</text:p>
          </table:table-cell>
          <table:table-cell office:value-type="float" office:value="24.593924877592311" table:formula="of:=10*LOG([.A287])" table:style-name="ce1">
            <text:p>24,59392488</text:p>
          </table:table-cell>
          <table:table-cell table:number-columns-repeated="16382"/>
        </table:table-row>
        <table:table-row table:style-name="ro1">
          <table:table-cell office:value-type="float" office:value="289" table:formula="of:=[.A287]+1" table:style-name="ce1">
            <text:p>289</text:p>
          </table:table-cell>
          <table:table-cell office:value-type="float" office:value="24.608978427565479" table:formula="of:=10*LOG([.A288])" table:style-name="ce1">
            <text:p>24,60897843</text:p>
          </table:table-cell>
          <table:table-cell table:number-columns-repeated="16382"/>
        </table:table-row>
        <table:table-row table:style-name="ro1">
          <table:table-cell office:value-type="float" office:value="290" table:formula="of:=[.A288]+1" table:style-name="ce1">
            <text:p>290</text:p>
          </table:table-cell>
          <table:table-cell office:value-type="float" office:value="24.62397997898956" table:formula="of:=10*LOG([.A289])" table:style-name="ce1">
            <text:p>24,62397998</text:p>
          </table:table-cell>
          <table:table-cell table:number-columns-repeated="16382"/>
        </table:table-row>
        <table:table-row table:style-name="ro1">
          <table:table-cell office:value-type="float" office:value="291" table:formula="of:=[.A289]+1" table:style-name="ce1">
            <text:p>291</text:p>
          </table:table-cell>
          <table:table-cell office:value-type="float" office:value="24.638929889859075" table:formula="of:=10*LOG([.A290])" table:style-name="ce1">
            <text:p>24,63892989</text:p>
          </table:table-cell>
          <table:table-cell table:number-columns-repeated="16382"/>
        </table:table-row>
        <table:table-row table:style-name="ro1">
          <table:table-cell office:value-type="float" office:value="292" table:formula="of:=[.A290]+1" table:style-name="ce1">
            <text:p>292</text:p>
          </table:table-cell>
          <table:table-cell office:value-type="float" office:value="24.653828514484182" table:formula="of:=10*LOG([.A291])" table:style-name="ce1">
            <text:p>24,65382851</text:p>
          </table:table-cell>
          <table:table-cell table:number-columns-repeated="16382"/>
        </table:table-row>
        <table:table-row table:style-name="ro1">
          <table:table-cell office:value-type="float" office:value="293" table:formula="of:=[.A291]+1" table:style-name="ce1">
            <text:p>293</text:p>
          </table:table-cell>
          <table:table-cell office:value-type="float" office:value="24.668676203541096" table:formula="of:=10*LOG([.A292])" table:style-name="ce1">
            <text:p>24,6686762</text:p>
          </table:table-cell>
          <table:table-cell table:number-columns-repeated="16382"/>
        </table:table-row>
        <table:table-row table:style-name="ro1">
          <table:table-cell office:value-type="float" office:value="294" table:formula="of:=[.A292]+1" table:style-name="ce1">
            <text:p>294</text:p>
          </table:table-cell>
          <table:table-cell office:value-type="float" office:value="24.683473304121573" table:formula="of:=10*LOG([.A293])" table:style-name="ce1">
            <text:p>24,6834733</text:p>
          </table:table-cell>
          <table:table-cell table:number-columns-repeated="16382"/>
        </table:table-row>
        <table:table-row table:style-name="ro1">
          <table:table-cell office:value-type="float" office:value="295" table:formula="of:=[.A293]+1" table:style-name="ce1">
            <text:p>295</text:p>
          </table:table-cell>
          <table:table-cell office:value-type="float" office:value="24.698220159781631" table:formula="of:=10*LOG([.A294])" table:style-name="ce1">
            <text:p>24,69822016</text:p>
          </table:table-cell>
          <table:table-cell table:number-columns-repeated="16382"/>
        </table:table-row>
        <table:table-row table:style-name="ro1">
          <table:table-cell office:value-type="float" office:value="296" table:formula="of:=[.A294]+1" table:style-name="ce1">
            <text:p>296</text:p>
          </table:table-cell>
          <table:table-cell office:value-type="float" office:value="24.712917110589387" table:formula="of:=10*LOG([.A295])" table:style-name="ce1">
            <text:p>24,71291711</text:p>
          </table:table-cell>
          <table:table-cell table:number-columns-repeated="16382"/>
        </table:table-row>
        <table:table-row table:style-name="ro1">
          <table:table-cell office:value-type="float" office:value="297" table:formula="of:=[.A295]+1" table:style-name="ce1">
            <text:p>297</text:p>
          </table:table-cell>
          <table:table-cell office:value-type="float" office:value="24.727564493172125" table:formula="of:=10*LOG([.A296])" table:style-name="ce1">
            <text:p>24,72756449</text:p>
          </table:table-cell>
          <table:table-cell table:number-columns-repeated="16382"/>
        </table:table-row>
        <table:table-row table:style-name="ro1">
          <table:table-cell office:value-type="float" office:value="298" table:formula="of:=[.A296]+1" table:style-name="ce1">
            <text:p>298</text:p>
          </table:table-cell>
          <table:table-cell office:value-type="float" office:value="24.742162640762551" table:formula="of:=10*LOG([.A297])" table:style-name="ce1">
            <text:p>24,74216264</text:p>
          </table:table-cell>
          <table:table-cell table:number-columns-repeated="16382"/>
        </table:table-row>
        <table:table-row table:style-name="ro1">
          <table:table-cell office:value-type="float" office:value="299" table:formula="of:=[.A297]+1" table:style-name="ce1">
            <text:p>299</text:p>
          </table:table-cell>
          <table:table-cell office:value-type="float" office:value="24.756711883244297" table:formula="of:=10*LOG([.A298])" table:style-name="ce1">
            <text:p>24,75671188</text:p>
          </table:table-cell>
          <table:table-cell table:number-columns-repeated="16382"/>
        </table:table-row>
        <table:table-row table:style-name="ro1">
          <table:table-cell office:value-type="float" office:value="300" table:formula="of:=[.A298]+1" table:style-name="ce1">
            <text:p>300</text:p>
          </table:table-cell>
          <table:table-cell office:value-type="float" office:value="24.771212547196626" table:formula="of:=10*LOG([.A299])" table:style-name="ce1">
            <text:p>24,77121255</text:p>
          </table:table-cell>
          <table:table-cell table:number-columns-repeated="16382"/>
        </table:table-row>
        <table:table-row table:style-name="ro1">
          <table:table-cell office:value-type="float" office:value="301" table:formula="of:=[.A299]+1" table:style-name="ce1">
            <text:p>301</text:p>
          </table:table-cell>
          <table:table-cell office:value-type="float" office:value="24.785664955938437" table:formula="of:=10*LOG([.A300])" table:style-name="ce1">
            <text:p>24,78566496</text:p>
          </table:table-cell>
          <table:table-cell table:number-columns-repeated="16382"/>
        </table:table-row>
        <table:table-row table:style-name="ro1">
          <table:table-cell office:value-type="float" office:value="302" table:formula="of:=[.A300]+1" table:style-name="ce1">
            <text:p>302</text:p>
          </table:table-cell>
          <table:table-cell office:value-type="float" office:value="24.800069429571504" table:formula="of:=10*LOG([.A301])" table:style-name="ce1">
            <text:p>24,80006943</text:p>
          </table:table-cell>
          <table:table-cell table:number-columns-repeated="16382"/>
        </table:table-row>
        <table:table-row table:style-name="ro1">
          <table:table-cell office:value-type="float" office:value="303" table:formula="of:=[.A301]+1" table:style-name="ce1">
            <text:p>303</text:p>
          </table:table-cell>
          <table:table-cell office:value-type="float" office:value="24.814426285023046" table:formula="of:=10*LOG([.A302])" table:style-name="ce1">
            <text:p>24,81442629</text:p>
          </table:table-cell>
          <table:table-cell table:number-columns-repeated="16382"/>
        </table:table-row>
        <table:table-row table:style-name="ro1">
          <table:table-cell office:value-type="float" office:value="304" table:formula="of:=[.A302]+1" table:style-name="ce1">
            <text:p>304</text:p>
          </table:table-cell>
          <table:table-cell office:value-type="float" office:value="24.828735836087539" table:formula="of:=10*LOG([.A303])" table:style-name="ce1">
            <text:p>24,82873584</text:p>
          </table:table-cell>
          <table:table-cell table:number-columns-repeated="16382"/>
        </table:table-row>
        <table:table-row table:style-name="ro1">
          <table:table-cell office:value-type="float" office:value="305" table:formula="of:=[.A303]+1" table:style-name="ce1">
            <text:p>305</text:p>
          </table:table-cell>
          <table:table-cell office:value-type="float" office:value="24.842998393467859" table:formula="of:=10*LOG([.A304])" table:style-name="ce1">
            <text:p>24,84299839</text:p>
          </table:table-cell>
          <table:table-cell table:number-columns-repeated="16382"/>
        </table:table-row>
        <table:table-row table:style-name="ro1">
          <table:table-cell office:value-type="float" office:value="306" table:formula="of:=[.A304]+1" table:style-name="ce1">
            <text:p>306</text:p>
          </table:table-cell>
          <table:table-cell office:value-type="float" office:value="24.857214264815802" table:formula="of:=10*LOG([.A305])" table:style-name="ce1">
            <text:p>24,85721426</text:p>
          </table:table-cell>
          <table:table-cell table:number-columns-repeated="16382"/>
        </table:table-row>
        <table:table-row table:style-name="ro1">
          <table:table-cell office:value-type="float" office:value="307" table:formula="of:=[.A305]+1" table:style-name="ce1">
            <text:p>307</text:p>
          </table:table-cell>
          <table:table-cell office:value-type="float" office:value="24.871383754771866" table:formula="of:=10*LOG([.A306])" table:style-name="ce1">
            <text:p>24,87138375</text:p>
          </table:table-cell>
          <table:table-cell table:number-columns-repeated="16382"/>
        </table:table-row>
        <table:table-row table:style-name="ro1">
          <table:table-cell office:value-type="float" office:value="308" table:formula="of:=[.A306]+1" table:style-name="ce1">
            <text:p>308</text:p>
          </table:table-cell>
          <table:table-cell office:value-type="float" office:value="24.885507165004444" table:formula="of:=10*LOG([.A307])" table:style-name="ce1">
            <text:p>24,88550717</text:p>
          </table:table-cell>
          <table:table-cell table:number-columns-repeated="16382"/>
        </table:table-row>
        <table:table-row table:style-name="ro1">
          <table:table-cell office:value-type="float" office:value="309" table:formula="of:=[.A307]+1" table:style-name="ce1">
            <text:p>309</text:p>
          </table:table-cell>
          <table:table-cell office:value-type="float" office:value="24.899584794248348" table:formula="of:=10*LOG([.A308])" table:style-name="ce1">
            <text:p>24,89958479</text:p>
          </table:table-cell>
          <table:table-cell table:number-columns-repeated="16382"/>
        </table:table-row>
        <table:table-row table:style-name="ro1">
          <table:table-cell office:value-type="float" office:value="310" table:formula="of:=[.A308]+1" table:style-name="ce1">
            <text:p>310</text:p>
          </table:table-cell>
          <table:table-cell office:value-type="float" office:value="24.913616938342727" table:formula="of:=10*LOG([.A309])" table:style-name="ce1">
            <text:p>24,91361694</text:p>
          </table:table-cell>
          <table:table-cell table:number-columns-repeated="16382"/>
        </table:table-row>
        <table:table-row table:style-name="ro1">
          <table:table-cell office:value-type="float" office:value="311" table:formula="of:=[.A309]+1" table:style-name="ce1">
            <text:p>311</text:p>
          </table:table-cell>
          <table:table-cell office:value-type="float" office:value="24.927603890268376" table:formula="of:=10*LOG([.A310])" table:style-name="ce1">
            <text:p>24,92760389</text:p>
          </table:table-cell>
          <table:table-cell table:number-columns-repeated="16382"/>
        </table:table-row>
        <table:table-row table:style-name="ro1">
          <table:table-cell office:value-type="float" office:value="312" table:formula="of:=[.A310]+1" table:style-name="ce1">
            <text:p>312</text:p>
          </table:table-cell>
          <table:table-cell office:value-type="float" office:value="24.941545940184429" table:formula="of:=10*LOG([.A311])" table:style-name="ce1">
            <text:p>24,94154594</text:p>
          </table:table-cell>
          <table:table-cell table:number-columns-repeated="16382"/>
        </table:table-row>
        <table:table-row table:style-name="ro1">
          <table:table-cell office:value-type="float" office:value="313" table:formula="of:=[.A311]+1" table:style-name="ce1">
            <text:p>313</text:p>
          </table:table-cell>
          <table:table-cell office:value-type="float" office:value="24.955443375464483" table:formula="of:=10*LOG([.A312])" table:style-name="ce1">
            <text:p>24,95544338</text:p>
          </table:table-cell>
          <table:table-cell table:number-columns-repeated="16382"/>
        </table:table-row>
        <table:table-row table:style-name="ro1">
          <table:table-cell office:value-type="float" office:value="314" table:formula="of:=[.A312]+1" table:style-name="ce1">
            <text:p>314</text:p>
          </table:table-cell>
          <table:table-cell office:value-type="float" office:value="24.969296480732147" table:formula="of:=10*LOG([.A313])" table:style-name="ce1">
            <text:p>24,96929648</text:p>
          </table:table-cell>
          <table:table-cell table:number-columns-repeated="16382"/>
        </table:table-row>
        <table:table-row table:style-name="ro1">
          <table:table-cell office:value-type="float" office:value="315" table:formula="of:=[.A313]+1" table:style-name="ce1">
            <text:p>315</text:p>
          </table:table-cell>
          <table:table-cell office:value-type="float" office:value="24.983105537896005" table:formula="of:=10*LOG([.A314])" table:style-name="ce1">
            <text:p>24,98310554</text:p>
          </table:table-cell>
          <table:table-cell table:number-columns-repeated="16382"/>
        </table:table-row>
        <table:table-row table:style-name="ro1">
          <table:table-cell office:value-type="float" office:value="316" table:formula="of:=[.A314]+1" table:style-name="ce1">
            <text:p>316</text:p>
          </table:table-cell>
          <table:table-cell office:value-type="float" office:value="24.99687082618404" table:formula="of:=10*LOG([.A315])" table:style-name="ce1">
            <text:p>24,99687083</text:p>
          </table:table-cell>
          <table:table-cell table:number-columns-repeated="16382"/>
        </table:table-row>
        <table:table-row table:style-name="ro1">
          <table:table-cell office:value-type="float" office:value="317" table:formula="of:=[.A315]+1" table:style-name="ce1">
            <text:p>317</text:p>
          </table:table-cell>
          <table:table-cell office:value-type="float" office:value="25.010592622177516" table:formula="of:=10*LOG([.A316])" table:style-name="ce1">
            <text:p>25,01059262</text:p>
          </table:table-cell>
          <table:table-cell table:number-columns-repeated="16382"/>
        </table:table-row>
        <table:table-row table:style-name="ro1">
          <table:table-cell office:value-type="float" office:value="318" table:formula="of:=[.A316]+1" table:style-name="ce1">
            <text:p>318</text:p>
          </table:table-cell>
          <table:table-cell office:value-type="float" office:value="25.024271199844325" table:formula="of:=10*LOG([.A317])" table:style-name="ce1">
            <text:p>25,0242712</text:p>
          </table:table-cell>
          <table:table-cell table:number-columns-repeated="16382"/>
        </table:table-row>
        <table:table-row table:style-name="ro1">
          <table:table-cell office:value-type="float" office:value="319" table:formula="of:=[.A317]+1" table:style-name="ce1">
            <text:p>319</text:p>
          </table:table-cell>
          <table:table-cell office:value-type="float" office:value="25.03790683057181" table:formula="of:=10*LOG([.A318])" table:style-name="ce1">
            <text:p>25,03790683</text:p>
          </table:table-cell>
          <table:table-cell table:number-columns-repeated="16382"/>
        </table:table-row>
        <table:table-row table:style-name="ro1">
          <table:table-cell office:value-type="float" office:value="320" table:formula="of:=[.A318]+1" table:style-name="ce1">
            <text:p>320</text:p>
          </table:table-cell>
          <table:table-cell office:value-type="float" office:value="25.051499783199059" table:formula="of:=10*LOG([.A319])" table:style-name="ce1">
            <text:p>25,05149978</text:p>
          </table:table-cell>
          <table:table-cell table:number-columns-repeated="16382"/>
        </table:table-row>
        <table:table-row table:style-name="ro1">
          <table:table-cell office:value-type="float" office:value="321" table:formula="of:=[.A319]+1" table:style-name="ce1">
            <text:p>321</text:p>
          </table:table-cell>
          <table:table-cell office:value-type="float" office:value="25.06505032404872" table:formula="of:=10*LOG([.A320])" table:style-name="ce1">
            <text:p>25,06505032</text:p>
          </table:table-cell>
          <table:table-cell table:number-columns-repeated="16382"/>
        </table:table-row>
        <table:table-row table:style-name="ro1">
          <table:table-cell office:value-type="float" office:value="322" table:formula="of:=[.A320]+1" table:style-name="ce1">
            <text:p>322</text:p>
          </table:table-cell>
          <table:table-cell office:value-type="float" office:value="25.078558716958309" table:formula="of:=10*LOG([.A321])" table:style-name="ce1">
            <text:p>25,07855872</text:p>
          </table:table-cell>
          <table:table-cell table:number-columns-repeated="16382"/>
        </table:table-row>
        <table:table-row table:style-name="ro1">
          <table:table-cell office:value-type="float" office:value="323" table:formula="of:=[.A321]+1" table:style-name="ce1">
            <text:p>323</text:p>
          </table:table-cell>
          <table:table-cell office:value-type="float" office:value="25.09202522331103" table:formula="of:=10*LOG([.A322])" table:style-name="ce1">
            <text:p>25,09202522</text:p>
          </table:table-cell>
          <table:table-cell table:number-columns-repeated="16382"/>
        </table:table-row>
        <table:table-row table:style-name="ro1">
          <table:table-cell office:value-type="float" office:value="324" table:formula="of:=[.A322]+1" table:style-name="ce1">
            <text:p>324</text:p>
          </table:table-cell>
          <table:table-cell office:value-type="float" office:value="25.105450102066122" table:formula="of:=10*LOG([.A323])" table:style-name="ce1">
            <text:p>25,1054501</text:p>
          </table:table-cell>
          <table:table-cell table:number-columns-repeated="16382"/>
        </table:table-row>
        <table:table-row table:style-name="ro1">
          <table:table-cell office:value-type="float" office:value="325" table:formula="of:=[.A323]+1" table:style-name="ce1">
            <text:p>325</text:p>
          </table:table-cell>
          <table:table-cell office:value-type="float" office:value="25.118833609788744" table:formula="of:=10*LOG([.A324])" table:style-name="ce1">
            <text:p>25,11883361</text:p>
          </table:table-cell>
          <table:table-cell table:number-columns-repeated="16382"/>
        </table:table-row>
        <table:table-row table:style-name="ro1">
          <table:table-cell office:value-type="float" office:value="326" table:formula="of:=[.A324]+1" table:style-name="ce1">
            <text:p>326</text:p>
          </table:table-cell>
          <table:table-cell office:value-type="float" office:value="25.13217600067939" table:formula="of:=10*LOG([.A325])" table:style-name="ce1">
            <text:p>25,132176</text:p>
          </table:table-cell>
          <table:table-cell table:number-columns-repeated="16382"/>
        </table:table-row>
        <table:table-row table:style-name="ro1">
          <table:table-cell office:value-type="float" office:value="327" table:formula="of:=[.A325]+1" table:style-name="ce1">
            <text:p>327</text:p>
          </table:table-cell>
          <table:table-cell office:value-type="float" office:value="25.145477526602861" table:formula="of:=10*LOG([.A326])" table:style-name="ce1">
            <text:p>25,14547753</text:p>
          </table:table-cell>
          <table:table-cell table:number-columns-repeated="16382"/>
        </table:table-row>
        <table:table-row table:style-name="ro1">
          <table:table-cell office:value-type="float" office:value="328" table:formula="of:=[.A326]+1" table:style-name="ce1">
            <text:p>328</text:p>
          </table:table-cell>
          <table:table-cell office:value-type="float" office:value="25.158738437116792" table:formula="of:=10*LOG([.A327])" table:style-name="ce1">
            <text:p>25,15873844</text:p>
          </table:table-cell>
          <table:table-cell table:number-columns-repeated="16382"/>
        </table:table-row>
        <table:table-row table:style-name="ro1">
          <table:table-cell office:value-type="float" office:value="329" table:formula="of:=[.A327]+1" table:style-name="ce1">
            <text:p>329</text:p>
          </table:table-cell>
          <table:table-cell office:value-type="float" office:value="25.171958979499745" table:formula="of:=10*LOG([.A328])" table:style-name="ce1">
            <text:p>25,17195898</text:p>
          </table:table-cell>
          <table:table-cell table:number-columns-repeated="16382"/>
        </table:table-row>
        <table:table-row table:style-name="ro1">
          <table:table-cell office:value-type="float" office:value="330" table:formula="of:=[.A328]+1" table:style-name="ce1">
            <text:p>330</text:p>
          </table:table-cell>
          <table:table-cell office:value-type="float" office:value="25.185139398778876" table:formula="of:=10*LOG([.A329])" table:style-name="ce1">
            <text:p>25,1851394</text:p>
          </table:table-cell>
          <table:table-cell table:number-columns-repeated="16382"/>
        </table:table-row>
        <table:table-row table:style-name="ro1">
          <table:table-cell office:value-type="float" office:value="331" table:formula="of:=[.A329]+1" table:style-name="ce1">
            <text:p>331</text:p>
          </table:table-cell>
          <table:table-cell office:value-type="float" office:value="25.198279937757189" table:formula="of:=10*LOG([.A330])" table:style-name="ce1">
            <text:p>25,19827994</text:p>
          </table:table-cell>
          <table:table-cell table:number-columns-repeated="16382"/>
        </table:table-row>
        <table:table-row table:style-name="ro1">
          <table:table-cell office:value-type="float" office:value="332" table:formula="of:=[.A330]+1" table:style-name="ce1">
            <text:p>332</text:p>
          </table:table-cell>
          <table:table-cell office:value-type="float" office:value="25.211380837040362" table:formula="of:=10*LOG([.A331])" table:style-name="ce1">
            <text:p>25,21138084</text:p>
          </table:table-cell>
          <table:table-cell table:number-columns-repeated="16382"/>
        </table:table-row>
        <table:table-row table:style-name="ro1">
          <table:table-cell office:value-type="float" office:value="333" table:formula="of:=[.A331]+1" table:style-name="ce1">
            <text:p>333</text:p>
          </table:table-cell>
          <table:table-cell office:value-type="float" office:value="25.224442335063198" table:formula="of:=10*LOG([.A332])" table:style-name="ce1">
            <text:p>25,22444234</text:p>
          </table:table-cell>
          <table:table-cell table:number-columns-repeated="16382"/>
        </table:table-row>
        <table:table-row table:style-name="ro1">
          <table:table-cell office:value-type="float" office:value="334" table:formula="of:=[.A332]+1" table:style-name="ce1">
            <text:p>334</text:p>
          </table:table-cell>
          <table:table-cell office:value-type="float" office:value="25.237464668115646" table:formula="of:=10*LOG([.A333])" table:style-name="ce1">
            <text:p>25,23746467</text:p>
          </table:table-cell>
          <table:table-cell table:number-columns-repeated="16382"/>
        </table:table-row>
        <table:table-row table:style-name="ro1">
          <table:table-cell office:value-type="float" office:value="335" table:formula="of:=[.A333]+1" table:style-name="ce1">
            <text:p>335</text:p>
          </table:table-cell>
          <table:table-cell office:value-type="float" office:value="25.250448070368453" table:formula="of:=10*LOG([.A334])" table:style-name="ce1">
            <text:p>25,25044807</text:p>
          </table:table-cell>
          <table:table-cell table:number-columns-repeated="16382"/>
        </table:table-row>
        <table:table-row table:style-name="ro1">
          <table:table-cell office:value-type="float" office:value="336" table:formula="of:=[.A334]+1" table:style-name="ce1">
            <text:p>336</text:p>
          </table:table-cell>
          <table:table-cell office:value-type="float" office:value="25.263392773898442" table:formula="of:=10*LOG([.A335])" table:style-name="ce1">
            <text:p>25,26339277</text:p>
          </table:table-cell>
          <table:table-cell table:number-columns-repeated="16382"/>
        </table:table-row>
        <table:table-row table:style-name="ro1">
          <table:table-cell office:value-type="float" office:value="337" table:formula="of:=[.A335]+1" table:style-name="ce1">
            <text:p>337</text:p>
          </table:table-cell>
          <table:table-cell office:value-type="float" office:value="25.276299008713387" table:formula="of:=10*LOG([.A336])" table:style-name="ce1">
            <text:p>25,27629901</text:p>
          </table:table-cell>
          <table:table-cell table:number-columns-repeated="16382"/>
        </table:table-row>
        <table:table-row table:style-name="ro1">
          <table:table-cell office:value-type="float" office:value="338" table:formula="of:=[.A336]+1" table:style-name="ce1">
            <text:p>338</text:p>
          </table:table-cell>
          <table:table-cell office:value-type="float" office:value="25.289167002776548" table:formula="of:=10*LOG([.A337])" table:style-name="ce1">
            <text:p>25,289167</text:p>
          </table:table-cell>
          <table:table-cell table:number-columns-repeated="16382"/>
        </table:table-row>
        <table:table-row table:style-name="ro1">
          <table:table-cell office:value-type="float" office:value="339" table:formula="of:=[.A337]+1" table:style-name="ce1">
            <text:p>339</text:p>
          </table:table-cell>
          <table:table-cell office:value-type="float" office:value="25.301996982030822" table:formula="of:=10*LOG([.A338])" table:style-name="ce1">
            <text:p>25,30199698</text:p>
          </table:table-cell>
          <table:table-cell table:number-columns-repeated="16382"/>
        </table:table-row>
        <table:table-row table:style-name="ro1">
          <table:table-cell office:value-type="float" office:value="340" table:formula="of:=[.A338]+1" table:style-name="ce1">
            <text:p>340</text:p>
          </table:table-cell>
          <table:table-cell office:value-type="float" office:value="25.31478917042255" table:formula="of:=10*LOG([.A339])" table:style-name="ce1">
            <text:p>25,31478917</text:p>
          </table:table-cell>
          <table:table-cell table:number-columns-repeated="16382"/>
        </table:table-row>
        <table:table-row table:style-name="ro1">
          <table:table-cell office:value-type="float" office:value="341" table:formula="of:=[.A339]+1" table:style-name="ce1">
            <text:p>341</text:p>
          </table:table-cell>
          <table:table-cell office:value-type="float" office:value="25.327543789924974" table:formula="of:=10*LOG([.A340])" table:style-name="ce1">
            <text:p>25,32754379</text:p>
          </table:table-cell>
          <table:table-cell table:number-columns-repeated="16382"/>
        </table:table-row>
        <table:table-row table:style-name="ro1">
          <table:table-cell office:value-type="float" office:value="342" table:formula="of:=[.A340]+1" table:style-name="ce1">
            <text:p>342</text:p>
          </table:table-cell>
          <table:table-cell office:value-type="float" office:value="25.34026106056135" table:formula="of:=10*LOG([.A341])" table:style-name="ce1">
            <text:p>25,34026106</text:p>
          </table:table-cell>
          <table:table-cell table:number-columns-repeated="16382"/>
        </table:table-row>
        <table:table-row table:style-name="ro1">
          <table:table-cell office:value-type="float" office:value="343" table:formula="of:=[.A341]+1" table:style-name="ce1">
            <text:p>343</text:p>
          </table:table-cell>
          <table:table-cell office:value-type="float" office:value="25.352941200427704" table:formula="of:=10*LOG([.A342])" table:style-name="ce1">
            <text:p>25,3529412</text:p>
          </table:table-cell>
          <table:table-cell table:number-columns-repeated="16382"/>
        </table:table-row>
        <table:table-row table:style-name="ro1">
          <table:table-cell office:value-type="float" office:value="344" table:formula="of:=[.A342]+1" table:style-name="ce1">
            <text:p>344</text:p>
          </table:table-cell>
          <table:table-cell office:value-type="float" office:value="25.365584425715298" table:formula="of:=10*LOG([.A343])" table:style-name="ce1">
            <text:p>25,36558443</text:p>
          </table:table-cell>
          <table:table-cell table:number-columns-repeated="16382"/>
        </table:table-row>
        <table:table-row table:style-name="ro1">
          <table:table-cell office:value-type="float" office:value="345" table:formula="of:=[.A343]+1" table:style-name="ce1">
            <text:p>345</text:p>
          </table:table-cell>
          <table:table-cell office:value-type="float" office:value="25.378190950732741" table:formula="of:=10*LOG([.A344])" table:style-name="ce1">
            <text:p>25,37819095</text:p>
          </table:table-cell>
          <table:table-cell table:number-columns-repeated="16382"/>
        </table:table-row>
        <table:table-row table:style-name="ro1">
          <table:table-cell office:value-type="float" office:value="346" table:formula="of:=[.A344]+1" table:style-name="ce1">
            <text:p>346</text:p>
          </table:table-cell>
          <table:table-cell office:value-type="float" office:value="25.390760987927766" table:formula="of:=10*LOG([.A345])" table:style-name="ce1">
            <text:p>25,39076099</text:p>
          </table:table-cell>
          <table:table-cell table:number-columns-repeated="16382"/>
        </table:table-row>
        <table:table-row table:style-name="ro1">
          <table:table-cell office:value-type="float" office:value="347" table:formula="of:=[.A345]+1" table:style-name="ce1">
            <text:p>347</text:p>
          </table:table-cell>
          <table:table-cell office:value-type="float" office:value="25.403294747908735" table:formula="of:=10*LOG([.A346])" table:style-name="ce1">
            <text:p>25,40329475</text:p>
          </table:table-cell>
          <table:table-cell table:number-columns-repeated="16382"/>
        </table:table-row>
        <table:table-row table:style-name="ro1">
          <table:table-cell office:value-type="float" office:value="348" table:formula="of:=[.A346]+1" table:style-name="ce1">
            <text:p>348</text:p>
          </table:table-cell>
          <table:table-cell office:value-type="float" office:value="25.415792439465807" table:formula="of:=10*LOG([.A347])" table:style-name="ce1">
            <text:p>25,41579244</text:p>
          </table:table-cell>
          <table:table-cell table:number-columns-repeated="16382"/>
        </table:table-row>
        <table:table-row table:style-name="ro1">
          <table:table-cell office:value-type="float" office:value="349" table:formula="of:=[.A347]+1" table:style-name="ce1">
            <text:p>349</text:p>
          </table:table-cell>
          <table:table-cell office:value-type="float" office:value="25.428254269591797" table:formula="of:=10*LOG([.A348])" table:style-name="ce1">
            <text:p>25,42825427</text:p>
          </table:table-cell>
          <table:table-cell table:number-columns-repeated="16382"/>
        </table:table-row>
        <table:table-row table:style-name="ro1">
          <table:table-cell office:value-type="float" office:value="350" table:formula="of:=[.A348]+1" table:style-name="ce1">
            <text:p>350</text:p>
          </table:table-cell>
          <table:table-cell office:value-type="float" office:value="25.440680443502757" table:formula="of:=10*LOG([.A349])" table:style-name="ce1">
            <text:p>25,44068044</text:p>
          </table:table-cell>
          <table:table-cell table:number-columns-repeated="16382"/>
        </table:table-row>
        <table:table-row table:style-name="ro1">
          <table:table-cell office:value-type="float" office:value="351" table:formula="of:=[.A349]+1" table:style-name="ce1">
            <text:p>351</text:p>
          </table:table-cell>
          <table:table-cell office:value-type="float" office:value="25.45307116465824" table:formula="of:=10*LOG([.A350])" table:style-name="ce1">
            <text:p>25,45307116</text:p>
          </table:table-cell>
          <table:table-cell table:number-columns-repeated="16382"/>
        </table:table-row>
        <table:table-row table:style-name="ro1">
          <table:table-cell office:value-type="float" office:value="352" table:formula="of:=[.A350]+1" table:style-name="ce1">
            <text:p>352</text:p>
          </table:table-cell>
          <table:table-cell office:value-type="float" office:value="25.465426634781313" table:formula="of:=10*LOG([.A351])" table:style-name="ce1">
            <text:p>25,46542663</text:p>
          </table:table-cell>
          <table:table-cell table:number-columns-repeated="16382"/>
        </table:table-row>
        <table:table-row table:style-name="ro1">
          <table:table-cell office:value-type="float" office:value="353" table:formula="of:=[.A351]+1" table:style-name="ce1">
            <text:p>353</text:p>
          </table:table-cell>
          <table:table-cell office:value-type="float" office:value="25.477747053878225" table:formula="of:=10*LOG([.A352])" table:style-name="ce1">
            <text:p>25,47774705</text:p>
          </table:table-cell>
          <table:table-cell table:number-columns-repeated="16382"/>
        </table:table-row>
        <table:table-row table:style-name="ro1">
          <table:table-cell office:value-type="float" office:value="354" table:formula="of:=[.A352]+1" table:style-name="ce1">
            <text:p>354</text:p>
          </table:table-cell>
          <table:table-cell office:value-type="float" office:value="25.490032620257878" table:formula="of:=10*LOG([.A353])" table:style-name="ce1">
            <text:p>25,49003262</text:p>
          </table:table-cell>
          <table:table-cell table:number-columns-repeated="16382"/>
        </table:table-row>
        <table:table-row table:style-name="ro1">
          <table:table-cell office:value-type="float" office:value="355" table:formula="of:=[.A353]+1" table:style-name="ce1">
            <text:p>355</text:p>
          </table:table-cell>
          <table:table-cell office:value-type="float" office:value="25.50228353055094" table:formula="of:=10*LOG([.A354])" table:style-name="ce1">
            <text:p>25,50228353</text:p>
          </table:table-cell>
          <table:table-cell table:number-columns-repeated="16382"/>
        </table:table-row>
        <table:table-row table:style-name="ro1">
          <table:table-cell office:value-type="float" office:value="356" table:formula="of:=[.A354]+1" table:style-name="ce1">
            <text:p>356</text:p>
          </table:table-cell>
          <table:table-cell office:value-type="float" office:value="25.514499979728754" table:formula="of:=10*LOG([.A355])" table:style-name="ce1">
            <text:p>25,51449998</text:p>
          </table:table-cell>
          <table:table-cell table:number-columns-repeated="16382"/>
        </table:table-row>
        <table:table-row table:style-name="ro1">
          <table:table-cell office:value-type="float" office:value="357" table:formula="of:=[.A355]+1" table:style-name="ce1">
            <text:p>357</text:p>
          </table:table-cell>
          <table:table-cell office:value-type="float" office:value="25.526682161121933" table:formula="of:=10*LOG([.A356])" table:style-name="ce1">
            <text:p>25,52668216</text:p>
          </table:table-cell>
          <table:table-cell table:number-columns-repeated="16382"/>
        </table:table-row>
        <table:table-row table:style-name="ro1">
          <table:table-cell office:value-type="float" office:value="358" table:formula="of:=[.A356]+1" table:style-name="ce1">
            <text:p>358</text:p>
          </table:table-cell>
          <table:table-cell office:value-type="float" office:value="25.538830266438744" table:formula="of:=10*LOG([.A357])" table:style-name="ce1">
            <text:p>25,53883027</text:p>
          </table:table-cell>
          <table:table-cell table:number-columns-repeated="16382"/>
        </table:table-row>
        <table:table-row table:style-name="ro1">
          <table:table-cell office:value-type="float" office:value="359" table:formula="of:=[.A357]+1" table:style-name="ce1">
            <text:p>359</text:p>
          </table:table-cell>
          <table:table-cell office:value-type="float" office:value="25.550944485783194" table:formula="of:=10*LOG([.A358])" table:style-name="ce1">
            <text:p>25,55094449</text:p>
          </table:table-cell>
          <table:table-cell table:number-columns-repeated="16382"/>
        </table:table-row>
        <table:table-row table:style-name="ro1">
          <table:table-cell office:value-type="float" office:value="360" table:formula="of:=[.A358]+1" table:style-name="ce1">
            <text:p>360</text:p>
          </table:table-cell>
          <table:table-cell office:value-type="float" office:value="25.563025007672874" table:formula="of:=10*LOG([.A359])" table:style-name="ce1">
            <text:p>25,56302501</text:p>
          </table:table-cell>
          <table:table-cell table:number-columns-repeated="16382"/>
        </table:table-row>
        <table:table-row table:style-name="ro1">
          <table:table-cell office:value-type="float" office:value="361" table:formula="of:=[.A359]+1" table:style-name="ce1">
            <text:p>361</text:p>
          </table:table-cell>
          <table:table-cell office:value-type="float" office:value="25.575072019056577" table:formula="of:=10*LOG([.A360])" table:style-name="ce1">
            <text:p>25,57507202</text:p>
          </table:table-cell>
          <table:table-cell table:number-columns-repeated="16382"/>
        </table:table-row>
        <table:table-row table:style-name="ro1">
          <table:table-cell office:value-type="float" office:value="362" table:formula="of:=[.A360]+1" table:style-name="ce1">
            <text:p>362</text:p>
          </table:table-cell>
          <table:table-cell office:value-type="float" office:value="25.58708570533166" table:formula="of:=10*LOG([.A361])" table:style-name="ce1">
            <text:p>25,58708571</text:p>
          </table:table-cell>
          <table:table-cell table:number-columns-repeated="16382"/>
        </table:table-row>
        <table:table-row table:style-name="ro1">
          <table:table-cell office:value-type="float" office:value="363" table:formula="of:=[.A361]+1" table:style-name="ce1">
            <text:p>363</text:p>
          </table:table-cell>
          <table:table-cell office:value-type="float" office:value="25.599066250361126" table:formula="of:=10*LOG([.A362])" table:style-name="ce1">
            <text:p>25,59906625</text:p>
          </table:table-cell>
          <table:table-cell table:number-columns-repeated="16382"/>
        </table:table-row>
        <table:table-row table:style-name="ro1">
          <table:table-cell office:value-type="float" office:value="364" table:formula="of:=[.A362]+1" table:style-name="ce1">
            <text:p>364</text:p>
          </table:table-cell>
          <table:table-cell office:value-type="float" office:value="25.61101383649056" table:formula="of:=10*LOG([.A363])" table:style-name="ce1">
            <text:p>25,61101384</text:p>
          </table:table-cell>
          <table:table-cell table:number-columns-repeated="16382"/>
        </table:table-row>
        <table:table-row table:style-name="ro1">
          <table:table-cell office:value-type="float" office:value="365" table:formula="of:=[.A363]+1" table:style-name="ce1">
            <text:p>365</text:p>
          </table:table-cell>
          <table:table-cell office:value-type="float" office:value="25.622928644564745" table:formula="of:=10*LOG([.A364])" table:style-name="ce1">
            <text:p>25,62292864</text:p>
          </table:table-cell>
          <table:table-cell table:number-columns-repeated="16382"/>
        </table:table-row>
        <table:table-row table:style-name="ro1">
          <table:table-cell office:value-type="float" office:value="366" table:formula="of:=[.A364]+1" table:style-name="ce1">
            <text:p>366</text:p>
          </table:table-cell>
          <table:table-cell office:value-type="float" office:value="25.634810853944106" table:formula="of:=10*LOG([.A365])" table:style-name="ce1">
            <text:p>25,63481085</text:p>
          </table:table-cell>
          <table:table-cell table:number-columns-repeated="16382"/>
        </table:table-row>
        <table:table-row table:style-name="ro1">
          <table:table-cell office:value-type="float" office:value="367" table:formula="of:=[.A365]+1" table:style-name="ce1">
            <text:p>367</text:p>
          </table:table-cell>
          <table:table-cell office:value-type="float" office:value="25.646660642520892" table:formula="of:=10*LOG([.A366])" table:style-name="ce1">
            <text:p>25,64666064</text:p>
          </table:table-cell>
          <table:table-cell table:number-columns-repeated="16382"/>
        </table:table-row>
        <table:table-row table:style-name="ro1">
          <table:table-cell office:value-type="float" office:value="368" table:formula="of:=[.A366]+1" table:style-name="ce1">
            <text:p>368</text:p>
          </table:table-cell>
          <table:table-cell office:value-type="float" office:value="25.658478186735177" table:formula="of:=10*LOG([.A367])" table:style-name="ce1">
            <text:p>25,65847819</text:p>
          </table:table-cell>
          <table:table-cell table:number-columns-repeated="16382"/>
        </table:table-row>
        <table:table-row table:style-name="ro1">
          <table:table-cell office:value-type="float" office:value="369" table:formula="of:=[.A367]+1" table:style-name="ce1">
            <text:p>369</text:p>
          </table:table-cell>
          <table:table-cell office:value-type="float" office:value="25.670263661590603" table:formula="of:=10*LOG([.A368])" table:style-name="ce1">
            <text:p>25,67026366</text:p>
          </table:table-cell>
          <table:table-cell table:number-columns-repeated="16382"/>
        </table:table-row>
        <table:table-row table:style-name="ro1">
          <table:table-cell office:value-type="float" office:value="370" table:formula="of:=[.A368]+1" table:style-name="ce1">
            <text:p>370</text:p>
          </table:table-cell>
          <table:table-cell office:value-type="float" office:value="25.68201724066995" table:formula="of:=10*LOG([.A369])" table:style-name="ce1">
            <text:p>25,68201724</text:p>
          </table:table-cell>
          <table:table-cell table:number-columns-repeated="16382"/>
        </table:table-row>
        <table:table-row table:style-name="ro1">
          <table:table-cell office:value-type="float" office:value="371" table:formula="of:=[.A369]+1" table:style-name="ce1">
            <text:p>371</text:p>
          </table:table-cell>
          <table:table-cell office:value-type="float" office:value="25.693739096150459" table:formula="of:=10*LOG([.A370])" table:style-name="ce1">
            <text:p>25,6937391</text:p>
          </table:table-cell>
          <table:table-cell table:number-columns-repeated="16382"/>
        </table:table-row>
        <table:table-row table:style-name="ro1">
          <table:table-cell office:value-type="float" office:value="372" table:formula="of:=[.A370]+1" table:style-name="ce1">
            <text:p>372</text:p>
          </table:table-cell>
          <table:table-cell office:value-type="float" office:value="25.705429398818971" table:formula="of:=10*LOG([.A371])" table:style-name="ce1">
            <text:p>25,7054294</text:p>
          </table:table-cell>
          <table:table-cell table:number-columns-repeated="16382"/>
        </table:table-row>
        <table:table-row table:style-name="ro1">
          <table:table-cell office:value-type="float" office:value="373" table:formula="of:=[.A371]+1" table:style-name="ce1">
            <text:p>373</text:p>
          </table:table-cell>
          <table:table-cell office:value-type="float" office:value="25.71708831808688" table:formula="of:=10*LOG([.A372])" table:style-name="ce1">
            <text:p>25,71708832</text:p>
          </table:table-cell>
          <table:table-cell table:number-columns-repeated="16382"/>
        </table:table-row>
        <table:table-row table:style-name="ro1">
          <table:table-cell office:value-type="float" office:value="374" table:formula="of:=[.A372]+1" table:style-name="ce1">
            <text:p>374</text:p>
          </table:table-cell>
          <table:table-cell office:value-type="float" office:value="25.728716022004804" table:formula="of:=10*LOG([.A373])" table:style-name="ce1">
            <text:p>25,72871602</text:p>
          </table:table-cell>
          <table:table-cell table:number-columns-repeated="16382"/>
        </table:table-row>
        <table:table-row table:style-name="ro1">
          <table:table-cell office:value-type="float" office:value="375" table:formula="of:=[.A373]+1" table:style-name="ce1">
            <text:p>375</text:p>
          </table:table-cell>
          <table:table-cell office:value-type="float" office:value="25.740312677277188" table:formula="of:=10*LOG([.A374])" table:style-name="ce1">
            <text:p>25,74031268</text:p>
          </table:table-cell>
          <table:table-cell table:number-columns-repeated="16382"/>
        </table:table-row>
        <table:table-row table:style-name="ro1">
          <table:table-cell office:value-type="float" office:value="376" table:formula="of:=[.A374]+1" table:style-name="ce1">
            <text:p>376</text:p>
          </table:table-cell>
          <table:table-cell office:value-type="float" office:value="25.75187844927661" table:formula="of:=10*LOG([.A375])" table:style-name="ce1">
            <text:p>25,75187845</text:p>
          </table:table-cell>
          <table:table-cell table:number-columns-repeated="16382"/>
        </table:table-row>
        <table:table-row table:style-name="ro1">
          <table:table-cell office:value-type="float" office:value="377" table:formula="of:=[.A375]+1" table:style-name="ce1">
            <text:p>377</text:p>
          </table:table-cell>
          <table:table-cell office:value-type="float" office:value="25.763413502057929" table:formula="of:=10*LOG([.A376])" table:style-name="ce1">
            <text:p>25,7634135</text:p>
          </table:table-cell>
          <table:table-cell table:number-columns-repeated="16382"/>
        </table:table-row>
        <table:table-row table:style-name="ro1">
          <table:table-cell office:value-type="float" office:value="378" table:formula="of:=[.A376]+1" table:style-name="ce1">
            <text:p>378</text:p>
          </table:table-cell>
          <table:table-cell office:value-type="float" office:value="25.774917998372256" table:formula="of:=10*LOG([.A377])" table:style-name="ce1">
            <text:p>25,774918</text:p>
          </table:table-cell>
          <table:table-cell table:number-columns-repeated="16382"/>
        </table:table-row>
        <table:table-row table:style-name="ro1">
          <table:table-cell office:value-type="float" office:value="379" table:formula="of:=[.A377]+1" table:style-name="ce1">
            <text:p>379</text:p>
          </table:table-cell>
          <table:table-cell office:value-type="float" office:value="25.786392099680722" table:formula="of:=10*LOG([.A378])" table:style-name="ce1">
            <text:p>25,7863921</text:p>
          </table:table-cell>
          <table:table-cell table:number-columns-repeated="16382"/>
        </table:table-row>
        <table:table-row table:style-name="ro1">
          <table:table-cell office:value-type="float" office:value="380" table:formula="of:=[.A378]+1" table:style-name="ce1">
            <text:p>380</text:p>
          </table:table-cell>
          <table:table-cell office:value-type="float" office:value="25.797835966168101" table:formula="of:=10*LOG([.A379])" table:style-name="ce1">
            <text:p>25,79783597</text:p>
          </table:table-cell>
          <table:table-cell table:number-columns-repeated="16382"/>
        </table:table-row>
        <table:table-row table:style-name="ro1">
          <table:table-cell office:value-type="float" office:value="381" table:formula="of:=[.A379]+1" table:style-name="ce1">
            <text:p>381</text:p>
          </table:table-cell>
          <table:table-cell office:value-type="float" office:value="25.809249756756195" table:formula="of:=10*LOG([.A380])" table:style-name="ce1">
            <text:p>25,80924976</text:p>
          </table:table-cell>
          <table:table-cell table:number-columns-repeated="16382"/>
        </table:table-row>
        <table:table-row table:style-name="ro1">
          <table:table-cell office:value-type="float" office:value="382" table:formula="of:=[.A380]+1" table:style-name="ce1">
            <text:p>382</text:p>
          </table:table-cell>
          <table:table-cell office:value-type="float" office:value="25.82063362911709" table:formula="of:=10*LOG([.A381])" table:style-name="ce1">
            <text:p>25,82063363</text:p>
          </table:table-cell>
          <table:table-cell table:number-columns-repeated="16382"/>
        </table:table-row>
        <table:table-row table:style-name="ro1">
          <table:table-cell office:value-type="float" office:value="383" table:formula="of:=[.A381]+1" table:style-name="ce1">
            <text:p>383</text:p>
          </table:table-cell>
          <table:table-cell office:value-type="float" office:value="25.831987739686227" table:formula="of:=10*LOG([.A382])" table:style-name="ce1">
            <text:p>25,83198774</text:p>
          </table:table-cell>
          <table:table-cell table:number-columns-repeated="16382"/>
        </table:table-row>
        <table:table-row table:style-name="ro1">
          <table:table-cell office:value-type="float" office:value="384" table:formula="of:=[.A382]+1" table:style-name="ce1">
            <text:p>384</text:p>
          </table:table-cell>
          <table:table-cell office:value-type="float" office:value="25.84331224367531" table:formula="of:=10*LOG([.A383])" table:style-name="ce1">
            <text:p>25,84331224</text:p>
          </table:table-cell>
          <table:table-cell table:number-columns-repeated="16382"/>
        </table:table-row>
        <table:table-row table:style-name="ro1">
          <table:table-cell office:value-type="float" office:value="385" table:formula="of:=[.A383]+1" table:style-name="ce1">
            <text:p>385</text:p>
          </table:table-cell>
          <table:table-cell office:value-type="float" office:value="25.854607295085007" table:formula="of:=10*LOG([.A384])" table:style-name="ce1">
            <text:p>25,8546073</text:p>
          </table:table-cell>
          <table:table-cell table:number-columns-repeated="16382"/>
        </table:table-row>
        <table:table-row table:style-name="ro1">
          <table:table-cell office:value-type="float" office:value="386" table:formula="of:=[.A384]+1" table:style-name="ce1">
            <text:p>386</text:p>
          </table:table-cell>
          <table:table-cell office:value-type="float" office:value="25.865873046717553" table:formula="of:=10*LOG([.A385])" table:style-name="ce1">
            <text:p>25,86587305</text:p>
          </table:table-cell>
          <table:table-cell table:number-columns-repeated="16382"/>
        </table:table-row>
        <table:table-row table:style-name="ro1">
          <table:table-cell office:value-type="float" office:value="387" table:formula="of:=[.A385]+1" table:style-name="ce1">
            <text:p>387</text:p>
          </table:table-cell>
          <table:table-cell office:value-type="float" office:value="25.877109650189112" table:formula="of:=10*LOG([.A386])" table:style-name="ce1">
            <text:p>25,87710965</text:p>
          </table:table-cell>
          <table:table-cell table:number-columns-repeated="16382"/>
        </table:table-row>
        <table:table-row table:style-name="ro1">
          <table:table-cell office:value-type="float" office:value="388" table:formula="of:=[.A386]+1" table:style-name="ce1">
            <text:p>388</text:p>
          </table:table-cell>
          <table:table-cell office:value-type="float" office:value="25.888317255942074" table:formula="of:=10*LOG([.A387])" table:style-name="ce1">
            <text:p>25,88831726</text:p>
          </table:table-cell>
          <table:table-cell table:number-columns-repeated="16382"/>
        </table:table-row>
        <table:table-row table:style-name="ro1">
          <table:table-cell office:value-type="float" office:value="389" table:formula="of:=[.A387]+1" table:style-name="ce1">
            <text:p>389</text:p>
          </table:table-cell>
          <table:table-cell office:value-type="float" office:value="25.899496013257078" table:formula="of:=10*LOG([.A388])" table:style-name="ce1">
            <text:p>25,89949601</text:p>
          </table:table-cell>
          <table:table-cell table:number-columns-repeated="16382"/>
        </table:table-row>
        <table:table-row table:style-name="ro1">
          <table:table-cell office:value-type="float" office:value="390" table:formula="of:=[.A388]+1" table:style-name="ce1">
            <text:p>390</text:p>
          </table:table-cell>
          <table:table-cell office:value-type="float" office:value="25.910646070264992" table:formula="of:=10*LOG([.A389])" table:style-name="ce1">
            <text:p>25,91064607</text:p>
          </table:table-cell>
          <table:table-cell table:number-columns-repeated="16382"/>
        </table:table-row>
        <table:table-row table:style-name="ro1">
          <table:table-cell office:value-type="float" office:value="391" table:formula="of:=[.A389]+1" table:style-name="ce1">
            <text:p>391</text:p>
          </table:table-cell>
          <table:table-cell office:value-type="float" office:value="25.921767573958668" table:formula="of:=10*LOG([.A390])" table:style-name="ce1">
            <text:p>25,92176757</text:p>
          </table:table-cell>
          <table:table-cell table:number-columns-repeated="16382"/>
        </table:table-row>
        <table:table-row table:style-name="ro1">
          <table:table-cell office:value-type="float" office:value="392" table:formula="of:=[.A390]+1" table:style-name="ce1">
            <text:p>392</text:p>
          </table:table-cell>
          <table:table-cell office:value-type="float" office:value="25.932860670204573" table:formula="of:=10*LOG([.A391])" table:style-name="ce1">
            <text:p>25,93286067</text:p>
          </table:table-cell>
          <table:table-cell table:number-columns-repeated="16382"/>
        </table:table-row>
        <table:table-row table:style-name="ro1">
          <table:table-cell office:value-type="float" office:value="393" table:formula="of:=[.A391]+1" table:style-name="ce1">
            <text:p>393</text:p>
          </table:table-cell>
          <table:table-cell office:value-type="float" office:value="25.943925503754265" table:formula="of:=10*LOG([.A392])" table:style-name="ce1">
            <text:p>25,9439255</text:p>
          </table:table-cell>
          <table:table-cell table:number-columns-repeated="16382"/>
        </table:table-row>
        <table:table-row table:style-name="ro1">
          <table:table-cell office:value-type="float" office:value="394" table:formula="of:=[.A392]+1" table:style-name="ce1">
            <text:p>394</text:p>
          </table:table-cell>
          <table:table-cell office:value-type="float" office:value="25.954962218255741" table:formula="of:=10*LOG([.A393])" table:style-name="ce1">
            <text:p>25,95496222</text:p>
          </table:table-cell>
          <table:table-cell table:number-columns-repeated="16382"/>
        </table:table-row>
        <table:table-row table:style-name="ro1">
          <table:table-cell office:value-type="float" office:value="395" table:formula="of:=[.A393]+1" table:style-name="ce1">
            <text:p>395</text:p>
          </table:table-cell>
          <table:table-cell office:value-type="float" office:value="25.965970956264602" table:formula="of:=10*LOG([.A394])" table:style-name="ce1">
            <text:p>25,96597096</text:p>
          </table:table-cell>
          <table:table-cell table:number-columns-repeated="16382"/>
        </table:table-row>
        <table:table-row table:style-name="ro1">
          <table:table-cell office:value-type="float" office:value="396" table:formula="of:=[.A394]+1" table:style-name="ce1">
            <text:p>396</text:p>
          </table:table-cell>
          <table:table-cell office:value-type="float" office:value="25.976951859255124" table:formula="of:=10*LOG([.A395])" table:style-name="ce1">
            <text:p>25,97695186</text:p>
          </table:table-cell>
          <table:table-cell table:number-columns-repeated="16382"/>
        </table:table-row>
        <table:table-row table:style-name="ro1">
          <table:table-cell office:value-type="float" office:value="397" table:formula="of:=[.A395]+1" table:style-name="ce1">
            <text:p>397</text:p>
          </table:table-cell>
          <table:table-cell office:value-type="float" office:value="25.987905067631154" table:formula="of:=10*LOG([.A396])" table:style-name="ce1">
            <text:p>25,98790507</text:p>
          </table:table-cell>
          <table:table-cell table:number-columns-repeated="16382"/>
        </table:table-row>
        <table:table-row table:style-name="ro1">
          <table:table-cell office:value-type="float" office:value="398" table:formula="of:=[.A396]+1" table:style-name="ce1">
            <text:p>398</text:p>
          </table:table-cell>
          <table:table-cell office:value-type="float" office:value="25.998830720736876" table:formula="of:=10*LOG([.A397])" table:style-name="ce1">
            <text:p>25,99883072</text:p>
          </table:table-cell>
          <table:table-cell table:number-columns-repeated="16382"/>
        </table:table-row>
        <table:table-row table:style-name="ro1">
          <table:table-cell office:value-type="float" office:value="399" table:formula="of:=[.A397]+1" table:style-name="ce1">
            <text:p>399</text:p>
          </table:table-cell>
          <table:table-cell office:value-type="float" office:value="26.009728956867484" table:formula="of:=10*LOG([.A398])" table:style-name="ce1">
            <text:p>26,00972896</text:p>
          </table:table-cell>
          <table:table-cell table:number-columns-repeated="16382"/>
        </table:table-row>
        <table:table-row table:style-name="ro1">
          <table:table-cell office:value-type="float" office:value="400" table:formula="of:=[.A398]+1" table:style-name="ce1">
            <text:p>400</text:p>
          </table:table-cell>
          <table:table-cell office:value-type="float" office:value="26.020599913279625" table:formula="of:=10*LOG([.A399])" table:style-name="ce1">
            <text:p>26,02059991</text:p>
          </table:table-cell>
          <table:table-cell table:number-columns-repeated="16382"/>
        </table:table-row>
        <table:table-row table:style-name="ro1">
          <table:table-cell office:value-type="float" office:value="401" table:formula="of:=[.A399]+1" table:style-name="ce1">
            <text:p>401</text:p>
          </table:table-cell>
          <table:table-cell office:value-type="float" office:value="26.031443726201822" table:formula="of:=10*LOG([.A400])" table:style-name="ce1">
            <text:p>26,03144373</text:p>
          </table:table-cell>
          <table:table-cell table:number-columns-repeated="16382"/>
        </table:table-row>
        <table:table-row table:style-name="ro1">
          <table:table-cell office:value-type="float" office:value="402" table:formula="of:=[.A400]+1" table:style-name="ce1">
            <text:p>402</text:p>
          </table:table-cell>
          <table:table-cell office:value-type="float" office:value="26.0422605308447" table:formula="of:=10*LOG([.A401])" table:style-name="ce1">
            <text:p>26,04226053</text:p>
          </table:table-cell>
          <table:table-cell table:number-columns-repeated="16382"/>
        </table:table-row>
        <table:table-row table:style-name="ro1">
          <table:table-cell office:value-type="float" office:value="403" table:formula="of:=[.A401]+1" table:style-name="ce1">
            <text:p>403</text:p>
          </table:table-cell>
          <table:table-cell office:value-type="float" office:value="26.053050461411097" table:formula="of:=10*LOG([.A402])" table:style-name="ce1">
            <text:p>26,05305046</text:p>
          </table:table-cell>
          <table:table-cell table:number-columns-repeated="16382"/>
        </table:table-row>
        <table:table-row table:style-name="ro1">
          <table:table-cell office:value-type="float" office:value="404" table:formula="of:=[.A402]+1" table:style-name="ce1">
            <text:p>404</text:p>
          </table:table-cell>
          <table:table-cell office:value-type="float" office:value="26.063813651106052" table:formula="of:=10*LOG([.A403])" table:style-name="ce1">
            <text:p>26,06381365</text:p>
          </table:table-cell>
          <table:table-cell table:number-columns-repeated="16382"/>
        </table:table-row>
        <table:table-row table:style-name="ro1">
          <table:table-cell office:value-type="float" office:value="405" table:formula="of:=[.A403]+1" table:style-name="ce1">
            <text:p>405</text:p>
          </table:table-cell>
          <table:table-cell office:value-type="float" office:value="26.074550232146688" table:formula="of:=10*LOG([.A404])" table:style-name="ce1">
            <text:p>26,07455023</text:p>
          </table:table-cell>
          <table:table-cell table:number-columns-repeated="16382"/>
        </table:table-row>
        <table:table-row table:style-name="ro1">
          <table:table-cell office:value-type="float" office:value="406" table:formula="of:=[.A404]+1" table:style-name="ce1">
            <text:p>406</text:p>
          </table:table-cell>
          <table:table-cell office:value-type="float" office:value="26.085260335771942" table:formula="of:=10*LOG([.A405])" table:style-name="ce1">
            <text:p>26,08526034</text:p>
          </table:table-cell>
          <table:table-cell table:number-columns-repeated="16382"/>
        </table:table-row>
        <table:table-row table:style-name="ro1">
          <table:table-cell office:value-type="float" office:value="407" table:formula="of:=[.A405]+1" table:style-name="ce1">
            <text:p>407</text:p>
          </table:table-cell>
          <table:table-cell office:value-type="float" office:value="26.0959440922522" table:formula="of:=10*LOG([.A406])" table:style-name="ce1">
            <text:p>26,09594409</text:p>
          </table:table-cell>
          <table:table-cell table:number-columns-repeated="16382"/>
        </table:table-row>
        <table:table-row table:style-name="ro1">
          <table:table-cell office:value-type="float" office:value="408" table:formula="of:=[.A406]+1" table:style-name="ce1">
            <text:p>408</text:p>
          </table:table-cell>
          <table:table-cell office:value-type="float" office:value="26.106601630898801" table:formula="of:=10*LOG([.A407])" table:style-name="ce1">
            <text:p>26,10660163</text:p>
          </table:table-cell>
          <table:table-cell table:number-columns-repeated="16382"/>
        </table:table-row>
        <table:table-row table:style-name="ro1">
          <table:table-cell office:value-type="float" office:value="409" table:formula="of:=[.A407]+1" table:style-name="ce1">
            <text:p>409</text:p>
          </table:table-cell>
          <table:table-cell office:value-type="float" office:value="26.117233080073419" table:formula="of:=10*LOG([.A408])" table:style-name="ce1">
            <text:p>26,11723308</text:p>
          </table:table-cell>
          <table:table-cell table:number-columns-repeated="16382"/>
        </table:table-row>
        <table:table-row table:style-name="ro1">
          <table:table-cell office:value-type="float" office:value="410" table:formula="of:=[.A408]+1" table:style-name="ce1">
            <text:p>410</text:p>
          </table:table-cell>
          <table:table-cell office:value-type="float" office:value="26.127838567197355" table:formula="of:=10*LOG([.A409])" table:style-name="ce1">
            <text:p>26,12783857</text:p>
          </table:table-cell>
          <table:table-cell table:number-columns-repeated="16382"/>
        </table:table-row>
        <table:table-row table:style-name="ro1">
          <table:table-cell office:value-type="float" office:value="411" table:formula="of:=[.A409]+1" table:style-name="ce1">
            <text:p>411</text:p>
          </table:table-cell>
          <table:table-cell office:value-type="float" office:value="26.138418218760691" table:formula="of:=10*LOG([.A410])" table:style-name="ce1">
            <text:p>26,13841822</text:p>
          </table:table-cell>
          <table:table-cell table:number-columns-repeated="16382"/>
        </table:table-row>
        <table:table-row table:style-name="ro1">
          <table:table-cell office:value-type="float" office:value="412" table:formula="of:=[.A410]+1" table:style-name="ce1">
            <text:p>412</text:p>
          </table:table-cell>
          <table:table-cell office:value-type="float" office:value="26.148972160331347" table:formula="of:=10*LOG([.A411])" table:style-name="ce1">
            <text:p>26,14897216</text:p>
          </table:table-cell>
          <table:table-cell table:number-columns-repeated="16382"/>
        </table:table-row>
        <table:table-row table:style-name="ro1">
          <table:table-cell office:value-type="float" office:value="413" table:formula="of:=[.A411]+1" table:style-name="ce1">
            <text:p>413</text:p>
          </table:table-cell>
          <table:table-cell office:value-type="float" office:value="26.159500516564012" table:formula="of:=10*LOG([.A412])" table:style-name="ce1">
            <text:p>26,15950052</text:p>
          </table:table-cell>
          <table:table-cell table:number-columns-repeated="16382"/>
        </table:table-row>
        <table:table-row table:style-name="ro1">
          <table:table-cell office:value-type="float" office:value="414" table:formula="of:=[.A412]+1" table:style-name="ce1">
            <text:p>414</text:p>
          </table:table-cell>
          <table:table-cell office:value-type="float" office:value="26.170003411208992" table:formula="of:=10*LOG([.A413])" table:style-name="ce1">
            <text:p>26,17000341</text:p>
          </table:table-cell>
          <table:table-cell table:number-columns-repeated="16382"/>
        </table:table-row>
        <table:table-row table:style-name="ro1">
          <table:table-cell office:value-type="float" office:value="415" table:formula="of:=[.A413]+1" table:style-name="ce1">
            <text:p>415</text:p>
          </table:table-cell>
          <table:table-cell office:value-type="float" office:value="26.180480967120925" table:formula="of:=10*LOG([.A414])" table:style-name="ce1">
            <text:p>26,18048097</text:p>
          </table:table-cell>
          <table:table-cell table:number-columns-repeated="16382"/>
        </table:table-row>
        <table:table-row table:style-name="ro1">
          <table:table-cell office:value-type="float" office:value="416" table:formula="of:=[.A414]+1" table:style-name="ce1">
            <text:p>416</text:p>
          </table:table-cell>
          <table:table-cell office:value-type="float" office:value="26.190933306267429" table:formula="of:=10*LOG([.A415])" table:style-name="ce1">
            <text:p>26,19093331</text:p>
          </table:table-cell>
          <table:table-cell table:number-columns-repeated="16382"/>
        </table:table-row>
        <table:table-row table:style-name="ro1">
          <table:table-cell office:value-type="float" office:value="417" table:formula="of:=[.A415]+1" table:style-name="ce1">
            <text:p>417</text:p>
          </table:table-cell>
          <table:table-cell office:value-type="float" office:value="26.201360549737576" table:formula="of:=10*LOG([.A416])" table:style-name="ce1">
            <text:p>26,20136055</text:p>
          </table:table-cell>
          <table:table-cell table:number-columns-repeated="16382"/>
        </table:table-row>
        <table:table-row table:style-name="ro1">
          <table:table-cell office:value-type="float" office:value="418" table:formula="of:=[.A416]+1" table:style-name="ce1">
            <text:p>418</text:p>
          </table:table-cell>
          <table:table-cell office:value-type="float" office:value="26.211762817750351" table:formula="of:=10*LOG([.A417])" table:style-name="ce1">
            <text:p>26,21176282</text:p>
          </table:table-cell>
          <table:table-cell table:number-columns-repeated="16382"/>
        </table:table-row>
        <table:table-row table:style-name="ro1">
          <table:table-cell office:value-type="float" office:value="419" table:formula="of:=[.A417]+1" table:style-name="ce1">
            <text:p>419</text:p>
          </table:table-cell>
          <table:table-cell office:value-type="float" office:value="26.222140229662951" table:formula="of:=10*LOG([.A418])" table:style-name="ce1">
            <text:p>26,22214023</text:p>
          </table:table-cell>
          <table:table-cell table:number-columns-repeated="16382"/>
        </table:table-row>
        <table:table-row table:style-name="ro1">
          <table:table-cell office:value-type="float" office:value="420" table:formula="of:=[.A418]+1" table:style-name="ce1">
            <text:p>420</text:p>
          </table:table-cell>
          <table:table-cell office:value-type="float" office:value="26.232492903979004" table:formula="of:=10*LOG([.A419])" table:style-name="ce1">
            <text:p>26,2324929</text:p>
          </table:table-cell>
          <table:table-cell table:number-columns-repeated="16382"/>
        </table:table-row>
        <table:table-row table:style-name="ro1">
          <table:table-cell office:value-type="float" office:value="421" table:formula="of:=[.A419]+1" table:style-name="ce1">
            <text:p>421</text:p>
          </table:table-cell>
          <table:table-cell office:value-type="float" office:value="26.242820958356681" table:formula="of:=10*LOG([.A420])" table:style-name="ce1">
            <text:p>26,24282096</text:p>
          </table:table-cell>
          <table:table-cell table:number-columns-repeated="16382"/>
        </table:table-row>
        <table:table-row table:style-name="ro1">
          <table:table-cell office:value-type="float" office:value="422" table:formula="of:=[.A420]+1" table:style-name="ce1">
            <text:p>422</text:p>
          </table:table-cell>
          <table:table-cell office:value-type="float" office:value="26.25312450961674" table:formula="of:=10*LOG([.A421])" table:style-name="ce1">
            <text:p>26,25312451</text:p>
          </table:table-cell>
          <table:table-cell table:number-columns-repeated="16382"/>
        </table:table-row>
        <table:table-row table:style-name="ro1">
          <table:table-cell office:value-type="float" office:value="423" table:formula="of:=[.A421]+1" table:style-name="ce1">
            <text:p>423</text:p>
          </table:table-cell>
          <table:table-cell office:value-type="float" office:value="26.263403673750425" table:formula="of:=10*LOG([.A422])" table:style-name="ce1">
            <text:p>26,26340367</text:p>
          </table:table-cell>
          <table:table-cell table:number-columns-repeated="16382"/>
        </table:table-row>
        <table:table-row table:style-name="ro1">
          <table:table-cell office:value-type="float" office:value="424" table:formula="of:=[.A422]+1" table:style-name="ce1">
            <text:p>424</text:p>
          </table:table-cell>
          <table:table-cell office:value-type="float" office:value="26.273658565927324" table:formula="of:=10*LOG([.A423])" table:style-name="ce1">
            <text:p>26,27365857</text:p>
          </table:table-cell>
          <table:table-cell table:number-columns-repeated="16382"/>
        </table:table-row>
        <table:table-row table:style-name="ro1">
          <table:table-cell office:value-type="float" office:value="425" table:formula="of:=[.A423]+1" table:style-name="ce1">
            <text:p>425</text:p>
          </table:table-cell>
          <table:table-cell office:value-type="float" office:value="26.283889300503116" table:formula="of:=10*LOG([.A424])" table:style-name="ce1">
            <text:p>26,2838893</text:p>
          </table:table-cell>
          <table:table-cell table:number-columns-repeated="16382"/>
        </table:table-row>
        <table:table-row table:style-name="ro1">
          <table:table-cell office:value-type="float" office:value="426" table:formula="of:=[.A424]+1" table:style-name="ce1">
            <text:p>426</text:p>
          </table:table-cell>
          <table:table-cell office:value-type="float" office:value="26.294095991027188" table:formula="of:=10*LOG([.A425])" table:style-name="ce1">
            <text:p>26,29409599</text:p>
          </table:table-cell>
          <table:table-cell table:number-columns-repeated="16382"/>
        </table:table-row>
        <table:table-row table:style-name="ro1">
          <table:table-cell office:value-type="float" office:value="427" table:formula="of:=[.A425]+1" table:style-name="ce1">
            <text:p>427</text:p>
          </table:table-cell>
          <table:table-cell office:value-type="float" office:value="26.304278750250241" table:formula="of:=10*LOG([.A426])" table:style-name="ce1">
            <text:p>26,30427875</text:p>
          </table:table-cell>
          <table:table-cell table:number-columns-repeated="16382"/>
        </table:table-row>
        <table:table-row table:style-name="ro1">
          <table:table-cell office:value-type="float" office:value="428" table:formula="of:=[.A426]+1" table:style-name="ce1">
            <text:p>428</text:p>
          </table:table-cell>
          <table:table-cell office:value-type="float" office:value="26.314437690131722" table:formula="of:=10*LOG([.A427])" table:style-name="ce1">
            <text:p>26,31443769</text:p>
          </table:table-cell>
          <table:table-cell table:number-columns-repeated="16382"/>
        </table:table-row>
        <table:table-row table:style-name="ro1">
          <table:table-cell office:value-type="float" office:value="429" table:formula="of:=[.A427]+1" table:style-name="ce1">
            <text:p>429</text:p>
          </table:table-cell>
          <table:table-cell office:value-type="float" office:value="26.324572921847246" table:formula="of:=10*LOG([.A428])" table:style-name="ce1">
            <text:p>26,32457292</text:p>
          </table:table-cell>
          <table:table-cell table:number-columns-repeated="16382"/>
        </table:table-row>
        <table:table-row table:style-name="ro1">
          <table:table-cell office:value-type="float" office:value="430" table:formula="of:=[.A428]+1" table:style-name="ce1">
            <text:p>430</text:p>
          </table:table-cell>
          <table:table-cell office:value-type="float" office:value="26.334684555795867" table:formula="of:=10*LOG([.A429])" table:style-name="ce1">
            <text:p>26,33468456</text:p>
          </table:table-cell>
          <table:table-cell table:number-columns-repeated="16382"/>
        </table:table-row>
        <table:table-row table:style-name="ro1">
          <table:table-cell office:value-type="float" office:value="431" table:formula="of:=[.A429]+1" table:style-name="ce1">
            <text:p>431</text:p>
          </table:table-cell>
          <table:table-cell office:value-type="float" office:value="26.344772701607315" table:formula="of:=10*LOG([.A430])" table:style-name="ce1">
            <text:p>26,3447727</text:p>
          </table:table-cell>
          <table:table-cell table:number-columns-repeated="16382"/>
        </table:table-row>
        <table:table-row table:style-name="ro1">
          <table:table-cell office:value-type="float" office:value="432" table:formula="of:=[.A430]+1" table:style-name="ce1">
            <text:p>432</text:p>
          </table:table-cell>
          <table:table-cell office:value-type="float" office:value="26.354837468149121" table:formula="of:=10*LOG([.A431])" table:style-name="ce1">
            <text:p>26,35483747</text:p>
          </table:table-cell>
          <table:table-cell table:number-columns-repeated="16382"/>
        </table:table-row>
        <table:table-row table:style-name="ro1">
          <table:table-cell office:value-type="float" office:value="433" table:formula="of:=[.A431]+1" table:style-name="ce1">
            <text:p>433</text:p>
          </table:table-cell>
          <table:table-cell office:value-type="float" office:value="26.364878963533656" table:formula="of:=10*LOG([.A432])" table:style-name="ce1">
            <text:p>26,36487896</text:p>
          </table:table-cell>
          <table:table-cell table:number-columns-repeated="16382"/>
        </table:table-row>
        <table:table-row table:style-name="ro1">
          <table:table-cell office:value-type="float" office:value="434" table:formula="of:=[.A432]+1" table:style-name="ce1">
            <text:p>434</text:p>
          </table:table-cell>
          <table:table-cell office:value-type="float" office:value="26.374897295125109" table:formula="of:=10*LOG([.A433])" table:style-name="ce1">
            <text:p>26,3748973</text:p>
          </table:table-cell>
          <table:table-cell table:number-columns-repeated="16382"/>
        </table:table-row>
        <table:table-row table:style-name="ro1">
          <table:table-cell office:value-type="float" office:value="435" table:formula="of:=[.A433]+1" table:style-name="ce1">
            <text:p>435</text:p>
          </table:table-cell>
          <table:table-cell office:value-type="float" office:value="26.384892569546373" table:formula="of:=10*LOG([.A434])" table:style-name="ce1">
            <text:p>26,38489257</text:p>
          </table:table-cell>
          <table:table-cell table:number-columns-repeated="16382"/>
        </table:table-row>
        <table:table-row table:style-name="ro1">
          <table:table-cell office:value-type="float" office:value="436" table:formula="of:=[.A434]+1" table:style-name="ce1">
            <text:p>436</text:p>
          </table:table-cell>
          <table:table-cell office:value-type="float" office:value="26.39486489268586" table:formula="of:=10*LOG([.A435])" table:style-name="ce1">
            <text:p>26,39486489</text:p>
          </table:table-cell>
          <table:table-cell table:number-columns-repeated="16382"/>
        </table:table-row>
        <table:table-row table:style-name="ro1">
          <table:table-cell office:value-type="float" office:value="437" table:formula="of:=[.A435]+1" table:style-name="ce1">
            <text:p>437</text:p>
          </table:table-cell>
          <table:table-cell office:value-type="float" office:value="26.404814369704219" table:formula="of:=10*LOG([.A436])" table:style-name="ce1">
            <text:p>26,40481437</text:p>
          </table:table-cell>
          <table:table-cell table:number-columns-repeated="16382"/>
        </table:table-row>
        <table:table-row table:style-name="ro1">
          <table:table-cell office:value-type="float" office:value="438" table:formula="of:=[.A436]+1" table:style-name="ce1">
            <text:p>438</text:p>
          </table:table-cell>
          <table:table-cell office:value-type="float" office:value="26.414741105040996" table:formula="of:=10*LOG([.A437])" table:style-name="ce1">
            <text:p>26,41474111</text:p>
          </table:table-cell>
          <table:table-cell table:number-columns-repeated="16382"/>
        </table:table-row>
        <table:table-row table:style-name="ro1">
          <table:table-cell office:value-type="float" office:value="439" table:formula="of:=[.A437]+1" table:style-name="ce1">
            <text:p>439</text:p>
          </table:table-cell>
          <table:table-cell office:value-type="float" office:value="26.424645202421214" table:formula="of:=10*LOG([.A438])" table:style-name="ce1">
            <text:p>26,4246452</text:p>
          </table:table-cell>
          <table:table-cell table:number-columns-repeated="16382"/>
        </table:table-row>
        <table:table-row table:style-name="ro1">
          <table:table-cell office:value-type="float" office:value="440" table:formula="of:=[.A438]+1" table:style-name="ce1">
            <text:p>440</text:p>
          </table:table-cell>
          <table:table-cell office:value-type="float" office:value="26.434526764861875" table:formula="of:=10*LOG([.A439])" table:style-name="ce1">
            <text:p>26,43452676</text:p>
          </table:table-cell>
          <table:table-cell table:number-columns-repeated="16382"/>
        </table:table-row>
        <table:table-row table:style-name="ro1">
          <table:table-cell office:value-type="float" office:value="441" table:formula="of:=[.A439]+1" table:style-name="ce1">
            <text:p>441</text:p>
          </table:table-cell>
          <table:table-cell office:value-type="float" office:value="26.444385894678387" table:formula="of:=10*LOG([.A440])" table:style-name="ce1">
            <text:p>26,44438589</text:p>
          </table:table-cell>
          <table:table-cell table:number-columns-repeated="16382"/>
        </table:table-row>
        <table:table-row table:style-name="ro1">
          <table:table-cell office:value-type="float" office:value="442" table:formula="of:=[.A440]+1" table:style-name="ce1">
            <text:p>442</text:p>
          </table:table-cell>
          <table:table-cell office:value-type="float" office:value="26.454222693490919" table:formula="of:=10*LOG([.A441])" table:style-name="ce1">
            <text:p>26,45422269</text:p>
          </table:table-cell>
          <table:table-cell table:number-columns-repeated="16382"/>
        </table:table-row>
        <table:table-row table:style-name="ro1">
          <table:table-cell office:value-type="float" office:value="443" table:formula="of:=[.A441]+1" table:style-name="ce1">
            <text:p>443</text:p>
          </table:table-cell>
          <table:table-cell office:value-type="float" office:value="26.464037262230697" table:formula="of:=10*LOG([.A442])" table:style-name="ce1">
            <text:p>26,46403726</text:p>
          </table:table-cell>
          <table:table-cell table:number-columns-repeated="16382"/>
        </table:table-row>
        <table:table-row table:style-name="ro1">
          <table:table-cell office:value-type="float" office:value="444" table:formula="of:=[.A442]+1" table:style-name="ce1">
            <text:p>444</text:p>
          </table:table-cell>
          <table:table-cell office:value-type="float" office:value="26.473829701146197" table:formula="of:=10*LOG([.A443])" table:style-name="ce1">
            <text:p>26,4738297</text:p>
          </table:table-cell>
          <table:table-cell table:number-columns-repeated="16382"/>
        </table:table-row>
        <table:table-row table:style-name="ro1">
          <table:table-cell office:value-type="float" office:value="445" table:formula="of:=[.A443]+1" table:style-name="ce1">
            <text:p>445</text:p>
          </table:table-cell>
          <table:table-cell office:value-type="float" office:value="26.483600109809316" table:formula="of:=10*LOG([.A444])" table:style-name="ce1">
            <text:p>26,48360011</text:p>
          </table:table-cell>
          <table:table-cell table:number-columns-repeated="16382"/>
        </table:table-row>
        <table:table-row table:style-name="ro1">
          <table:table-cell office:value-type="float" office:value="446" table:formula="of:=[.A444]+1" table:style-name="ce1">
            <text:p>446</text:p>
          </table:table-cell>
          <table:table-cell office:value-type="float" office:value="26.493348587121417" table:formula="of:=10*LOG([.A445])" table:style-name="ce1">
            <text:p>26,49334859</text:p>
          </table:table-cell>
          <table:table-cell table:number-columns-repeated="16382"/>
        </table:table-row>
        <table:table-row table:style-name="ro1">
          <table:table-cell office:value-type="float" office:value="447" table:formula="of:=[.A445]+1" table:style-name="ce1">
            <text:p>447</text:p>
          </table:table-cell>
          <table:table-cell office:value-type="float" office:value="26.503075231319364" table:formula="of:=10*LOG([.A446])" table:style-name="ce1">
            <text:p>26,50307523</text:p>
          </table:table-cell>
          <table:table-cell table:number-columns-repeated="16382"/>
        </table:table-row>
        <table:table-row table:style-name="ro1">
          <table:table-cell office:value-type="float" office:value="448" table:formula="of:=[.A446]+1" table:style-name="ce1">
            <text:p>448</text:p>
          </table:table-cell>
          <table:table-cell office:value-type="float" office:value="26.512780139981441" table:formula="of:=10*LOG([.A447])" table:style-name="ce1">
            <text:p>26,51278014</text:p>
          </table:table-cell>
          <table:table-cell table:number-columns-repeated="16382"/>
        </table:table-row>
        <table:table-row table:style-name="ro1">
          <table:table-cell office:value-type="float" office:value="449" table:formula="of:=[.A447]+1" table:style-name="ce1">
            <text:p>449</text:p>
          </table:table-cell>
          <table:table-cell office:value-type="float" office:value="26.522463410033232" table:formula="of:=10*LOG([.A448])" table:style-name="ce1">
            <text:p>26,52246341</text:p>
          </table:table-cell>
          <table:table-cell table:number-columns-repeated="16382"/>
        </table:table-row>
        <table:table-row table:style-name="ro1">
          <table:table-cell office:value-type="float" office:value="450" table:formula="of:=[.A448]+1" table:style-name="ce1">
            <text:p>450</text:p>
          </table:table-cell>
          <table:table-cell office:value-type="float" office:value="26.532125137753436" table:formula="of:=10*LOG([.A449])" table:style-name="ce1">
            <text:p>26,53212514</text:p>
          </table:table-cell>
          <table:table-cell table:number-columns-repeated="16382"/>
        </table:table-row>
        <table:table-row table:style-name="ro1">
          <table:table-cell office:value-type="float" office:value="451" table:formula="of:=[.A449]+1" table:style-name="ce1">
            <text:p>451</text:p>
          </table:table-cell>
          <table:table-cell office:value-type="float" office:value="26.541765418779605" table:formula="of:=10*LOG([.A450])" table:style-name="ce1">
            <text:p>26,54176542</text:p>
          </table:table-cell>
          <table:table-cell table:number-columns-repeated="16382"/>
        </table:table-row>
        <table:table-row table:style-name="ro1">
          <table:table-cell office:value-type="float" office:value="452" table:formula="of:=[.A450]+1" table:style-name="ce1">
            <text:p>452</text:p>
          </table:table-cell>
          <table:table-cell office:value-type="float" office:value="26.551384348113821" table:formula="of:=10*LOG([.A451])" table:style-name="ce1">
            <text:p>26,55138435</text:p>
          </table:table-cell>
          <table:table-cell table:number-columns-repeated="16382"/>
        </table:table-row>
        <table:table-row table:style-name="ro1">
          <table:table-cell office:value-type="float" office:value="453" table:formula="of:=[.A451]+1" table:style-name="ce1">
            <text:p>453</text:p>
          </table:table-cell>
          <table:table-cell office:value-type="float" office:value="26.560982020128318" table:formula="of:=10*LOG([.A452])" table:style-name="ce1">
            <text:p>26,56098202</text:p>
          </table:table-cell>
          <table:table-cell table:number-columns-repeated="16382"/>
        </table:table-row>
        <table:table-row table:style-name="ro1">
          <table:table-cell office:value-type="float" office:value="454" table:formula="of:=[.A452]+1" table:style-name="ce1">
            <text:p>454</text:p>
          </table:table-cell>
          <table:table-cell office:value-type="float" office:value="26.570558528571038" table:formula="of:=10*LOG([.A453])" table:style-name="ce1">
            <text:p>26,57055853</text:p>
          </table:table-cell>
          <table:table-cell table:number-columns-repeated="16382"/>
        </table:table-row>
        <table:table-row table:style-name="ro1">
          <table:table-cell office:value-type="float" office:value="455" table:formula="of:=[.A453]+1" table:style-name="ce1">
            <text:p>455</text:p>
          </table:table-cell>
          <table:table-cell office:value-type="float" office:value="26.580113966571126" table:formula="of:=10*LOG([.A454])" table:style-name="ce1">
            <text:p>26,58011397</text:p>
          </table:table-cell>
          <table:table-cell table:number-columns-repeated="16382"/>
        </table:table-row>
        <table:table-row table:style-name="ro1">
          <table:table-cell office:value-type="float" office:value="456" table:formula="of:=[.A454]+1" table:style-name="ce1">
            <text:p>456</text:p>
          </table:table-cell>
          <table:table-cell office:value-type="float" office:value="26.589648426644349" table:formula="of:=10*LOG([.A455])" table:style-name="ce1">
            <text:p>26,58964843</text:p>
          </table:table-cell>
          <table:table-cell table:number-columns-repeated="16382"/>
        </table:table-row>
        <table:table-row table:style-name="ro1">
          <table:table-cell office:value-type="float" office:value="457" table:formula="of:=[.A455]+1" table:style-name="ce1">
            <text:p>457</text:p>
          </table:table-cell>
          <table:table-cell office:value-type="float" office:value="26.599162000698506" table:formula="of:=10*LOG([.A456])" table:style-name="ce1">
            <text:p>26,599162</text:p>
          </table:table-cell>
          <table:table-cell table:number-columns-repeated="16382"/>
        </table:table-row>
        <table:table-row table:style-name="ro1">
          <table:table-cell office:value-type="float" office:value="458" table:formula="of:=[.A456]+1" table:style-name="ce1">
            <text:p>458</text:p>
          </table:table-cell>
          <table:table-cell office:value-type="float" office:value="26.608654780038691" table:formula="of:=10*LOG([.A457])" table:style-name="ce1">
            <text:p>26,60865478</text:p>
          </table:table-cell>
          <table:table-cell table:number-columns-repeated="16382"/>
        </table:table-row>
        <table:table-row table:style-name="ro1">
          <table:table-cell office:value-type="float" office:value="459" table:formula="of:=[.A457]+1" table:style-name="ce1">
            <text:p>459</text:p>
          </table:table-cell>
          <table:table-cell office:value-type="float" office:value="26.618126855372608" table:formula="of:=10*LOG([.A458])" table:style-name="ce1">
            <text:p>26,61812686</text:p>
          </table:table-cell>
          <table:table-cell table:number-columns-repeated="16382"/>
        </table:table-row>
        <table:table-row table:style-name="ro1">
          <table:table-cell office:value-type="float" office:value="460" table:formula="of:=[.A458]+1" table:style-name="ce1">
            <text:p>460</text:p>
          </table:table-cell>
          <table:table-cell office:value-type="float" office:value="26.62757831681574" table:formula="of:=10*LOG([.A459])" table:style-name="ce1">
            <text:p>26,62757832</text:p>
          </table:table-cell>
          <table:table-cell table:number-columns-repeated="16382"/>
        </table:table-row>
        <table:table-row table:style-name="ro1">
          <table:table-cell office:value-type="float" office:value="461" table:formula="of:=[.A459]+1" table:style-name="ce1">
            <text:p>461</text:p>
          </table:table-cell>
          <table:table-cell office:value-type="float" office:value="26.63700925389648" table:formula="of:=10*LOG([.A460])" table:style-name="ce1">
            <text:p>26,63700925</text:p>
          </table:table-cell>
          <table:table-cell table:number-columns-repeated="16382"/>
        </table:table-row>
        <table:table-row table:style-name="ro1">
          <table:table-cell office:value-type="float" office:value="462" table:formula="of:=[.A460]+1" table:style-name="ce1">
            <text:p>462</text:p>
          </table:table-cell>
          <table:table-cell office:value-type="float" office:value="26.646419755561258" table:formula="of:=10*LOG([.A461])" table:style-name="ce1">
            <text:p>26,64641976</text:p>
          </table:table-cell>
          <table:table-cell table:number-columns-repeated="16382"/>
        </table:table-row>
        <table:table-row table:style-name="ro1">
          <table:table-cell office:value-type="float" office:value="463" table:formula="of:=[.A461]+1" table:style-name="ce1">
            <text:p>463</text:p>
          </table:table-cell>
          <table:table-cell office:value-type="float" office:value="26.655809910179535" table:formula="of:=10*LOG([.A462])" table:style-name="ce1">
            <text:p>26,65580991</text:p>
          </table:table-cell>
          <table:table-cell table:number-columns-repeated="16382"/>
        </table:table-row>
        <table:table-row table:style-name="ro1">
          <table:table-cell office:value-type="float" office:value="464" table:formula="of:=[.A462]+1" table:style-name="ce1">
            <text:p>464</text:p>
          </table:table-cell>
          <table:table-cell office:value-type="float" office:value="26.665179805548807" table:formula="of:=10*LOG([.A463])" table:style-name="ce1">
            <text:p>26,66517981</text:p>
          </table:table-cell>
          <table:table-cell table:number-columns-repeated="16382"/>
        </table:table-row>
        <table:table-row table:style-name="ro1">
          <table:table-cell office:value-type="float" office:value="465" table:formula="of:=[.A463]+1" table:style-name="ce1">
            <text:p>465</text:p>
          </table:table-cell>
          <table:table-cell office:value-type="float" office:value="26.674529528899541" table:formula="of:=10*LOG([.A464])" table:style-name="ce1">
            <text:p>26,67452953</text:p>
          </table:table-cell>
          <table:table-cell table:number-columns-repeated="16382"/>
        </table:table-row>
        <table:table-row table:style-name="ro1">
          <table:table-cell office:value-type="float" office:value="466" table:formula="of:=[.A464]+1" table:style-name="ce1">
            <text:p>466</text:p>
          </table:table-cell>
          <table:table-cell office:value-type="float" office:value="26.6838591669" table:formula="of:=10*LOG([.A465])" table:style-name="ce1">
            <text:p>26,68385917</text:p>
          </table:table-cell>
          <table:table-cell table:number-columns-repeated="16382"/>
        </table:table-row>
        <table:table-row table:style-name="ro1">
          <table:table-cell office:value-type="float" office:value="467" table:formula="of:=[.A465]+1" table:style-name="ce1">
            <text:p>467</text:p>
          </table:table-cell>
          <table:table-cell office:value-type="float" office:value="26.693168805661124" table:formula="of:=10*LOG([.A466])" table:style-name="ce1">
            <text:p>26,69316881</text:p>
          </table:table-cell>
          <table:table-cell table:number-columns-repeated="16382"/>
        </table:table-row>
        <table:table-row table:style-name="ro1">
          <table:table-cell office:value-type="float" office:value="468" table:formula="of:=[.A466]+1" table:style-name="ce1">
            <text:p>468</text:p>
          </table:table-cell>
          <table:table-cell office:value-type="float" office:value="26.702458530741243" table:formula="of:=10*LOG([.A467])" table:style-name="ce1">
            <text:p>26,70245853</text:p>
          </table:table-cell>
          <table:table-cell table:number-columns-repeated="16382"/>
        </table:table-row>
        <table:table-row table:style-name="ro1">
          <table:table-cell office:value-type="float" office:value="469" table:formula="of:=[.A467]+1" table:style-name="ce1">
            <text:p>469</text:p>
          </table:table-cell>
          <table:table-cell office:value-type="float" office:value="26.711728427150835" table:formula="of:=10*LOG([.A468])" table:style-name="ce1">
            <text:p>26,71172843</text:p>
          </table:table-cell>
          <table:table-cell table:number-columns-repeated="16382"/>
        </table:table-row>
        <table:table-row table:style-name="ro1">
          <table:table-cell office:value-type="float" office:value="470" table:formula="of:=[.A468]+1" table:style-name="ce1">
            <text:p>470</text:p>
          </table:table-cell>
          <table:table-cell office:value-type="float" office:value="26.720978579357176" table:formula="of:=10*LOG([.A469])" table:style-name="ce1">
            <text:p>26,72097858</text:p>
          </table:table-cell>
          <table:table-cell table:number-columns-repeated="16382"/>
        </table:table-row>
        <table:table-row table:style-name="ro1">
          <table:table-cell office:value-type="float" office:value="471" table:formula="of:=[.A469]+1" table:style-name="ce1">
            <text:p>471</text:p>
          </table:table-cell>
          <table:table-cell office:value-type="float" office:value="26.730209071288961" table:formula="of:=10*LOG([.A470])" table:style-name="ce1">
            <text:p>26,73020907</text:p>
          </table:table-cell>
          <table:table-cell table:number-columns-repeated="16382"/>
        </table:table-row>
        <table:table-row table:style-name="ro1">
          <table:table-cell office:value-type="float" office:value="472" table:formula="of:=[.A470]+1" table:style-name="ce1">
            <text:p>472</text:p>
          </table:table-cell>
          <table:table-cell office:value-type="float" office:value="26.739419986340881" table:formula="of:=10*LOG([.A471])" table:style-name="ce1">
            <text:p>26,73941999</text:p>
          </table:table-cell>
          <table:table-cell table:number-columns-repeated="16382"/>
        </table:table-row>
        <table:table-row table:style-name="ro1">
          <table:table-cell office:value-type="float" office:value="473" table:formula="of:=[.A471]+1" table:style-name="ce1">
            <text:p>473</text:p>
          </table:table-cell>
          <table:table-cell office:value-type="float" office:value="26.748611407378114" table:formula="of:=10*LOG([.A472])" table:style-name="ce1">
            <text:p>26,74861141</text:p>
          </table:table-cell>
          <table:table-cell table:number-columns-repeated="16382"/>
        </table:table-row>
        <table:table-row table:style-name="ro1">
          <table:table-cell office:value-type="float" office:value="474" table:formula="of:=[.A472]+1" table:style-name="ce1">
            <text:p>474</text:p>
          </table:table-cell>
          <table:table-cell office:value-type="float" office:value="26.757783416740853" table:formula="of:=10*LOG([.A473])" table:style-name="ce1">
            <text:p>26,75778342</text:p>
          </table:table-cell>
          <table:table-cell table:number-columns-repeated="16382"/>
        </table:table-row>
        <table:table-row table:style-name="ro1">
          <table:table-cell office:value-type="float" office:value="475" table:formula="of:=[.A473]+1" table:style-name="ce1">
            <text:p>475</text:p>
          </table:table-cell>
          <table:table-cell office:value-type="float" office:value="26.766936096248664" table:formula="of:=10*LOG([.A474])" table:style-name="ce1">
            <text:p>26,7669361</text:p>
          </table:table-cell>
          <table:table-cell table:number-columns-repeated="16382"/>
        </table:table-row>
        <table:table-row table:style-name="ro1">
          <table:table-cell office:value-type="float" office:value="476" table:formula="of:=[.A474]+1" table:style-name="ce1">
            <text:p>476</text:p>
          </table:table-cell>
          <table:table-cell office:value-type="float" office:value="26.776069527204932" table:formula="of:=10*LOG([.A475])" table:style-name="ce1">
            <text:p>26,77606953</text:p>
          </table:table-cell>
          <table:table-cell table:number-columns-repeated="16382"/>
        </table:table-row>
        <table:table-row table:style-name="ro1">
          <table:table-cell office:value-type="float" office:value="477" table:formula="of:=[.A475]+1" table:style-name="ce1">
            <text:p>477</text:p>
          </table:table-cell>
          <table:table-cell office:value-type="float" office:value="26.785183790401138" table:formula="of:=10*LOG([.A476])" table:style-name="ce1">
            <text:p>26,78518379</text:p>
          </table:table-cell>
          <table:table-cell table:number-columns-repeated="16382"/>
        </table:table-row>
        <table:table-row table:style-name="ro1">
          <table:table-cell office:value-type="float" office:value="478" table:formula="of:=[.A476]+1" table:style-name="ce1">
            <text:p>478</text:p>
          </table:table-cell>
          <table:table-cell office:value-type="float" office:value="26.794278966121187" table:formula="of:=10*LOG([.A477])" table:style-name="ce1">
            <text:p>26,79427897</text:p>
          </table:table-cell>
          <table:table-cell table:number-columns-repeated="16382"/>
        </table:table-row>
        <table:table-row table:style-name="ro1">
          <table:table-cell office:value-type="float" office:value="479" table:formula="of:=[.A477]+1" table:style-name="ce1">
            <text:p>479</text:p>
          </table:table-cell>
          <table:table-cell office:value-type="float" office:value="26.803355134145633" table:formula="of:=10*LOG([.A478])" table:style-name="ce1">
            <text:p>26,80335513</text:p>
          </table:table-cell>
          <table:table-cell table:number-columns-repeated="16382"/>
        </table:table-row>
        <table:table-row table:style-name="ro1">
          <table:table-cell office:value-type="float" office:value="480" table:formula="of:=[.A478]+1" table:style-name="ce1">
            <text:p>480</text:p>
          </table:table-cell>
          <table:table-cell office:value-type="float" office:value="26.812412373755873" table:formula="of:=10*LOG([.A479])" table:style-name="ce1">
            <text:p>26,81241237</text:p>
          </table:table-cell>
          <table:table-cell table:number-columns-repeated="16382"/>
        </table:table-row>
        <table:table-row table:style-name="ro1">
          <table:table-cell office:value-type="float" office:value="481" table:formula="of:=[.A479]+1" table:style-name="ce1">
            <text:p>481</text:p>
          </table:table-cell>
          <table:table-cell office:value-type="float" office:value="26.821450763738319" table:formula="of:=10*LOG([.A480])" table:style-name="ce1">
            <text:p>26,82145076</text:p>
          </table:table-cell>
          <table:table-cell table:number-columns-repeated="16382"/>
        </table:table-row>
        <table:table-row table:style-name="ro1">
          <table:table-cell office:value-type="float" office:value="482" table:formula="of:=[.A480]+1" table:style-name="ce1">
            <text:p>482</text:p>
          </table:table-cell>
          <table:table-cell office:value-type="float" office:value="26.830470382388498" table:formula="of:=10*LOG([.A481])" table:style-name="ce1">
            <text:p>26,83047038</text:p>
          </table:table-cell>
          <table:table-cell table:number-columns-repeated="16382"/>
        </table:table-row>
        <table:table-row table:style-name="ro1">
          <table:table-cell office:value-type="float" office:value="483" table:formula="of:=[.A481]+1" table:style-name="ce1">
            <text:p>483</text:p>
          </table:table-cell>
          <table:table-cell office:value-type="float" office:value="26.839471307515122" table:formula="of:=10*LOG([.A482])" table:style-name="ce1">
            <text:p>26,83947131</text:p>
          </table:table-cell>
          <table:table-cell table:number-columns-repeated="16382"/>
        </table:table-row>
        <table:table-row table:style-name="ro1">
          <table:table-cell office:value-type="float" office:value="484" table:formula="of:=[.A482]+1" table:style-name="ce1">
            <text:p>484</text:p>
          </table:table-cell>
          <table:table-cell office:value-type="float" office:value="26.848453616444125" table:formula="of:=10*LOG([.A483])" table:style-name="ce1">
            <text:p>26,84845362</text:p>
          </table:table-cell>
          <table:table-cell table:number-columns-repeated="16382"/>
        </table:table-row>
        <table:table-row table:style-name="ro1">
          <table:table-cell office:value-type="float" office:value="485" table:formula="of:=[.A483]+1" table:style-name="ce1">
            <text:p>485</text:p>
          </table:table-cell>
          <table:table-cell office:value-type="float" office:value="26.857417386022636" table:formula="of:=10*LOG([.A484])" table:style-name="ce1">
            <text:p>26,85741739</text:p>
          </table:table-cell>
          <table:table-cell table:number-columns-repeated="16382"/>
        </table:table-row>
        <table:table-row table:style-name="ro1">
          <table:table-cell office:value-type="float" office:value="486" table:formula="of:=[.A484]+1" table:style-name="ce1">
            <text:p>486</text:p>
          </table:table-cell>
          <table:table-cell office:value-type="float" office:value="26.866362692622936" table:formula="of:=10*LOG([.A485])" table:style-name="ce1">
            <text:p>26,86636269</text:p>
          </table:table-cell>
          <table:table-cell table:number-columns-repeated="16382"/>
        </table:table-row>
        <table:table-row table:style-name="ro1">
          <table:table-cell office:value-type="float" office:value="487" table:formula="of:=[.A485]+1" table:style-name="ce1">
            <text:p>487</text:p>
          </table:table-cell>
          <table:table-cell office:value-type="float" office:value="26.875289612146346" table:formula="of:=10*LOG([.A486])" table:style-name="ce1">
            <text:p>26,87528961</text:p>
          </table:table-cell>
          <table:table-cell table:number-columns-repeated="16382"/>
        </table:table-row>
        <table:table-row table:style-name="ro1">
          <table:table-cell office:value-type="float" office:value="488" table:formula="of:=[.A486]+1" table:style-name="ce1">
            <text:p>488</text:p>
          </table:table-cell>
          <table:table-cell office:value-type="float" office:value="26.884198220027105" table:formula="of:=10*LOG([.A487])" table:style-name="ce1">
            <text:p>26,88419822</text:p>
          </table:table-cell>
          <table:table-cell table:number-columns-repeated="16382"/>
        </table:table-row>
        <table:table-row table:style-name="ro1">
          <table:table-cell office:value-type="float" office:value="489" table:formula="of:=[.A487]+1" table:style-name="ce1">
            <text:p>489</text:p>
          </table:table-cell>
          <table:table-cell office:value-type="float" office:value="26.893088591236204" table:formula="of:=10*LOG([.A488])" table:style-name="ce1">
            <text:p>26,89308859</text:p>
          </table:table-cell>
          <table:table-cell table:number-columns-repeated="16382"/>
        </table:table-row>
        <table:table-row table:style-name="ro1">
          <table:table-cell office:value-type="float" office:value="490" table:formula="of:=[.A488]+1" table:style-name="ce1">
            <text:p>490</text:p>
          </table:table-cell>
          <table:table-cell office:value-type="float" office:value="26.901960800285138" table:formula="of:=10*LOG([.A489])" table:style-name="ce1">
            <text:p>26,9019608</text:p>
          </table:table-cell>
          <table:table-cell table:number-columns-repeated="16382"/>
        </table:table-row>
        <table:table-row table:style-name="ro1">
          <table:table-cell office:value-type="float" office:value="491" table:formula="of:=[.A489]+1" table:style-name="ce1">
            <text:p>491</text:p>
          </table:table-cell>
          <table:table-cell office:value-type="float" office:value="26.910814921229687" table:formula="of:=10*LOG([.A490])" table:style-name="ce1">
            <text:p>26,91081492</text:p>
          </table:table-cell>
          <table:table-cell table:number-columns-repeated="16382"/>
        </table:table-row>
        <table:table-row table:style-name="ro1">
          <table:table-cell office:value-type="float" office:value="492" table:formula="of:=[.A490]+1" table:style-name="ce1">
            <text:p>492</text:p>
          </table:table-cell>
          <table:table-cell office:value-type="float" office:value="26.919651027673602" table:formula="of:=10*LOG([.A491])" table:style-name="ce1">
            <text:p>26,91965103</text:p>
          </table:table-cell>
          <table:table-cell table:number-columns-repeated="16382"/>
        </table:table-row>
        <table:table-row table:style-name="ro1">
          <table:table-cell office:value-type="float" office:value="493" table:formula="of:=[.A491]+1" table:style-name="ce1">
            <text:p>493</text:p>
          </table:table-cell>
          <table:table-cell office:value-type="float" office:value="26.928469192772301" table:formula="of:=10*LOG([.A492])" table:style-name="ce1">
            <text:p>26,92846919</text:p>
          </table:table-cell>
          <table:table-cell table:number-columns-repeated="16382"/>
        </table:table-row>
        <table:table-row table:style-name="ro1">
          <table:table-cell office:value-type="float" office:value="494" table:formula="of:=[.A492]+1" table:style-name="ce1">
            <text:p>494</text:p>
          </table:table-cell>
          <table:table-cell office:value-type="float" office:value="26.937269489236471" table:formula="of:=10*LOG([.A493])" table:style-name="ce1">
            <text:p>26,93726949</text:p>
          </table:table-cell>
          <table:table-cell table:number-columns-repeated="16382"/>
        </table:table-row>
        <table:table-row table:style-name="ro1">
          <table:table-cell office:value-type="float" office:value="495" table:formula="of:=[.A493]+1" table:style-name="ce1">
            <text:p>495</text:p>
          </table:table-cell>
          <table:table-cell office:value-type="float" office:value="26.94605198933569" table:formula="of:=10*LOG([.A494])" table:style-name="ce1">
            <text:p>26,94605199</text:p>
          </table:table-cell>
          <table:table-cell table:number-columns-repeated="16382"/>
        </table:table-row>
        <table:table-row table:style-name="ro1">
          <table:table-cell office:value-type="float" office:value="496" table:formula="of:=[.A494]+1" table:style-name="ce1">
            <text:p>496</text:p>
          </table:table-cell>
          <table:table-cell office:value-type="float" office:value="26.954816764901977" table:formula="of:=10*LOG([.A495])" table:style-name="ce1">
            <text:p>26,95481676</text:p>
          </table:table-cell>
          <table:table-cell table:number-columns-repeated="16382"/>
        </table:table-row>
        <table:table-row table:style-name="ro1">
          <table:table-cell office:value-type="float" office:value="497" table:formula="of:=[.A495]+1" table:style-name="ce1">
            <text:p>497</text:p>
          </table:table-cell>
          <table:table-cell office:value-type="float" office:value="26.963563887333319" table:formula="of:=10*LOG([.A496])" table:style-name="ce1">
            <text:p>26,96356389</text:p>
          </table:table-cell>
          <table:table-cell table:number-columns-repeated="16382"/>
        </table:table-row>
        <table:table-row table:style-name="ro1">
          <table:table-cell office:value-type="float" office:value="498" table:formula="of:=[.A496]+1" table:style-name="ce1">
            <text:p>498</text:p>
          </table:table-cell>
          <table:table-cell office:value-type="float" office:value="26.972293427597176" table:formula="of:=10*LOG([.A497])" table:style-name="ce1">
            <text:p>26,97229343</text:p>
          </table:table-cell>
          <table:table-cell table:number-columns-repeated="16382"/>
        </table:table-row>
        <table:table-row table:style-name="ro1">
          <table:table-cell office:value-type="float" office:value="499" table:formula="of:=[.A497]+1" table:style-name="ce1">
            <text:p>499</text:p>
          </table:table-cell>
          <table:table-cell office:value-type="float" office:value="26.981005456233898" table:formula="of:=10*LOG([.A498])" table:style-name="ce1">
            <text:p>26,98100546</text:p>
          </table:table-cell>
          <table:table-cell table:number-columns-repeated="16382"/>
        </table:table-row>
        <table:table-row table:style-name="ro1">
          <table:table-cell office:value-type="float" office:value="500" table:formula="of:=[.A498]+1" table:style-name="ce1">
            <text:p>500</text:p>
          </table:table-cell>
          <table:table-cell office:value-type="float" office:value="26.989700043360187" table:formula="of:=10*LOG([.A499])" table:style-name="ce1">
            <text:p>26,98970004</text:p>
          </table:table-cell>
          <table:table-cell table:number-columns-repeated="16382"/>
        </table:table-row>
        <table:table-row table:style-name="ro1">
          <table:table-cell office:value-type="float" office:value="501" table:formula="of:=[.A499]+1" table:style-name="ce1">
            <text:p>501</text:p>
          </table:table-cell>
          <table:table-cell office:value-type="float" office:value="26.998377258672459" table:formula="of:=10*LOG([.A500])" table:style-name="ce1">
            <text:p>26,99837726</text:p>
          </table:table-cell>
          <table:table-cell table:number-columns-repeated="16382"/>
        </table:table-row>
        <table:table-row table:style-name="ro1">
          <table:table-cell office:value-type="float" office:value="502" table:formula="of:=[.A500]+1" table:style-name="ce1">
            <text:p>502</text:p>
          </table:table-cell>
          <table:table-cell office:value-type="float" office:value="27.007037171450193" table:formula="of:=10*LOG([.A501])" table:style-name="ce1">
            <text:p>27,00703717</text:p>
          </table:table-cell>
          <table:table-cell table:number-columns-repeated="16382"/>
        </table:table-row>
        <table:table-row table:style-name="ro1">
          <table:table-cell office:value-type="float" office:value="503" table:formula="of:=[.A501]+1" table:style-name="ce1">
            <text:p>503</text:p>
          </table:table-cell>
          <table:table-cell office:value-type="float" office:value="27.015679850559273" table:formula="of:=10*LOG([.A502])" table:style-name="ce1">
            <text:p>27,01567985</text:p>
          </table:table-cell>
          <table:table-cell table:number-columns-repeated="16382"/>
        </table:table-row>
        <table:table-row table:style-name="ro1">
          <table:table-cell office:value-type="float" office:value="504" table:formula="of:=[.A502]+1" table:style-name="ce1">
            <text:p>504</text:p>
          </table:table-cell>
          <table:table-cell office:value-type="float" office:value="27.024305364455255" table:formula="of:=10*LOG([.A503])" table:style-name="ce1">
            <text:p>27,02430536</text:p>
          </table:table-cell>
          <table:table-cell table:number-columns-repeated="16382"/>
        </table:table-row>
        <table:table-row table:style-name="ro1">
          <table:table-cell office:value-type="float" office:value="505" table:formula="of:=[.A503]+1" table:style-name="ce1">
            <text:p>505</text:p>
          </table:table-cell>
          <table:table-cell office:value-type="float" office:value="27.032913781186615" table:formula="of:=10*LOG([.A504])" table:style-name="ce1">
            <text:p>27,03291378</text:p>
          </table:table-cell>
          <table:table-cell table:number-columns-repeated="16382"/>
        </table:table-row>
        <table:table-row table:style-name="ro1">
          <table:table-cell office:value-type="float" office:value="506" table:formula="of:=[.A504]+1" table:style-name="ce1">
            <text:p>506</text:p>
          </table:table-cell>
          <table:table-cell office:value-type="float" office:value="27.041505168397993" table:formula="of:=10*LOG([.A505])" table:style-name="ce1">
            <text:p>27,04150517</text:p>
          </table:table-cell>
          <table:table-cell table:number-columns-repeated="16382"/>
        </table:table-row>
        <table:table-row table:style-name="ro1">
          <table:table-cell office:value-type="float" office:value="507" table:formula="of:=[.A505]+1" table:style-name="ce1">
            <text:p>507</text:p>
          </table:table-cell>
          <table:table-cell office:value-type="float" office:value="27.050079593333361" table:formula="of:=10*LOG([.A506])" table:style-name="ce1">
            <text:p>27,05007959</text:p>
          </table:table-cell>
          <table:table-cell table:number-columns-repeated="16382"/>
        </table:table-row>
        <table:table-row table:style-name="ro1">
          <table:table-cell office:value-type="float" office:value="508" table:formula="of:=[.A506]+1" table:style-name="ce1">
            <text:p>508</text:p>
          </table:table-cell>
          <table:table-cell office:value-type="float" office:value="27.058637122839194" table:formula="of:=10*LOG([.A507])" table:style-name="ce1">
            <text:p>27,05863712</text:p>
          </table:table-cell>
          <table:table-cell table:number-columns-repeated="16382"/>
        </table:table-row>
        <table:table-row table:style-name="ro1">
          <table:table-cell office:value-type="float" office:value="509" table:formula="of:=[.A507]+1" table:style-name="ce1">
            <text:p>509</text:p>
          </table:table-cell>
          <table:table-cell office:value-type="float" office:value="27.067177823367587" table:formula="of:=10*LOG([.A508])" table:style-name="ce1">
            <text:p>27,06717782</text:p>
          </table:table-cell>
          <table:table-cell table:number-columns-repeated="16382"/>
        </table:table-row>
        <table:table-row table:style-name="ro1">
          <table:table-cell office:value-type="float" office:value="510" table:formula="of:=[.A508]+1" table:style-name="ce1">
            <text:p>510</text:p>
          </table:table-cell>
          <table:table-cell office:value-type="float" office:value="27.075701760979364" table:formula="of:=10*LOG([.A509])" table:style-name="ce1">
            <text:p>27,07570176</text:p>
          </table:table-cell>
          <table:table-cell table:number-columns-repeated="16382"/>
        </table:table-row>
        <table:table-row table:style-name="ro1">
          <table:table-cell office:value-type="float" office:value="511" table:formula="of:=[.A509]+1" table:style-name="ce1">
            <text:p>511</text:p>
          </table:table-cell>
          <table:table-cell office:value-type="float" office:value="27.084209001347126" table:formula="of:=10*LOG([.A510])" table:style-name="ce1">
            <text:p>27,084209</text:p>
          </table:table-cell>
          <table:table-cell table:number-columns-repeated="16382"/>
        </table:table-row>
        <table:table-row table:style-name="ro1">
          <table:table-cell office:value-type="float" office:value="512" table:formula="of:=[.A510]+1" table:style-name="ce1">
            <text:p>512</text:p>
          </table:table-cell>
          <table:table-cell office:value-type="float" office:value="27.092699609758309" table:formula="of:=10*LOG([.A511])" table:style-name="ce1">
            <text:p>27,09269961</text:p>
          </table:table-cell>
          <table:table-cell table:number-columns-repeated="16382"/>
        </table:table-row>
        <table:table-row table:style-name="ro1">
          <table:table-cell office:value-type="float" office:value="513" table:formula="of:=[.A511]+1" table:style-name="ce1">
            <text:p>513</text:p>
          </table:table-cell>
          <table:table-cell office:value-type="float" office:value="27.101173651118163" table:formula="of:=10*LOG([.A512])" table:style-name="ce1">
            <text:p>27,10117365</text:p>
          </table:table-cell>
          <table:table-cell table:number-columns-repeated="16382"/>
        </table:table-row>
        <table:table-row table:style-name="ro1">
          <table:table-cell office:value-type="float" office:value="514" table:formula="of:=[.A512]+1" table:style-name="ce1">
            <text:p>514</text:p>
          </table:table-cell>
          <table:table-cell office:value-type="float" office:value="27.109631189952758" table:formula="of:=10*LOG([.A513])" table:style-name="ce1">
            <text:p>27,10963119</text:p>
          </table:table-cell>
          <table:table-cell table:number-columns-repeated="16382"/>
        </table:table-row>
        <table:table-row table:style-name="ro1">
          <table:table-cell office:value-type="float" office:value="515" table:formula="of:=[.A513]+1" table:style-name="ce1">
            <text:p>515</text:p>
          </table:table-cell>
          <table:table-cell office:value-type="float" office:value="27.118072290411913" table:formula="of:=10*LOG([.A514])" table:style-name="ce1">
            <text:p>27,11807229</text:p>
          </table:table-cell>
          <table:table-cell table:number-columns-repeated="16382"/>
        </table:table-row>
        <table:table-row table:style-name="ro1">
          <table:table-cell office:value-type="float" office:value="516" table:formula="of:=[.A514]+1" table:style-name="ce1">
            <text:p>516</text:p>
          </table:table-cell>
          <table:table-cell office:value-type="float" office:value="27.126497016272111" table:formula="of:=10*LOG([.A515])" table:style-name="ce1">
            <text:p>27,12649702</text:p>
          </table:table-cell>
          <table:table-cell table:number-columns-repeated="16382"/>
        </table:table-row>
        <table:table-row table:style-name="ro1">
          <table:table-cell office:value-type="float" office:value="517" table:formula="of:=[.A515]+1" table:style-name="ce1">
            <text:p>517</text:p>
          </table:table-cell>
          <table:table-cell office:value-type="float" office:value="27.134905430939426" table:formula="of:=10*LOG([.A516])" table:style-name="ce1">
            <text:p>27,13490543</text:p>
          </table:table-cell>
          <table:table-cell table:number-columns-repeated="16382"/>
        </table:table-row>
        <table:table-row table:style-name="ro1">
          <table:table-cell office:value-type="float" office:value="518" table:formula="of:=[.A516]+1" table:style-name="ce1">
            <text:p>518</text:p>
          </table:table-cell>
          <table:table-cell office:value-type="float" office:value="27.143297597452332" table:formula="of:=10*LOG([.A517])" table:style-name="ce1">
            <text:p>27,1432976</text:p>
          </table:table-cell>
          <table:table-cell table:number-columns-repeated="16382"/>
        </table:table-row>
        <table:table-row table:style-name="ro1">
          <table:table-cell office:value-type="float" office:value="519" table:formula="of:=[.A517]+1" table:style-name="ce1">
            <text:p>519</text:p>
          </table:table-cell>
          <table:table-cell office:value-type="float" office:value="27.151673578484576" table:formula="of:=10*LOG([.A518])" table:style-name="ce1">
            <text:p>27,15167358</text:p>
          </table:table-cell>
          <table:table-cell table:number-columns-repeated="16382"/>
        </table:table-row>
        <table:table-row table:style-name="ro1">
          <table:table-cell office:value-type="float" office:value="520" table:formula="of:=[.A518]+1" table:style-name="ce1">
            <text:p>520</text:p>
          </table:table-cell>
          <table:table-cell office:value-type="float" office:value="27.160033436347991" table:formula="of:=10*LOG([.A519])" table:style-name="ce1">
            <text:p>27,16003344</text:p>
          </table:table-cell>
          <table:table-cell table:number-columns-repeated="16382"/>
        </table:table-row>
        <table:table-row table:style-name="ro1">
          <table:table-cell office:value-type="float" office:value="521" table:formula="of:=[.A519]+1" table:style-name="ce1">
            <text:p>521</text:p>
          </table:table-cell>
          <table:table-cell office:value-type="float" office:value="27.168377232995248" table:formula="of:=10*LOG([.A520])" table:style-name="ce1">
            <text:p>27,16837723</text:p>
          </table:table-cell>
          <table:table-cell table:number-columns-repeated="16382"/>
        </table:table-row>
        <table:table-row table:style-name="ro1">
          <table:table-cell office:value-type="float" office:value="522" table:formula="of:=[.A520]+1" table:style-name="ce1">
            <text:p>522</text:p>
          </table:table-cell>
          <table:table-cell office:value-type="float" office:value="27.176705030022621" table:formula="of:=10*LOG([.A521])" table:style-name="ce1">
            <text:p>27,17670503</text:p>
          </table:table-cell>
          <table:table-cell table:number-columns-repeated="16382"/>
        </table:table-row>
        <table:table-row table:style-name="ro1">
          <table:table-cell office:value-type="float" office:value="523" table:formula="of:=[.A521]+1" table:style-name="ce1">
            <text:p>523</text:p>
          </table:table-cell>
          <table:table-cell office:value-type="float" office:value="27.185016888672742" table:formula="of:=10*LOG([.A522])" table:style-name="ce1">
            <text:p>27,18501689</text:p>
          </table:table-cell>
          <table:table-cell table:number-columns-repeated="16382"/>
        </table:table-row>
        <table:table-row table:style-name="ro1">
          <table:table-cell office:value-type="float" office:value="524" table:formula="of:=[.A522]+1" table:style-name="ce1">
            <text:p>524</text:p>
          </table:table-cell>
          <table:table-cell office:value-type="float" office:value="27.193312869837264" table:formula="of:=10*LOG([.A523])" table:style-name="ce1">
            <text:p>27,19331287</text:p>
          </table:table-cell>
          <table:table-cell table:number-columns-repeated="16382"/>
        </table:table-row>
        <table:table-row table:style-name="ro1">
          <table:table-cell office:value-type="float" office:value="525" table:formula="of:=[.A523]+1" table:style-name="ce1">
            <text:p>525</text:p>
          </table:table-cell>
          <table:table-cell office:value-type="float" office:value="27.20159303405957" table:formula="of:=10*LOG([.A524])" table:style-name="ce1">
            <text:p>27,20159303</text:p>
          </table:table-cell>
          <table:table-cell table:number-columns-repeated="16382"/>
        </table:table-row>
        <table:table-row table:style-name="ro1">
          <table:table-cell office:value-type="float" office:value="526" table:formula="of:=[.A524]+1" table:style-name="ce1">
            <text:p>526</text:p>
          </table:table-cell>
          <table:table-cell office:value-type="float" office:value="27.209857441537395" table:formula="of:=10*LOG([.A525])" table:style-name="ce1">
            <text:p>27,20985744</text:p>
          </table:table-cell>
          <table:table-cell table:number-columns-repeated="16382"/>
        </table:table-row>
        <table:table-row table:style-name="ro1">
          <table:table-cell office:value-type="float" office:value="527" table:formula="of:=[.A525]+1" table:style-name="ce1">
            <text:p>527</text:p>
          </table:table-cell>
          <table:table-cell office:value-type="float" office:value="27.218106152125468" table:formula="of:=10*LOG([.A526])" table:style-name="ce1">
            <text:p>27,21810615</text:p>
          </table:table-cell>
          <table:table-cell table:number-columns-repeated="16382"/>
        </table:table-row>
        <table:table-row table:style-name="ro1">
          <table:table-cell office:value-type="float" office:value="528" table:formula="of:=[.A526]+1" table:style-name="ce1">
            <text:p>528</text:p>
          </table:table-cell>
          <table:table-cell office:value-type="float" office:value="27.226339225338123" table:formula="of:=10*LOG([.A527])" table:style-name="ce1">
            <text:p>27,22633923</text:p>
          </table:table-cell>
          <table:table-cell table:number-columns-repeated="16382"/>
        </table:table-row>
        <table:table-row table:style-name="ro1">
          <table:table-cell office:value-type="float" office:value="529" table:formula="of:=[.A527]+1" table:style-name="ce1">
            <text:p>529</text:p>
          </table:table-cell>
          <table:table-cell office:value-type="float" office:value="27.234556720351858" table:formula="of:=10*LOG([.A528])" table:style-name="ce1">
            <text:p>27,23455672</text:p>
          </table:table-cell>
          <table:table-cell table:number-columns-repeated="16382"/>
        </table:table-row>
        <table:table-row table:style-name="ro1">
          <table:table-cell office:value-type="float" office:value="530" table:formula="of:=[.A528]+1" table:style-name="ce1">
            <text:p>530</text:p>
          </table:table-cell>
          <table:table-cell office:value-type="float" office:value="27.24275869600789" table:formula="of:=10*LOG([.A529])" table:style-name="ce1">
            <text:p>27,2427587</text:p>
          </table:table-cell>
          <table:table-cell table:number-columns-repeated="16382"/>
        </table:table-row>
        <table:table-row table:style-name="ro1">
          <table:table-cell office:value-type="float" office:value="531" table:formula="of:=[.A529]+1" table:style-name="ce1">
            <text:p>531</text:p>
          </table:table-cell>
          <table:table-cell office:value-type="float" office:value="27.250945210814692" table:formula="of:=10*LOG([.A530])" table:style-name="ce1">
            <text:p>27,25094521</text:p>
          </table:table-cell>
          <table:table-cell table:number-columns-repeated="16382"/>
        </table:table-row>
        <table:table-row table:style-name="ro1">
          <table:table-cell office:value-type="float" office:value="532" table:formula="of:=[.A530]+1" table:style-name="ce1">
            <text:p>532</text:p>
          </table:table-cell>
          <table:table-cell office:value-type="float" office:value="27.259116322950483" table:formula="of:=10*LOG([.A531])" table:style-name="ce1">
            <text:p>27,25911632</text:p>
          </table:table-cell>
          <table:table-cell table:number-columns-repeated="16382"/>
        </table:table-row>
        <table:table-row table:style-name="ro1">
          <table:table-cell office:value-type="float" office:value="533" table:formula="of:=[.A531]+1" table:style-name="ce1">
            <text:p>533</text:p>
          </table:table-cell>
          <table:table-cell office:value-type="float" office:value="27.267272090265724" table:formula="of:=10*LOG([.A532])" table:style-name="ce1">
            <text:p>27,26727209</text:p>
          </table:table-cell>
          <table:table-cell table:number-columns-repeated="16382"/>
        </table:table-row>
        <table:table-row table:style-name="ro1">
          <table:table-cell office:value-type="float" office:value="534" table:formula="of:=[.A532]+1" table:style-name="ce1">
            <text:p>534</text:p>
          </table:table-cell>
          <table:table-cell office:value-type="float" office:value="27.27541257028556" table:formula="of:=10*LOG([.A533])" table:style-name="ce1">
            <text:p>27,27541257</text:p>
          </table:table-cell>
          <table:table-cell table:number-columns-repeated="16382"/>
        </table:table-row>
        <table:table-row table:style-name="ro1">
          <table:table-cell office:value-type="float" office:value="535" table:formula="of:=[.A533]+1" table:style-name="ce1">
            <text:p>535</text:p>
          </table:table-cell>
          <table:table-cell office:value-type="float" office:value="27.283537820212285" table:formula="of:=10*LOG([.A534])" table:style-name="ce1">
            <text:p>27,28353782</text:p>
          </table:table-cell>
          <table:table-cell table:number-columns-repeated="16382"/>
        </table:table-row>
        <table:table-row table:style-name="ro1">
          <table:table-cell office:value-type="float" office:value="536" table:formula="of:=[.A534]+1" table:style-name="ce1">
            <text:p>536</text:p>
          </table:table-cell>
          <table:table-cell office:value-type="float" office:value="27.291647896927703" table:formula="of:=10*LOG([.A535])" table:style-name="ce1">
            <text:p>27,2916479</text:p>
          </table:table-cell>
          <table:table-cell table:number-columns-repeated="16382"/>
        </table:table-row>
        <table:table-row table:style-name="ro1">
          <table:table-cell office:value-type="float" office:value="537" table:formula="of:=[.A535]+1" table:style-name="ce1">
            <text:p>537</text:p>
          </table:table-cell>
          <table:table-cell office:value-type="float" office:value="27.299742856995554" table:formula="of:=10*LOG([.A536])" table:style-name="ce1">
            <text:p>27,29974286</text:p>
          </table:table-cell>
          <table:table-cell table:number-columns-repeated="16382"/>
        </table:table-row>
        <table:table-row table:style-name="ro1">
          <table:table-cell office:value-type="float" office:value="538" table:formula="of:=[.A536]+1" table:style-name="ce1">
            <text:p>538</text:p>
          </table:table-cell>
          <table:table-cell office:value-type="float" office:value="27.307822756663892" table:formula="of:=10*LOG([.A537])" table:style-name="ce1">
            <text:p>27,30782276</text:p>
          </table:table-cell>
          <table:table-cell table:number-columns-repeated="16382"/>
        </table:table-row>
        <table:table-row table:style-name="ro1">
          <table:table-cell office:value-type="float" office:value="539" table:formula="of:=[.A537]+1" table:style-name="ce1">
            <text:p>539</text:p>
          </table:table-cell>
          <table:table-cell office:value-type="float" office:value="27.315887651867389" table:formula="of:=10*LOG([.A538])" table:style-name="ce1">
            <text:p>27,31588765</text:p>
          </table:table-cell>
          <table:table-cell table:number-columns-repeated="16382"/>
        </table:table-row>
        <table:table-row table:style-name="ro1">
          <table:table-cell office:value-type="float" office:value="540" table:formula="of:=[.A538]+1" table:style-name="ce1">
            <text:p>540</text:p>
          </table:table-cell>
          <table:table-cell office:value-type="float" office:value="27.323937598229687" table:formula="of:=10*LOG([.A539])" table:style-name="ce1">
            <text:p>27,3239376</text:p>
          </table:table-cell>
          <table:table-cell table:number-columns-repeated="16382"/>
        </table:table-row>
        <table:table-row table:style-name="ro1">
          <table:table-cell office:value-type="float" office:value="541" table:formula="of:=[.A539]+1" table:style-name="ce1">
            <text:p>541</text:p>
          </table:table-cell>
          <table:table-cell office:value-type="float" office:value="27.331972651065691" table:formula="of:=10*LOG([.A540])" table:style-name="ce1">
            <text:p>27,33197265</text:p>
          </table:table-cell>
          <table:table-cell table:number-columns-repeated="16382"/>
        </table:table-row>
        <table:table-row table:style-name="ro1">
          <table:table-cell office:value-type="float" office:value="542" table:formula="of:=[.A540]+1" table:style-name="ce1">
            <text:p>542</text:p>
          </table:table-cell>
          <table:table-cell office:value-type="float" office:value="27.33999286538387" table:formula="of:=10*LOG([.A541])" table:style-name="ce1">
            <text:p>27,33999287</text:p>
          </table:table-cell>
          <table:table-cell table:number-columns-repeated="16382"/>
        </table:table-row>
        <table:table-row table:style-name="ro1">
          <table:table-cell office:value-type="float" office:value="543" table:formula="of:=[.A541]+1" table:style-name="ce1">
            <text:p>543</text:p>
          </table:table-cell>
          <table:table-cell office:value-type="float" office:value="27.347998295888473" table:formula="of:=10*LOG([.A542])" table:style-name="ce1">
            <text:p>27,3479983</text:p>
          </table:table-cell>
          <table:table-cell table:number-columns-repeated="16382"/>
        </table:table-row>
        <table:table-row table:style-name="ro1">
          <table:table-cell office:value-type="float" office:value="544" table:formula="of:=[.A542]+1" table:style-name="ce1">
            <text:p>544</text:p>
          </table:table-cell>
          <table:table-cell office:value-type="float" office:value="27.3559889969818" table:formula="of:=10*LOG([.A543])" table:style-name="ce1">
            <text:p>27,355989</text:p>
          </table:table-cell>
          <table:table-cell table:number-columns-repeated="16382"/>
        </table:table-row>
        <table:table-row table:style-name="ro1">
          <table:table-cell office:value-type="float" office:value="545" table:formula="of:=[.A543]+1" table:style-name="ce1">
            <text:p>545</text:p>
          </table:table-cell>
          <table:table-cell office:value-type="float" office:value="27.363965022766426" table:formula="of:=10*LOG([.A544])" table:style-name="ce1">
            <text:p>27,36396502</text:p>
          </table:table-cell>
          <table:table-cell table:number-columns-repeated="16382"/>
        </table:table-row>
        <table:table-row table:style-name="ro1">
          <table:table-cell office:value-type="float" office:value="546" table:formula="of:=[.A544]+1" table:style-name="ce1">
            <text:p>546</text:p>
          </table:table-cell>
          <table:table-cell office:value-type="float" office:value="27.371926427047374" table:formula="of:=10*LOG([.A545])" table:style-name="ce1">
            <text:p>27,37192643</text:p>
          </table:table-cell>
          <table:table-cell table:number-columns-repeated="16382"/>
        </table:table-row>
        <table:table-row table:style-name="ro1">
          <table:table-cell office:value-type="float" office:value="547" table:formula="of:=[.A545]+1" table:style-name="ce1">
            <text:p>547</text:p>
          </table:table-cell>
          <table:table-cell office:value-type="float" office:value="27.379873263334311" table:formula="of:=10*LOG([.A546])" table:style-name="ce1">
            <text:p>27,37987326</text:p>
          </table:table-cell>
          <table:table-cell table:number-columns-repeated="16382"/>
        </table:table-row>
        <table:table-row table:style-name="ro1">
          <table:table-cell office:value-type="float" office:value="548" table:formula="of:=[.A546]+1" table:style-name="ce1">
            <text:p>548</text:p>
          </table:table-cell>
          <table:table-cell office:value-type="float" office:value="27.38780558484369" table:formula="of:=10*LOG([.A547])" table:style-name="ce1">
            <text:p>27,38780558</text:p>
          </table:table-cell>
          <table:table-cell table:number-columns-repeated="16382"/>
        </table:table-row>
        <table:table-row table:style-name="ro1">
          <table:table-cell office:value-type="float" office:value="549" table:formula="of:=[.A547]+1" table:style-name="ce1">
            <text:p>549</text:p>
          </table:table-cell>
          <table:table-cell office:value-type="float" office:value="27.39572344450092" table:formula="of:=10*LOG([.A548])" table:style-name="ce1">
            <text:p>27,39572344</text:p>
          </table:table-cell>
          <table:table-cell table:number-columns-repeated="16382"/>
        </table:table-row>
        <table:table-row table:style-name="ro1">
          <table:table-cell office:value-type="float" office:value="550" table:formula="of:=[.A548]+1" table:style-name="ce1">
            <text:p>550</text:p>
          </table:table-cell>
          <table:table-cell office:value-type="float" office:value="27.403626894942438" table:formula="of:=10*LOG([.A549])" table:style-name="ce1">
            <text:p>27,40362689</text:p>
          </table:table-cell>
          <table:table-cell table:number-columns-repeated="16382"/>
        </table:table-row>
        <table:table-row table:style-name="ro1">
          <table:table-cell office:value-type="float" office:value="551" table:formula="of:=[.A549]+1" table:style-name="ce1">
            <text:p>551</text:p>
          </table:table-cell>
          <table:table-cell office:value-type="float" office:value="27.411515988517849" table:formula="of:=10*LOG([.A550])" table:style-name="ce1">
            <text:p>27,41151599</text:p>
          </table:table-cell>
          <table:table-cell table:number-columns-repeated="16382"/>
        </table:table-row>
        <table:table-row table:style-name="ro1">
          <table:table-cell office:value-type="float" office:value="552" table:formula="of:=[.A550]+1" table:style-name="ce1">
            <text:p>552</text:p>
          </table:table-cell>
          <table:table-cell office:value-type="float" office:value="27.419390777291991" table:formula="of:=10*LOG([.A551])" table:style-name="ce1">
            <text:p>27,41939078</text:p>
          </table:table-cell>
          <table:table-cell table:number-columns-repeated="16382"/>
        </table:table-row>
        <table:table-row table:style-name="ro1">
          <table:table-cell office:value-type="float" office:value="553" table:formula="of:=[.A551]+1" table:style-name="ce1">
            <text:p>553</text:p>
          </table:table-cell>
          <table:table-cell office:value-type="float" office:value="27.427251313046984" table:formula="of:=10*LOG([.A552])" table:style-name="ce1">
            <text:p>27,42725131</text:p>
          </table:table-cell>
          <table:table-cell table:number-columns-repeated="16382"/>
        </table:table-row>
        <table:table-row table:style-name="ro1">
          <table:table-cell office:value-type="float" office:value="554" table:formula="of:=[.A552]+1" table:style-name="ce1">
            <text:p>554</text:p>
          </table:table-cell>
          <table:table-cell office:value-type="float" office:value="27.435097647284298" table:formula="of:=10*LOG([.A553])" table:style-name="ce1">
            <text:p>27,43509765</text:p>
          </table:table-cell>
          <table:table-cell table:number-columns-repeated="16382"/>
        </table:table-row>
        <table:table-row table:style-name="ro1">
          <table:table-cell office:value-type="float" office:value="555" table:formula="of:=[.A553]+1" table:style-name="ce1">
            <text:p>555</text:p>
          </table:table-cell>
          <table:table-cell office:value-type="float" office:value="27.442929831226763" table:formula="of:=10*LOG([.A554])" table:style-name="ce1">
            <text:p>27,44292983</text:p>
          </table:table-cell>
          <table:table-cell table:number-columns-repeated="16382"/>
        </table:table-row>
        <table:table-row table:style-name="ro1">
          <table:table-cell office:value-type="float" office:value="556" table:formula="of:=[.A554]+1" table:style-name="ce1">
            <text:p>556</text:p>
          </table:table-cell>
          <table:table-cell office:value-type="float" office:value="27.450747915820575" table:formula="of:=10*LOG([.A555])" table:style-name="ce1">
            <text:p>27,45074792</text:p>
          </table:table-cell>
          <table:table-cell table:number-columns-repeated="16382"/>
        </table:table-row>
        <table:table-row table:style-name="ro1">
          <table:table-cell office:value-type="float" office:value="557" table:formula="of:=[.A555]+1" table:style-name="ce1">
            <text:p>557</text:p>
          </table:table-cell>
          <table:table-cell office:value-type="float" office:value="27.458551951737288" table:formula="of:=10*LOG([.A556])" table:style-name="ce1">
            <text:p>27,45855195</text:p>
          </table:table-cell>
          <table:table-cell table:number-columns-repeated="16382"/>
        </table:table-row>
        <table:table-row table:style-name="ro1">
          <table:table-cell office:value-type="float" office:value="558" table:formula="of:=[.A556]+1" table:style-name="ce1">
            <text:p>558</text:p>
          </table:table-cell>
          <table:table-cell office:value-type="float" office:value="27.466341989375785" table:formula="of:=10*LOG([.A557])" table:style-name="ce1">
            <text:p>27,46634199</text:p>
          </table:table-cell>
          <table:table-cell table:number-columns-repeated="16382"/>
        </table:table-row>
        <table:table-row table:style-name="ro1">
          <table:table-cell office:value-type="float" office:value="559" table:formula="of:=[.A557]+1" table:style-name="ce1">
            <text:p>559</text:p>
          </table:table-cell>
          <table:table-cell office:value-type="float" office:value="27.47411807886423" table:formula="of:=10*LOG([.A558])" table:style-name="ce1">
            <text:p>27,47411808</text:p>
          </table:table-cell>
          <table:table-cell table:number-columns-repeated="16382"/>
        </table:table-row>
        <table:table-row table:style-name="ro1">
          <table:table-cell office:value-type="float" office:value="560" table:formula="of:=[.A558]+1" table:style-name="ce1">
            <text:p>560</text:p>
          </table:table-cell>
          <table:table-cell office:value-type="float" office:value="27.481880270062003" table:formula="of:=10*LOG([.A559])" table:style-name="ce1">
            <text:p>27,48188027</text:p>
          </table:table-cell>
          <table:table-cell table:number-columns-repeated="16382"/>
        </table:table-row>
        <table:table-row table:style-name="ro1">
          <table:table-cell office:value-type="float" office:value="561" table:formula="of:=[.A559]+1" table:style-name="ce1">
            <text:p>561</text:p>
          </table:table-cell>
          <table:table-cell office:value-type="float" office:value="27.489628612561617" table:formula="of:=10*LOG([.A560])" table:style-name="ce1">
            <text:p>27,48962861</text:p>
          </table:table-cell>
          <table:table-cell table:number-columns-repeated="16382"/>
        </table:table-row>
        <table:table-row table:style-name="ro1">
          <table:table-cell office:value-type="float" office:value="562" table:formula="of:=[.A560]+1" table:style-name="ce1">
            <text:p>562</text:p>
          </table:table-cell>
          <table:table-cell office:value-type="float" office:value="27.497363155690611" table:formula="of:=10*LOG([.A561])" table:style-name="ce1">
            <text:p>27,49736316</text:p>
          </table:table-cell>
          <table:table-cell table:number-columns-repeated="16382"/>
        </table:table-row>
        <table:table-row table:style-name="ro1">
          <table:table-cell office:value-type="float" office:value="563" table:formula="of:=[.A561]+1" table:style-name="ce1">
            <text:p>563</text:p>
          </table:table-cell>
          <table:table-cell office:value-type="float" office:value="27.505083948513462" table:formula="of:=10*LOG([.A562])" table:style-name="ce1">
            <text:p>27,50508395</text:p>
          </table:table-cell>
          <table:table-cell table:number-columns-repeated="16382"/>
        </table:table-row>
        <table:table-row table:style-name="ro1">
          <table:table-cell office:value-type="float" office:value="564" table:formula="of:=[.A562]+1" table:style-name="ce1">
            <text:p>564</text:p>
          </table:table-cell>
          <table:table-cell office:value-type="float" office:value="27.512791039833424" table:formula="of:=10*LOG([.A563])" table:style-name="ce1">
            <text:p>27,51279104</text:p>
          </table:table-cell>
          <table:table-cell table:number-columns-repeated="16382"/>
        </table:table-row>
        <table:table-row table:style-name="ro1">
          <table:table-cell office:value-type="float" office:value="565" table:formula="of:=[.A563]+1" table:style-name="ce1">
            <text:p>565</text:p>
          </table:table-cell>
          <table:table-cell office:value-type="float" office:value="27.520484478194387" table:formula="of:=10*LOG([.A564])" table:style-name="ce1">
            <text:p>27,52048448</text:p>
          </table:table-cell>
          <table:table-cell table:number-columns-repeated="16382"/>
        </table:table-row>
        <table:table-row table:style-name="ro1">
          <table:table-cell office:value-type="float" office:value="566" table:formula="of:=[.A564]+1" table:style-name="ce1">
            <text:p>566</text:p>
          </table:table-cell>
          <table:table-cell office:value-type="float" office:value="27.528164311882716" table:formula="of:=10*LOG([.A565])" table:style-name="ce1">
            <text:p>27,52816431</text:p>
          </table:table-cell>
          <table:table-cell table:number-columns-repeated="16382"/>
        </table:table-row>
        <table:table-row table:style-name="ro1">
          <table:table-cell office:value-type="float" office:value="567" table:formula="of:=[.A565]+1" table:style-name="ce1">
            <text:p>567</text:p>
          </table:table-cell>
          <table:table-cell office:value-type="float" office:value="27.535830588929066" table:formula="of:=10*LOG([.A566])" table:style-name="ce1">
            <text:p>27,53583059</text:p>
          </table:table-cell>
          <table:table-cell table:number-columns-repeated="16382"/>
        </table:table-row>
        <table:table-row table:style-name="ro1">
          <table:table-cell office:value-type="float" office:value="568" table:formula="of:=[.A566]+1" table:style-name="ce1">
            <text:p>568</text:p>
          </table:table-cell>
          <table:table-cell office:value-type="float" office:value="27.543483357110187" table:formula="of:=10*LOG([.A567])" table:style-name="ce1">
            <text:p>27,54348336</text:p>
          </table:table-cell>
          <table:table-cell table:number-columns-repeated="16382"/>
        </table:table-row>
        <table:table-row table:style-name="ro1">
          <table:table-cell office:value-type="float" office:value="569" table:formula="of:=[.A567]+1" table:style-name="ce1">
            <text:p>569</text:p>
          </table:table-cell>
          <table:table-cell office:value-type="float" office:value="27.551122663950714" table:formula="of:=10*LOG([.A568])" table:style-name="ce1">
            <text:p>27,55112266</text:p>
          </table:table-cell>
          <table:table-cell table:number-columns-repeated="16382"/>
        </table:table-row>
        <table:table-row table:style-name="ro1">
          <table:table-cell office:value-type="float" office:value="570" table:formula="of:=[.A568]+1" table:style-name="ce1">
            <text:p>570</text:p>
          </table:table-cell>
          <table:table-cell office:value-type="float" office:value="27.558748556724915" table:formula="of:=10*LOG([.A569])" table:style-name="ce1">
            <text:p>27,55874856</text:p>
          </table:table-cell>
          <table:table-cell table:number-columns-repeated="16382"/>
        </table:table-row>
        <table:table-row table:style-name="ro1">
          <table:table-cell office:value-type="float" office:value="571" table:formula="of:=[.A569]+1" table:style-name="ce1">
            <text:p>571</text:p>
          </table:table-cell>
          <table:table-cell office:value-type="float" office:value="27.566361082458481" table:formula="of:=10*LOG([.A570])" table:style-name="ce1">
            <text:p>27,56636108</text:p>
          </table:table-cell>
          <table:table-cell table:number-columns-repeated="16382"/>
        </table:table-row>
        <table:table-row table:style-name="ro1">
          <table:table-cell office:value-type="float" office:value="572" table:formula="of:=[.A570]+1" table:style-name="ce1">
            <text:p>572</text:p>
          </table:table-cell>
          <table:table-cell office:value-type="float" office:value="27.573960287930245" table:formula="of:=10*LOG([.A571])" table:style-name="ce1">
            <text:p>27,57396029</text:p>
          </table:table-cell>
          <table:table-cell table:number-columns-repeated="16382"/>
        </table:table-row>
        <table:table-row table:style-name="ro1">
          <table:table-cell office:value-type="float" office:value="573" table:formula="of:=[.A571]+1" table:style-name="ce1">
            <text:p>573</text:p>
          </table:table-cell>
          <table:table-cell office:value-type="float" office:value="27.581546219673896" table:formula="of:=10*LOG([.A572])" table:style-name="ce1">
            <text:p>27,58154622</text:p>
          </table:table-cell>
          <table:table-cell table:number-columns-repeated="16382"/>
        </table:table-row>
        <table:table-row table:style-name="ro1">
          <table:table-cell office:value-type="float" office:value="574" table:formula="of:=[.A572]+1" table:style-name="ce1">
            <text:p>574</text:p>
          </table:table-cell>
          <table:table-cell office:value-type="float" office:value="27.589118923979736" table:formula="of:=10*LOG([.A573])" table:style-name="ce1">
            <text:p>27,58911892</text:p>
          </table:table-cell>
          <table:table-cell table:number-columns-repeated="16382"/>
        </table:table-row>
        <table:table-row table:style-name="ro1">
          <table:table-cell office:value-type="float" office:value="575" table:formula="of:=[.A573]+1" table:style-name="ce1">
            <text:p>575</text:p>
          </table:table-cell>
          <table:table-cell office:value-type="float" office:value="27.596678446896306" table:formula="of:=10*LOG([.A574])" table:style-name="ce1">
            <text:p>27,59667845</text:p>
          </table:table-cell>
          <table:table-cell table:number-columns-repeated="16382"/>
        </table:table-row>
        <table:table-row table:style-name="ro1">
          <table:table-cell office:value-type="float" office:value="576" table:formula="of:=[.A574]+1" table:style-name="ce1">
            <text:p>576</text:p>
          </table:table-cell>
          <table:table-cell office:value-type="float" office:value="27.60422483423212" table:formula="of:=10*LOG([.A575])" table:style-name="ce1">
            <text:p>27,60422483</text:p>
          </table:table-cell>
          <table:table-cell table:number-columns-repeated="16382"/>
        </table:table-row>
        <table:table-row table:style-name="ro1">
          <table:table-cell office:value-type="float" office:value="577" table:formula="of:=[.A575]+1" table:style-name="ce1">
            <text:p>577</text:p>
          </table:table-cell>
          <table:table-cell office:value-type="float" office:value="27.611758131557313" table:formula="of:=10*LOG([.A576])" table:style-name="ce1">
            <text:p>27,61175813</text:p>
          </table:table-cell>
          <table:table-cell table:number-columns-repeated="16382"/>
        </table:table-row>
        <table:table-row table:style-name="ro1">
          <table:table-cell office:value-type="float" office:value="578" table:formula="of:=[.A576]+1" table:style-name="ce1">
            <text:p>578</text:p>
          </table:table-cell>
          <table:table-cell office:value-type="float" office:value="27.619278384205291" table:formula="of:=10*LOG([.A577])" table:style-name="ce1">
            <text:p>27,61927838</text:p>
          </table:table-cell>
          <table:table-cell table:number-columns-repeated="16382"/>
        </table:table-row>
        <table:table-row table:style-name="ro1">
          <table:table-cell office:value-type="float" office:value="579" table:formula="of:=[.A577]+1" table:style-name="ce1">
            <text:p>579</text:p>
          </table:table-cell>
          <table:table-cell office:value-type="float" office:value="27.626785637274359" table:formula="of:=10*LOG([.A578])" table:style-name="ce1">
            <text:p>27,62678564</text:p>
          </table:table-cell>
          <table:table-cell table:number-columns-repeated="16382"/>
        </table:table-row>
        <table:table-row table:style-name="ro1">
          <table:table-cell office:value-type="float" office:value="580" table:formula="of:=[.A578]+1" table:style-name="ce1">
            <text:p>580</text:p>
          </table:table-cell>
          <table:table-cell office:value-type="float" office:value="27.634279935629372" table:formula="of:=10*LOG([.A579])" table:style-name="ce1">
            <text:p>27,63427994</text:p>
          </table:table-cell>
          <table:table-cell table:number-columns-repeated="16382"/>
        </table:table-row>
        <table:table-row table:style-name="ro1">
          <table:table-cell office:value-type="float" office:value="581" table:formula="of:=[.A579]+1" table:style-name="ce1">
            <text:p>581</text:p>
          </table:table-cell>
          <table:table-cell office:value-type="float" office:value="27.641761323903307" table:formula="of:=10*LOG([.A580])" table:style-name="ce1">
            <text:p>27,64176132</text:p>
          </table:table-cell>
          <table:table-cell table:number-columns-repeated="16382"/>
        </table:table-row>
        <table:table-row table:style-name="ro1">
          <table:table-cell office:value-type="float" office:value="582" table:formula="of:=[.A580]+1" table:style-name="ce1">
            <text:p>582</text:p>
          </table:table-cell>
          <table:table-cell office:value-type="float" office:value="27.649229846498887" table:formula="of:=10*LOG([.A581])" table:style-name="ce1">
            <text:p>27,64922985</text:p>
          </table:table-cell>
          <table:table-cell table:number-columns-repeated="16382"/>
        </table:table-row>
        <table:table-row table:style-name="ro1">
          <table:table-cell office:value-type="float" office:value="583" table:formula="of:=[.A581]+1" table:style-name="ce1">
            <text:p>583</text:p>
          </table:table-cell>
          <table:table-cell office:value-type="float" office:value="27.65668554759014" table:formula="of:=10*LOG([.A582])" table:style-name="ce1">
            <text:p>27,65668555</text:p>
          </table:table-cell>
          <table:table-cell table:number-columns-repeated="16382"/>
        </table:table-row>
        <table:table-row table:style-name="ro1">
          <table:table-cell office:value-type="float" office:value="584" table:formula="of:=[.A582]+1" table:style-name="ce1">
            <text:p>584</text:p>
          </table:table-cell>
          <table:table-cell office:value-type="float" office:value="27.664128471123995" table:formula="of:=10*LOG([.A583])" table:style-name="ce1">
            <text:p>27,66412847</text:p>
          </table:table-cell>
          <table:table-cell table:number-columns-repeated="16382"/>
        </table:table-row>
        <table:table-row table:style-name="ro1">
          <table:table-cell office:value-type="float" office:value="585" table:formula="of:=[.A583]+1" table:style-name="ce1">
            <text:p>585</text:p>
          </table:table-cell>
          <table:table-cell office:value-type="float" office:value="27.671558660821805" table:formula="of:=10*LOG([.A584])" table:style-name="ce1">
            <text:p>27,67155866</text:p>
          </table:table-cell>
          <table:table-cell table:number-columns-repeated="16382"/>
        </table:table-row>
        <table:table-row table:style-name="ro1">
          <table:table-cell office:value-type="float" office:value="586" table:formula="of:=[.A584]+1" table:style-name="ce1">
            <text:p>586</text:p>
          </table:table-cell>
          <table:table-cell office:value-type="float" office:value="27.678976160180909" table:formula="of:=10*LOG([.A585])" table:style-name="ce1">
            <text:p>27,67897616</text:p>
          </table:table-cell>
          <table:table-cell table:number-columns-repeated="16382"/>
        </table:table-row>
        <table:table-row table:style-name="ro1">
          <table:table-cell office:value-type="float" office:value="587" table:formula="of:=[.A585]+1" table:style-name="ce1">
            <text:p>587</text:p>
          </table:table-cell>
          <table:table-cell office:value-type="float" office:value="27.686381012476144" table:formula="of:=10*LOG([.A586])" table:style-name="ce1">
            <text:p>27,68638101</text:p>
          </table:table-cell>
          <table:table-cell table:number-columns-repeated="16382"/>
        </table:table-row>
        <table:table-row table:style-name="ro1">
          <table:table-cell office:value-type="float" office:value="588" table:formula="of:=[.A586]+1" table:style-name="ce1">
            <text:p>588</text:p>
          </table:table-cell>
          <table:table-cell office:value-type="float" office:value="27.693773260761386" table:formula="of:=10*LOG([.A587])" table:style-name="ce1">
            <text:p>27,69377326</text:p>
          </table:table-cell>
          <table:table-cell table:number-columns-repeated="16382"/>
        </table:table-row>
        <table:table-row table:style-name="ro1">
          <table:table-cell office:value-type="float" office:value="589" table:formula="of:=[.A587]+1" table:style-name="ce1">
            <text:p>589</text:p>
          </table:table-cell>
          <table:table-cell office:value-type="float" office:value="27.701152947871016" table:formula="of:=10*LOG([.A588])" table:style-name="ce1">
            <text:p>27,70115295</text:p>
          </table:table-cell>
          <table:table-cell table:number-columns-repeated="16382"/>
        </table:table-row>
        <table:table-row table:style-name="ro1">
          <table:table-cell office:value-type="float" office:value="590" table:formula="of:=[.A588]+1" table:style-name="ce1">
            <text:p>590</text:p>
          </table:table-cell>
          <table:table-cell office:value-type="float" office:value="27.708520116421443" table:formula="of:=10*LOG([.A589])" table:style-name="ce1">
            <text:p>27,70852012</text:p>
          </table:table-cell>
          <table:table-cell table:number-columns-repeated="16382"/>
        </table:table-row>
        <table:table-row table:style-name="ro1">
          <table:table-cell office:value-type="float" office:value="591" table:formula="of:=[.A589]+1" table:style-name="ce1">
            <text:p>591</text:p>
          </table:table-cell>
          <table:table-cell office:value-type="float" office:value="27.715874808812554" table:formula="of:=10*LOG([.A590])" table:style-name="ce1">
            <text:p>27,71587481</text:p>
          </table:table-cell>
          <table:table-cell table:number-columns-repeated="16382"/>
        </table:table-row>
        <table:table-row table:style-name="ro1">
          <table:table-cell office:value-type="float" office:value="592" table:formula="of:=[.A590]+1" table:style-name="ce1">
            <text:p>592</text:p>
          </table:table-cell>
          <table:table-cell office:value-type="float" office:value="27.7232170672292" table:formula="of:=10*LOG([.A591])" table:style-name="ce1">
            <text:p>27,72321707</text:p>
          </table:table-cell>
          <table:table-cell table:number-columns-repeated="16382"/>
        </table:table-row>
        <table:table-row table:style-name="ro1">
          <table:table-cell office:value-type="float" office:value="593" table:formula="of:=[.A591]+1" table:style-name="ce1">
            <text:p>593</text:p>
          </table:table-cell>
          <table:table-cell office:value-type="float" office:value="27.730546933642625" table:formula="of:=10*LOG([.A592])" table:style-name="ce1">
            <text:p>27,73054693</text:p>
          </table:table-cell>
          <table:table-cell table:number-columns-repeated="16382"/>
        </table:table-row>
        <table:table-row table:style-name="ro1">
          <table:table-cell office:value-type="float" office:value="594" table:formula="of:=[.A592]+1" table:style-name="ce1">
            <text:p>594</text:p>
          </table:table-cell>
          <table:table-cell office:value-type="float" office:value="27.737864449811937" table:formula="of:=10*LOG([.A593])" table:style-name="ce1">
            <text:p>27,73786445</text:p>
          </table:table-cell>
          <table:table-cell table:number-columns-repeated="16382"/>
        </table:table-row>
        <table:table-row table:style-name="ro1">
          <table:table-cell office:value-type="float" office:value="595" table:formula="of:=[.A593]+1" table:style-name="ce1">
            <text:p>595</text:p>
          </table:table-cell>
          <table:table-cell office:value-type="float" office:value="27.745169657285498" table:formula="of:=10*LOG([.A594])" table:style-name="ce1">
            <text:p>27,74516966</text:p>
          </table:table-cell>
          <table:table-cell table:number-columns-repeated="16382"/>
        </table:table-row>
        <table:table-row table:style-name="ro1">
          <table:table-cell office:value-type="float" office:value="596" table:formula="of:=[.A594]+1" table:style-name="ce1">
            <text:p>596</text:p>
          </table:table-cell>
          <table:table-cell office:value-type="float" office:value="27.752462597402364" table:formula="of:=10*LOG([.A595])" table:style-name="ce1">
            <text:p>27,7524626</text:p>
          </table:table-cell>
          <table:table-cell table:number-columns-repeated="16382"/>
        </table:table-row>
        <table:table-row table:style-name="ro1">
          <table:table-cell office:value-type="float" office:value="597" table:formula="of:=[.A595]+1" table:style-name="ce1">
            <text:p>597</text:p>
          </table:table-cell>
          <table:table-cell office:value-type="float" office:value="27.75974331129369" table:formula="of:=10*LOG([.A596])" table:style-name="ce1">
            <text:p>27,75974331</text:p>
          </table:table-cell>
          <table:table-cell table:number-columns-repeated="16382"/>
        </table:table-row>
        <table:table-row table:style-name="ro1">
          <table:table-cell office:value-type="float" office:value="598" table:formula="of:=[.A596]+1" table:style-name="ce1">
            <text:p>598</text:p>
          </table:table-cell>
          <table:table-cell office:value-type="float" office:value="27.767011839884109" table:formula="of:=10*LOG([.A597])" table:style-name="ce1">
            <text:p>27,76701184</text:p>
          </table:table-cell>
          <table:table-cell table:number-columns-repeated="16382"/>
        </table:table-row>
        <table:table-row table:style-name="ro1">
          <table:table-cell office:value-type="float" office:value="599" table:formula="of:=[.A597]+1" table:style-name="ce1">
            <text:p>599</text:p>
          </table:table-cell>
          <table:table-cell office:value-type="float" office:value="27.774268223893117" table:formula="of:=10*LOG([.A598])" table:style-name="ce1">
            <text:p>27,77426822</text:p>
          </table:table-cell>
          <table:table-cell table:number-columns-repeated="16382"/>
        </table:table-row>
        <table:table-row table:style-name="ro1">
          <table:table-cell office:value-type="float" office:value="600" table:formula="of:=[.A598]+1" table:style-name="ce1">
            <text:p>600</text:p>
          </table:table-cell>
          <table:table-cell office:value-type="float" office:value="27.781512503836435" table:formula="of:=10*LOG([.A599])" table:style-name="ce1">
            <text:p>27,7815125</text:p>
          </table:table-cell>
          <table:table-cell table:number-columns-repeated="16382"/>
        </table:table-row>
        <table:table-row table:style-name="ro1">
          <table:table-cell office:value-type="float" office:value="601" table:formula="of:=[.A599]+1" table:style-name="ce1">
            <text:p>601</text:p>
          </table:table-cell>
          <table:table-cell office:value-type="float" office:value="27.788744720027395" table:formula="of:=10*LOG([.A600])" table:style-name="ce1">
            <text:p>27,78874472</text:p>
          </table:table-cell>
          <table:table-cell table:number-columns-repeated="16382"/>
        </table:table-row>
        <table:table-row table:style-name="ro1">
          <table:table-cell office:value-type="float" office:value="602" table:formula="of:=[.A600]+1" table:style-name="ce1">
            <text:p>602</text:p>
          </table:table-cell>
          <table:table-cell office:value-type="float" office:value="27.795964912578242" table:formula="of:=10*LOG([.A601])" table:style-name="ce1">
            <text:p>27,79596491</text:p>
          </table:table-cell>
          <table:table-cell table:number-columns-repeated="16382"/>
        </table:table-row>
        <table:table-row table:style-name="ro1">
          <table:table-cell office:value-type="float" office:value="603" table:formula="of:=[.A601]+1" table:style-name="ce1">
            <text:p>603</text:p>
          </table:table-cell>
          <table:table-cell office:value-type="float" office:value="27.803173121401514" table:formula="of:=10*LOG([.A602])" table:style-name="ce1">
            <text:p>27,80317312</text:p>
          </table:table-cell>
          <table:table-cell table:number-columns-repeated="16382"/>
        </table:table-row>
        <table:table-row table:style-name="ro1">
          <table:table-cell office:value-type="float" office:value="604" table:formula="of:=[.A602]+1" table:style-name="ce1">
            <text:p>604</text:p>
          </table:table-cell>
          <table:table-cell office:value-type="float" office:value="27.810369386211317" table:formula="of:=10*LOG([.A603])" table:style-name="ce1">
            <text:p>27,81036939</text:p>
          </table:table-cell>
          <table:table-cell table:number-columns-repeated="16382"/>
        </table:table-row>
        <table:table-row table:style-name="ro1">
          <table:table-cell office:value-type="float" office:value="605" table:formula="of:=[.A603]+1" table:style-name="ce1">
            <text:p>605</text:p>
          </table:table-cell>
          <table:table-cell office:value-type="float" office:value="27.817553746524691" table:formula="of:=10*LOG([.A604])" table:style-name="ce1">
            <text:p>27,81755375</text:p>
          </table:table-cell>
          <table:table-cell table:number-columns-repeated="16382"/>
        </table:table-row>
        <table:table-row table:style-name="ro1">
          <table:table-cell office:value-type="float" office:value="606" table:formula="of:=[.A604]+1" table:style-name="ce1">
            <text:p>606</text:p>
          </table:table-cell>
          <table:table-cell office:value-type="float" office:value="27.824726241662859" table:formula="of:=10*LOG([.A605])" table:style-name="ce1">
            <text:p>27,82472624</text:p>
          </table:table-cell>
          <table:table-cell table:number-columns-repeated="16382"/>
        </table:table-row>
        <table:table-row table:style-name="ro1">
          <table:table-cell office:value-type="float" office:value="607" table:formula="of:=[.A605]+1" table:style-name="ce1">
            <text:p>607</text:p>
          </table:table-cell>
          <table:table-cell office:value-type="float" office:value="27.831886910752573" table:formula="of:=10*LOG([.A606])" table:style-name="ce1">
            <text:p>27,83188691</text:p>
          </table:table-cell>
          <table:table-cell table:number-columns-repeated="16382"/>
        </table:table-row>
        <table:table-row table:style-name="ro1">
          <table:table-cell office:value-type="float" office:value="608" table:formula="of:=[.A606]+1" table:style-name="ce1">
            <text:p>608</text:p>
          </table:table-cell>
          <table:table-cell office:value-type="float" office:value="27.839035792727351" table:formula="of:=10*LOG([.A607])" table:style-name="ce1">
            <text:p>27,83903579</text:p>
          </table:table-cell>
          <table:table-cell table:number-columns-repeated="16382"/>
        </table:table-row>
        <table:table-row table:style-name="ro1">
          <table:table-cell office:value-type="float" office:value="609" table:formula="of:=[.A607]+1" table:style-name="ce1">
            <text:p>609</text:p>
          </table:table-cell>
          <table:table-cell office:value-type="float" office:value="27.846172926328752" table:formula="of:=10*LOG([.A608])" table:style-name="ce1">
            <text:p>27,84617293</text:p>
          </table:table-cell>
          <table:table-cell table:number-columns-repeated="16382"/>
        </table:table-row>
        <table:table-row table:style-name="ro1">
          <table:table-cell office:value-type="float" office:value="610" table:formula="of:=[.A608]+1" table:style-name="ce1">
            <text:p>610</text:p>
          </table:table-cell>
          <table:table-cell office:value-type="float" office:value="27.853298350107671" table:formula="of:=10*LOG([.A609])" table:style-name="ce1">
            <text:p>27,85329835</text:p>
          </table:table-cell>
          <table:table-cell table:number-columns-repeated="16382"/>
        </table:table-row>
        <table:table-row table:style-name="ro1">
          <table:table-cell office:value-type="float" office:value="611" table:formula="of:=[.A609]+1" table:style-name="ce1">
            <text:p>611</text:p>
          </table:table-cell>
          <table:table-cell office:value-type="float" office:value="27.860412102425542" table:formula="of:=10*LOG([.A610])" table:style-name="ce1">
            <text:p>27,8604121</text:p>
          </table:table-cell>
          <table:table-cell table:number-columns-repeated="16382"/>
        </table:table-row>
        <table:table-row table:style-name="ro1">
          <table:table-cell office:value-type="float" office:value="612" table:formula="of:=[.A610]+1" table:style-name="ce1">
            <text:p>612</text:p>
          </table:table-cell>
          <table:table-cell office:value-type="float" office:value="27.867514221455615" table:formula="of:=10*LOG([.A611])" table:style-name="ce1">
            <text:p>27,86751422</text:p>
          </table:table-cell>
          <table:table-cell table:number-columns-repeated="16382"/>
        </table:table-row>
        <table:table-row table:style-name="ro1">
          <table:table-cell office:value-type="float" office:value="613" table:formula="of:=[.A611]+1" table:style-name="ce1">
            <text:p>613</text:p>
          </table:table-cell>
          <table:table-cell office:value-type="float" office:value="27.874604745184151" table:formula="of:=10*LOG([.A612])" table:style-name="ce1">
            <text:p>27,87460475</text:p>
          </table:table-cell>
          <table:table-cell table:number-columns-repeated="16382"/>
        </table:table-row>
        <table:table-row table:style-name="ro1">
          <table:table-cell office:value-type="float" office:value="614" table:formula="of:=[.A612]+1" table:style-name="ce1">
            <text:p>614</text:p>
          </table:table-cell>
          <table:table-cell office:value-type="float" office:value="27.881683711411679" table:formula="of:=10*LOG([.A613])" table:style-name="ce1">
            <text:p>27,88168371</text:p>
          </table:table-cell>
          <table:table-cell table:number-columns-repeated="16382"/>
        </table:table-row>
        <table:table-row table:style-name="ro1">
          <table:table-cell office:value-type="float" office:value="615" table:formula="of:=[.A613]+1" table:style-name="ce1">
            <text:p>615</text:p>
          </table:table-cell>
          <table:table-cell office:value-type="float" office:value="27.888751157754168" table:formula="of:=10*LOG([.A614])" table:style-name="ce1">
            <text:p>27,88875116</text:p>
          </table:table-cell>
          <table:table-cell table:number-columns-repeated="16382"/>
        </table:table-row>
        <table:table-row table:style-name="ro1">
          <table:table-cell office:value-type="float" office:value="616" table:formula="of:=[.A614]+1" table:style-name="ce1">
            <text:p>616</text:p>
          </table:table-cell>
          <table:table-cell office:value-type="float" office:value="27.895807121644257" table:formula="of:=10*LOG([.A615])" table:style-name="ce1">
            <text:p>27,89580712</text:p>
          </table:table-cell>
          <table:table-cell table:number-columns-repeated="16382"/>
        </table:table-row>
        <table:table-row table:style-name="ro1">
          <table:table-cell office:value-type="float" office:value="617" table:formula="of:=[.A615]+1" table:style-name="ce1">
            <text:p>617</text:p>
          </table:table-cell>
          <table:table-cell office:value-type="float" office:value="27.902851640332415" table:formula="of:=10*LOG([.A616])" table:style-name="ce1">
            <text:p>27,90285164</text:p>
          </table:table-cell>
          <table:table-cell table:number-columns-repeated="16382"/>
        </table:table-row>
        <table:table-row table:style-name="ro1">
          <table:table-cell office:value-type="float" office:value="618" table:formula="of:=[.A616]+1" table:style-name="ce1">
            <text:p>618</text:p>
          </table:table-cell>
          <table:table-cell office:value-type="float" office:value="27.90988475088816" table:formula="of:=10*LOG([.A617])" table:style-name="ce1">
            <text:p>27,90988475</text:p>
          </table:table-cell>
          <table:table-cell table:number-columns-repeated="16382"/>
        </table:table-row>
        <table:table-row table:style-name="ro1">
          <table:table-cell office:value-type="float" office:value="619" table:formula="of:=[.A617]+1" table:style-name="ce1">
            <text:p>619</text:p>
          </table:table-cell>
          <table:table-cell office:value-type="float" office:value="27.916906490201182" table:formula="of:=10*LOG([.A618])" table:style-name="ce1">
            <text:p>27,91690649</text:p>
          </table:table-cell>
          <table:table-cell table:number-columns-repeated="16382"/>
        </table:table-row>
        <table:table-row table:style-name="ro1">
          <table:table-cell office:value-type="float" office:value="620" table:formula="of:=[.A618]+1" table:style-name="ce1">
            <text:p>620</text:p>
          </table:table-cell>
          <table:table-cell office:value-type="float" office:value="27.92391689498254" table:formula="of:=10*LOG([.A619])" table:style-name="ce1">
            <text:p>27,92391689</text:p>
          </table:table-cell>
          <table:table-cell table:number-columns-repeated="16382"/>
        </table:table-row>
        <table:table-row table:style-name="ro1">
          <table:table-cell office:value-type="float" office:value="621" table:formula="of:=[.A619]+1" table:style-name="ce1">
            <text:p>621</text:p>
          </table:table-cell>
          <table:table-cell office:value-type="float" office:value="27.930916001765802" table:formula="of:=10*LOG([.A620])" table:style-name="ce1">
            <text:p>27,930916</text:p>
          </table:table-cell>
          <table:table-cell table:number-columns-repeated="16382"/>
        </table:table-row>
        <table:table-row table:style-name="ro1">
          <table:table-cell office:value-type="float" office:value="622" table:formula="of:=[.A620]+1" table:style-name="ce1">
            <text:p>622</text:p>
          </table:table-cell>
          <table:table-cell office:value-type="float" office:value="27.937903846908188" table:formula="of:=10*LOG([.A621])" table:style-name="ce1">
            <text:p>27,93790385</text:p>
          </table:table-cell>
          <table:table-cell table:number-columns-repeated="16382"/>
        </table:table-row>
        <table:table-row table:style-name="ro1">
          <table:table-cell office:value-type="float" office:value="623" table:formula="of:=[.A621]+1" table:style-name="ce1">
            <text:p>623</text:p>
          </table:table-cell>
          <table:table-cell office:value-type="float" office:value="27.944880466591698" table:formula="of:=10*LOG([.A622])" table:style-name="ce1">
            <text:p>27,94488047</text:p>
          </table:table-cell>
          <table:table-cell table:number-columns-repeated="16382"/>
        </table:table-row>
        <table:table-row table:style-name="ro1">
          <table:table-cell office:value-type="float" office:value="624" table:formula="of:=[.A622]+1" table:style-name="ce1">
            <text:p>624</text:p>
          </table:table-cell>
          <table:table-cell office:value-type="float" office:value="27.951845896824242" table:formula="of:=10*LOG([.A623])" table:style-name="ce1">
            <text:p>27,9518459</text:p>
          </table:table-cell>
          <table:table-cell table:number-columns-repeated="16382"/>
        </table:table-row>
        <table:table-row table:style-name="ro1">
          <table:table-cell office:value-type="float" office:value="625" table:formula="of:=[.A623]+1" table:style-name="ce1">
            <text:p>625</text:p>
          </table:table-cell>
          <table:table-cell office:value-type="float" office:value="27.958800173440753" table:formula="of:=10*LOG([.A624])" table:style-name="ce1">
            <text:p>27,95880017</text:p>
          </table:table-cell>
          <table:table-cell table:number-columns-repeated="16382"/>
        </table:table-row>
        <table:table-row table:style-name="ro1">
          <table:table-cell office:value-type="float" office:value="626" table:formula="of:=[.A624]+1" table:style-name="ce1">
            <text:p>626</text:p>
          </table:table-cell>
          <table:table-cell office:value-type="float" office:value="27.965743332104296" table:formula="of:=10*LOG([.A625])" table:style-name="ce1">
            <text:p>27,96574333</text:p>
          </table:table-cell>
          <table:table-cell table:number-columns-repeated="16382"/>
        </table:table-row>
        <table:table-row table:style-name="ro1">
          <table:table-cell office:value-type="float" office:value="627" table:formula="of:=[.A625]+1" table:style-name="ce1">
            <text:p>627</text:p>
          </table:table-cell>
          <table:table-cell office:value-type="float" office:value="27.972675408307165" table:formula="of:=10*LOG([.A626])" table:style-name="ce1">
            <text:p>27,97267541</text:p>
          </table:table-cell>
          <table:table-cell table:number-columns-repeated="16382"/>
        </table:table-row>
        <table:table-row table:style-name="ro1">
          <table:table-cell office:value-type="float" office:value="628" table:formula="of:=[.A626]+1" table:style-name="ce1">
            <text:p>628</text:p>
          </table:table-cell>
          <table:table-cell office:value-type="float" office:value="27.97959643737196" table:formula="of:=10*LOG([.A627])" table:style-name="ce1">
            <text:p>27,97959644</text:p>
          </table:table-cell>
          <table:table-cell table:number-columns-repeated="16382"/>
        </table:table-row>
        <table:table-row table:style-name="ro1">
          <table:table-cell office:value-type="float" office:value="629" table:formula="of:=[.A627]+1" table:style-name="ce1">
            <text:p>629</text:p>
          </table:table-cell>
          <table:table-cell office:value-type="float" office:value="27.986506454452691" table:formula="of:=10*LOG([.A628])" table:style-name="ce1">
            <text:p>27,98650645</text:p>
          </table:table-cell>
          <table:table-cell table:number-columns-repeated="16382"/>
        </table:table-row>
        <table:table-row table:style-name="ro1">
          <table:table-cell office:value-type="float" office:value="630" table:formula="of:=[.A628]+1" table:style-name="ce1">
            <text:p>630</text:p>
          </table:table-cell>
          <table:table-cell office:value-type="float" office:value="27.993405494535818" table:formula="of:=10*LOG([.A629])" table:style-name="ce1">
            <text:p>27,99340549</text:p>
          </table:table-cell>
          <table:table-cell table:number-columns-repeated="16382"/>
        </table:table-row>
        <table:table-row table:style-name="ro1">
          <table:table-cell office:value-type="float" office:value="631" table:formula="of:=[.A629]+1" table:style-name="ce1">
            <text:p>631</text:p>
          </table:table-cell>
          <table:table-cell office:value-type="float" office:value="28.000293592441345" table:formula="of:=10*LOG([.A630])" table:style-name="ce1">
            <text:p>28,00029359</text:p>
          </table:table-cell>
          <table:table-cell table:number-columns-repeated="16382"/>
        </table:table-row>
        <table:table-row table:style-name="ro1">
          <table:table-cell office:value-type="float" office:value="632" table:formula="of:=[.A630]+1" table:style-name="ce1">
            <text:p>632</text:p>
          </table:table-cell>
          <table:table-cell office:value-type="float" office:value="28.007170782823852" table:formula="of:=10*LOG([.A631])" table:style-name="ce1">
            <text:p>28,00717078</text:p>
          </table:table-cell>
          <table:table-cell table:number-columns-repeated="16382"/>
        </table:table-row>
        <table:table-row table:style-name="ro1">
          <table:table-cell office:value-type="float" office:value="633" table:formula="of:=[.A631]+1" table:style-name="ce1">
            <text:p>633</text:p>
          </table:table-cell>
          <table:table-cell office:value-type="float" office:value="28.014037100173553" table:formula="of:=10*LOG([.A632])" table:style-name="ce1">
            <text:p>28,0140371</text:p>
          </table:table-cell>
          <table:table-cell table:number-columns-repeated="16382"/>
        </table:table-row>
        <table:table-row table:style-name="ro1">
          <table:table-cell office:value-type="float" office:value="634" table:formula="of:=[.A632]+1" table:style-name="ce1">
            <text:p>634</text:p>
          </table:table-cell>
          <table:table-cell office:value-type="float" office:value="28.020892578817328" table:formula="of:=10*LOG([.A633])" table:style-name="ce1">
            <text:p>28,02089258</text:p>
          </table:table-cell>
          <table:table-cell table:number-columns-repeated="16382"/>
        </table:table-row>
        <table:table-row table:style-name="ro1">
          <table:table-cell office:value-type="float" office:value="635" table:formula="of:=[.A633]+1" table:style-name="ce1">
            <text:p>635</text:p>
          </table:table-cell>
          <table:table-cell office:value-type="float" office:value="28.027737252919756" table:formula="of:=10*LOG([.A634])" table:style-name="ce1">
            <text:p>28,02773725</text:p>
          </table:table-cell>
          <table:table-cell table:number-columns-repeated="16382"/>
        </table:table-row>
        <table:table-row table:style-name="ro1">
          <table:table-cell office:value-type="float" office:value="636" table:formula="of:=[.A634]+1" table:style-name="ce1">
            <text:p>636</text:p>
          </table:table-cell>
          <table:table-cell office:value-type="float" office:value="28.034571156484137" table:formula="of:=10*LOG([.A635])" table:style-name="ce1">
            <text:p>28,03457116</text:p>
          </table:table-cell>
          <table:table-cell table:number-columns-repeated="16382"/>
        </table:table-row>
        <table:table-row table:style-name="ro1">
          <table:table-cell office:value-type="float" office:value="637" table:formula="of:=[.A635]+1" table:style-name="ce1">
            <text:p>637</text:p>
          </table:table-cell>
          <table:table-cell office:value-type="float" office:value="28.041394323353504" table:formula="of:=10*LOG([.A636])" table:style-name="ce1">
            <text:p>28,04139432</text:p>
          </table:table-cell>
          <table:table-cell table:number-columns-repeated="16382"/>
        </table:table-row>
        <table:table-row table:style-name="ro1">
          <table:table-cell office:value-type="float" office:value="638" table:formula="of:=[.A636]+1" table:style-name="ce1">
            <text:p>638</text:p>
          </table:table-cell>
          <table:table-cell office:value-type="float" office:value="28.048206787211623" table:formula="of:=10*LOG([.A637])" table:style-name="ce1">
            <text:p>28,04820679</text:p>
          </table:table-cell>
          <table:table-cell table:number-columns-repeated="16382"/>
        </table:table-row>
        <table:table-row table:style-name="ro1">
          <table:table-cell office:value-type="float" office:value="639" table:formula="of:=[.A637]+1" table:style-name="ce1">
            <text:p>639</text:p>
          </table:table-cell>
          <table:table-cell office:value-type="float" office:value="28.055008581584001" table:formula="of:=10*LOG([.A638])" table:style-name="ce1">
            <text:p>28,05500858</text:p>
          </table:table-cell>
          <table:table-cell table:number-columns-repeated="16382"/>
        </table:table-row>
        <table:table-row table:style-name="ro1">
          <table:table-cell office:value-type="float" office:value="640" table:formula="of:=[.A638]+1" table:style-name="ce1">
            <text:p>640</text:p>
          </table:table-cell>
          <table:table-cell office:value-type="float" office:value="28.061799739838872" table:formula="of:=10*LOG([.A639])" table:style-name="ce1">
            <text:p>28,06179974</text:p>
          </table:table-cell>
          <table:table-cell table:number-columns-repeated="16382"/>
        </table:table-row>
        <table:table-row table:style-name="ro1">
          <table:table-cell office:value-type="float" office:value="641" table:formula="of:=[.A639]+1" table:style-name="ce1">
            <text:p>641</text:p>
          </table:table-cell>
          <table:table-cell office:value-type="float" office:value="28.068580295188173" table:formula="of:=10*LOG([.A640])" table:style-name="ce1">
            <text:p>28,0685803</text:p>
          </table:table-cell>
          <table:table-cell table:number-columns-repeated="16382"/>
        </table:table-row>
        <table:table-row table:style-name="ro1">
          <table:table-cell office:value-type="float" office:value="642" table:formula="of:=[.A640]+1" table:style-name="ce1">
            <text:p>642</text:p>
          </table:table-cell>
          <table:table-cell office:value-type="float" office:value="28.075350280688532" table:formula="of:=10*LOG([.A641])" table:style-name="ce1">
            <text:p>28,07535028</text:p>
          </table:table-cell>
          <table:table-cell table:number-columns-repeated="16382"/>
        </table:table-row>
        <table:table-row table:style-name="ro1">
          <table:table-cell office:value-type="float" office:value="643" table:formula="of:=[.A641]+1" table:style-name="ce1">
            <text:p>643</text:p>
          </table:table-cell>
          <table:table-cell office:value-type="float" office:value="28.082109729242219" table:formula="of:=10*LOG([.A642])" table:style-name="ce1">
            <text:p>28,08210973</text:p>
          </table:table-cell>
          <table:table-cell table:number-columns-repeated="16382"/>
        </table:table-row>
        <table:table-row table:style-name="ro1">
          <table:table-cell office:value-type="float" office:value="644" table:formula="of:=[.A642]+1" table:style-name="ce1">
            <text:p>644</text:p>
          </table:table-cell>
          <table:table-cell office:value-type="float" office:value="28.088858673598121" table:formula="of:=10*LOG([.A643])" table:style-name="ce1">
            <text:p>28,08885867</text:p>
          </table:table-cell>
          <table:table-cell table:number-columns-repeated="16382"/>
        </table:table-row>
        <table:table-row table:style-name="ro1">
          <table:table-cell office:value-type="float" office:value="645" table:formula="of:=[.A643]+1" table:style-name="ce1">
            <text:p>645</text:p>
          </table:table-cell>
          <table:table-cell office:value-type="float" office:value="28.095597146352674" table:formula="of:=10*LOG([.A644])" table:style-name="ce1">
            <text:p>28,09559715</text:p>
          </table:table-cell>
          <table:table-cell table:number-columns-repeated="16382"/>
        </table:table-row>
        <table:table-row table:style-name="ro1">
          <table:table-cell office:value-type="float" office:value="646" table:formula="of:=[.A644]+1" table:style-name="ce1">
            <text:p>646</text:p>
          </table:table-cell>
          <table:table-cell office:value-type="float" office:value="28.102325179950842" table:formula="of:=10*LOG([.A645])" table:style-name="ce1">
            <text:p>28,10232518</text:p>
          </table:table-cell>
          <table:table-cell table:number-columns-repeated="16382"/>
        </table:table-row>
        <table:table-row table:style-name="ro1">
          <table:table-cell office:value-type="float" office:value="647" table:formula="of:=[.A645]+1" table:style-name="ce1">
            <text:p>647</text:p>
          </table:table-cell>
          <table:table-cell office:value-type="float" office:value="28.109042806687007" table:formula="of:=10*LOG([.A646])" table:style-name="ce1">
            <text:p>28,10904281</text:p>
          </table:table-cell>
          <table:table-cell table:number-columns-repeated="16382"/>
        </table:table-row>
        <table:table-row table:style-name="ro1">
          <table:table-cell office:value-type="float" office:value="648" table:formula="of:=[.A646]+1" table:style-name="ce1">
            <text:p>648</text:p>
          </table:table-cell>
          <table:table-cell office:value-type="float" office:value="28.115750058705935" table:formula="of:=10*LOG([.A647])" table:style-name="ce1">
            <text:p>28,11575006</text:p>
          </table:table-cell>
          <table:table-cell table:number-columns-repeated="16382"/>
        </table:table-row>
        <table:table-row table:style-name="ro1">
          <table:table-cell office:value-type="float" office:value="649" table:formula="of:=[.A647]+1" table:style-name="ce1">
            <text:p>649</text:p>
          </table:table-cell>
          <table:table-cell office:value-type="float" office:value="28.122446968003693" table:formula="of:=10*LOG([.A648])" table:style-name="ce1">
            <text:p>28,12244697</text:p>
          </table:table-cell>
          <table:table-cell table:number-columns-repeated="16382"/>
        </table:table-row>
        <table:table-row table:style-name="ro1">
          <table:table-cell office:value-type="float" office:value="650" table:formula="of:=[.A648]+1" table:style-name="ce1">
            <text:p>650</text:p>
          </table:table-cell>
          <table:table-cell office:value-type="float" office:value="28.129133566428557" table:formula="of:=10*LOG([.A649])" table:style-name="ce1">
            <text:p>28,12913357</text:p>
          </table:table-cell>
          <table:table-cell table:number-columns-repeated="16382"/>
        </table:table-row>
        <table:table-row table:style-name="ro1">
          <table:table-cell office:value-type="float" office:value="651" table:formula="of:=[.A649]+1" table:style-name="ce1">
            <text:p>651</text:p>
          </table:table-cell>
          <table:table-cell office:value-type="float" office:value="28.135809885681923" table:formula="of:=10*LOG([.A650])" table:style-name="ce1">
            <text:p>28,13580989</text:p>
          </table:table-cell>
          <table:table-cell table:number-columns-repeated="16382"/>
        </table:table-row>
        <table:table-row table:style-name="ro1">
          <table:table-cell office:value-type="float" office:value="652" table:formula="of:=[.A650]+1" table:style-name="ce1">
            <text:p>652</text:p>
          </table:table-cell>
          <table:table-cell office:value-type="float" office:value="28.142475957319203" table:formula="of:=10*LOG([.A651])" table:style-name="ce1">
            <text:p>28,14247596</text:p>
          </table:table-cell>
          <table:table-cell table:number-columns-repeated="16382"/>
        </table:table-row>
        <table:table-row table:style-name="ro1">
          <table:table-cell office:value-type="float" office:value="653" table:formula="of:=[.A651]+1" table:style-name="ce1">
            <text:p>653</text:p>
          </table:table-cell>
          <table:table-cell office:value-type="float" office:value="28.149131812750738" table:formula="of:=10*LOG([.A652])" table:style-name="ce1">
            <text:p>28,14913181</text:p>
          </table:table-cell>
          <table:table-cell table:number-columns-repeated="16382"/>
        </table:table-row>
        <table:table-row table:style-name="ro1">
          <table:table-cell office:value-type="float" office:value="654" table:formula="of:=[.A652]+1" table:style-name="ce1">
            <text:p>654</text:p>
          </table:table-cell>
          <table:table-cell office:value-type="float" office:value="28.155777483242673" table:formula="of:=10*LOG([.A653])" table:style-name="ce1">
            <text:p>28,15577748</text:p>
          </table:table-cell>
          <table:table-cell table:number-columns-repeated="16382"/>
        </table:table-row>
        <table:table-row table:style-name="ro1">
          <table:table-cell office:value-type="float" office:value="655" table:formula="of:=[.A653]+1" table:style-name="ce1">
            <text:p>655</text:p>
          </table:table-cell>
          <table:table-cell office:value-type="float" office:value="28.162412999917834" table:formula="of:=10*LOG([.A654])" table:style-name="ce1">
            <text:p>28,162413</text:p>
          </table:table-cell>
          <table:table-cell table:number-columns-repeated="16382"/>
        </table:table-row>
        <table:table-row table:style-name="ro1">
          <table:table-cell office:value-type="float" office:value="656" table:formula="of:=[.A654]+1" table:style-name="ce1">
            <text:p>656</text:p>
          </table:table-cell>
          <table:table-cell office:value-type="float" office:value="28.169038393756605" table:formula="of:=10*LOG([.A655])" table:style-name="ce1">
            <text:p>28,16903839</text:p>
          </table:table-cell>
          <table:table-cell table:number-columns-repeated="16382"/>
        </table:table-row>
        <table:table-row table:style-name="ro1">
          <table:table-cell office:value-type="float" office:value="657" table:formula="of:=[.A655]+1" table:style-name="ce1">
            <text:p>657</text:p>
          </table:table-cell>
          <table:table-cell office:value-type="float" office:value="28.175653695597806" table:formula="of:=10*LOG([.A656])" table:style-name="ce1">
            <text:p>28,1756537</text:p>
          </table:table-cell>
          <table:table-cell table:number-columns-repeated="16382"/>
        </table:table-row>
        <table:table-row table:style-name="ro1">
          <table:table-cell office:value-type="float" office:value="658" table:formula="of:=[.A656]+1" table:style-name="ce1">
            <text:p>658</text:p>
          </table:table-cell>
          <table:table-cell office:value-type="float" office:value="28.182258936139558" table:formula="of:=10*LOG([.A657])" table:style-name="ce1">
            <text:p>28,18225894</text:p>
          </table:table-cell>
          <table:table-cell table:number-columns-repeated="16382"/>
        </table:table-row>
        <table:table-row table:style-name="ro1">
          <table:table-cell office:value-type="float" office:value="659" table:formula="of:=[.A657]+1" table:style-name="ce1">
            <text:p>659</text:p>
          </table:table-cell>
          <table:table-cell office:value-type="float" office:value="28.188854145940098" table:formula="of:=10*LOG([.A658])" table:style-name="ce1">
            <text:p>28,18885415</text:p>
          </table:table-cell>
          <table:table-cell table:number-columns-repeated="16382"/>
        </table:table-row>
        <table:table-row table:style-name="ro1">
          <table:table-cell office:value-type="float" office:value="660" table:formula="of:=[.A658]+1" table:style-name="ce1">
            <text:p>660</text:p>
          </table:table-cell>
          <table:table-cell office:value-type="float" office:value="28.195439355418689" table:formula="of:=10*LOG([.A659])" table:style-name="ce1">
            <text:p>28,19543936</text:p>
          </table:table-cell>
          <table:table-cell table:number-columns-repeated="16382"/>
        </table:table-row>
        <table:table-row table:style-name="ro1">
          <table:table-cell office:value-type="float" office:value="661" table:formula="of:=[.A659]+1" table:style-name="ce1">
            <text:p>661</text:p>
          </table:table-cell>
          <table:table-cell office:value-type="float" office:value="28.202014594856401" table:formula="of:=10*LOG([.A660])" table:style-name="ce1">
            <text:p>28,20201459</text:p>
          </table:table-cell>
          <table:table-cell table:number-columns-repeated="16382"/>
        </table:table-row>
        <table:table-row table:style-name="ro1">
          <table:table-cell office:value-type="float" office:value="662" table:formula="of:=[.A660]+1" table:style-name="ce1">
            <text:p>662</text:p>
          </table:table-cell>
          <table:table-cell office:value-type="float" office:value="28.208579894397001" table:formula="of:=10*LOG([.A661])" table:style-name="ce1">
            <text:p>28,20857989</text:p>
          </table:table-cell>
          <table:table-cell table:number-columns-repeated="16382"/>
        </table:table-row>
        <table:table-row table:style-name="ro1">
          <table:table-cell office:value-type="float" office:value="663" table:formula="of:=[.A661]+1" table:style-name="ce1">
            <text:p>663</text:p>
          </table:table-cell>
          <table:table-cell office:value-type="float" office:value="28.215135284047733" table:formula="of:=10*LOG([.A662])" table:style-name="ce1">
            <text:p>28,21513528</text:p>
          </table:table-cell>
          <table:table-cell table:number-columns-repeated="16382"/>
        </table:table-row>
        <table:table-row table:style-name="ro1">
          <table:table-cell office:value-type="float" office:value="664" table:formula="of:=[.A662]+1" table:style-name="ce1">
            <text:p>664</text:p>
          </table:table-cell>
          <table:table-cell office:value-type="float" office:value="28.221680793680175" table:formula="of:=10*LOG([.A663])" table:style-name="ce1">
            <text:p>28,22168079</text:p>
          </table:table-cell>
          <table:table-cell table:number-columns-repeated="16382"/>
        </table:table-row>
        <table:table-row table:style-name="ro1">
          <table:table-cell office:value-type="float" office:value="665" table:formula="of:=[.A663]+1" table:style-name="ce1">
            <text:p>665</text:p>
          </table:table-cell>
          <table:table-cell office:value-type="float" office:value="28.228216453031045" table:formula="of:=10*LOG([.A664])" table:style-name="ce1">
            <text:p>28,22821645</text:p>
          </table:table-cell>
          <table:table-cell table:number-columns-repeated="16382"/>
        </table:table-row>
        <table:table-row table:style-name="ro1">
          <table:table-cell office:value-type="float" office:value="666" table:formula="of:=[.A664]+1" table:style-name="ce1">
            <text:p>666</text:p>
          </table:table-cell>
          <table:table-cell office:value-type="float" office:value="28.234742291703011" table:formula="of:=10*LOG([.A665])" table:style-name="ce1">
            <text:p>28,23474229</text:p>
          </table:table-cell>
          <table:table-cell table:number-columns-repeated="16382"/>
        </table:table-row>
        <table:table-row table:style-name="ro1">
          <table:table-cell office:value-type="float" office:value="667" table:formula="of:=[.A665]+1" table:style-name="ce1">
            <text:p>667</text:p>
          </table:table-cell>
          <table:table-cell office:value-type="float" office:value="28.241258339165491" table:formula="of:=10*LOG([.A666])" table:style-name="ce1">
            <text:p>28,24125834</text:p>
          </table:table-cell>
          <table:table-cell table:number-columns-repeated="16382"/>
        </table:table-row>
        <table:table-row table:style-name="ro1">
          <table:table-cell office:value-type="float" office:value="668" table:formula="of:=[.A666]+1" table:style-name="ce1">
            <text:p>668</text:p>
          </table:table-cell>
          <table:table-cell office:value-type="float" office:value="28.247764624755458" table:formula="of:=10*LOG([.A667])" table:style-name="ce1">
            <text:p>28,24776462</text:p>
          </table:table-cell>
          <table:table-cell table:number-columns-repeated="16382"/>
        </table:table-row>
        <table:table-row table:style-name="ro1">
          <table:table-cell office:value-type="float" office:value="669" table:formula="of:=[.A667]+1" table:style-name="ce1">
            <text:p>669</text:p>
          </table:table-cell>
          <table:table-cell office:value-type="float" office:value="28.254261177678231" table:formula="of:=10*LOG([.A668])" table:style-name="ce1">
            <text:p>28,25426118</text:p>
          </table:table-cell>
          <table:table-cell table:number-columns-repeated="16382"/>
        </table:table-row>
        <table:table-row table:style-name="ro1">
          <table:table-cell office:value-type="float" office:value="670" table:formula="of:=[.A668]+1" table:style-name="ce1">
            <text:p>670</text:p>
          </table:table-cell>
          <table:table-cell office:value-type="float" office:value="28.260748027008265" table:formula="of:=10*LOG([.A669])" table:style-name="ce1">
            <text:p>28,26074803</text:p>
          </table:table-cell>
          <table:table-cell table:number-columns-repeated="16382"/>
        </table:table-row>
        <table:table-row table:style-name="ro1">
          <table:table-cell office:value-type="float" office:value="671" table:formula="of:=[.A669]+1" table:style-name="ce1">
            <text:p>671</text:p>
          </table:table-cell>
          <table:table-cell office:value-type="float" office:value="28.267225201689921" table:formula="of:=10*LOG([.A670])" table:style-name="ce1">
            <text:p>28,2672252</text:p>
          </table:table-cell>
          <table:table-cell table:number-columns-repeated="16382"/>
        </table:table-row>
        <table:table-row table:style-name="ro1">
          <table:table-cell office:value-type="float" office:value="672" table:formula="of:=[.A670]+1" table:style-name="ce1">
            <text:p>672</text:p>
          </table:table-cell>
          <table:table-cell office:value-type="float" office:value="28.273692730538254" table:formula="of:=10*LOG([.A671])" table:style-name="ce1">
            <text:p>28,27369273</text:p>
          </table:table-cell>
          <table:table-cell table:number-columns-repeated="16382"/>
        </table:table-row>
        <table:table-row table:style-name="ro1">
          <table:table-cell office:value-type="float" office:value="673" table:formula="of:=[.A671]+1" table:style-name="ce1">
            <text:p>673</text:p>
          </table:table-cell>
          <table:table-cell office:value-type="float" office:value="28.280150642239768" table:formula="of:=10*LOG([.A672])" table:style-name="ce1">
            <text:p>28,28015064</text:p>
          </table:table-cell>
          <table:table-cell table:number-columns-repeated="16382"/>
        </table:table-row>
        <table:table-row table:style-name="ro1">
          <table:table-cell office:value-type="float" office:value="674" table:formula="of:=[.A672]+1" table:style-name="ce1">
            <text:p>674</text:p>
          </table:table-cell>
          <table:table-cell office:value-type="float" office:value="28.2865989653532" table:formula="of:=10*LOG([.A673])" table:style-name="ce1">
            <text:p>28,28659897</text:p>
          </table:table-cell>
          <table:table-cell table:number-columns-repeated="16382"/>
        </table:table-row>
        <table:table-row table:style-name="ro1">
          <table:table-cell office:value-type="float" office:value="675" table:formula="of:=[.A673]+1" table:style-name="ce1">
            <text:p>675</text:p>
          </table:table-cell>
          <table:table-cell office:value-type="float" office:value="28.293037728310249" table:formula="of:=10*LOG([.A674])" table:style-name="ce1">
            <text:p>28,29303773</text:p>
          </table:table-cell>
          <table:table-cell table:number-columns-repeated="16382"/>
        </table:table-row>
        <table:table-row table:style-name="ro1">
          <table:table-cell office:value-type="float" office:value="676" table:formula="of:=[.A674]+1" table:style-name="ce1">
            <text:p>676</text:p>
          </table:table-cell>
          <table:table-cell office:value-type="float" office:value="28.29946695941636" table:formula="of:=10*LOG([.A675])" table:style-name="ce1">
            <text:p>28,29946696</text:p>
          </table:table-cell>
          <table:table-cell table:number-columns-repeated="16382"/>
        </table:table-row>
        <table:table-row table:style-name="ro1">
          <table:table-cell office:value-type="float" office:value="677" table:formula="of:=[.A675]+1" table:style-name="ce1">
            <text:p>677</text:p>
          </table:table-cell>
          <table:table-cell office:value-type="float" office:value="28.305886686851444" table:formula="of:=10*LOG([.A676])" table:style-name="ce1">
            <text:p>28,30588669</text:p>
          </table:table-cell>
          <table:table-cell table:number-columns-repeated="16382"/>
        </table:table-row>
        <table:table-row table:style-name="ro1">
          <table:table-cell office:value-type="float" office:value="678" table:formula="of:=[.A676]+1" table:style-name="ce1">
            <text:p>678</text:p>
          </table:table-cell>
          <table:table-cell office:value-type="float" office:value="28.312296938670634" table:formula="of:=10*LOG([.A677])" table:style-name="ce1">
            <text:p>28,31229694</text:p>
          </table:table-cell>
          <table:table-cell table:number-columns-repeated="16382"/>
        </table:table-row>
        <table:table-row table:style-name="ro1">
          <table:table-cell office:value-type="float" office:value="679" table:formula="of:=[.A677]+1" table:style-name="ce1">
            <text:p>679</text:p>
          </table:table-cell>
          <table:table-cell office:value-type="float" office:value="28.318697742805018" table:formula="of:=10*LOG([.A678])" table:style-name="ce1">
            <text:p>28,31869774</text:p>
          </table:table-cell>
          <table:table-cell table:number-columns-repeated="16382"/>
        </table:table-row>
        <table:table-row table:style-name="ro1">
          <table:table-cell office:value-type="float" office:value="680" table:formula="of:=[.A678]+1" table:style-name="ce1">
            <text:p>680</text:p>
          </table:table-cell>
          <table:table-cell office:value-type="float" office:value="28.325089127062363" table:formula="of:=10*LOG([.A679])" table:style-name="ce1">
            <text:p>28,32508913</text:p>
          </table:table-cell>
          <table:table-cell table:number-columns-repeated="16382"/>
        </table:table-row>
        <table:table-row table:style-name="ro1">
          <table:table-cell office:value-type="float" office:value="681" table:formula="of:=[.A679]+1" table:style-name="ce1">
            <text:p>681</text:p>
          </table:table-cell>
          <table:table-cell office:value-type="float" office:value="28.331471119127851" table:formula="of:=10*LOG([.A680])" table:style-name="ce1">
            <text:p>28,33147112</text:p>
          </table:table-cell>
          <table:table-cell table:number-columns-repeated="16382"/>
        </table:table-row>
        <table:table-row table:style-name="ro1">
          <table:table-cell office:value-type="float" office:value="682" table:formula="of:=[.A680]+1" table:style-name="ce1">
            <text:p>682</text:p>
          </table:table-cell>
          <table:table-cell office:value-type="float" office:value="28.337843746564786" table:formula="of:=10*LOG([.A681])" table:style-name="ce1">
            <text:p>28,33784375</text:p>
          </table:table-cell>
          <table:table-cell table:number-columns-repeated="16382"/>
        </table:table-row>
        <table:table-row table:style-name="ro1">
          <table:table-cell office:value-type="float" office:value="683" table:formula="of:=[.A681]+1" table:style-name="ce1">
            <text:p>683</text:p>
          </table:table-cell>
          <table:table-cell office:value-type="float" office:value="28.344207036815327" table:formula="of:=10*LOG([.A682])" table:style-name="ce1">
            <text:p>28,34420704</text:p>
          </table:table-cell>
          <table:table-cell table:number-columns-repeated="16382"/>
        </table:table-row>
        <table:table-row table:style-name="ro1">
          <table:table-cell office:value-type="float" office:value="684" table:formula="of:=[.A682]+1" table:style-name="ce1">
            <text:p>684</text:p>
          </table:table-cell>
          <table:table-cell office:value-type="float" office:value="28.350561017201162" table:formula="of:=10*LOG([.A683])" table:style-name="ce1">
            <text:p>28,35056102</text:p>
          </table:table-cell>
          <table:table-cell table:number-columns-repeated="16382"/>
        </table:table-row>
        <table:table-row table:style-name="ro1">
          <table:table-cell office:value-type="float" office:value="685" table:formula="of:=[.A683]+1" table:style-name="ce1">
            <text:p>685</text:p>
          </table:table-cell>
          <table:table-cell office:value-type="float" office:value="28.356905714924252" table:formula="of:=10*LOG([.A684])" table:style-name="ce1">
            <text:p>28,35690571</text:p>
          </table:table-cell>
          <table:table-cell table:number-columns-repeated="16382"/>
        </table:table-row>
        <table:table-row table:style-name="ro1">
          <table:table-cell office:value-type="float" office:value="686" table:formula="of:=[.A684]+1" table:style-name="ce1">
            <text:p>686</text:p>
          </table:table-cell>
          <table:table-cell office:value-type="float" office:value="28.363241157067517" table:formula="of:=10*LOG([.A685])" table:style-name="ce1">
            <text:p>28,36324116</text:p>
          </table:table-cell>
          <table:table-cell table:number-columns-repeated="16382"/>
        </table:table-row>
        <table:table-row table:style-name="ro1">
          <table:table-cell office:value-type="float" office:value="687" table:formula="of:=[.A685]+1" table:style-name="ce1">
            <text:p>687</text:p>
          </table:table-cell>
          <table:table-cell office:value-type="float" office:value="28.369567370595504" table:formula="of:=10*LOG([.A686])" table:style-name="ce1">
            <text:p>28,36956737</text:p>
          </table:table-cell>
          <table:table-cell table:number-columns-repeated="16382"/>
        </table:table-row>
        <table:table-row table:style-name="ro1">
          <table:table-cell office:value-type="float" office:value="688" table:formula="of:=[.A686]+1" table:style-name="ce1">
            <text:p>688</text:p>
          </table:table-cell>
          <table:table-cell office:value-type="float" office:value="28.37588438235511" table:formula="of:=10*LOG([.A687])" table:style-name="ce1">
            <text:p>28,37588438</text:p>
          </table:table-cell>
          <table:table-cell table:number-columns-repeated="16382"/>
        </table:table-row>
        <table:table-row table:style-name="ro1">
          <table:table-cell office:value-type="float" office:value="689" table:formula="of:=[.A687]+1" table:style-name="ce1">
            <text:p>689</text:p>
          </table:table-cell>
          <table:table-cell office:value-type="float" office:value="28.382192219076256" table:formula="of:=10*LOG([.A688])" table:style-name="ce1">
            <text:p>28,38219222</text:p>
          </table:table-cell>
          <table:table-cell table:number-columns-repeated="16382"/>
        </table:table-row>
        <table:table-row table:style-name="ro1">
          <table:table-cell office:value-type="float" office:value="690" table:formula="of:=[.A688]+1" table:style-name="ce1">
            <text:p>690</text:p>
          </table:table-cell>
          <table:table-cell office:value-type="float" office:value="28.388490907372553" table:formula="of:=10*LOG([.A689])" table:style-name="ce1">
            <text:p>28,38849091</text:p>
          </table:table-cell>
          <table:table-cell table:number-columns-repeated="16382"/>
        </table:table-row>
        <table:table-row table:style-name="ro1">
          <table:table-cell office:value-type="float" office:value="691" table:formula="of:=[.A689]+1" table:style-name="ce1">
            <text:p>691</text:p>
          </table:table-cell>
          <table:table-cell office:value-type="float" office:value="28.394780473741985" table:formula="of:=10*LOG([.A690])" table:style-name="ce1">
            <text:p>28,39478047</text:p>
          </table:table-cell>
          <table:table-cell table:number-columns-repeated="16382"/>
        </table:table-row>
        <table:table-row table:style-name="ro1">
          <table:table-cell office:value-type="float" office:value="692" table:formula="of:=[.A690]+1" table:style-name="ce1">
            <text:p>692</text:p>
          </table:table-cell>
          <table:table-cell office:value-type="float" office:value="28.401060944567579" table:formula="of:=10*LOG([.A691])" table:style-name="ce1">
            <text:p>28,40106094</text:p>
          </table:table-cell>
          <table:table-cell table:number-columns-repeated="16382"/>
        </table:table-row>
        <table:table-row table:style-name="ro1">
          <table:table-cell office:value-type="float" office:value="693" table:formula="of:=[.A691]+1" table:style-name="ce1">
            <text:p>693</text:p>
          </table:table-cell>
          <table:table-cell office:value-type="float" office:value="28.407332346118068" table:formula="of:=10*LOG([.A692])" table:style-name="ce1">
            <text:p>28,40733235</text:p>
          </table:table-cell>
          <table:table-cell table:number-columns-repeated="16382"/>
        </table:table-row>
        <table:table-row table:style-name="ro1">
          <table:table-cell office:value-type="float" office:value="694" table:formula="of:=[.A692]+1" table:style-name="ce1">
            <text:p>694</text:p>
          </table:table-cell>
          <table:table-cell office:value-type="float" office:value="28.413594704548547" table:formula="of:=10*LOG([.A693])" table:style-name="ce1">
            <text:p>28,4135947</text:p>
          </table:table-cell>
          <table:table-cell table:number-columns-repeated="16382"/>
        </table:table-row>
        <table:table-row table:style-name="ro1">
          <table:table-cell office:value-type="float" office:value="695" table:formula="of:=[.A693]+1" table:style-name="ce1">
            <text:p>695</text:p>
          </table:table-cell>
          <table:table-cell office:value-type="float" office:value="28.419848045901137" table:formula="of:=10*LOG([.A694])" table:style-name="ce1">
            <text:p>28,41984805</text:p>
          </table:table-cell>
          <table:table-cell table:number-columns-repeated="16382"/>
        </table:table-row>
        <table:table-row table:style-name="ro1">
          <table:table-cell office:value-type="float" office:value="696" table:formula="of:=[.A694]+1" table:style-name="ce1">
            <text:p>696</text:p>
          </table:table-cell>
          <table:table-cell office:value-type="float" office:value="28.42609239610562" table:formula="of:=10*LOG([.A695])" table:style-name="ce1">
            <text:p>28,4260924</text:p>
          </table:table-cell>
          <table:table-cell table:number-columns-repeated="16382"/>
        </table:table-row>
        <table:table-row table:style-name="ro1">
          <table:table-cell office:value-type="float" office:value="697" table:formula="of:=[.A695]+1" table:style-name="ce1">
            <text:p>697</text:p>
          </table:table-cell>
          <table:table-cell office:value-type="float" office:value="28.432327780980096" table:formula="of:=10*LOG([.A696])" table:style-name="ce1">
            <text:p>28,43232778</text:p>
          </table:table-cell>
          <table:table-cell table:number-columns-repeated="16382"/>
        </table:table-row>
        <table:table-row table:style-name="ro1">
          <table:table-cell office:value-type="float" office:value="698" table:formula="of:=[.A696]+1" table:style-name="ce1">
            <text:p>698</text:p>
          </table:table-cell>
          <table:table-cell office:value-type="float" office:value="28.438554226231609" table:formula="of:=10*LOG([.A697])" table:style-name="ce1">
            <text:p>28,43855423</text:p>
          </table:table-cell>
          <table:table-cell table:number-columns-repeated="16382"/>
        </table:table-row>
        <table:table-row table:style-name="ro1">
          <table:table-cell office:value-type="float" office:value="699" table:formula="of:=[.A697]+1" table:style-name="ce1">
            <text:p>699</text:p>
          </table:table-cell>
          <table:table-cell office:value-type="float" office:value="28.444771757456813" table:formula="of:=10*LOG([.A698])" table:style-name="ce1">
            <text:p>28,44477176</text:p>
          </table:table-cell>
          <table:table-cell table:number-columns-repeated="16382"/>
        </table:table-row>
        <table:table-row table:style-name="ro1">
          <table:table-cell office:value-type="float" office:value="700" table:formula="of:=[.A698]+1" table:style-name="ce1">
            <text:p>700</text:p>
          </table:table-cell>
          <table:table-cell office:value-type="float" office:value="28.450980400142569" table:formula="of:=10*LOG([.A699])" table:style-name="ce1">
            <text:p>28,4509804</text:p>
          </table:table-cell>
          <table:table-cell table:number-columns-repeated="16382"/>
        </table:table-row>
        <table:table-row table:style-name="ro1">
          <table:table-cell office:value-type="float" office:value="701" table:formula="of:=[.A699]+1" table:style-name="ce1">
            <text:p>701</text:p>
          </table:table-cell>
          <table:table-cell office:value-type="float" office:value="28.457180179666587" table:formula="of:=10*LOG([.A700])" table:style-name="ce1">
            <text:p>28,45718018</text:p>
          </table:table-cell>
          <table:table-cell table:number-columns-repeated="16382"/>
        </table:table-row>
        <table:table-row table:style-name="ro1">
          <table:table-cell office:value-type="float" office:value="702" table:formula="of:=[.A700]+1" table:style-name="ce1">
            <text:p>702</text:p>
          </table:table-cell>
          <table:table-cell office:value-type="float" office:value="28.463371121298053" table:formula="of:=10*LOG([.A701])" table:style-name="ce1">
            <text:p>28,46337112</text:p>
          </table:table-cell>
          <table:table-cell table:number-columns-repeated="16382"/>
        </table:table-row>
        <table:table-row table:style-name="ro1">
          <table:table-cell office:value-type="float" office:value="703" table:formula="of:=[.A701]+1" table:style-name="ce1">
            <text:p>703</text:p>
          </table:table-cell>
          <table:table-cell office:value-type="float" office:value="28.469553250198238" table:formula="of:=10*LOG([.A702])" table:style-name="ce1">
            <text:p>28,46955325</text:p>
          </table:table-cell>
          <table:table-cell table:number-columns-repeated="16382"/>
        </table:table-row>
        <table:table-row table:style-name="ro1">
          <table:table-cell office:value-type="float" office:value="704" table:formula="of:=[.A702]+1" table:style-name="ce1">
            <text:p>704</text:p>
          </table:table-cell>
          <table:table-cell office:value-type="float" office:value="28.475726591421122" table:formula="of:=10*LOG([.A703])" table:style-name="ce1">
            <text:p>28,47572659</text:p>
          </table:table-cell>
          <table:table-cell table:number-columns-repeated="16382"/>
        </table:table-row>
        <table:table-row table:style-name="ro1">
          <table:table-cell office:value-type="float" office:value="705" table:formula="of:=[.A703]+1" table:style-name="ce1">
            <text:p>705</text:p>
          </table:table-cell>
          <table:table-cell office:value-type="float" office:value="28.48189116991399" table:formula="of:=10*LOG([.A704])" table:style-name="ce1">
            <text:p>28,48189117</text:p>
          </table:table-cell>
          <table:table-cell table:number-columns-repeated="16382"/>
        </table:table-row>
        <table:table-row table:style-name="ro1">
          <table:table-cell office:value-type="float" office:value="706" table:formula="of:=[.A704]+1" table:style-name="ce1">
            <text:p>706</text:p>
          </table:table-cell>
          <table:table-cell office:value-type="float" office:value="28.488047010518038" table:formula="of:=10*LOG([.A705])" table:style-name="ce1">
            <text:p>28,48804701</text:p>
          </table:table-cell>
          <table:table-cell table:number-columns-repeated="16382"/>
        </table:table-row>
        <table:table-row table:style-name="ro1">
          <table:table-cell office:value-type="float" office:value="707" table:formula="of:=[.A705]+1" table:style-name="ce1">
            <text:p>707</text:p>
          </table:table-cell>
          <table:table-cell office:value-type="float" office:value="28.494194137968996" table:formula="of:=10*LOG([.A706])" table:style-name="ce1">
            <text:p>28,49419414</text:p>
          </table:table-cell>
          <table:table-cell table:number-columns-repeated="16382"/>
        </table:table-row>
        <table:table-row table:style-name="ro1">
          <table:table-cell office:value-type="float" office:value="708" table:formula="of:=[.A706]+1" table:style-name="ce1">
            <text:p>708</text:p>
          </table:table-cell>
          <table:table-cell office:value-type="float" office:value="28.500332576897691" table:formula="of:=10*LOG([.A707])" table:style-name="ce1">
            <text:p>28,50033258</text:p>
          </table:table-cell>
          <table:table-cell table:number-columns-repeated="16382"/>
        </table:table-row>
        <table:table-row table:style-name="ro1">
          <table:table-cell office:value-type="float" office:value="709" table:formula="of:=[.A707]+1" table:style-name="ce1">
            <text:p>709</text:p>
          </table:table-cell>
          <table:table-cell office:value-type="float" office:value="28.506462351830667" table:formula="of:=10*LOG([.A708])" table:style-name="ce1">
            <text:p>28,50646235</text:p>
          </table:table-cell>
          <table:table-cell table:number-columns-repeated="16382"/>
        </table:table-row>
        <table:table-row table:style-name="ro1">
          <table:table-cell office:value-type="float" office:value="710" table:formula="of:=[.A708]+1" table:style-name="ce1">
            <text:p>710</text:p>
          </table:table-cell>
          <table:table-cell office:value-type="float" office:value="28.512583487190753" table:formula="of:=10*LOG([.A709])" table:style-name="ce1">
            <text:p>28,51258349</text:p>
          </table:table-cell>
          <table:table-cell table:number-columns-repeated="16382"/>
        </table:table-row>
        <table:table-row table:style-name="ro1">
          <table:table-cell office:value-type="float" office:value="711" table:formula="of:=[.A709]+1" table:style-name="ce1">
            <text:p>711</text:p>
          </table:table-cell>
          <table:table-cell office:value-type="float" office:value="28.518696007297663" table:formula="of:=10*LOG([.A710])" table:style-name="ce1">
            <text:p>28,51869601</text:p>
          </table:table-cell>
          <table:table-cell table:number-columns-repeated="16382"/>
        </table:table-row>
        <table:table-row table:style-name="ro1">
          <table:table-cell office:value-type="float" office:value="712" table:formula="of:=[.A710]+1" table:style-name="ce1">
            <text:p>712</text:p>
          </table:table-cell>
          <table:table-cell office:value-type="float" office:value="28.524799936368566" table:formula="of:=10*LOG([.A711])" table:style-name="ce1">
            <text:p>28,52479994</text:p>
          </table:table-cell>
          <table:table-cell table:number-columns-repeated="16382"/>
        </table:table-row>
        <table:table-row table:style-name="ro1">
          <table:table-cell office:value-type="float" office:value="713" table:formula="of:=[.A711]+1" table:style-name="ce1">
            <text:p>713</text:p>
          </table:table-cell>
          <table:table-cell office:value-type="float" office:value="28.530895298518658" table:formula="of:=10*LOG([.A712])" table:style-name="ce1">
            <text:p>28,5308953</text:p>
          </table:table-cell>
          <table:table-cell table:number-columns-repeated="16382"/>
        </table:table-row>
        <table:table-row table:style-name="ro1">
          <table:table-cell office:value-type="float" office:value="714" table:formula="of:=[.A712]+1" table:style-name="ce1">
            <text:p>714</text:p>
          </table:table-cell>
          <table:table-cell office:value-type="float" office:value="28.536982117761745" table:formula="of:=10*LOG([.A713])" table:style-name="ce1">
            <text:p>28,53698212</text:p>
          </table:table-cell>
          <table:table-cell table:number-columns-repeated="16382"/>
        </table:table-row>
        <table:table-row table:style-name="ro1">
          <table:table-cell office:value-type="float" office:value="715" table:formula="of:=[.A713]+1" table:style-name="ce1">
            <text:p>715</text:p>
          </table:table-cell>
          <table:table-cell office:value-type="float" office:value="28.543060418010807" table:formula="of:=10*LOG([.A714])" table:style-name="ce1">
            <text:p>28,54306042</text:p>
          </table:table-cell>
          <table:table-cell table:number-columns-repeated="16382"/>
        </table:table-row>
        <table:table-row table:style-name="ro1">
          <table:table-cell office:value-type="float" office:value="716" table:formula="of:=[.A714]+1" table:style-name="ce1">
            <text:p>716</text:p>
          </table:table-cell>
          <table:table-cell office:value-type="float" office:value="28.549130223078553" table:formula="of:=10*LOG([.A715])" table:style-name="ce1">
            <text:p>28,54913022</text:p>
          </table:table-cell>
          <table:table-cell table:number-columns-repeated="16382"/>
        </table:table-row>
        <table:table-row table:style-name="ro1">
          <table:table-cell office:value-type="float" office:value="717" table:formula="of:=[.A715]+1" table:style-name="ce1">
            <text:p>717</text:p>
          </table:table-cell>
          <table:table-cell office:value-type="float" office:value="28.555191556678" table:formula="of:=10*LOG([.A716])" table:style-name="ce1">
            <text:p>28,55519156</text:p>
          </table:table-cell>
          <table:table-cell table:number-columns-repeated="16382"/>
        </table:table-row>
        <table:table-row table:style-name="ro1">
          <table:table-cell office:value-type="float" office:value="718" table:formula="of:=[.A716]+1" table:style-name="ce1">
            <text:p>718</text:p>
          </table:table-cell>
          <table:table-cell office:value-type="float" office:value="28.561244442423003" table:formula="of:=10*LOG([.A717])" table:style-name="ce1">
            <text:p>28,56124444</text:p>
          </table:table-cell>
          <table:table-cell table:number-columns-repeated="16382"/>
        </table:table-row>
        <table:table-row table:style-name="ro1">
          <table:table-cell office:value-type="float" office:value="719" table:formula="of:=[.A717]+1" table:style-name="ce1">
            <text:p>719</text:p>
          </table:table-cell>
          <table:table-cell office:value-type="float" office:value="28.567288903828825" table:formula="of:=10*LOG([.A718])" table:style-name="ce1">
            <text:p>28,5672889</text:p>
          </table:table-cell>
          <table:table-cell table:number-columns-repeated="16382"/>
        </table:table-row>
        <table:table-row table:style-name="ro1">
          <table:table-cell office:value-type="float" office:value="720" table:formula="of:=[.A718]+1" table:style-name="ce1">
            <text:p>720</text:p>
          </table:table-cell>
          <table:table-cell office:value-type="float" office:value="28.573324964312686" table:formula="of:=10*LOG([.A719])" table:style-name="ce1">
            <text:p>28,57332496</text:p>
          </table:table-cell>
          <table:table-cell table:number-columns-repeated="16382"/>
        </table:table-row>
        <table:table-row table:style-name="ro1">
          <table:table-cell office:value-type="float" office:value="721" table:formula="of:=[.A719]+1" table:style-name="ce1">
            <text:p>721</text:p>
          </table:table-cell>
          <table:table-cell office:value-type="float" office:value="28.579352647194291" table:formula="of:=10*LOG([.A720])" table:style-name="ce1">
            <text:p>28,57935265</text:p>
          </table:table-cell>
          <table:table-cell table:number-columns-repeated="16382"/>
        </table:table-row>
        <table:table-row table:style-name="ro1">
          <table:table-cell office:value-type="float" office:value="722" table:formula="of:=[.A720]+1" table:style-name="ce1">
            <text:p>722</text:p>
          </table:table-cell>
          <table:table-cell office:value-type="float" office:value="28.58537197569639" table:formula="of:=10*LOG([.A721])" table:style-name="ce1">
            <text:p>28,58537198</text:p>
          </table:table-cell>
          <table:table-cell table:number-columns-repeated="16382"/>
        </table:table-row>
        <table:table-row table:style-name="ro1">
          <table:table-cell office:value-type="float" office:value="723" table:formula="of:=[.A721]+1" table:style-name="ce1">
            <text:p>723</text:p>
          </table:table-cell>
          <table:table-cell office:value-type="float" office:value="28.591382972945311" table:formula="of:=10*LOG([.A722])" table:style-name="ce1">
            <text:p>28,59138297</text:p>
          </table:table-cell>
          <table:table-cell table:number-columns-repeated="16382"/>
        </table:table-row>
        <table:table-row table:style-name="ro1">
          <table:table-cell office:value-type="float" office:value="724" table:formula="of:=[.A722]+1" table:style-name="ce1">
            <text:p>724</text:p>
          </table:table-cell>
          <table:table-cell office:value-type="float" office:value="28.597385661971472" table:formula="of:=10*LOG([.A723])" table:style-name="ce1">
            <text:p>28,59738566</text:p>
          </table:table-cell>
          <table:table-cell table:number-columns-repeated="16382"/>
        </table:table-row>
        <table:table-row table:style-name="ro1">
          <table:table-cell office:value-type="float" office:value="725" table:formula="of:=[.A723]+1" table:style-name="ce1">
            <text:p>725</text:p>
          </table:table-cell>
          <table:table-cell office:value-type="float" office:value="28.603380065709935" table:formula="of:=10*LOG([.A724])" table:style-name="ce1">
            <text:p>28,60338007</text:p>
          </table:table-cell>
          <table:table-cell table:number-columns-repeated="16382"/>
        </table:table-row>
        <table:table-row table:style-name="ro1">
          <table:table-cell office:value-type="float" office:value="726" table:formula="of:=[.A724]+1" table:style-name="ce1">
            <text:p>726</text:p>
          </table:table-cell>
          <table:table-cell office:value-type="float" office:value="28.609366207000939" table:formula="of:=10*LOG([.A725])" table:style-name="ce1">
            <text:p>28,60936621</text:p>
          </table:table-cell>
          <table:table-cell table:number-columns-repeated="16382"/>
        </table:table-row>
        <table:table-row table:style-name="ro1">
          <table:table-cell office:value-type="float" office:value="727" table:formula="of:=[.A725]+1" table:style-name="ce1">
            <text:p>727</text:p>
          </table:table-cell>
          <table:table-cell office:value-type="float" office:value="28.615344108590378" table:formula="of:=10*LOG([.A726])" table:style-name="ce1">
            <text:p>28,61534411</text:p>
          </table:table-cell>
          <table:table-cell table:number-columns-repeated="16382"/>
        </table:table-row>
        <table:table-row table:style-name="ro1">
          <table:table-cell office:value-type="float" office:value="728" table:formula="of:=[.A726]+1" table:style-name="ce1">
            <text:p>728</text:p>
          </table:table-cell>
          <table:table-cell office:value-type="float" office:value="28.621313793130373" table:formula="of:=10*LOG([.A727])" table:style-name="ce1">
            <text:p>28,62131379</text:p>
          </table:table-cell>
          <table:table-cell table:number-columns-repeated="16382"/>
        </table:table-row>
        <table:table-row table:style-name="ro1">
          <table:table-cell office:value-type="float" office:value="729" table:formula="of:=[.A727]+1" table:style-name="ce1">
            <text:p>729</text:p>
          </table:table-cell>
          <table:table-cell office:value-type="float" office:value="28.627275283179749" table:formula="of:=10*LOG([.A728])" table:style-name="ce1">
            <text:p>28,62727528</text:p>
          </table:table-cell>
          <table:table-cell table:number-columns-repeated="16382"/>
        </table:table-row>
        <table:table-row table:style-name="ro1">
          <table:table-cell office:value-type="float" office:value="730" table:formula="of:=[.A728]+1" table:style-name="ce1">
            <text:p>730</text:p>
          </table:table-cell>
          <table:table-cell office:value-type="float" office:value="28.633228601204557" table:formula="of:=10*LOG([.A729])" table:style-name="ce1">
            <text:p>28,6332286</text:p>
          </table:table-cell>
          <table:table-cell table:number-columns-repeated="16382"/>
        </table:table-row>
        <table:table-row table:style-name="ro1">
          <table:table-cell office:value-type="float" office:value="731" table:formula="of:=[.A729]+1" table:style-name="ce1">
            <text:p>731</text:p>
          </table:table-cell>
          <table:table-cell office:value-type="float" office:value="28.639173769578605" table:formula="of:=10*LOG([.A730])" table:style-name="ce1">
            <text:p>28,63917377</text:p>
          </table:table-cell>
          <table:table-cell table:number-columns-repeated="16382"/>
        </table:table-row>
        <table:table-row table:style-name="ro1">
          <table:table-cell office:value-type="float" office:value="732" table:formula="of:=[.A730]+1" table:style-name="ce1">
            <text:p>732</text:p>
          </table:table-cell>
          <table:table-cell office:value-type="float" office:value="28.645110810583919" table:formula="of:=10*LOG([.A731])" table:style-name="ce1">
            <text:p>28,64511081</text:p>
          </table:table-cell>
          <table:table-cell table:number-columns-repeated="16382"/>
        </table:table-row>
        <table:table-row table:style-name="ro1">
          <table:table-cell office:value-type="float" office:value="733" table:formula="of:=[.A731]+1" table:style-name="ce1">
            <text:p>733</text:p>
          </table:table-cell>
          <table:table-cell office:value-type="float" office:value="28.651039746411278" table:formula="of:=10*LOG([.A732])" table:style-name="ce1">
            <text:p>28,65103975</text:p>
          </table:table-cell>
          <table:table-cell table:number-columns-repeated="16382"/>
        </table:table-row>
        <table:table-row table:style-name="ro1">
          <table:table-cell office:value-type="float" office:value="734" table:formula="of:=[.A732]+1" table:style-name="ce1">
            <text:p>734</text:p>
          </table:table-cell>
          <table:table-cell office:value-type="float" office:value="28.656960599160705" table:formula="of:=10*LOG([.A733])" table:style-name="ce1">
            <text:p>28,6569606</text:p>
          </table:table-cell>
          <table:table-cell table:number-columns-repeated="16382"/>
        </table:table-row>
        <table:table-row table:style-name="ro1">
          <table:table-cell office:value-type="float" office:value="735" table:formula="of:=[.A733]+1" table:style-name="ce1">
            <text:p>735</text:p>
          </table:table-cell>
          <table:table-cell office:value-type="float" office:value="28.662873390841948" table:formula="of:=10*LOG([.A734])" table:style-name="ce1">
            <text:p>28,66287339</text:p>
          </table:table-cell>
          <table:table-cell table:number-columns-repeated="16382"/>
        </table:table-row>
        <table:table-row table:style-name="ro1">
          <table:table-cell office:value-type="float" office:value="736" table:formula="of:=[.A734]+1" table:style-name="ce1">
            <text:p>736</text:p>
          </table:table-cell>
          <table:table-cell office:value-type="float" office:value="28.66877814337499" table:formula="of:=10*LOG([.A735])" table:style-name="ce1">
            <text:p>28,66877814</text:p>
          </table:table-cell>
          <table:table-cell table:number-columns-repeated="16382"/>
        </table:table-row>
        <table:table-row table:style-name="ro1">
          <table:table-cell office:value-type="float" office:value="737" table:formula="of:=[.A735]+1" table:style-name="ce1">
            <text:p>737</text:p>
          </table:table-cell>
          <table:table-cell office:value-type="float" office:value="28.674674878590515" table:formula="of:=10*LOG([.A736])" table:style-name="ce1">
            <text:p>28,67467488</text:p>
          </table:table-cell>
          <table:table-cell table:number-columns-repeated="16382"/>
        </table:table-row>
        <table:table-row table:style-name="ro1">
          <table:table-cell office:value-type="float" office:value="738" table:formula="of:=[.A736]+1" table:style-name="ce1">
            <text:p>738</text:p>
          </table:table-cell>
          <table:table-cell office:value-type="float" office:value="28.680563618230416" table:formula="of:=10*LOG([.A737])" table:style-name="ce1">
            <text:p>28,68056362</text:p>
          </table:table-cell>
          <table:table-cell table:number-columns-repeated="16382"/>
        </table:table-row>
        <table:table-row table:style-name="ro1">
          <table:table-cell office:value-type="float" office:value="739" table:formula="of:=[.A737]+1" table:style-name="ce1">
            <text:p>739</text:p>
          </table:table-cell>
          <table:table-cell office:value-type="float" office:value="28.686444383948256" table:formula="of:=10*LOG([.A738])" table:style-name="ce1">
            <text:p>28,68644438</text:p>
          </table:table-cell>
          <table:table-cell table:number-columns-repeated="16382"/>
        </table:table-row>
        <table:table-row table:style-name="ro1">
          <table:table-cell office:value-type="float" office:value="740" table:formula="of:=[.A738]+1" table:style-name="ce1">
            <text:p>740</text:p>
          </table:table-cell>
          <table:table-cell office:value-type="float" office:value="28.692317197309762" table:formula="of:=10*LOG([.A739])" table:style-name="ce1">
            <text:p>28,6923172</text:p>
          </table:table-cell>
          <table:table-cell table:number-columns-repeated="16382"/>
        </table:table-row>
        <table:table-row table:style-name="ro1">
          <table:table-cell office:value-type="float" office:value="741" table:formula="of:=[.A739]+1" table:style-name="ce1">
            <text:p>741</text:p>
          </table:table-cell>
          <table:table-cell office:value-type="float" office:value="28.698182079793281" table:formula="of:=10*LOG([.A740])" table:style-name="ce1">
            <text:p>28,69818208</text:p>
          </table:table-cell>
          <table:table-cell table:number-columns-repeated="16382"/>
        </table:table-row>
        <table:table-row table:style-name="ro1">
          <table:table-cell office:value-type="float" office:value="742" table:formula="of:=[.A740]+1" table:style-name="ce1">
            <text:p>742</text:p>
          </table:table-cell>
          <table:table-cell office:value-type="float" office:value="28.704039052790268" table:formula="of:=10*LOG([.A741])" table:style-name="ce1">
            <text:p>28,70403905</text:p>
          </table:table-cell>
          <table:table-cell table:number-columns-repeated="16382"/>
        </table:table-row>
        <table:table-row table:style-name="ro1">
          <table:table-cell office:value-type="float" office:value="743" table:formula="of:=[.A741]+1" table:style-name="ce1">
            <text:p>743</text:p>
          </table:table-cell>
          <table:table-cell office:value-type="float" office:value="28.709888137605756" table:formula="of:=10*LOG([.A742])" table:style-name="ce1">
            <text:p>28,70988814</text:p>
          </table:table-cell>
          <table:table-cell table:number-columns-repeated="16382"/>
        </table:table-row>
        <table:table-row table:style-name="ro1">
          <table:table-cell office:value-type="float" office:value="744" table:formula="of:=[.A742]+1" table:style-name="ce1">
            <text:p>744</text:p>
          </table:table-cell>
          <table:table-cell office:value-type="float" office:value="28.715729355458784" table:formula="of:=10*LOG([.A743])" table:style-name="ce1">
            <text:p>28,71572936</text:p>
          </table:table-cell>
          <table:table-cell table:number-columns-repeated="16382"/>
        </table:table-row>
        <table:table-row table:style-name="ro1">
          <table:table-cell office:value-type="float" office:value="745" table:formula="of:=[.A743]+1" table:style-name="ce1">
            <text:p>745</text:p>
          </table:table-cell>
          <table:table-cell office:value-type="float" office:value="28.721562727482926" table:formula="of:=10*LOG([.A744])" table:style-name="ce1">
            <text:p>28,72156273</text:p>
          </table:table-cell>
          <table:table-cell table:number-columns-repeated="16382"/>
        </table:table-row>
        <table:table-row table:style-name="ro1">
          <table:table-cell office:value-type="float" office:value="746" table:formula="of:=[.A744]+1" table:style-name="ce1">
            <text:p>746</text:p>
          </table:table-cell>
          <table:table-cell office:value-type="float" office:value="28.727388274726685" table:formula="of:=10*LOG([.A745])" table:style-name="ce1">
            <text:p>28,72738827</text:p>
          </table:table-cell>
          <table:table-cell table:number-columns-repeated="16382"/>
        </table:table-row>
        <table:table-row table:style-name="ro1">
          <table:table-cell office:value-type="float" office:value="747" table:formula="of:=[.A745]+1" table:style-name="ce1">
            <text:p>747</text:p>
          </table:table-cell>
          <table:table-cell office:value-type="float" office:value="28.733206018153989" table:formula="of:=10*LOG([.A746])" table:style-name="ce1">
            <text:p>28,73320602</text:p>
          </table:table-cell>
          <table:table-cell table:number-columns-repeated="16382"/>
        </table:table-row>
        <table:table-row table:style-name="ro1">
          <table:table-cell office:value-type="float" office:value="748" table:formula="of:=[.A746]+1" table:style-name="ce1">
            <text:p>748</text:p>
          </table:table-cell>
          <table:table-cell office:value-type="float" office:value="28.739015978644616" table:formula="of:=10*LOG([.A747])" table:style-name="ce1">
            <text:p>28,73901598</text:p>
          </table:table-cell>
          <table:table-cell table:number-columns-repeated="16382"/>
        </table:table-row>
        <table:table-row table:style-name="ro1">
          <table:table-cell office:value-type="float" office:value="749" table:formula="of:=[.A747]+1" table:style-name="ce1">
            <text:p>749</text:p>
          </table:table-cell>
          <table:table-cell office:value-type="float" office:value="28.744818176994666" table:formula="of:=10*LOG([.A748])" table:style-name="ce1">
            <text:p>28,74481818</text:p>
          </table:table-cell>
          <table:table-cell table:number-columns-repeated="16382"/>
        </table:table-row>
        <table:table-row table:style-name="ro1">
          <table:table-cell office:value-type="float" office:value="750" table:formula="of:=[.A748]+1" table:style-name="ce1">
            <text:p>750</text:p>
          </table:table-cell>
          <table:table-cell office:value-type="float" office:value="28.750612633917001" table:formula="of:=10*LOG([.A749])" table:style-name="ce1">
            <text:p>28,75061263</text:p>
          </table:table-cell>
          <table:table-cell table:number-columns-repeated="16382"/>
        </table:table-row>
        <table:table-row table:style-name="ro1">
          <table:table-cell office:value-type="float" office:value="751" table:formula="of:=[.A749]+1" table:style-name="ce1">
            <text:p>751</text:p>
          </table:table-cell>
          <table:table-cell office:value-type="float" office:value="28.756399370041684" table:formula="of:=10*LOG([.A750])" table:style-name="ce1">
            <text:p>28,75639937</text:p>
          </table:table-cell>
          <table:table-cell table:number-columns-repeated="16382"/>
        </table:table-row>
        <table:table-row table:style-name="ro1">
          <table:table-cell office:value-type="float" office:value="752" table:formula="of:=[.A750]+1" table:style-name="ce1">
            <text:p>752</text:p>
          </table:table-cell>
          <table:table-cell office:value-type="float" office:value="28.762178405916423" table:formula="of:=10*LOG([.A751])" table:style-name="ce1">
            <text:p>28,76217841</text:p>
          </table:table-cell>
          <table:table-cell table:number-columns-repeated="16382"/>
        </table:table-row>
        <table:table-row table:style-name="ro1">
          <table:table-cell office:value-type="float" office:value="753" table:formula="of:=[.A751]+1" table:style-name="ce1">
            <text:p>753</text:p>
          </table:table-cell>
          <table:table-cell office:value-type="float" office:value="28.767949762007007" table:formula="of:=10*LOG([.A752])" table:style-name="ce1">
            <text:p>28,76794976</text:p>
          </table:table-cell>
          <table:table-cell table:number-columns-repeated="16382"/>
        </table:table-row>
        <table:table-row table:style-name="ro1">
          <table:table-cell office:value-type="float" office:value="754" table:formula="of:=[.A752]+1" table:style-name="ce1">
            <text:p>754</text:p>
          </table:table-cell>
          <table:table-cell office:value-type="float" office:value="28.773713458697738" table:formula="of:=10*LOG([.A753])" table:style-name="ce1">
            <text:p>28,77371346</text:p>
          </table:table-cell>
          <table:table-cell table:number-columns-repeated="16382"/>
        </table:table-row>
        <table:table-row table:style-name="ro1">
          <table:table-cell office:value-type="float" office:value="755" table:formula="of:=[.A753]+1" table:style-name="ce1">
            <text:p>755</text:p>
          </table:table-cell>
          <table:table-cell office:value-type="float" office:value="28.779469516291883" table:formula="of:=10*LOG([.A754])" table:style-name="ce1">
            <text:p>28,77946952</text:p>
          </table:table-cell>
          <table:table-cell table:number-columns-repeated="16382"/>
        </table:table-row>
        <table:table-row table:style-name="ro1">
          <table:table-cell office:value-type="float" office:value="756" table:formula="of:=[.A754]+1" table:style-name="ce1">
            <text:p>756</text:p>
          </table:table-cell>
          <table:table-cell office:value-type="float" office:value="28.785217955012065" table:formula="of:=10*LOG([.A755])" table:style-name="ce1">
            <text:p>28,78521796</text:p>
          </table:table-cell>
          <table:table-cell table:number-columns-repeated="16382"/>
        </table:table-row>
        <table:table-row table:style-name="ro1">
          <table:table-cell office:value-type="float" office:value="757" table:formula="of:=[.A755]+1" table:style-name="ce1">
            <text:p>757</text:p>
          </table:table-cell>
          <table:table-cell office:value-type="float" office:value="28.790958795000726" table:formula="of:=10*LOG([.A756])" table:style-name="ce1">
            <text:p>28,7909588</text:p>
          </table:table-cell>
          <table:table-cell table:number-columns-repeated="16382"/>
        </table:table-row>
        <table:table-row table:style-name="ro1">
          <table:table-cell office:value-type="float" office:value="758" table:formula="of:=[.A756]+1" table:style-name="ce1">
            <text:p>758</text:p>
          </table:table-cell>
          <table:table-cell office:value-type="float" office:value="28.796692056320534" table:formula="of:=10*LOG([.A757])" table:style-name="ce1">
            <text:p>28,79669206</text:p>
          </table:table-cell>
          <table:table-cell table:number-columns-repeated="16382"/>
        </table:table-row>
        <table:table-row table:style-name="ro1">
          <table:table-cell office:value-type="float" office:value="759" table:formula="of:=[.A757]+1" table:style-name="ce1">
            <text:p>759</text:p>
          </table:table-cell>
          <table:table-cell office:value-type="float" office:value="28.802417758954803" table:formula="of:=10*LOG([.A758])" table:style-name="ce1">
            <text:p>28,80241776</text:p>
          </table:table-cell>
          <table:table-cell table:number-columns-repeated="16382"/>
        </table:table-row>
        <table:table-row table:style-name="ro1">
          <table:table-cell office:value-type="float" office:value="760" table:formula="of:=[.A758]+1" table:style-name="ce1">
            <text:p>760</text:p>
          </table:table-cell>
          <table:table-cell office:value-type="float" office:value="28.808135922807914" table:formula="of:=10*LOG([.A759])" table:style-name="ce1">
            <text:p>28,80813592</text:p>
          </table:table-cell>
          <table:table-cell table:number-columns-repeated="16382"/>
        </table:table-row>
        <table:table-row table:style-name="ro1">
          <table:table-cell office:value-type="float" office:value="761" table:formula="of:=[.A759]+1" table:style-name="ce1">
            <text:p>761</text:p>
          </table:table-cell>
          <table:table-cell office:value-type="float" office:value="28.813846567705728" table:formula="of:=10*LOG([.A760])" table:style-name="ce1">
            <text:p>28,81384657</text:p>
          </table:table-cell>
          <table:table-cell table:number-columns-repeated="16382"/>
        </table:table-row>
        <table:table-row table:style-name="ro1">
          <table:table-cell office:value-type="float" office:value="762" table:formula="of:=[.A760]+1" table:style-name="ce1">
            <text:p>762</text:p>
          </table:table-cell>
          <table:table-cell office:value-type="float" office:value="28.819549713396007" table:formula="of:=10*LOG([.A761])" table:style-name="ce1">
            <text:p>28,81954971</text:p>
          </table:table-cell>
          <table:table-cell table:number-columns-repeated="16382"/>
        </table:table-row>
        <table:table-row table:style-name="ro1">
          <table:table-cell office:value-type="float" office:value="763" table:formula="of:=[.A761]+1" table:style-name="ce1">
            <text:p>763</text:p>
          </table:table-cell>
          <table:table-cell office:value-type="float" office:value="28.825245379548804" table:formula="of:=10*LOG([.A762])" table:style-name="ce1">
            <text:p>28,82524538</text:p>
          </table:table-cell>
          <table:table-cell table:number-columns-repeated="16382"/>
        </table:table-row>
        <table:table-row table:style-name="ro1">
          <table:table-cell office:value-type="float" office:value="764" table:formula="of:=[.A762]+1" table:style-name="ce1">
            <text:p>764</text:p>
          </table:table-cell>
          <table:table-cell office:value-type="float" office:value="28.830933585756895" table:formula="of:=10*LOG([.A763])" table:style-name="ce1">
            <text:p>28,83093359</text:p>
          </table:table-cell>
          <table:table-cell table:number-columns-repeated="16382"/>
        </table:table-row>
        <table:table-row table:style-name="ro1">
          <table:table-cell office:value-type="float" office:value="765" table:formula="of:=[.A763]+1" table:style-name="ce1">
            <text:p>765</text:p>
          </table:table-cell>
          <table:table-cell office:value-type="float" office:value="28.836614351536177" table:formula="of:=10*LOG([.A764])" table:style-name="ce1">
            <text:p>28,83661435</text:p>
          </table:table-cell>
          <table:table-cell table:number-columns-repeated="16382"/>
        </table:table-row>
        <table:table-row table:style-name="ro1">
          <table:table-cell office:value-type="float" office:value="766" table:formula="of:=[.A764]+1" table:style-name="ce1">
            <text:p>766</text:p>
          </table:table-cell>
          <table:table-cell office:value-type="float" office:value="28.842287696326039" table:formula="of:=10*LOG([.A765])" table:style-name="ce1">
            <text:p>28,8422877</text:p>
          </table:table-cell>
          <table:table-cell table:number-columns-repeated="16382"/>
        </table:table-row>
        <table:table-row table:style-name="ro1">
          <table:table-cell office:value-type="float" office:value="767" table:formula="of:=[.A765]+1" table:style-name="ce1">
            <text:p>767</text:p>
          </table:table-cell>
          <table:table-cell office:value-type="float" office:value="28.847953639489813" table:formula="of:=10*LOG([.A766])" table:style-name="ce1">
            <text:p>28,84795364</text:p>
          </table:table-cell>
          <table:table-cell table:number-columns-repeated="16382"/>
        </table:table-row>
        <table:table-row table:style-name="ro1">
          <table:table-cell office:value-type="float" office:value="768" table:formula="of:=[.A766]+1" table:style-name="ce1">
            <text:p>768</text:p>
          </table:table-cell>
          <table:table-cell office:value-type="float" office:value="28.853612200315123" table:formula="of:=10*LOG([.A767])" table:style-name="ce1">
            <text:p>28,8536122</text:p>
          </table:table-cell>
          <table:table-cell table:number-columns-repeated="16382"/>
        </table:table-row>
        <table:table-row table:style-name="ro1">
          <table:table-cell office:value-type="float" office:value="769" table:formula="of:=[.A767]+1" table:style-name="ce1">
            <text:p>769</text:p>
          </table:table-cell>
          <table:table-cell office:value-type="float" office:value="28.85926339801431" table:formula="of:=10*LOG([.A768])" table:style-name="ce1">
            <text:p>28,8592634</text:p>
          </table:table-cell>
          <table:table-cell table:number-columns-repeated="16382"/>
        </table:table-row>
        <table:table-row table:style-name="ro1">
          <table:table-cell office:value-type="float" office:value="770" table:formula="of:=[.A768]+1" table:style-name="ce1">
            <text:p>770</text:p>
          </table:table-cell>
          <table:table-cell office:value-type="float" office:value="28.864907251724819" table:formula="of:=10*LOG([.A769])" table:style-name="ce1">
            <text:p>28,86490725</text:p>
          </table:table-cell>
          <table:table-cell table:number-columns-repeated="16382"/>
        </table:table-row>
        <table:table-row table:style-name="ro1">
          <table:table-cell office:value-type="float" office:value="771" table:formula="of:=[.A769]+1" table:style-name="ce1">
            <text:p>771</text:p>
          </table:table-cell>
          <table:table-cell office:value-type="float" office:value="28.870543780509568" table:formula="of:=10*LOG([.A770])" table:style-name="ce1">
            <text:p>28,87054378</text:p>
          </table:table-cell>
          <table:table-cell table:number-columns-repeated="16382"/>
        </table:table-row>
        <table:table-row table:style-name="ro1">
          <table:table-cell office:value-type="float" office:value="772" table:formula="of:=[.A770]+1" table:style-name="ce1">
            <text:p>772</text:p>
          </table:table-cell>
          <table:table-cell office:value-type="float" office:value="28.876173003357358" table:formula="of:=10*LOG([.A771])" table:style-name="ce1">
            <text:p>28,876173</text:p>
          </table:table-cell>
          <table:table-cell table:number-columns-repeated="16382"/>
        </table:table-row>
        <table:table-row table:style-name="ro1">
          <table:table-cell office:value-type="float" office:value="773" table:formula="of:=[.A771]+1" table:style-name="ce1">
            <text:p>773</text:p>
          </table:table-cell>
          <table:table-cell office:value-type="float" office:value="28.881794939183251" table:formula="of:=10*LOG([.A772])" table:style-name="ce1">
            <text:p>28,88179494</text:p>
          </table:table-cell>
          <table:table-cell table:number-columns-repeated="16382"/>
        </table:table-row>
        <table:table-row table:style-name="ro1">
          <table:table-cell office:value-type="float" office:value="774" table:formula="of:=[.A772]+1" table:style-name="ce1">
            <text:p>774</text:p>
          </table:table-cell>
          <table:table-cell office:value-type="float" office:value="28.887409606828925" table:formula="of:=10*LOG([.A773])" table:style-name="ce1">
            <text:p>28,88740961</text:p>
          </table:table-cell>
          <table:table-cell table:number-columns-repeated="16382"/>
        </table:table-row>
        <table:table-row table:style-name="ro1">
          <table:table-cell office:value-type="float" office:value="775" table:formula="of:=[.A773]+1" table:style-name="ce1">
            <text:p>775</text:p>
          </table:table-cell>
          <table:table-cell office:value-type="float" office:value="28.893017025063102" table:formula="of:=10*LOG([.A774])" table:style-name="ce1">
            <text:p>28,89301703</text:p>
          </table:table-cell>
          <table:table-cell table:number-columns-repeated="16382"/>
        </table:table-row>
        <table:table-row table:style-name="ro1">
          <table:table-cell office:value-type="float" office:value="776" table:formula="of:=[.A774]+1" table:style-name="ce1">
            <text:p>776</text:p>
          </table:table-cell>
          <table:table-cell office:value-type="float" office:value="28.898617212581886" table:formula="of:=10*LOG([.A775])" table:style-name="ce1">
            <text:p>28,89861721</text:p>
          </table:table-cell>
          <table:table-cell table:number-columns-repeated="16382"/>
        </table:table-row>
        <table:table-row table:style-name="ro1">
          <table:table-cell office:value-type="float" office:value="777" table:formula="of:=[.A775]+1" table:style-name="ce1">
            <text:p>777</text:p>
          </table:table-cell>
          <table:table-cell office:value-type="float" office:value="28.904210188009142" table:formula="of:=10*LOG([.A776])" table:style-name="ce1">
            <text:p>28,90421019</text:p>
          </table:table-cell>
          <table:table-cell table:number-columns-repeated="16382"/>
        </table:table-row>
        <table:table-row table:style-name="ro1">
          <table:table-cell office:value-type="float" office:value="778" table:formula="of:=[.A776]+1" table:style-name="ce1">
            <text:p>778</text:p>
          </table:table-cell>
          <table:table-cell office:value-type="float" office:value="28.909795969896891" table:formula="of:=10*LOG([.A777])" table:style-name="ce1">
            <text:p>28,90979597</text:p>
          </table:table-cell>
          <table:table-cell table:number-columns-repeated="16382"/>
        </table:table-row>
        <table:table-row table:style-name="ro1">
          <table:table-cell office:value-type="float" office:value="779" table:formula="of:=[.A777]+1" table:style-name="ce1">
            <text:p>779</text:p>
          </table:table-cell>
          <table:table-cell office:value-type="float" office:value="28.915374576725643" table:formula="of:=10*LOG([.A778])" table:style-name="ce1">
            <text:p>28,91537458</text:p>
          </table:table-cell>
          <table:table-cell table:number-columns-repeated="16382"/>
        </table:table-row>
        <table:table-row table:style-name="ro1">
          <table:table-cell office:value-type="float" office:value="780" table:formula="of:=[.A778]+1" table:style-name="ce1">
            <text:p>780</text:p>
          </table:table-cell>
          <table:table-cell office:value-type="float" office:value="28.920946026904804" table:formula="of:=10*LOG([.A779])" table:style-name="ce1">
            <text:p>28,92094603</text:p>
          </table:table-cell>
          <table:table-cell table:number-columns-repeated="16382"/>
        </table:table-row>
        <table:table-row table:style-name="ro1">
          <table:table-cell office:value-type="float" office:value="781" table:formula="of:=[.A779]+1" table:style-name="ce1">
            <text:p>781</text:p>
          </table:table-cell>
          <table:table-cell office:value-type="float" office:value="28.926510338773003" table:formula="of:=10*LOG([.A780])" table:style-name="ce1">
            <text:p>28,92651034</text:p>
          </table:table-cell>
          <table:table-cell table:number-columns-repeated="16382"/>
        </table:table-row>
        <table:table-row table:style-name="ro1">
          <table:table-cell office:value-type="float" office:value="782" table:formula="of:=[.A780]+1" table:style-name="ce1">
            <text:p>782</text:p>
          </table:table-cell>
          <table:table-cell office:value-type="float" office:value="28.932067530598481" table:formula="of:=10*LOG([.A781])" table:style-name="ce1">
            <text:p>28,93206753</text:p>
          </table:table-cell>
          <table:table-cell table:number-columns-repeated="16382"/>
        </table:table-row>
        <table:table-row table:style-name="ro1">
          <table:table-cell office:value-type="float" office:value="783" table:formula="of:=[.A781]+1" table:style-name="ce1">
            <text:p>783</text:p>
          </table:table-cell>
          <table:table-cell office:value-type="float" office:value="28.937617620579434" table:formula="of:=10*LOG([.A782])" table:style-name="ce1">
            <text:p>28,93761762</text:p>
          </table:table-cell>
          <table:table-cell table:number-columns-repeated="16382"/>
        </table:table-row>
        <table:table-row table:style-name="ro1">
          <table:table-cell office:value-type="float" office:value="784" table:formula="of:=[.A782]+1" table:style-name="ce1">
            <text:p>784</text:p>
          </table:table-cell>
          <table:table-cell office:value-type="float" office:value="28.943160626844385" table:formula="of:=10*LOG([.A783])" table:style-name="ce1">
            <text:p>28,94316063</text:p>
          </table:table-cell>
          <table:table-cell table:number-columns-repeated="16382"/>
        </table:table-row>
        <table:table-row table:style-name="ro1">
          <table:table-cell office:value-type="float" office:value="785" table:formula="of:=[.A783]+1" table:style-name="ce1">
            <text:p>785</text:p>
          </table:table-cell>
          <table:table-cell office:value-type="float" office:value="28.948696567452529" table:formula="of:=10*LOG([.A784])" table:style-name="ce1">
            <text:p>28,94869657</text:p>
          </table:table-cell>
          <table:table-cell table:number-columns-repeated="16382"/>
        </table:table-row>
        <table:table-row table:style-name="ro1">
          <table:table-cell office:value-type="float" office:value="786" table:formula="of:=[.A784]+1" table:style-name="ce1">
            <text:p>786</text:p>
          </table:table-cell>
          <table:table-cell office:value-type="float" office:value="28.954225460394078" table:formula="of:=10*LOG([.A785])" table:style-name="ce1">
            <text:p>28,95422546</text:p>
          </table:table-cell>
          <table:table-cell table:number-columns-repeated="16382"/>
        </table:table-row>
        <table:table-row table:style-name="ro1">
          <table:table-cell office:value-type="float" office:value="787" table:formula="of:=[.A785]+1" table:style-name="ce1">
            <text:p>787</text:p>
          </table:table-cell>
          <table:table-cell office:value-type="float" office:value="28.959747323590648" table:formula="of:=10*LOG([.A786])" table:style-name="ce1">
            <text:p>28,95974732</text:p>
          </table:table-cell>
          <table:table-cell table:number-columns-repeated="16382"/>
        </table:table-row>
        <table:table-row table:style-name="ro1">
          <table:table-cell office:value-type="float" office:value="788" table:formula="of:=[.A786]+1" table:style-name="ce1">
            <text:p>788</text:p>
          </table:table-cell>
          <table:table-cell office:value-type="float" office:value="28.965262174895553" table:formula="of:=10*LOG([.A787])" table:style-name="ce1">
            <text:p>28,96526217</text:p>
          </table:table-cell>
          <table:table-cell table:number-columns-repeated="16382"/>
        </table:table-row>
        <table:table-row table:style-name="ro1">
          <table:table-cell office:value-type="float" office:value="789" table:formula="of:=[.A787]+1" table:style-name="ce1">
            <text:p>789</text:p>
          </table:table-cell>
          <table:table-cell office:value-type="float" office:value="28.970770032094201" table:formula="of:=10*LOG([.A788])" table:style-name="ce1">
            <text:p>28,97077003</text:p>
          </table:table-cell>
          <table:table-cell table:number-columns-repeated="16382"/>
        </table:table-row>
        <table:table-row table:style-name="ro1">
          <table:table-cell office:value-type="float" office:value="790" table:formula="of:=[.A788]+1" table:style-name="ce1">
            <text:p>790</text:p>
          </table:table-cell>
          <table:table-cell office:value-type="float" office:value="28.976270912904415" table:formula="of:=10*LOG([.A789])" table:style-name="ce1">
            <text:p>28,97627091</text:p>
          </table:table-cell>
          <table:table-cell table:number-columns-repeated="16382"/>
        </table:table-row>
        <table:table-row table:style-name="ro1">
          <table:table-cell office:value-type="float" office:value="791" table:formula="of:=[.A789]+1" table:style-name="ce1">
            <text:p>791</text:p>
          </table:table-cell>
          <table:table-cell office:value-type="float" office:value="28.981764834976765" table:formula="of:=10*LOG([.A790])" table:style-name="ce1">
            <text:p>28,98176483</text:p>
          </table:table-cell>
          <table:table-cell table:number-columns-repeated="16382"/>
        </table:table-row>
        <table:table-row table:style-name="ro1">
          <table:table-cell office:value-type="float" office:value="792" table:formula="of:=[.A790]+1" table:style-name="ce1">
            <text:p>792</text:p>
          </table:table-cell>
          <table:table-cell office:value-type="float" office:value="28.987251815894936" table:formula="of:=10*LOG([.A791])" table:style-name="ce1">
            <text:p>28,98725182</text:p>
          </table:table-cell>
          <table:table-cell table:number-columns-repeated="16382"/>
        </table:table-row>
        <table:table-row table:style-name="ro1">
          <table:table-cell office:value-type="float" office:value="793" table:formula="of:=[.A791]+1" table:style-name="ce1">
            <text:p>793</text:p>
          </table:table-cell>
          <table:table-cell office:value-type="float" office:value="28.992731873176037" table:formula="of:=10*LOG([.A792])" table:style-name="ce1">
            <text:p>28,99273187</text:p>
          </table:table-cell>
          <table:table-cell table:number-columns-repeated="16382"/>
        </table:table-row>
        <table:table-row table:style-name="ro1">
          <table:table-cell office:value-type="float" office:value="794" table:formula="of:=[.A792]+1" table:style-name="ce1">
            <text:p>794</text:p>
          </table:table-cell>
          <table:table-cell office:value-type="float" office:value="28.998205024270966" table:formula="of:=10*LOG([.A793])" table:style-name="ce1">
            <text:p>28,99820502</text:p>
          </table:table-cell>
          <table:table-cell table:number-columns-repeated="16382"/>
        </table:table-row>
        <table:table-row table:style-name="ro1">
          <table:table-cell office:value-type="float" office:value="795" table:formula="of:=[.A793]+1" table:style-name="ce1">
            <text:p>795</text:p>
          </table:table-cell>
          <table:table-cell office:value-type="float" office:value="29.003671286564703" table:formula="of:=10*LOG([.A794])" table:style-name="ce1">
            <text:p>29,00367129</text:p>
          </table:table-cell>
          <table:table-cell table:number-columns-repeated="16382"/>
        </table:table-row>
        <table:table-row table:style-name="ro1">
          <table:table-cell office:value-type="float" office:value="796" table:formula="of:=[.A794]+1" table:style-name="ce1">
            <text:p>796</text:p>
          </table:table-cell>
          <table:table-cell office:value-type="float" office:value="29.009130677376689" table:formula="of:=10*LOG([.A795])" table:style-name="ce1">
            <text:p>29,00913068</text:p>
          </table:table-cell>
          <table:table-cell table:number-columns-repeated="16382"/>
        </table:table-row>
        <table:table-row table:style-name="ro1">
          <table:table-cell office:value-type="float" office:value="797" table:formula="of:=[.A795]+1" table:style-name="ce1">
            <text:p>797</text:p>
          </table:table-cell>
          <table:table-cell office:value-type="float" office:value="29.014583213961124" table:formula="of:=10*LOG([.A796])" table:style-name="ce1">
            <text:p>29,01458321</text:p>
          </table:table-cell>
          <table:table-cell table:number-columns-repeated="16382"/>
        </table:table-row>
        <table:table-row table:style-name="ro1">
          <table:table-cell office:value-type="float" office:value="798" table:formula="of:=[.A796]+1" table:style-name="ce1">
            <text:p>798</text:p>
          </table:table-cell>
          <table:table-cell office:value-type="float" office:value="29.020028913507296" table:formula="of:=10*LOG([.A797])" table:style-name="ce1">
            <text:p>29,02002891</text:p>
          </table:table-cell>
          <table:table-cell table:number-columns-repeated="16382"/>
        </table:table-row>
        <table:table-row table:style-name="ro1">
          <table:table-cell office:value-type="float" office:value="799" table:formula="of:=[.A797]+1" table:style-name="ce1">
            <text:p>799</text:p>
          </table:table-cell>
          <table:table-cell office:value-type="float" office:value="29.02546779313991" table:formula="of:=10*LOG([.A798])" table:style-name="ce1">
            <text:p>29,02546779</text:p>
          </table:table-cell>
          <table:table-cell table:number-columns-repeated="16382"/>
        </table:table-row>
        <table:table-row table:style-name="ro1">
          <table:table-cell office:value-type="float" office:value="800" table:formula="of:=[.A798]+1" table:style-name="ce1">
            <text:p>800</text:p>
          </table:table-cell>
          <table:table-cell office:value-type="float" office:value="29.030899869919438" table:formula="of:=10*LOG([.A799])" table:style-name="ce1">
            <text:p>29,03089987</text:p>
          </table:table-cell>
          <table:table-cell table:number-columns-repeated="16382"/>
        </table:table-row>
        <table:table-row table:style-name="ro1">
          <table:table-cell office:value-type="float" office:value="801" table:formula="of:=[.A799]+1" table:style-name="ce1">
            <text:p>801</text:p>
          </table:table-cell>
          <table:table-cell office:value-type="float" office:value="29.036325160842374" table:formula="of:=10*LOG([.A800])" table:style-name="ce1">
            <text:p>29,03632516</text:p>
          </table:table-cell>
          <table:table-cell table:number-columns-repeated="16382"/>
        </table:table-row>
        <table:table-row table:style-name="ro1">
          <table:table-cell office:value-type="float" office:value="802" table:formula="of:=[.A800]+1" table:style-name="ce1">
            <text:p>802</text:p>
          </table:table-cell>
          <table:table-cell office:value-type="float" office:value="29.041743682841634" table:formula="of:=10*LOG([.A801])" table:style-name="ce1">
            <text:p>29,04174368</text:p>
          </table:table-cell>
          <table:table-cell table:number-columns-repeated="16382"/>
        </table:table-row>
        <table:table-row table:style-name="ro1">
          <table:table-cell office:value-type="float" office:value="803" table:formula="of:=[.A801]+1" table:style-name="ce1">
            <text:p>803</text:p>
          </table:table-cell>
          <table:table-cell office:value-type="float" office:value="29.047155452786807" table:formula="of:=10*LOG([.A802])" table:style-name="ce1">
            <text:p>29,04715545</text:p>
          </table:table-cell>
          <table:table-cell table:number-columns-repeated="16382"/>
        </table:table-row>
        <table:table-row table:style-name="ro1">
          <table:table-cell office:value-type="float" office:value="804" table:formula="of:=[.A802]+1" table:style-name="ce1">
            <text:p>804</text:p>
          </table:table-cell>
          <table:table-cell office:value-type="float" office:value="29.052560487484513" table:formula="of:=10*LOG([.A803])" table:style-name="ce1">
            <text:p>29,05256049</text:p>
          </table:table-cell>
          <table:table-cell table:number-columns-repeated="16382"/>
        </table:table-row>
        <table:table-row table:style-name="ro1">
          <table:table-cell office:value-type="float" office:value="805" table:formula="of:=[.A803]+1" table:style-name="ce1">
            <text:p>805</text:p>
          </table:table-cell>
          <table:table-cell office:value-type="float" office:value="29.057958803678687" table:formula="of:=10*LOG([.A804])" table:style-name="ce1">
            <text:p>29,0579588</text:p>
          </table:table-cell>
          <table:table-cell table:number-columns-repeated="16382"/>
        </table:table-row>
        <table:table-row table:style-name="ro1">
          <table:table-cell office:value-type="float" office:value="806" table:formula="of:=[.A804]+1" table:style-name="ce1">
            <text:p>806</text:p>
          </table:table-cell>
          <table:table-cell office:value-type="float" office:value="29.063350418050909" table:formula="of:=10*LOG([.A805])" table:style-name="ce1">
            <text:p>29,06335042</text:p>
          </table:table-cell>
          <table:table-cell table:number-columns-repeated="16382"/>
        </table:table-row>
        <table:table-row table:style-name="ro1">
          <table:table-cell office:value-type="float" office:value="807" table:formula="of:=[.A805]+1" table:style-name="ce1">
            <text:p>807</text:p>
          </table:table-cell>
          <table:table-cell office:value-type="float" office:value="29.068735347220702" table:formula="of:=10*LOG([.A806])" table:style-name="ce1">
            <text:p>29,06873535</text:p>
          </table:table-cell>
          <table:table-cell table:number-columns-repeated="16382"/>
        </table:table-row>
        <table:table-row table:style-name="ro1">
          <table:table-cell office:value-type="float" office:value="808" table:formula="of:=[.A806]+1" table:style-name="ce1">
            <text:p>808</text:p>
          </table:table-cell>
          <table:table-cell office:value-type="float" office:value="29.074113607745858" table:formula="of:=10*LOG([.A807])" table:style-name="ce1">
            <text:p>29,07411361</text:p>
          </table:table-cell>
          <table:table-cell table:number-columns-repeated="16382"/>
        </table:table-row>
        <table:table-row table:style-name="ro1">
          <table:table-cell office:value-type="float" office:value="809" table:formula="of:=[.A807]+1" table:style-name="ce1">
            <text:p>809</text:p>
          </table:table-cell>
          <table:table-cell office:value-type="float" office:value="29.079485216122723" table:formula="of:=10*LOG([.A808])" table:style-name="ce1">
            <text:p>29,07948522</text:p>
          </table:table-cell>
          <table:table-cell table:number-columns-repeated="16382"/>
        </table:table-row>
        <table:table-row table:style-name="ro1">
          <table:table-cell office:value-type="float" office:value="810" table:formula="of:=[.A808]+1" table:style-name="ce1">
            <text:p>810</text:p>
          </table:table-cell>
          <table:table-cell office:value-type="float" office:value="29.084850188786501" table:formula="of:=10*LOG([.A809])" table:style-name="ce1">
            <text:p>29,08485019</text:p>
          </table:table-cell>
          <table:table-cell table:number-columns-repeated="16382"/>
        </table:table-row>
        <table:table-row table:style-name="ro1">
          <table:table-cell office:value-type="float" office:value="811" table:formula="of:=[.A809]+1" table:style-name="ce1">
            <text:p>811</text:p>
          </table:table-cell>
          <table:table-cell office:value-type="float" office:value="29.090208542111561" table:formula="of:=10*LOG([.A810])" table:style-name="ce1">
            <text:p>29,09020854</text:p>
          </table:table-cell>
          <table:table-cell table:number-columns-repeated="16382"/>
        </table:table-row>
        <table:table-row table:style-name="ro1">
          <table:table-cell office:value-type="float" office:value="812" table:formula="of:=[.A810]+1" table:style-name="ce1">
            <text:p>812</text:p>
          </table:table-cell>
          <table:table-cell office:value-type="float" office:value="29.095560292411754" table:formula="of:=10*LOG([.A811])" table:style-name="ce1">
            <text:p>29,09556029</text:p>
          </table:table-cell>
          <table:table-cell table:number-columns-repeated="16382"/>
        </table:table-row>
        <table:table-row table:style-name="ro1">
          <table:table-cell office:value-type="float" office:value="813" table:formula="of:=[.A811]+1" table:style-name="ce1">
            <text:p>813</text:p>
          </table:table-cell>
          <table:table-cell office:value-type="float" office:value="29.10090545594068" table:formula="of:=10*LOG([.A812])" table:style-name="ce1">
            <text:p>29,10090546</text:p>
          </table:table-cell>
          <table:table-cell table:number-columns-repeated="16382"/>
        </table:table-row>
        <table:table-row table:style-name="ro1">
          <table:table-cell office:value-type="float" office:value="814" table:formula="of:=[.A812]+1" table:style-name="ce1">
            <text:p>814</text:p>
          </table:table-cell>
          <table:table-cell office:value-type="float" office:value="29.106244048892012" table:formula="of:=10*LOG([.A813])" table:style-name="ce1">
            <text:p>29,10624405</text:p>
          </table:table-cell>
          <table:table-cell table:number-columns-repeated="16382"/>
        </table:table-row>
        <table:table-row table:style-name="ro1">
          <table:table-cell office:value-type="float" office:value="815" table:formula="of:=[.A813]+1" table:style-name="ce1">
            <text:p>815</text:p>
          </table:table-cell>
          <table:table-cell office:value-type="float" office:value="29.111576087399765" table:formula="of:=10*LOG([.A814])" table:style-name="ce1">
            <text:p>29,11157609</text:p>
          </table:table-cell>
          <table:table-cell table:number-columns-repeated="16382"/>
        </table:table-row>
        <table:table-row table:style-name="ro1">
          <table:table-cell office:value-type="float" office:value="816" table:formula="of:=[.A814]+1" table:style-name="ce1">
            <text:p>816</text:p>
          </table:table-cell>
          <table:table-cell office:value-type="float" office:value="29.116901587538614" table:formula="of:=10*LOG([.A815])" table:style-name="ce1">
            <text:p>29,11690159</text:p>
          </table:table-cell>
          <table:table-cell table:number-columns-repeated="16382"/>
        </table:table-row>
        <table:table-row table:style-name="ro1">
          <table:table-cell office:value-type="float" office:value="817" table:formula="of:=[.A815]+1" table:style-name="ce1">
            <text:p>817</text:p>
          </table:table-cell>
          <table:table-cell office:value-type="float" office:value="29.122220565324156" table:formula="of:=10*LOG([.A816])" table:style-name="ce1">
            <text:p>29,12222057</text:p>
          </table:table-cell>
          <table:table-cell table:number-columns-repeated="16382"/>
        </table:table-row>
        <table:table-row table:style-name="ro1">
          <table:table-cell office:value-type="float" office:value="818" table:formula="of:=[.A816]+1" table:style-name="ce1">
            <text:p>818</text:p>
          </table:table-cell>
          <table:table-cell office:value-type="float" office:value="29.127533036713231" table:formula="of:=10*LOG([.A817])" table:style-name="ce1">
            <text:p>29,12753304</text:p>
          </table:table-cell>
          <table:table-cell table:number-columns-repeated="16382"/>
        </table:table-row>
        <table:table-row table:style-name="ro1">
          <table:table-cell office:value-type="float" office:value="819" table:formula="of:=[.A817]+1" table:style-name="ce1">
            <text:p>819</text:p>
          </table:table-cell>
          <table:table-cell office:value-type="float" office:value="29.132839017604187" table:formula="of:=10*LOG([.A818])" table:style-name="ce1">
            <text:p>29,13283902</text:p>
          </table:table-cell>
          <table:table-cell table:number-columns-repeated="16382"/>
        </table:table-row>
        <table:table-row table:style-name="ro1">
          <table:table-cell office:value-type="float" office:value="820" table:formula="of:=[.A818]+1" table:style-name="ce1">
            <text:p>820</text:p>
          </table:table-cell>
          <table:table-cell office:value-type="float" office:value="29.138138523837167" table:formula="of:=10*LOG([.A819])" table:style-name="ce1">
            <text:p>29,13813852</text:p>
          </table:table-cell>
          <table:table-cell table:number-columns-repeated="16382"/>
        </table:table-row>
        <table:table-row table:style-name="ro1">
          <table:table-cell office:value-type="float" office:value="821" table:formula="of:=[.A819]+1" table:style-name="ce1">
            <text:p>821</text:p>
          </table:table-cell>
          <table:table-cell office:value-type="float" office:value="29.143431571194405" table:formula="of:=10*LOG([.A820])" table:style-name="ce1">
            <text:p>29,14343157</text:p>
          </table:table-cell>
          <table:table-cell table:number-columns-repeated="16382"/>
        </table:table-row>
        <table:table-row table:style-name="ro1">
          <table:table-cell office:value-type="float" office:value="822" table:formula="of:=[.A820]+1" table:style-name="ce1">
            <text:p>822</text:p>
          </table:table-cell>
          <table:table-cell office:value-type="float" office:value="29.148718175400504" table:formula="of:=10*LOG([.A821])" table:style-name="ce1">
            <text:p>29,14871818</text:p>
          </table:table-cell>
          <table:table-cell table:number-columns-repeated="16382"/>
        </table:table-row>
        <table:table-row table:style-name="ro1">
          <table:table-cell office:value-type="float" office:value="823" table:formula="of:=[.A821]+1" table:style-name="ce1">
            <text:p>823</text:p>
          </table:table-cell>
          <table:table-cell office:value-type="float" office:value="29.153998352122699" table:formula="of:=10*LOG([.A822])" table:style-name="ce1">
            <text:p>29,15399835</text:p>
          </table:table-cell>
          <table:table-cell table:number-columns-repeated="16382"/>
        </table:table-row>
        <table:table-row table:style-name="ro1">
          <table:table-cell office:value-type="float" office:value="824" table:formula="of:=[.A822]+1" table:style-name="ce1">
            <text:p>824</text:p>
          </table:table-cell>
          <table:table-cell office:value-type="float" office:value="29.15927211697116" table:formula="of:=10*LOG([.A823])" table:style-name="ce1">
            <text:p>29,15927212</text:p>
          </table:table-cell>
          <table:table-cell table:number-columns-repeated="16382"/>
        </table:table-row>
        <table:table-row table:style-name="ro1">
          <table:table-cell office:value-type="float" office:value="825" table:formula="of:=[.A823]+1" table:style-name="ce1">
            <text:p>825</text:p>
          </table:table-cell>
          <table:table-cell office:value-type="float" office:value="29.164539485499251" table:formula="of:=10*LOG([.A824])" table:style-name="ce1">
            <text:p>29,16453949</text:p>
          </table:table-cell>
          <table:table-cell table:number-columns-repeated="16382"/>
        </table:table-row>
        <table:table-row table:style-name="ro1">
          <table:table-cell office:value-type="float" office:value="826" table:formula="of:=[.A824]+1" table:style-name="ce1">
            <text:p>826</text:p>
          </table:table-cell>
          <table:table-cell office:value-type="float" office:value="29.169800473203825" table:formula="of:=10*LOG([.A825])" table:style-name="ce1">
            <text:p>29,16980047</text:p>
          </table:table-cell>
          <table:table-cell table:number-columns-repeated="16382"/>
        </table:table-row>
        <table:table-row table:style-name="ro1">
          <table:table-cell office:value-type="float" office:value="827" table:formula="of:=[.A825]+1" table:style-name="ce1">
            <text:p>827</text:p>
          </table:table-cell>
          <table:table-cell office:value-type="float" office:value="29.175055095525465" table:formula="of:=10*LOG([.A826])" table:style-name="ce1">
            <text:p>29,1750551</text:p>
          </table:table-cell>
          <table:table-cell table:number-columns-repeated="16382"/>
        </table:table-row>
        <table:table-row table:style-name="ro1">
          <table:table-cell office:value-type="float" office:value="828" table:formula="of:=[.A826]+1" table:style-name="ce1">
            <text:p>828</text:p>
          </table:table-cell>
          <table:table-cell office:value-type="float" office:value="29.180303367848804" table:formula="of:=10*LOG([.A827])" table:style-name="ce1">
            <text:p>29,18030337</text:p>
          </table:table-cell>
          <table:table-cell table:number-columns-repeated="16382"/>
        </table:table-row>
        <table:table-row table:style-name="ro1">
          <table:table-cell office:value-type="float" office:value="829" table:formula="of:=[.A827]+1" table:style-name="ce1">
            <text:p>829</text:p>
          </table:table-cell>
          <table:table-cell office:value-type="float" office:value="29.185545305502735" table:formula="of:=10*LOG([.A828])" table:style-name="ce1">
            <text:p>29,18554531</text:p>
          </table:table-cell>
          <table:table-cell table:number-columns-repeated="16382"/>
        </table:table-row>
        <table:table-row table:style-name="ro1">
          <table:table-cell office:value-type="float" office:value="830" table:formula="of:=[.A828]+1" table:style-name="ce1">
            <text:p>830</text:p>
          </table:table-cell>
          <table:table-cell office:value-type="float" office:value="29.190780923760737" table:formula="of:=10*LOG([.A829])" table:style-name="ce1">
            <text:p>29,19078092</text:p>
          </table:table-cell>
          <table:table-cell table:number-columns-repeated="16382"/>
        </table:table-row>
        <table:table-row table:style-name="ro1">
          <table:table-cell office:value-type="float" office:value="831" table:formula="of:=[.A829]+1" table:style-name="ce1">
            <text:p>831</text:p>
          </table:table-cell>
          <table:table-cell office:value-type="float" office:value="29.196010237841108" table:formula="of:=10*LOG([.A830])" table:style-name="ce1">
            <text:p>29,19601024</text:p>
          </table:table-cell>
          <table:table-cell table:number-columns-repeated="16382"/>
        </table:table-row>
        <table:table-row table:style-name="ro1">
          <table:table-cell office:value-type="float" office:value="832" table:formula="of:=[.A830]+1" table:style-name="ce1">
            <text:p>832</text:p>
          </table:table-cell>
          <table:table-cell office:value-type="float" office:value="29.201233262907241" table:formula="of:=10*LOG([.A831])" table:style-name="ce1">
            <text:p>29,20123326</text:p>
          </table:table-cell>
          <table:table-cell table:number-columns-repeated="16382"/>
        </table:table-row>
        <table:table-row table:style-name="ro1">
          <table:table-cell office:value-type="float" office:value="833" table:formula="of:=[.A831]+1" table:style-name="ce1">
            <text:p>833</text:p>
          </table:table-cell>
          <table:table-cell office:value-type="float" office:value="29.206450014067876" table:formula="of:=10*LOG([.A832])" table:style-name="ce1">
            <text:p>29,20645001</text:p>
          </table:table-cell>
          <table:table-cell table:number-columns-repeated="16382"/>
        </table:table-row>
        <table:table-row table:style-name="ro1">
          <table:table-cell office:value-type="float" office:value="834" table:formula="of:=[.A832]+1" table:style-name="ce1">
            <text:p>834</text:p>
          </table:table-cell>
          <table:table-cell office:value-type="float" office:value="29.211660506377388" table:formula="of:=10*LOG([.A833])" table:style-name="ce1">
            <text:p>29,21166051</text:p>
          </table:table-cell>
          <table:table-cell table:number-columns-repeated="16382"/>
        </table:table-row>
        <table:table-row table:style-name="ro1">
          <table:table-cell office:value-type="float" office:value="835" table:formula="of:=[.A833]+1" table:style-name="ce1">
            <text:p>835</text:p>
          </table:table-cell>
          <table:table-cell office:value-type="float" office:value="29.216864754836021" table:formula="of:=10*LOG([.A834])" table:style-name="ce1">
            <text:p>29,21686475</text:p>
          </table:table-cell>
          <table:table-cell table:number-columns-repeated="16382"/>
        </table:table-row>
        <table:table-row table:style-name="ro1">
          <table:table-cell office:value-type="float" office:value="836" table:formula="of:=[.A834]+1" table:style-name="ce1">
            <text:p>836</text:p>
          </table:table-cell>
          <table:table-cell office:value-type="float" office:value="29.222062774390164" table:formula="of:=10*LOG([.A835])" table:style-name="ce1">
            <text:p>29,22206277</text:p>
          </table:table-cell>
          <table:table-cell table:number-columns-repeated="16382"/>
        </table:table-row>
        <table:table-row table:style-name="ro1">
          <table:table-cell office:value-type="float" office:value="837" table:formula="of:=[.A835]+1" table:style-name="ce1">
            <text:p>837</text:p>
          </table:table-cell>
          <table:table-cell office:value-type="float" office:value="29.227254579932598" table:formula="of:=10*LOG([.A836])" table:style-name="ce1">
            <text:p>29,22725458</text:p>
          </table:table-cell>
          <table:table-cell table:number-columns-repeated="16382"/>
        </table:table-row>
        <table:table-row table:style-name="ro1">
          <table:table-cell office:value-type="float" office:value="838" table:formula="of:=[.A836]+1" table:style-name="ce1">
            <text:p>838</text:p>
          </table:table-cell>
          <table:table-cell office:value-type="float" office:value="29.232440186302764" table:formula="of:=10*LOG([.A837])" table:style-name="ce1">
            <text:p>29,23244019</text:p>
          </table:table-cell>
          <table:table-cell table:number-columns-repeated="16382"/>
        </table:table-row>
        <table:table-row table:style-name="ro1">
          <table:table-cell office:value-type="float" office:value="839" table:formula="of:=[.A837]+1" table:style-name="ce1">
            <text:p>839</text:p>
          </table:table-cell>
          <table:table-cell office:value-type="float" office:value="29.237619608287005" table:formula="of:=10*LOG([.A838])" table:style-name="ce1">
            <text:p>29,23761961</text:p>
          </table:table-cell>
          <table:table-cell table:number-columns-repeated="16382"/>
        </table:table-row>
        <table:table-row table:style-name="ro1">
          <table:table-cell office:value-type="float" office:value="840" table:formula="of:=[.A838]+1" table:style-name="ce1">
            <text:p>840</text:p>
          </table:table-cell>
          <table:table-cell office:value-type="float" office:value="29.242792860618817" table:formula="of:=10*LOG([.A839])" table:style-name="ce1">
            <text:p>29,24279286</text:p>
          </table:table-cell>
          <table:table-cell table:number-columns-repeated="16382"/>
        </table:table-row>
        <table:table-row table:style-name="ro1">
          <table:table-cell office:value-type="float" office:value="841" table:formula="of:=[.A839]+1" table:style-name="ce1">
            <text:p>841</text:p>
          </table:table-cell>
          <table:table-cell office:value-type="float" office:value="29.24795995797912" table:formula="of:=10*LOG([.A840])" table:style-name="ce1">
            <text:p>29,24795996</text:p>
          </table:table-cell>
          <table:table-cell table:number-columns-repeated="16382"/>
        </table:table-row>
        <table:table-row table:style-name="ro1">
          <table:table-cell office:value-type="float" office:value="842" table:formula="of:=[.A840]+1" table:style-name="ce1">
            <text:p>842</text:p>
          </table:table-cell>
          <table:table-cell office:value-type="float" office:value="29.253120914996494" table:formula="of:=10*LOG([.A841])" table:style-name="ce1">
            <text:p>29,25312091</text:p>
          </table:table-cell>
          <table:table-cell table:number-columns-repeated="16382"/>
        </table:table-row>
        <table:table-row table:style-name="ro1">
          <table:table-cell office:value-type="float" office:value="843" table:formula="of:=[.A841]+1" table:style-name="ce1">
            <text:p>843</text:p>
          </table:table-cell>
          <table:table-cell office:value-type="float" office:value="29.258275746247424" table:formula="of:=10*LOG([.A842])" table:style-name="ce1">
            <text:p>29,25827575</text:p>
          </table:table-cell>
          <table:table-cell table:number-columns-repeated="16382"/>
        </table:table-row>
        <table:table-row table:style-name="ro1">
          <table:table-cell office:value-type="float" office:value="844" table:formula="of:=[.A842]+1" table:style-name="ce1">
            <text:p>844</text:p>
          </table:table-cell>
          <table:table-cell office:value-type="float" office:value="29.263424466256552" table:formula="of:=10*LOG([.A843])" table:style-name="ce1">
            <text:p>29,26342447</text:p>
          </table:table-cell>
          <table:table-cell table:number-columns-repeated="16382"/>
        </table:table-row>
        <table:table-row table:style-name="ro1">
          <table:table-cell office:value-type="float" office:value="845" table:formula="of:=[.A843]+1" table:style-name="ce1">
            <text:p>845</text:p>
          </table:table-cell>
          <table:table-cell office:value-type="float" office:value="29.268567089496923" table:formula="of:=10*LOG([.A844])" table:style-name="ce1">
            <text:p>29,26856709</text:p>
          </table:table-cell>
          <table:table-cell table:number-columns-repeated="16382"/>
        </table:table-row>
        <table:table-row table:style-name="ro1">
          <table:table-cell office:value-type="float" office:value="846" table:formula="of:=[.A844]+1" table:style-name="ce1">
            <text:p>846</text:p>
          </table:table-cell>
          <table:table-cell office:value-type="float" office:value="29.273703630390237" table:formula="of:=10*LOG([.A845])" table:style-name="ce1">
            <text:p>29,27370363</text:p>
          </table:table-cell>
          <table:table-cell table:number-columns-repeated="16382"/>
        </table:table-row>
        <table:table-row table:style-name="ro1">
          <table:table-cell office:value-type="float" office:value="847" table:formula="of:=[.A845]+1" table:style-name="ce1">
            <text:p>847</text:p>
          </table:table-cell>
          <table:table-cell office:value-type="float" office:value="29.278834103307069" table:formula="of:=10*LOG([.A846])" table:style-name="ce1">
            <text:p>29,2788341</text:p>
          </table:table-cell>
          <table:table-cell table:number-columns-repeated="16382"/>
        </table:table-row>
        <table:table-row table:style-name="ro1">
          <table:table-cell office:value-type="float" office:value="848" table:formula="of:=[.A846]+1" table:style-name="ce1">
            <text:p>848</text:p>
          </table:table-cell>
          <table:table-cell office:value-type="float" office:value="29.283958522567136" table:formula="of:=10*LOG([.A847])" table:style-name="ce1">
            <text:p>29,28395852</text:p>
          </table:table-cell>
          <table:table-cell table:number-columns-repeated="16382"/>
        </table:table-row>
        <table:table-row table:style-name="ro1">
          <table:table-cell office:value-type="float" office:value="849" table:formula="of:=[.A847]+1" table:style-name="ce1">
            <text:p>849</text:p>
          </table:table-cell>
          <table:table-cell office:value-type="float" office:value="29.289076902439529" table:formula="of:=10*LOG([.A848])" table:style-name="ce1">
            <text:p>29,2890769</text:p>
          </table:table-cell>
          <table:table-cell table:number-columns-repeated="16382"/>
        </table:table-row>
        <table:table-row table:style-name="ro1">
          <table:table-cell office:value-type="float" office:value="850" table:formula="of:=[.A848]+1" table:style-name="ce1">
            <text:p>850</text:p>
          </table:table-cell>
          <table:table-cell office:value-type="float" office:value="29.294189257142929" table:formula="of:=10*LOG([.A849])" table:style-name="ce1">
            <text:p>29,29418926</text:p>
          </table:table-cell>
          <table:table-cell table:number-columns-repeated="16382"/>
        </table:table-row>
        <table:table-row table:style-name="ro1">
          <table:table-cell office:value-type="float" office:value="851" table:formula="of:=[.A849]+1" table:style-name="ce1">
            <text:p>851</text:p>
          </table:table-cell>
          <table:table-cell office:value-type="float" office:value="29.29929560084588" table:formula="of:=10*LOG([.A850])" table:style-name="ce1">
            <text:p>29,2992956</text:p>
          </table:table-cell>
          <table:table-cell table:number-columns-repeated="16382"/>
        </table:table-row>
        <table:table-row table:style-name="ro1">
          <table:table-cell office:value-type="float" office:value="852" table:formula="of:=[.A850]+1" table:style-name="ce1">
            <text:p>852</text:p>
          </table:table-cell>
          <table:table-cell office:value-type="float" office:value="29.304395947667" table:formula="of:=10*LOG([.A851])" table:style-name="ce1">
            <text:p>29,30439595</text:p>
          </table:table-cell>
          <table:table-cell table:number-columns-repeated="16382"/>
        </table:table-row>
        <table:table-row table:style-name="ro1">
          <table:table-cell office:value-type="float" office:value="853" table:formula="of:=[.A851]+1" table:style-name="ce1">
            <text:p>853</text:p>
          </table:table-cell>
          <table:table-cell office:value-type="float" office:value="29.309490311675226" table:formula="of:=10*LOG([.A852])" table:style-name="ce1">
            <text:p>29,30949031</text:p>
          </table:table-cell>
          <table:table-cell table:number-columns-repeated="16382"/>
        </table:table-row>
        <table:table-row table:style-name="ro1">
          <table:table-cell office:value-type="float" office:value="854" table:formula="of:=[.A852]+1" table:style-name="ce1">
            <text:p>854</text:p>
          </table:table-cell>
          <table:table-cell office:value-type="float" office:value="29.31457870689005" table:formula="of:=10*LOG([.A853])" table:style-name="ce1">
            <text:p>29,31457871</text:p>
          </table:table-cell>
          <table:table-cell table:number-columns-repeated="16382"/>
        </table:table-row>
        <table:table-row table:style-name="ro1">
          <table:table-cell office:value-type="float" office:value="855" table:formula="of:=[.A853]+1" table:style-name="ce1">
            <text:p>855</text:p>
          </table:table-cell>
          <table:table-cell office:value-type="float" office:value="29.319661147281728" table:formula="of:=10*LOG([.A854])" table:style-name="ce1">
            <text:p>29,31966115</text:p>
          </table:table-cell>
          <table:table-cell table:number-columns-repeated="16382"/>
        </table:table-row>
        <table:table-row table:style-name="ro1">
          <table:table-cell office:value-type="float" office:value="856" table:formula="of:=[.A854]+1" table:style-name="ce1">
            <text:p>856</text:p>
          </table:table-cell>
          <table:table-cell office:value-type="float" office:value="29.324737646771531" table:formula="of:=10*LOG([.A855])" table:style-name="ce1">
            <text:p>29,32473765</text:p>
          </table:table-cell>
          <table:table-cell table:number-columns-repeated="16382"/>
        </table:table-row>
        <table:table-row table:style-name="ro1">
          <table:table-cell office:value-type="float" office:value="857" table:formula="of:=[.A855]+1" table:style-name="ce1">
            <text:p>857</text:p>
          </table:table-cell>
          <table:table-cell office:value-type="float" office:value="29.329808219231982" table:formula="of:=10*LOG([.A856])" table:style-name="ce1">
            <text:p>29,32980822</text:p>
          </table:table-cell>
          <table:table-cell table:number-columns-repeated="16382"/>
        </table:table-row>
        <table:table-row table:style-name="ro1">
          <table:table-cell office:value-type="float" office:value="858" table:formula="of:=[.A856]+1" table:style-name="ce1">
            <text:p>858</text:p>
          </table:table-cell>
          <table:table-cell office:value-type="float" office:value="29.334872878487054" table:formula="of:=10*LOG([.A857])" table:style-name="ce1">
            <text:p>29,33487288</text:p>
          </table:table-cell>
          <table:table-cell table:number-columns-repeated="16382"/>
        </table:table-row>
        <table:table-row table:style-name="ro1">
          <table:table-cell office:value-type="float" office:value="859" table:formula="of:=[.A857]+1" table:style-name="ce1">
            <text:p>859</text:p>
          </table:table-cell>
          <table:table-cell office:value-type="float" office:value="29.339931638312425" table:formula="of:=10*LOG([.A858])" table:style-name="ce1">
            <text:p>29,33993164</text:p>
          </table:table-cell>
          <table:table-cell table:number-columns-repeated="16382"/>
        </table:table-row>
        <table:table-row table:style-name="ro1">
          <table:table-cell office:value-type="float" office:value="860" table:formula="of:=[.A858]+1" table:style-name="ce1">
            <text:p>860</text:p>
          </table:table-cell>
          <table:table-cell office:value-type="float" office:value="29.34498451243568" table:formula="of:=10*LOG([.A859])" table:style-name="ce1">
            <text:p>29,34498451</text:p>
          </table:table-cell>
          <table:table-cell table:number-columns-repeated="16382"/>
        </table:table-row>
        <table:table-row table:style-name="ro1">
          <table:table-cell office:value-type="float" office:value="861" table:formula="of:=[.A859]+1" table:style-name="ce1">
            <text:p>861</text:p>
          </table:table-cell>
          <table:table-cell office:value-type="float" office:value="29.35003151453655" table:formula="of:=10*LOG([.A860])" table:style-name="ce1">
            <text:p>29,35003151</text:p>
          </table:table-cell>
          <table:table-cell table:number-columns-repeated="16382"/>
        </table:table-row>
        <table:table-row table:style-name="ro1">
          <table:table-cell office:value-type="float" office:value="862" table:formula="of:=[.A860]+1" table:style-name="ce1">
            <text:p>862</text:p>
          </table:table-cell>
          <table:table-cell office:value-type="float" office:value="29.355072658247128" table:formula="of:=10*LOG([.A861])" table:style-name="ce1">
            <text:p>29,35507266</text:p>
          </table:table-cell>
          <table:table-cell table:number-columns-repeated="16382"/>
        </table:table-row>
        <table:table-row table:style-name="ro1">
          <table:table-cell office:value-type="float" office:value="863" table:formula="of:=[.A861]+1" table:style-name="ce1">
            <text:p>863</text:p>
          </table:table-cell>
          <table:table-cell office:value-type="float" office:value="29.360107957152096" table:formula="of:=10*LOG([.A862])" table:style-name="ce1">
            <text:p>29,36010796</text:p>
          </table:table-cell>
          <table:table-cell table:number-columns-repeated="16382"/>
        </table:table-row>
        <table:table-row table:style-name="ro1">
          <table:table-cell office:value-type="float" office:value="864" table:formula="of:=[.A862]+1" table:style-name="ce1">
            <text:p>864</text:p>
          </table:table-cell>
          <table:table-cell office:value-type="float" office:value="29.365137424788934" table:formula="of:=10*LOG([.A863])" table:style-name="ce1">
            <text:p>29,36513742</text:p>
          </table:table-cell>
          <table:table-cell table:number-columns-repeated="16382"/>
        </table:table-row>
        <table:table-row table:style-name="ro1">
          <table:table-cell office:value-type="float" office:value="865" table:formula="of:=[.A863]+1" table:style-name="ce1">
            <text:p>865</text:p>
          </table:table-cell>
          <table:table-cell office:value-type="float" office:value="29.370161074648141" table:formula="of:=10*LOG([.A864])" table:style-name="ce1">
            <text:p>29,37016107</text:p>
          </table:table-cell>
          <table:table-cell table:number-columns-repeated="16382"/>
        </table:table-row>
        <table:table-row table:style-name="ro1">
          <table:table-cell office:value-type="float" office:value="866" table:formula="of:=[.A864]+1" table:style-name="ce1">
            <text:p>866</text:p>
          </table:table-cell>
          <table:table-cell office:value-type="float" office:value="29.375178920173468" table:formula="of:=10*LOG([.A865])" table:style-name="ce1">
            <text:p>29,37517892</text:p>
          </table:table-cell>
          <table:table-cell table:number-columns-repeated="16382"/>
        </table:table-row>
        <table:table-row table:style-name="ro1">
          <table:table-cell office:value-type="float" office:value="867" table:formula="of:=[.A865]+1" table:style-name="ce1">
            <text:p>867</text:p>
          </table:table-cell>
          <table:table-cell office:value-type="float" office:value="29.380190974762105" table:formula="of:=10*LOG([.A866])" table:style-name="ce1">
            <text:p>29,38019097</text:p>
          </table:table-cell>
          <table:table-cell table:number-columns-repeated="16382"/>
        </table:table-row>
        <table:table-row table:style-name="ro1">
          <table:table-cell office:value-type="float" office:value="868" table:formula="of:=[.A866]+1" table:style-name="ce1">
            <text:p>868</text:p>
          </table:table-cell>
          <table:table-cell office:value-type="float" office:value="29.385197251764922" table:formula="of:=10*LOG([.A867])" table:style-name="ce1">
            <text:p>29,38519725</text:p>
          </table:table-cell>
          <table:table-cell table:number-columns-repeated="16382"/>
        </table:table-row>
        <table:table-row table:style-name="ro1">
          <table:table-cell office:value-type="float" office:value="869" table:formula="of:=[.A867]+1" table:style-name="ce1">
            <text:p>869</text:p>
          </table:table-cell>
          <table:table-cell office:value-type="float" office:value="29.390197764486665" table:formula="of:=10*LOG([.A868])" table:style-name="ce1">
            <text:p>29,39019776</text:p>
          </table:table-cell>
          <table:table-cell table:number-columns-repeated="16382"/>
        </table:table-row>
        <table:table-row table:style-name="ro1">
          <table:table-cell office:value-type="float" office:value="870" table:formula="of:=[.A868]+1" table:style-name="ce1">
            <text:p>870</text:p>
          </table:table-cell>
          <table:table-cell office:value-type="float" office:value="29.395192526186186" table:formula="of:=10*LOG([.A869])" table:style-name="ce1">
            <text:p>29,39519253</text:p>
          </table:table-cell>
          <table:table-cell table:number-columns-repeated="16382"/>
        </table:table-row>
        <table:table-row table:style-name="ro1">
          <table:table-cell office:value-type="float" office:value="871" table:formula="of:=[.A869]+1" table:style-name="ce1">
            <text:p>871</text:p>
          </table:table-cell>
          <table:table-cell office:value-type="float" office:value="29.400181550076635" table:formula="of:=10*LOG([.A870])" table:style-name="ce1">
            <text:p>29,40018155</text:p>
          </table:table-cell>
          <table:table-cell table:number-columns-repeated="16382"/>
        </table:table-row>
        <table:table-row table:style-name="ro1">
          <table:table-cell office:value-type="float" office:value="872" table:formula="of:=[.A870]+1" table:style-name="ce1">
            <text:p>872</text:p>
          </table:table-cell>
          <table:table-cell office:value-type="float" office:value="29.405164849325672" table:formula="of:=10*LOG([.A871])" table:style-name="ce1">
            <text:p>29,40516485</text:p>
          </table:table-cell>
          <table:table-cell table:number-columns-repeated="16382"/>
        </table:table-row>
        <table:table-row table:style-name="ro1">
          <table:table-cell office:value-type="float" office:value="873" table:formula="of:=[.A871]+1" table:style-name="ce1">
            <text:p>873</text:p>
          </table:table-cell>
          <table:table-cell office:value-type="float" office:value="29.410142437055697" table:formula="of:=10*LOG([.A872])" table:style-name="ce1">
            <text:p>29,41014244</text:p>
          </table:table-cell>
          <table:table-cell table:number-columns-repeated="16382"/>
        </table:table-row>
        <table:table-row table:style-name="ro1">
          <table:table-cell office:value-type="float" office:value="874" table:formula="of:=[.A872]+1" table:style-name="ce1">
            <text:p>874</text:p>
          </table:table-cell>
          <table:table-cell office:value-type="float" office:value="29.415114326344032" table:formula="of:=10*LOG([.A873])" table:style-name="ce1">
            <text:p>29,41511433</text:p>
          </table:table-cell>
          <table:table-cell table:number-columns-repeated="16382"/>
        </table:table-row>
        <table:table-row table:style-name="ro1">
          <table:table-cell office:value-type="float" office:value="875" table:formula="of:=[.A873]+1" table:style-name="ce1">
            <text:p>875</text:p>
          </table:table-cell>
          <table:table-cell office:value-type="float" office:value="29.420080530223132" table:formula="of:=10*LOG([.A874])" table:style-name="ce1">
            <text:p>29,42008053</text:p>
          </table:table-cell>
          <table:table-cell table:number-columns-repeated="16382"/>
        </table:table-row>
        <table:table-row table:style-name="ro1">
          <table:table-cell office:value-type="float" office:value="876" table:formula="of:=[.A874]+1" table:style-name="ce1">
            <text:p>876</text:p>
          </table:table-cell>
          <table:table-cell office:value-type="float" office:value="29.425041061680805" table:formula="of:=10*LOG([.A875])" table:style-name="ce1">
            <text:p>29,42504106</text:p>
          </table:table-cell>
          <table:table-cell table:number-columns-repeated="16382"/>
        </table:table-row>
        <table:table-row table:style-name="ro1">
          <table:table-cell office:value-type="float" office:value="877" table:formula="of:=[.A875]+1" table:style-name="ce1">
            <text:p>877</text:p>
          </table:table-cell>
          <table:table-cell office:value-type="float" office:value="29.429995933660408" table:formula="of:=10*LOG([.A876])" table:style-name="ce1">
            <text:p>29,42999593</text:p>
          </table:table-cell>
          <table:table-cell table:number-columns-repeated="16382"/>
        </table:table-row>
        <table:table-row table:style-name="ro1">
          <table:table-cell office:value-type="float" office:value="878" table:formula="of:=[.A876]+1" table:style-name="ce1">
            <text:p>878</text:p>
          </table:table-cell>
          <table:table-cell office:value-type="float" office:value="29.434945159061026" table:formula="of:=10*LOG([.A877])" table:style-name="ce1">
            <text:p>29,43494516</text:p>
          </table:table-cell>
          <table:table-cell table:number-columns-repeated="16382"/>
        </table:table-row>
        <table:table-row table:style-name="ro1">
          <table:table-cell office:value-type="float" office:value="879" table:formula="of:=[.A877]+1" table:style-name="ce1">
            <text:p>879</text:p>
          </table:table-cell>
          <table:table-cell office:value-type="float" office:value="29.439888750737715" table:formula="of:=10*LOG([.A878])" table:style-name="ce1">
            <text:p>29,43988875</text:p>
          </table:table-cell>
          <table:table-cell table:number-columns-repeated="16382"/>
        </table:table-row>
        <table:table-row table:style-name="ro1">
          <table:table-cell office:value-type="float" office:value="880" table:formula="of:=[.A878]+1" table:style-name="ce1">
            <text:p>880</text:p>
          </table:table-cell>
          <table:table-cell office:value-type="float" office:value="29.444826721501688" table:formula="of:=10*LOG([.A879])" table:style-name="ce1">
            <text:p>29,44482672</text:p>
          </table:table-cell>
          <table:table-cell table:number-columns-repeated="16382"/>
        </table:table-row>
        <table:table-row table:style-name="ro1">
          <table:table-cell office:value-type="float" office:value="881" table:formula="of:=[.A879]+1" table:style-name="ce1">
            <text:p>881</text:p>
          </table:table-cell>
          <table:table-cell office:value-type="float" office:value="29.449759084120476" table:formula="of:=10*LOG([.A880])" table:style-name="ce1">
            <text:p>29,44975908</text:p>
          </table:table-cell>
          <table:table-cell table:number-columns-repeated="16382"/>
        </table:table-row>
        <table:table-row table:style-name="ro1">
          <table:table-cell office:value-type="float" office:value="882" table:formula="of:=[.A880]+1" table:style-name="ce1">
            <text:p>882</text:p>
          </table:table-cell>
          <table:table-cell office:value-type="float" office:value="29.454685851318199" table:formula="of:=10*LOG([.A881])" table:style-name="ce1">
            <text:p>29,45468585</text:p>
          </table:table-cell>
          <table:table-cell table:number-columns-repeated="16382"/>
        </table:table-row>
        <table:table-row table:style-name="ro1">
          <table:table-cell office:value-type="float" office:value="883" table:formula="of:=[.A881]+1" table:style-name="ce1">
            <text:p>883</text:p>
          </table:table-cell>
          <table:table-cell office:value-type="float" office:value="29.459607035775687" table:formula="of:=10*LOG([.A882])" table:style-name="ce1">
            <text:p>29,45960704</text:p>
          </table:table-cell>
          <table:table-cell table:number-columns-repeated="16382"/>
        </table:table-row>
        <table:table-row table:style-name="ro1">
          <table:table-cell office:value-type="float" office:value="884" table:formula="of:=[.A882]+1" table:style-name="ce1">
            <text:p>884</text:p>
          </table:table-cell>
          <table:table-cell office:value-type="float" office:value="29.464522650130732" table:formula="of:=10*LOG([.A883])" table:style-name="ce1">
            <text:p>29,46452265</text:p>
          </table:table-cell>
          <table:table-cell table:number-columns-repeated="16382"/>
        </table:table-row>
        <table:table-row table:style-name="ro1">
          <table:table-cell office:value-type="float" office:value="885" table:formula="of:=[.A883]+1" table:style-name="ce1">
            <text:p>885</text:p>
          </table:table-cell>
          <table:table-cell office:value-type="float" office:value="29.469432706978257" table:formula="of:=10*LOG([.A884])" table:style-name="ce1">
            <text:p>29,46943271</text:p>
          </table:table-cell>
          <table:table-cell table:number-columns-repeated="16382"/>
        </table:table-row>
        <table:table-row table:style-name="ro1">
          <table:table-cell office:value-type="float" office:value="886" table:formula="of:=[.A884]+1" table:style-name="ce1">
            <text:p>886</text:p>
          </table:table-cell>
          <table:table-cell office:value-type="float" office:value="29.47433721887051" table:formula="of:=10*LOG([.A885])" table:style-name="ce1">
            <text:p>29,47433722</text:p>
          </table:table-cell>
          <table:table-cell table:number-columns-repeated="16382"/>
        </table:table-row>
        <table:table-row table:style-name="ro1">
          <table:table-cell office:value-type="float" office:value="887" table:formula="of:=[.A885]+1" table:style-name="ce1">
            <text:p>887</text:p>
          </table:table-cell>
          <table:table-cell office:value-type="float" office:value="29.479236198317263" table:formula="of:=10*LOG([.A886])" table:style-name="ce1">
            <text:p>29,4792362</text:p>
          </table:table-cell>
          <table:table-cell table:number-columns-repeated="16382"/>
        </table:table-row>
        <table:table-row table:style-name="ro1">
          <table:table-cell office:value-type="float" office:value="888" table:formula="of:=[.A886]+1" table:style-name="ce1">
            <text:p>888</text:p>
          </table:table-cell>
          <table:table-cell office:value-type="float" office:value="29.48412965778601" table:formula="of:=10*LOG([.A887])" table:style-name="ce1">
            <text:p>29,48412966</text:p>
          </table:table-cell>
          <table:table-cell table:number-columns-repeated="16382"/>
        </table:table-row>
        <table:table-row table:style-name="ro1">
          <table:table-cell office:value-type="float" office:value="889" table:formula="of:=[.A887]+1" table:style-name="ce1">
            <text:p>889</text:p>
          </table:table-cell>
          <table:table-cell office:value-type="float" office:value="29.489017609702138" table:formula="of:=10*LOG([.A888])" table:style-name="ce1">
            <text:p>29,48901761</text:p>
          </table:table-cell>
          <table:table-cell table:number-columns-repeated="16382"/>
        </table:table-row>
        <table:table-row table:style-name="ro1">
          <table:table-cell office:value-type="float" office:value="890" table:formula="of:=[.A888]+1" table:style-name="ce1">
            <text:p>890</text:p>
          </table:table-cell>
          <table:table-cell office:value-type="float" office:value="29.493900066449129" table:formula="of:=10*LOG([.A889])" table:style-name="ce1">
            <text:p>29,49390007</text:p>
          </table:table-cell>
          <table:table-cell table:number-columns-repeated="16382"/>
        </table:table-row>
        <table:table-row table:style-name="ro1">
          <table:table-cell office:value-type="float" office:value="891" table:formula="of:=[.A889]+1" table:style-name="ce1">
            <text:p>891</text:p>
          </table:table-cell>
          <table:table-cell office:value-type="float" office:value="29.498777040368751" table:formula="of:=10*LOG([.A890])" table:style-name="ce1">
            <text:p>29,49877704</text:p>
          </table:table-cell>
          <table:table-cell table:number-columns-repeated="16382"/>
        </table:table-row>
        <table:table-row table:style-name="ro1">
          <table:table-cell office:value-type="float" office:value="892" table:formula="of:=[.A890]+1" table:style-name="ce1">
            <text:p>892</text:p>
          </table:table-cell>
          <table:table-cell office:value-type="float" office:value="29.50364854376123" table:formula="of:=10*LOG([.A891])" table:style-name="ce1">
            <text:p>29,50364854</text:p>
          </table:table-cell>
          <table:table-cell table:number-columns-repeated="16382"/>
        </table:table-row>
        <table:table-row table:style-name="ro1">
          <table:table-cell office:value-type="float" office:value="893" table:formula="of:=[.A891]+1" table:style-name="ce1">
            <text:p>893</text:p>
          </table:table-cell>
          <table:table-cell office:value-type="float" office:value="29.508514588885465" table:formula="of:=10*LOG([.A892])" table:style-name="ce1">
            <text:p>29,50851459</text:p>
          </table:table-cell>
          <table:table-cell table:number-columns-repeated="16382"/>
        </table:table-row>
        <table:table-row table:style-name="ro1">
          <table:table-cell office:value-type="float" office:value="894" table:formula="of:=[.A892]+1" table:style-name="ce1">
            <text:p>894</text:p>
          </table:table-cell>
          <table:table-cell office:value-type="float" office:value="29.513375187959177" table:formula="of:=10*LOG([.A893])" table:style-name="ce1">
            <text:p>29,51337519</text:p>
          </table:table-cell>
          <table:table-cell table:number-columns-repeated="16382"/>
        </table:table-row>
        <table:table-row table:style-name="ro1">
          <table:table-cell office:value-type="float" office:value="895" table:formula="of:=[.A893]+1" table:style-name="ce1">
            <text:p>895</text:p>
          </table:table-cell>
          <table:table-cell office:value-type="float" office:value="29.518230353159119" table:formula="of:=10*LOG([.A894])" table:style-name="ce1">
            <text:p>29,51823035</text:p>
          </table:table-cell>
          <table:table-cell table:number-columns-repeated="16382"/>
        </table:table-row>
        <table:table-row table:style-name="ro1">
          <table:table-cell office:value-type="float" office:value="896" table:formula="of:=[.A894]+1" table:style-name="ce1">
            <text:p>896</text:p>
          </table:table-cell>
          <table:table-cell office:value-type="float" office:value="29.523080096621253" table:formula="of:=10*LOG([.A895])" table:style-name="ce1">
            <text:p>29,5230801</text:p>
          </table:table-cell>
          <table:table-cell table:number-columns-repeated="16382"/>
        </table:table-row>
        <table:table-row table:style-name="ro1">
          <table:table-cell office:value-type="float" office:value="897" table:formula="of:=[.A895]+1" table:style-name="ce1">
            <text:p>897</text:p>
          </table:table-cell>
          <table:table-cell office:value-type="float" office:value="29.527924430440923" table:formula="of:=10*LOG([.A896])" table:style-name="ce1">
            <text:p>29,52792443</text:p>
          </table:table-cell>
          <table:table-cell table:number-columns-repeated="16382"/>
        </table:table-row>
        <table:table-row table:style-name="ro1">
          <table:table-cell office:value-type="float" office:value="898" table:formula="of:=[.A896]+1" table:style-name="ce1">
            <text:p>898</text:p>
          </table:table-cell>
          <table:table-cell office:value-type="float" office:value="29.532763366673045" table:formula="of:=10*LOG([.A897])" table:style-name="ce1">
            <text:p>29,53276337</text:p>
          </table:table-cell>
          <table:table-cell table:number-columns-repeated="16382"/>
        </table:table-row>
        <table:table-row table:style-name="ro1">
          <table:table-cell office:value-type="float" office:value="899" table:formula="of:=[.A897]+1" table:style-name="ce1">
            <text:p>899</text:p>
          </table:table-cell>
          <table:table-cell office:value-type="float" office:value="29.537596917332287" table:formula="of:=10*LOG([.A898])" table:style-name="ce1">
            <text:p>29,53759692</text:p>
          </table:table-cell>
          <table:table-cell table:number-columns-repeated="16382"/>
        </table:table-row>
        <table:table-row table:style-name="ro1">
          <table:table-cell office:value-type="float" office:value="900" table:formula="of:=[.A898]+1" table:style-name="ce1">
            <text:p>900</text:p>
          </table:table-cell>
          <table:table-cell office:value-type="float" office:value="29.542425094393248" table:formula="of:=10*LOG([.A899])" table:style-name="ce1">
            <text:p>29,54242509</text:p>
          </table:table-cell>
          <table:table-cell table:number-columns-repeated="16382"/>
        </table:table-row>
        <table:table-row table:style-name="ro1">
          <table:table-cell office:value-type="float" office:value="901" table:formula="of:=[.A899]+1" table:style-name="ce1">
            <text:p>901</text:p>
          </table:table-cell>
          <table:table-cell office:value-type="float" office:value="29.547247909790627" table:formula="of:=10*LOG([.A900])" table:style-name="ce1">
            <text:p>29,54724791</text:p>
          </table:table-cell>
          <table:table-cell table:number-columns-repeated="16382"/>
        </table:table-row>
        <table:table-row table:style-name="ro1">
          <table:table-cell office:value-type="float" office:value="902" table:formula="of:=[.A900]+1" table:style-name="ce1">
            <text:p>902</text:p>
          </table:table-cell>
          <table:table-cell office:value-type="float" office:value="29.552065375419417" table:formula="of:=10*LOG([.A901])" table:style-name="ce1">
            <text:p>29,55206538</text:p>
          </table:table-cell>
          <table:table-cell table:number-columns-repeated="16382"/>
        </table:table-row>
        <table:table-row table:style-name="ro1">
          <table:table-cell office:value-type="float" office:value="903" table:formula="of:=[.A901]+1" table:style-name="ce1">
            <text:p>903</text:p>
          </table:table-cell>
          <table:table-cell office:value-type="float" office:value="29.556877503135055" table:formula="of:=10*LOG([.A902])" table:style-name="ce1">
            <text:p>29,5568775</text:p>
          </table:table-cell>
          <table:table-cell table:number-columns-repeated="16382"/>
        </table:table-row>
        <table:table-row table:style-name="ro1">
          <table:table-cell office:value-type="float" office:value="904" table:formula="of:=[.A902]+1" table:style-name="ce1">
            <text:p>904</text:p>
          </table:table-cell>
          <table:table-cell office:value-type="float" office:value="29.561684304753634" table:formula="of:=10*LOG([.A903])" table:style-name="ce1">
            <text:p>29,5616843</text:p>
          </table:table-cell>
          <table:table-cell table:number-columns-repeated="16382"/>
        </table:table-row>
        <table:table-row table:style-name="ro1">
          <table:table-cell office:value-type="float" office:value="905" table:formula="of:=[.A903]+1" table:style-name="ce1">
            <text:p>905</text:p>
          </table:table-cell>
          <table:table-cell office:value-type="float" office:value="29.566485792052035" table:formula="of:=10*LOG([.A904])" table:style-name="ce1">
            <text:p>29,56648579</text:p>
          </table:table-cell>
          <table:table-cell table:number-columns-repeated="16382"/>
        </table:table-row>
        <table:table-row table:style-name="ro1">
          <table:table-cell office:value-type="float" office:value="906" table:formula="of:=[.A904]+1" table:style-name="ce1">
            <text:p>906</text:p>
          </table:table-cell>
          <table:table-cell office:value-type="float" office:value="29.57128197676813" table:formula="of:=10*LOG([.A905])" table:style-name="ce1">
            <text:p>29,57128198</text:p>
          </table:table-cell>
          <table:table-cell table:number-columns-repeated="16382"/>
        </table:table-row>
        <table:table-row table:style-name="ro1">
          <table:table-cell office:value-type="float" office:value="907" table:formula="of:=[.A905]+1" table:style-name="ce1">
            <text:p>907</text:p>
          </table:table-cell>
          <table:table-cell office:value-type="float" office:value="29.576072870600953" table:formula="of:=10*LOG([.A906])" table:style-name="ce1">
            <text:p>29,57607287</text:p>
          </table:table-cell>
          <table:table-cell table:number-columns-repeated="16382"/>
        </table:table-row>
        <table:table-row table:style-name="ro1">
          <table:table-cell office:value-type="float" office:value="908" table:formula="of:=[.A906]+1" table:style-name="ce1">
            <text:p>908</text:p>
          </table:table-cell>
          <table:table-cell office:value-type="float" office:value="29.58085848521085" table:formula="of:=10*LOG([.A907])" table:style-name="ce1">
            <text:p>29,58085849</text:p>
          </table:table-cell>
          <table:table-cell table:number-columns-repeated="16382"/>
        </table:table-row>
        <table:table-row table:style-name="ro1">
          <table:table-cell office:value-type="float" office:value="909" table:formula="of:=[.A907]+1" table:style-name="ce1">
            <text:p>909</text:p>
          </table:table-cell>
          <table:table-cell office:value-type="float" office:value="29.585638832219672" table:formula="of:=10*LOG([.A908])" table:style-name="ce1">
            <text:p>29,58563883</text:p>
          </table:table-cell>
          <table:table-cell table:number-columns-repeated="16382"/>
        </table:table-row>
        <table:table-row table:style-name="ro1">
          <table:table-cell office:value-type="float" office:value="910" table:formula="of:=[.A908]+1" table:style-name="ce1">
            <text:p>910</text:p>
          </table:table-cell>
          <table:table-cell office:value-type="float" office:value="29.590413923210935" table:formula="of:=10*LOG([.A909])" table:style-name="ce1">
            <text:p>29,59041392</text:p>
          </table:table-cell>
          <table:table-cell table:number-columns-repeated="16382"/>
        </table:table-row>
        <table:table-row table:style-name="ro1">
          <table:table-cell office:value-type="float" office:value="911" table:formula="of:=[.A909]+1" table:style-name="ce1">
            <text:p>911</text:p>
          </table:table-cell>
          <table:table-cell office:value-type="float" office:value="29.595183769729982" table:formula="of:=10*LOG([.A910])" table:style-name="ce1">
            <text:p>29,59518377</text:p>
          </table:table-cell>
          <table:table-cell table:number-columns-repeated="16382"/>
        </table:table-row>
        <table:table-row table:style-name="ro1">
          <table:table-cell office:value-type="float" office:value="912" table:formula="of:=[.A910]+1" table:style-name="ce1">
            <text:p>912</text:p>
          </table:table-cell>
          <table:table-cell office:value-type="float" office:value="29.599948383284161" table:formula="of:=10*LOG([.A911])" table:style-name="ce1">
            <text:p>29,59994838</text:p>
          </table:table-cell>
          <table:table-cell table:number-columns-repeated="16382"/>
        </table:table-row>
        <table:table-row table:style-name="ro1">
          <table:table-cell office:value-type="float" office:value="913" table:formula="of:=[.A911]+1" table:style-name="ce1">
            <text:p>913</text:p>
          </table:table-cell>
          <table:table-cell office:value-type="float" office:value="29.604707775342991" table:formula="of:=10*LOG([.A912])" table:style-name="ce1">
            <text:p>29,60470778</text:p>
          </table:table-cell>
          <table:table-cell table:number-columns-repeated="16382"/>
        </table:table-row>
        <table:table-row table:style-name="ro1">
          <table:table-cell office:value-type="float" office:value="914" table:formula="of:=[.A912]+1" table:style-name="ce1">
            <text:p>914</text:p>
          </table:table-cell>
          <table:table-cell office:value-type="float" office:value="29.609461957338311" table:formula="of:=10*LOG([.A913])" table:style-name="ce1">
            <text:p>29,60946196</text:p>
          </table:table-cell>
          <table:table-cell table:number-columns-repeated="16382"/>
        </table:table-row>
        <table:table-row table:style-name="ro1">
          <table:table-cell office:value-type="float" office:value="915" table:formula="of:=[.A913]+1" table:style-name="ce1">
            <text:p>915</text:p>
          </table:table-cell>
          <table:table-cell office:value-type="float" office:value="29.614210940664485" table:formula="of:=10*LOG([.A914])" table:style-name="ce1">
            <text:p>29,61421094</text:p>
          </table:table-cell>
          <table:table-cell table:number-columns-repeated="16382"/>
        </table:table-row>
        <table:table-row table:style-name="ro1">
          <table:table-cell office:value-type="float" office:value="916" table:formula="of:=[.A914]+1" table:style-name="ce1">
            <text:p>916</text:p>
          </table:table-cell>
          <table:table-cell office:value-type="float" office:value="29.618954736678504" table:formula="of:=10*LOG([.A915])" table:style-name="ce1">
            <text:p>29,61895474</text:p>
          </table:table-cell>
          <table:table-cell table:number-columns-repeated="16382"/>
        </table:table-row>
        <table:table-row table:style-name="ro1">
          <table:table-cell office:value-type="float" office:value="917" table:formula="of:=[.A915]+1" table:style-name="ce1">
            <text:p>917</text:p>
          </table:table-cell>
          <table:table-cell office:value-type="float" office:value="29.623693356700208" table:formula="of:=10*LOG([.A916])" table:style-name="ce1">
            <text:p>29,62369336</text:p>
          </table:table-cell>
          <table:table-cell table:number-columns-repeated="16382"/>
        </table:table-row>
        <table:table-row table:style-name="ro1">
          <table:table-cell office:value-type="float" office:value="918" table:formula="of:=[.A916]+1" table:style-name="ce1">
            <text:p>918</text:p>
          </table:table-cell>
          <table:table-cell office:value-type="float" office:value="29.628426812012421" table:formula="of:=10*LOG([.A917])" table:style-name="ce1">
            <text:p>29,62842681</text:p>
          </table:table-cell>
          <table:table-cell table:number-columns-repeated="16382"/>
        </table:table-row>
        <table:table-row table:style-name="ro1">
          <table:table-cell office:value-type="float" office:value="919" table:formula="of:=[.A917]+1" table:style-name="ce1">
            <text:p>919</text:p>
          </table:table-cell>
          <table:table-cell office:value-type="float" office:value="29.633155113861115" table:formula="of:=10*LOG([.A918])" table:style-name="ce1">
            <text:p>29,63315511</text:p>
          </table:table-cell>
          <table:table-cell table:number-columns-repeated="16382"/>
        </table:table-row>
        <table:table-row table:style-name="ro1">
          <table:table-cell office:value-type="float" office:value="920" table:formula="of:=[.A918]+1" table:style-name="ce1">
            <text:p>920</text:p>
          </table:table-cell>
          <table:table-cell office:value-type="float" office:value="29.637878273455552" table:formula="of:=10*LOG([.A919])" table:style-name="ce1">
            <text:p>29,63787827</text:p>
          </table:table-cell>
          <table:table-cell table:number-columns-repeated="16382"/>
        </table:table-row>
        <table:table-row table:style-name="ro1">
          <table:table-cell office:value-type="float" office:value="921" table:formula="of:=[.A919]+1" table:style-name="ce1">
            <text:p>921</text:p>
          </table:table-cell>
          <table:table-cell office:value-type="float" office:value="29.642596301968492" table:formula="of:=10*LOG([.A920])" table:style-name="ce1">
            <text:p>29,6425963</text:p>
          </table:table-cell>
          <table:table-cell table:number-columns-repeated="16382"/>
        </table:table-row>
        <table:table-row table:style-name="ro1">
          <table:table-cell office:value-type="float" office:value="922" table:formula="of:=[.A920]+1" table:style-name="ce1">
            <text:p>922</text:p>
          </table:table-cell>
          <table:table-cell office:value-type="float" office:value="29.647309210536292" table:formula="of:=10*LOG([.A921])" table:style-name="ce1">
            <text:p>29,64730921</text:p>
          </table:table-cell>
          <table:table-cell table:number-columns-repeated="16382"/>
        </table:table-row>
        <table:table-row table:style-name="ro1">
          <table:table-cell office:value-type="float" office:value="923" table:formula="of:=[.A921]+1" table:style-name="ce1">
            <text:p>923</text:p>
          </table:table-cell>
          <table:table-cell office:value-type="float" office:value="29.652017010259119" table:formula="of:=10*LOG([.A922])" table:style-name="ce1">
            <text:p>29,65201701</text:p>
          </table:table-cell>
          <table:table-cell table:number-columns-repeated="16382"/>
        </table:table-row>
        <table:table-row table:style-name="ro1">
          <table:table-cell office:value-type="float" office:value="924" table:formula="of:=[.A922]+1" table:style-name="ce1">
            <text:p>924</text:p>
          </table:table-cell>
          <table:table-cell office:value-type="float" office:value="29.656719712201067" table:formula="of:=10*LOG([.A923])" table:style-name="ce1">
            <text:p>29,65671971</text:p>
          </table:table-cell>
          <table:table-cell table:number-columns-repeated="16382"/>
        </table:table-row>
        <table:table-row table:style-name="ro1">
          <table:table-cell office:value-type="float" office:value="925" table:formula="of:=[.A923]+1" table:style-name="ce1">
            <text:p>925</text:p>
          </table:table-cell>
          <table:table-cell office:value-type="float" office:value="29.661417327390325" table:formula="of:=10*LOG([.A924])" table:style-name="ce1">
            <text:p>29,66141733</text:p>
          </table:table-cell>
          <table:table-cell table:number-columns-repeated="16382"/>
        </table:table-row>
        <table:table-row table:style-name="ro1">
          <table:table-cell office:value-type="float" office:value="926" table:formula="of:=[.A924]+1" table:style-name="ce1">
            <text:p>926</text:p>
          </table:table-cell>
          <table:table-cell office:value-type="float" office:value="29.66610986681934" table:formula="of:=10*LOG([.A925])" table:style-name="ce1">
            <text:p>29,66610987</text:p>
          </table:table-cell>
          <table:table-cell table:number-columns-repeated="16382"/>
        </table:table-row>
        <table:table-row table:style-name="ro1">
          <table:table-cell office:value-type="float" office:value="927" table:formula="of:=[.A925]+1" table:style-name="ce1">
            <text:p>927</text:p>
          </table:table-cell>
          <table:table-cell office:value-type="float" office:value="29.670797341444974" table:formula="of:=10*LOG([.A926])" table:style-name="ce1">
            <text:p>29,67079734</text:p>
          </table:table-cell>
          <table:table-cell table:number-columns-repeated="16382"/>
        </table:table-row>
        <table:table-row table:style-name="ro1">
          <table:table-cell office:value-type="float" office:value="928" table:formula="of:=[.A926]+1" table:style-name="ce1">
            <text:p>928</text:p>
          </table:table-cell>
          <table:table-cell office:value-type="float" office:value="29.675479762188619" table:formula="of:=10*LOG([.A927])" table:style-name="ce1">
            <text:p>29,67547976</text:p>
          </table:table-cell>
          <table:table-cell table:number-columns-repeated="16382"/>
        </table:table-row>
        <table:table-row table:style-name="ro1">
          <table:table-cell office:value-type="float" office:value="929" table:formula="of:=[.A927]+1" table:style-name="ce1">
            <text:p>929</text:p>
          </table:table-cell>
          <table:table-cell office:value-type="float" office:value="29.680157139936419" table:formula="of:=10*LOG([.A928])" table:style-name="ce1">
            <text:p>29,68015714</text:p>
          </table:table-cell>
          <table:table-cell table:number-columns-repeated="16382"/>
        </table:table-row>
        <table:table-row table:style-name="ro1">
          <table:table-cell office:value-type="float" office:value="930" table:formula="of:=[.A928]+1" table:style-name="ce1">
            <text:p>930</text:p>
          </table:table-cell>
          <table:table-cell office:value-type="float" office:value="29.684829485539353" table:formula="of:=10*LOG([.A929])" table:style-name="ce1">
            <text:p>29,68482949</text:p>
          </table:table-cell>
          <table:table-cell table:number-columns-repeated="16382"/>
        </table:table-row>
        <table:table-row table:style-name="ro1">
          <table:table-cell office:value-type="float" office:value="931" table:formula="of:=[.A929]+1" table:style-name="ce1">
            <text:p>931</text:p>
          </table:table-cell>
          <table:table-cell office:value-type="float" office:value="29.689496809813427" table:formula="of:=10*LOG([.A930])" table:style-name="ce1">
            <text:p>29,68949681</text:p>
          </table:table-cell>
          <table:table-cell table:number-columns-repeated="16382"/>
        </table:table-row>
        <table:table-row table:style-name="ro1">
          <table:table-cell office:value-type="float" office:value="932" table:formula="of:=[.A930]+1" table:style-name="ce1">
            <text:p>932</text:p>
          </table:table-cell>
          <table:table-cell office:value-type="float" office:value="29.694159123539812" table:formula="of:=10*LOG([.A931])" table:style-name="ce1">
            <text:p>29,69415912</text:p>
          </table:table-cell>
          <table:table-cell table:number-columns-repeated="16382"/>
        </table:table-row>
        <table:table-row table:style-name="ro1">
          <table:table-cell office:value-type="float" office:value="933" table:formula="of:=[.A931]+1" table:style-name="ce1">
            <text:p>933</text:p>
          </table:table-cell>
          <table:table-cell office:value-type="float" office:value="29.698816437465002" table:formula="of:=10*LOG([.A932])" table:style-name="ce1">
            <text:p>29,69881644</text:p>
          </table:table-cell>
          <table:table-cell table:number-columns-repeated="16382"/>
        </table:table-row>
        <table:table-row table:style-name="ro1">
          <table:table-cell office:value-type="float" office:value="934" table:formula="of:=[.A932]+1" table:style-name="ce1">
            <text:p>934</text:p>
          </table:table-cell>
          <table:table-cell office:value-type="float" office:value="29.703468762300936" table:formula="of:=10*LOG([.A933])" table:style-name="ce1">
            <text:p>29,70346876</text:p>
          </table:table-cell>
          <table:table-cell table:number-columns-repeated="16382"/>
        </table:table-row>
        <table:table-row table:style-name="ro1">
          <table:table-cell office:value-type="float" office:value="935" table:formula="of:=[.A933]+1" table:style-name="ce1">
            <text:p>935</text:p>
          </table:table-cell>
          <table:table-cell office:value-type="float" office:value="29.708116108725179" table:formula="of:=10*LOG([.A934])" table:style-name="ce1">
            <text:p>29,70811611</text:p>
          </table:table-cell>
          <table:table-cell table:number-columns-repeated="16382"/>
        </table:table-row>
        <table:table-row table:style-name="ro1">
          <table:table-cell office:value-type="float" office:value="936" table:formula="of:=[.A934]+1" table:style-name="ce1">
            <text:p>936</text:p>
          </table:table-cell>
          <table:table-cell office:value-type="float" office:value="29.712758487381052" table:formula="of:=10*LOG([.A935])" table:style-name="ce1">
            <text:p>29,71275849</text:p>
          </table:table-cell>
          <table:table-cell table:number-columns-repeated="16382"/>
        </table:table-row>
        <table:table-row table:style-name="ro1">
          <table:table-cell office:value-type="float" office:value="937" table:formula="of:=[.A935]+1" table:style-name="ce1">
            <text:p>937</text:p>
          </table:table-cell>
          <table:table-cell office:value-type="float" office:value="29.717395908877783" table:formula="of:=10*LOG([.A936])" table:style-name="ce1">
            <text:p>29,71739591</text:p>
          </table:table-cell>
          <table:table-cell table:number-columns-repeated="16382"/>
        </table:table-row>
        <table:table-row table:style-name="ro1">
          <table:table-cell office:value-type="float" office:value="938" table:formula="of:=[.A936]+1" table:style-name="ce1">
            <text:p>938</text:p>
          </table:table-cell>
          <table:table-cell office:value-type="float" office:value="29.722028383790647" table:formula="of:=10*LOG([.A937])" table:style-name="ce1">
            <text:p>29,72202838</text:p>
          </table:table-cell>
          <table:table-cell table:number-columns-repeated="16382"/>
        </table:table-row>
        <table:table-row table:style-name="ro1">
          <table:table-cell office:value-type="float" office:value="939" table:formula="of:=[.A937]+1" table:style-name="ce1">
            <text:p>939</text:p>
          </table:table-cell>
          <table:table-cell office:value-type="float" office:value="29.726655922661109" table:formula="of:=10*LOG([.A938])" table:style-name="ce1">
            <text:p>29,72665592</text:p>
          </table:table-cell>
          <table:table-cell table:number-columns-repeated="16382"/>
        </table:table-row>
        <table:table-row table:style-name="ro1">
          <table:table-cell office:value-type="float" office:value="940" table:formula="of:=[.A938]+1" table:style-name="ce1">
            <text:p>940</text:p>
          </table:table-cell>
          <table:table-cell office:value-type="float" office:value="29.731278535996989" table:formula="of:=10*LOG([.A939])" table:style-name="ce1">
            <text:p>29,73127854</text:p>
          </table:table-cell>
          <table:table-cell table:number-columns-repeated="16382"/>
        </table:table-row>
        <table:table-row table:style-name="ro1">
          <table:table-cell office:value-type="float" office:value="941" table:formula="of:=[.A939]+1" table:style-name="ce1">
            <text:p>941</text:p>
          </table:table-cell>
          <table:table-cell office:value-type="float" office:value="29.73589623427257" table:formula="of:=10*LOG([.A940])" table:style-name="ce1">
            <text:p>29,73589623</text:p>
          </table:table-cell>
          <table:table-cell table:number-columns-repeated="16382"/>
        </table:table-row>
        <table:table-row table:style-name="ro1">
          <table:table-cell office:value-type="float" office:value="942" table:formula="of:=[.A940]+1" table:style-name="ce1">
            <text:p>942</text:p>
          </table:table-cell>
          <table:table-cell office:value-type="float" office:value="29.740509027928773" table:formula="of:=10*LOG([.A941])" table:style-name="ce1">
            <text:p>29,74050903</text:p>
          </table:table-cell>
          <table:table-cell table:number-columns-repeated="16382"/>
        </table:table-row>
        <table:table-row table:style-name="ro1">
          <table:table-cell office:value-type="float" office:value="943" table:formula="of:=[.A941]+1" table:style-name="ce1">
            <text:p>943</text:p>
          </table:table-cell>
          <table:table-cell office:value-type="float" office:value="29.745116927373285" table:formula="of:=10*LOG([.A942])" table:style-name="ce1">
            <text:p>29,74511693</text:p>
          </table:table-cell>
          <table:table-cell table:number-columns-repeated="16382"/>
        </table:table-row>
        <table:table-row table:style-name="ro1">
          <table:table-cell office:value-type="float" office:value="944" table:formula="of:=[.A942]+1" table:style-name="ce1">
            <text:p>944</text:p>
          </table:table-cell>
          <table:table-cell office:value-type="float" office:value="29.74971994298069" table:formula="of:=10*LOG([.A943])" table:style-name="ce1">
            <text:p>29,74971994</text:p>
          </table:table-cell>
          <table:table-cell table:number-columns-repeated="16382"/>
        </table:table-row>
        <table:table-row table:style-name="ro1">
          <table:table-cell office:value-type="float" office:value="945" table:formula="of:=[.A943]+1" table:style-name="ce1">
            <text:p>945</text:p>
          </table:table-cell>
          <table:table-cell office:value-type="float" office:value="29.754318085092631" table:formula="of:=10*LOG([.A944])" table:style-name="ce1">
            <text:p>29,75431809</text:p>
          </table:table-cell>
          <table:table-cell table:number-columns-repeated="16382"/>
        </table:table-row>
        <table:table-row table:style-name="ro1">
          <table:table-cell office:value-type="float" office:value="946" table:formula="of:=[.A944]+1" table:style-name="ce1">
            <text:p>946</text:p>
          </table:table-cell>
          <table:table-cell office:value-type="float" office:value="29.758911364017926" table:formula="of:=10*LOG([.A945])" table:style-name="ce1">
            <text:p>29,75891136</text:p>
          </table:table-cell>
          <table:table-cell table:number-columns-repeated="16382"/>
        </table:table-row>
        <table:table-row table:style-name="ro1">
          <table:table-cell office:value-type="float" office:value="947" table:formula="of:=[.A945]+1" table:style-name="ce1">
            <text:p>947</text:p>
          </table:table-cell>
          <table:table-cell office:value-type="float" office:value="29.763499790032736" table:formula="of:=10*LOG([.A946])" table:style-name="ce1">
            <text:p>29,76349979</text:p>
          </table:table-cell>
          <table:table-cell table:number-columns-repeated="16382"/>
        </table:table-row>
        <table:table-row table:style-name="ro1">
          <table:table-cell office:value-type="float" office:value="948" table:formula="of:=[.A946]+1" table:style-name="ce1">
            <text:p>948</text:p>
          </table:table-cell>
          <table:table-cell office:value-type="float" office:value="29.768083373380662" table:formula="of:=10*LOG([.A947])" table:style-name="ce1">
            <text:p>29,76808337</text:p>
          </table:table-cell>
          <table:table-cell table:number-columns-repeated="16382"/>
        </table:table-row>
        <table:table-row table:style-name="ro1">
          <table:table-cell office:value-type="float" office:value="949" table:formula="of:=[.A947]+1" table:style-name="ce1">
            <text:p>949</text:p>
          </table:table-cell>
          <table:table-cell office:value-type="float" office:value="29.772662124272927" table:formula="of:=10*LOG([.A948])" table:style-name="ce1">
            <text:p>29,77266212</text:p>
          </table:table-cell>
          <table:table-cell table:number-columns-repeated="16382"/>
        </table:table-row>
        <table:table-row table:style-name="ro1">
          <table:table-cell office:value-type="float" office:value="950" table:formula="of:=[.A948]+1" table:style-name="ce1">
            <text:p>950</text:p>
          </table:table-cell>
          <table:table-cell office:value-type="float" office:value="29.777236052888476" table:formula="of:=10*LOG([.A949])" table:style-name="ce1">
            <text:p>29,77723605</text:p>
          </table:table-cell>
          <table:table-cell table:number-columns-repeated="16382"/>
        </table:table-row>
        <table:table-row table:style-name="ro1">
          <table:table-cell office:value-type="float" office:value="951" table:formula="of:=[.A949]+1" table:style-name="ce1">
            <text:p>951</text:p>
          </table:table-cell>
          <table:table-cell office:value-type="float" office:value="29.781805169374138" table:formula="of:=10*LOG([.A950])" table:style-name="ce1">
            <text:p>29,78180517</text:p>
          </table:table-cell>
          <table:table-cell table:number-columns-repeated="16382"/>
        </table:table-row>
        <table:table-row table:style-name="ro1">
          <table:table-cell office:value-type="float" office:value="952" table:formula="of:=[.A950]+1" table:style-name="ce1">
            <text:p>952</text:p>
          </table:table-cell>
          <table:table-cell office:value-type="float" office:value="29.786369483844744" table:formula="of:=10*LOG([.A951])" table:style-name="ce1">
            <text:p>29,78636948</text:p>
          </table:table-cell>
          <table:table-cell table:number-columns-repeated="16382"/>
        </table:table-row>
        <table:table-row table:style-name="ro1">
          <table:table-cell office:value-type="float" office:value="953" table:formula="of:=[.A951]+1" table:style-name="ce1">
            <text:p>953</text:p>
          </table:table-cell>
          <table:table-cell office:value-type="float" office:value="29.790929006383262" table:formula="of:=10*LOG([.A952])" table:style-name="ce1">
            <text:p>29,79092901</text:p>
          </table:table-cell>
          <table:table-cell table:number-columns-repeated="16382"/>
        </table:table-row>
        <table:table-row table:style-name="ro1">
          <table:table-cell office:value-type="float" office:value="954" table:formula="of:=[.A952]+1" table:style-name="ce1">
            <text:p>954</text:p>
          </table:table-cell>
          <table:table-cell office:value-type="float" office:value="29.795483747040951" table:formula="of:=10*LOG([.A953])" table:style-name="ce1">
            <text:p>29,79548375</text:p>
          </table:table-cell>
          <table:table-cell table:number-columns-repeated="16382"/>
        </table:table-row>
        <table:table-row table:style-name="ro1">
          <table:table-cell office:value-type="float" office:value="955" table:formula="of:=[.A953]+1" table:style-name="ce1">
            <text:p>955</text:p>
          </table:table-cell>
          <table:table-cell office:value-type="float" office:value="29.800033715837465" table:formula="of:=10*LOG([.A954])" table:style-name="ce1">
            <text:p>29,80003372</text:p>
          </table:table-cell>
          <table:table-cell table:number-columns-repeated="16382"/>
        </table:table-row>
        <table:table-row table:style-name="ro1">
          <table:table-cell office:value-type="float" office:value="956" table:formula="of:=[.A954]+1" table:style-name="ce1">
            <text:p>956</text:p>
          </table:table-cell>
          <table:table-cell office:value-type="float" office:value="29.804578922760999" table:formula="of:=10*LOG([.A955])" table:style-name="ce1">
            <text:p>29,80457892</text:p>
          </table:table-cell>
          <table:table-cell table:number-columns-repeated="16382"/>
        </table:table-row>
        <table:table-row table:style-name="ro1">
          <table:table-cell office:value-type="float" office:value="957" table:formula="of:=[.A955]+1" table:style-name="ce1">
            <text:p>957</text:p>
          </table:table-cell>
          <table:table-cell office:value-type="float" office:value="29.809119377768436" table:formula="of:=10*LOG([.A956])" table:style-name="ce1">
            <text:p>29,80911938</text:p>
          </table:table-cell>
          <table:table-cell table:number-columns-repeated="16382"/>
        </table:table-row>
        <table:table-row table:style-name="ro1">
          <table:table-cell office:value-type="float" office:value="958" table:formula="of:=[.A956]+1" table:style-name="ce1">
            <text:p>958</text:p>
          </table:table-cell>
          <table:table-cell office:value-type="float" office:value="29.813655090785446" table:formula="of:=10*LOG([.A957])" table:style-name="ce1">
            <text:p>29,81365509</text:p>
          </table:table-cell>
          <table:table-cell table:number-columns-repeated="16382"/>
        </table:table-row>
        <table:table-row table:style-name="ro1">
          <table:table-cell office:value-type="float" office:value="959" table:formula="of:=[.A957]+1" table:style-name="ce1">
            <text:p>959</text:p>
          </table:table-cell>
          <table:table-cell office:value-type="float" office:value="29.818186071706634" table:formula="of:=10*LOG([.A958])" table:style-name="ce1">
            <text:p>29,81818607</text:p>
          </table:table-cell>
          <table:table-cell table:number-columns-repeated="16382"/>
        </table:table-row>
        <table:table-row table:style-name="ro1">
          <table:table-cell office:value-type="float" office:value="960" table:formula="of:=[.A958]+1" table:style-name="ce1">
            <text:p>960</text:p>
          </table:table-cell>
          <table:table-cell office:value-type="float" office:value="29.822712330395685" table:formula="of:=10*LOG([.A959])" table:style-name="ce1">
            <text:p>29,82271233</text:p>
          </table:table-cell>
          <table:table-cell table:number-columns-repeated="16382"/>
        </table:table-row>
        <table:table-row table:style-name="ro1">
          <table:table-cell office:value-type="float" office:value="961" table:formula="of:=[.A959]+1" table:style-name="ce1">
            <text:p>961</text:p>
          </table:table-cell>
          <table:table-cell office:value-type="float" office:value="29.827233876685455" table:formula="of:=10*LOG([.A960])" table:style-name="ce1">
            <text:p>29,82723388</text:p>
          </table:table-cell>
          <table:table-cell table:number-columns-repeated="16382"/>
        </table:table-row>
        <table:table-row table:style-name="ro1">
          <table:table-cell office:value-type="float" office:value="962" table:formula="of:=[.A960]+1" table:style-name="ce1">
            <text:p>962</text:p>
          </table:table-cell>
          <table:table-cell office:value-type="float" office:value="29.831750720378132" table:formula="of:=10*LOG([.A961])" table:style-name="ce1">
            <text:p>29,83175072</text:p>
          </table:table-cell>
          <table:table-cell table:number-columns-repeated="16382"/>
        </table:table-row>
        <table:table-row table:style-name="ro1">
          <table:table-cell office:value-type="float" office:value="963" table:formula="of:=[.A961]+1" table:style-name="ce1">
            <text:p>963</text:p>
          </table:table-cell>
          <table:table-cell office:value-type="float" office:value="29.836262871245346" table:formula="of:=10*LOG([.A962])" table:style-name="ce1">
            <text:p>29,83626287</text:p>
          </table:table-cell>
          <table:table-cell table:number-columns-repeated="16382"/>
        </table:table-row>
        <table:table-row table:style-name="ro1">
          <table:table-cell office:value-type="float" office:value="964" table:formula="of:=[.A962]+1" table:style-name="ce1">
            <text:p>964</text:p>
          </table:table-cell>
          <table:table-cell office:value-type="float" office:value="29.84077033902831" table:formula="of:=10*LOG([.A963])" table:style-name="ce1">
            <text:p>29,84077034</text:p>
          </table:table-cell>
          <table:table-cell table:number-columns-repeated="16382"/>
        </table:table-row>
        <table:table-row table:style-name="ro1">
          <table:table-cell office:value-type="float" office:value="965" table:formula="of:=[.A963]+1" table:style-name="ce1">
            <text:p>965</text:p>
          </table:table-cell>
          <table:table-cell office:value-type="float" office:value="29.845273133437928" table:formula="of:=10*LOG([.A964])" table:style-name="ce1">
            <text:p>29,84527313</text:p>
          </table:table-cell>
          <table:table-cell table:number-columns-repeated="16382"/>
        </table:table-row>
        <table:table-row table:style-name="ro1">
          <table:table-cell office:value-type="float" office:value="966" table:formula="of:=[.A964]+1" table:style-name="ce1">
            <text:p>966</text:p>
          </table:table-cell>
          <table:table-cell office:value-type="float" office:value="29.849771264154935" table:formula="of:=10*LOG([.A965])" table:style-name="ce1">
            <text:p>29,84977126</text:p>
          </table:table-cell>
          <table:table-cell table:number-columns-repeated="16382"/>
        </table:table-row>
        <table:table-row table:style-name="ro1">
          <table:table-cell office:value-type="float" office:value="967" table:formula="of:=[.A965]+1" table:style-name="ce1">
            <text:p>967</text:p>
          </table:table-cell>
          <table:table-cell office:value-type="float" office:value="29.854264740830018" table:formula="of:=10*LOG([.A966])" table:style-name="ce1">
            <text:p>29,85426474</text:p>
          </table:table-cell>
          <table:table-cell table:number-columns-repeated="16382"/>
        </table:table-row>
        <table:table-row table:style-name="ro1">
          <table:table-cell office:value-type="float" office:value="968" table:formula="of:=[.A966]+1" table:style-name="ce1">
            <text:p>968</text:p>
          </table:table-cell>
          <table:table-cell office:value-type="float" office:value="29.858753573083938" table:formula="of:=10*LOG([.A967])" table:style-name="ce1">
            <text:p>29,85875357</text:p>
          </table:table-cell>
          <table:table-cell table:number-columns-repeated="16382"/>
        </table:table-row>
        <table:table-row table:style-name="ro1">
          <table:table-cell office:value-type="float" office:value="969" table:formula="of:=[.A967]+1" table:style-name="ce1">
            <text:p>969</text:p>
          </table:table-cell>
          <table:table-cell office:value-type="float" office:value="29.863237770507652" table:formula="of:=10*LOG([.A968])" table:style-name="ce1">
            <text:p>29,86323777</text:p>
          </table:table-cell>
          <table:table-cell table:number-columns-repeated="16382"/>
        </table:table-row>
        <table:table-row table:style-name="ro1">
          <table:table-cell office:value-type="float" office:value="970" table:formula="of:=[.A968]+1" table:style-name="ce1">
            <text:p>970</text:p>
          </table:table-cell>
          <table:table-cell office:value-type="float" office:value="29.867717342662448" table:formula="of:=10*LOG([.A969])" table:style-name="ce1">
            <text:p>29,86771734</text:p>
          </table:table-cell>
          <table:table-cell table:number-columns-repeated="16382"/>
        </table:table-row>
        <table:table-row table:style-name="ro1">
          <table:table-cell office:value-type="float" office:value="971" table:formula="of:=[.A969]+1" table:style-name="ce1">
            <text:p>971</text:p>
          </table:table-cell>
          <table:table-cell office:value-type="float" office:value="29.872192299080048" table:formula="of:=10*LOG([.A970])" table:style-name="ce1">
            <text:p>29,8721923</text:p>
          </table:table-cell>
          <table:table-cell table:number-columns-repeated="16382"/>
        </table:table-row>
        <table:table-row table:style-name="ro1">
          <table:table-cell office:value-type="float" office:value="972" table:formula="of:=[.A970]+1" table:style-name="ce1">
            <text:p>972</text:p>
          </table:table-cell>
          <table:table-cell office:value-type="float" office:value="29.876662649262748" table:formula="of:=10*LOG([.A971])" table:style-name="ce1">
            <text:p>29,87666265</text:p>
          </table:table-cell>
          <table:table-cell table:number-columns-repeated="16382"/>
        </table:table-row>
        <table:table-row table:style-name="ro1">
          <table:table-cell office:value-type="float" office:value="973" table:formula="of:=[.A971]+1" table:style-name="ce1">
            <text:p>973</text:p>
          </table:table-cell>
          <table:table-cell office:value-type="float" office:value="29.881128402683519" table:formula="of:=10*LOG([.A972])" table:style-name="ce1">
            <text:p>29,8811284</text:p>
          </table:table-cell>
          <table:table-cell table:number-columns-repeated="16382"/>
        </table:table-row>
        <table:table-row table:style-name="ro1">
          <table:table-cell office:value-type="float" office:value="974" table:formula="of:=[.A972]+1" table:style-name="ce1">
            <text:p>974</text:p>
          </table:table-cell>
          <table:table-cell office:value-type="float" office:value="29.885589568786159" table:formula="of:=10*LOG([.A973])" table:style-name="ce1">
            <text:p>29,88558957</text:p>
          </table:table-cell>
          <table:table-cell table:number-columns-repeated="16382"/>
        </table:table-row>
        <table:table-row table:style-name="ro1">
          <table:table-cell office:value-type="float" office:value="975" table:formula="of:=[.A973]+1" table:style-name="ce1">
            <text:p>975</text:p>
          </table:table-cell>
          <table:table-cell office:value-type="float" office:value="29.89004615698537" table:formula="of:=10*LOG([.A974])" table:style-name="ce1">
            <text:p>29,89004616</text:p>
          </table:table-cell>
          <table:table-cell table:number-columns-repeated="16382"/>
        </table:table-row>
        <table:table-row table:style-name="ro1">
          <table:table-cell office:value-type="float" office:value="976" table:formula="of:=[.A974]+1" table:style-name="ce1">
            <text:p>976</text:p>
          </table:table-cell>
          <table:table-cell office:value-type="float" office:value="29.894498176666918" table:formula="of:=10*LOG([.A975])" table:style-name="ce1">
            <text:p>29,89449818</text:p>
          </table:table-cell>
          <table:table-cell table:number-columns-repeated="16382"/>
        </table:table-row>
        <table:table-row table:style-name="ro1">
          <table:table-cell office:value-type="float" office:value="977" table:formula="of:=[.A975]+1" table:style-name="ce1">
            <text:p>977</text:p>
          </table:table-cell>
          <table:table-cell office:value-type="float" office:value="29.89894563718773" table:formula="of:=10*LOG([.A976])" table:style-name="ce1">
            <text:p>29,89894564</text:p>
          </table:table-cell>
          <table:table-cell table:number-columns-repeated="16382"/>
        </table:table-row>
        <table:table-row table:style-name="ro1">
          <table:table-cell office:value-type="float" office:value="978" table:formula="of:=[.A976]+1" table:style-name="ce1">
            <text:p>978</text:p>
          </table:table-cell>
          <table:table-cell office:value-type="float" office:value="29.903388547876016" table:formula="of:=10*LOG([.A977])" table:style-name="ce1">
            <text:p>29,90338855</text:p>
          </table:table-cell>
          <table:table-cell table:number-columns-repeated="16382"/>
        </table:table-row>
        <table:table-row table:style-name="ro1">
          <table:table-cell office:value-type="float" office:value="979" table:formula="of:=[.A977]+1" table:style-name="ce1">
            <text:p>979</text:p>
          </table:table-cell>
          <table:table-cell office:value-type="float" office:value="29.907826918031375" table:formula="of:=10*LOG([.A978])" table:style-name="ce1">
            <text:p>29,90782692</text:p>
          </table:table-cell>
          <table:table-cell table:number-columns-repeated="16382"/>
        </table:table-row>
        <table:table-row table:style-name="ro1">
          <table:table-cell office:value-type="float" office:value="980" table:formula="of:=[.A978]+1" table:style-name="ce1">
            <text:p>980</text:p>
          </table:table-cell>
          <table:table-cell office:value-type="float" office:value="29.912260756924947" table:formula="of:=10*LOG([.A979])" table:style-name="ce1">
            <text:p>29,91226076</text:p>
          </table:table-cell>
          <table:table-cell table:number-columns-repeated="16382"/>
        </table:table-row>
        <table:table-row table:style-name="ro1">
          <table:table-cell office:value-type="float" office:value="981" table:formula="of:=[.A979]+1" table:style-name="ce1">
            <text:p>981</text:p>
          </table:table-cell>
          <table:table-cell office:value-type="float" office:value="29.916690073799487" table:formula="of:=10*LOG([.A980])" table:style-name="ce1">
            <text:p>29,91669007</text:p>
          </table:table-cell>
          <table:table-cell table:number-columns-repeated="16382"/>
        </table:table-row>
        <table:table-row table:style-name="ro1">
          <table:table-cell office:value-type="float" office:value="982" table:formula="of:=[.A980]+1" table:style-name="ce1">
            <text:p>982</text:p>
          </table:table-cell>
          <table:table-cell office:value-type="float" office:value="29.921114877869496" table:formula="of:=10*LOG([.A981])" table:style-name="ce1">
            <text:p>29,92111488</text:p>
          </table:table-cell>
          <table:table-cell table:number-columns-repeated="16382"/>
        </table:table-row>
        <table:table-row table:style-name="ro1">
          <table:table-cell office:value-type="float" office:value="983" table:formula="of:=[.A981]+1" table:style-name="ce1">
            <text:p>983</text:p>
          </table:table-cell>
          <table:table-cell office:value-type="float" office:value="29.925535178321354" table:formula="of:=10*LOG([.A982])" table:style-name="ce1">
            <text:p>29,92553518</text:p>
          </table:table-cell>
          <table:table-cell table:number-columns-repeated="16382"/>
        </table:table-row>
        <table:table-row table:style-name="ro1">
          <table:table-cell office:value-type="float" office:value="984" table:formula="of:=[.A982]+1" table:style-name="ce1">
            <text:p>984</text:p>
          </table:table-cell>
          <table:table-cell office:value-type="float" office:value="29.929950984313415" table:formula="of:=10*LOG([.A983])" table:style-name="ce1">
            <text:p>29,92995098</text:p>
          </table:table-cell>
          <table:table-cell table:number-columns-repeated="16382"/>
        </table:table-row>
        <table:table-row table:style-name="ro1">
          <table:table-cell office:value-type="float" office:value="985" table:formula="of:=[.A983]+1" table:style-name="ce1">
            <text:p>985</text:p>
          </table:table-cell>
          <table:table-cell office:value-type="float" office:value="29.934362304976116" table:formula="of:=10*LOG([.A984])" table:style-name="ce1">
            <text:p>29,9343623</text:p>
          </table:table-cell>
          <table:table-cell table:number-columns-repeated="16382"/>
        </table:table-row>
        <table:table-row table:style-name="ro1">
          <table:table-cell office:value-type="float" office:value="986" table:formula="of:=[.A984]+1" table:style-name="ce1">
            <text:p>986</text:p>
          </table:table-cell>
          <table:table-cell office:value-type="float" office:value="29.93876914941211" table:formula="of:=10*LOG([.A985])" table:style-name="ce1">
            <text:p>29,93876915</text:p>
          </table:table-cell>
          <table:table-cell table:number-columns-repeated="16382"/>
        </table:table-row>
        <table:table-row table:style-name="ro1">
          <table:table-cell office:value-type="float" office:value="987" table:formula="of:=[.A985]+1" table:style-name="ce1">
            <text:p>987</text:p>
          </table:table-cell>
          <table:table-cell office:value-type="float" office:value="29.943171526696368" table:formula="of:=10*LOG([.A986])" table:style-name="ce1">
            <text:p>29,94317153</text:p>
          </table:table-cell>
          <table:table-cell table:number-columns-repeated="16382"/>
        </table:table-row>
        <table:table-row table:style-name="ro1">
          <table:table-cell office:value-type="float" office:value="988" table:formula="of:=[.A986]+1" table:style-name="ce1">
            <text:p>988</text:p>
          </table:table-cell>
          <table:table-cell office:value-type="float" office:value="29.947569445876283" table:formula="of:=10*LOG([.A987])" table:style-name="ce1">
            <text:p>29,94756945</text:p>
          </table:table-cell>
          <table:table-cell table:number-columns-repeated="16382"/>
        </table:table-row>
        <table:table-row table:style-name="ro1">
          <table:table-cell office:value-type="float" office:value="989" table:formula="of:=[.A987]+1" table:style-name="ce1">
            <text:p>989</text:p>
          </table:table-cell>
          <table:table-cell office:value-type="float" office:value="29.951962915971791" table:formula="of:=10*LOG([.A988])" table:style-name="ce1">
            <text:p>29,95196292</text:p>
          </table:table-cell>
          <table:table-cell table:number-columns-repeated="16382"/>
        </table:table-row>
        <table:table-row table:style-name="ro1">
          <table:table-cell office:value-type="float" office:value="990" table:formula="of:=[.A988]+1" table:style-name="ce1">
            <text:p>990</text:p>
          </table:table-cell>
          <table:table-cell office:value-type="float" office:value="29.956351945975502" table:formula="of:=10*LOG([.A989])" table:style-name="ce1">
            <text:p>29,95635195</text:p>
          </table:table-cell>
          <table:table-cell table:number-columns-repeated="16382"/>
        </table:table-row>
        <table:table-row table:style-name="ro1">
          <table:table-cell office:value-type="float" office:value="991" table:formula="of:=[.A989]+1" table:style-name="ce1">
            <text:p>991</text:p>
          </table:table-cell>
          <table:table-cell office:value-type="float" office:value="29.960736544852754" table:formula="of:=10*LOG([.A990])" table:style-name="ce1">
            <text:p>29,96073654</text:p>
          </table:table-cell>
          <table:table-cell table:number-columns-repeated="16382"/>
        </table:table-row>
        <table:table-row table:style-name="ro1">
          <table:table-cell office:value-type="float" office:value="992" table:formula="of:=[.A990]+1" table:style-name="ce1">
            <text:p>992</text:p>
          </table:table-cell>
          <table:table-cell office:value-type="float" office:value="29.965116721541783" table:formula="of:=10*LOG([.A991])" table:style-name="ce1">
            <text:p>29,96511672</text:p>
          </table:table-cell>
          <table:table-cell table:number-columns-repeated="16382"/>
        </table:table-row>
        <table:table-row table:style-name="ro1">
          <table:table-cell office:value-type="float" office:value="993" table:formula="of:=[.A991]+1" table:style-name="ce1">
            <text:p>993</text:p>
          </table:table-cell>
          <table:table-cell office:value-type="float" office:value="29.969492484953811" table:formula="of:=10*LOG([.A992])" table:style-name="ce1">
            <text:p>29,96949248</text:p>
          </table:table-cell>
          <table:table-cell table:number-columns-repeated="16382"/>
        </table:table-row>
        <table:table-row table:style-name="ro1">
          <table:table-cell office:value-type="float" office:value="994" table:formula="of:=[.A992]+1" table:style-name="ce1">
            <text:p>994</text:p>
          </table:table-cell>
          <table:table-cell office:value-type="float" office:value="29.973863843973131" table:formula="of:=10*LOG([.A993])" table:style-name="ce1">
            <text:p>29,97386384</text:p>
          </table:table-cell>
          <table:table-cell table:number-columns-repeated="16382"/>
        </table:table-row>
        <table:table-row table:style-name="ro1">
          <table:table-cell office:value-type="float" office:value="995" table:formula="of:=[.A993]+1" table:style-name="ce1">
            <text:p>995</text:p>
          </table:table-cell>
          <table:table-cell office:value-type="float" office:value="29.978230807457255" table:formula="of:=10*LOG([.A994])" table:style-name="ce1">
            <text:p>29,97823081</text:p>
          </table:table-cell>
          <table:table-cell table:number-columns-repeated="16382"/>
        </table:table-row>
        <table:table-row table:style-name="ro1">
          <table:table-cell office:value-type="float" office:value="996" table:formula="of:=[.A994]+1" table:style-name="ce1">
            <text:p>996</text:p>
          </table:table-cell>
          <table:table-cell office:value-type="float" office:value="29.982593384236988" table:formula="of:=10*LOG([.A995])" table:style-name="ce1">
            <text:p>29,98259338</text:p>
          </table:table-cell>
          <table:table-cell table:number-columns-repeated="16382"/>
        </table:table-row>
        <table:table-row table:style-name="ro1">
          <table:table-cell office:value-type="float" office:value="997" table:formula="of:=[.A995]+1" table:style-name="ce1">
            <text:p>997</text:p>
          </table:table-cell>
          <table:table-cell office:value-type="float" office:value="29.986951583116557" table:formula="of:=10*LOG([.A996])" table:style-name="ce1">
            <text:p>29,98695158</text:p>
          </table:table-cell>
          <table:table-cell table:number-columns-repeated="16382"/>
        </table:table-row>
        <table:table-row table:style-name="ro1">
          <table:table-cell office:value-type="float" office:value="998" table:formula="of:=[.A996]+1" table:style-name="ce1">
            <text:p>998</text:p>
          </table:table-cell>
          <table:table-cell office:value-type="float" office:value="29.991305412873711" table:formula="of:=10*LOG([.A997])" table:style-name="ce1">
            <text:p>29,99130541</text:p>
          </table:table-cell>
          <table:table-cell table:number-columns-repeated="16382"/>
        </table:table-row>
        <table:table-row table:style-name="ro1">
          <table:table-cell office:value-type="float" office:value="999" table:formula="of:=[.A997]+1" table:style-name="ce1">
            <text:p>999</text:p>
          </table:table-cell>
          <table:table-cell office:value-type="float" office:value="29.995654882259824" table:formula="of:=10*LOG([.A998])" table:style-name="ce1">
            <text:p>29,99565488</text:p>
          </table:table-cell>
          <table:table-cell table:number-columns-repeated="16382"/>
        </table:table-row>
        <table:table-row table:style-name="ro1">
          <table:table-cell office:value-type="float" office:value="1000" table:formula="of:=[.A998]+1" table:style-name="ce1">
            <text:p>1000</text:p>
          </table:table-cell>
          <table:table-cell office:value-type="float" office:value="30" table:formula="of:=10*LOG([.A999])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01" table:formula="of:=[.A999]+1" table:style-name="ce1">
            <text:p>1001</text:p>
          </table:table-cell>
          <table:table-cell office:value-type="float" office:value="30.004340774793189" table:formula="of:=10*LOG([.A1000])" table:style-name="ce1">
            <text:p>30,00434077</text:p>
          </table:table-cell>
          <table:table-cell table:number-columns-repeated="16382"/>
        </table:table-row>
        <table:table-row table:style-name="ro1">
          <table:table-cell office:value-type="float" office:value="1002" table:formula="of:=[.A1000]+1" table:style-name="ce1">
            <text:p>1002</text:p>
          </table:table-cell>
          <table:table-cell office:value-type="float" office:value="30.008677215312268" table:formula="of:=10*LOG([.A1001])" table:style-name="ce1">
            <text:p>30,00867722</text:p>
          </table:table-cell>
          <table:table-cell table:number-columns-repeated="16382"/>
        </table:table-row>
        <table:table-row table:style-name="ro1">
          <table:table-cell office:value-type="float" office:value="1003" table:formula="of:=[.A1001]+1" table:style-name="ce1">
            <text:p>1003</text:p>
          </table:table-cell>
          <table:table-cell office:value-type="float" office:value="30.013009330204184" table:formula="of:=10*LOG([.A1002])" table:style-name="ce1">
            <text:p>30,01300933</text:p>
          </table:table-cell>
          <table:table-cell table:number-columns-repeated="16382"/>
        </table:table-row>
        <table:table-row table:style-name="ro1">
          <table:table-cell office:value-type="float" office:value="1004" table:formula="of:=[.A1002]+1" table:style-name="ce1">
            <text:p>1004</text:p>
          </table:table-cell>
          <table:table-cell office:value-type="float" office:value="30.017337128090006" table:formula="of:=10*LOG([.A1003])" table:style-name="ce1">
            <text:p>30,01733713</text:p>
          </table:table-cell>
          <table:table-cell table:number-columns-repeated="16382"/>
        </table:table-row>
        <table:table-row table:style-name="ro1">
          <table:table-cell office:value-type="float" office:value="1005" table:formula="of:=[.A1003]+1" table:style-name="ce1">
            <text:p>1005</text:p>
          </table:table-cell>
          <table:table-cell office:value-type="float" office:value="30.021660617565079" table:formula="of:=10*LOG([.A1004])" table:style-name="ce1">
            <text:p>30,02166062</text:p>
          </table:table-cell>
          <table:table-cell table:number-columns-repeated="16382"/>
        </table:table-row>
        <table:table-row table:style-name="ro1">
          <table:table-cell office:value-type="float" office:value="1006" table:formula="of:=[.A1004]+1" table:style-name="ce1">
            <text:p>1006</text:p>
          </table:table-cell>
          <table:table-cell office:value-type="float" office:value="30.025979807199086" table:formula="of:=10*LOG([.A1005])" table:style-name="ce1">
            <text:p>30,02597981</text:p>
          </table:table-cell>
          <table:table-cell table:number-columns-repeated="16382"/>
        </table:table-row>
        <table:table-row table:style-name="ro1">
          <table:table-cell office:value-type="float" office:value="1007" table:formula="of:=[.A1005]+1" table:style-name="ce1">
            <text:p>1007</text:p>
          </table:table-cell>
          <table:table-cell office:value-type="float" office:value="30.030294705536178" table:formula="of:=10*LOG([.A1006])" table:style-name="ce1">
            <text:p>30,03029471</text:p>
          </table:table-cell>
          <table:table-cell table:number-columns-repeated="16382"/>
        </table:table-row>
        <table:table-row table:style-name="ro1">
          <table:table-cell office:value-type="float" office:value="1008" table:formula="of:=[.A1006]+1" table:style-name="ce1">
            <text:p>1008</text:p>
          </table:table-cell>
          <table:table-cell office:value-type="float" office:value="30.034605321095068" table:formula="of:=10*LOG([.A1007])" table:style-name="ce1">
            <text:p>30,03460532</text:p>
          </table:table-cell>
          <table:table-cell table:number-columns-repeated="16382"/>
        </table:table-row>
        <table:table-row table:style-name="ro1">
          <table:table-cell office:value-type="float" office:value="1009" table:formula="of:=[.A1007]+1" table:style-name="ce1">
            <text:p>1009</text:p>
          </table:table-cell>
          <table:table-cell office:value-type="float" office:value="30.038911662369102" table:formula="of:=10*LOG([.A1008])" table:style-name="ce1">
            <text:p>30,03891166</text:p>
          </table:table-cell>
          <table:table-cell table:number-columns-repeated="16382"/>
        </table:table-row>
        <table:table-row table:style-name="ro1">
          <table:table-cell office:value-type="float" office:value="1010" table:formula="of:=[.A1008]+1" table:style-name="ce1">
            <text:p>1010</text:p>
          </table:table-cell>
          <table:table-cell office:value-type="float" office:value="30.043213737826427" table:formula="of:=10*LOG([.A1009])" table:style-name="ce1">
            <text:p>30,04321374</text:p>
          </table:table-cell>
          <table:table-cell table:number-columns-repeated="16382"/>
        </table:table-row>
        <table:table-row table:style-name="ro1">
          <table:table-cell office:value-type="float" office:value="1011" table:formula="of:=[.A1009]+1" table:style-name="ce1">
            <text:p>1011</text:p>
          </table:table-cell>
          <table:table-cell office:value-type="float" office:value="30.047511555910013" table:formula="of:=10*LOG([.A1010])" table:style-name="ce1">
            <text:p>30,04751156</text:p>
          </table:table-cell>
          <table:table-cell table:number-columns-repeated="16382"/>
        </table:table-row>
        <table:table-row table:style-name="ro1">
          <table:table-cell office:value-type="float" office:value="1012" table:formula="of:=[.A1010]+1" table:style-name="ce1">
            <text:p>1012</text:p>
          </table:table-cell>
          <table:table-cell office:value-type="float" office:value="30.051805125037806" table:formula="of:=10*LOG([.A1011])" table:style-name="ce1">
            <text:p>30,05180513</text:p>
          </table:table-cell>
          <table:table-cell table:number-columns-repeated="16382"/>
        </table:table-row>
        <table:table-row table:style-name="ro1">
          <table:table-cell office:value-type="float" office:value="1013" table:formula="of:=[.A1011]+1" table:style-name="ce1">
            <text:p>1013</text:p>
          </table:table-cell>
          <table:table-cell office:value-type="float" office:value="30.056094453602803" table:formula="of:=10*LOG([.A1012])" table:style-name="ce1">
            <text:p>30,05609445</text:p>
          </table:table-cell>
          <table:table-cell table:number-columns-repeated="16382"/>
        </table:table-row>
        <table:table-row table:style-name="ro1">
          <table:table-cell office:value-type="float" office:value="1014" table:formula="of:=[.A1012]+1" table:style-name="ce1">
            <text:p>1014</text:p>
          </table:table-cell>
          <table:table-cell office:value-type="float" office:value="30.060379549973174" table:formula="of:=10*LOG([.A1013])" table:style-name="ce1">
            <text:p>30,06037955</text:p>
          </table:table-cell>
          <table:table-cell table:number-columns-repeated="16382"/>
        </table:table-row>
        <table:table-row table:style-name="ro1">
          <table:table-cell office:value-type="float" office:value="1015" table:formula="of:=[.A1013]+1" table:style-name="ce1">
            <text:p>1015</text:p>
          </table:table-cell>
          <table:table-cell office:value-type="float" office:value="30.064660422492317" table:formula="of:=10*LOG([.A1014])" table:style-name="ce1">
            <text:p>30,06466042</text:p>
          </table:table-cell>
          <table:table-cell table:number-columns-repeated="16382"/>
        </table:table-row>
        <table:table-row table:style-name="ro1">
          <table:table-cell office:value-type="float" office:value="1016" table:formula="of:=[.A1014]+1" table:style-name="ce1">
            <text:p>1016</text:p>
          </table:table-cell>
          <table:table-cell office:value-type="float" office:value="30.068937079479007" table:formula="of:=10*LOG([.A1015])" table:style-name="ce1">
            <text:p>30,06893708</text:p>
          </table:table-cell>
          <table:table-cell table:number-columns-repeated="16382"/>
        </table:table-row>
        <table:table-row table:style-name="ro1">
          <table:table-cell office:value-type="float" office:value="1017" table:formula="of:=[.A1015]+1" table:style-name="ce1">
            <text:p>1017</text:p>
          </table:table-cell>
          <table:table-cell office:value-type="float" office:value="30.073209529227448" table:formula="of:=10*LOG([.A1016])" table:style-name="ce1">
            <text:p>30,07320953</text:p>
          </table:table-cell>
          <table:table-cell table:number-columns-repeated="16382"/>
        </table:table-row>
        <table:table-row table:style-name="ro1">
          <table:table-cell office:value-type="float" office:value="1018" table:formula="of:=[.A1016]+1" table:style-name="ce1">
            <text:p>1018</text:p>
          </table:table-cell>
          <table:table-cell office:value-type="float" office:value="30.077477780007399" table:formula="of:=10*LOG([.A1017])" table:style-name="ce1">
            <text:p>30,07747778</text:p>
          </table:table-cell>
          <table:table-cell table:number-columns-repeated="16382"/>
        </table:table-row>
        <table:table-row table:style-name="ro1">
          <table:table-cell office:value-type="float" office:value="1019" table:formula="of:=[.A1017]+1" table:style-name="ce1">
            <text:p>1019</text:p>
          </table:table-cell>
          <table:table-cell office:value-type="float" office:value="30.081741840064264" table:formula="of:=10*LOG([.A1018])" table:style-name="ce1">
            <text:p>30,08174184</text:p>
          </table:table-cell>
          <table:table-cell table:number-columns-repeated="16382"/>
        </table:table-row>
        <table:table-row table:style-name="ro1">
          <table:table-cell office:value-type="float" office:value="1020" table:formula="of:=[.A1018]+1" table:style-name="ce1">
            <text:p>1020</text:p>
          </table:table-cell>
          <table:table-cell office:value-type="float" office:value="30.086001717619176" table:formula="of:=10*LOG([.A1019])" table:style-name="ce1">
            <text:p>30,08600172</text:p>
          </table:table-cell>
          <table:table-cell table:number-columns-repeated="16382"/>
        </table:table-row>
        <table:table-row table:style-name="ro1">
          <table:table-cell office:value-type="float" office:value="1021" table:formula="of:=[.A1019]+1" table:style-name="ce1">
            <text:p>1021</text:p>
          </table:table-cell>
          <table:table-cell office:value-type="float" office:value="30.090257420869104" table:formula="of:=10*LOG([.A1020])" table:style-name="ce1">
            <text:p>30,09025742</text:p>
          </table:table-cell>
          <table:table-cell table:number-columns-repeated="16382"/>
        </table:table-row>
        <table:table-row table:style-name="ro1">
          <table:table-cell office:value-type="float" office:value="1022" table:formula="of:=[.A1020]+1" table:style-name="ce1">
            <text:p>1022</text:p>
          </table:table-cell>
          <table:table-cell office:value-type="float" office:value="30.094508957986939" table:formula="of:=10*LOG([.A1021])" table:style-name="ce1">
            <text:p>30,09450896</text:p>
          </table:table-cell>
          <table:table-cell table:number-columns-repeated="16382"/>
        </table:table-row>
        <table:table-row table:style-name="ro1">
          <table:table-cell office:value-type="float" office:value="1023" table:formula="of:=[.A1021]+1" table:style-name="ce1">
            <text:p>1023</text:p>
          </table:table-cell>
          <table:table-cell office:value-type="float" office:value="30.0987563371216" table:formula="of:=10*LOG([.A1022])" table:style-name="ce1">
            <text:p>30,09875634</text:p>
          </table:table-cell>
          <table:table-cell table:number-columns-repeated="16382"/>
        </table:table-row>
        <table:table-row table:style-name="ro1">
          <table:table-cell office:value-type="float" office:value="1024" table:formula="of:=[.A1022]+1" table:style-name="ce1">
            <text:p>1024</text:p>
          </table:table-cell>
          <table:table-cell office:value-type="float" office:value="30.102999566398122" table:formula="of:=10*LOG([.A1023])" table:style-name="ce1">
            <text:p>30,10299957</text:p>
          </table:table-cell>
          <table:table-cell table:number-columns-repeated="16382"/>
        </table:table-row>
        <table:table-row table:style-name="ro1">
          <table:table-cell office:value-type="float" office:value="1025" table:formula="of:=[.A1023]+1" table:style-name="ce1">
            <text:p>1025</text:p>
          </table:table-cell>
          <table:table-cell office:value-type="float" office:value="30.107238653917729" table:formula="of:=10*LOG([.A1024])" table:style-name="ce1">
            <text:p>30,10723865</text:p>
          </table:table-cell>
          <table:table-cell table:number-columns-repeated="16382"/>
        </table:table-row>
        <table:table-row table:style-name="ro1">
          <table:table-cell office:value-type="float" office:value="1026" table:formula="of:=[.A1024]+1" table:style-name="ce1">
            <text:p>1026</text:p>
          </table:table-cell>
          <table:table-cell office:value-type="float" office:value="30.111473607757976" table:formula="of:=10*LOG([.A1025])" table:style-name="ce1">
            <text:p>30,11147361</text:p>
          </table:table-cell>
          <table:table-cell table:number-columns-repeated="16382"/>
        </table:table-row>
        <table:table-row table:style-name="ro1">
          <table:table-cell office:value-type="float" office:value="1027" table:formula="of:=[.A1025]+1" table:style-name="ce1">
            <text:p>1027</text:p>
          </table:table-cell>
          <table:table-cell office:value-type="float" office:value="30.115704435972784" table:formula="of:=10*LOG([.A1026])" table:style-name="ce1">
            <text:p>30,11570444</text:p>
          </table:table-cell>
          <table:table-cell table:number-columns-repeated="16382"/>
        </table:table-row>
        <table:table-row table:style-name="ro1">
          <table:table-cell office:value-type="float" office:value="1028" table:formula="of:=[.A1026]+1" table:style-name="ce1">
            <text:p>1028</text:p>
          </table:table-cell>
          <table:table-cell office:value-type="float" office:value="30.11993114659257" table:formula="of:=10*LOG([.A1027])" table:style-name="ce1">
            <text:p>30,11993115</text:p>
          </table:table-cell>
          <table:table-cell table:number-columns-repeated="16382"/>
        </table:table-row>
        <table:table-row table:style-name="ro1">
          <table:table-cell office:value-type="float" office:value="1029" table:formula="of:=[.A1027]+1" table:style-name="ce1">
            <text:p>1029</text:p>
          </table:table-cell>
          <table:table-cell office:value-type="float" office:value="30.12415374762433" table:formula="of:=10*LOG([.A1028])" table:style-name="ce1">
            <text:p>30,12415375</text:p>
          </table:table-cell>
          <table:table-cell table:number-columns-repeated="16382"/>
        </table:table-row>
        <table:table-row table:style-name="ro1">
          <table:table-cell office:value-type="float" office:value="1030" table:formula="of:=[.A1028]+1" table:style-name="ce1">
            <text:p>1030</text:p>
          </table:table-cell>
          <table:table-cell office:value-type="float" office:value="30.128372247051722" table:formula="of:=10*LOG([.A1029])" table:style-name="ce1">
            <text:p>30,12837225</text:p>
          </table:table-cell>
          <table:table-cell table:number-columns-repeated="16382"/>
        </table:table-row>
        <table:table-row table:style-name="ro1">
          <table:table-cell office:value-type="float" office:value="1031" table:formula="of:=[.A1029]+1" table:style-name="ce1">
            <text:p>1031</text:p>
          </table:table-cell>
          <table:table-cell office:value-type="float" office:value="30.132586652835165" table:formula="of:=10*LOG([.A1030])" table:style-name="ce1">
            <text:p>30,13258665</text:p>
          </table:table-cell>
          <table:table-cell table:number-columns-repeated="16382"/>
        </table:table-row>
        <table:table-row table:style-name="ro1">
          <table:table-cell office:value-type="float" office:value="1032" table:formula="of:=[.A1030]+1" table:style-name="ce1">
            <text:p>1032</text:p>
          </table:table-cell>
          <table:table-cell office:value-type="float" office:value="30.136796972911924" table:formula="of:=10*LOG([.A1031])" table:style-name="ce1">
            <text:p>30,13679697</text:p>
          </table:table-cell>
          <table:table-cell table:number-columns-repeated="16382"/>
        </table:table-row>
        <table:table-row table:style-name="ro1">
          <table:table-cell office:value-type="float" office:value="1033" table:formula="of:=[.A1031]+1" table:style-name="ce1">
            <text:p>1033</text:p>
          </table:table-cell>
          <table:table-cell office:value-type="float" office:value="30.141003215196207" table:formula="of:=10*LOG([.A1032])" table:style-name="ce1">
            <text:p>30,14100322</text:p>
          </table:table-cell>
          <table:table-cell table:number-columns-repeated="16382"/>
        </table:table-row>
        <table:table-row table:style-name="ro1">
          <table:table-cell office:value-type="float" office:value="1034" table:formula="of:=[.A1032]+1" table:style-name="ce1">
            <text:p>1034</text:p>
          </table:table-cell>
          <table:table-cell office:value-type="float" office:value="30.145205387579239" table:formula="of:=10*LOG([.A1033])" table:style-name="ce1">
            <text:p>30,14520539</text:p>
          </table:table-cell>
          <table:table-cell table:number-columns-repeated="16382"/>
        </table:table-row>
        <table:table-row table:style-name="ro1">
          <table:table-cell office:value-type="float" office:value="1035" table:formula="of:=[.A1033]+1" table:style-name="ce1">
            <text:p>1035</text:p>
          </table:table-cell>
          <table:table-cell office:value-type="float" office:value="30.149403497929367" table:formula="of:=10*LOG([.A1034])" table:style-name="ce1">
            <text:p>30,1494035</text:p>
          </table:table-cell>
          <table:table-cell table:number-columns-repeated="16382"/>
        </table:table-row>
        <table:table-row table:style-name="ro1">
          <table:table-cell office:value-type="float" office:value="1036" table:formula="of:=[.A1034]+1" table:style-name="ce1">
            <text:p>1036</text:p>
          </table:table-cell>
          <table:table-cell office:value-type="float" office:value="30.153597554092144" table:formula="of:=10*LOG([.A1035])" table:style-name="ce1">
            <text:p>30,15359755</text:p>
          </table:table-cell>
          <table:table-cell table:number-columns-repeated="16382"/>
        </table:table-row>
        <table:table-row table:style-name="ro1">
          <table:table-cell office:value-type="float" office:value="1037" table:formula="of:=[.A1035]+1" table:style-name="ce1">
            <text:p>1037</text:p>
          </table:table-cell>
          <table:table-cell office:value-type="float" office:value="30.157787563890409" table:formula="of:=10*LOG([.A1036])" table:style-name="ce1">
            <text:p>30,15778756</text:p>
          </table:table-cell>
          <table:table-cell table:number-columns-repeated="16382"/>
        </table:table-row>
        <table:table-row table:style-name="ro1">
          <table:table-cell office:value-type="float" office:value="1038" table:formula="of:=[.A1036]+1" table:style-name="ce1">
            <text:p>1038</text:p>
          </table:table-cell>
          <table:table-cell office:value-type="float" office:value="30.161973535124389" table:formula="of:=10*LOG([.A1037])" table:style-name="ce1">
            <text:p>30,16197354</text:p>
          </table:table-cell>
          <table:table-cell table:number-columns-repeated="16382"/>
        </table:table-row>
        <table:table-row table:style-name="ro1">
          <table:table-cell office:value-type="float" office:value="1039" table:formula="of:=[.A1037]+1" table:style-name="ce1">
            <text:p>1039</text:p>
          </table:table-cell>
          <table:table-cell office:value-type="float" office:value="30.16615547557177" table:formula="of:=10*LOG([.A1038])" table:style-name="ce1">
            <text:p>30,16615548</text:p>
          </table:table-cell>
          <table:table-cell table:number-columns-repeated="16382"/>
        </table:table-row>
        <table:table-row table:style-name="ro1">
          <table:table-cell office:value-type="float" office:value="1040" table:formula="of:=[.A1038]+1" table:style-name="ce1">
            <text:p>1040</text:p>
          </table:table-cell>
          <table:table-cell office:value-type="float" office:value="30.170333392987803" table:formula="of:=10*LOG([.A1039])" table:style-name="ce1">
            <text:p>30,17033339</text:p>
          </table:table-cell>
          <table:table-cell table:number-columns-repeated="16382"/>
        </table:table-row>
        <table:table-row table:style-name="ro1">
          <table:table-cell office:value-type="float" office:value="1041" table:formula="of:=[.A1039]+1" table:style-name="ce1">
            <text:p>1041</text:p>
          </table:table-cell>
          <table:table-cell office:value-type="float" office:value="30.174507295105361" table:formula="of:=10*LOG([.A1040])" table:style-name="ce1">
            <text:p>30,1745073</text:p>
          </table:table-cell>
          <table:table-cell table:number-columns-repeated="16382"/>
        </table:table-row>
        <table:table-row table:style-name="ro1">
          <table:table-cell office:value-type="float" office:value="1042" table:formula="of:=[.A1040]+1" table:style-name="ce1">
            <text:p>1042</text:p>
          </table:table-cell>
          <table:table-cell office:value-type="float" office:value="30.178677189635053" table:formula="of:=10*LOG([.A1041])" table:style-name="ce1">
            <text:p>30,17867719</text:p>
          </table:table-cell>
          <table:table-cell table:number-columns-repeated="16382"/>
        </table:table-row>
        <table:table-row table:style-name="ro1">
          <table:table-cell office:value-type="float" office:value="1043" table:formula="of:=[.A1041]+1" table:style-name="ce1">
            <text:p>1043</text:p>
          </table:table-cell>
          <table:table-cell office:value-type="float" office:value="30.182843084265308" table:formula="of:=10*LOG([.A1042])" table:style-name="ce1">
            <text:p>30,18284308</text:p>
          </table:table-cell>
          <table:table-cell table:number-columns-repeated="16382"/>
        </table:table-row>
        <table:table-row table:style-name="ro1">
          <table:table-cell office:value-type="float" office:value="1044" table:formula="of:=[.A1042]+1" table:style-name="ce1">
            <text:p>1044</text:p>
          </table:table-cell>
          <table:table-cell office:value-type="float" office:value="30.187004986662433" table:formula="of:=10*LOG([.A1043])" table:style-name="ce1">
            <text:p>30,18700499</text:p>
          </table:table-cell>
          <table:table-cell table:number-columns-repeated="16382"/>
        </table:table-row>
        <table:table-row table:style-name="ro1">
          <table:table-cell office:value-type="float" office:value="1045" table:formula="of:=[.A1043]+1" table:style-name="ce1">
            <text:p>1045</text:p>
          </table:table-cell>
          <table:table-cell office:value-type="float" office:value="30.19116290447073" table:formula="of:=10*LOG([.A1044])" table:style-name="ce1">
            <text:p>30,1911629</text:p>
          </table:table-cell>
          <table:table-cell table:number-columns-repeated="16382"/>
        </table:table-row>
        <table:table-row table:style-name="ro1">
          <table:table-cell office:value-type="float" office:value="1046" table:formula="of:=[.A1044]+1" table:style-name="ce1">
            <text:p>1046</text:p>
          </table:table-cell>
          <table:table-cell office:value-type="float" office:value="30.195316845312554" table:formula="of:=10*LOG([.A1045])" table:style-name="ce1">
            <text:p>30,19531685</text:p>
          </table:table-cell>
          <table:table-cell table:number-columns-repeated="16382"/>
        </table:table-row>
        <table:table-row table:style-name="ro1">
          <table:table-cell office:value-type="float" office:value="1047" table:formula="of:=[.A1045]+1" table:style-name="ce1">
            <text:p>1047</text:p>
          </table:table-cell>
          <table:table-cell office:value-type="float" office:value="30.199466816788423" table:formula="of:=10*LOG([.A1046])" table:style-name="ce1">
            <text:p>30,19946682</text:p>
          </table:table-cell>
          <table:table-cell table:number-columns-repeated="16382"/>
        </table:table-row>
        <table:table-row table:style-name="ro1">
          <table:table-cell office:value-type="float" office:value="1048" table:formula="of:=[.A1046]+1" table:style-name="ce1">
            <text:p>1048</text:p>
          </table:table-cell>
          <table:table-cell office:value-type="float" office:value="30.203612826477077" table:formula="of:=10*LOG([.A1047])" table:style-name="ce1">
            <text:p>30,20361283</text:p>
          </table:table-cell>
          <table:table-cell table:number-columns-repeated="16382"/>
        </table:table-row>
        <table:table-row table:style-name="ro1">
          <table:table-cell office:value-type="float" office:value="1049" table:formula="of:=[.A1047]+1" table:style-name="ce1">
            <text:p>1049</text:p>
          </table:table-cell>
          <table:table-cell office:value-type="float" office:value="30.207754881935578" table:formula="of:=10*LOG([.A1048])" table:style-name="ce1">
            <text:p>30,20775488</text:p>
          </table:table-cell>
          <table:table-cell table:number-columns-repeated="16382"/>
        </table:table-row>
        <table:table-row table:style-name="ro1">
          <table:table-cell office:value-type="float" office:value="1050" table:formula="of:=[.A1048]+1" table:style-name="ce1">
            <text:p>1050</text:p>
          </table:table-cell>
          <table:table-cell office:value-type="float" office:value="30.211892990699383" table:formula="of:=10*LOG([.A1049])" table:style-name="ce1">
            <text:p>30,21189299</text:p>
          </table:table-cell>
          <table:table-cell table:number-columns-repeated="16382"/>
        </table:table-row>
        <table:table-row table:style-name="ro1">
          <table:table-cell office:value-type="float" office:value="1051" table:formula="of:=[.A1049]+1" table:style-name="ce1">
            <text:p>1051</text:p>
          </table:table-cell>
          <table:table-cell office:value-type="float" office:value="30.216027160282422" table:formula="of:=10*LOG([.A1050])" table:style-name="ce1">
            <text:p>30,21602716</text:p>
          </table:table-cell>
          <table:table-cell table:number-columns-repeated="16382"/>
        </table:table-row>
        <table:table-row table:style-name="ro1">
          <table:table-cell office:value-type="float" office:value="1052" table:formula="of:=[.A1050]+1" table:style-name="ce1">
            <text:p>1052</text:p>
          </table:table-cell>
          <table:table-cell office:value-type="float" office:value="30.2201573981772" table:formula="of:=10*LOG([.A1051])" table:style-name="ce1">
            <text:p>30,2201574</text:p>
          </table:table-cell>
          <table:table-cell table:number-columns-repeated="16382"/>
        </table:table-row>
        <table:table-row table:style-name="ro1">
          <table:table-cell office:value-type="float" office:value="1053" table:formula="of:=[.A1051]+1" table:style-name="ce1">
            <text:p>1053</text:p>
          </table:table-cell>
          <table:table-cell office:value-type="float" office:value="30.224283711854866" table:formula="of:=10*LOG([.A1052])" table:style-name="ce1">
            <text:p>30,22428371</text:p>
          </table:table-cell>
          <table:table-cell table:number-columns-repeated="16382"/>
        </table:table-row>
        <table:table-row table:style-name="ro1">
          <table:table-cell office:value-type="float" office:value="1054" table:formula="of:=[.A1052]+1" table:style-name="ce1">
            <text:p>1054</text:p>
          </table:table-cell>
          <table:table-cell office:value-type="float" office:value="30.228406108765281" table:formula="of:=10*LOG([.A1053])" table:style-name="ce1">
            <text:p>30,22840611</text:p>
          </table:table-cell>
          <table:table-cell table:number-columns-repeated="16382"/>
        </table:table-row>
        <table:table-row table:style-name="ro1">
          <table:table-cell office:value-type="float" office:value="1055" table:formula="of:=[.A1053]+1" table:style-name="ce1">
            <text:p>1055</text:p>
          </table:table-cell>
          <table:table-cell office:value-type="float" office:value="30.232524596337115" table:formula="of:=10*LOG([.A1054])" table:style-name="ce1">
            <text:p>30,2325246</text:p>
          </table:table-cell>
          <table:table-cell table:number-columns-repeated="16382"/>
        </table:table-row>
        <table:table-row table:style-name="ro1">
          <table:table-cell office:value-type="float" office:value="1056" table:formula="of:=[.A1054]+1" table:style-name="ce1">
            <text:p>1056</text:p>
          </table:table-cell>
          <table:table-cell office:value-type="float" office:value="30.236639181977935" table:formula="of:=10*LOG([.A1055])" table:style-name="ce1">
            <text:p>30,23663918</text:p>
          </table:table-cell>
          <table:table-cell table:number-columns-repeated="16382"/>
        </table:table-row>
        <table:table-row table:style-name="ro1">
          <table:table-cell office:value-type="float" office:value="1057" table:formula="of:=[.A1055]+1" table:style-name="ce1">
            <text:p>1057</text:p>
          </table:table-cell>
          <table:table-cell office:value-type="float" office:value="30.240749873074261" table:formula="of:=10*LOG([.A1056])" table:style-name="ce1">
            <text:p>30,24074987</text:p>
          </table:table-cell>
          <table:table-cell table:number-columns-repeated="16382"/>
        </table:table-row>
        <table:table-row table:style-name="ro1">
          <table:table-cell office:value-type="float" office:value="1058" table:formula="of:=[.A1056]+1" table:style-name="ce1">
            <text:p>1058</text:p>
          </table:table-cell>
          <table:table-cell office:value-type="float" office:value="30.24485667699167" table:formula="of:=10*LOG([.A1057])" table:style-name="ce1">
            <text:p>30,24485668</text:p>
          </table:table-cell>
          <table:table-cell table:number-columns-repeated="16382"/>
        </table:table-row>
        <table:table-row table:style-name="ro1">
          <table:table-cell office:value-type="float" office:value="1059" table:formula="of:=[.A1057]+1" table:style-name="ce1">
            <text:p>1059</text:p>
          </table:table-cell>
          <table:table-cell office:value-type="float" office:value="30.248959601074851" table:formula="of:=10*LOG([.A1058])" table:style-name="ce1">
            <text:p>30,2489596</text:p>
          </table:table-cell>
          <table:table-cell table:number-columns-repeated="16382"/>
        </table:table-row>
        <table:table-row table:style-name="ro1">
          <table:table-cell office:value-type="float" office:value="1060" table:formula="of:=[.A1058]+1" table:style-name="ce1">
            <text:p>1060</text:p>
          </table:table-cell>
          <table:table-cell office:value-type="float" office:value="30.253058652647702" table:formula="of:=10*LOG([.A1059])" table:style-name="ce1">
            <text:p>30,25305865</text:p>
          </table:table-cell>
          <table:table-cell table:number-columns-repeated="16382"/>
        </table:table-row>
        <table:table-row table:style-name="ro1">
          <table:table-cell office:value-type="float" office:value="1061" table:formula="of:=[.A1059]+1" table:style-name="ce1">
            <text:p>1061</text:p>
          </table:table-cell>
          <table:table-cell office:value-type="float" office:value="30.257153839013409" table:formula="of:=10*LOG([.A1060])" table:style-name="ce1">
            <text:p>30,25715384</text:p>
          </table:table-cell>
          <table:table-cell table:number-columns-repeated="16382"/>
        </table:table-row>
        <table:table-row table:style-name="ro1">
          <table:table-cell office:value-type="float" office:value="1062" table:formula="of:=[.A1060]+1" table:style-name="ce1">
            <text:p>1062</text:p>
          </table:table-cell>
          <table:table-cell office:value-type="float" office:value="30.261245167454504" table:formula="of:=10*LOG([.A1061])" table:style-name="ce1">
            <text:p>30,26124517</text:p>
          </table:table-cell>
          <table:table-cell table:number-columns-repeated="16382"/>
        </table:table-row>
        <table:table-row table:style-name="ro1">
          <table:table-cell office:value-type="float" office:value="1063" table:formula="of:=[.A1061]+1" table:style-name="ce1">
            <text:p>1063</text:p>
          </table:table-cell>
          <table:table-cell office:value-type="float" office:value="30.265332645232967" table:formula="of:=10*LOG([.A1062])" table:style-name="ce1">
            <text:p>30,26533265</text:p>
          </table:table-cell>
          <table:table-cell table:number-columns-repeated="16382"/>
        </table:table-row>
        <table:table-row table:style-name="ro1">
          <table:table-cell office:value-type="float" office:value="1064" table:formula="of:=[.A1062]+1" table:style-name="ce1">
            <text:p>1064</text:p>
          </table:table-cell>
          <table:table-cell office:value-type="float" office:value="30.269416279590295" table:formula="of:=10*LOG([.A1063])" table:style-name="ce1">
            <text:p>30,26941628</text:p>
          </table:table-cell>
          <table:table-cell table:number-columns-repeated="16382"/>
        </table:table-row>
        <table:table-row table:style-name="ro1">
          <table:table-cell office:value-type="float" office:value="1065" table:formula="of:=[.A1063]+1" table:style-name="ce1">
            <text:p>1065</text:p>
          </table:table-cell>
          <table:table-cell office:value-type="float" office:value="30.273496077747563" table:formula="of:=10*LOG([.A1064])" table:style-name="ce1">
            <text:p>30,27349608</text:p>
          </table:table-cell>
          <table:table-cell table:number-columns-repeated="16382"/>
        </table:table-row>
        <table:table-row table:style-name="ro1">
          <table:table-cell office:value-type="float" office:value="1066" table:formula="of:=[.A1064]+1" table:style-name="ce1">
            <text:p>1066</text:p>
          </table:table-cell>
          <table:table-cell office:value-type="float" office:value="30.277572046905536" table:formula="of:=10*LOG([.A1065])" table:style-name="ce1">
            <text:p>30,27757205</text:p>
          </table:table-cell>
          <table:table-cell table:number-columns-repeated="16382"/>
        </table:table-row>
        <table:table-row table:style-name="ro1">
          <table:table-cell office:value-type="float" office:value="1067" table:formula="of:=[.A1065]+1" table:style-name="ce1">
            <text:p>1067</text:p>
          </table:table-cell>
          <table:table-cell office:value-type="float" office:value="30.281644194244699" table:formula="of:=10*LOG([.A1066])" table:style-name="ce1">
            <text:p>30,28164419</text:p>
          </table:table-cell>
          <table:table-cell table:number-columns-repeated="16382"/>
        </table:table-row>
        <table:table-row table:style-name="ro1">
          <table:table-cell office:value-type="float" office:value="1068" table:formula="of:=[.A1066]+1" table:style-name="ce1">
            <text:p>1068</text:p>
          </table:table-cell>
          <table:table-cell office:value-type="float" office:value="30.285712526925373" table:formula="of:=10*LOG([.A1067])" table:style-name="ce1">
            <text:p>30,28571253</text:p>
          </table:table-cell>
          <table:table-cell table:number-columns-repeated="16382"/>
        </table:table-row>
        <table:table-row table:style-name="ro1">
          <table:table-cell office:value-type="float" office:value="1069" table:formula="of:=[.A1067]+1" table:style-name="ce1">
            <text:p>1069</text:p>
          </table:table-cell>
          <table:table-cell office:value-type="float" office:value="30.289777052087778" table:formula="of:=10*LOG([.A1068])" table:style-name="ce1">
            <text:p>30,28977705</text:p>
          </table:table-cell>
          <table:table-cell table:number-columns-repeated="16382"/>
        </table:table-row>
        <table:table-row table:style-name="ro1">
          <table:table-cell office:value-type="float" office:value="1070" table:formula="of:=[.A1068]+1" table:style-name="ce1">
            <text:p>1070</text:p>
          </table:table-cell>
          <table:table-cell office:value-type="float" office:value="30.293837776852097" table:formula="of:=10*LOG([.A1069])" table:style-name="ce1">
            <text:p>30,29383778</text:p>
          </table:table-cell>
          <table:table-cell table:number-columns-repeated="16382"/>
        </table:table-row>
        <table:table-row table:style-name="ro1">
          <table:table-cell office:value-type="float" office:value="1071" table:formula="of:=[.A1069]+1" table:style-name="ce1">
            <text:p>1071</text:p>
          </table:table-cell>
          <table:table-cell office:value-type="float" office:value="30.297894708318559" table:formula="of:=10*LOG([.A1070])" table:style-name="ce1">
            <text:p>30,29789471</text:p>
          </table:table-cell>
          <table:table-cell table:number-columns-repeated="16382"/>
        </table:table-row>
        <table:table-row table:style-name="ro1">
          <table:table-cell office:value-type="float" office:value="1072" table:formula="of:=[.A1070]+1" table:style-name="ce1">
            <text:p>1072</text:p>
          </table:table-cell>
          <table:table-cell office:value-type="float" office:value="30.301947853567512" table:formula="of:=10*LOG([.A1071])" table:style-name="ce1">
            <text:p>30,30194785</text:p>
          </table:table-cell>
          <table:table-cell table:number-columns-repeated="16382"/>
        </table:table-row>
        <table:table-row table:style-name="ro1">
          <table:table-cell office:value-type="float" office:value="1073" table:formula="of:=[.A1071]+1" table:style-name="ce1">
            <text:p>1073</text:p>
          </table:table-cell>
          <table:table-cell office:value-type="float" office:value="30.30599721965951" table:formula="of:=10*LOG([.A1072])" table:style-name="ce1">
            <text:p>30,30599722</text:p>
          </table:table-cell>
          <table:table-cell table:number-columns-repeated="16382"/>
        </table:table-row>
        <table:table-row table:style-name="ro1">
          <table:table-cell office:value-type="float" office:value="1074" table:formula="of:=[.A1072]+1" table:style-name="ce1">
            <text:p>1074</text:p>
          </table:table-cell>
          <table:table-cell office:value-type="float" office:value="30.310042813635366" table:formula="of:=10*LOG([.A1073])" table:style-name="ce1">
            <text:p>30,31004281</text:p>
          </table:table-cell>
          <table:table-cell table:number-columns-repeated="16382"/>
        </table:table-row>
        <table:table-row table:style-name="ro1">
          <table:table-cell office:value-type="float" office:value="1075" table:formula="of:=[.A1073]+1" table:style-name="ce1">
            <text:p>1075</text:p>
          </table:table-cell>
          <table:table-cell office:value-type="float" office:value="30.314084642516242" table:formula="of:=10*LOG([.A1074])" table:style-name="ce1">
            <text:p>30,31408464</text:p>
          </table:table-cell>
          <table:table-cell table:number-columns-repeated="16382"/>
        </table:table-row>
        <table:table-row table:style-name="ro1">
          <table:table-cell office:value-type="float" office:value="1076" table:formula="of:=[.A1074]+1" table:style-name="ce1">
            <text:p>1076</text:p>
          </table:table-cell>
          <table:table-cell office:value-type="float" office:value="30.318122713303705" table:formula="of:=10*LOG([.A1075])" table:style-name="ce1">
            <text:p>30,31812271</text:p>
          </table:table-cell>
          <table:table-cell table:number-columns-repeated="16382"/>
        </table:table-row>
        <table:table-row table:style-name="ro1">
          <table:table-cell office:value-type="float" office:value="1077" table:formula="of:=[.A1075]+1" table:style-name="ce1">
            <text:p>1077</text:p>
          </table:table-cell>
          <table:table-cell office:value-type="float" office:value="30.322157032979817" table:formula="of:=10*LOG([.A1076])" table:style-name="ce1">
            <text:p>30,32215703</text:p>
          </table:table-cell>
          <table:table-cell table:number-columns-repeated="16382"/>
        </table:table-row>
        <table:table-row table:style-name="ro1">
          <table:table-cell office:value-type="float" office:value="1078" table:formula="of:=[.A1076]+1" table:style-name="ce1">
            <text:p>1078</text:p>
          </table:table-cell>
          <table:table-cell office:value-type="float" office:value="30.326187608507201" table:formula="of:=10*LOG([.A1077])" table:style-name="ce1">
            <text:p>30,32618761</text:p>
          </table:table-cell>
          <table:table-cell table:number-columns-repeated="16382"/>
        </table:table-row>
        <table:table-row table:style-name="ro1">
          <table:table-cell office:value-type="float" office:value="1079" table:formula="of:=[.A1077]+1" table:style-name="ce1">
            <text:p>1079</text:p>
          </table:table-cell>
          <table:table-cell office:value-type="float" office:value="30.330214446829107" table:formula="of:=10*LOG([.A1078])" table:style-name="ce1">
            <text:p>30,33021445</text:p>
          </table:table-cell>
          <table:table-cell table:number-columns-repeated="16382"/>
        </table:table-row>
        <table:table-row table:style-name="ro1">
          <table:table-cell office:value-type="float" office:value="1080" table:formula="of:=[.A1078]+1" table:style-name="ce1">
            <text:p>1080</text:p>
          </table:table-cell>
          <table:table-cell office:value-type="float" office:value="30.3342375548695" table:formula="of:=10*LOG([.A1079])" table:style-name="ce1">
            <text:p>30,33423755</text:p>
          </table:table-cell>
          <table:table-cell table:number-columns-repeated="16382"/>
        </table:table-row>
        <table:table-row table:style-name="ro1">
          <table:table-cell office:value-type="float" office:value="1081" table:formula="of:=[.A1079]+1" table:style-name="ce1">
            <text:p>1081</text:p>
          </table:table-cell>
          <table:table-cell office:value-type="float" office:value="30.338256939533103" table:formula="of:=10*LOG([.A1080])" table:style-name="ce1">
            <text:p>30,33825694</text:p>
          </table:table-cell>
          <table:table-cell table:number-columns-repeated="16382"/>
        </table:table-row>
        <table:table-row table:style-name="ro1">
          <table:table-cell office:value-type="float" office:value="1082" table:formula="of:=[.A1080]+1" table:style-name="ce1">
            <text:p>1082</text:p>
          </table:table-cell>
          <table:table-cell office:value-type="float" office:value="30.342272607705503" table:formula="of:=10*LOG([.A1081])" table:style-name="ce1">
            <text:p>30,34227261</text:p>
          </table:table-cell>
          <table:table-cell table:number-columns-repeated="16382"/>
        </table:table-row>
        <table:table-row table:style-name="ro1">
          <table:table-cell office:value-type="float" office:value="1083" table:formula="of:=[.A1081]+1" table:style-name="ce1">
            <text:p>1083</text:p>
          </table:table-cell>
          <table:table-cell office:value-type="float" office:value="30.346284566253203" table:formula="of:=10*LOG([.A1082])" table:style-name="ce1">
            <text:p>30,34628457</text:p>
          </table:table-cell>
          <table:table-cell table:number-columns-repeated="16382"/>
        </table:table-row>
        <table:table-row table:style-name="ro1">
          <table:table-cell office:value-type="float" office:value="1084" table:formula="of:=[.A1082]+1" table:style-name="ce1">
            <text:p>1084</text:p>
          </table:table-cell>
          <table:table-cell office:value-type="float" office:value="30.350292822023683" table:formula="of:=10*LOG([.A1083])" table:style-name="ce1">
            <text:p>30,35029282</text:p>
          </table:table-cell>
          <table:table-cell table:number-columns-repeated="16382"/>
        </table:table-row>
        <table:table-row table:style-name="ro1">
          <table:table-cell office:value-type="float" office:value="1085" table:formula="of:=[.A1083]+1" table:style-name="ce1">
            <text:p>1085</text:p>
          </table:table-cell>
          <table:table-cell office:value-type="float" office:value="30.354297381845484" table:formula="of:=10*LOG([.A1084])" table:style-name="ce1">
            <text:p>30,35429738</text:p>
          </table:table-cell>
          <table:table-cell table:number-columns-repeated="16382"/>
        </table:table-row>
        <table:table-row table:style-name="ro1">
          <table:table-cell office:value-type="float" office:value="1086" table:formula="of:=[.A1084]+1" table:style-name="ce1">
            <text:p>1086</text:p>
          </table:table-cell>
          <table:table-cell office:value-type="float" office:value="30.358298252528279" table:formula="of:=10*LOG([.A1085])" table:style-name="ce1">
            <text:p>30,35829825</text:p>
          </table:table-cell>
          <table:table-cell table:number-columns-repeated="16382"/>
        </table:table-row>
        <table:table-row table:style-name="ro1">
          <table:table-cell office:value-type="float" office:value="1087" table:formula="of:=[.A1085]+1" table:style-name="ce1">
            <text:p>1087</text:p>
          </table:table-cell>
          <table:table-cell office:value-type="float" office:value="30.362295440862948" table:formula="of:=10*LOG([.A1086])" table:style-name="ce1">
            <text:p>30,36229544</text:p>
          </table:table-cell>
          <table:table-cell table:number-columns-repeated="16382"/>
        </table:table-row>
        <table:table-row table:style-name="ro1">
          <table:table-cell office:value-type="float" office:value="1088" table:formula="of:=[.A1086]+1" table:style-name="ce1">
            <text:p>1088</text:p>
          </table:table-cell>
          <table:table-cell office:value-type="float" office:value="30.366288953621613" table:formula="of:=10*LOG([.A1087])" table:style-name="ce1">
            <text:p>30,36628895</text:p>
          </table:table-cell>
          <table:table-cell table:number-columns-repeated="16382"/>
        </table:table-row>
        <table:table-row table:style-name="ro1">
          <table:table-cell office:value-type="float" office:value="1089" table:formula="of:=[.A1087]+1" table:style-name="ce1">
            <text:p>1089</text:p>
          </table:table-cell>
          <table:table-cell office:value-type="float" office:value="30.370278797557752" table:formula="of:=10*LOG([.A1088])" table:style-name="ce1">
            <text:p>30,3702788</text:p>
          </table:table-cell>
          <table:table-cell table:number-columns-repeated="16382"/>
        </table:table-row>
        <table:table-row table:style-name="ro1">
          <table:table-cell office:value-type="float" office:value="1090" table:formula="of:=[.A1088]+1" table:style-name="ce1">
            <text:p>1090</text:p>
          </table:table-cell>
          <table:table-cell office:value-type="float" office:value="30.374264979406238" table:formula="of:=10*LOG([.A1089])" table:style-name="ce1">
            <text:p>30,37426498</text:p>
          </table:table-cell>
          <table:table-cell table:number-columns-repeated="16382"/>
        </table:table-row>
        <table:table-row table:style-name="ro1">
          <table:table-cell office:value-type="float" office:value="1091" table:formula="of:=[.A1089]+1" table:style-name="ce1">
            <text:p>1091</text:p>
          </table:table-cell>
          <table:table-cell office:value-type="float" office:value="30.378247505883419" table:formula="of:=10*LOG([.A1090])" table:style-name="ce1">
            <text:p>30,37824751</text:p>
          </table:table-cell>
          <table:table-cell table:number-columns-repeated="16382"/>
        </table:table-row>
        <table:table-row table:style-name="ro1">
          <table:table-cell office:value-type="float" office:value="1092" table:formula="of:=[.A1090]+1" table:style-name="ce1">
            <text:p>1092</text:p>
          </table:table-cell>
          <table:table-cell office:value-type="float" office:value="30.382226383687186" table:formula="of:=10*LOG([.A1091])" table:style-name="ce1">
            <text:p>30,38222638</text:p>
          </table:table-cell>
          <table:table-cell table:number-columns-repeated="16382"/>
        </table:table-row>
        <table:table-row table:style-name="ro1">
          <table:table-cell office:value-type="float" office:value="1093" table:formula="of:=[.A1091]+1" table:style-name="ce1">
            <text:p>1093</text:p>
          </table:table-cell>
          <table:table-cell office:value-type="float" office:value="30.386201619497029" table:formula="of:=10*LOG([.A1092])" table:style-name="ce1">
            <text:p>30,38620162</text:p>
          </table:table-cell>
          <table:table-cell table:number-columns-repeated="16382"/>
        </table:table-row>
        <table:table-row table:style-name="ro1">
          <table:table-cell office:value-type="float" office:value="1094" table:formula="of:=[.A1092]+1" table:style-name="ce1">
            <text:p>1094</text:p>
          </table:table-cell>
          <table:table-cell office:value-type="float" office:value="30.390173219974123" table:formula="of:=10*LOG([.A1093])" table:style-name="ce1">
            <text:p>30,39017322</text:p>
          </table:table-cell>
          <table:table-cell table:number-columns-repeated="16382"/>
        </table:table-row>
        <table:table-row table:style-name="ro1">
          <table:table-cell office:value-type="float" office:value="1095" table:formula="of:=[.A1093]+1" table:style-name="ce1">
            <text:p>1095</text:p>
          </table:table-cell>
          <table:table-cell office:value-type="float" office:value="30.394141191761371" table:formula="of:=10*LOG([.A1094])" table:style-name="ce1">
            <text:p>30,39414119</text:p>
          </table:table-cell>
          <table:table-cell table:number-columns-repeated="16382"/>
        </table:table-row>
        <table:table-row table:style-name="ro1">
          <table:table-cell office:value-type="float" office:value="1096" table:formula="of:=[.A1094]+1" table:style-name="ce1">
            <text:p>1096</text:p>
          </table:table-cell>
          <table:table-cell office:value-type="float" office:value="30.398105541483503" table:formula="of:=10*LOG([.A1095])" table:style-name="ce1">
            <text:p>30,39810554</text:p>
          </table:table-cell>
          <table:table-cell table:number-columns-repeated="16382"/>
        </table:table-row>
        <table:table-row table:style-name="ro1">
          <table:table-cell office:value-type="float" office:value="1097" table:formula="of:=[.A1095]+1" table:style-name="ce1">
            <text:p>1097</text:p>
          </table:table-cell>
          <table:table-cell office:value-type="float" office:value="30.402066275747114" table:formula="of:=10*LOG([.A1096])" table:style-name="ce1">
            <text:p>30,40206628</text:p>
          </table:table-cell>
          <table:table-cell table:number-columns-repeated="16382"/>
        </table:table-row>
        <table:table-row table:style-name="ro1">
          <table:table-cell office:value-type="float" office:value="1098" table:formula="of:=[.A1096]+1" table:style-name="ce1">
            <text:p>1098</text:p>
          </table:table-cell>
          <table:table-cell office:value-type="float" office:value="30.406023401140732" table:formula="of:=10*LOG([.A1097])" table:style-name="ce1">
            <text:p>30,4060234</text:p>
          </table:table-cell>
          <table:table-cell table:number-columns-repeated="16382"/>
        </table:table-row>
        <table:table-row table:style-name="ro1">
          <table:table-cell office:value-type="float" office:value="1099" table:formula="of:=[.A1097]+1" table:style-name="ce1">
            <text:p>1099</text:p>
          </table:table-cell>
          <table:table-cell office:value-type="float" office:value="30.409976924234904" table:formula="of:=10*LOG([.A1098])" table:style-name="ce1">
            <text:p>30,40997692</text:p>
          </table:table-cell>
          <table:table-cell table:number-columns-repeated="16382"/>
        </table:table-row>
        <table:table-row table:style-name="ro1">
          <table:table-cell office:value-type="float" office:value="1100" table:formula="of:=[.A1098]+1" table:style-name="ce1">
            <text:p>1100</text:p>
          </table:table-cell>
          <table:table-cell office:value-type="float" office:value="30.41392685158225" table:formula="of:=10*LOG([.A1099])" table:style-name="ce1">
            <text:p>30,41392685</text:p>
          </table:table-cell>
          <table:table-cell table:number-columns-repeated="16382"/>
        </table:table-row>
        <table:table-row table:style-name="ro1">
          <table:table-cell office:value-type="float" office:value="1101" table:formula="of:=[.A1099]+1" table:style-name="ce1">
            <text:p>1101</text:p>
          </table:table-cell>
          <table:table-cell office:value-type="float" office:value="30.417873189717518" table:formula="of:=10*LOG([.A1100])" table:style-name="ce1">
            <text:p>30,41787319</text:p>
          </table:table-cell>
          <table:table-cell table:number-columns-repeated="16382"/>
        </table:table-row>
        <table:table-row table:style-name="ro1">
          <table:table-cell office:value-type="float" office:value="1102" table:formula="of:=[.A1100]+1" table:style-name="ce1">
            <text:p>1102</text:p>
          </table:table-cell>
          <table:table-cell office:value-type="float" office:value="30.421815945157661" table:formula="of:=10*LOG([.A1101])" table:style-name="ce1">
            <text:p>30,42181595</text:p>
          </table:table-cell>
          <table:table-cell table:number-columns-repeated="16382"/>
        </table:table-row>
        <table:table-row table:style-name="ro1">
          <table:table-cell office:value-type="float" office:value="1103" table:formula="of:=[.A1101]+1" table:style-name="ce1">
            <text:p>1103</text:p>
          </table:table-cell>
          <table:table-cell office:value-type="float" office:value="30.425755124401906" table:formula="of:=10*LOG([.A1102])" table:style-name="ce1">
            <text:p>30,42575512</text:p>
          </table:table-cell>
          <table:table-cell table:number-columns-repeated="16382"/>
        </table:table-row>
        <table:table-row table:style-name="ro1">
          <table:table-cell office:value-type="float" office:value="1104" table:formula="of:=[.A1102]+1" table:style-name="ce1">
            <text:p>1104</text:p>
          </table:table-cell>
          <table:table-cell office:value-type="float" office:value="30.429690733931803" table:formula="of:=10*LOG([.A1103])" table:style-name="ce1">
            <text:p>30,42969073</text:p>
          </table:table-cell>
          <table:table-cell table:number-columns-repeated="16382"/>
        </table:table-row>
        <table:table-row table:style-name="ro1">
          <table:table-cell office:value-type="float" office:value="1105" table:formula="of:=[.A1103]+1" table:style-name="ce1">
            <text:p>1105</text:p>
          </table:table-cell>
          <table:table-cell office:value-type="float" office:value="30.433622780211294" table:formula="of:=10*LOG([.A1104])" table:style-name="ce1">
            <text:p>30,43362278</text:p>
          </table:table-cell>
          <table:table-cell table:number-columns-repeated="16382"/>
        </table:table-row>
        <table:table-row table:style-name="ro1">
          <table:table-cell office:value-type="float" office:value="1106" table:formula="of:=[.A1104]+1" table:style-name="ce1">
            <text:p>1106</text:p>
          </table:table-cell>
          <table:table-cell office:value-type="float" office:value="30.437551269686796" table:formula="of:=10*LOG([.A1105])" table:style-name="ce1">
            <text:p>30,43755127</text:p>
          </table:table-cell>
          <table:table-cell table:number-columns-repeated="16382"/>
        </table:table-row>
        <table:table-row table:style-name="ro1">
          <table:table-cell office:value-type="float" office:value="1107" table:formula="of:=[.A1105]+1" table:style-name="ce1">
            <text:p>1107</text:p>
          </table:table-cell>
          <table:table-cell office:value-type="float" office:value="30.441476208787229" table:formula="of:=10*LOG([.A1106])" table:style-name="ce1">
            <text:p>30,44147621</text:p>
          </table:table-cell>
          <table:table-cell table:number-columns-repeated="16382"/>
        </table:table-row>
        <table:table-row table:style-name="ro1">
          <table:table-cell office:value-type="float" office:value="1108" table:formula="of:=[.A1106]+1" table:style-name="ce1">
            <text:p>1108</text:p>
          </table:table-cell>
          <table:table-cell office:value-type="float" office:value="30.445397603924111" table:formula="of:=10*LOG([.A1107])" table:style-name="ce1">
            <text:p>30,4453976</text:p>
          </table:table-cell>
          <table:table-cell table:number-columns-repeated="16382"/>
        </table:table-row>
        <table:table-row table:style-name="ro1">
          <table:table-cell office:value-type="float" office:value="1109" table:formula="of:=[.A1107]+1" table:style-name="ce1">
            <text:p>1109</text:p>
          </table:table-cell>
          <table:table-cell office:value-type="float" office:value="30.449315461491601" table:formula="of:=10*LOG([.A1108])" table:style-name="ce1">
            <text:p>30,44931546</text:p>
          </table:table-cell>
          <table:table-cell table:number-columns-repeated="16382"/>
        </table:table-row>
        <table:table-row table:style-name="ro1">
          <table:table-cell office:value-type="float" office:value="1110" table:formula="of:=[.A1108]+1" table:style-name="ce1">
            <text:p>1110</text:p>
          </table:table-cell>
          <table:table-cell office:value-type="float" office:value="30.453229787866576" table:formula="of:=10*LOG([.A1109])" table:style-name="ce1">
            <text:p>30,45322979</text:p>
          </table:table-cell>
          <table:table-cell table:number-columns-repeated="16382"/>
        </table:table-row>
        <table:table-row table:style-name="ro1">
          <table:table-cell office:value-type="float" office:value="1111" table:formula="of:=[.A1109]+1" table:style-name="ce1">
            <text:p>1111</text:p>
          </table:table-cell>
          <table:table-cell office:value-type="float" office:value="30.457140589408674" table:formula="of:=10*LOG([.A1110])" table:style-name="ce1">
            <text:p>30,45714059</text:p>
          </table:table-cell>
          <table:table-cell table:number-columns-repeated="16382"/>
        </table:table-row>
        <table:table-row table:style-name="ro1">
          <table:table-cell office:value-type="float" office:value="1112" table:formula="of:=[.A1110]+1" table:style-name="ce1">
            <text:p>1112</text:p>
          </table:table-cell>
          <table:table-cell office:value-type="float" office:value="30.461047872460387" table:formula="of:=10*LOG([.A1111])" table:style-name="ce1">
            <text:p>30,46104787</text:p>
          </table:table-cell>
          <table:table-cell table:number-columns-repeated="16382"/>
        </table:table-row>
        <table:table-row table:style-name="ro1">
          <table:table-cell office:value-type="float" office:value="1113" table:formula="of:=[.A1111]+1" table:style-name="ce1">
            <text:p>1113</text:p>
          </table:table-cell>
          <table:table-cell office:value-type="float" office:value="30.464951643347082" table:formula="of:=10*LOG([.A1112])" table:style-name="ce1">
            <text:p>30,46495164</text:p>
          </table:table-cell>
          <table:table-cell table:number-columns-repeated="16382"/>
        </table:table-row>
        <table:table-row table:style-name="ro1">
          <table:table-cell office:value-type="float" office:value="1114" table:formula="of:=[.A1112]+1" table:style-name="ce1">
            <text:p>1114</text:p>
          </table:table-cell>
          <table:table-cell office:value-type="float" office:value="30.468851908377101" table:formula="of:=10*LOG([.A1113])" table:style-name="ce1">
            <text:p>30,46885191</text:p>
          </table:table-cell>
          <table:table-cell table:number-columns-repeated="16382"/>
        </table:table-row>
        <table:table-row table:style-name="ro1">
          <table:table-cell office:value-type="float" office:value="1115" table:formula="of:=[.A1113]+1" table:style-name="ce1">
            <text:p>1115</text:p>
          </table:table-cell>
          <table:table-cell office:value-type="float" office:value="30.472748673841792" table:formula="of:=10*LOG([.A1114])" table:style-name="ce1">
            <text:p>30,47274867</text:p>
          </table:table-cell>
          <table:table-cell table:number-columns-repeated="16382"/>
        </table:table-row>
        <table:table-row table:style-name="ro1">
          <table:table-cell office:value-type="float" office:value="1116" table:formula="of:=[.A1114]+1" table:style-name="ce1">
            <text:p>1116</text:p>
          </table:table-cell>
          <table:table-cell office:value-type="float" office:value="30.476641946015597" table:formula="of:=10*LOG([.A1115])" table:style-name="ce1">
            <text:p>30,47664195</text:p>
          </table:table-cell>
          <table:table-cell table:number-columns-repeated="16382"/>
        </table:table-row>
        <table:table-row table:style-name="ro1">
          <table:table-cell office:value-type="float" office:value="1117" table:formula="of:=[.A1115]+1" table:style-name="ce1">
            <text:p>1117</text:p>
          </table:table-cell>
          <table:table-cell office:value-type="float" office:value="30.480531731156088" table:formula="of:=10*LOG([.A1116])" table:style-name="ce1">
            <text:p>30,48053173</text:p>
          </table:table-cell>
          <table:table-cell table:number-columns-repeated="16382"/>
        </table:table-row>
        <table:table-row table:style-name="ro1">
          <table:table-cell office:value-type="float" office:value="1118" table:formula="of:=[.A1116]+1" table:style-name="ce1">
            <text:p>1118</text:p>
          </table:table-cell>
          <table:table-cell office:value-type="float" office:value="30.484418035504042" table:formula="of:=10*LOG([.A1117])" table:style-name="ce1">
            <text:p>30,48441804</text:p>
          </table:table-cell>
          <table:table-cell table:number-columns-repeated="16382"/>
        </table:table-row>
        <table:table-row table:style-name="ro1">
          <table:table-cell office:value-type="float" office:value="1119" table:formula="of:=[.A1117]+1" table:style-name="ce1">
            <text:p>1119</text:p>
          </table:table-cell>
          <table:table-cell office:value-type="float" office:value="30.488300865283499" table:formula="of:=10*LOG([.A1118])" table:style-name="ce1">
            <text:p>30,48830087</text:p>
          </table:table-cell>
          <table:table-cell table:number-columns-repeated="16382"/>
        </table:table-row>
        <table:table-row table:style-name="ro1">
          <table:table-cell office:value-type="float" office:value="1120" table:formula="of:=[.A1118]+1" table:style-name="ce1">
            <text:p>1120</text:p>
          </table:table-cell>
          <table:table-cell office:value-type="float" office:value="30.492180226701816" table:formula="of:=10*LOG([.A1119])" table:style-name="ce1">
            <text:p>30,49218023</text:p>
          </table:table-cell>
          <table:table-cell table:number-columns-repeated="16382"/>
        </table:table-row>
        <table:table-row table:style-name="ro1">
          <table:table-cell office:value-type="float" office:value="1121" table:formula="of:=[.A1119]+1" table:style-name="ce1">
            <text:p>1121</text:p>
          </table:table-cell>
          <table:table-cell office:value-type="float" office:value="30.496056125949732" table:formula="of:=10*LOG([.A1120])" table:style-name="ce1">
            <text:p>30,49605613</text:p>
          </table:table-cell>
          <table:table-cell table:number-columns-repeated="16382"/>
        </table:table-row>
        <table:table-row table:style-name="ro1">
          <table:table-cell office:value-type="float" office:value="1122" table:formula="of:=[.A1120]+1" table:style-name="ce1">
            <text:p>1122</text:p>
          </table:table-cell>
          <table:table-cell office:value-type="float" office:value="30.499928569201423" table:formula="of:=10*LOG([.A1121])" table:style-name="ce1">
            <text:p>30,49992857</text:p>
          </table:table-cell>
          <table:table-cell table:number-columns-repeated="16382"/>
        </table:table-row>
        <table:table-row table:style-name="ro1">
          <table:table-cell office:value-type="float" office:value="1123" table:formula="of:=[.A1121]+1" table:style-name="ce1">
            <text:p>1123</text:p>
          </table:table-cell>
          <table:table-cell office:value-type="float" office:value="30.503797562614579" table:formula="of:=10*LOG([.A1122])" table:style-name="ce1">
            <text:p>30,50379756</text:p>
          </table:table-cell>
          <table:table-cell table:number-columns-repeated="16382"/>
        </table:table-row>
        <table:table-row table:style-name="ro1">
          <table:table-cell office:value-type="float" office:value="1124" table:formula="of:=[.A1122]+1" table:style-name="ce1">
            <text:p>1124</text:p>
          </table:table-cell>
          <table:table-cell office:value-type="float" office:value="30.507663112330423" table:formula="of:=10*LOG([.A1123])" table:style-name="ce1">
            <text:p>30,50766311</text:p>
          </table:table-cell>
          <table:table-cell table:number-columns-repeated="16382"/>
        </table:table-row>
        <table:table-row table:style-name="ro1">
          <table:table-cell office:value-type="float" office:value="1125" table:formula="of:=[.A1123]+1" table:style-name="ce1">
            <text:p>1125</text:p>
          </table:table-cell>
          <table:table-cell office:value-type="float" office:value="30.511525224473814" table:formula="of:=10*LOG([.A1124])" table:style-name="ce1">
            <text:p>30,51152522</text:p>
          </table:table-cell>
          <table:table-cell table:number-columns-repeated="16382"/>
        </table:table-row>
        <table:table-row table:style-name="ro1">
          <table:table-cell office:value-type="float" office:value="1126" table:formula="of:=[.A1124]+1" table:style-name="ce1">
            <text:p>1126</text:p>
          </table:table-cell>
          <table:table-cell office:value-type="float" office:value="30.515383905153275" table:formula="of:=10*LOG([.A1125])" table:style-name="ce1">
            <text:p>30,51538391</text:p>
          </table:table-cell>
          <table:table-cell table:number-columns-repeated="16382"/>
        </table:table-row>
        <table:table-row table:style-name="ro1">
          <table:table-cell office:value-type="float" office:value="1127" table:formula="of:=[.A1125]+1" table:style-name="ce1">
            <text:p>1127</text:p>
          </table:table-cell>
          <table:table-cell office:value-type="float" office:value="30.519239160461066" table:formula="of:=10*LOG([.A1126])" table:style-name="ce1">
            <text:p>30,51923916</text:p>
          </table:table-cell>
          <table:table-cell table:number-columns-repeated="16382"/>
        </table:table-row>
        <table:table-row table:style-name="ro1">
          <table:table-cell office:value-type="float" office:value="1128" table:formula="of:=[.A1126]+1" table:style-name="ce1">
            <text:p>1128</text:p>
          </table:table-cell>
          <table:table-cell office:value-type="float" office:value="30.523090996473236" table:formula="of:=10*LOG([.A1127])" table:style-name="ce1">
            <text:p>30,523091</text:p>
          </table:table-cell>
          <table:table-cell table:number-columns-repeated="16382"/>
        </table:table-row>
        <table:table-row table:style-name="ro1">
          <table:table-cell office:value-type="float" office:value="1129" table:formula="of:=[.A1127]+1" table:style-name="ce1">
            <text:p>1129</text:p>
          </table:table-cell>
          <table:table-cell office:value-type="float" office:value="30.526939419249679" table:formula="of:=10*LOG([.A1128])" table:style-name="ce1">
            <text:p>30,52693942</text:p>
          </table:table-cell>
          <table:table-cell table:number-columns-repeated="16382"/>
        </table:table-row>
        <table:table-row table:style-name="ro1">
          <table:table-cell office:value-type="float" office:value="1130" table:formula="of:=[.A1128]+1" table:style-name="ce1">
            <text:p>1130</text:p>
          </table:table-cell>
          <table:table-cell office:value-type="float" office:value="30.530784434834196" table:formula="of:=10*LOG([.A1129])" table:style-name="ce1">
            <text:p>30,53078443</text:p>
          </table:table-cell>
          <table:table-cell table:number-columns-repeated="16382"/>
        </table:table-row>
        <table:table-row table:style-name="ro1">
          <table:table-cell office:value-type="float" office:value="1131" table:formula="of:=[.A1129]+1" table:style-name="ce1">
            <text:p>1131</text:p>
          </table:table-cell>
          <table:table-cell office:value-type="float" office:value="30.534626049254552" table:formula="of:=10*LOG([.A1130])" table:style-name="ce1">
            <text:p>30,53462605</text:p>
          </table:table-cell>
          <table:table-cell table:number-columns-repeated="16382"/>
        </table:table-row>
        <table:table-row table:style-name="ro1">
          <table:table-cell office:value-type="float" office:value="1132" table:formula="of:=[.A1130]+1" table:style-name="ce1">
            <text:p>1132</text:p>
          </table:table-cell>
          <table:table-cell office:value-type="float" office:value="30.538464268522528" table:formula="of:=10*LOG([.A1131])" table:style-name="ce1">
            <text:p>30,53846427</text:p>
          </table:table-cell>
          <table:table-cell table:number-columns-repeated="16382"/>
        </table:table-row>
        <table:table-row table:style-name="ro1">
          <table:table-cell office:value-type="float" office:value="1133" table:formula="of:=[.A1131]+1" table:style-name="ce1">
            <text:p>1133</text:p>
          </table:table-cell>
          <table:table-cell office:value-type="float" office:value="30.542299098633976" table:formula="of:=10*LOG([.A1132])" table:style-name="ce1">
            <text:p>30,5422991</text:p>
          </table:table-cell>
          <table:table-cell table:number-columns-repeated="16382"/>
        </table:table-row>
        <table:table-row table:style-name="ro1">
          <table:table-cell office:value-type="float" office:value="1134" table:formula="of:=[.A1132]+1" table:style-name="ce1">
            <text:p>1134</text:p>
          </table:table-cell>
          <table:table-cell office:value-type="float" office:value="30.546130545568879" table:formula="of:=10*LOG([.A1133])" table:style-name="ce1">
            <text:p>30,54613055</text:p>
          </table:table-cell>
          <table:table-cell table:number-columns-repeated="16382"/>
        </table:table-row>
        <table:table-row table:style-name="ro1">
          <table:table-cell office:value-type="float" office:value="1135" table:formula="of:=[.A1133]+1" table:style-name="ce1">
            <text:p>1135</text:p>
          </table:table-cell>
          <table:table-cell office:value-type="float" office:value="30.549958615291416" table:formula="of:=10*LOG([.A1134])" table:style-name="ce1">
            <text:p>30,54995862</text:p>
          </table:table-cell>
          <table:table-cell table:number-columns-repeated="16382"/>
        </table:table-row>
        <table:table-row table:style-name="ro1">
          <table:table-cell office:value-type="float" office:value="1136" table:formula="of:=[.A1134]+1" table:style-name="ce1">
            <text:p>1136</text:p>
          </table:table-cell>
          <table:table-cell office:value-type="float" office:value="30.553783313749999" table:formula="of:=10*LOG([.A1135])" table:style-name="ce1">
            <text:p>30,55378331</text:p>
          </table:table-cell>
          <table:table-cell table:number-columns-repeated="16382"/>
        </table:table-row>
        <table:table-row table:style-name="ro1">
          <table:table-cell office:value-type="float" office:value="1137" table:formula="of:=[.A1135]+1" table:style-name="ce1">
            <text:p>1137</text:p>
          </table:table-cell>
          <table:table-cell office:value-type="float" office:value="30.557604646877348" table:formula="of:=10*LOG([.A1136])" table:style-name="ce1">
            <text:p>30,55760465</text:p>
          </table:table-cell>
          <table:table-cell table:number-columns-repeated="16382"/>
        </table:table-row>
        <table:table-row table:style-name="ro1">
          <table:table-cell office:value-type="float" office:value="1138" table:formula="of:=[.A1136]+1" table:style-name="ce1">
            <text:p>1138</text:p>
          </table:table-cell>
          <table:table-cell office:value-type="float" office:value="30.56142262059052" table:formula="of:=10*LOG([.A1137])" table:style-name="ce1">
            <text:p>30,56142262</text:p>
          </table:table-cell>
          <table:table-cell table:number-columns-repeated="16382"/>
        </table:table-row>
        <table:table-row table:style-name="ro1">
          <table:table-cell office:value-type="float" office:value="1139" table:formula="of:=[.A1137]+1" table:style-name="ce1">
            <text:p>1139</text:p>
          </table:table-cell>
          <table:table-cell office:value-type="float" office:value="30.565237240791006" table:formula="of:=10*LOG([.A1138])" table:style-name="ce1">
            <text:p>30,56523724</text:p>
          </table:table-cell>
          <table:table-cell table:number-columns-repeated="16382"/>
        </table:table-row>
        <table:table-row table:style-name="ro1">
          <table:table-cell office:value-type="float" office:value="1140" table:formula="of:=[.A1138]+1" table:style-name="ce1">
            <text:p>1140</text:p>
          </table:table-cell>
          <table:table-cell office:value-type="float" office:value="30.569048513364727" table:formula="of:=10*LOG([.A1139])" table:style-name="ce1">
            <text:p>30,56904851</text:p>
          </table:table-cell>
          <table:table-cell table:number-columns-repeated="16382"/>
        </table:table-row>
        <table:table-row table:style-name="ro1">
          <table:table-cell office:value-type="float" office:value="1141" table:formula="of:=[.A1139]+1" table:style-name="ce1">
            <text:p>1141</text:p>
          </table:table-cell>
          <table:table-cell office:value-type="float" office:value="30.572856444182147" table:formula="of:=10*LOG([.A1140])" table:style-name="ce1">
            <text:p>30,57285644</text:p>
          </table:table-cell>
          <table:table-cell table:number-columns-repeated="16382"/>
        </table:table-row>
        <table:table-row table:style-name="ro1">
          <table:table-cell office:value-type="float" office:value="1142" table:formula="of:=[.A1140]+1" table:style-name="ce1">
            <text:p>1142</text:p>
          </table:table-cell>
          <table:table-cell office:value-type="float" office:value="30.576661039098294" table:formula="of:=10*LOG([.A1141])" table:style-name="ce1">
            <text:p>30,57666104</text:p>
          </table:table-cell>
          <table:table-cell table:number-columns-repeated="16382"/>
        </table:table-row>
        <table:table-row table:style-name="ro1">
          <table:table-cell office:value-type="float" office:value="1143" table:formula="of:=[.A1141]+1" table:style-name="ce1">
            <text:p>1143</text:p>
          </table:table-cell>
          <table:table-cell office:value-type="float" office:value="30.580462303952814" table:formula="of:=10*LOG([.A1142])" table:style-name="ce1">
            <text:p>30,5804623</text:p>
          </table:table-cell>
          <table:table-cell table:number-columns-repeated="16382"/>
        </table:table-row>
        <table:table-row table:style-name="ro1">
          <table:table-cell office:value-type="float" office:value="1144" table:formula="of:=[.A1142]+1" table:style-name="ce1">
            <text:p>1144</text:p>
          </table:table-cell>
          <table:table-cell office:value-type="float" office:value="30.584260244570054" table:formula="of:=10*LOG([.A1143])" table:style-name="ce1">
            <text:p>30,58426024</text:p>
          </table:table-cell>
          <table:table-cell table:number-columns-repeated="16382"/>
        </table:table-row>
        <table:table-row table:style-name="ro1">
          <table:table-cell office:value-type="float" office:value="1145" table:formula="of:=[.A1143]+1" table:style-name="ce1">
            <text:p>1145</text:p>
          </table:table-cell>
          <table:table-cell office:value-type="float" office:value="30.588054866759066" table:formula="of:=10*LOG([.A1144])" table:style-name="ce1">
            <text:p>30,58805487</text:p>
          </table:table-cell>
          <table:table-cell table:number-columns-repeated="16382"/>
        </table:table-row>
        <table:table-row table:style-name="ro1">
          <table:table-cell office:value-type="float" office:value="1146" table:formula="of:=[.A1144]+1" table:style-name="ce1">
            <text:p>1146</text:p>
          </table:table-cell>
          <table:table-cell office:value-type="float" office:value="30.591846176313709" table:formula="of:=10*LOG([.A1145])" table:style-name="ce1">
            <text:p>30,59184618</text:p>
          </table:table-cell>
          <table:table-cell table:number-columns-repeated="16382"/>
        </table:table-row>
        <table:table-row table:style-name="ro1">
          <table:table-cell office:value-type="float" office:value="1147" table:formula="of:=[.A1145]+1" table:style-name="ce1">
            <text:p>1147</text:p>
          </table:table-cell>
          <table:table-cell office:value-type="float" office:value="30.595634179012677" table:formula="of:=10*LOG([.A1146])" table:style-name="ce1">
            <text:p>30,59563418</text:p>
          </table:table-cell>
          <table:table-cell table:number-columns-repeated="16382"/>
        </table:table-row>
        <table:table-row table:style-name="ro1">
          <table:table-cell office:value-type="float" office:value="1148" table:formula="of:=[.A1146]+1" table:style-name="ce1">
            <text:p>1148</text:p>
          </table:table-cell>
          <table:table-cell office:value-type="float" office:value="30.599418880619549" table:formula="of:=10*LOG([.A1147])" table:style-name="ce1">
            <text:p>30,59941888</text:p>
          </table:table-cell>
          <table:table-cell table:number-columns-repeated="16382"/>
        </table:table-row>
        <table:table-row table:style-name="ro1">
          <table:table-cell office:value-type="float" office:value="1149" table:formula="of:=[.A1147]+1" table:style-name="ce1">
            <text:p>1149</text:p>
          </table:table-cell>
          <table:table-cell office:value-type="float" office:value="30.603200286882849" table:formula="of:=10*LOG([.A1148])" table:style-name="ce1">
            <text:p>30,60320029</text:p>
          </table:table-cell>
          <table:table-cell table:number-columns-repeated="16382"/>
        </table:table-row>
        <table:table-row table:style-name="ro1">
          <table:table-cell office:value-type="float" office:value="1150" table:formula="of:=[.A1148]+1" table:style-name="ce1">
            <text:p>1150</text:p>
          </table:table-cell>
          <table:table-cell office:value-type="float" office:value="30.606978403536118" table:formula="of:=10*LOG([.A1149])" table:style-name="ce1">
            <text:p>30,6069784</text:p>
          </table:table-cell>
          <table:table-cell table:number-columns-repeated="16382"/>
        </table:table-row>
        <table:table-row table:style-name="ro1">
          <table:table-cell office:value-type="float" office:value="1151" table:formula="of:=[.A1149]+1" table:style-name="ce1">
            <text:p>1151</text:p>
          </table:table-cell>
          <table:table-cell office:value-type="float" office:value="30.610753236297917" table:formula="of:=10*LOG([.A1150])" table:style-name="ce1">
            <text:p>30,61075324</text:p>
          </table:table-cell>
          <table:table-cell table:number-columns-repeated="16382"/>
        </table:table-row>
        <table:table-row table:style-name="ro1">
          <table:table-cell office:value-type="float" office:value="1152" table:formula="of:=[.A1150]+1" table:style-name="ce1">
            <text:p>1152</text:p>
          </table:table-cell>
          <table:table-cell office:value-type="float" office:value="30.614524790871933" table:formula="of:=10*LOG([.A1151])" table:style-name="ce1">
            <text:p>30,61452479</text:p>
          </table:table-cell>
          <table:table-cell table:number-columns-repeated="16382"/>
        </table:table-row>
        <table:table-row table:style-name="ro1">
          <table:table-cell office:value-type="float" office:value="1153" table:formula="of:=[.A1151]+1" table:style-name="ce1">
            <text:p>1153</text:p>
          </table:table-cell>
          <table:table-cell office:value-type="float" office:value="30.61829307294699" table:formula="of:=10*LOG([.A1152])" table:style-name="ce1">
            <text:p>30,61829307</text:p>
          </table:table-cell>
          <table:table-cell table:number-columns-repeated="16382"/>
        </table:table-row>
        <table:table-row table:style-name="ro1">
          <table:table-cell office:value-type="float" office:value="1154" table:formula="of:=[.A1152]+1" table:style-name="ce1">
            <text:p>1154</text:p>
          </table:table-cell>
          <table:table-cell office:value-type="float" office:value="30.622058088197125" table:formula="of:=10*LOG([.A1153])" table:style-name="ce1">
            <text:p>30,62205809</text:p>
          </table:table-cell>
          <table:table-cell table:number-columns-repeated="16382"/>
        </table:table-row>
        <table:table-row table:style-name="ro1">
          <table:table-cell office:value-type="float" office:value="1155" table:formula="of:=[.A1153]+1" table:style-name="ce1">
            <text:p>1155</text:p>
          </table:table-cell>
          <table:table-cell office:value-type="float" office:value="30.625819842281633" table:formula="of:=10*LOG([.A1154])" table:style-name="ce1">
            <text:p>30,62581984</text:p>
          </table:table-cell>
          <table:table-cell table:number-columns-repeated="16382"/>
        </table:table-row>
        <table:table-row table:style-name="ro1">
          <table:table-cell office:value-type="float" office:value="1156" table:formula="of:=[.A1154]+1" table:style-name="ce1">
            <text:p>1156</text:p>
          </table:table-cell>
          <table:table-cell office:value-type="float" office:value="30.629578340845104" table:formula="of:=10*LOG([.A1155])" table:style-name="ce1">
            <text:p>30,62957834</text:p>
          </table:table-cell>
          <table:table-cell table:number-columns-repeated="16382"/>
        </table:table-row>
        <table:table-row table:style-name="ro1">
          <table:table-cell office:value-type="float" office:value="1157" table:formula="of:=[.A1155]+1" table:style-name="ce1">
            <text:p>1157</text:p>
          </table:table-cell>
          <table:table-cell office:value-type="float" office:value="30.633333589517498" table:formula="of:=10*LOG([.A1156])" table:style-name="ce1">
            <text:p>30,63333359</text:p>
          </table:table-cell>
          <table:table-cell table:number-columns-repeated="16382"/>
        </table:table-row>
        <table:table-row table:style-name="ro1">
          <table:table-cell office:value-type="float" office:value="1158" table:formula="of:=[.A1156]+1" table:style-name="ce1">
            <text:p>1158</text:p>
          </table:table-cell>
          <table:table-cell office:value-type="float" office:value="30.637085593914172" table:formula="of:=10*LOG([.A1157])" table:style-name="ce1">
            <text:p>30,63708559</text:p>
          </table:table-cell>
          <table:table-cell table:number-columns-repeated="16382"/>
        </table:table-row>
        <table:table-row table:style-name="ro1">
          <table:table-cell office:value-type="float" office:value="1159" table:formula="of:=[.A1157]+1" table:style-name="ce1">
            <text:p>1159</text:p>
          </table:table-cell>
          <table:table-cell office:value-type="float" office:value="30.64083435963596" table:formula="of:=10*LOG([.A1158])" table:style-name="ce1">
            <text:p>30,64083436</text:p>
          </table:table-cell>
          <table:table-cell table:number-columns-repeated="16382"/>
        </table:table-row>
        <table:table-row table:style-name="ro1">
          <table:table-cell office:value-type="float" office:value="1160" table:formula="of:=[.A1158]+1" table:style-name="ce1">
            <text:p>1160</text:p>
          </table:table-cell>
          <table:table-cell office:value-type="float" office:value="30.644579892269185" table:formula="of:=10*LOG([.A1159])" table:style-name="ce1">
            <text:p>30,64457989</text:p>
          </table:table-cell>
          <table:table-cell table:number-columns-repeated="16382"/>
        </table:table-row>
        <table:table-row table:style-name="ro1">
          <table:table-cell office:value-type="float" office:value="1161" table:formula="of:=[.A1159]+1" table:style-name="ce1">
            <text:p>1161</text:p>
          </table:table-cell>
          <table:table-cell office:value-type="float" office:value="30.648322197385738" table:formula="of:=10*LOG([.A1160])" table:style-name="ce1">
            <text:p>30,6483222</text:p>
          </table:table-cell>
          <table:table-cell table:number-columns-repeated="16382"/>
        </table:table-row>
        <table:table-row table:style-name="ro1">
          <table:table-cell office:value-type="float" office:value="1162" table:formula="of:=[.A1160]+1" table:style-name="ce1">
            <text:p>1162</text:p>
          </table:table-cell>
          <table:table-cell office:value-type="float" office:value="30.652061280543119" table:formula="of:=10*LOG([.A1161])" table:style-name="ce1">
            <text:p>30,65206128</text:p>
          </table:table-cell>
          <table:table-cell table:number-columns-repeated="16382"/>
        </table:table-row>
        <table:table-row table:style-name="ro1">
          <table:table-cell office:value-type="float" office:value="1163" table:formula="of:=[.A1161]+1" table:style-name="ce1">
            <text:p>1163</text:p>
          </table:table-cell>
          <table:table-cell office:value-type="float" office:value="30.655797147284485" table:formula="of:=10*LOG([.A1162])" table:style-name="ce1">
            <text:p>30,65579715</text:p>
          </table:table-cell>
          <table:table-cell table:number-columns-repeated="16382"/>
        </table:table-row>
        <table:table-row table:style-name="ro1">
          <table:table-cell office:value-type="float" office:value="1164" table:formula="of:=[.A1162]+1" table:style-name="ce1">
            <text:p>1164</text:p>
          </table:table-cell>
          <table:table-cell office:value-type="float" office:value="30.6595298031387" table:formula="of:=10*LOG([.A1163])" table:style-name="ce1">
            <text:p>30,6595298</text:p>
          </table:table-cell>
          <table:table-cell table:number-columns-repeated="16382"/>
        </table:table-row>
        <table:table-row table:style-name="ro1">
          <table:table-cell office:value-type="float" office:value="1165" table:formula="of:=[.A1163]+1" table:style-name="ce1">
            <text:p>1165</text:p>
          </table:table-cell>
          <table:table-cell office:value-type="float" office:value="30.663259253620375" table:formula="of:=10*LOG([.A1164])" table:style-name="ce1">
            <text:p>30,66325925</text:p>
          </table:table-cell>
          <table:table-cell table:number-columns-repeated="16382"/>
        </table:table-row>
        <table:table-row table:style-name="ro1">
          <table:table-cell office:value-type="float" office:value="1166" table:formula="of:=[.A1164]+1" table:style-name="ce1">
            <text:p>1166</text:p>
          </table:table-cell>
          <table:table-cell office:value-type="float" office:value="30.666985504229952" table:formula="of:=10*LOG([.A1165])" table:style-name="ce1">
            <text:p>30,6669855</text:p>
          </table:table-cell>
          <table:table-cell table:number-columns-repeated="16382"/>
        </table:table-row>
        <table:table-row table:style-name="ro1">
          <table:table-cell office:value-type="float" office:value="1167" table:formula="of:=[.A1165]+1" table:style-name="ce1">
            <text:p>1167</text:p>
          </table:table-cell>
          <table:table-cell office:value-type="float" office:value="30.670708560453704" table:formula="of:=10*LOG([.A1166])" table:style-name="ce1">
            <text:p>30,67070856</text:p>
          </table:table-cell>
          <table:table-cell table:number-columns-repeated="16382"/>
        </table:table-row>
        <table:table-row table:style-name="ro1">
          <table:table-cell office:value-type="float" office:value="1168" table:formula="of:=[.A1166]+1" table:style-name="ce1">
            <text:p>1168</text:p>
          </table:table-cell>
          <table:table-cell office:value-type="float" office:value="30.674428427763804" table:formula="of:=10*LOG([.A1167])" table:style-name="ce1">
            <text:p>30,67442843</text:p>
          </table:table-cell>
          <table:table-cell table:number-columns-repeated="16382"/>
        </table:table-row>
        <table:table-row table:style-name="ro1">
          <table:table-cell office:value-type="float" office:value="1169" table:formula="of:=[.A1167]+1" table:style-name="ce1">
            <text:p>1169</text:p>
          </table:table-cell>
          <table:table-cell office:value-type="float" office:value="30.678145111618402" table:formula="of:=10*LOG([.A1168])" table:style-name="ce1">
            <text:p>30,67814511</text:p>
          </table:table-cell>
          <table:table-cell table:number-columns-repeated="16382"/>
        </table:table-row>
        <table:table-row table:style-name="ro1">
          <table:table-cell office:value-type="float" office:value="1170" table:formula="of:=[.A1168]+1" table:style-name="ce1">
            <text:p>1170</text:p>
          </table:table-cell>
          <table:table-cell office:value-type="float" office:value="30.681858617461618" table:formula="of:=10*LOG([.A1169])" table:style-name="ce1">
            <text:p>30,68185862</text:p>
          </table:table-cell>
          <table:table-cell table:number-columns-repeated="16382"/>
        </table:table-row>
        <table:table-row table:style-name="ro1">
          <table:table-cell office:value-type="float" office:value="1171" table:formula="of:=[.A1169]+1" table:style-name="ce1">
            <text:p>1171</text:p>
          </table:table-cell>
          <table:table-cell office:value-type="float" office:value="30.685568950723628" table:formula="of:=10*LOG([.A1170])" table:style-name="ce1">
            <text:p>30,68556895</text:p>
          </table:table-cell>
          <table:table-cell table:number-columns-repeated="16382"/>
        </table:table-row>
        <table:table-row table:style-name="ro1">
          <table:table-cell office:value-type="float" office:value="1172" table:formula="of:=[.A1170]+1" table:style-name="ce1">
            <text:p>1172</text:p>
          </table:table-cell>
          <table:table-cell office:value-type="float" office:value="30.689276116820722" table:formula="of:=10*LOG([.A1171])" table:style-name="ce1">
            <text:p>30,68927612</text:p>
          </table:table-cell>
          <table:table-cell table:number-columns-repeated="16382"/>
        </table:table-row>
        <table:table-row table:style-name="ro1">
          <table:table-cell office:value-type="float" office:value="1173" table:formula="of:=[.A1171]+1" table:style-name="ce1">
            <text:p>1173</text:p>
          </table:table-cell>
          <table:table-cell office:value-type="float" office:value="30.692980121155294" table:formula="of:=10*LOG([.A1172])" table:style-name="ce1">
            <text:p>30,69298012</text:p>
          </table:table-cell>
          <table:table-cell table:number-columns-repeated="16382"/>
        </table:table-row>
        <table:table-row table:style-name="ro1">
          <table:table-cell office:value-type="float" office:value="1174" table:formula="of:=[.A1172]+1" table:style-name="ce1">
            <text:p>1174</text:p>
          </table:table-cell>
          <table:table-cell office:value-type="float" office:value="30.696680969115956" table:formula="of:=10*LOG([.A1173])" table:style-name="ce1">
            <text:p>30,69668097</text:p>
          </table:table-cell>
          <table:table-cell table:number-columns-repeated="16382"/>
        </table:table-row>
        <table:table-row table:style-name="ro1">
          <table:table-cell office:value-type="float" office:value="1175" table:formula="of:=[.A1173]+1" table:style-name="ce1">
            <text:p>1175</text:p>
          </table:table-cell>
          <table:table-cell office:value-type="float" office:value="30.700378666077551" table:formula="of:=10*LOG([.A1174])" table:style-name="ce1">
            <text:p>30,70037867</text:p>
          </table:table-cell>
          <table:table-cell table:number-columns-repeated="16382"/>
        </table:table-row>
        <table:table-row table:style-name="ro1">
          <table:table-cell office:value-type="float" office:value="1176" table:formula="of:=[.A1174]+1" table:style-name="ce1">
            <text:p>1176</text:p>
          </table:table-cell>
          <table:table-cell office:value-type="float" office:value="30.704073217401199" table:formula="of:=10*LOG([.A1175])" table:style-name="ce1">
            <text:p>30,70407322</text:p>
          </table:table-cell>
          <table:table-cell table:number-columns-repeated="16382"/>
        </table:table-row>
        <table:table-row table:style-name="ro1">
          <table:table-cell office:value-type="float" office:value="1177" table:formula="of:=[.A1175]+1" table:style-name="ce1">
            <text:p>1177</text:p>
          </table:table-cell>
          <table:table-cell office:value-type="float" office:value="30.707764628434347" table:formula="of:=10*LOG([.A1176])" table:style-name="ce1">
            <text:p>30,70776463</text:p>
          </table:table-cell>
          <table:table-cell table:number-columns-repeated="16382"/>
        </table:table-row>
        <table:table-row table:style-name="ro1">
          <table:table-cell office:value-type="float" office:value="1178" table:formula="of:=[.A1176]+1" table:style-name="ce1">
            <text:p>1178</text:p>
          </table:table-cell>
          <table:table-cell office:value-type="float" office:value="30.711452904510828" table:formula="of:=10*LOG([.A1177])" table:style-name="ce1">
            <text:p>30,7114529</text:p>
          </table:table-cell>
          <table:table-cell table:number-columns-repeated="16382"/>
        </table:table-row>
        <table:table-row table:style-name="ro1">
          <table:table-cell office:value-type="float" office:value="1179" table:formula="of:=[.A1177]+1" table:style-name="ce1">
            <text:p>1179</text:p>
          </table:table-cell>
          <table:table-cell office:value-type="float" office:value="30.715138050950891" table:formula="of:=10*LOG([.A1178])" table:style-name="ce1">
            <text:p>30,71513805</text:p>
          </table:table-cell>
          <table:table-cell table:number-columns-repeated="16382"/>
        </table:table-row>
        <table:table-row table:style-name="ro1">
          <table:table-cell office:value-type="float" office:value="1180" table:formula="of:=[.A1178]+1" table:style-name="ce1">
            <text:p>1180</text:p>
          </table:table-cell>
          <table:table-cell office:value-type="float" office:value="30.718820073061256" table:formula="of:=10*LOG([.A1179])" table:style-name="ce1">
            <text:p>30,71882007</text:p>
          </table:table-cell>
          <table:table-cell table:number-columns-repeated="16382"/>
        </table:table-row>
        <table:table-row table:style-name="ro1">
          <table:table-cell office:value-type="float" office:value="1181" table:formula="of:=[.A1179]+1" table:style-name="ce1">
            <text:p>1181</text:p>
          </table:table-cell>
          <table:table-cell office:value-type="float" office:value="30.722498976135149" table:formula="of:=10*LOG([.A1180])" table:style-name="ce1">
            <text:p>30,72249898</text:p>
          </table:table-cell>
          <table:table-cell table:number-columns-repeated="16382"/>
        </table:table-row>
        <table:table-row table:style-name="ro1">
          <table:table-cell office:value-type="float" office:value="1182" table:formula="of:=[.A1180]+1" table:style-name="ce1">
            <text:p>1182</text:p>
          </table:table-cell>
          <table:table-cell office:value-type="float" office:value="30.726174765452367" table:formula="of:=10*LOG([.A1181])" table:style-name="ce1">
            <text:p>30,72617477</text:p>
          </table:table-cell>
          <table:table-cell table:number-columns-repeated="16382"/>
        </table:table-row>
        <table:table-row table:style-name="ro1">
          <table:table-cell office:value-type="float" office:value="1183" table:formula="of:=[.A1181]+1" table:style-name="ce1">
            <text:p>1183</text:p>
          </table:table-cell>
          <table:table-cell office:value-type="float" office:value="30.729847446279305" table:formula="of:=10*LOG([.A1182])" table:style-name="ce1">
            <text:p>30,72984745</text:p>
          </table:table-cell>
          <table:table-cell table:number-columns-repeated="16382"/>
        </table:table-row>
        <table:table-row table:style-name="ro1">
          <table:table-cell office:value-type="float" office:value="1184" table:formula="of:=[.A1182]+1" table:style-name="ce1">
            <text:p>1184</text:p>
          </table:table-cell>
          <table:table-cell office:value-type="float" office:value="30.733517023869009" table:formula="of:=10*LOG([.A1183])" table:style-name="ce1">
            <text:p>30,73351702</text:p>
          </table:table-cell>
          <table:table-cell table:number-columns-repeated="16382"/>
        </table:table-row>
        <table:table-row table:style-name="ro1">
          <table:table-cell office:value-type="float" office:value="1185" table:formula="of:=[.A1183]+1" table:style-name="ce1">
            <text:p>1185</text:p>
          </table:table-cell>
          <table:table-cell office:value-type="float" office:value="30.737183503461228" table:formula="of:=10*LOG([.A1184])" table:style-name="ce1">
            <text:p>30,7371835</text:p>
          </table:table-cell>
          <table:table-cell table:number-columns-repeated="16382"/>
        </table:table-row>
        <table:table-row table:style-name="ro1">
          <table:table-cell office:value-type="float" office:value="1186" table:formula="of:=[.A1184]+1" table:style-name="ce1">
            <text:p>1186</text:p>
          </table:table-cell>
          <table:table-cell office:value-type="float" office:value="30.740846890282437" table:formula="of:=10*LOG([.A1185])" table:style-name="ce1">
            <text:p>30,74084689</text:p>
          </table:table-cell>
          <table:table-cell table:number-columns-repeated="16382"/>
        </table:table-row>
        <table:table-row table:style-name="ro1">
          <table:table-cell office:value-type="float" office:value="1187" table:formula="of:=[.A1185]+1" table:style-name="ce1">
            <text:p>1187</text:p>
          </table:table-cell>
          <table:table-cell office:value-type="float" office:value="30.74450718954591" table:formula="of:=10*LOG([.A1186])" table:style-name="ce1">
            <text:p>30,74450719</text:p>
          </table:table-cell>
          <table:table-cell table:number-columns-repeated="16382"/>
        </table:table-row>
        <table:table-row table:style-name="ro1">
          <table:table-cell office:value-type="float" office:value="1188" table:formula="of:=[.A1186]+1" table:style-name="ce1">
            <text:p>1188</text:p>
          </table:table-cell>
          <table:table-cell office:value-type="float" office:value="30.74816440645175" table:formula="of:=10*LOG([.A1187])" table:style-name="ce1">
            <text:p>30,74816441</text:p>
          </table:table-cell>
          <table:table-cell table:number-columns-repeated="16382"/>
        </table:table-row>
        <table:table-row table:style-name="ro1">
          <table:table-cell office:value-type="float" office:value="1189" table:formula="of:=[.A1187]+1" table:style-name="ce1">
            <text:p>1189</text:p>
          </table:table-cell>
          <table:table-cell office:value-type="float" office:value="30.751818546186914" table:formula="of:=10*LOG([.A1188])" table:style-name="ce1">
            <text:p>30,75181855</text:p>
          </table:table-cell>
          <table:table-cell table:number-columns-repeated="16382"/>
        </table:table-row>
        <table:table-row table:style-name="ro1">
          <table:table-cell office:value-type="float" office:value="1190" table:formula="of:=[.A1188]+1" table:style-name="ce1">
            <text:p>1190</text:p>
          </table:table-cell>
          <table:table-cell office:value-type="float" office:value="30.755469613925307" table:formula="of:=10*LOG([.A1189])" table:style-name="ce1">
            <text:p>30,75546961</text:p>
          </table:table-cell>
          <table:table-cell table:number-columns-repeated="16382"/>
        </table:table-row>
        <table:table-row table:style-name="ro1">
          <table:table-cell office:value-type="float" office:value="1191" table:formula="of:=[.A1189]+1" table:style-name="ce1">
            <text:p>1191</text:p>
          </table:table-cell>
          <table:table-cell office:value-type="float" office:value="30.759117614827773" table:formula="of:=10*LOG([.A1190])" table:style-name="ce1">
            <text:p>30,75911761</text:p>
          </table:table-cell>
          <table:table-cell table:number-columns-repeated="16382"/>
        </table:table-row>
        <table:table-row table:style-name="ro1">
          <table:table-cell office:value-type="float" office:value="1192" table:formula="of:=[.A1190]+1" table:style-name="ce1">
            <text:p>1192</text:p>
          </table:table-cell>
          <table:table-cell office:value-type="float" office:value="30.762762554042176" table:formula="of:=10*LOG([.A1191])" table:style-name="ce1">
            <text:p>30,76276255</text:p>
          </table:table-cell>
          <table:table-cell table:number-columns-repeated="16382"/>
        </table:table-row>
        <table:table-row table:style-name="ro1">
          <table:table-cell office:value-type="float" office:value="1193" table:formula="of:=[.A1191]+1" table:style-name="ce1">
            <text:p>1193</text:p>
          </table:table-cell>
          <table:table-cell office:value-type="float" office:value="30.766404436703422" table:formula="of:=10*LOG([.A1192])" table:style-name="ce1">
            <text:p>30,76640444</text:p>
          </table:table-cell>
          <table:table-cell table:number-columns-repeated="16382"/>
        </table:table-row>
        <table:table-row table:style-name="ro1">
          <table:table-cell office:value-type="float" office:value="1194" table:formula="of:=[.A1192]+1" table:style-name="ce1">
            <text:p>1194</text:p>
          </table:table-cell>
          <table:table-cell office:value-type="float" office:value="30.770043267933502" table:formula="of:=10*LOG([.A1193])" table:style-name="ce1">
            <text:p>30,77004327</text:p>
          </table:table-cell>
          <table:table-cell table:number-columns-repeated="16382"/>
        </table:table-row>
        <table:table-row table:style-name="ro1">
          <table:table-cell office:value-type="float" office:value="1195" table:formula="of:=[.A1193]+1" table:style-name="ce1">
            <text:p>1195</text:p>
          </table:table-cell>
          <table:table-cell office:value-type="float" office:value="30.773679052841562" table:formula="of:=10*LOG([.A1194])" table:style-name="ce1">
            <text:p>30,77367905</text:p>
          </table:table-cell>
          <table:table-cell table:number-columns-repeated="16382"/>
        </table:table-row>
        <table:table-row table:style-name="ro1">
          <table:table-cell office:value-type="float" office:value="1196" table:formula="of:=[.A1194]+1" table:style-name="ce1">
            <text:p>1196</text:p>
          </table:table-cell>
          <table:table-cell office:value-type="float" office:value="30.777311796523922" table:formula="of:=10*LOG([.A1195])" table:style-name="ce1">
            <text:p>30,7773118</text:p>
          </table:table-cell>
          <table:table-cell table:number-columns-repeated="16382"/>
        </table:table-row>
        <table:table-row table:style-name="ro1">
          <table:table-cell office:value-type="float" office:value="1197" table:formula="of:=[.A1195]+1" table:style-name="ce1">
            <text:p>1197</text:p>
          </table:table-cell>
          <table:table-cell office:value-type="float" office:value="30.780941504064106" table:formula="of:=10*LOG([.A1196])" table:style-name="ce1">
            <text:p>30,7809415</text:p>
          </table:table-cell>
          <table:table-cell table:number-columns-repeated="16382"/>
        </table:table-row>
        <table:table-row table:style-name="ro1">
          <table:table-cell office:value-type="float" office:value="1198" table:formula="of:=[.A1196]+1" table:style-name="ce1">
            <text:p>1198</text:p>
          </table:table-cell>
          <table:table-cell office:value-type="float" office:value="30.784568180532929" table:formula="of:=10*LOG([.A1197])" table:style-name="ce1">
            <text:p>30,78456818</text:p>
          </table:table-cell>
          <table:table-cell table:number-columns-repeated="16382"/>
        </table:table-row>
        <table:table-row table:style-name="ro1">
          <table:table-cell office:value-type="float" office:value="1199" table:formula="of:=[.A1197]+1" table:style-name="ce1">
            <text:p>1199</text:p>
          </table:table-cell>
          <table:table-cell office:value-type="float" office:value="30.788191830988488" table:formula="of:=10*LOG([.A1198])" table:style-name="ce1">
            <text:p>30,78819183</text:p>
          </table:table-cell>
          <table:table-cell table:number-columns-repeated="16382"/>
        </table:table-row>
        <table:table-row table:style-name="ro1">
          <table:table-cell office:value-type="float" office:value="1200" table:formula="of:=[.A1198]+1" table:style-name="ce1">
            <text:p>1200</text:p>
          </table:table-cell>
          <table:table-cell office:value-type="float" office:value="30.791812460476248" table:formula="of:=10*LOG([.A1199])" table:style-name="ce1">
            <text:p>30,79181246</text:p>
          </table:table-cell>
          <table:table-cell table:number-columns-repeated="16382"/>
        </table:table-row>
        <table:table-row table:style-name="ro1">
          <table:table-cell office:value-type="float" office:value="1201" table:formula="of:=[.A1199]+1" table:style-name="ce1">
            <text:p>1201</text:p>
          </table:table-cell>
          <table:table-cell office:value-type="float" office:value="30.79543007402906" table:formula="of:=10*LOG([.A1200])" table:style-name="ce1">
            <text:p>30,79543007</text:p>
          </table:table-cell>
          <table:table-cell table:number-columns-repeated="16382"/>
        </table:table-row>
        <table:table-row table:style-name="ro1">
          <table:table-cell office:value-type="float" office:value="1202" table:formula="of:=[.A1200]+1" table:style-name="ce1">
            <text:p>1202</text:p>
          </table:table-cell>
          <table:table-cell office:value-type="float" office:value="30.799044676667208" table:formula="of:=10*LOG([.A1201])" table:style-name="ce1">
            <text:p>30,79904468</text:p>
          </table:table-cell>
          <table:table-cell table:number-columns-repeated="16382"/>
        </table:table-row>
        <table:table-row table:style-name="ro1">
          <table:table-cell office:value-type="float" office:value="1203" table:formula="of:=[.A1201]+1" table:style-name="ce1">
            <text:p>1203</text:p>
          </table:table-cell>
          <table:table-cell office:value-type="float" office:value="30.802656273398448" table:formula="of:=10*LOG([.A1202])" table:style-name="ce1">
            <text:p>30,80265627</text:p>
          </table:table-cell>
          <table:table-cell table:number-columns-repeated="16382"/>
        </table:table-row>
        <table:table-row table:style-name="ro1">
          <table:table-cell office:value-type="float" office:value="1204" table:formula="of:=[.A1202]+1" table:style-name="ce1">
            <text:p>1204</text:p>
          </table:table-cell>
          <table:table-cell office:value-type="float" office:value="30.806264869218055" table:formula="of:=10*LOG([.A1203])" table:style-name="ce1">
            <text:p>30,80626487</text:p>
          </table:table-cell>
          <table:table-cell table:number-columns-repeated="16382"/>
        </table:table-row>
        <table:table-row table:style-name="ro1">
          <table:table-cell office:value-type="float" office:value="1205" table:formula="of:=[.A1203]+1" table:style-name="ce1">
            <text:p>1205</text:p>
          </table:table-cell>
          <table:table-cell office:value-type="float" office:value="30.809870469108873" table:formula="of:=10*LOG([.A1204])" table:style-name="ce1">
            <text:p>30,80987047</text:p>
          </table:table-cell>
          <table:table-cell table:number-columns-repeated="16382"/>
        </table:table-row>
        <table:table-row table:style-name="ro1">
          <table:table-cell office:value-type="float" office:value="1206" table:formula="of:=[.A1204]+1" table:style-name="ce1">
            <text:p>1206</text:p>
          </table:table-cell>
          <table:table-cell office:value-type="float" office:value="30.813473078041326" table:formula="of:=10*LOG([.A1205])" table:style-name="ce1">
            <text:p>30,81347308</text:p>
          </table:table-cell>
          <table:table-cell table:number-columns-repeated="16382"/>
        </table:table-row>
        <table:table-row table:style-name="ro1">
          <table:table-cell office:value-type="float" office:value="1207" table:formula="of:=[.A1205]+1" table:style-name="ce1">
            <text:p>1207</text:p>
          </table:table-cell>
          <table:table-cell office:value-type="float" office:value="30.81707270097349" table:formula="of:=10*LOG([.A1206])" table:style-name="ce1">
            <text:p>30,8170727</text:p>
          </table:table-cell>
          <table:table-cell table:number-columns-repeated="16382"/>
        </table:table-row>
        <table:table-row table:style-name="ro1">
          <table:table-cell office:value-type="float" office:value="1208" table:formula="of:=[.A1206]+1" table:style-name="ce1">
            <text:p>1208</text:p>
          </table:table-cell>
          <table:table-cell office:value-type="float" office:value="30.820669342851129" table:formula="of:=10*LOG([.A1207])" table:style-name="ce1">
            <text:p>30,82066934</text:p>
          </table:table-cell>
          <table:table-cell table:number-columns-repeated="16382"/>
        </table:table-row>
        <table:table-row table:style-name="ro1">
          <table:table-cell office:value-type="float" office:value="1209" table:formula="of:=[.A1207]+1" table:style-name="ce1">
            <text:p>1209</text:p>
          </table:table-cell>
          <table:table-cell office:value-type="float" office:value="30.824263008607716" table:formula="of:=10*LOG([.A1208])" table:style-name="ce1">
            <text:p>30,82426301</text:p>
          </table:table-cell>
          <table:table-cell table:number-columns-repeated="16382"/>
        </table:table-row>
        <table:table-row table:style-name="ro1">
          <table:table-cell office:value-type="float" office:value="1210" table:formula="of:=[.A1208]+1" table:style-name="ce1">
            <text:p>1210</text:p>
          </table:table-cell>
          <table:table-cell office:value-type="float" office:value="30.827853703164504" table:formula="of:=10*LOG([.A1209])" table:style-name="ce1">
            <text:p>30,8278537</text:p>
          </table:table-cell>
          <table:table-cell table:number-columns-repeated="16382"/>
        </table:table-row>
        <table:table-row table:style-name="ro1">
          <table:table-cell office:value-type="float" office:value="1211" table:formula="of:=[.A1209]+1" table:style-name="ce1">
            <text:p>1211</text:p>
          </table:table-cell>
          <table:table-cell office:value-type="float" office:value="30.831441431430523" table:formula="of:=10*LOG([.A1210])" table:style-name="ce1">
            <text:p>30,83144143</text:p>
          </table:table-cell>
          <table:table-cell table:number-columns-repeated="16382"/>
        </table:table-row>
        <table:table-row table:style-name="ro1">
          <table:table-cell office:value-type="float" office:value="1212" table:formula="of:=[.A1210]+1" table:style-name="ce1">
            <text:p>1212</text:p>
          </table:table-cell>
          <table:table-cell office:value-type="float" office:value="30.835026198302671" table:formula="of:=10*LOG([.A1211])" table:style-name="ce1">
            <text:p>30,8350262</text:p>
          </table:table-cell>
          <table:table-cell table:number-columns-repeated="16382"/>
        </table:table-row>
        <table:table-row table:style-name="ro1">
          <table:table-cell office:value-type="float" office:value="1213" table:formula="of:=[.A1211]+1" table:style-name="ce1">
            <text:p>1213</text:p>
          </table:table-cell>
          <table:table-cell office:value-type="float" office:value="30.83860800866573" table:formula="of:=10*LOG([.A1212])" table:style-name="ce1">
            <text:p>30,83860801</text:p>
          </table:table-cell>
          <table:table-cell table:number-columns-repeated="16382"/>
        </table:table-row>
        <table:table-row table:style-name="ro1">
          <table:table-cell office:value-type="float" office:value="1214" table:formula="of:=[.A1212]+1" table:style-name="ce1">
            <text:p>1214</text:p>
          </table:table-cell>
          <table:table-cell office:value-type="float" office:value="30.842186867392385" table:formula="of:=10*LOG([.A1213])" table:style-name="ce1">
            <text:p>30,84218687</text:p>
          </table:table-cell>
          <table:table-cell table:number-columns-repeated="16382"/>
        </table:table-row>
        <table:table-row table:style-name="ro1">
          <table:table-cell office:value-type="float" office:value="1215" table:formula="of:=[.A1213]+1" table:style-name="ce1">
            <text:p>1215</text:p>
          </table:table-cell>
          <table:table-cell office:value-type="float" office:value="30.84576277934331" table:formula="of:=10*LOG([.A1214])" table:style-name="ce1">
            <text:p>30,84576278</text:p>
          </table:table-cell>
          <table:table-cell table:number-columns-repeated="16382"/>
        </table:table-row>
        <table:table-row table:style-name="ro1">
          <table:table-cell office:value-type="float" office:value="1216" table:formula="of:=[.A1214]+1" table:style-name="ce1">
            <text:p>1216</text:p>
          </table:table-cell>
          <table:table-cell office:value-type="float" office:value="30.84933574936716" table:formula="of:=10*LOG([.A1215])" table:style-name="ce1">
            <text:p>30,84933575</text:p>
          </table:table-cell>
          <table:table-cell table:number-columns-repeated="16382"/>
        </table:table-row>
        <table:table-row table:style-name="ro1">
          <table:table-cell office:value-type="float" office:value="1217" table:formula="of:=[.A1215]+1" table:style-name="ce1">
            <text:p>1217</text:p>
          </table:table-cell>
          <table:table-cell office:value-type="float" office:value="30.852905782300649" table:formula="of:=10*LOG([.A1216])" table:style-name="ce1">
            <text:p>30,85290578</text:p>
          </table:table-cell>
          <table:table-cell table:number-columns-repeated="16382"/>
        </table:table-row>
        <table:table-row table:style-name="ro1">
          <table:table-cell office:value-type="float" office:value="1218" table:formula="of:=[.A1216]+1" table:style-name="ce1">
            <text:p>1218</text:p>
          </table:table-cell>
          <table:table-cell office:value-type="float" office:value="30.856472882968564" table:formula="of:=10*LOG([.A1217])" table:style-name="ce1">
            <text:p>30,85647288</text:p>
          </table:table-cell>
          <table:table-cell table:number-columns-repeated="16382"/>
        </table:table-row>
        <table:table-row table:style-name="ro1">
          <table:table-cell office:value-type="float" office:value="1219" table:formula="of:=[.A1217]+1" table:style-name="ce1">
            <text:p>1219</text:p>
          </table:table-cell>
          <table:table-cell office:value-type="float" office:value="30.860037056183817" table:formula="of:=10*LOG([.A1218])" table:style-name="ce1">
            <text:p>30,86003706</text:p>
          </table:table-cell>
          <table:table-cell table:number-columns-repeated="16382"/>
        </table:table-row>
        <table:table-row table:style-name="ro1">
          <table:table-cell office:value-type="float" office:value="1220" table:formula="of:=[.A1218]+1" table:style-name="ce1">
            <text:p>1220</text:p>
          </table:table-cell>
          <table:table-cell office:value-type="float" office:value="30.863598306747484" table:formula="of:=10*LOG([.A1219])" table:style-name="ce1">
            <text:p>30,86359831</text:p>
          </table:table-cell>
          <table:table-cell table:number-columns-repeated="16382"/>
        </table:table-row>
        <table:table-row table:style-name="ro1">
          <table:table-cell office:value-type="float" office:value="1221" table:formula="of:=[.A1219]+1" table:style-name="ce1">
            <text:p>1221</text:p>
          </table:table-cell>
          <table:table-cell office:value-type="float" office:value="30.867156639448826" table:formula="of:=10*LOG([.A1220])" table:style-name="ce1">
            <text:p>30,86715664</text:p>
          </table:table-cell>
          <table:table-cell table:number-columns-repeated="16382"/>
        </table:table-row>
        <table:table-row table:style-name="ro1">
          <table:table-cell office:value-type="float" office:value="1222" table:formula="of:=[.A1220]+1" table:style-name="ce1">
            <text:p>1222</text:p>
          </table:table-cell>
          <table:table-cell office:value-type="float" office:value="30.870712059065355" table:formula="of:=10*LOG([.A1221])" table:style-name="ce1">
            <text:p>30,87071206</text:p>
          </table:table-cell>
          <table:table-cell table:number-columns-repeated="16382"/>
        </table:table-row>
        <table:table-row table:style-name="ro1">
          <table:table-cell office:value-type="float" office:value="1223" table:formula="of:=[.A1221]+1" table:style-name="ce1">
            <text:p>1223</text:p>
          </table:table-cell>
          <table:table-cell office:value-type="float" office:value="30.874264570362854" table:formula="of:=10*LOG([.A1222])" table:style-name="ce1">
            <text:p>30,87426457</text:p>
          </table:table-cell>
          <table:table-cell table:number-columns-repeated="16382"/>
        </table:table-row>
        <table:table-row table:style-name="ro1">
          <table:table-cell office:value-type="float" office:value="1224" table:formula="of:=[.A1222]+1" table:style-name="ce1">
            <text:p>1224</text:p>
          </table:table-cell>
          <table:table-cell office:value-type="float" office:value="30.87781417809542" table:formula="of:=10*LOG([.A1223])" table:style-name="ce1">
            <text:p>30,87781418</text:p>
          </table:table-cell>
          <table:table-cell table:number-columns-repeated="16382"/>
        </table:table-row>
        <table:table-row table:style-name="ro1">
          <table:table-cell office:value-type="float" office:value="1225" table:formula="of:=[.A1223]+1" table:style-name="ce1">
            <text:p>1225</text:p>
          </table:table-cell>
          <table:table-cell office:value-type="float" office:value="30.881360887005513" table:formula="of:=10*LOG([.A1224])" table:style-name="ce1">
            <text:p>30,88136089</text:p>
          </table:table-cell>
          <table:table-cell table:number-columns-repeated="16382"/>
        </table:table-row>
        <table:table-row table:style-name="ro1">
          <table:table-cell office:value-type="float" office:value="1226" table:formula="of:=[.A1224]+1" table:style-name="ce1">
            <text:p>1226</text:p>
          </table:table-cell>
          <table:table-cell office:value-type="float" office:value="30.884904701823963" table:formula="of:=10*LOG([.A1225])" table:style-name="ce1">
            <text:p>30,8849047</text:p>
          </table:table-cell>
          <table:table-cell table:number-columns-repeated="16382"/>
        </table:table-row>
        <table:table-row table:style-name="ro1">
          <table:table-cell office:value-type="float" office:value="1227" table:formula="of:=[.A1225]+1" table:style-name="ce1">
            <text:p>1227</text:p>
          </table:table-cell>
          <table:table-cell office:value-type="float" office:value="30.888445627270041" table:formula="of:=10*LOG([.A1226])" table:style-name="ce1">
            <text:p>30,88844563</text:p>
          </table:table-cell>
          <table:table-cell table:number-columns-repeated="16382"/>
        </table:table-row>
        <table:table-row table:style-name="ro1">
          <table:table-cell office:value-type="float" office:value="1228" table:formula="of:=[.A1226]+1" table:style-name="ce1">
            <text:p>1228</text:p>
          </table:table-cell>
          <table:table-cell office:value-type="float" office:value="30.891983668051491" table:formula="of:=10*LOG([.A1227])" table:style-name="ce1">
            <text:p>30,89198367</text:p>
          </table:table-cell>
          <table:table-cell table:number-columns-repeated="16382"/>
        </table:table-row>
        <table:table-row table:style-name="ro1">
          <table:table-cell office:value-type="float" office:value="1229" table:formula="of:=[.A1227]+1" table:style-name="ce1">
            <text:p>1229</text:p>
          </table:table-cell>
          <table:table-cell office:value-type="float" office:value="30.895518828864539" table:formula="of:=10*LOG([.A1228])" table:style-name="ce1">
            <text:p>30,89551883</text:p>
          </table:table-cell>
          <table:table-cell table:number-columns-repeated="16382"/>
        </table:table-row>
        <table:table-row table:style-name="ro1">
          <table:table-cell office:value-type="float" office:value="1230" table:formula="of:=[.A1228]+1" table:style-name="ce1">
            <text:p>1230</text:p>
          </table:table-cell>
          <table:table-cell office:value-type="float" office:value="30.899051114393981" table:formula="of:=10*LOG([.A1229])" table:style-name="ce1">
            <text:p>30,89905111</text:p>
          </table:table-cell>
          <table:table-cell table:number-columns-repeated="16382"/>
        </table:table-row>
        <table:table-row table:style-name="ro1">
          <table:table-cell office:value-type="float" office:value="1231" table:formula="of:=[.A1229]+1" table:style-name="ce1">
            <text:p>1231</text:p>
          </table:table-cell>
          <table:table-cell office:value-type="float" office:value="30.902580529313163" table:formula="of:=10*LOG([.A1230])" table:style-name="ce1">
            <text:p>30,90258053</text:p>
          </table:table-cell>
          <table:table-cell table:number-columns-repeated="16382"/>
        </table:table-row>
        <table:table-row table:style-name="ro1">
          <table:table-cell office:value-type="float" office:value="1232" table:formula="of:=[.A1230]+1" table:style-name="ce1">
            <text:p>1232</text:p>
          </table:table-cell>
          <table:table-cell office:value-type="float" office:value="30.906107078284069" table:formula="of:=10*LOG([.A1231])" table:style-name="ce1">
            <text:p>30,90610708</text:p>
          </table:table-cell>
          <table:table-cell table:number-columns-repeated="16382"/>
        </table:table-row>
        <table:table-row table:style-name="ro1">
          <table:table-cell office:value-type="float" office:value="1233" table:formula="of:=[.A1231]+1" table:style-name="ce1">
            <text:p>1233</text:p>
          </table:table-cell>
          <table:table-cell office:value-type="float" office:value="30.909630765957314" table:formula="of:=10*LOG([.A1232])" table:style-name="ce1">
            <text:p>30,90963077</text:p>
          </table:table-cell>
          <table:table-cell table:number-columns-repeated="16382"/>
        </table:table-row>
        <table:table-row table:style-name="ro1">
          <table:table-cell office:value-type="float" office:value="1234" table:formula="of:=[.A1232]+1" table:style-name="ce1">
            <text:p>1234</text:p>
          </table:table-cell>
          <table:table-cell office:value-type="float" office:value="30.913151596972227" table:formula="of:=10*LOG([.A1233])" table:style-name="ce1">
            <text:p>30,9131516</text:p>
          </table:table-cell>
          <table:table-cell table:number-columns-repeated="16382"/>
        </table:table-row>
        <table:table-row table:style-name="ro1">
          <table:table-cell office:value-type="float" office:value="1235" table:formula="of:=[.A1233]+1" table:style-name="ce1">
            <text:p>1235</text:p>
          </table:table-cell>
          <table:table-cell office:value-type="float" office:value="30.916669575956846" table:formula="of:=10*LOG([.A1234])" table:style-name="ce1">
            <text:p>30,91666958</text:p>
          </table:table-cell>
          <table:table-cell table:number-columns-repeated="16382"/>
        </table:table-row>
        <table:table-row table:style-name="ro1">
          <table:table-cell office:value-type="float" office:value="1236" table:formula="of:=[.A1234]+1" table:style-name="ce1">
            <text:p>1236</text:p>
          </table:table-cell>
          <table:table-cell office:value-type="float" office:value="30.920184707527973" table:formula="of:=10*LOG([.A1235])" table:style-name="ce1">
            <text:p>30,92018471</text:p>
          </table:table-cell>
          <table:table-cell table:number-columns-repeated="16382"/>
        </table:table-row>
        <table:table-row table:style-name="ro1">
          <table:table-cell office:value-type="float" office:value="1237" table:formula="of:=[.A1235]+1" table:style-name="ce1">
            <text:p>1237</text:p>
          </table:table-cell>
          <table:table-cell office:value-type="float" office:value="30.923696996291206" table:formula="of:=10*LOG([.A1236])" table:style-name="ce1">
            <text:p>30,923697</text:p>
          </table:table-cell>
          <table:table-cell table:number-columns-repeated="16382"/>
        </table:table-row>
        <table:table-row table:style-name="ro1">
          <table:table-cell office:value-type="float" office:value="1238" table:formula="of:=[.A1236]+1" table:style-name="ce1">
            <text:p>1238</text:p>
          </table:table-cell>
          <table:table-cell office:value-type="float" office:value="30.927206446840994" table:formula="of:=10*LOG([.A1237])" table:style-name="ce1">
            <text:p>30,92720645</text:p>
          </table:table-cell>
          <table:table-cell table:number-columns-repeated="16382"/>
        </table:table-row>
        <table:table-row table:style-name="ro1">
          <table:table-cell office:value-type="float" office:value="1239" table:formula="of:=[.A1237]+1" table:style-name="ce1">
            <text:p>1239</text:p>
          </table:table-cell>
          <table:table-cell office:value-type="float" office:value="30.930713063760635" table:formula="of:=10*LOG([.A1238])" table:style-name="ce1">
            <text:p>30,93071306</text:p>
          </table:table-cell>
          <table:table-cell table:number-columns-repeated="16382"/>
        </table:table-row>
        <table:table-row table:style-name="ro1">
          <table:table-cell office:value-type="float" office:value="1240" table:formula="of:=[.A1238]+1" table:style-name="ce1">
            <text:p>1240</text:p>
          </table:table-cell>
          <table:table-cell office:value-type="float" office:value="30.934216851622352" table:formula="of:=10*LOG([.A1239])" table:style-name="ce1">
            <text:p>30,93421685</text:p>
          </table:table-cell>
          <table:table-cell table:number-columns-repeated="16382"/>
        </table:table-row>
        <table:table-row table:style-name="ro1">
          <table:table-cell office:value-type="float" office:value="1241" table:formula="of:=[.A1239]+1" table:style-name="ce1">
            <text:p>1241</text:p>
          </table:table-cell>
          <table:table-cell office:value-type="float" office:value="30.937717814987302" table:formula="of:=10*LOG([.A1240])" table:style-name="ce1">
            <text:p>30,93771781</text:p>
          </table:table-cell>
          <table:table-cell table:number-columns-repeated="16382"/>
        </table:table-row>
        <table:table-row table:style-name="ro1">
          <table:table-cell office:value-type="float" office:value="1242" table:formula="of:=[.A1240]+1" table:style-name="ce1">
            <text:p>1242</text:p>
          </table:table-cell>
          <table:table-cell office:value-type="float" office:value="30.941215958405614" table:formula="of:=10*LOG([.A1241])" table:style-name="ce1">
            <text:p>30,94121596</text:p>
          </table:table-cell>
          <table:table-cell table:number-columns-repeated="16382"/>
        </table:table-row>
        <table:table-row table:style-name="ro1">
          <table:table-cell office:value-type="float" office:value="1243" table:formula="of:=[.A1241]+1" table:style-name="ce1">
            <text:p>1243</text:p>
          </table:table-cell>
          <table:table-cell office:value-type="float" office:value="30.94471128641645" table:formula="of:=10*LOG([.A1242])" table:style-name="ce1">
            <text:p>30,94471129</text:p>
          </table:table-cell>
          <table:table-cell table:number-columns-repeated="16382"/>
        </table:table-row>
        <table:table-row table:style-name="ro1">
          <table:table-cell office:value-type="float" office:value="1244" table:formula="of:=[.A1242]+1" table:style-name="ce1">
            <text:p>1244</text:p>
          </table:table-cell>
          <table:table-cell office:value-type="float" office:value="30.948203803548001" table:formula="of:=10*LOG([.A1243])" table:style-name="ce1">
            <text:p>30,9482038</text:p>
          </table:table-cell>
          <table:table-cell table:number-columns-repeated="16382"/>
        </table:table-row>
        <table:table-row table:style-name="ro1">
          <table:table-cell office:value-type="float" office:value="1245" table:formula="of:=[.A1243]+1" table:style-name="ce1">
            <text:p>1245</text:p>
          </table:table-cell>
          <table:table-cell office:value-type="float" office:value="30.951693514317551" table:formula="of:=10*LOG([.A1244])" table:style-name="ce1">
            <text:p>30,95169351</text:p>
          </table:table-cell>
          <table:table-cell table:number-columns-repeated="16382"/>
        </table:table-row>
        <table:table-row table:style-name="ro1">
          <table:table-cell office:value-type="float" office:value="1246" table:formula="of:=[.A1244]+1" table:style-name="ce1">
            <text:p>1246</text:p>
          </table:table-cell>
          <table:table-cell office:value-type="float" office:value="30.955180423231511" table:formula="of:=10*LOG([.A1245])" table:style-name="ce1">
            <text:p>30,95518042</text:p>
          </table:table-cell>
          <table:table-cell table:number-columns-repeated="16382"/>
        </table:table-row>
        <table:table-row table:style-name="ro1">
          <table:table-cell office:value-type="float" office:value="1247" table:formula="of:=[.A1245]+1" table:style-name="ce1">
            <text:p>1247</text:p>
          </table:table-cell>
          <table:table-cell office:value-type="float" office:value="30.958664534785427" table:formula="of:=10*LOG([.A1246])" table:style-name="ce1">
            <text:p>30,95866453</text:p>
          </table:table-cell>
          <table:table-cell table:number-columns-repeated="16382"/>
        </table:table-row>
        <table:table-row table:style-name="ro1">
          <table:table-cell office:value-type="float" office:value="1248" table:formula="of:=[.A1246]+1" table:style-name="ce1">
            <text:p>1248</text:p>
          </table:table-cell>
          <table:table-cell office:value-type="float" office:value="30.962145853464055" table:formula="of:=10*LOG([.A1247])" table:style-name="ce1">
            <text:p>30,96214585</text:p>
          </table:table-cell>
          <table:table-cell table:number-columns-repeated="16382"/>
        </table:table-row>
        <table:table-row table:style-name="ro1">
          <table:table-cell office:value-type="float" office:value="1249" table:formula="of:=[.A1247]+1" table:style-name="ce1">
            <text:p>1249</text:p>
          </table:table-cell>
          <table:table-cell office:value-type="float" office:value="30.965624383741357" table:formula="of:=10*LOG([.A1248])" table:style-name="ce1">
            <text:p>30,96562438</text:p>
          </table:table-cell>
          <table:table-cell table:number-columns-repeated="16382"/>
        </table:table-row>
        <table:table-row table:style-name="ro1">
          <table:table-cell office:value-type="float" office:value="1250" table:formula="of:=[.A1248]+1" table:style-name="ce1">
            <text:p>1250</text:p>
          </table:table-cell>
          <table:table-cell office:value-type="float" office:value="30.969100130080562" table:formula="of:=10*LOG([.A1249])" table:style-name="ce1">
            <text:p>30,96910013</text:p>
          </table:table-cell>
          <table:table-cell table:number-columns-repeated="16382"/>
        </table:table-row>
        <table:table-row table:style-name="ro1">
          <table:table-cell office:value-type="float" office:value="1251" table:formula="of:=[.A1249]+1" table:style-name="ce1">
            <text:p>1251</text:p>
          </table:table-cell>
          <table:table-cell office:value-type="float" office:value="30.972573096934202" table:formula="of:=10*LOG([.A1250])" table:style-name="ce1">
            <text:p>30,9725731</text:p>
          </table:table-cell>
          <table:table-cell table:number-columns-repeated="16382"/>
        </table:table-row>
        <table:table-row table:style-name="ro1">
          <table:table-cell office:value-type="float" office:value="1252" table:formula="of:=[.A1250]+1" table:style-name="ce1">
            <text:p>1252</text:p>
          </table:table-cell>
          <table:table-cell office:value-type="float" office:value="30.976043288744108" table:formula="of:=10*LOG([.A1251])" table:style-name="ce1">
            <text:p>30,97604329</text:p>
          </table:table-cell>
          <table:table-cell table:number-columns-repeated="16382"/>
        </table:table-row>
        <table:table-row table:style-name="ro1">
          <table:table-cell office:value-type="float" office:value="1253" table:formula="of:=[.A1251]+1" table:style-name="ce1">
            <text:p>1253</text:p>
          </table:table-cell>
          <table:table-cell office:value-type="float" office:value="30.979510709941497" table:formula="of:=10*LOG([.A1252])" table:style-name="ce1">
            <text:p>30,97951071</text:p>
          </table:table-cell>
          <table:table-cell table:number-columns-repeated="16382"/>
        </table:table-row>
        <table:table-row table:style-name="ro1">
          <table:table-cell office:value-type="float" office:value="1254" table:formula="of:=[.A1252]+1" table:style-name="ce1">
            <text:p>1254</text:p>
          </table:table-cell>
          <table:table-cell office:value-type="float" office:value="30.982975364946977" table:formula="of:=10*LOG([.A1253])" table:style-name="ce1">
            <text:p>30,98297536</text:p>
          </table:table-cell>
          <table:table-cell table:number-columns-repeated="16382"/>
        </table:table-row>
        <table:table-row table:style-name="ro1">
          <table:table-cell office:value-type="float" office:value="1255" table:formula="of:=[.A1253]+1" table:style-name="ce1">
            <text:p>1255</text:p>
          </table:table-cell>
          <table:table-cell office:value-type="float" office:value="30.986437258170572" table:formula="of:=10*LOG([.A1254])" table:style-name="ce1">
            <text:p>30,98643726</text:p>
          </table:table-cell>
          <table:table-cell table:number-columns-repeated="16382"/>
        </table:table-row>
        <table:table-row table:style-name="ro1">
          <table:table-cell office:value-type="float" office:value="1256" table:formula="of:=[.A1254]+1" table:style-name="ce1">
            <text:p>1256</text:p>
          </table:table-cell>
          <table:table-cell office:value-type="float" office:value="30.989896394011772" table:formula="of:=10*LOG([.A1255])" table:style-name="ce1">
            <text:p>30,98989639</text:p>
          </table:table-cell>
          <table:table-cell table:number-columns-repeated="16382"/>
        </table:table-row>
        <table:table-row table:style-name="ro1">
          <table:table-cell office:value-type="float" office:value="1257" table:formula="of:=[.A1255]+1" table:style-name="ce1">
            <text:p>1257</text:p>
          </table:table-cell>
          <table:table-cell office:value-type="float" office:value="30.993352776859577" table:formula="of:=10*LOG([.A1256])" table:style-name="ce1">
            <text:p>30,99335278</text:p>
          </table:table-cell>
          <table:table-cell table:number-columns-repeated="16382"/>
        </table:table-row>
        <table:table-row table:style-name="ro1">
          <table:table-cell office:value-type="float" office:value="1258" table:formula="of:=[.A1256]+1" table:style-name="ce1">
            <text:p>1258</text:p>
          </table:table-cell>
          <table:table-cell office:value-type="float" office:value="30.9968064110925" table:formula="of:=10*LOG([.A1257])" table:style-name="ce1">
            <text:p>30,99680641</text:p>
          </table:table-cell>
          <table:table-cell table:number-columns-repeated="16382"/>
        </table:table-row>
        <table:table-row table:style-name="ro1">
          <table:table-cell office:value-type="float" office:value="1259" table:formula="of:=[.A1257]+1" table:style-name="ce1">
            <text:p>1259</text:p>
          </table:table-cell>
          <table:table-cell office:value-type="float" office:value="31.000257301078626" table:formula="of:=10*LOG([.A1258])" table:style-name="ce1">
            <text:p>31,0002573</text:p>
          </table:table-cell>
          <table:table-cell table:number-columns-repeated="16382"/>
        </table:table-row>
        <table:table-row table:style-name="ro1">
          <table:table-cell office:value-type="float" office:value="1260" table:formula="of:=[.A1258]+1" table:style-name="ce1">
            <text:p>1260</text:p>
          </table:table-cell>
          <table:table-cell office:value-type="float" office:value="31.00370545117563" table:formula="of:=10*LOG([.A1259])" table:style-name="ce1">
            <text:p>31,00370545</text:p>
          </table:table-cell>
          <table:table-cell table:number-columns-repeated="16382"/>
        </table:table-row>
        <table:table-row table:style-name="ro1">
          <table:table-cell office:value-type="float" office:value="1261" table:formula="of:=[.A1259]+1" table:style-name="ce1">
            <text:p>1261</text:p>
          </table:table-cell>
          <table:table-cell office:value-type="float" office:value="31.007150865730818" table:formula="of:=10*LOG([.A1260])" table:style-name="ce1">
            <text:p>31,00715087</text:p>
          </table:table-cell>
          <table:table-cell table:number-columns-repeated="16382"/>
        </table:table-row>
        <table:table-row table:style-name="ro1">
          <table:table-cell office:value-type="float" office:value="1262" table:formula="of:=[.A1260]+1" table:style-name="ce1">
            <text:p>1262</text:p>
          </table:table-cell>
          <table:table-cell office:value-type="float" office:value="31.010593549081158" table:formula="of:=10*LOG([.A1261])" table:style-name="ce1">
            <text:p>31,01059355</text:p>
          </table:table-cell>
          <table:table-cell table:number-columns-repeated="16382"/>
        </table:table-row>
        <table:table-row table:style-name="ro1">
          <table:table-cell office:value-type="float" office:value="1263" table:formula="of:=[.A1261]+1" table:style-name="ce1">
            <text:p>1263</text:p>
          </table:table-cell>
          <table:table-cell office:value-type="float" office:value="31.014033505553307" table:formula="of:=10*LOG([.A1262])" table:style-name="ce1">
            <text:p>31,01403351</text:p>
          </table:table-cell>
          <table:table-cell table:number-columns-repeated="16382"/>
        </table:table-row>
        <table:table-row table:style-name="ro1">
          <table:table-cell office:value-type="float" office:value="1264" table:formula="of:=[.A1262]+1" table:style-name="ce1">
            <text:p>1264</text:p>
          </table:table-cell>
          <table:table-cell office:value-type="float" office:value="31.017470739463665" table:formula="of:=10*LOG([.A1263])" table:style-name="ce1">
            <text:p>31,01747074</text:p>
          </table:table-cell>
          <table:table-cell table:number-columns-repeated="16382"/>
        </table:table-row>
        <table:table-row table:style-name="ro1">
          <table:table-cell office:value-type="float" office:value="1265" table:formula="of:=[.A1263]+1" table:style-name="ce1">
            <text:p>1265</text:p>
          </table:table-cell>
          <table:table-cell office:value-type="float" office:value="31.020905255118368" table:formula="of:=10*LOG([.A1264])" table:style-name="ce1">
            <text:p>31,02090526</text:p>
          </table:table-cell>
          <table:table-cell table:number-columns-repeated="16382"/>
        </table:table-row>
        <table:table-row table:style-name="ro1">
          <table:table-cell office:value-type="float" office:value="1266" table:formula="of:=[.A1264]+1" table:style-name="ce1">
            <text:p>1266</text:p>
          </table:table-cell>
          <table:table-cell office:value-type="float" office:value="31.024337056813366" table:formula="of:=10*LOG([.A1265])" table:style-name="ce1">
            <text:p>31,02433706</text:p>
          </table:table-cell>
          <table:table-cell table:number-columns-repeated="16382"/>
        </table:table-row>
        <table:table-row table:style-name="ro1">
          <table:table-cell office:value-type="float" office:value="1267" table:formula="of:=[.A1265]+1" table:style-name="ce1">
            <text:p>1267</text:p>
          </table:table-cell>
          <table:table-cell office:value-type="float" office:value="31.027766148834417" table:formula="of:=10*LOG([.A1266])" table:style-name="ce1">
            <text:p>31,02776615</text:p>
          </table:table-cell>
          <table:table-cell table:number-columns-repeated="16382"/>
        </table:table-row>
        <table:table-row table:style-name="ro1">
          <table:table-cell office:value-type="float" office:value="1268" table:formula="of:=[.A1266]+1" table:style-name="ce1">
            <text:p>1268</text:p>
          </table:table-cell>
          <table:table-cell office:value-type="float" office:value="31.031192535457137" table:formula="of:=10*LOG([.A1267])" table:style-name="ce1">
            <text:p>31,03119254</text:p>
          </table:table-cell>
          <table:table-cell table:number-columns-repeated="16382"/>
        </table:table-row>
        <table:table-row table:style-name="ro1">
          <table:table-cell office:value-type="float" office:value="1269" table:formula="of:=[.A1267]+1" table:style-name="ce1">
            <text:p>1269</text:p>
          </table:table-cell>
          <table:table-cell office:value-type="float" office:value="31.034616220947051" table:formula="of:=10*LOG([.A1268])" table:style-name="ce1">
            <text:p>31,03461622</text:p>
          </table:table-cell>
          <table:table-cell table:number-columns-repeated="16382"/>
        </table:table-row>
        <table:table-row table:style-name="ro1">
          <table:table-cell office:value-type="float" office:value="1270" table:formula="of:=[.A1268]+1" table:style-name="ce1">
            <text:p>1270</text:p>
          </table:table-cell>
          <table:table-cell office:value-type="float" office:value="31.038037209559569" table:formula="of:=10*LOG([.A1269])" table:style-name="ce1">
            <text:p>31,03803721</text:p>
          </table:table-cell>
          <table:table-cell table:number-columns-repeated="16382"/>
        </table:table-row>
        <table:table-row table:style-name="ro1">
          <table:table-cell office:value-type="float" office:value="1271" table:formula="of:=[.A1269]+1" table:style-name="ce1">
            <text:p>1271</text:p>
          </table:table-cell>
          <table:table-cell office:value-type="float" office:value="31.041455505540082" table:formula="of:=10*LOG([.A1270])" table:style-name="ce1">
            <text:p>31,04145551</text:p>
          </table:table-cell>
          <table:table-cell table:number-columns-repeated="16382"/>
        </table:table-row>
        <table:table-row table:style-name="ro1">
          <table:table-cell office:value-type="float" office:value="1272" table:formula="of:=[.A1270]+1" table:style-name="ce1">
            <text:p>1272</text:p>
          </table:table-cell>
          <table:table-cell office:value-type="float" office:value="31.04487111312395" table:formula="of:=10*LOG([.A1271])" table:style-name="ce1">
            <text:p>31,04487111</text:p>
          </table:table-cell>
          <table:table-cell table:number-columns-repeated="16382"/>
        </table:table-row>
        <table:table-row table:style-name="ro1">
          <table:table-cell office:value-type="float" office:value="1273" table:formula="of:=[.A1271]+1" table:style-name="ce1">
            <text:p>1273</text:p>
          </table:table-cell>
          <table:table-cell office:value-type="float" office:value="31.048284036536554" table:formula="of:=10*LOG([.A1272])" table:style-name="ce1">
            <text:p>31,04828404</text:p>
          </table:table-cell>
          <table:table-cell table:number-columns-repeated="16382"/>
        </table:table-row>
        <table:table-row table:style-name="ro1">
          <table:table-cell office:value-type="float" office:value="1274" table:formula="of:=[.A1272]+1" table:style-name="ce1">
            <text:p>1274</text:p>
          </table:table-cell>
          <table:table-cell office:value-type="float" office:value="31.051694279993317" table:formula="of:=10*LOG([.A1273])" table:style-name="ce1">
            <text:p>31,05169428</text:p>
          </table:table-cell>
          <table:table-cell table:number-columns-repeated="16382"/>
        </table:table-row>
        <table:table-row table:style-name="ro1">
          <table:table-cell office:value-type="float" office:value="1275" table:formula="of:=[.A1273]+1" table:style-name="ce1">
            <text:p>1275</text:p>
          </table:table-cell>
          <table:table-cell office:value-type="float" office:value="31.055101847699738" table:formula="of:=10*LOG([.A1274])" table:style-name="ce1">
            <text:p>31,05510185</text:p>
          </table:table-cell>
          <table:table-cell table:number-columns-repeated="16382"/>
        </table:table-row>
        <table:table-row table:style-name="ro1">
          <table:table-cell office:value-type="float" office:value="1276" table:formula="of:=[.A1274]+1" table:style-name="ce1">
            <text:p>1276</text:p>
          </table:table-cell>
          <table:table-cell office:value-type="float" office:value="31.058506743851435" table:formula="of:=10*LOG([.A1275])" table:style-name="ce1">
            <text:p>31,05850674</text:p>
          </table:table-cell>
          <table:table-cell table:number-columns-repeated="16382"/>
        </table:table-row>
        <table:table-row table:style-name="ro1">
          <table:table-cell office:value-type="float" office:value="1277" table:formula="of:=[.A1275]+1" table:style-name="ce1">
            <text:p>1277</text:p>
          </table:table-cell>
          <table:table-cell office:value-type="float" office:value="31.061908972634154" table:formula="of:=10*LOG([.A1276])" table:style-name="ce1">
            <text:p>31,06190897</text:p>
          </table:table-cell>
          <table:table-cell table:number-columns-repeated="16382"/>
        </table:table-row>
        <table:table-row table:style-name="ro1">
          <table:table-cell office:value-type="float" office:value="1278" table:formula="of:=[.A1276]+1" table:style-name="ce1">
            <text:p>1278</text:p>
          </table:table-cell>
          <table:table-cell office:value-type="float" office:value="31.065308538223814" table:formula="of:=10*LOG([.A1277])" table:style-name="ce1">
            <text:p>31,06530854</text:p>
          </table:table-cell>
          <table:table-cell table:number-columns-repeated="16382"/>
        </table:table-row>
        <table:table-row table:style-name="ro1">
          <table:table-cell office:value-type="float" office:value="1279" table:formula="of:=[.A1277]+1" table:style-name="ce1">
            <text:p>1279</text:p>
          </table:table-cell>
          <table:table-cell office:value-type="float" office:value="31.068705444786538" table:formula="of:=10*LOG([.A1278])" table:style-name="ce1">
            <text:p>31,06870544</text:p>
          </table:table-cell>
          <table:table-cell table:number-columns-repeated="16382"/>
        </table:table-row>
        <table:table-row table:style-name="ro1">
          <table:table-cell office:value-type="float" office:value="1280" table:formula="of:=[.A1278]+1" table:style-name="ce1">
            <text:p>1280</text:p>
          </table:table-cell>
          <table:table-cell office:value-type="float" office:value="31.072099696478684" table:formula="of:=10*LOG([.A1279])" table:style-name="ce1">
            <text:p>31,0720997</text:p>
          </table:table-cell>
          <table:table-cell table:number-columns-repeated="16382"/>
        </table:table-row>
        <table:table-row table:style-name="ro1">
          <table:table-cell office:value-type="float" office:value="1281" table:formula="of:=[.A1279]+1" table:style-name="ce1">
            <text:p>1281</text:p>
          </table:table-cell>
          <table:table-cell office:value-type="float" office:value="31.075491297446863" table:formula="of:=10*LOG([.A1280])" table:style-name="ce1">
            <text:p>31,0754913</text:p>
          </table:table-cell>
          <table:table-cell table:number-columns-repeated="16382"/>
        </table:table-row>
        <table:table-row table:style-name="ro1">
          <table:table-cell office:value-type="float" office:value="1282" table:formula="of:=[.A1280]+1" table:style-name="ce1">
            <text:p>1282</text:p>
          </table:table-cell>
          <table:table-cell office:value-type="float" office:value="31.078880251827986" table:formula="of:=10*LOG([.A1281])" table:style-name="ce1">
            <text:p>31,07888025</text:p>
          </table:table-cell>
          <table:table-cell table:number-columns-repeated="16382"/>
        </table:table-row>
        <table:table-row table:style-name="ro1">
          <table:table-cell office:value-type="float" office:value="1283" table:formula="of:=[.A1281]+1" table:style-name="ce1">
            <text:p>1283</text:p>
          </table:table-cell>
          <table:table-cell office:value-type="float" office:value="31.082266563749283" table:formula="of:=10*LOG([.A1282])" table:style-name="ce1">
            <text:p>31,08226656</text:p>
          </table:table-cell>
          <table:table-cell table:number-columns-repeated="16382"/>
        </table:table-row>
        <table:table-row table:style-name="ro1">
          <table:table-cell office:value-type="float" office:value="1284" table:formula="of:=[.A1282]+1" table:style-name="ce1">
            <text:p>1284</text:p>
          </table:table-cell>
          <table:table-cell office:value-type="float" office:value="31.085650237328345" table:formula="of:=10*LOG([.A1283])" table:style-name="ce1">
            <text:p>31,08565024</text:p>
          </table:table-cell>
          <table:table-cell table:number-columns-repeated="16382"/>
        </table:table-row>
        <table:table-row table:style-name="ro1">
          <table:table-cell office:value-type="float" office:value="1285" table:formula="of:=[.A1283]+1" table:style-name="ce1">
            <text:p>1285</text:p>
          </table:table-cell>
          <table:table-cell office:value-type="float" office:value="31.089031276673133" table:formula="of:=10*LOG([.A1284])" table:style-name="ce1">
            <text:p>31,08903128</text:p>
          </table:table-cell>
          <table:table-cell table:number-columns-repeated="16382"/>
        </table:table-row>
        <table:table-row table:style-name="ro1">
          <table:table-cell office:value-type="float" office:value="1286" table:formula="of:=[.A1284]+1" table:style-name="ce1">
            <text:p>1286</text:p>
          </table:table-cell>
          <table:table-cell office:value-type="float" office:value="31.092409685882032" table:formula="of:=10*LOG([.A1285])" table:style-name="ce1">
            <text:p>31,09240969</text:p>
          </table:table-cell>
          <table:table-cell table:number-columns-repeated="16382"/>
        </table:table-row>
        <table:table-row table:style-name="ro1">
          <table:table-cell office:value-type="float" office:value="1287" table:formula="of:=[.A1285]+1" table:style-name="ce1">
            <text:p>1287</text:p>
          </table:table-cell>
          <table:table-cell office:value-type="float" office:value="31.095785469043868" table:formula="of:=10*LOG([.A1286])" table:style-name="ce1">
            <text:p>31,09578547</text:p>
          </table:table-cell>
          <table:table-cell table:number-columns-repeated="16382"/>
        </table:table-row>
        <table:table-row table:style-name="ro1">
          <table:table-cell office:value-type="float" office:value="1288" table:formula="of:=[.A1286]+1" table:style-name="ce1">
            <text:p>1288</text:p>
          </table:table-cell>
          <table:table-cell office:value-type="float" office:value="31.099158630237934" table:formula="of:=10*LOG([.A1287])" table:style-name="ce1">
            <text:p>31,09915863</text:p>
          </table:table-cell>
          <table:table-cell table:number-columns-repeated="16382"/>
        </table:table-row>
        <table:table-row table:style-name="ro1">
          <table:table-cell office:value-type="float" office:value="1289" table:formula="of:=[.A1287]+1" table:style-name="ce1">
            <text:p>1289</text:p>
          </table:table-cell>
          <table:table-cell office:value-type="float" office:value="31.10252917353403" table:formula="of:=10*LOG([.A1288])" table:style-name="ce1">
            <text:p>31,10252917</text:p>
          </table:table-cell>
          <table:table-cell table:number-columns-repeated="16382"/>
        </table:table-row>
        <table:table-row table:style-name="ro1">
          <table:table-cell office:value-type="float" office:value="1290" table:formula="of:=[.A1288]+1" table:style-name="ce1">
            <text:p>1290</text:p>
          </table:table-cell>
          <table:table-cell office:value-type="float" office:value="31.105897102992486" table:formula="of:=10*LOG([.A1289])" table:style-name="ce1">
            <text:p>31,1058971</text:p>
          </table:table-cell>
          <table:table-cell table:number-columns-repeated="16382"/>
        </table:table-row>
        <table:table-row table:style-name="ro1">
          <table:table-cell office:value-type="float" office:value="1291" table:formula="of:=[.A1289]+1" table:style-name="ce1">
            <text:p>1291</text:p>
          </table:table-cell>
          <table:table-cell office:value-type="float" office:value="31.109262422664202" table:formula="of:=10*LOG([.A1290])" table:style-name="ce1">
            <text:p>31,10926242</text:p>
          </table:table-cell>
          <table:table-cell table:number-columns-repeated="16382"/>
        </table:table-row>
        <table:table-row table:style-name="ro1">
          <table:table-cell office:value-type="float" office:value="1292" table:formula="of:=[.A1290]+1" table:style-name="ce1">
            <text:p>1292</text:p>
          </table:table-cell>
          <table:table-cell office:value-type="float" office:value="31.112625136590655" table:formula="of:=10*LOG([.A1291])" table:style-name="ce1">
            <text:p>31,11262514</text:p>
          </table:table-cell>
          <table:table-cell table:number-columns-repeated="16382"/>
        </table:table-row>
        <table:table-row table:style-name="ro1">
          <table:table-cell office:value-type="float" office:value="1293" table:formula="of:=[.A1291]+1" table:style-name="ce1">
            <text:p>1293</text:p>
          </table:table-cell>
          <table:table-cell office:value-type="float" office:value="31.115985248803941" table:formula="of:=10*LOG([.A1292])" table:style-name="ce1">
            <text:p>31,11598525</text:p>
          </table:table-cell>
          <table:table-cell table:number-columns-repeated="16382"/>
        </table:table-row>
        <table:table-row table:style-name="ro1">
          <table:table-cell office:value-type="float" office:value="1294" table:formula="of:=[.A1292]+1" table:style-name="ce1">
            <text:p>1294</text:p>
          </table:table-cell>
          <table:table-cell office:value-type="float" office:value="31.119342763326813" table:formula="of:=10*LOG([.A1293])" table:style-name="ce1">
            <text:p>31,11934276</text:p>
          </table:table-cell>
          <table:table-cell table:number-columns-repeated="16382"/>
        </table:table-row>
        <table:table-row table:style-name="ro1">
          <table:table-cell office:value-type="float" office:value="1295" table:formula="of:=[.A1293]+1" table:style-name="ce1">
            <text:p>1295</text:p>
          </table:table-cell>
          <table:table-cell office:value-type="float" office:value="31.122697684172707" table:formula="of:=10*LOG([.A1294])" table:style-name="ce1">
            <text:p>31,12269768</text:p>
          </table:table-cell>
          <table:table-cell table:number-columns-repeated="16382"/>
        </table:table-row>
        <table:table-row table:style-name="ro1">
          <table:table-cell office:value-type="float" office:value="1296" table:formula="of:=[.A1294]+1" table:style-name="ce1">
            <text:p>1296</text:p>
          </table:table-cell>
          <table:table-cell office:value-type="float" office:value="31.126050015345747" table:formula="of:=10*LOG([.A1295])" table:style-name="ce1">
            <text:p>31,12605002</text:p>
          </table:table-cell>
          <table:table-cell table:number-columns-repeated="16382"/>
        </table:table-row>
        <table:table-row table:style-name="ro1">
          <table:table-cell office:value-type="float" office:value="1297" table:formula="of:=[.A1295]+1" table:style-name="ce1">
            <text:p>1297</text:p>
          </table:table-cell>
          <table:table-cell office:value-type="float" office:value="31.129399760840801" table:formula="of:=10*LOG([.A1296])" table:style-name="ce1">
            <text:p>31,12939976</text:p>
          </table:table-cell>
          <table:table-cell table:number-columns-repeated="16382"/>
        </table:table-row>
        <table:table-row table:style-name="ro1">
          <table:table-cell office:value-type="float" office:value="1298" table:formula="of:=[.A1296]+1" table:style-name="ce1">
            <text:p>1298</text:p>
          </table:table-cell>
          <table:table-cell office:value-type="float" office:value="31.132746924643506" table:formula="of:=10*LOG([.A1297])" table:style-name="ce1">
            <text:p>31,13274692</text:p>
          </table:table-cell>
          <table:table-cell table:number-columns-repeated="16382"/>
        </table:table-row>
        <table:table-row table:style-name="ro1">
          <table:table-cell office:value-type="float" office:value="1299" table:formula="of:=[.A1297]+1" table:style-name="ce1">
            <text:p>1299</text:p>
          </table:table-cell>
          <table:table-cell office:value-type="float" office:value="31.136091510730278" table:formula="of:=10*LOG([.A1298])" table:style-name="ce1">
            <text:p>31,13609151</text:p>
          </table:table-cell>
          <table:table-cell table:number-columns-repeated="16382"/>
        </table:table-row>
        <table:table-row table:style-name="ro1">
          <table:table-cell office:value-type="float" office:value="1300" table:formula="of:=[.A1298]+1" table:style-name="ce1">
            <text:p>1300</text:p>
          </table:table-cell>
          <table:table-cell office:value-type="float" office:value="31.139433523068369" table:formula="of:=10*LOG([.A1299])" table:style-name="ce1">
            <text:p>31,13943352</text:p>
          </table:table-cell>
          <table:table-cell table:number-columns-repeated="16382"/>
        </table:table-row>
        <table:table-row table:style-name="ro1">
          <table:table-cell office:value-type="float" office:value="1301" table:formula="of:=[.A1299]+1" table:style-name="ce1">
            <text:p>1301</text:p>
          </table:table-cell>
          <table:table-cell office:value-type="float" office:value="31.142772965615862" table:formula="of:=10*LOG([.A1300])" table:style-name="ce1">
            <text:p>31,14277297</text:p>
          </table:table-cell>
          <table:table-cell table:number-columns-repeated="16382"/>
        </table:table-row>
        <table:table-row table:style-name="ro1">
          <table:table-cell office:value-type="float" office:value="1302" table:formula="of:=[.A1300]+1" table:style-name="ce1">
            <text:p>1302</text:p>
          </table:table-cell>
          <table:table-cell office:value-type="float" office:value="31.146109842321728" table:formula="of:=10*LOG([.A1301])" table:style-name="ce1">
            <text:p>31,14610984</text:p>
          </table:table-cell>
          <table:table-cell table:number-columns-repeated="16382"/>
        </table:table-row>
        <table:table-row table:style-name="ro1">
          <table:table-cell office:value-type="float" office:value="1303" table:formula="of:=[.A1301]+1" table:style-name="ce1">
            <text:p>1303</text:p>
          </table:table-cell>
          <table:table-cell office:value-type="float" office:value="31.149444157125849" table:formula="of:=10*LOG([.A1302])" table:style-name="ce1">
            <text:p>31,14944416</text:p>
          </table:table-cell>
          <table:table-cell table:number-columns-repeated="16382"/>
        </table:table-row>
        <table:table-row table:style-name="ro1">
          <table:table-cell office:value-type="float" office:value="1304" table:formula="of:=[.A1302]+1" table:style-name="ce1">
            <text:p>1304</text:p>
          </table:table-cell>
          <table:table-cell office:value-type="float" office:value="31.152775913959015" table:formula="of:=10*LOG([.A1303])" table:style-name="ce1">
            <text:p>31,15277591</text:p>
          </table:table-cell>
          <table:table-cell table:number-columns-repeated="16382"/>
        </table:table-row>
        <table:table-row table:style-name="ro1">
          <table:table-cell office:value-type="float" office:value="1305" table:formula="of:=[.A1303]+1" table:style-name="ce1">
            <text:p>1305</text:p>
          </table:table-cell>
          <table:table-cell office:value-type="float" office:value="31.156105116742996" table:formula="of:=10*LOG([.A1304])" table:style-name="ce1">
            <text:p>31,15610512</text:p>
          </table:table-cell>
          <table:table-cell table:number-columns-repeated="16382"/>
        </table:table-row>
        <table:table-row table:style-name="ro1">
          <table:table-cell office:value-type="float" office:value="1306" table:formula="of:=[.A1304]+1" table:style-name="ce1">
            <text:p>1306</text:p>
          </table:table-cell>
          <table:table-cell office:value-type="float" office:value="31.159431769390551" table:formula="of:=10*LOG([.A1305])" table:style-name="ce1">
            <text:p>31,15943177</text:p>
          </table:table-cell>
          <table:table-cell table:number-columns-repeated="16382"/>
        </table:table-row>
        <table:table-row table:style-name="ro1">
          <table:table-cell office:value-type="float" office:value="1307" table:formula="of:=[.A1305]+1" table:style-name="ce1">
            <text:p>1307</text:p>
          </table:table-cell>
          <table:table-cell office:value-type="float" office:value="31.162755875805441" table:formula="of:=10*LOG([.A1306])" table:style-name="ce1">
            <text:p>31,16275588</text:p>
          </table:table-cell>
          <table:table-cell table:number-columns-repeated="16382"/>
        </table:table-row>
        <table:table-row table:style-name="ro1">
          <table:table-cell office:value-type="float" office:value="1308" table:formula="of:=[.A1306]+1" table:style-name="ce1">
            <text:p>1308</text:p>
          </table:table-cell>
          <table:table-cell office:value-type="float" office:value="31.166077439882486" table:formula="of:=10*LOG([.A1307])" table:style-name="ce1">
            <text:p>31,16607744</text:p>
          </table:table-cell>
          <table:table-cell table:number-columns-repeated="16382"/>
        </table:table-row>
        <table:table-row table:style-name="ro1">
          <table:table-cell office:value-type="float" office:value="1309" table:formula="of:=[.A1307]+1" table:style-name="ce1">
            <text:p>1309</text:p>
          </table:table-cell>
          <table:table-cell office:value-type="float" office:value="31.16939646550756" table:formula="of:=10*LOG([.A1308])" table:style-name="ce1">
            <text:p>31,16939647</text:p>
          </table:table-cell>
          <table:table-cell table:number-columns-repeated="16382"/>
        </table:table-row>
        <table:table-row table:style-name="ro1">
          <table:table-cell office:value-type="float" office:value="1310" table:formula="of:=[.A1308]+1" table:style-name="ce1">
            <text:p>1310</text:p>
          </table:table-cell>
          <table:table-cell office:value-type="float" office:value="31.172712956557646" table:formula="of:=10*LOG([.A1309])" table:style-name="ce1">
            <text:p>31,17271296</text:p>
          </table:table-cell>
          <table:table-cell table:number-columns-repeated="16382"/>
        </table:table-row>
        <table:table-row table:style-name="ro1">
          <table:table-cell office:value-type="float" office:value="1311" table:formula="of:=[.A1309]+1" table:style-name="ce1">
            <text:p>1311</text:p>
          </table:table-cell>
          <table:table-cell office:value-type="float" office:value="31.176026916900842" table:formula="of:=10*LOG([.A1310])" table:style-name="ce1">
            <text:p>31,17602692</text:p>
          </table:table-cell>
          <table:table-cell table:number-columns-repeated="16382"/>
        </table:table-row>
        <table:table-row table:style-name="ro1">
          <table:table-cell office:value-type="float" office:value="1312" table:formula="of:=[.A1310]+1" table:style-name="ce1">
            <text:p>1312</text:p>
          </table:table-cell>
          <table:table-cell office:value-type="float" office:value="31.179338350396414" table:formula="of:=10*LOG([.A1311])" table:style-name="ce1">
            <text:p>31,17933835</text:p>
          </table:table-cell>
          <table:table-cell table:number-columns-repeated="16382"/>
        </table:table-row>
        <table:table-row table:style-name="ro1">
          <table:table-cell office:value-type="float" office:value="1313" table:formula="of:=[.A1311]+1" table:style-name="ce1">
            <text:p>1313</text:p>
          </table:table-cell>
          <table:table-cell office:value-type="float" office:value="31.18264726089479" table:formula="of:=10*LOG([.A1312])" table:style-name="ce1">
            <text:p>31,18264726</text:p>
          </table:table-cell>
          <table:table-cell table:number-columns-repeated="16382"/>
        </table:table-row>
        <table:table-row table:style-name="ro1">
          <table:table-cell office:value-type="float" office:value="1314" table:formula="of:=[.A1312]+1" table:style-name="ce1">
            <text:p>1314</text:p>
          </table:table-cell>
          <table:table-cell office:value-type="float" office:value="31.185953652237618" table:formula="of:=10*LOG([.A1313])" table:style-name="ce1">
            <text:p>31,18595365</text:p>
          </table:table-cell>
          <table:table-cell table:number-columns-repeated="16382"/>
        </table:table-row>
        <table:table-row table:style-name="ro1">
          <table:table-cell office:value-type="float" office:value="1315" table:formula="of:=[.A1313]+1" table:style-name="ce1">
            <text:p>1315</text:p>
          </table:table-cell>
          <table:table-cell office:value-type="float" office:value="31.18925752825777" table:formula="of:=10*LOG([.A1314])" table:style-name="ce1">
            <text:p>31,18925753</text:p>
          </table:table-cell>
          <table:table-cell table:number-columns-repeated="16382"/>
        </table:table-row>
        <table:table-row table:style-name="ro1">
          <table:table-cell office:value-type="float" office:value="1316" table:formula="of:=[.A1314]+1" table:style-name="ce1">
            <text:p>1316</text:p>
          </table:table-cell>
          <table:table-cell office:value-type="float" office:value="31.192558892779367" table:formula="of:=10*LOG([.A1315])" table:style-name="ce1">
            <text:p>31,19255889</text:p>
          </table:table-cell>
          <table:table-cell table:number-columns-repeated="16382"/>
        </table:table-row>
        <table:table-row table:style-name="ro1">
          <table:table-cell office:value-type="float" office:value="1317" table:formula="of:=[.A1315]+1" table:style-name="ce1">
            <text:p>1317</text:p>
          </table:table-cell>
          <table:table-cell office:value-type="float" office:value="31.19585774961784" table:formula="of:=10*LOG([.A1316])" table:style-name="ce1">
            <text:p>31,19585775</text:p>
          </table:table-cell>
          <table:table-cell table:number-columns-repeated="16382"/>
        </table:table-row>
        <table:table-row table:style-name="ro1">
          <table:table-cell office:value-type="float" office:value="1318" table:formula="of:=[.A1316]+1" table:style-name="ce1">
            <text:p>1318</text:p>
          </table:table-cell>
          <table:table-cell office:value-type="float" office:value="31.199154102579911" table:formula="of:=10*LOG([.A1317])" table:style-name="ce1">
            <text:p>31,1991541</text:p>
          </table:table-cell>
          <table:table-cell table:number-columns-repeated="16382"/>
        </table:table-row>
        <table:table-row table:style-name="ro1">
          <table:table-cell office:value-type="float" office:value="1319" table:formula="of:=[.A1317]+1" table:style-name="ce1">
            <text:p>1319</text:p>
          </table:table-cell>
          <table:table-cell office:value-type="float" office:value="31.202447955463654" table:formula="of:=10*LOG([.A1318])" table:style-name="ce1">
            <text:p>31,20244796</text:p>
          </table:table-cell>
          <table:table-cell table:number-columns-repeated="16382"/>
        </table:table-row>
        <table:table-row table:style-name="ro1">
          <table:table-cell office:value-type="float" office:value="1320" table:formula="of:=[.A1318]+1" table:style-name="ce1">
            <text:p>1320</text:p>
          </table:table-cell>
          <table:table-cell office:value-type="float" office:value="31.205739312058501" table:formula="of:=10*LOG([.A1319])" table:style-name="ce1">
            <text:p>31,20573931</text:p>
          </table:table-cell>
          <table:table-cell table:number-columns-repeated="16382"/>
        </table:table-row>
        <table:table-row table:style-name="ro1">
          <table:table-cell office:value-type="float" office:value="1321" table:formula="of:=[.A1319]+1" table:style-name="ce1">
            <text:p>1321</text:p>
          </table:table-cell>
          <table:table-cell office:value-type="float" office:value="31.209028176145274" table:formula="of:=10*LOG([.A1320])" table:style-name="ce1">
            <text:p>31,20902818</text:p>
          </table:table-cell>
          <table:table-cell table:number-columns-repeated="16382"/>
        </table:table-row>
        <table:table-row table:style-name="ro1">
          <table:table-cell office:value-type="float" office:value="1322" table:formula="of:=[.A1320]+1" table:style-name="ce1">
            <text:p>1322</text:p>
          </table:table-cell>
          <table:table-cell office:value-type="float" office:value="31.212314551496213" table:formula="of:=10*LOG([.A1321])" table:style-name="ce1">
            <text:p>31,21231455</text:p>
          </table:table-cell>
          <table:table-cell table:number-columns-repeated="16382"/>
        </table:table-row>
        <table:table-row table:style-name="ro1">
          <table:table-cell office:value-type="float" office:value="1323" table:formula="of:=[.A1321]+1" table:style-name="ce1">
            <text:p>1323</text:p>
          </table:table-cell>
          <table:table-cell office:value-type="float" office:value="31.215598441875009" table:formula="of:=10*LOG([.A1322])" table:style-name="ce1">
            <text:p>31,21559844</text:p>
          </table:table-cell>
          <table:table-cell table:number-columns-repeated="16382"/>
        </table:table-row>
        <table:table-row table:style-name="ro1">
          <table:table-cell office:value-type="float" office:value="1324" table:formula="of:=[.A1322]+1" table:style-name="ce1">
            <text:p>1324</text:p>
          </table:table-cell>
          <table:table-cell office:value-type="float" office:value="31.21887985103681" table:formula="of:=10*LOG([.A1323])" table:style-name="ce1">
            <text:p>31,21887985</text:p>
          </table:table-cell>
          <table:table-cell table:number-columns-repeated="16382"/>
        </table:table-row>
        <table:table-row table:style-name="ro1">
          <table:table-cell office:value-type="float" office:value="1325" table:formula="of:=[.A1323]+1" table:style-name="ce1">
            <text:p>1325</text:p>
          </table:table-cell>
          <table:table-cell office:value-type="float" office:value="31.222158782728265" table:formula="of:=10*LOG([.A1324])" table:style-name="ce1">
            <text:p>31,22215878</text:p>
          </table:table-cell>
          <table:table-cell table:number-columns-repeated="16382"/>
        </table:table-row>
        <table:table-row table:style-name="ro1">
          <table:table-cell office:value-type="float" office:value="1326" table:formula="of:=[.A1324]+1" table:style-name="ce1">
            <text:p>1326</text:p>
          </table:table-cell>
          <table:table-cell office:value-type="float" office:value="31.225435240687546" table:formula="of:=10*LOG([.A1325])" table:style-name="ce1">
            <text:p>31,22543524</text:p>
          </table:table-cell>
          <table:table-cell table:number-columns-repeated="16382"/>
        </table:table-row>
        <table:table-row table:style-name="ro1">
          <table:table-cell office:value-type="float" office:value="1327" table:formula="of:=[.A1325]+1" table:style-name="ce1">
            <text:p>1327</text:p>
          </table:table-cell>
          <table:table-cell office:value-type="float" office:value="31.228709228644355" table:formula="of:=10*LOG([.A1326])" table:style-name="ce1">
            <text:p>31,22870923</text:p>
          </table:table-cell>
          <table:table-cell table:number-columns-repeated="16382"/>
        </table:table-row>
        <table:table-row table:style-name="ro1">
          <table:table-cell office:value-type="float" office:value="1328" table:formula="of:=[.A1326]+1" table:style-name="ce1">
            <text:p>1328</text:p>
          </table:table-cell>
          <table:table-cell office:value-type="float" office:value="31.231980750319988" table:formula="of:=10*LOG([.A1327])" table:style-name="ce1">
            <text:p>31,23198075</text:p>
          </table:table-cell>
          <table:table-cell table:number-columns-repeated="16382"/>
        </table:table-row>
        <table:table-row table:style-name="ro1">
          <table:table-cell office:value-type="float" office:value="1329" table:formula="of:=[.A1327]+1" table:style-name="ce1">
            <text:p>1329</text:p>
          </table:table-cell>
          <table:table-cell office:value-type="float" office:value="31.235249809427323" table:formula="of:=10*LOG([.A1328])" table:style-name="ce1">
            <text:p>31,23524981</text:p>
          </table:table-cell>
          <table:table-cell table:number-columns-repeated="16382"/>
        </table:table-row>
        <table:table-row table:style-name="ro1">
          <table:table-cell office:value-type="float" office:value="1330" table:formula="of:=[.A1328]+1" table:style-name="ce1">
            <text:p>1330</text:p>
          </table:table-cell>
          <table:table-cell office:value-type="float" office:value="31.238516409670858" table:formula="of:=10*LOG([.A1329])" table:style-name="ce1">
            <text:p>31,23851641</text:p>
          </table:table-cell>
          <table:table-cell table:number-columns-repeated="16382"/>
        </table:table-row>
        <table:table-row table:style-name="ro1">
          <table:table-cell office:value-type="float" office:value="1331" table:formula="of:=[.A1329]+1" table:style-name="ce1">
            <text:p>1331</text:p>
          </table:table-cell>
          <table:table-cell office:value-type="float" office:value="31.241780554746754" table:formula="of:=10*LOG([.A1330])" table:style-name="ce1">
            <text:p>31,24178055</text:p>
          </table:table-cell>
          <table:table-cell table:number-columns-repeated="16382"/>
        </table:table-row>
        <table:table-row table:style-name="ro1">
          <table:table-cell office:value-type="float" office:value="1332" table:formula="of:=[.A1330]+1" table:style-name="ce1">
            <text:p>1332</text:p>
          </table:table-cell>
          <table:table-cell office:value-type="float" office:value="31.245042248342823" table:formula="of:=10*LOG([.A1331])" table:style-name="ce1">
            <text:p>31,24504225</text:p>
          </table:table-cell>
          <table:table-cell table:number-columns-repeated="16382"/>
        </table:table-row>
        <table:table-row table:style-name="ro1">
          <table:table-cell office:value-type="float" office:value="1333" table:formula="of:=[.A1331]+1" table:style-name="ce1">
            <text:p>1333</text:p>
          </table:table-cell>
          <table:table-cell office:value-type="float" office:value="31.248301494138595" table:formula="of:=10*LOG([.A1332])" table:style-name="ce1">
            <text:p>31,24830149</text:p>
          </table:table-cell>
          <table:table-cell table:number-columns-repeated="16382"/>
        </table:table-row>
        <table:table-row table:style-name="ro1">
          <table:table-cell office:value-type="float" office:value="1334" table:formula="of:=[.A1332]+1" table:style-name="ce1">
            <text:p>1334</text:p>
          </table:table-cell>
          <table:table-cell office:value-type="float" office:value="31.2515582958053" table:formula="of:=10*LOG([.A1333])" table:style-name="ce1">
            <text:p>31,2515583</text:p>
          </table:table-cell>
          <table:table-cell table:number-columns-repeated="16382"/>
        </table:table-row>
        <table:table-row table:style-name="ro1">
          <table:table-cell office:value-type="float" office:value="1335" table:formula="of:=[.A1333]+1" table:style-name="ce1">
            <text:p>1335</text:p>
          </table:table-cell>
          <table:table-cell office:value-type="float" office:value="31.254812657005942" table:formula="of:=10*LOG([.A1334])" table:style-name="ce1">
            <text:p>31,25481266</text:p>
          </table:table-cell>
          <table:table-cell table:number-columns-repeated="16382"/>
        </table:table-row>
        <table:table-row table:style-name="ro1">
          <table:table-cell office:value-type="float" office:value="1336" table:formula="of:=[.A1334]+1" table:style-name="ce1">
            <text:p>1336</text:p>
          </table:table-cell>
          <table:table-cell office:value-type="float" office:value="31.258064581395271" table:formula="of:=10*LOG([.A1335])" table:style-name="ce1">
            <text:p>31,25806458</text:p>
          </table:table-cell>
          <table:table-cell table:number-columns-repeated="16382"/>
        </table:table-row>
        <table:table-row table:style-name="ro1">
          <table:table-cell office:value-type="float" office:value="1337" table:formula="of:=[.A1335]+1" table:style-name="ce1">
            <text:p>1337</text:p>
          </table:table-cell>
          <table:table-cell office:value-type="float" office:value="31.261314072619847" table:formula="of:=10*LOG([.A1336])" table:style-name="ce1">
            <text:p>31,26131407</text:p>
          </table:table-cell>
          <table:table-cell table:number-columns-repeated="16382"/>
        </table:table-row>
        <table:table-row table:style-name="ro1">
          <table:table-cell office:value-type="float" office:value="1338" table:formula="of:=[.A1336]+1" table:style-name="ce1">
            <text:p>1338</text:p>
          </table:table-cell>
          <table:table-cell office:value-type="float" office:value="31.264561134318043" table:formula="of:=10*LOG([.A1337])" table:style-name="ce1">
            <text:p>31,26456113</text:p>
          </table:table-cell>
          <table:table-cell table:number-columns-repeated="16382"/>
        </table:table-row>
        <table:table-row table:style-name="ro1">
          <table:table-cell office:value-type="float" office:value="1339" table:formula="of:=[.A1337]+1" table:style-name="ce1">
            <text:p>1339</text:p>
          </table:table-cell>
          <table:table-cell office:value-type="float" office:value="31.267805770120091" table:formula="of:=10*LOG([.A1338])" table:style-name="ce1">
            <text:p>31,26780577</text:p>
          </table:table-cell>
          <table:table-cell table:number-columns-repeated="16382"/>
        </table:table-row>
        <table:table-row table:style-name="ro1">
          <table:table-cell office:value-type="float" office:value="1340" table:formula="of:=[.A1338]+1" table:style-name="ce1">
            <text:p>1340</text:p>
          </table:table-cell>
          <table:table-cell office:value-type="float" office:value="31.271047983648078" table:formula="of:=10*LOG([.A1339])" table:style-name="ce1">
            <text:p>31,27104798</text:p>
          </table:table-cell>
          <table:table-cell table:number-columns-repeated="16382"/>
        </table:table-row>
        <table:table-row table:style-name="ro1">
          <table:table-cell office:value-type="float" office:value="1341" table:formula="of:=[.A1339]+1" table:style-name="ce1">
            <text:p>1341</text:p>
          </table:table-cell>
          <table:table-cell office:value-type="float" office:value="31.274287778515987" table:formula="of:=10*LOG([.A1340])" table:style-name="ce1">
            <text:p>31,27428778</text:p>
          </table:table-cell>
          <table:table-cell table:number-columns-repeated="16382"/>
        </table:table-row>
        <table:table-row table:style-name="ro1">
          <table:table-cell office:value-type="float" office:value="1342" table:formula="of:=[.A1340]+1" table:style-name="ce1">
            <text:p>1342</text:p>
          </table:table-cell>
          <table:table-cell office:value-type="float" office:value="31.277525158329734" table:formula="of:=10*LOG([.A1341])" table:style-name="ce1">
            <text:p>31,27752516</text:p>
          </table:table-cell>
          <table:table-cell table:number-columns-repeated="16382"/>
        </table:table-row>
        <table:table-row table:style-name="ro1">
          <table:table-cell office:value-type="float" office:value="1343" table:formula="of:=[.A1341]+1" table:style-name="ce1">
            <text:p>1343</text:p>
          </table:table-cell>
          <table:table-cell office:value-type="float" office:value="31.280760126687156" table:formula="of:=10*LOG([.A1342])" table:style-name="ce1">
            <text:p>31,28076013</text:p>
          </table:table-cell>
          <table:table-cell table:number-columns-repeated="16382"/>
        </table:table-row>
        <table:table-row table:style-name="ro1">
          <table:table-cell office:value-type="float" office:value="1344" table:formula="of:=[.A1342]+1" table:style-name="ce1">
            <text:p>1344</text:p>
          </table:table-cell>
          <table:table-cell office:value-type="float" office:value="31.283992687178067" table:formula="of:=10*LOG([.A1343])" table:style-name="ce1">
            <text:p>31,28399269</text:p>
          </table:table-cell>
          <table:table-cell table:number-columns-repeated="16382"/>
        </table:table-row>
        <table:table-row table:style-name="ro1">
          <table:table-cell office:value-type="float" office:value="1345" table:formula="of:=[.A1343]+1" table:style-name="ce1">
            <text:p>1345</text:p>
          </table:table-cell>
          <table:table-cell office:value-type="float" office:value="31.287222843384267" table:formula="of:=10*LOG([.A1344])" table:style-name="ce1">
            <text:p>31,28722284</text:p>
          </table:table-cell>
          <table:table-cell table:number-columns-repeated="16382"/>
        </table:table-row>
        <table:table-row table:style-name="ro1">
          <table:table-cell office:value-type="float" office:value="1346" table:formula="of:=[.A1344]+1" table:style-name="ce1">
            <text:p>1346</text:p>
          </table:table-cell>
          <table:table-cell office:value-type="float" office:value="31.29045059887958" table:formula="of:=10*LOG([.A1345])" table:style-name="ce1">
            <text:p>31,2904506</text:p>
          </table:table-cell>
          <table:table-cell table:number-columns-repeated="16382"/>
        </table:table-row>
        <table:table-row table:style-name="ro1">
          <table:table-cell office:value-type="float" office:value="1347" table:formula="of:=[.A1345]+1" table:style-name="ce1">
            <text:p>1347</text:p>
          </table:table-cell>
          <table:table-cell office:value-type="float" office:value="31.293675957229855" table:formula="of:=10*LOG([.A1346])" table:style-name="ce1">
            <text:p>31,29367596</text:p>
          </table:table-cell>
          <table:table-cell table:number-columns-repeated="16382"/>
        </table:table-row>
        <table:table-row table:style-name="ro1">
          <table:table-cell office:value-type="float" office:value="1348" table:formula="of:=[.A1346]+1" table:style-name="ce1">
            <text:p>1348</text:p>
          </table:table-cell>
          <table:table-cell office:value-type="float" office:value="31.296898921993012" table:formula="of:=10*LOG([.A1347])" table:style-name="ce1">
            <text:p>31,29689892</text:p>
          </table:table-cell>
          <table:table-cell table:number-columns-repeated="16382"/>
        </table:table-row>
        <table:table-row table:style-name="ro1">
          <table:table-cell office:value-type="float" office:value="1349" table:formula="of:=[.A1347]+1" table:style-name="ce1">
            <text:p>1349</text:p>
          </table:table-cell>
          <table:table-cell office:value-type="float" office:value="31.300119496719041" table:formula="of:=10*LOG([.A1348])" table:style-name="ce1">
            <text:p>31,3001195</text:p>
          </table:table-cell>
          <table:table-cell table:number-columns-repeated="16382"/>
        </table:table-row>
        <table:table-row table:style-name="ro1">
          <table:table-cell office:value-type="float" office:value="1350" table:formula="of:=[.A1348]+1" table:style-name="ce1">
            <text:p>1350</text:p>
          </table:table-cell>
          <table:table-cell office:value-type="float" office:value="31.303337684950062" table:formula="of:=10*LOG([.A1349])" table:style-name="ce1">
            <text:p>31,30333768</text:p>
          </table:table-cell>
          <table:table-cell table:number-columns-repeated="16382"/>
        </table:table-row>
        <table:table-row table:style-name="ro1">
          <table:table-cell office:value-type="float" office:value="1351" table:formula="of:=[.A1349]+1" table:style-name="ce1">
            <text:p>1351</text:p>
          </table:table-cell>
          <table:table-cell office:value-type="float" office:value="31.30655349022031" table:formula="of:=10*LOG([.A1350])" table:style-name="ce1">
            <text:p>31,30655349</text:p>
          </table:table-cell>
          <table:table-cell table:number-columns-repeated="16382"/>
        </table:table-row>
        <table:table-row table:style-name="ro1">
          <table:table-cell office:value-type="float" office:value="1352" table:formula="of:=[.A1350]+1" table:style-name="ce1">
            <text:p>1352</text:p>
          </table:table-cell>
          <table:table-cell office:value-type="float" office:value="31.309766916056173" table:formula="of:=10*LOG([.A1351])" table:style-name="ce1">
            <text:p>31,30976692</text:p>
          </table:table-cell>
          <table:table-cell table:number-columns-repeated="16382"/>
        </table:table-row>
        <table:table-row table:style-name="ro1">
          <table:table-cell office:value-type="float" office:value="1353" table:formula="of:=[.A1351]+1" table:style-name="ce1">
            <text:p>1353</text:p>
          </table:table-cell>
          <table:table-cell office:value-type="float" office:value="31.312977965976231" table:formula="of:=10*LOG([.A1352])" table:style-name="ce1">
            <text:p>31,31297797</text:p>
          </table:table-cell>
          <table:table-cell table:number-columns-repeated="16382"/>
        </table:table-row>
        <table:table-row table:style-name="ro1">
          <table:table-cell office:value-type="float" office:value="1354" table:formula="of:=[.A1352]+1" table:style-name="ce1">
            <text:p>1354</text:p>
          </table:table-cell>
          <table:table-cell office:value-type="float" office:value="31.316186643491257" table:formula="of:=10*LOG([.A1353])" table:style-name="ce1">
            <text:p>31,31618664</text:p>
          </table:table-cell>
          <table:table-cell table:number-columns-repeated="16382"/>
        </table:table-row>
        <table:table-row table:style-name="ro1">
          <table:table-cell office:value-type="float" office:value="1355" table:formula="of:=[.A1353]+1" table:style-name="ce1">
            <text:p>1355</text:p>
          </table:table-cell>
          <table:table-cell office:value-type="float" office:value="31.319392952104245" table:formula="of:=10*LOG([.A1354])" table:style-name="ce1">
            <text:p>31,31939295</text:p>
          </table:table-cell>
          <table:table-cell table:number-columns-repeated="16382"/>
        </table:table-row>
        <table:table-row table:style-name="ro1">
          <table:table-cell office:value-type="float" office:value="1356" table:formula="of:=[.A1354]+1" table:style-name="ce1">
            <text:p>1356</text:p>
          </table:table-cell>
          <table:table-cell office:value-type="float" office:value="31.322596895310447" table:formula="of:=10*LOG([.A1355])" table:style-name="ce1">
            <text:p>31,3225969</text:p>
          </table:table-cell>
          <table:table-cell table:number-columns-repeated="16382"/>
        </table:table-row>
        <table:table-row table:style-name="ro1">
          <table:table-cell office:value-type="float" office:value="1357" table:formula="of:=[.A1355]+1" table:style-name="ce1">
            <text:p>1357</text:p>
          </table:table-cell>
          <table:table-cell office:value-type="float" office:value="31.32579847659737" table:formula="of:=10*LOG([.A1356])" table:style-name="ce1">
            <text:p>31,32579848</text:p>
          </table:table-cell>
          <table:table-cell table:number-columns-repeated="16382"/>
        </table:table-row>
        <table:table-row table:style-name="ro1">
          <table:table-cell office:value-type="float" office:value="1358" table:formula="of:=[.A1356]+1" table:style-name="ce1">
            <text:p>1358</text:p>
          </table:table-cell>
          <table:table-cell office:value-type="float" office:value="31.32899769944483" table:formula="of:=10*LOG([.A1357])" table:style-name="ce1">
            <text:p>31,3289977</text:p>
          </table:table-cell>
          <table:table-cell table:number-columns-repeated="16382"/>
        </table:table-row>
        <table:table-row table:style-name="ro1">
          <table:table-cell office:value-type="float" office:value="1359" table:formula="of:=[.A1357]+1" table:style-name="ce1">
            <text:p>1359</text:p>
          </table:table-cell>
          <table:table-cell office:value-type="float" office:value="31.332194567324944" table:formula="of:=10*LOG([.A1358])" table:style-name="ce1">
            <text:p>31,33219457</text:p>
          </table:table-cell>
          <table:table-cell table:number-columns-repeated="16382"/>
        </table:table-row>
        <table:table-row table:style-name="ro1">
          <table:table-cell office:value-type="float" office:value="1360" table:formula="of:=[.A1358]+1" table:style-name="ce1">
            <text:p>1360</text:p>
          </table:table-cell>
          <table:table-cell office:value-type="float" office:value="31.335389083702175" table:formula="of:=10*LOG([.A1359])" table:style-name="ce1">
            <text:p>31,33538908</text:p>
          </table:table-cell>
          <table:table-cell table:number-columns-repeated="16382"/>
        </table:table-row>
        <table:table-row table:style-name="ro1">
          <table:table-cell office:value-type="float" office:value="1361" table:formula="of:=[.A1359]+1" table:style-name="ce1">
            <text:p>1361</text:p>
          </table:table-cell>
          <table:table-cell office:value-type="float" office:value="31.33858125203335" table:formula="of:=10*LOG([.A1360])" table:style-name="ce1">
            <text:p>31,33858125</text:p>
          </table:table-cell>
          <table:table-cell table:number-columns-repeated="16382"/>
        </table:table-row>
        <table:table-row table:style-name="ro1">
          <table:table-cell office:value-type="float" office:value="1362" table:formula="of:=[.A1360]+1" table:style-name="ce1">
            <text:p>1362</text:p>
          </table:table-cell>
          <table:table-cell office:value-type="float" office:value="31.341771075767664" table:formula="of:=10*LOG([.A1361])" table:style-name="ce1">
            <text:p>31,34177108</text:p>
          </table:table-cell>
          <table:table-cell table:number-columns-repeated="16382"/>
        </table:table-row>
        <table:table-row table:style-name="ro1">
          <table:table-cell office:value-type="float" office:value="1363" table:formula="of:=[.A1361]+1" table:style-name="ce1">
            <text:p>1363</text:p>
          </table:table-cell>
          <table:table-cell office:value-type="float" office:value="31.344958558346736" table:formula="of:=10*LOG([.A1362])" table:style-name="ce1">
            <text:p>31,34495856</text:p>
          </table:table-cell>
          <table:table-cell table:number-columns-repeated="16382"/>
        </table:table-row>
        <table:table-row table:style-name="ro1">
          <table:table-cell office:value-type="float" office:value="1364" table:formula="of:=[.A1362]+1" table:style-name="ce1">
            <text:p>1364</text:p>
          </table:table-cell>
          <table:table-cell office:value-type="float" office:value="31.348143703204599" table:formula="of:=10*LOG([.A1363])" table:style-name="ce1">
            <text:p>31,3481437</text:p>
          </table:table-cell>
          <table:table-cell table:number-columns-repeated="16382"/>
        </table:table-row>
        <table:table-row table:style-name="ro1">
          <table:table-cell office:value-type="float" office:value="1365" table:formula="of:=[.A1363]+1" table:style-name="ce1">
            <text:p>1365</text:p>
          </table:table-cell>
          <table:table-cell office:value-type="float" office:value="31.351326513767749" table:formula="of:=10*LOG([.A1364])" table:style-name="ce1">
            <text:p>31,35132651</text:p>
          </table:table-cell>
          <table:table-cell table:number-columns-repeated="16382"/>
        </table:table-row>
        <table:table-row table:style-name="ro1">
          <table:table-cell office:value-type="float" office:value="1366" table:formula="of:=[.A1364]+1" table:style-name="ce1">
            <text:p>1366</text:p>
          </table:table-cell>
          <table:table-cell office:value-type="float" office:value="31.354506993455136" table:formula="of:=10*LOG([.A1365])" table:style-name="ce1">
            <text:p>31,35450699</text:p>
          </table:table-cell>
          <table:table-cell table:number-columns-repeated="16382"/>
        </table:table-row>
        <table:table-row table:style-name="ro1">
          <table:table-cell office:value-type="float" office:value="1367" table:formula="of:=[.A1365]+1" table:style-name="ce1">
            <text:p>1367</text:p>
          </table:table-cell>
          <table:table-cell office:value-type="float" office:value="31.357685145678222" table:formula="of:=10*LOG([.A1366])" table:style-name="ce1">
            <text:p>31,35768515</text:p>
          </table:table-cell>
          <table:table-cell table:number-columns-repeated="16382"/>
        </table:table-row>
        <table:table-row table:style-name="ro1">
          <table:table-cell office:value-type="float" office:value="1368" table:formula="of:=[.A1366]+1" table:style-name="ce1">
            <text:p>1368</text:p>
          </table:table-cell>
          <table:table-cell office:value-type="float" office:value="31.360860973840975" table:formula="of:=10*LOG([.A1367])" table:style-name="ce1">
            <text:p>31,36086097</text:p>
          </table:table-cell>
          <table:table-cell table:number-columns-repeated="16382"/>
        </table:table-row>
        <table:table-row table:style-name="ro1">
          <table:table-cell office:value-type="float" office:value="1369" table:formula="of:=[.A1367]+1" table:style-name="ce1">
            <text:p>1369</text:p>
          </table:table-cell>
          <table:table-cell office:value-type="float" office:value="31.3640344813399" table:formula="of:=10*LOG([.A1368])" table:style-name="ce1">
            <text:p>31,36403448</text:p>
          </table:table-cell>
          <table:table-cell table:number-columns-repeated="16382"/>
        </table:table-row>
        <table:table-row table:style-name="ro1">
          <table:table-cell office:value-type="float" office:value="1370" table:formula="of:=[.A1368]+1" table:style-name="ce1">
            <text:p>1370</text:p>
          </table:table-cell>
          <table:table-cell office:value-type="float" office:value="31.367205671564065" table:formula="of:=10*LOG([.A1369])" table:style-name="ce1">
            <text:p>31,36720567</text:p>
          </table:table-cell>
          <table:table-cell table:number-columns-repeated="16382"/>
        </table:table-row>
        <table:table-row table:style-name="ro1">
          <table:table-cell office:value-type="float" office:value="1371" table:formula="of:=[.A1369]+1" table:style-name="ce1">
            <text:p>1371</text:p>
          </table:table-cell>
          <table:table-cell office:value-type="float" office:value="31.370374547895125" table:formula="of:=10*LOG([.A1370])" table:style-name="ce1">
            <text:p>31,37037455</text:p>
          </table:table-cell>
          <table:table-cell table:number-columns-repeated="16382"/>
        </table:table-row>
        <table:table-row table:style-name="ro1">
          <table:table-cell office:value-type="float" office:value="1372" table:formula="of:=[.A1370]+1" table:style-name="ce1">
            <text:p>1372</text:p>
          </table:table-cell>
          <table:table-cell office:value-type="float" office:value="31.373541113707329" table:formula="of:=10*LOG([.A1371])" table:style-name="ce1">
            <text:p>31,37354111</text:p>
          </table:table-cell>
          <table:table-cell table:number-columns-repeated="16382"/>
        </table:table-row>
        <table:table-row table:style-name="ro1">
          <table:table-cell office:value-type="float" office:value="1373" table:formula="of:=[.A1371]+1" table:style-name="ce1">
            <text:p>1373</text:p>
          </table:table-cell>
          <table:table-cell office:value-type="float" office:value="31.37670537236755" table:formula="of:=10*LOG([.A1372])" table:style-name="ce1">
            <text:p>31,37670537</text:p>
          </table:table-cell>
          <table:table-cell table:number-columns-repeated="16382"/>
        </table:table-row>
        <table:table-row table:style-name="ro1">
          <table:table-cell office:value-type="float" office:value="1374" table:formula="of:=[.A1372]+1" table:style-name="ce1">
            <text:p>1374</text:p>
          </table:table-cell>
          <table:table-cell office:value-type="float" office:value="31.379867327235317" table:formula="of:=10*LOG([.A1373])" table:style-name="ce1">
            <text:p>31,37986733</text:p>
          </table:table-cell>
          <table:table-cell table:number-columns-repeated="16382"/>
        </table:table-row>
        <table:table-row table:style-name="ro1">
          <table:table-cell office:value-type="float" office:value="1375" table:formula="of:=[.A1373]+1" table:style-name="ce1">
            <text:p>1375</text:p>
          </table:table-cell>
          <table:table-cell office:value-type="float" office:value="31.383026981662816" table:formula="of:=10*LOG([.A1374])" table:style-name="ce1">
            <text:p>31,38302698</text:p>
          </table:table-cell>
          <table:table-cell table:number-columns-repeated="16382"/>
        </table:table-row>
        <table:table-row table:style-name="ro1">
          <table:table-cell office:value-type="float" office:value="1376" table:formula="of:=[.A1374]+1" table:style-name="ce1">
            <text:p>1376</text:p>
          </table:table-cell>
          <table:table-cell office:value-type="float" office:value="31.386184338994923" table:formula="of:=10*LOG([.A1375])" table:style-name="ce1">
            <text:p>31,38618434</text:p>
          </table:table-cell>
          <table:table-cell table:number-columns-repeated="16382"/>
        </table:table-row>
        <table:table-row table:style-name="ro1">
          <table:table-cell office:value-type="float" office:value="1377" table:formula="of:=[.A1375]+1" table:style-name="ce1">
            <text:p>1377</text:p>
          </table:table-cell>
          <table:table-cell office:value-type="float" office:value="31.389339402569234" table:formula="of:=10*LOG([.A1376])" table:style-name="ce1">
            <text:p>31,3893394</text:p>
          </table:table-cell>
          <table:table-cell table:number-columns-repeated="16382"/>
        </table:table-row>
        <table:table-row table:style-name="ro1">
          <table:table-cell office:value-type="float" office:value="1378" table:formula="of:=[.A1376]+1" table:style-name="ce1">
            <text:p>1378</text:p>
          </table:table-cell>
          <table:table-cell office:value-type="float" office:value="31.392492175716068" table:formula="of:=10*LOG([.A1377])" table:style-name="ce1">
            <text:p>31,39249218</text:p>
          </table:table-cell>
          <table:table-cell table:number-columns-repeated="16382"/>
        </table:table-row>
        <table:table-row table:style-name="ro1">
          <table:table-cell office:value-type="float" office:value="1379" table:formula="of:=[.A1377]+1" table:style-name="ce1">
            <text:p>1379</text:p>
          </table:table-cell>
          <table:table-cell office:value-type="float" office:value="31.395642661758497" table:formula="of:=10*LOG([.A1378])" table:style-name="ce1">
            <text:p>31,39564266</text:p>
          </table:table-cell>
          <table:table-cell table:number-columns-repeated="16382"/>
        </table:table-row>
        <table:table-row table:style-name="ro1">
          <table:table-cell office:value-type="float" office:value="1380" table:formula="of:=[.A1378]+1" table:style-name="ce1">
            <text:p>1380</text:p>
          </table:table-cell>
          <table:table-cell office:value-type="float" office:value="31.398790864012366" table:formula="of:=10*LOG([.A1379])" table:style-name="ce1">
            <text:p>31,39879086</text:p>
          </table:table-cell>
          <table:table-cell table:number-columns-repeated="16382"/>
        </table:table-row>
        <table:table-row table:style-name="ro1">
          <table:table-cell office:value-type="float" office:value="1381" table:formula="of:=[.A1379]+1" table:style-name="ce1">
            <text:p>1381</text:p>
          </table:table-cell>
          <table:table-cell office:value-type="float" office:value="31.401936785786312" table:formula="of:=10*LOG([.A1380])" table:style-name="ce1">
            <text:p>31,40193679</text:p>
          </table:table-cell>
          <table:table-cell table:number-columns-repeated="16382"/>
        </table:table-row>
        <table:table-row table:style-name="ro1">
          <table:table-cell office:value-type="float" office:value="1382" table:formula="of:=[.A1380]+1" table:style-name="ce1">
            <text:p>1382</text:p>
          </table:table-cell>
          <table:table-cell office:value-type="float" office:value="31.405080430381798" table:formula="of:=10*LOG([.A1381])" table:style-name="ce1">
            <text:p>31,40508043</text:p>
          </table:table-cell>
          <table:table-cell table:number-columns-repeated="16382"/>
        </table:table-row>
        <table:table-row table:style-name="ro1">
          <table:table-cell office:value-type="float" office:value="1383" table:formula="of:=[.A1381]+1" table:style-name="ce1">
            <text:p>1383</text:p>
          </table:table-cell>
          <table:table-cell office:value-type="float" office:value="31.408221801093106" table:formula="of:=10*LOG([.A1382])" table:style-name="ce1">
            <text:p>31,4082218</text:p>
          </table:table-cell>
          <table:table-cell table:number-columns-repeated="16382"/>
        </table:table-row>
        <table:table-row table:style-name="ro1">
          <table:table-cell office:value-type="float" office:value="1384" table:formula="of:=[.A1382]+1" table:style-name="ce1">
            <text:p>1384</text:p>
          </table:table-cell>
          <table:table-cell office:value-type="float" office:value="31.411360901207388" table:formula="of:=10*LOG([.A1383])" table:style-name="ce1">
            <text:p>31,4113609</text:p>
          </table:table-cell>
          <table:table-cell table:number-columns-repeated="16382"/>
        </table:table-row>
        <table:table-row table:style-name="ro1">
          <table:table-cell office:value-type="float" office:value="1385" table:formula="of:=[.A1383]+1" table:style-name="ce1">
            <text:p>1385</text:p>
          </table:table-cell>
          <table:table-cell office:value-type="float" office:value="31.414497734004673" table:formula="of:=10*LOG([.A1384])" table:style-name="ce1">
            <text:p>31,41449773</text:p>
          </table:table-cell>
          <table:table-cell table:number-columns-repeated="16382"/>
        </table:table-row>
        <table:table-row table:style-name="ro1">
          <table:table-cell office:value-type="float" office:value="1386" table:formula="of:=[.A1384]+1" table:style-name="ce1">
            <text:p>1386</text:p>
          </table:table-cell>
          <table:table-cell office:value-type="float" office:value="31.41763230275788" table:formula="of:=10*LOG([.A1385])" table:style-name="ce1">
            <text:p>31,4176323</text:p>
          </table:table-cell>
          <table:table-cell table:number-columns-repeated="16382"/>
        </table:table-row>
        <table:table-row table:style-name="ro1">
          <table:table-cell office:value-type="float" office:value="1387" table:formula="of:=[.A1385]+1" table:style-name="ce1">
            <text:p>1387</text:p>
          </table:table-cell>
          <table:table-cell office:value-type="float" office:value="31.420764610732846" table:formula="of:=10*LOG([.A1386])" table:style-name="ce1">
            <text:p>31,42076461</text:p>
          </table:table-cell>
          <table:table-cell table:number-columns-repeated="16382"/>
        </table:table-row>
        <table:table-row table:style-name="ro1">
          <table:table-cell office:value-type="float" office:value="1388" table:formula="of:=[.A1386]+1" table:style-name="ce1">
            <text:p>1388</text:p>
          </table:table-cell>
          <table:table-cell office:value-type="float" office:value="31.42389466118836" table:formula="of:=10*LOG([.A1387])" table:style-name="ce1">
            <text:p>31,42389466</text:p>
          </table:table-cell>
          <table:table-cell table:number-columns-repeated="16382"/>
        </table:table-row>
        <table:table-row table:style-name="ro1">
          <table:table-cell office:value-type="float" office:value="1389" table:formula="of:=[.A1387]+1" table:style-name="ce1">
            <text:p>1389</text:p>
          </table:table-cell>
          <table:table-cell office:value-type="float" office:value="31.427022457376154" table:formula="of:=10*LOG([.A1388])" table:style-name="ce1">
            <text:p>31,42702246</text:p>
          </table:table-cell>
          <table:table-cell table:number-columns-repeated="16382"/>
        </table:table-row>
        <table:table-row table:style-name="ro1">
          <table:table-cell office:value-type="float" office:value="1390" table:formula="of:=[.A1388]+1" table:style-name="ce1">
            <text:p>1390</text:p>
          </table:table-cell>
          <table:table-cell office:value-type="float" office:value="31.43014800254095" table:formula="of:=10*LOG([.A1389])" table:style-name="ce1">
            <text:p>31,430148</text:p>
          </table:table-cell>
          <table:table-cell table:number-columns-repeated="16382"/>
        </table:table-row>
        <table:table-row table:style-name="ro1">
          <table:table-cell office:value-type="float" office:value="1391" table:formula="of:=[.A1389]+1" table:style-name="ce1">
            <text:p>1391</text:p>
          </table:table-cell>
          <table:table-cell office:value-type="float" office:value="31.433271299920463" table:formula="of:=10*LOG([.A1390])" table:style-name="ce1">
            <text:p>31,4332713</text:p>
          </table:table-cell>
          <table:table-cell table:number-columns-repeated="16382"/>
        </table:table-row>
        <table:table-row table:style-name="ro1">
          <table:table-cell office:value-type="float" office:value="1392" table:formula="of:=[.A1390]+1" table:style-name="ce1">
            <text:p>1392</text:p>
          </table:table-cell>
          <table:table-cell office:value-type="float" office:value="31.436392352745433" table:formula="of:=10*LOG([.A1391])" table:style-name="ce1">
            <text:p>31,43639235</text:p>
          </table:table-cell>
          <table:table-cell table:number-columns-repeated="16382"/>
        </table:table-row>
        <table:table-row table:style-name="ro1">
          <table:table-cell office:value-type="float" office:value="1393" table:formula="of:=[.A1391]+1" table:style-name="ce1">
            <text:p>1393</text:p>
          </table:table-cell>
          <table:table-cell office:value-type="float" office:value="31.439511164239633" table:formula="of:=10*LOG([.A1392])" table:style-name="ce1">
            <text:p>31,43951116</text:p>
          </table:table-cell>
          <table:table-cell table:number-columns-repeated="16382"/>
        </table:table-row>
        <table:table-row table:style-name="ro1">
          <table:table-cell office:value-type="float" office:value="1394" table:formula="of:=[.A1392]+1" table:style-name="ce1">
            <text:p>1394</text:p>
          </table:table-cell>
          <table:table-cell office:value-type="float" office:value="31.442627737619908" table:formula="of:=10*LOG([.A1393])" table:style-name="ce1">
            <text:p>31,44262774</text:p>
          </table:table-cell>
          <table:table-cell table:number-columns-repeated="16382"/>
        </table:table-row>
        <table:table-row table:style-name="ro1">
          <table:table-cell office:value-type="float" office:value="1395" table:formula="of:=[.A1393]+1" table:style-name="ce1">
            <text:p>1395</text:p>
          </table:table-cell>
          <table:table-cell office:value-type="float" office:value="31.44574207609616" table:formula="of:=10*LOG([.A1394])" table:style-name="ce1">
            <text:p>31,44574208</text:p>
          </table:table-cell>
          <table:table-cell table:number-columns-repeated="16382"/>
        </table:table-row>
        <table:table-row table:style-name="ro1">
          <table:table-cell office:value-type="float" office:value="1396" table:formula="of:=[.A1394]+1" table:style-name="ce1">
            <text:p>1396</text:p>
          </table:table-cell>
          <table:table-cell office:value-type="float" office:value="31.448854182871422" table:formula="of:=10*LOG([.A1395])" table:style-name="ce1">
            <text:p>31,44885418</text:p>
          </table:table-cell>
          <table:table-cell table:number-columns-repeated="16382"/>
        </table:table-row>
        <table:table-row table:style-name="ro1">
          <table:table-cell office:value-type="float" office:value="1397" table:formula="of:=[.A1395]+1" table:style-name="ce1">
            <text:p>1397</text:p>
          </table:table-cell>
          <table:table-cell office:value-type="float" office:value="31.451964061141815" table:formula="of:=10*LOG([.A1396])" table:style-name="ce1">
            <text:p>31,45196406</text:p>
          </table:table-cell>
          <table:table-cell table:number-columns-repeated="16382"/>
        </table:table-row>
        <table:table-row table:style-name="ro1">
          <table:table-cell office:value-type="float" office:value="1398" table:formula="of:=[.A1396]+1" table:style-name="ce1">
            <text:p>1398</text:p>
          </table:table-cell>
          <table:table-cell office:value-type="float" office:value="31.455071714096626" table:formula="of:=10*LOG([.A1397])" table:style-name="ce1">
            <text:p>31,45507171</text:p>
          </table:table-cell>
          <table:table-cell table:number-columns-repeated="16382"/>
        </table:table-row>
        <table:table-row table:style-name="ro1">
          <table:table-cell office:value-type="float" office:value="1399" table:formula="of:=[.A1397]+1" table:style-name="ce1">
            <text:p>1399</text:p>
          </table:table-cell>
          <table:table-cell office:value-type="float" office:value="31.458177144918274" table:formula="of:=10*LOG([.A1398])" table:style-name="ce1">
            <text:p>31,45817714</text:p>
          </table:table-cell>
          <table:table-cell table:number-columns-repeated="16382"/>
        </table:table-row>
        <table:table-row table:style-name="ro1">
          <table:table-cell office:value-type="float" office:value="1400" table:formula="of:=[.A1398]+1" table:style-name="ce1">
            <text:p>1400</text:p>
          </table:table-cell>
          <table:table-cell office:value-type="float" office:value="31.461280356782382" table:formula="of:=10*LOG([.A1399])" table:style-name="ce1">
            <text:p>31,46128036</text:p>
          </table:table-cell>
          <table:table-cell table:number-columns-repeated="16382"/>
        </table:table-row>
        <table:table-row table:style-name="ro1">
          <table:table-cell office:value-type="float" office:value="1401" table:formula="of:=[.A1399]+1" table:style-name="ce1">
            <text:p>1401</text:p>
          </table:table-cell>
          <table:table-cell office:value-type="float" office:value="31.464381352857743" table:formula="of:=10*LOG([.A1400])" table:style-name="ce1">
            <text:p>31,46438135</text:p>
          </table:table-cell>
          <table:table-cell table:number-columns-repeated="16382"/>
        </table:table-row>
        <table:table-row table:style-name="ro1">
          <table:table-cell office:value-type="float" office:value="1402" table:formula="of:=[.A1400]+1" table:style-name="ce1">
            <text:p>1402</text:p>
          </table:table-cell>
          <table:table-cell office:value-type="float" office:value="31.467480136306399" table:formula="of:=10*LOG([.A1401])" table:style-name="ce1">
            <text:p>31,46748014</text:p>
          </table:table-cell>
          <table:table-cell table:number-columns-repeated="16382"/>
        </table:table-row>
        <table:table-row table:style-name="ro1">
          <table:table-cell office:value-type="float" office:value="1403" table:formula="of:=[.A1401]+1" table:style-name="ce1">
            <text:p>1403</text:p>
          </table:table-cell>
          <table:table-cell office:value-type="float" office:value="31.470576710283598" table:formula="of:=10*LOG([.A1402])" table:style-name="ce1">
            <text:p>31,47057671</text:p>
          </table:table-cell>
          <table:table-cell table:number-columns-repeated="16382"/>
        </table:table-row>
        <table:table-row table:style-name="ro1">
          <table:table-cell office:value-type="float" office:value="1404" table:formula="of:=[.A1402]+1" table:style-name="ce1">
            <text:p>1404</text:p>
          </table:table-cell>
          <table:table-cell office:value-type="float" office:value="31.473671077937865" table:formula="of:=10*LOG([.A1403])" table:style-name="ce1">
            <text:p>31,47367108</text:p>
          </table:table-cell>
          <table:table-cell table:number-columns-repeated="16382"/>
        </table:table-row>
        <table:table-row table:style-name="ro1">
          <table:table-cell office:value-type="float" office:value="1405" table:formula="of:=[.A1403]+1" table:style-name="ce1">
            <text:p>1405</text:p>
          </table:table-cell>
          <table:table-cell office:value-type="float" office:value="31.476763242410986" table:formula="of:=10*LOG([.A1404])" table:style-name="ce1">
            <text:p>31,47676324</text:p>
          </table:table-cell>
          <table:table-cell table:number-columns-repeated="16382"/>
        </table:table-row>
        <table:table-row table:style-name="ro1">
          <table:table-cell office:value-type="float" office:value="1406" table:formula="of:=[.A1404]+1" table:style-name="ce1">
            <text:p>1406</text:p>
          </table:table-cell>
          <table:table-cell office:value-type="float" office:value="31.479853206838051" table:formula="of:=10*LOG([.A1405])" table:style-name="ce1">
            <text:p>31,47985321</text:p>
          </table:table-cell>
          <table:table-cell table:number-columns-repeated="16382"/>
        </table:table-row>
        <table:table-row table:style-name="ro1">
          <table:table-cell office:value-type="float" office:value="1407" table:formula="of:=[.A1405]+1" table:style-name="ce1">
            <text:p>1407</text:p>
          </table:table-cell>
          <table:table-cell office:value-type="float" office:value="31.482940974347457" table:formula="of:=10*LOG([.A1406])" table:style-name="ce1">
            <text:p>31,48294097</text:p>
          </table:table-cell>
          <table:table-cell table:number-columns-repeated="16382"/>
        </table:table-row>
        <table:table-row table:style-name="ro1">
          <table:table-cell office:value-type="float" office:value="1408" table:formula="of:=[.A1406]+1" table:style-name="ce1">
            <text:p>1408</text:p>
          </table:table-cell>
          <table:table-cell office:value-type="float" office:value="31.486026548060934" table:formula="of:=10*LOG([.A1407])" table:style-name="ce1">
            <text:p>31,48602655</text:p>
          </table:table-cell>
          <table:table-cell table:number-columns-repeated="16382"/>
        </table:table-row>
        <table:table-row table:style-name="ro1">
          <table:table-cell office:value-type="float" office:value="1409" table:formula="of:=[.A1407]+1" table:style-name="ce1">
            <text:p>1409</text:p>
          </table:table-cell>
          <table:table-cell office:value-type="float" office:value="31.489109931093566" table:formula="of:=10*LOG([.A1408])" table:style-name="ce1">
            <text:p>31,48910993</text:p>
          </table:table-cell>
          <table:table-cell table:number-columns-repeated="16382"/>
        </table:table-row>
        <table:table-row table:style-name="ro1">
          <table:table-cell office:value-type="float" office:value="1410" table:formula="of:=[.A1408]+1" table:style-name="ce1">
            <text:p>1410</text:p>
          </table:table-cell>
          <table:table-cell office:value-type="float" office:value="31.492191126553799" table:formula="of:=10*LOG([.A1409])" table:style-name="ce1">
            <text:p>31,49219113</text:p>
          </table:table-cell>
          <table:table-cell table:number-columns-repeated="16382"/>
        </table:table-row>
        <table:table-row table:style-name="ro1">
          <table:table-cell office:value-type="float" office:value="1411" table:formula="of:=[.A1409]+1" table:style-name="ce1">
            <text:p>1411</text:p>
          </table:table-cell>
          <table:table-cell office:value-type="float" office:value="31.495270137543478" table:formula="of:=10*LOG([.A1410])" table:style-name="ce1">
            <text:p>31,49527014</text:p>
          </table:table-cell>
          <table:table-cell table:number-columns-repeated="16382"/>
        </table:table-row>
        <table:table-row table:style-name="ro1">
          <table:table-cell office:value-type="float" office:value="1412" table:formula="of:=[.A1410]+1" table:style-name="ce1">
            <text:p>1412</text:p>
          </table:table-cell>
          <table:table-cell office:value-type="float" office:value="31.49834696715785" table:formula="of:=10*LOG([.A1411])" table:style-name="ce1">
            <text:p>31,49834697</text:p>
          </table:table-cell>
          <table:table-cell table:number-columns-repeated="16382"/>
        </table:table-row>
        <table:table-row table:style-name="ro1">
          <table:table-cell office:value-type="float" office:value="1413" table:formula="of:=[.A1411]+1" table:style-name="ce1">
            <text:p>1413</text:p>
          </table:table-cell>
          <table:table-cell office:value-type="float" office:value="31.501421618485587" table:formula="of:=10*LOG([.A1412])" table:style-name="ce1">
            <text:p>31,50142162</text:p>
          </table:table-cell>
          <table:table-cell table:number-columns-repeated="16382"/>
        </table:table-row>
        <table:table-row table:style-name="ro1">
          <table:table-cell office:value-type="float" office:value="1414" table:formula="of:=[.A1412]+1" table:style-name="ce1">
            <text:p>1414</text:p>
          </table:table-cell>
          <table:table-cell office:value-type="float" office:value="31.504494094608809" table:formula="of:=10*LOG([.A1413])" table:style-name="ce1">
            <text:p>31,50449409</text:p>
          </table:table-cell>
          <table:table-cell table:number-columns-repeated="16382"/>
        </table:table-row>
        <table:table-row table:style-name="ro1">
          <table:table-cell office:value-type="float" office:value="1415" table:formula="of:=[.A1413]+1" table:style-name="ce1">
            <text:p>1415</text:p>
          </table:table-cell>
          <table:table-cell office:value-type="float" office:value="31.50756439860309" table:formula="of:=10*LOG([.A1414])" table:style-name="ce1">
            <text:p>31,5075644</text:p>
          </table:table-cell>
          <table:table-cell table:number-columns-repeated="16382"/>
        </table:table-row>
        <table:table-row table:style-name="ro1">
          <table:table-cell office:value-type="float" office:value="1416" table:formula="of:=[.A1414]+1" table:style-name="ce1">
            <text:p>1416</text:p>
          </table:table-cell>
          <table:table-cell office:value-type="float" office:value="31.510632533537503" table:formula="of:=10*LOG([.A1415])" table:style-name="ce1">
            <text:p>31,51063253</text:p>
          </table:table-cell>
          <table:table-cell table:number-columns-repeated="16382"/>
        </table:table-row>
        <table:table-row table:style-name="ro1">
          <table:table-cell office:value-type="float" office:value="1417" table:formula="of:=[.A1415]+1" table:style-name="ce1">
            <text:p>1417</text:p>
          </table:table-cell>
          <table:table-cell office:value-type="float" office:value="31.513698502474604" table:formula="of:=10*LOG([.A1416])" table:style-name="ce1">
            <text:p>31,5136985</text:p>
          </table:table-cell>
          <table:table-cell table:number-columns-repeated="16382"/>
        </table:table-row>
        <table:table-row table:style-name="ro1">
          <table:table-cell office:value-type="float" office:value="1418" table:formula="of:=[.A1416]+1" table:style-name="ce1">
            <text:p>1418</text:p>
          </table:table-cell>
          <table:table-cell office:value-type="float" office:value="31.516762308470479" table:formula="of:=10*LOG([.A1417])" table:style-name="ce1">
            <text:p>31,51676231</text:p>
          </table:table-cell>
          <table:table-cell table:number-columns-repeated="16382"/>
        </table:table-row>
        <table:table-row table:style-name="ro1">
          <table:table-cell office:value-type="float" office:value="1419" table:formula="of:=[.A1417]+1" table:style-name="ce1">
            <text:p>1419</text:p>
          </table:table-cell>
          <table:table-cell office:value-type="float" office:value="31.51982395457474" table:formula="of:=10*LOG([.A1418])" table:style-name="ce1">
            <text:p>31,51982395</text:p>
          </table:table-cell>
          <table:table-cell table:number-columns-repeated="16382"/>
        </table:table-row>
        <table:table-row table:style-name="ro1">
          <table:table-cell office:value-type="float" office:value="1420" table:formula="of:=[.A1418]+1" table:style-name="ce1">
            <text:p>1420</text:p>
          </table:table-cell>
          <table:table-cell office:value-type="float" office:value="31.522883443830562" table:formula="of:=10*LOG([.A1419])" table:style-name="ce1">
            <text:p>31,52288344</text:p>
          </table:table-cell>
          <table:table-cell table:number-columns-repeated="16382"/>
        </table:table-row>
        <table:table-row table:style-name="ro1">
          <table:table-cell office:value-type="float" office:value="1421" table:formula="of:=[.A1419]+1" table:style-name="ce1">
            <text:p>1421</text:p>
          </table:table-cell>
          <table:table-cell office:value-type="float" office:value="31.525940779274698" table:formula="of:=10*LOG([.A1420])" table:style-name="ce1">
            <text:p>31,52594078</text:p>
          </table:table-cell>
          <table:table-cell table:number-columns-repeated="16382"/>
        </table:table-row>
        <table:table-row table:style-name="ro1">
          <table:table-cell office:value-type="float" office:value="1422" table:formula="of:=[.A1420]+1" table:style-name="ce1">
            <text:p>1422</text:p>
          </table:table-cell>
          <table:table-cell office:value-type="float" office:value="31.528995963937476" table:formula="of:=10*LOG([.A1421])" table:style-name="ce1">
            <text:p>31,52899596</text:p>
          </table:table-cell>
          <table:table-cell table:number-columns-repeated="16382"/>
        </table:table-row>
        <table:table-row table:style-name="ro1">
          <table:table-cell office:value-type="float" office:value="1423" table:formula="of:=[.A1421]+1" table:style-name="ce1">
            <text:p>1423</text:p>
          </table:table-cell>
          <table:table-cell office:value-type="float" office:value="31.532049000842839" table:formula="of:=10*LOG([.A1422])" table:style-name="ce1">
            <text:p>31,532049</text:p>
          </table:table-cell>
          <table:table-cell table:number-columns-repeated="16382"/>
        </table:table-row>
        <table:table-row table:style-name="ro1">
          <table:table-cell office:value-type="float" office:value="1424" table:formula="of:=[.A1422]+1" table:style-name="ce1">
            <text:p>1424</text:p>
          </table:table-cell>
          <table:table-cell office:value-type="float" office:value="31.535099893008372" table:formula="of:=10*LOG([.A1423])" table:style-name="ce1">
            <text:p>31,53509989</text:p>
          </table:table-cell>
          <table:table-cell table:number-columns-repeated="16382"/>
        </table:table-row>
        <table:table-row table:style-name="ro1">
          <table:table-cell office:value-type="float" office:value="1425" table:formula="of:=[.A1423]+1" table:style-name="ce1">
            <text:p>1425</text:p>
          </table:table-cell>
          <table:table-cell office:value-type="float" office:value="31.53814864344529" table:formula="of:=10*LOG([.A1424])" table:style-name="ce1">
            <text:p>31,53814864</text:p>
          </table:table-cell>
          <table:table-cell table:number-columns-repeated="16382"/>
        </table:table-row>
        <table:table-row table:style-name="ro1">
          <table:table-cell office:value-type="float" office:value="1426" table:formula="of:=[.A1424]+1" table:style-name="ce1">
            <text:p>1426</text:p>
          </table:table-cell>
          <table:table-cell office:value-type="float" office:value="31.54119525515847" table:formula="of:=10*LOG([.A1425])" table:style-name="ce1">
            <text:p>31,54119526</text:p>
          </table:table-cell>
          <table:table-cell table:number-columns-repeated="16382"/>
        </table:table-row>
        <table:table-row table:style-name="ro1">
          <table:table-cell office:value-type="float" office:value="1427" table:formula="of:=[.A1425]+1" table:style-name="ce1">
            <text:p>1427</text:p>
          </table:table-cell>
          <table:table-cell office:value-type="float" office:value="31.544239731146469" table:formula="of:=10*LOG([.A1426])" table:style-name="ce1">
            <text:p>31,54423973</text:p>
          </table:table-cell>
          <table:table-cell table:number-columns-repeated="16382"/>
        </table:table-row>
        <table:table-row table:style-name="ro1">
          <table:table-cell office:value-type="float" office:value="1428" table:formula="of:=[.A1426]+1" table:style-name="ce1">
            <text:p>1428</text:p>
          </table:table-cell>
          <table:table-cell office:value-type="float" office:value="31.547282074401558" table:formula="of:=10*LOG([.A1427])" table:style-name="ce1">
            <text:p>31,54728207</text:p>
          </table:table-cell>
          <table:table-cell table:number-columns-repeated="16382"/>
        </table:table-row>
        <table:table-row table:style-name="ro1">
          <table:table-cell office:value-type="float" office:value="1429" table:formula="of:=[.A1427]+1" table:style-name="ce1">
            <text:p>1429</text:p>
          </table:table-cell>
          <table:table-cell office:value-type="float" office:value="31.550322287909704" table:formula="of:=10*LOG([.A1428])" table:style-name="ce1">
            <text:p>31,55032229</text:p>
          </table:table-cell>
          <table:table-cell table:number-columns-repeated="16382"/>
        </table:table-row>
        <table:table-row table:style-name="ro1">
          <table:table-cell office:value-type="float" office:value="1430" table:formula="of:=[.A1428]+1" table:style-name="ce1">
            <text:p>1430</text:p>
          </table:table-cell>
          <table:table-cell office:value-type="float" office:value="31.553360374650619" table:formula="of:=10*LOG([.A1429])" table:style-name="ce1">
            <text:p>31,55336037</text:p>
          </table:table-cell>
          <table:table-cell table:number-columns-repeated="16382"/>
        </table:table-row>
        <table:table-row table:style-name="ro1">
          <table:table-cell office:value-type="float" office:value="1431" table:formula="of:=[.A1429]+1" table:style-name="ce1">
            <text:p>1431</text:p>
          </table:table-cell>
          <table:table-cell office:value-type="float" office:value="31.556396337597764" table:formula="of:=10*LOG([.A1430])" table:style-name="ce1">
            <text:p>31,55639634</text:p>
          </table:table-cell>
          <table:table-cell table:number-columns-repeated="16382"/>
        </table:table-row>
        <table:table-row table:style-name="ro1">
          <table:table-cell office:value-type="float" office:value="1432" table:formula="of:=[.A1430]+1" table:style-name="ce1">
            <text:p>1432</text:p>
          </table:table-cell>
          <table:table-cell office:value-type="float" office:value="31.559430179718365" table:formula="of:=10*LOG([.A1431])" table:style-name="ce1">
            <text:p>31,55943018</text:p>
          </table:table-cell>
          <table:table-cell table:number-columns-repeated="16382"/>
        </table:table-row>
        <table:table-row table:style-name="ro1">
          <table:table-cell office:value-type="float" office:value="1433" table:formula="of:=[.A1431]+1" table:style-name="ce1">
            <text:p>1433</text:p>
          </table:table-cell>
          <table:table-cell office:value-type="float" office:value="31.562461903973443" table:formula="of:=10*LOG([.A1432])" table:style-name="ce1">
            <text:p>31,5624619</text:p>
          </table:table-cell>
          <table:table-cell table:number-columns-repeated="16382"/>
        </table:table-row>
        <table:table-row table:style-name="ro1">
          <table:table-cell office:value-type="float" office:value="1434" table:formula="of:=[.A1432]+1" table:style-name="ce1">
            <text:p>1434</text:p>
          </table:table-cell>
          <table:table-cell office:value-type="float" office:value="31.565491513317813" table:formula="of:=10*LOG([.A1433])" table:style-name="ce1">
            <text:p>31,56549151</text:p>
          </table:table-cell>
          <table:table-cell table:number-columns-repeated="16382"/>
        </table:table-row>
        <table:table-row table:style-name="ro1">
          <table:table-cell office:value-type="float" office:value="1435" table:formula="of:=[.A1433]+1" table:style-name="ce1">
            <text:p>1435</text:p>
          </table:table-cell>
          <table:table-cell office:value-type="float" office:value="31.568519010700111" table:formula="of:=10*LOG([.A1434])" table:style-name="ce1">
            <text:p>31,56851901</text:p>
          </table:table-cell>
          <table:table-cell table:number-columns-repeated="16382"/>
        </table:table-row>
        <table:table-row table:style-name="ro1">
          <table:table-cell office:value-type="float" office:value="1436" table:formula="of:=[.A1434]+1" table:style-name="ce1">
            <text:p>1436</text:p>
          </table:table-cell>
          <table:table-cell office:value-type="float" office:value="31.571544399062816" table:formula="of:=10*LOG([.A1435])" table:style-name="ce1">
            <text:p>31,5715444</text:p>
          </table:table-cell>
          <table:table-cell table:number-columns-repeated="16382"/>
        </table:table-row>
        <table:table-row table:style-name="ro1">
          <table:table-cell office:value-type="float" office:value="1437" table:formula="of:=[.A1435]+1" table:style-name="ce1">
            <text:p>1437</text:p>
          </table:table-cell>
          <table:table-cell office:value-type="float" office:value="31.574567681342259" table:formula="of:=10*LOG([.A1436])" table:style-name="ce1">
            <text:p>31,57456768</text:p>
          </table:table-cell>
          <table:table-cell table:number-columns-repeated="16382"/>
        </table:table-row>
        <table:table-row table:style-name="ro1">
          <table:table-cell office:value-type="float" office:value="1438" table:formula="of:=[.A1436]+1" table:style-name="ce1">
            <text:p>1438</text:p>
          </table:table-cell>
          <table:table-cell office:value-type="float" office:value="31.577588860468637" table:formula="of:=10*LOG([.A1437])" table:style-name="ce1">
            <text:p>31,57758886</text:p>
          </table:table-cell>
          <table:table-cell table:number-columns-repeated="16382"/>
        </table:table-row>
        <table:table-row table:style-name="ro1">
          <table:table-cell office:value-type="float" office:value="1439" table:formula="of:=[.A1437]+1" table:style-name="ce1">
            <text:p>1439</text:p>
          </table:table-cell>
          <table:table-cell office:value-type="float" office:value="31.580607939366054" table:formula="of:=10*LOG([.A1438])" table:style-name="ce1">
            <text:p>31,58060794</text:p>
          </table:table-cell>
          <table:table-cell table:number-columns-repeated="16382"/>
        </table:table-row>
        <table:table-row table:style-name="ro1">
          <table:table-cell office:value-type="float" office:value="1440" table:formula="of:=[.A1438]+1" table:style-name="ce1">
            <text:p>1440</text:p>
          </table:table-cell>
          <table:table-cell office:value-type="float" office:value="31.583624920952499" table:formula="of:=10*LOG([.A1439])" table:style-name="ce1">
            <text:p>31,58362492</text:p>
          </table:table-cell>
          <table:table-cell table:number-columns-repeated="16382"/>
        </table:table-row>
        <table:table-row table:style-name="ro1">
          <table:table-cell office:value-type="float" office:value="1441" table:formula="of:=[.A1439]+1" table:style-name="ce1">
            <text:p>1441</text:p>
          </table:table-cell>
          <table:table-cell office:value-type="float" office:value="31.586639808139893" table:formula="of:=10*LOG([.A1440])" table:style-name="ce1">
            <text:p>31,58663981</text:p>
          </table:table-cell>
          <table:table-cell table:number-columns-repeated="16382"/>
        </table:table-row>
        <table:table-row table:style-name="ro1">
          <table:table-cell office:value-type="float" office:value="1442" table:formula="of:=[.A1440]+1" table:style-name="ce1">
            <text:p>1442</text:p>
          </table:table-cell>
          <table:table-cell office:value-type="float" office:value="31.589652603834104" table:formula="of:=10*LOG([.A1441])" table:style-name="ce1">
            <text:p>31,5896526</text:p>
          </table:table-cell>
          <table:table-cell table:number-columns-repeated="16382"/>
        </table:table-row>
        <table:table-row table:style-name="ro1">
          <table:table-cell office:value-type="float" office:value="1443" table:formula="of:=[.A1441]+1" table:style-name="ce1">
            <text:p>1443</text:p>
          </table:table-cell>
          <table:table-cell office:value-type="float" office:value="31.592663310934942" table:formula="of:=10*LOG([.A1442])" table:style-name="ce1">
            <text:p>31,59266331</text:p>
          </table:table-cell>
          <table:table-cell table:number-columns-repeated="16382"/>
        </table:table-row>
        <table:table-row table:style-name="ro1">
          <table:table-cell office:value-type="float" office:value="1444" table:formula="of:=[.A1442]+1" table:style-name="ce1">
            <text:p>1444</text:p>
          </table:table-cell>
          <table:table-cell office:value-type="float" office:value="31.595671932336202" table:formula="of:=10*LOG([.A1443])" table:style-name="ce1">
            <text:p>31,59567193</text:p>
          </table:table-cell>
          <table:table-cell table:number-columns-repeated="16382"/>
        </table:table-row>
        <table:table-row table:style-name="ro1">
          <table:table-cell office:value-type="float" office:value="1445" table:formula="of:=[.A1443]+1" table:style-name="ce1">
            <text:p>1445</text:p>
          </table:table-cell>
          <table:table-cell office:value-type="float" office:value="31.598678470925666" table:formula="of:=10*LOG([.A1444])" table:style-name="ce1">
            <text:p>31,59867847</text:p>
          </table:table-cell>
          <table:table-cell table:number-columns-repeated="16382"/>
        </table:table-row>
        <table:table-row table:style-name="ro1">
          <table:table-cell office:value-type="float" office:value="1446" table:formula="of:=[.A1444]+1" table:style-name="ce1">
            <text:p>1446</text:p>
          </table:table-cell>
          <table:table-cell office:value-type="float" office:value="31.601682929585124" table:formula="of:=10*LOG([.A1445])" table:style-name="ce1">
            <text:p>31,60168293</text:p>
          </table:table-cell>
          <table:table-cell table:number-columns-repeated="16382"/>
        </table:table-row>
        <table:table-row table:style-name="ro1">
          <table:table-cell office:value-type="float" office:value="1447" table:formula="of:=[.A1445]+1" table:style-name="ce1">
            <text:p>1447</text:p>
          </table:table-cell>
          <table:table-cell office:value-type="float" office:value="31.604685311190373" table:formula="of:=10*LOG([.A1446])" table:style-name="ce1">
            <text:p>31,60468531</text:p>
          </table:table-cell>
          <table:table-cell table:number-columns-repeated="16382"/>
        </table:table-row>
        <table:table-row table:style-name="ro1">
          <table:table-cell office:value-type="float" office:value="1448" table:formula="of:=[.A1446]+1" table:style-name="ce1">
            <text:p>1448</text:p>
          </table:table-cell>
          <table:table-cell office:value-type="float" office:value="31.607685618611285" table:formula="of:=10*LOG([.A1447])" table:style-name="ce1">
            <text:p>31,60768562</text:p>
          </table:table-cell>
          <table:table-cell table:number-columns-repeated="16382"/>
        </table:table-row>
        <table:table-row table:style-name="ro1">
          <table:table-cell office:value-type="float" office:value="1449" table:formula="of:=[.A1447]+1" table:style-name="ce1">
            <text:p>1449</text:p>
          </table:table-cell>
          <table:table-cell office:value-type="float" office:value="31.610683854711748" table:formula="of:=10*LOG([.A1448])" table:style-name="ce1">
            <text:p>31,61068385</text:p>
          </table:table-cell>
          <table:table-cell table:number-columns-repeated="16382"/>
        </table:table-row>
        <table:table-row table:style-name="ro1">
          <table:table-cell office:value-type="float" office:value="1450" table:formula="of:=[.A1448]+1" table:style-name="ce1">
            <text:p>1450</text:p>
          </table:table-cell>
          <table:table-cell office:value-type="float" office:value="31.613680022349747" table:formula="of:=10*LOG([.A1449])" table:style-name="ce1">
            <text:p>31,61368002</text:p>
          </table:table-cell>
          <table:table-cell table:number-columns-repeated="16382"/>
        </table:table-row>
        <table:table-row table:style-name="ro1">
          <table:table-cell office:value-type="float" office:value="1451" table:formula="of:=[.A1449]+1" table:style-name="ce1">
            <text:p>1451</text:p>
          </table:table-cell>
          <table:table-cell office:value-type="float" office:value="31.616674124377361" table:formula="of:=10*LOG([.A1450])" table:style-name="ce1">
            <text:p>31,61667412</text:p>
          </table:table-cell>
          <table:table-cell table:number-columns-repeated="16382"/>
        </table:table-row>
        <table:table-row table:style-name="ro1">
          <table:table-cell office:value-type="float" office:value="1452" table:formula="of:=[.A1450]+1" table:style-name="ce1">
            <text:p>1452</text:p>
          </table:table-cell>
          <table:table-cell office:value-type="float" office:value="31.619666163640751" table:formula="of:=10*LOG([.A1451])" table:style-name="ce1">
            <text:p>31,61966616</text:p>
          </table:table-cell>
          <table:table-cell table:number-columns-repeated="16382"/>
        </table:table-row>
        <table:table-row table:style-name="ro1">
          <table:table-cell office:value-type="float" office:value="1453" table:formula="of:=[.A1451]+1" table:style-name="ce1">
            <text:p>1453</text:p>
          </table:table-cell>
          <table:table-cell office:value-type="float" office:value="31.622656142980215" table:formula="of:=10*LOG([.A1452])" table:style-name="ce1">
            <text:p>31,62265614</text:p>
          </table:table-cell>
          <table:table-cell table:number-columns-repeated="16382"/>
        </table:table-row>
        <table:table-row table:style-name="ro1">
          <table:table-cell office:value-type="float" office:value="1454" table:formula="of:=[.A1452]+1" table:style-name="ce1">
            <text:p>1454</text:p>
          </table:table-cell>
          <table:table-cell office:value-type="float" office:value="31.62564406523019" table:formula="of:=10*LOG([.A1453])" table:style-name="ce1">
            <text:p>31,62564407</text:p>
          </table:table-cell>
          <table:table-cell table:number-columns-repeated="16382"/>
        </table:table-row>
        <table:table-row table:style-name="ro1">
          <table:table-cell office:value-type="float" office:value="1455" table:formula="of:=[.A1453]+1" table:style-name="ce1">
            <text:p>1455</text:p>
          </table:table-cell>
          <table:table-cell office:value-type="float" office:value="31.628629933219262" table:formula="of:=10*LOG([.A1454])" table:style-name="ce1">
            <text:p>31,62862993</text:p>
          </table:table-cell>
          <table:table-cell table:number-columns-repeated="16382"/>
        </table:table-row>
        <table:table-row table:style-name="ro1">
          <table:table-cell office:value-type="float" office:value="1456" table:formula="of:=[.A1454]+1" table:style-name="ce1">
            <text:p>1456</text:p>
          </table:table-cell>
          <table:table-cell office:value-type="float" office:value="31.631613749770185" table:formula="of:=10*LOG([.A1455])" table:style-name="ce1">
            <text:p>31,63161375</text:p>
          </table:table-cell>
          <table:table-cell table:number-columns-repeated="16382"/>
        </table:table-row>
        <table:table-row table:style-name="ro1">
          <table:table-cell office:value-type="float" office:value="1457" table:formula="of:=[.A1455]+1" table:style-name="ce1">
            <text:p>1457</text:p>
          </table:table-cell>
          <table:table-cell office:value-type="float" office:value="31.6345955176999" table:formula="of:=10*LOG([.A1456])" table:style-name="ce1">
            <text:p>31,63459552</text:p>
          </table:table-cell>
          <table:table-cell table:number-columns-repeated="16382"/>
        </table:table-row>
        <table:table-row table:style-name="ro1">
          <table:table-cell office:value-type="float" office:value="1458" table:formula="of:=[.A1456]+1" table:style-name="ce1">
            <text:p>1458</text:p>
          </table:table-cell>
          <table:table-cell office:value-type="float" office:value="31.637575239819562" table:formula="of:=10*LOG([.A1457])" table:style-name="ce1">
            <text:p>31,63757524</text:p>
          </table:table-cell>
          <table:table-cell table:number-columns-repeated="16382"/>
        </table:table-row>
        <table:table-row table:style-name="ro1">
          <table:table-cell office:value-type="float" office:value="1459" table:formula="of:=[.A1457]+1" table:style-name="ce1">
            <text:p>1459</text:p>
          </table:table-cell>
          <table:table-cell office:value-type="float" office:value="31.640552918934514" table:formula="of:=10*LOG([.A1458])" table:style-name="ce1">
            <text:p>31,64055292</text:p>
          </table:table-cell>
          <table:table-cell table:number-columns-repeated="16382"/>
        </table:table-row>
        <table:table-row table:style-name="ro1">
          <table:table-cell office:value-type="float" office:value="1460" table:formula="of:=[.A1458]+1" table:style-name="ce1">
            <text:p>1460</text:p>
          </table:table-cell>
          <table:table-cell office:value-type="float" office:value="31.64352855784437" table:formula="of:=10*LOG([.A1459])" table:style-name="ce1">
            <text:p>31,64352856</text:p>
          </table:table-cell>
          <table:table-cell table:number-columns-repeated="16382"/>
        </table:table-row>
        <table:table-row table:style-name="ro1">
          <table:table-cell office:value-type="float" office:value="1461" table:formula="of:=[.A1459]+1" table:style-name="ce1">
            <text:p>1461</text:p>
          </table:table-cell>
          <table:table-cell office:value-type="float" office:value="31.646502159342965" table:formula="of:=10*LOG([.A1460])" table:style-name="ce1">
            <text:p>31,64650216</text:p>
          </table:table-cell>
          <table:table-cell table:number-columns-repeated="16382"/>
        </table:table-row>
        <table:table-row table:style-name="ro1">
          <table:table-cell office:value-type="float" office:value="1462" table:formula="of:=[.A1460]+1" table:style-name="ce1">
            <text:p>1462</text:p>
          </table:table-cell>
          <table:table-cell office:value-type="float" office:value="31.649473726218417" table:formula="of:=10*LOG([.A1461])" table:style-name="ce1">
            <text:p>31,64947373</text:p>
          </table:table-cell>
          <table:table-cell table:number-columns-repeated="16382"/>
        </table:table-row>
        <table:table-row table:style-name="ro1">
          <table:table-cell office:value-type="float" office:value="1463" table:formula="of:=[.A1461]+1" table:style-name="ce1">
            <text:p>1463</text:p>
          </table:table-cell>
          <table:table-cell office:value-type="float" office:value="31.652443261253108" table:formula="of:=10*LOG([.A1462])" table:style-name="ce1">
            <text:p>31,65244326</text:p>
          </table:table-cell>
          <table:table-cell table:number-columns-repeated="16382"/>
        </table:table-row>
        <table:table-row table:style-name="ro1">
          <table:table-cell office:value-type="float" office:value="1464" table:formula="of:=[.A1462]+1" table:style-name="ce1">
            <text:p>1464</text:p>
          </table:table-cell>
          <table:table-cell office:value-type="float" office:value="31.655410767223731" table:formula="of:=10*LOG([.A1463])" table:style-name="ce1">
            <text:p>31,65541077</text:p>
          </table:table-cell>
          <table:table-cell table:number-columns-repeated="16382"/>
        </table:table-row>
        <table:table-row table:style-name="ro1">
          <table:table-cell office:value-type="float" office:value="1465" table:formula="of:=[.A1463]+1" table:style-name="ce1">
            <text:p>1465</text:p>
          </table:table-cell>
          <table:table-cell office:value-type="float" office:value="31.658376246901284" table:formula="of:=10*LOG([.A1464])" table:style-name="ce1">
            <text:p>31,65837625</text:p>
          </table:table-cell>
          <table:table-cell table:number-columns-repeated="16382"/>
        </table:table-row>
        <table:table-row table:style-name="ro1">
          <table:table-cell office:value-type="float" office:value="1466" table:formula="of:=[.A1464]+1" table:style-name="ce1">
            <text:p>1466</text:p>
          </table:table-cell>
          <table:table-cell office:value-type="float" office:value="31.661339703051091" table:formula="of:=10*LOG([.A1465])" table:style-name="ce1">
            <text:p>31,6613397</text:p>
          </table:table-cell>
          <table:table-cell table:number-columns-repeated="16382"/>
        </table:table-row>
        <table:table-row table:style-name="ro1">
          <table:table-cell office:value-type="float" office:value="1467" table:formula="of:=[.A1465]+1" table:style-name="ce1">
            <text:p>1467</text:p>
          </table:table-cell>
          <table:table-cell office:value-type="float" office:value="31.66430113843283" table:formula="of:=10*LOG([.A1466])" table:style-name="ce1">
            <text:p>31,66430114</text:p>
          </table:table-cell>
          <table:table-cell table:number-columns-repeated="16382"/>
        </table:table-row>
        <table:table-row table:style-name="ro1">
          <table:table-cell office:value-type="float" office:value="1468" table:formula="of:=[.A1466]+1" table:style-name="ce1">
            <text:p>1468</text:p>
          </table:table-cell>
          <table:table-cell office:value-type="float" office:value="31.667260555800517" table:formula="of:=10*LOG([.A1467])" table:style-name="ce1">
            <text:p>31,66726056</text:p>
          </table:table-cell>
          <table:table-cell table:number-columns-repeated="16382"/>
        </table:table-row>
        <table:table-row table:style-name="ro1">
          <table:table-cell office:value-type="float" office:value="1469" table:formula="of:=[.A1467]+1" table:style-name="ce1">
            <text:p>1469</text:p>
          </table:table-cell>
          <table:table-cell office:value-type="float" office:value="31.670217957902565" table:formula="of:=10*LOG([.A1468])" table:style-name="ce1">
            <text:p>31,67021796</text:p>
          </table:table-cell>
          <table:table-cell table:number-columns-repeated="16382"/>
        </table:table-row>
        <table:table-row table:style-name="ro1">
          <table:table-cell office:value-type="float" office:value="1470" table:formula="of:=[.A1468]+1" table:style-name="ce1">
            <text:p>1470</text:p>
          </table:table-cell>
          <table:table-cell office:value-type="float" office:value="31.673173347481761" table:formula="of:=10*LOG([.A1469])" table:style-name="ce1">
            <text:p>31,67317335</text:p>
          </table:table-cell>
          <table:table-cell table:number-columns-repeated="16382"/>
        </table:table-row>
        <table:table-row table:style-name="ro1">
          <table:table-cell office:value-type="float" office:value="1471" table:formula="of:=[.A1469]+1" table:style-name="ce1">
            <text:p>1471</text:p>
          </table:table-cell>
          <table:table-cell office:value-type="float" office:value="31.676126727275303" table:formula="of:=10*LOG([.A1470])" table:style-name="ce1">
            <text:p>31,67612673</text:p>
          </table:table-cell>
          <table:table-cell table:number-columns-repeated="16382"/>
        </table:table-row>
        <table:table-row table:style-name="ro1">
          <table:table-cell office:value-type="float" office:value="1472" table:formula="of:=[.A1470]+1" table:style-name="ce1">
            <text:p>1472</text:p>
          </table:table-cell>
          <table:table-cell office:value-type="float" office:value="31.679078100014802" table:formula="of:=10*LOG([.A1471])" table:style-name="ce1">
            <text:p>31,6790781</text:p>
          </table:table-cell>
          <table:table-cell table:number-columns-repeated="16382"/>
        </table:table-row>
        <table:table-row table:style-name="ro1">
          <table:table-cell office:value-type="float" office:value="1473" table:formula="of:=[.A1471]+1" table:style-name="ce1">
            <text:p>1473</text:p>
          </table:table-cell>
          <table:table-cell office:value-type="float" office:value="31.682027468426309" table:formula="of:=10*LOG([.A1472])" table:style-name="ce1">
            <text:p>31,68202747</text:p>
          </table:table-cell>
          <table:table-cell table:number-columns-repeated="16382"/>
        </table:table-row>
        <table:table-row table:style-name="ro1">
          <table:table-cell office:value-type="float" office:value="1474" table:formula="of:=[.A1472]+1" table:style-name="ce1">
            <text:p>1474</text:p>
          </table:table-cell>
          <table:table-cell office:value-type="float" office:value="31.684974835230328" table:formula="of:=10*LOG([.A1473])" table:style-name="ce1">
            <text:p>31,68497484</text:p>
          </table:table-cell>
          <table:table-cell table:number-columns-repeated="16382"/>
        </table:table-row>
        <table:table-row table:style-name="ro1">
          <table:table-cell office:value-type="float" office:value="1475" table:formula="of:=[.A1473]+1" table:style-name="ce1">
            <text:p>1475</text:p>
          </table:table-cell>
          <table:table-cell office:value-type="float" office:value="31.687920203141818" table:formula="of:=10*LOG([.A1474])" table:style-name="ce1">
            <text:p>31,6879202</text:p>
          </table:table-cell>
          <table:table-cell table:number-columns-repeated="16382"/>
        </table:table-row>
        <table:table-row table:style-name="ro1">
          <table:table-cell office:value-type="float" office:value="1476" table:formula="of:=[.A1474]+1" table:style-name="ce1">
            <text:p>1476</text:p>
          </table:table-cell>
          <table:table-cell office:value-type="float" office:value="31.690863574870228" table:formula="of:=10*LOG([.A1475])" table:style-name="ce1">
            <text:p>31,69086357</text:p>
          </table:table-cell>
          <table:table-cell table:number-columns-repeated="16382"/>
        </table:table-row>
        <table:table-row table:style-name="ro1">
          <table:table-cell office:value-type="float" office:value="1477" table:formula="of:=[.A1475]+1" table:style-name="ce1">
            <text:p>1477</text:p>
          </table:table-cell>
          <table:table-cell office:value-type="float" office:value="31.693804953119496" table:formula="of:=10*LOG([.A1476])" table:style-name="ce1">
            <text:p>31,69380495</text:p>
          </table:table-cell>
          <table:table-cell table:number-columns-repeated="16382"/>
        </table:table-row>
        <table:table-row table:style-name="ro1">
          <table:table-cell office:value-type="float" office:value="1478" table:formula="of:=[.A1476]+1" table:style-name="ce1">
            <text:p>1478</text:p>
          </table:table-cell>
          <table:table-cell office:value-type="float" office:value="31.696744340588069" table:formula="of:=10*LOG([.A1477])" table:style-name="ce1">
            <text:p>31,69674434</text:p>
          </table:table-cell>
          <table:table-cell table:number-columns-repeated="16382"/>
        </table:table-row>
        <table:table-row table:style-name="ro1">
          <table:table-cell office:value-type="float" office:value="1479" table:formula="of:=[.A1477]+1" table:style-name="ce1">
            <text:p>1479</text:p>
          </table:table-cell>
          <table:table-cell office:value-type="float" office:value="31.699681739968923" table:formula="of:=10*LOG([.A1478])" table:style-name="ce1">
            <text:p>31,69968174</text:p>
          </table:table-cell>
          <table:table-cell table:number-columns-repeated="16382"/>
        </table:table-row>
        <table:table-row table:style-name="ro1">
          <table:table-cell office:value-type="float" office:value="1480" table:formula="of:=[.A1478]+1" table:style-name="ce1">
            <text:p>1480</text:p>
          </table:table-cell>
          <table:table-cell office:value-type="float" office:value="31.702617153949575" table:formula="of:=10*LOG([.A1479])" table:style-name="ce1">
            <text:p>31,70261715</text:p>
          </table:table-cell>
          <table:table-cell table:number-columns-repeated="16382"/>
        </table:table-row>
        <table:table-row table:style-name="ro1">
          <table:table-cell office:value-type="float" office:value="1481" table:formula="of:=[.A1479]+1" table:style-name="ce1">
            <text:p>1481</text:p>
          </table:table-cell>
          <table:table-cell office:value-type="float" office:value="31.705550585212087" table:formula="of:=10*LOG([.A1480])" table:style-name="ce1">
            <text:p>31,70555059</text:p>
          </table:table-cell>
          <table:table-cell table:number-columns-repeated="16382"/>
        </table:table-row>
        <table:table-row table:style-name="ro1">
          <table:table-cell office:value-type="float" office:value="1482" table:formula="of:=[.A1480]+1" table:style-name="ce1">
            <text:p>1482</text:p>
          </table:table-cell>
          <table:table-cell office:value-type="float" office:value="31.708482036433093" table:formula="of:=10*LOG([.A1481])" table:style-name="ce1">
            <text:p>31,70848204</text:p>
          </table:table-cell>
          <table:table-cell table:number-columns-repeated="16382"/>
        </table:table-row>
        <table:table-row table:style-name="ro1">
          <table:table-cell office:value-type="float" office:value="1483" table:formula="of:=[.A1481]+1" table:style-name="ce1">
            <text:p>1483</text:p>
          </table:table-cell>
          <table:table-cell office:value-type="float" office:value="31.711411510283824" table:formula="of:=10*LOG([.A1482])" table:style-name="ce1">
            <text:p>31,71141151</text:p>
          </table:table-cell>
          <table:table-cell table:number-columns-repeated="16382"/>
        </table:table-row>
        <table:table-row table:style-name="ro1">
          <table:table-cell office:value-type="float" office:value="1484" table:formula="of:=[.A1482]+1" table:style-name="ce1">
            <text:p>1484</text:p>
          </table:table-cell>
          <table:table-cell office:value-type="float" office:value="31.714339009430081" table:formula="of:=10*LOG([.A1483])" table:style-name="ce1">
            <text:p>31,71433901</text:p>
          </table:table-cell>
          <table:table-cell table:number-columns-repeated="16382"/>
        </table:table-row>
        <table:table-row table:style-name="ro1">
          <table:table-cell office:value-type="float" office:value="1485" table:formula="of:=[.A1483]+1" table:style-name="ce1">
            <text:p>1485</text:p>
          </table:table-cell>
          <table:table-cell office:value-type="float" office:value="31.717264536532312" table:formula="of:=10*LOG([.A1484])" table:style-name="ce1">
            <text:p>31,71726454</text:p>
          </table:table-cell>
          <table:table-cell table:number-columns-repeated="16382"/>
        </table:table-row>
        <table:table-row table:style-name="ro1">
          <table:table-cell office:value-type="float" office:value="1486" table:formula="of:=[.A1484]+1" table:style-name="ce1">
            <text:p>1486</text:p>
          </table:table-cell>
          <table:table-cell office:value-type="float" office:value="31.720188094245565" table:formula="of:=10*LOG([.A1485])" table:style-name="ce1">
            <text:p>31,72018809</text:p>
          </table:table-cell>
          <table:table-cell table:number-columns-repeated="16382"/>
        </table:table-row>
        <table:table-row table:style-name="ro1">
          <table:table-cell office:value-type="float" office:value="1487" table:formula="of:=[.A1485]+1" table:style-name="ce1">
            <text:p>1487</text:p>
          </table:table-cell>
          <table:table-cell office:value-type="float" office:value="31.723109685219541" table:formula="of:=10*LOG([.A1486])" table:style-name="ce1">
            <text:p>31,72310969</text:p>
          </table:table-cell>
          <table:table-cell table:number-columns-repeated="16382"/>
        </table:table-row>
        <table:table-row table:style-name="ro1">
          <table:table-cell office:value-type="float" office:value="1488" table:formula="of:=[.A1486]+1" table:style-name="ce1">
            <text:p>1488</text:p>
          </table:table-cell>
          <table:table-cell office:value-type="float" office:value="31.726029312098596" table:formula="of:=10*LOG([.A1487])" table:style-name="ce1">
            <text:p>31,72602931</text:p>
          </table:table-cell>
          <table:table-cell table:number-columns-repeated="16382"/>
        </table:table-row>
        <table:table-row table:style-name="ro1">
          <table:table-cell office:value-type="float" office:value="1489" table:formula="of:=[.A1487]+1" table:style-name="ce1">
            <text:p>1489</text:p>
          </table:table-cell>
          <table:table-cell office:value-type="float" office:value="31.728946977521765" table:formula="of:=10*LOG([.A1488])" table:style-name="ce1">
            <text:p>31,72894698</text:p>
          </table:table-cell>
          <table:table-cell table:number-columns-repeated="16382"/>
        </table:table-row>
        <table:table-row table:style-name="ro1">
          <table:table-cell office:value-type="float" office:value="1490" table:formula="of:=[.A1488]+1" table:style-name="ce1">
            <text:p>1490</text:p>
          </table:table-cell>
          <table:table-cell office:value-type="float" office:value="31.731862684122738" table:formula="of:=10*LOG([.A1489])" table:style-name="ce1">
            <text:p>31,73186268</text:p>
          </table:table-cell>
          <table:table-cell table:number-columns-repeated="16382"/>
        </table:table-row>
        <table:table-row table:style-name="ro1">
          <table:table-cell office:value-type="float" office:value="1491" table:formula="of:=[.A1489]+1" table:style-name="ce1">
            <text:p>1491</text:p>
          </table:table-cell>
          <table:table-cell office:value-type="float" office:value="31.734776434529945" table:formula="of:=10*LOG([.A1490])" table:style-name="ce1">
            <text:p>31,73477643</text:p>
          </table:table-cell>
          <table:table-cell table:number-columns-repeated="16382"/>
        </table:table-row>
        <table:table-row table:style-name="ro1">
          <table:table-cell office:value-type="float" office:value="1492" table:formula="of:=[.A1490]+1" table:style-name="ce1">
            <text:p>1492</text:p>
          </table:table-cell>
          <table:table-cell office:value-type="float" office:value="31.737688231366498" table:formula="of:=10*LOG([.A1491])" table:style-name="ce1">
            <text:p>31,73768823</text:p>
          </table:table-cell>
          <table:table-cell table:number-columns-repeated="16382"/>
        </table:table-row>
        <table:table-row table:style-name="ro1">
          <table:table-cell office:value-type="float" office:value="1493" table:formula="of:=[.A1491]+1" table:style-name="ce1">
            <text:p>1493</text:p>
          </table:table-cell>
          <table:table-cell office:value-type="float" office:value="31.740598077250255" table:formula="of:=10*LOG([.A1492])" table:style-name="ce1">
            <text:p>31,74059808</text:p>
          </table:table-cell>
          <table:table-cell table:number-columns-repeated="16382"/>
        </table:table-row>
        <table:table-row table:style-name="ro1">
          <table:table-cell office:value-type="float" office:value="1494" table:formula="of:=[.A1492]+1" table:style-name="ce1">
            <text:p>1494</text:p>
          </table:table-cell>
          <table:table-cell office:value-type="float" office:value="31.743505974793798" table:formula="of:=10*LOG([.A1493])" table:style-name="ce1">
            <text:p>31,74350597</text:p>
          </table:table-cell>
          <table:table-cell table:number-columns-repeated="16382"/>
        </table:table-row>
        <table:table-row table:style-name="ro1">
          <table:table-cell office:value-type="float" office:value="1495" table:formula="of:=[.A1493]+1" table:style-name="ce1">
            <text:p>1495</text:p>
          </table:table-cell>
          <table:table-cell office:value-type="float" office:value="31.746411926604484" table:formula="of:=10*LOG([.A1494])" table:style-name="ce1">
            <text:p>31,74641193</text:p>
          </table:table-cell>
          <table:table-cell table:number-columns-repeated="16382"/>
        </table:table-row>
        <table:table-row table:style-name="ro1">
          <table:table-cell office:value-type="float" office:value="1496" table:formula="of:=[.A1494]+1" table:style-name="ce1">
            <text:p>1496</text:p>
          </table:table-cell>
          <table:table-cell office:value-type="float" office:value="31.749315935284422" table:formula="of:=10*LOG([.A1495])" table:style-name="ce1">
            <text:p>31,74931594</text:p>
          </table:table-cell>
          <table:table-cell table:number-columns-repeated="16382"/>
        </table:table-row>
        <table:table-row table:style-name="ro1">
          <table:table-cell office:value-type="float" office:value="1497" table:formula="of:=[.A1495]+1" table:style-name="ce1">
            <text:p>1497</text:p>
          </table:table-cell>
          <table:table-cell office:value-type="float" office:value="31.752218003430524" table:formula="of:=10*LOG([.A1496])" table:style-name="ce1">
            <text:p>31,752218</text:p>
          </table:table-cell>
          <table:table-cell table:number-columns-repeated="16382"/>
        </table:table-row>
        <table:table-row table:style-name="ro1">
          <table:table-cell office:value-type="float" office:value="1498" table:formula="of:=[.A1496]+1" table:style-name="ce1">
            <text:p>1498</text:p>
          </table:table-cell>
          <table:table-cell office:value-type="float" office:value="31.755118133634475" table:formula="of:=10*LOG([.A1497])" table:style-name="ce1">
            <text:p>31,75511813</text:p>
          </table:table-cell>
          <table:table-cell table:number-columns-repeated="16382"/>
        </table:table-row>
        <table:table-row table:style-name="ro1">
          <table:table-cell office:value-type="float" office:value="1499" table:formula="of:=[.A1497]+1" table:style-name="ce1">
            <text:p>1499</text:p>
          </table:table-cell>
          <table:table-cell office:value-type="float" office:value="31.758016328482796" table:formula="of:=10*LOG([.A1498])" table:style-name="ce1">
            <text:p>31,75801633</text:p>
          </table:table-cell>
          <table:table-cell table:number-columns-repeated="16382"/>
        </table:table-row>
        <table:table-row table:style-name="ro1">
          <table:table-cell office:value-type="float" office:value="1500" table:formula="of:=[.A1498]+1" table:style-name="ce1">
            <text:p>1500</text:p>
          </table:table-cell>
          <table:table-cell office:value-type="float" office:value="31.760912590556813" table:formula="of:=10*LOG([.A1499])" table:style-name="ce1">
            <text:p>31,76091259</text:p>
          </table:table-cell>
          <table:table-cell table:number-columns-repeated="16382"/>
        </table:table-row>
        <table:table-row table:style-name="ro1">
          <table:table-cell office:value-type="float" office:value="1501" table:formula="of:=[.A1499]+1" table:style-name="ce1">
            <text:p>1501</text:p>
          </table:table-cell>
          <table:table-cell office:value-type="float" office:value="31.763806922432703" table:formula="of:=10*LOG([.A1500])" table:style-name="ce1">
            <text:p>31,76380692</text:p>
          </table:table-cell>
          <table:table-cell table:number-columns-repeated="16382"/>
        </table:table-row>
        <table:table-row table:style-name="ro1">
          <table:table-cell office:value-type="float" office:value="1502" table:formula="of:=[.A1500]+1" table:style-name="ce1">
            <text:p>1502</text:p>
          </table:table-cell>
          <table:table-cell office:value-type="float" office:value="31.766699326681497" table:formula="of:=10*LOG([.A1501])" table:style-name="ce1">
            <text:p>31,76669933</text:p>
          </table:table-cell>
          <table:table-cell table:number-columns-repeated="16382"/>
        </table:table-row>
        <table:table-row table:style-name="ro1">
          <table:table-cell office:value-type="float" office:value="1503" table:formula="of:=[.A1501]+1" table:style-name="ce1">
            <text:p>1503</text:p>
          </table:table-cell>
          <table:table-cell office:value-type="float" office:value="31.769589805869082" table:formula="of:=10*LOG([.A1502])" table:style-name="ce1">
            <text:p>31,76958981</text:p>
          </table:table-cell>
          <table:table-cell table:number-columns-repeated="16382"/>
        </table:table-row>
        <table:table-row table:style-name="ro1">
          <table:table-cell office:value-type="float" office:value="1504" table:formula="of:=[.A1502]+1" table:style-name="ce1">
            <text:p>1504</text:p>
          </table:table-cell>
          <table:table-cell office:value-type="float" office:value="31.772478362556235" table:formula="of:=10*LOG([.A1503])" table:style-name="ce1">
            <text:p>31,77247836</text:p>
          </table:table-cell>
          <table:table-cell table:number-columns-repeated="16382"/>
        </table:table-row>
        <table:table-row table:style-name="ro1">
          <table:table-cell office:value-type="float" office:value="1505" table:formula="of:=[.A1503]+1" table:style-name="ce1">
            <text:p>1505</text:p>
          </table:table-cell>
          <table:table-cell office:value-type="float" office:value="31.775364999298624" table:formula="of:=10*LOG([.A1504])" table:style-name="ce1">
            <text:p>31,775365</text:p>
          </table:table-cell>
          <table:table-cell table:number-columns-repeated="16382"/>
        </table:table-row>
        <table:table-row table:style-name="ro1">
          <table:table-cell office:value-type="float" office:value="1506" table:formula="of:=[.A1504]+1" table:style-name="ce1">
            <text:p>1506</text:p>
          </table:table-cell>
          <table:table-cell office:value-type="float" office:value="31.778249718646819" table:formula="of:=10*LOG([.A1505])" table:style-name="ce1">
            <text:p>31,77824972</text:p>
          </table:table-cell>
          <table:table-cell table:number-columns-repeated="16382"/>
        </table:table-row>
        <table:table-row table:style-name="ro1">
          <table:table-cell office:value-type="float" office:value="1507" table:formula="of:=[.A1505]+1" table:style-name="ce1">
            <text:p>1507</text:p>
          </table:table-cell>
          <table:table-cell office:value-type="float" office:value="31.781132523146315" table:formula="of:=10*LOG([.A1506])" table:style-name="ce1">
            <text:p>31,78113252</text:p>
          </table:table-cell>
          <table:table-cell table:number-columns-repeated="16382"/>
        </table:table-row>
        <table:table-row table:style-name="ro1">
          <table:table-cell office:value-type="float" office:value="1508" table:formula="of:=[.A1506]+1" table:style-name="ce1">
            <text:p>1508</text:p>
          </table:table-cell>
          <table:table-cell office:value-type="float" office:value="31.784013415337551" table:formula="of:=10*LOG([.A1507])" table:style-name="ce1">
            <text:p>31,78401342</text:p>
          </table:table-cell>
          <table:table-cell table:number-columns-repeated="16382"/>
        </table:table-row>
        <table:table-row table:style-name="ro1">
          <table:table-cell office:value-type="float" office:value="1509" table:formula="of:=[.A1507]+1" table:style-name="ce1">
            <text:p>1509</text:p>
          </table:table-cell>
          <table:table-cell office:value-type="float" office:value="31.786892397755899" table:formula="of:=10*LOG([.A1508])" table:style-name="ce1">
            <text:p>31,7868924</text:p>
          </table:table-cell>
          <table:table-cell table:number-columns-repeated="16382"/>
        </table:table-row>
        <table:table-row table:style-name="ro1">
          <table:table-cell office:value-type="float" office:value="1510" table:formula="of:=[.A1508]+1" table:style-name="ce1">
            <text:p>1510</text:p>
          </table:table-cell>
          <table:table-cell office:value-type="float" office:value="31.789769472931692" table:formula="of:=10*LOG([.A1509])" table:style-name="ce1">
            <text:p>31,78976947</text:p>
          </table:table-cell>
          <table:table-cell table:number-columns-repeated="16382"/>
        </table:table-row>
        <table:table-row table:style-name="ro1">
          <table:table-cell office:value-type="float" office:value="1511" table:formula="of:=[.A1509]+1" table:style-name="ce1">
            <text:p>1511</text:p>
          </table:table-cell>
          <table:table-cell office:value-type="float" office:value="31.792644643390254" table:formula="of:=10*LOG([.A1510])" table:style-name="ce1">
            <text:p>31,79264464</text:p>
          </table:table-cell>
          <table:table-cell table:number-columns-repeated="16382"/>
        </table:table-row>
        <table:table-row table:style-name="ro1">
          <table:table-cell office:value-type="float" office:value="1512" table:formula="of:=[.A1510]+1" table:style-name="ce1">
            <text:p>1512</text:p>
          </table:table-cell>
          <table:table-cell office:value-type="float" office:value="31.795517911651878" table:formula="of:=10*LOG([.A1511])" table:style-name="ce1">
            <text:p>31,79551791</text:p>
          </table:table-cell>
          <table:table-cell table:number-columns-repeated="16382"/>
        </table:table-row>
        <table:table-row table:style-name="ro1">
          <table:table-cell office:value-type="float" office:value="1513" table:formula="of:=[.A1511]+1" table:style-name="ce1">
            <text:p>1513</text:p>
          </table:table-cell>
          <table:table-cell office:value-type="float" office:value="31.79838928023187" table:formula="of:=10*LOG([.A1512])" table:style-name="ce1">
            <text:p>31,79838928</text:p>
          </table:table-cell>
          <table:table-cell table:number-columns-repeated="16382"/>
        </table:table-row>
        <table:table-row table:style-name="ro1">
          <table:table-cell office:value-type="float" office:value="1514" table:formula="of:=[.A1512]+1" table:style-name="ce1">
            <text:p>1514</text:p>
          </table:table-cell>
          <table:table-cell office:value-type="float" office:value="31.801258751640539" table:formula="of:=10*LOG([.A1513])" table:style-name="ce1">
            <text:p>31,80125875</text:p>
          </table:table-cell>
          <table:table-cell table:number-columns-repeated="16382"/>
        </table:table-row>
        <table:table-row table:style-name="ro1">
          <table:table-cell office:value-type="float" office:value="1515" table:formula="of:=[.A1513]+1" table:style-name="ce1">
            <text:p>1515</text:p>
          </table:table-cell>
          <table:table-cell office:value-type="float" office:value="31.804126328383241" table:formula="of:=10*LOG([.A1514])" table:style-name="ce1">
            <text:p>31,80412633</text:p>
          </table:table-cell>
          <table:table-cell table:number-columns-repeated="16382"/>
        </table:table-row>
        <table:table-row table:style-name="ro1">
          <table:table-cell office:value-type="float" office:value="1516" table:formula="of:=[.A1514]+1" table:style-name="ce1">
            <text:p>1516</text:p>
          </table:table-cell>
          <table:table-cell office:value-type="float" office:value="31.806992012960347" table:formula="of:=10*LOG([.A1515])" table:style-name="ce1">
            <text:p>31,80699201</text:p>
          </table:table-cell>
          <table:table-cell table:number-columns-repeated="16382"/>
        </table:table-row>
        <table:table-row table:style-name="ro1">
          <table:table-cell office:value-type="float" office:value="1517" table:formula="of:=[.A1515]+1" table:style-name="ce1">
            <text:p>1517</text:p>
          </table:table-cell>
          <table:table-cell office:value-type="float" office:value="31.809855807867304" table:formula="of:=10*LOG([.A1516])" table:style-name="ce1">
            <text:p>31,80985581</text:p>
          </table:table-cell>
          <table:table-cell table:number-columns-repeated="16382"/>
        </table:table-row>
        <table:table-row table:style-name="ro1">
          <table:table-cell office:value-type="float" office:value="1518" table:formula="of:=[.A1516]+1" table:style-name="ce1">
            <text:p>1518</text:p>
          </table:table-cell>
          <table:table-cell office:value-type="float" office:value="31.812717715594616" table:formula="of:=10*LOG([.A1517])" table:style-name="ce1">
            <text:p>31,81271772</text:p>
          </table:table-cell>
          <table:table-cell table:number-columns-repeated="16382"/>
        </table:table-row>
        <table:table-row table:style-name="ro1">
          <table:table-cell office:value-type="float" office:value="1519" table:formula="of:=[.A1517]+1" table:style-name="ce1">
            <text:p>1519</text:p>
          </table:table-cell>
          <table:table-cell office:value-type="float" office:value="31.815577738627866" table:formula="of:=10*LOG([.A1518])" table:style-name="ce1">
            <text:p>31,81557774</text:p>
          </table:table-cell>
          <table:table-cell table:number-columns-repeated="16382"/>
        </table:table-row>
        <table:table-row table:style-name="ro1">
          <table:table-cell office:value-type="float" office:value="1520" table:formula="of:=[.A1518]+1" table:style-name="ce1">
            <text:p>1520</text:p>
          </table:table-cell>
          <table:table-cell office:value-type="float" office:value="31.818435879447726" table:formula="of:=10*LOG([.A1519])" table:style-name="ce1">
            <text:p>31,81843588</text:p>
          </table:table-cell>
          <table:table-cell table:number-columns-repeated="16382"/>
        </table:table-row>
        <table:table-row table:style-name="ro1">
          <table:table-cell office:value-type="float" office:value="1521" table:formula="of:=[.A1519]+1" table:style-name="ce1">
            <text:p>1521</text:p>
          </table:table-cell>
          <table:table-cell office:value-type="float" office:value="31.821292140529984" table:formula="of:=10*LOG([.A1520])" table:style-name="ce1">
            <text:p>31,82129214</text:p>
          </table:table-cell>
          <table:table-cell table:number-columns-repeated="16382"/>
        </table:table-row>
        <table:table-row table:style-name="ro1">
          <table:table-cell office:value-type="float" office:value="1522" table:formula="of:=[.A1520]+1" table:style-name="ce1">
            <text:p>1522</text:p>
          </table:table-cell>
          <table:table-cell office:value-type="float" office:value="31.82414652434554" table:formula="of:=10*LOG([.A1521])" table:style-name="ce1">
            <text:p>31,82414652</text:p>
          </table:table-cell>
          <table:table-cell table:number-columns-repeated="16382"/>
        </table:table-row>
        <table:table-row table:style-name="ro1">
          <table:table-cell office:value-type="float" office:value="1523" table:formula="of:=[.A1521]+1" table:style-name="ce1">
            <text:p>1523</text:p>
          </table:table-cell>
          <table:table-cell office:value-type="float" office:value="31.826999033360423" table:formula="of:=10*LOG([.A1522])" table:style-name="ce1">
            <text:p>31,82699903</text:p>
          </table:table-cell>
          <table:table-cell table:number-columns-repeated="16382"/>
        </table:table-row>
        <table:table-row table:style-name="ro1">
          <table:table-cell office:value-type="float" office:value="1524" table:formula="of:=[.A1522]+1" table:style-name="ce1">
            <text:p>1524</text:p>
          </table:table-cell>
          <table:table-cell office:value-type="float" office:value="31.82984967003582" table:formula="of:=10*LOG([.A1523])" table:style-name="ce1">
            <text:p>31,82984967</text:p>
          </table:table-cell>
          <table:table-cell table:number-columns-repeated="16382"/>
        </table:table-row>
        <table:table-row table:style-name="ro1">
          <table:table-cell office:value-type="float" office:value="1525" table:formula="of:=[.A1523]+1" table:style-name="ce1">
            <text:p>1525</text:p>
          </table:table-cell>
          <table:table-cell office:value-type="float" office:value="31.832698436828046" table:formula="of:=10*LOG([.A1524])" table:style-name="ce1">
            <text:p>31,83269844</text:p>
          </table:table-cell>
          <table:table-cell table:number-columns-repeated="16382"/>
        </table:table-row>
        <table:table-row table:style-name="ro1">
          <table:table-cell office:value-type="float" office:value="1526" table:formula="of:=[.A1524]+1" table:style-name="ce1">
            <text:p>1526</text:p>
          </table:table-cell>
          <table:table-cell office:value-type="float" office:value="31.835545336188616" table:formula="of:=10*LOG([.A1525])" table:style-name="ce1">
            <text:p>31,83554534</text:p>
          </table:table-cell>
          <table:table-cell table:number-columns-repeated="16382"/>
        </table:table-row>
        <table:table-row table:style-name="ro1">
          <table:table-cell office:value-type="float" office:value="1527" table:formula="of:=[.A1525]+1" table:style-name="ce1">
            <text:p>1527</text:p>
          </table:table-cell>
          <table:table-cell office:value-type="float" office:value="31.838390370564213" table:formula="of:=10*LOG([.A1526])" table:style-name="ce1">
            <text:p>31,83839037</text:p>
          </table:table-cell>
          <table:table-cell table:number-columns-repeated="16382"/>
        </table:table-row>
        <table:table-row table:style-name="ro1">
          <table:table-cell office:value-type="float" office:value="1528" table:formula="of:=[.A1526]+1" table:style-name="ce1">
            <text:p>1528</text:p>
          </table:table-cell>
          <table:table-cell office:value-type="float" office:value="31.841233542396708" table:formula="of:=10*LOG([.A1527])" table:style-name="ce1">
            <text:p>31,84123354</text:p>
          </table:table-cell>
          <table:table-cell table:number-columns-repeated="16382"/>
        </table:table-row>
        <table:table-row table:style-name="ro1">
          <table:table-cell office:value-type="float" office:value="1529" table:formula="of:=[.A1527]+1" table:style-name="ce1">
            <text:p>1529</text:p>
          </table:table-cell>
          <table:table-cell office:value-type="float" office:value="31.844074854123203" table:formula="of:=10*LOG([.A1528])" table:style-name="ce1">
            <text:p>31,84407485</text:p>
          </table:table-cell>
          <table:table-cell table:number-columns-repeated="16382"/>
        </table:table-row>
        <table:table-row table:style-name="ro1">
          <table:table-cell office:value-type="float" office:value="1530" table:formula="of:=[.A1528]+1" table:style-name="ce1">
            <text:p>1530</text:p>
          </table:table-cell>
          <table:table-cell office:value-type="float" office:value="31.84691430817599" table:formula="of:=10*LOG([.A1529])" table:style-name="ce1">
            <text:p>31,84691431</text:p>
          </table:table-cell>
          <table:table-cell table:number-columns-repeated="16382"/>
        </table:table-row>
        <table:table-row table:style-name="ro1">
          <table:table-cell office:value-type="float" office:value="1531" table:formula="of:=[.A1529]+1" table:style-name="ce1">
            <text:p>1531</text:p>
          </table:table-cell>
          <table:table-cell office:value-type="float" office:value="31.849751906982608" table:formula="of:=10*LOG([.A1530])" table:style-name="ce1">
            <text:p>31,84975191</text:p>
          </table:table-cell>
          <table:table-cell table:number-columns-repeated="16382"/>
        </table:table-row>
        <table:table-row table:style-name="ro1">
          <table:table-cell office:value-type="float" office:value="1532" table:formula="of:=[.A1530]+1" table:style-name="ce1">
            <text:p>1532</text:p>
          </table:table-cell>
          <table:table-cell office:value-type="float" office:value="31.852587652965848" table:formula="of:=10*LOG([.A1531])" table:style-name="ce1">
            <text:p>31,85258765</text:p>
          </table:table-cell>
          <table:table-cell table:number-columns-repeated="16382"/>
        </table:table-row>
        <table:table-row table:style-name="ro1">
          <table:table-cell office:value-type="float" office:value="1533" table:formula="of:=[.A1531]+1" table:style-name="ce1">
            <text:p>1533</text:p>
          </table:table-cell>
          <table:table-cell office:value-type="float" office:value="31.855421548543749" table:formula="of:=10*LOG([.A1532])" table:style-name="ce1">
            <text:p>31,85542155</text:p>
          </table:table-cell>
          <table:table-cell table:number-columns-repeated="16382"/>
        </table:table-row>
        <table:table-row table:style-name="ro1">
          <table:table-cell office:value-type="float" office:value="1534" table:formula="of:=[.A1532]+1" table:style-name="ce1">
            <text:p>1534</text:p>
          </table:table-cell>
          <table:table-cell office:value-type="float" office:value="31.858253596129622" table:formula="of:=10*LOG([.A1533])" table:style-name="ce1">
            <text:p>31,8582536</text:p>
          </table:table-cell>
          <table:table-cell table:number-columns-repeated="16382"/>
        </table:table-row>
        <table:table-row table:style-name="ro1">
          <table:table-cell office:value-type="float" office:value="1535" table:formula="of:=[.A1533]+1" table:style-name="ce1">
            <text:p>1535</text:p>
          </table:table-cell>
          <table:table-cell office:value-type="float" office:value="31.861083798132054" table:formula="of:=10*LOG([.A1534])" table:style-name="ce1">
            <text:p>31,8610838</text:p>
          </table:table-cell>
          <table:table-cell table:number-columns-repeated="16382"/>
        </table:table-row>
        <table:table-row table:style-name="ro1">
          <table:table-cell office:value-type="float" office:value="1536" table:formula="of:=[.A1534]+1" table:style-name="ce1">
            <text:p>1536</text:p>
          </table:table-cell>
          <table:table-cell office:value-type="float" office:value="31.863912156954932" table:formula="of:=10*LOG([.A1535])" table:style-name="ce1">
            <text:p>31,86391216</text:p>
          </table:table-cell>
          <table:table-cell table:number-columns-repeated="16382"/>
        </table:table-row>
        <table:table-row table:style-name="ro1">
          <table:table-cell office:value-type="float" office:value="1537" table:formula="of:=[.A1535]+1" table:style-name="ce1">
            <text:p>1537</text:p>
          </table:table-cell>
          <table:table-cell office:value-type="float" office:value="31.866738674997453" table:formula="of:=10*LOG([.A1536])" table:style-name="ce1">
            <text:p>31,86673867</text:p>
          </table:table-cell>
          <table:table-cell table:number-columns-repeated="16382"/>
        </table:table-row>
        <table:table-row table:style-name="ro1">
          <table:table-cell office:value-type="float" office:value="1538" table:formula="of:=[.A1536]+1" table:style-name="ce1">
            <text:p>1538</text:p>
          </table:table-cell>
          <table:table-cell office:value-type="float" office:value="31.869563354654122" table:formula="of:=10*LOG([.A1537])" table:style-name="ce1">
            <text:p>31,86956335</text:p>
          </table:table-cell>
          <table:table-cell table:number-columns-repeated="16382"/>
        </table:table-row>
        <table:table-row table:style-name="ro1">
          <table:table-cell office:value-type="float" office:value="1539" table:formula="of:=[.A1537]+1" table:style-name="ce1">
            <text:p>1539</text:p>
          </table:table-cell>
          <table:table-cell office:value-type="float" office:value="31.872386198314789" table:formula="of:=10*LOG([.A1538])" table:style-name="ce1">
            <text:p>31,8723862</text:p>
          </table:table-cell>
          <table:table-cell table:number-columns-repeated="16382"/>
        </table:table-row>
        <table:table-row table:style-name="ro1">
          <table:table-cell office:value-type="float" office:value="1540" table:formula="of:=[.A1538]+1" table:style-name="ce1">
            <text:p>1540</text:p>
          </table:table-cell>
          <table:table-cell office:value-type="float" office:value="31.875207208364632" table:formula="of:=10*LOG([.A1539])" table:style-name="ce1">
            <text:p>31,87520721</text:p>
          </table:table-cell>
          <table:table-cell table:number-columns-repeated="16382"/>
        </table:table-row>
        <table:table-row table:style-name="ro1">
          <table:table-cell office:value-type="float" office:value="1541" table:formula="of:=[.A1539]+1" table:style-name="ce1">
            <text:p>1541</text:p>
          </table:table-cell>
          <table:table-cell office:value-type="float" office:value="31.878026387184196" table:formula="of:=10*LOG([.A1540])" table:style-name="ce1">
            <text:p>31,87802639</text:p>
          </table:table-cell>
          <table:table-cell table:number-columns-repeated="16382"/>
        </table:table-row>
        <table:table-row table:style-name="ro1">
          <table:table-cell office:value-type="float" office:value="1542" table:formula="of:=[.A1540]+1" table:style-name="ce1">
            <text:p>1542</text:p>
          </table:table-cell>
          <table:table-cell office:value-type="float" office:value="31.88084373714938" table:formula="of:=10*LOG([.A1541])" table:style-name="ce1">
            <text:p>31,88084374</text:p>
          </table:table-cell>
          <table:table-cell table:number-columns-repeated="16382"/>
        </table:table-row>
        <table:table-row table:style-name="ro1">
          <table:table-cell office:value-type="float" office:value="1543" table:formula="of:=[.A1541]+1" table:style-name="ce1">
            <text:p>1543</text:p>
          </table:table-cell>
          <table:table-cell office:value-type="float" office:value="31.883659260631482" table:formula="of:=10*LOG([.A1542])" table:style-name="ce1">
            <text:p>31,88365926</text:p>
          </table:table-cell>
          <table:table-cell table:number-columns-repeated="16382"/>
        </table:table-row>
        <table:table-row table:style-name="ro1">
          <table:table-cell office:value-type="float" office:value="1544" table:formula="of:=[.A1542]+1" table:style-name="ce1">
            <text:p>1544</text:p>
          </table:table-cell>
          <table:table-cell office:value-type="float" office:value="31.886472959997171" table:formula="of:=10*LOG([.A1543])" table:style-name="ce1">
            <text:p>31,88647296</text:p>
          </table:table-cell>
          <table:table-cell table:number-columns-repeated="16382"/>
        </table:table-row>
        <table:table-row table:style-name="ro1">
          <table:table-cell office:value-type="float" office:value="1545" table:formula="of:=[.A1543]+1" table:style-name="ce1">
            <text:p>1545</text:p>
          </table:table-cell>
          <table:table-cell office:value-type="float" office:value="31.889284837608535" table:formula="of:=10*LOG([.A1544])" table:style-name="ce1">
            <text:p>31,88928484</text:p>
          </table:table-cell>
          <table:table-cell table:number-columns-repeated="16382"/>
        </table:table-row>
        <table:table-row table:style-name="ro1">
          <table:table-cell office:value-type="float" office:value="1546" table:formula="of:=[.A1544]+1" table:style-name="ce1">
            <text:p>1546</text:p>
          </table:table-cell>
          <table:table-cell office:value-type="float" office:value="31.892094895823064" table:formula="of:=10*LOG([.A1545])" table:style-name="ce1">
            <text:p>31,8920949</text:p>
          </table:table-cell>
          <table:table-cell table:number-columns-repeated="16382"/>
        </table:table-row>
        <table:table-row table:style-name="ro1">
          <table:table-cell office:value-type="float" office:value="1547" table:formula="of:=[.A1545]+1" table:style-name="ce1">
            <text:p>1547</text:p>
          </table:table-cell>
          <table:table-cell office:value-type="float" office:value="31.894903136993676" table:formula="of:=10*LOG([.A1546])" table:style-name="ce1">
            <text:p>31,89490314</text:p>
          </table:table-cell>
          <table:table-cell table:number-columns-repeated="16382"/>
        </table:table-row>
        <table:table-row table:style-name="ro1">
          <table:table-cell office:value-type="float" office:value="1548" table:formula="of:=[.A1546]+1" table:style-name="ce1">
            <text:p>1548</text:p>
          </table:table-cell>
          <table:table-cell office:value-type="float" office:value="31.897709563468737" table:formula="of:=10*LOG([.A1547])" table:style-name="ce1">
            <text:p>31,89770956</text:p>
          </table:table-cell>
          <table:table-cell table:number-columns-repeated="16382"/>
        </table:table-row>
        <table:table-row table:style-name="ro1">
          <table:table-cell office:value-type="float" office:value="1549" table:formula="of:=[.A1547]+1" table:style-name="ce1">
            <text:p>1549</text:p>
          </table:table-cell>
          <table:table-cell office:value-type="float" office:value="31.900514177592058" table:formula="of:=10*LOG([.A1548])" table:style-name="ce1">
            <text:p>31,90051418</text:p>
          </table:table-cell>
          <table:table-cell table:number-columns-repeated="16382"/>
        </table:table-row>
        <table:table-row table:style-name="ro1">
          <table:table-cell office:value-type="float" office:value="1550" table:formula="of:=[.A1548]+1" table:style-name="ce1">
            <text:p>1550</text:p>
          </table:table-cell>
          <table:table-cell office:value-type="float" office:value="31.903316981702915" table:formula="of:=10*LOG([.A1549])" table:style-name="ce1">
            <text:p>31,90331698</text:p>
          </table:table-cell>
          <table:table-cell table:number-columns-repeated="16382"/>
        </table:table-row>
        <table:table-row table:style-name="ro1">
          <table:table-cell office:value-type="float" office:value="1551" table:formula="of:=[.A1549]+1" table:style-name="ce1">
            <text:p>1551</text:p>
          </table:table-cell>
          <table:table-cell office:value-type="float" office:value="31.906117978136052" table:formula="of:=10*LOG([.A1550])" table:style-name="ce1">
            <text:p>31,90611798</text:p>
          </table:table-cell>
          <table:table-cell table:number-columns-repeated="16382"/>
        </table:table-row>
        <table:table-row table:style-name="ro1">
          <table:table-cell office:value-type="float" office:value="1552" table:formula="of:=[.A1550]+1" table:style-name="ce1">
            <text:p>1552</text:p>
          </table:table-cell>
          <table:table-cell office:value-type="float" office:value="31.908917169221699" table:formula="of:=10*LOG([.A1551])" table:style-name="ce1">
            <text:p>31,90891717</text:p>
          </table:table-cell>
          <table:table-cell table:number-columns-repeated="16382"/>
        </table:table-row>
        <table:table-row table:style-name="ro1">
          <table:table-cell office:value-type="float" office:value="1553" table:formula="of:=[.A1551]+1" table:style-name="ce1">
            <text:p>1553</text:p>
          </table:table-cell>
          <table:table-cell office:value-type="float" office:value="31.911714557285585" table:formula="of:=10*LOG([.A1552])" table:style-name="ce1">
            <text:p>31,91171456</text:p>
          </table:table-cell>
          <table:table-cell table:number-columns-repeated="16382"/>
        </table:table-row>
        <table:table-row table:style-name="ro1">
          <table:table-cell office:value-type="float" office:value="1554" table:formula="of:=[.A1552]+1" table:style-name="ce1">
            <text:p>1554</text:p>
          </table:table-cell>
          <table:table-cell office:value-type="float" office:value="31.914510144648954" table:formula="of:=10*LOG([.A1553])" table:style-name="ce1">
            <text:p>31,91451014</text:p>
          </table:table-cell>
          <table:table-cell table:number-columns-repeated="16382"/>
        </table:table-row>
        <table:table-row table:style-name="ro1">
          <table:table-cell office:value-type="float" office:value="1555" table:formula="of:=[.A1553]+1" table:style-name="ce1">
            <text:p>1555</text:p>
          </table:table-cell>
          <table:table-cell office:value-type="float" office:value="31.917303933628563" table:formula="of:=10*LOG([.A1554])" table:style-name="ce1">
            <text:p>31,91730393</text:p>
          </table:table-cell>
          <table:table-cell table:number-columns-repeated="16382"/>
        </table:table-row>
        <table:table-row table:style-name="ro1">
          <table:table-cell office:value-type="float" office:value="1556" table:formula="of:=[.A1554]+1" table:style-name="ce1">
            <text:p>1556</text:p>
          </table:table-cell>
          <table:table-cell office:value-type="float" office:value="31.920095926536703" table:formula="of:=10*LOG([.A1555])" table:style-name="ce1">
            <text:p>31,92009593</text:p>
          </table:table-cell>
          <table:table-cell table:number-columns-repeated="16382"/>
        </table:table-row>
        <table:table-row table:style-name="ro1">
          <table:table-cell office:value-type="float" office:value="1557" table:formula="of:=[.A1555]+1" table:style-name="ce1">
            <text:p>1557</text:p>
          </table:table-cell>
          <table:table-cell office:value-type="float" office:value="31.922886125681202" table:formula="of:=10*LOG([.A1556])" table:style-name="ce1">
            <text:p>31,92288613</text:p>
          </table:table-cell>
          <table:table-cell table:number-columns-repeated="16382"/>
        </table:table-row>
        <table:table-row table:style-name="ro1">
          <table:table-cell office:value-type="float" office:value="1558" table:formula="of:=[.A1556]+1" table:style-name="ce1">
            <text:p>1558</text:p>
          </table:table-cell>
          <table:table-cell office:value-type="float" office:value="31.925674533365456" table:formula="of:=10*LOG([.A1557])" table:style-name="ce1">
            <text:p>31,92567453</text:p>
          </table:table-cell>
          <table:table-cell table:number-columns-repeated="16382"/>
        </table:table-row>
        <table:table-row table:style-name="ro1">
          <table:table-cell office:value-type="float" office:value="1559" table:formula="of:=[.A1557]+1" table:style-name="ce1">
            <text:p>1559</text:p>
          </table:table-cell>
          <table:table-cell office:value-type="float" office:value="31.92846115188842" table:formula="of:=10*LOG([.A1558])" table:style-name="ce1">
            <text:p>31,92846115</text:p>
          </table:table-cell>
          <table:table-cell table:number-columns-repeated="16382"/>
        </table:table-row>
        <table:table-row table:style-name="ro1">
          <table:table-cell office:value-type="float" office:value="1560" table:formula="of:=[.A1558]+1" table:style-name="ce1">
            <text:p>1560</text:p>
          </table:table-cell>
          <table:table-cell office:value-type="float" office:value="31.931245983544617" table:formula="of:=10*LOG([.A1559])" table:style-name="ce1">
            <text:p>31,93124598</text:p>
          </table:table-cell>
          <table:table-cell table:number-columns-repeated="16382"/>
        </table:table-row>
        <table:table-row table:style-name="ro1">
          <table:table-cell office:value-type="float" office:value="1561" table:formula="of:=[.A1559]+1" table:style-name="ce1">
            <text:p>1561</text:p>
          </table:table-cell>
          <table:table-cell office:value-type="float" office:value="31.934029030624174" table:formula="of:=10*LOG([.A1560])" table:style-name="ce1">
            <text:p>31,93402903</text:p>
          </table:table-cell>
          <table:table-cell table:number-columns-repeated="16382"/>
        </table:table-row>
        <table:table-row table:style-name="ro1">
          <table:table-cell office:value-type="float" office:value="1562" table:formula="of:=[.A1560]+1" table:style-name="ce1">
            <text:p>1562</text:p>
          </table:table-cell>
          <table:table-cell office:value-type="float" office:value="31.936810295412815" table:formula="of:=10*LOG([.A1561])" table:style-name="ce1">
            <text:p>31,9368103</text:p>
          </table:table-cell>
          <table:table-cell table:number-columns-repeated="16382"/>
        </table:table-row>
        <table:table-row table:style-name="ro1">
          <table:table-cell office:value-type="float" office:value="1563" table:formula="of:=[.A1561]+1" table:style-name="ce1">
            <text:p>1563</text:p>
          </table:table-cell>
          <table:table-cell office:value-type="float" office:value="31.939589780191866" table:formula="of:=10*LOG([.A1562])" table:style-name="ce1">
            <text:p>31,93958978</text:p>
          </table:table-cell>
          <table:table-cell table:number-columns-repeated="16382"/>
        </table:table-row>
        <table:table-row table:style-name="ro1">
          <table:table-cell office:value-type="float" office:value="1564" table:formula="of:=[.A1562]+1" table:style-name="ce1">
            <text:p>1564</text:p>
          </table:table-cell>
          <table:table-cell office:value-type="float" office:value="31.942367487238293" table:formula="of:=10*LOG([.A1563])" table:style-name="ce1">
            <text:p>31,94236749</text:p>
          </table:table-cell>
          <table:table-cell table:number-columns-repeated="16382"/>
        </table:table-row>
        <table:table-row table:style-name="ro1">
          <table:table-cell office:value-type="float" office:value="1565" table:formula="of:=[.A1563]+1" table:style-name="ce1">
            <text:p>1565</text:p>
          </table:table-cell>
          <table:table-cell office:value-type="float" office:value="31.945143418824671" table:formula="of:=10*LOG([.A1564])" table:style-name="ce1">
            <text:p>31,94514342</text:p>
          </table:table-cell>
          <table:table-cell table:number-columns-repeated="16382"/>
        </table:table-row>
        <table:table-row table:style-name="ro1">
          <table:table-cell office:value-type="float" office:value="1566" table:formula="of:=[.A1564]+1" table:style-name="ce1">
            <text:p>1566</text:p>
          </table:table-cell>
          <table:table-cell office:value-type="float" office:value="31.947917577219247" table:formula="of:=10*LOG([.A1565])" table:style-name="ce1">
            <text:p>31,94791758</text:p>
          </table:table-cell>
          <table:table-cell table:number-columns-repeated="16382"/>
        </table:table-row>
        <table:table-row table:style-name="ro1">
          <table:table-cell office:value-type="float" office:value="1567" table:formula="of:=[.A1565]+1" table:style-name="ce1">
            <text:p>1567</text:p>
          </table:table-cell>
          <table:table-cell office:value-type="float" office:value="31.950689964685903" table:formula="of:=10*LOG([.A1566])" table:style-name="ce1">
            <text:p>31,95068996</text:p>
          </table:table-cell>
          <table:table-cell table:number-columns-repeated="16382"/>
        </table:table-row>
        <table:table-row table:style-name="ro1">
          <table:table-cell office:value-type="float" office:value="1568" table:formula="of:=[.A1566]+1" table:style-name="ce1">
            <text:p>1568</text:p>
          </table:table-cell>
          <table:table-cell office:value-type="float" office:value="31.953460583484198" table:formula="of:=10*LOG([.A1567])" table:style-name="ce1">
            <text:p>31,95346058</text:p>
          </table:table-cell>
          <table:table-cell table:number-columns-repeated="16382"/>
        </table:table-row>
        <table:table-row table:style-name="ro1">
          <table:table-cell office:value-type="float" office:value="1569" table:formula="of:=[.A1567]+1" table:style-name="ce1">
            <text:p>1569</text:p>
          </table:table-cell>
          <table:table-cell office:value-type="float" office:value="31.956229435869368" table:formula="of:=10*LOG([.A1568])" table:style-name="ce1">
            <text:p>31,95622944</text:p>
          </table:table-cell>
          <table:table-cell table:number-columns-repeated="16382"/>
        </table:table-row>
        <table:table-row table:style-name="ro1">
          <table:table-cell office:value-type="float" office:value="1570" table:formula="of:=[.A1568]+1" table:style-name="ce1">
            <text:p>1570</text:p>
          </table:table-cell>
          <table:table-cell office:value-type="float" office:value="31.958996524092335" table:formula="of:=10*LOG([.A1569])" table:style-name="ce1">
            <text:p>31,95899652</text:p>
          </table:table-cell>
          <table:table-cell table:number-columns-repeated="16382"/>
        </table:table-row>
        <table:table-row table:style-name="ro1">
          <table:table-cell office:value-type="float" office:value="1571" table:formula="of:=[.A1569]+1" table:style-name="ce1">
            <text:p>1571</text:p>
          </table:table-cell>
          <table:table-cell office:value-type="float" office:value="31.961761850399736" table:formula="of:=10*LOG([.A1570])" table:style-name="ce1">
            <text:p>31,96176185</text:p>
          </table:table-cell>
          <table:table-cell table:number-columns-repeated="16382"/>
        </table:table-row>
        <table:table-row table:style-name="ro1">
          <table:table-cell office:value-type="float" office:value="1572" table:formula="of:=[.A1570]+1" table:style-name="ce1">
            <text:p>1572</text:p>
          </table:table-cell>
          <table:table-cell office:value-type="float" office:value="31.96452541703389" table:formula="of:=10*LOG([.A1571])" table:style-name="ce1">
            <text:p>31,96452542</text:p>
          </table:table-cell>
          <table:table-cell table:number-columns-repeated="16382"/>
        </table:table-row>
        <table:table-row table:style-name="ro1">
          <table:table-cell office:value-type="float" office:value="1573" table:formula="of:=[.A1571]+1" table:style-name="ce1">
            <text:p>1573</text:p>
          </table:table-cell>
          <table:table-cell office:value-type="float" office:value="31.96728722623287" table:formula="of:=10*LOG([.A1572])" table:style-name="ce1">
            <text:p>31,96728723</text:p>
          </table:table-cell>
          <table:table-cell table:number-columns-repeated="16382"/>
        </table:table-row>
        <table:table-row table:style-name="ro1">
          <table:table-cell office:value-type="float" office:value="1574" table:formula="of:=[.A1572]+1" table:style-name="ce1">
            <text:p>1574</text:p>
          </table:table-cell>
          <table:table-cell office:value-type="float" office:value="31.970047280230457" table:formula="of:=10*LOG([.A1573])" table:style-name="ce1">
            <text:p>31,97004728</text:p>
          </table:table-cell>
          <table:table-cell table:number-columns-repeated="16382"/>
        </table:table-row>
        <table:table-row table:style-name="ro1">
          <table:table-cell office:value-type="float" office:value="1575" table:formula="of:=[.A1573]+1" table:style-name="ce1">
            <text:p>1575</text:p>
          </table:table-cell>
          <table:table-cell office:value-type="float" office:value="31.972805581256193" table:formula="of:=10*LOG([.A1574])" table:style-name="ce1">
            <text:p>31,97280558</text:p>
          </table:table-cell>
          <table:table-cell table:number-columns-repeated="16382"/>
        </table:table-row>
        <table:table-row table:style-name="ro1">
          <table:table-cell office:value-type="float" office:value="1576" table:formula="of:=[.A1574]+1" table:style-name="ce1">
            <text:p>1576</text:p>
          </table:table-cell>
          <table:table-cell office:value-type="float" office:value="31.975562131535366" table:formula="of:=10*LOG([.A1575])" table:style-name="ce1">
            <text:p>31,97556213</text:p>
          </table:table-cell>
          <table:table-cell table:number-columns-repeated="16382"/>
        </table:table-row>
        <table:table-row table:style-name="ro1">
          <table:table-cell office:value-type="float" office:value="1577" table:formula="of:=[.A1575]+1" table:style-name="ce1">
            <text:p>1577</text:p>
          </table:table-cell>
          <table:table-cell office:value-type="float" office:value="31.97831693328903" table:formula="of:=10*LOG([.A1576])" table:style-name="ce1">
            <text:p>31,97831693</text:p>
          </table:table-cell>
          <table:table-cell table:number-columns-repeated="16382"/>
        </table:table-row>
        <table:table-row table:style-name="ro1">
          <table:table-cell office:value-type="float" office:value="1578" table:formula="of:=[.A1576]+1" table:style-name="ce1">
            <text:p>1578</text:p>
          </table:table-cell>
          <table:table-cell office:value-type="float" office:value="31.981069988734014" table:formula="of:=10*LOG([.A1577])" table:style-name="ce1">
            <text:p>31,98106999</text:p>
          </table:table-cell>
          <table:table-cell table:number-columns-repeated="16382"/>
        </table:table-row>
        <table:table-row table:style-name="ro1">
          <table:table-cell office:value-type="float" office:value="1579" table:formula="of:=[.A1577]+1" table:style-name="ce1">
            <text:p>1579</text:p>
          </table:table-cell>
          <table:table-cell office:value-type="float" office:value="31.983821300082944" table:formula="of:=10*LOG([.A1578])" table:style-name="ce1">
            <text:p>31,9838213</text:p>
          </table:table-cell>
          <table:table-cell table:number-columns-repeated="16382"/>
        </table:table-row>
        <table:table-row table:style-name="ro1">
          <table:table-cell office:value-type="float" office:value="1580" table:formula="of:=[.A1578]+1" table:style-name="ce1">
            <text:p>1580</text:p>
          </table:table-cell>
          <table:table-cell office:value-type="float" office:value="31.986570869544227" table:formula="of:=10*LOG([.A1579])" table:style-name="ce1">
            <text:p>31,98657087</text:p>
          </table:table-cell>
          <table:table-cell table:number-columns-repeated="16382"/>
        </table:table-row>
        <table:table-row table:style-name="ro1">
          <table:table-cell office:value-type="float" office:value="1581" table:formula="of:=[.A1579]+1" table:style-name="ce1">
            <text:p>1581</text:p>
          </table:table-cell>
          <table:table-cell office:value-type="float" office:value="31.989318699322091" table:formula="of:=10*LOG([.A1580])" table:style-name="ce1">
            <text:p>31,9893187</text:p>
          </table:table-cell>
          <table:table-cell table:number-columns-repeated="16382"/>
        </table:table-row>
        <table:table-row table:style-name="ro1">
          <table:table-cell office:value-type="float" office:value="1582" table:formula="of:=[.A1580]+1" table:style-name="ce1">
            <text:p>1582</text:p>
          </table:table-cell>
          <table:table-cell office:value-type="float" office:value="31.992064791616578" table:formula="of:=10*LOG([.A1581])" table:style-name="ce1">
            <text:p>31,99206479</text:p>
          </table:table-cell>
          <table:table-cell table:number-columns-repeated="16382"/>
        </table:table-row>
        <table:table-row table:style-name="ro1">
          <table:table-cell office:value-type="float" office:value="1583" table:formula="of:=[.A1581]+1" table:style-name="ce1">
            <text:p>1583</text:p>
          </table:table-cell>
          <table:table-cell office:value-type="float" office:value="31.99480914862356" table:formula="of:=10*LOG([.A1582])" table:style-name="ce1">
            <text:p>31,99480915</text:p>
          </table:table-cell>
          <table:table-cell table:number-columns-repeated="16382"/>
        </table:table-row>
        <table:table-row table:style-name="ro1">
          <table:table-cell office:value-type="float" office:value="1584" table:formula="of:=[.A1582]+1" table:style-name="ce1">
            <text:p>1584</text:p>
          </table:table-cell>
          <table:table-cell office:value-type="float" office:value="31.997551772534749" table:formula="of:=10*LOG([.A1583])" table:style-name="ce1">
            <text:p>31,99755177</text:p>
          </table:table-cell>
          <table:table-cell table:number-columns-repeated="16382"/>
        </table:table-row>
        <table:table-row table:style-name="ro1">
          <table:table-cell office:value-type="float" office:value="1585" table:formula="of:=[.A1583]+1" table:style-name="ce1">
            <text:p>1585</text:p>
          </table:table-cell>
          <table:table-cell office:value-type="float" office:value="32.000292665537707" table:formula="of:=10*LOG([.A1584])" table:style-name="ce1">
            <text:p>32,00029267</text:p>
          </table:table-cell>
          <table:table-cell table:number-columns-repeated="16382"/>
        </table:table-row>
        <table:table-row table:style-name="ro1">
          <table:table-cell office:value-type="float" office:value="1586" table:formula="of:=[.A1584]+1" table:style-name="ce1">
            <text:p>1586</text:p>
          </table:table-cell>
          <table:table-cell office:value-type="float" office:value="32.003031829815846" table:formula="of:=10*LOG([.A1585])" table:style-name="ce1">
            <text:p>32,00303183</text:p>
          </table:table-cell>
          <table:table-cell table:number-columns-repeated="16382"/>
        </table:table-row>
        <table:table-row table:style-name="ro1">
          <table:table-cell office:value-type="float" office:value="1587" table:formula="of:=[.A1585]+1" table:style-name="ce1">
            <text:p>1587</text:p>
          </table:table-cell>
          <table:table-cell office:value-type="float" office:value="32.00576926754848" table:formula="of:=10*LOG([.A1586])" table:style-name="ce1">
            <text:p>32,00576927</text:p>
          </table:table-cell>
          <table:table-cell table:number-columns-repeated="16382"/>
        </table:table-row>
        <table:table-row table:style-name="ro1">
          <table:table-cell office:value-type="float" office:value="1588" table:formula="of:=[.A1586]+1" table:style-name="ce1">
            <text:p>1588</text:p>
          </table:table-cell>
          <table:table-cell office:value-type="float" office:value="32.008504980910772" table:formula="of:=10*LOG([.A1587])" table:style-name="ce1">
            <text:p>32,00850498</text:p>
          </table:table-cell>
          <table:table-cell table:number-columns-repeated="16382"/>
        </table:table-row>
        <table:table-row table:style-name="ro1">
          <table:table-cell office:value-type="float" office:value="1589" table:formula="of:=[.A1587]+1" table:style-name="ce1">
            <text:p>1589</text:p>
          </table:table-cell>
          <table:table-cell office:value-type="float" office:value="32.011238972073798" table:formula="of:=10*LOG([.A1588])" table:style-name="ce1">
            <text:p>32,01123897</text:p>
          </table:table-cell>
          <table:table-cell table:number-columns-repeated="16382"/>
        </table:table-row>
        <table:table-row table:style-name="ro1">
          <table:table-cell office:value-type="float" office:value="1590" table:formula="of:=[.A1588]+1" table:style-name="ce1">
            <text:p>1590</text:p>
          </table:table-cell>
          <table:table-cell office:value-type="float" office:value="32.013971243204516" table:formula="of:=10*LOG([.A1589])" table:style-name="ce1">
            <text:p>32,01397124</text:p>
          </table:table-cell>
          <table:table-cell table:number-columns-repeated="16382"/>
        </table:table-row>
        <table:table-row table:style-name="ro1">
          <table:table-cell office:value-type="float" office:value="1591" table:formula="of:=[.A1589]+1" table:style-name="ce1">
            <text:p>1591</text:p>
          </table:table-cell>
          <table:table-cell office:value-type="float" office:value="32.016701796465817" table:formula="of:=10*LOG([.A1590])" table:style-name="ce1">
            <text:p>32,0167018</text:p>
          </table:table-cell>
          <table:table-cell table:number-columns-repeated="16382"/>
        </table:table-row>
        <table:table-row table:style-name="ro1">
          <table:table-cell office:value-type="float" office:value="1592" table:formula="of:=[.A1590]+1" table:style-name="ce1">
            <text:p>1592</text:p>
          </table:table-cell>
          <table:table-cell office:value-type="float" office:value="32.019430634016501" table:formula="of:=10*LOG([.A1591])" table:style-name="ce1">
            <text:p>32,01943063</text:p>
          </table:table-cell>
          <table:table-cell table:number-columns-repeated="16382"/>
        </table:table-row>
        <table:table-row table:style-name="ro1">
          <table:table-cell office:value-type="float" office:value="1593" table:formula="of:=[.A1591]+1" table:style-name="ce1">
            <text:p>1593</text:p>
          </table:table-cell>
          <table:table-cell office:value-type="float" office:value="32.022157758011318" table:formula="of:=10*LOG([.A1592])" table:style-name="ce1">
            <text:p>32,02215776</text:p>
          </table:table-cell>
          <table:table-cell table:number-columns-repeated="16382"/>
        </table:table-row>
        <table:table-row table:style-name="ro1">
          <table:table-cell office:value-type="float" office:value="1594" table:formula="of:=[.A1592]+1" table:style-name="ce1">
            <text:p>1594</text:p>
          </table:table-cell>
          <table:table-cell office:value-type="float" office:value="32.024883170600937" table:formula="of:=10*LOG([.A1593])" table:style-name="ce1">
            <text:p>32,02488317</text:p>
          </table:table-cell>
          <table:table-cell table:number-columns-repeated="16382"/>
        </table:table-row>
        <table:table-row table:style-name="ro1">
          <table:table-cell office:value-type="float" office:value="1595" table:formula="of:=[.A1593]+1" table:style-name="ce1">
            <text:p>1595</text:p>
          </table:table-cell>
          <table:table-cell office:value-type="float" office:value="32.027606873932001" table:formula="of:=10*LOG([.A1594])" table:style-name="ce1">
            <text:p>32,02760687</text:p>
          </table:table-cell>
          <table:table-cell table:number-columns-repeated="16382"/>
        </table:table-row>
        <table:table-row table:style-name="ro1">
          <table:table-cell office:value-type="float" office:value="1596" table:formula="of:=[.A1594]+1" table:style-name="ce1">
            <text:p>1596</text:p>
          </table:table-cell>
          <table:table-cell office:value-type="float" office:value="32.030328870147102" table:formula="of:=10*LOG([.A1595])" table:style-name="ce1">
            <text:p>32,03032887</text:p>
          </table:table-cell>
          <table:table-cell table:number-columns-repeated="16382"/>
        </table:table-row>
        <table:table-row table:style-name="ro1">
          <table:table-cell office:value-type="float" office:value="1597" table:formula="of:=[.A1595]+1" table:style-name="ce1">
            <text:p>1597</text:p>
          </table:table-cell>
          <table:table-cell office:value-type="float" office:value="32.033049161384831" table:formula="of:=10*LOG([.A1596])" table:style-name="ce1">
            <text:p>32,03304916</text:p>
          </table:table-cell>
          <table:table-cell table:number-columns-repeated="16382"/>
        </table:table-row>
        <table:table-row table:style-name="ro1">
          <table:table-cell office:value-type="float" office:value="1598" table:formula="of:=[.A1596]+1" table:style-name="ce1">
            <text:p>1598</text:p>
          </table:table-cell>
          <table:table-cell office:value-type="float" office:value="32.035767749779723" table:formula="of:=10*LOG([.A1597])" table:style-name="ce1">
            <text:p>32,03576775</text:p>
          </table:table-cell>
          <table:table-cell table:number-columns-repeated="16382"/>
        </table:table-row>
        <table:table-row table:style-name="ro1">
          <table:table-cell office:value-type="float" office:value="1599" table:formula="of:=[.A1597]+1" table:style-name="ce1">
            <text:p>1599</text:p>
          </table:table-cell>
          <table:table-cell office:value-type="float" office:value="32.038484637462346" table:formula="of:=10*LOG([.A1598])" table:style-name="ce1">
            <text:p>32,03848464</text:p>
          </table:table-cell>
          <table:table-cell table:number-columns-repeated="16382"/>
        </table:table-row>
        <table:table-row table:style-name="ro1">
          <table:table-cell office:value-type="float" office:value="1600" table:formula="of:=[.A1598]+1" table:style-name="ce1">
            <text:p>1600</text:p>
          </table:table-cell>
          <table:table-cell office:value-type="float" office:value="32.041199826559243" table:formula="of:=10*LOG([.A1599])" table:style-name="ce1">
            <text:p>32,04119983</text:p>
          </table:table-cell>
          <table:table-cell table:number-columns-repeated="16382"/>
        </table:table-row>
        <table:table-row table:style-name="ro1">
          <table:table-cell office:value-type="float" office:value="1601" table:formula="of:=[.A1599]+1" table:style-name="ce1">
            <text:p>1601</text:p>
          </table:table-cell>
          <table:table-cell office:value-type="float" office:value="32.043913319192995" table:formula="of:=10*LOG([.A1600])" table:style-name="ce1">
            <text:p>32,04391332</text:p>
          </table:table-cell>
          <table:table-cell table:number-columns-repeated="16382"/>
        </table:table-row>
        <table:table-row table:style-name="ro1">
          <table:table-cell office:value-type="float" office:value="1602" table:formula="of:=[.A1600]+1" table:style-name="ce1">
            <text:p>1602</text:p>
          </table:table-cell>
          <table:table-cell office:value-type="float" office:value="32.046625117482186" table:formula="of:=10*LOG([.A1601])" table:style-name="ce1">
            <text:p>32,04662512</text:p>
          </table:table-cell>
          <table:table-cell table:number-columns-repeated="16382"/>
        </table:table-row>
        <table:table-row table:style-name="ro1">
          <table:table-cell office:value-type="float" office:value="1603" table:formula="of:=[.A1601]+1" table:style-name="ce1">
            <text:p>1603</text:p>
          </table:table-cell>
          <table:table-cell office:value-type="float" office:value="32.049335223541448" table:formula="of:=10*LOG([.A1602])" table:style-name="ce1">
            <text:p>32,04933522</text:p>
          </table:table-cell>
          <table:table-cell table:number-columns-repeated="16382"/>
        </table:table-row>
        <table:table-row table:style-name="ro1">
          <table:table-cell office:value-type="float" office:value="1604" table:formula="of:=[.A1602]+1" table:style-name="ce1">
            <text:p>1604</text:p>
          </table:table-cell>
          <table:table-cell office:value-type="float" office:value="32.052043639481447" table:formula="of:=10*LOG([.A1603])" table:style-name="ce1">
            <text:p>32,05204364</text:p>
          </table:table-cell>
          <table:table-cell table:number-columns-repeated="16382"/>
        </table:table-row>
        <table:table-row table:style-name="ro1">
          <table:table-cell office:value-type="float" office:value="1605" table:formula="of:=[.A1603]+1" table:style-name="ce1">
            <text:p>1605</text:p>
          </table:table-cell>
          <table:table-cell office:value-type="float" office:value="32.054750367408914" table:formula="of:=10*LOG([.A1604])" table:style-name="ce1">
            <text:p>32,05475037</text:p>
          </table:table-cell>
          <table:table-cell table:number-columns-repeated="16382"/>
        </table:table-row>
        <table:table-row table:style-name="ro1">
          <table:table-cell office:value-type="float" office:value="1606" table:formula="of:=[.A1604]+1" table:style-name="ce1">
            <text:p>1606</text:p>
          </table:table-cell>
          <table:table-cell office:value-type="float" office:value="32.057455409426623" table:formula="of:=10*LOG([.A1605])" table:style-name="ce1">
            <text:p>32,05745541</text:p>
          </table:table-cell>
          <table:table-cell table:number-columns-repeated="16382"/>
        </table:table-row>
        <table:table-row table:style-name="ro1">
          <table:table-cell office:value-type="float" office:value="1607" table:formula="of:=[.A1605]+1" table:style-name="ce1">
            <text:p>1607</text:p>
          </table:table-cell>
          <table:table-cell office:value-type="float" office:value="32.060158767633446" table:formula="of:=10*LOG([.A1606])" table:style-name="ce1">
            <text:p>32,06015877</text:p>
          </table:table-cell>
          <table:table-cell table:number-columns-repeated="16382"/>
        </table:table-row>
        <table:table-row table:style-name="ro1">
          <table:table-cell office:value-type="float" office:value="1608" table:formula="of:=[.A1606]+1" table:style-name="ce1">
            <text:p>1608</text:p>
          </table:table-cell>
          <table:table-cell office:value-type="float" office:value="32.062860444124325" table:formula="of:=10*LOG([.A1607])" table:style-name="ce1">
            <text:p>32,06286044</text:p>
          </table:table-cell>
          <table:table-cell table:number-columns-repeated="16382"/>
        </table:table-row>
        <table:table-row table:style-name="ro1">
          <table:table-cell office:value-type="float" office:value="1609" table:formula="of:=[.A1607]+1" table:style-name="ce1">
            <text:p>1609</text:p>
          </table:table-cell>
          <table:table-cell office:value-type="float" office:value="32.065560440990296" table:formula="of:=10*LOG([.A1608])" table:style-name="ce1">
            <text:p>32,06556044</text:p>
          </table:table-cell>
          <table:table-cell table:number-columns-repeated="16382"/>
        </table:table-row>
        <table:table-row table:style-name="ro1">
          <table:table-cell office:value-type="float" office:value="1610" table:formula="of:=[.A1608]+1" table:style-name="ce1">
            <text:p>1610</text:p>
          </table:table-cell>
          <table:table-cell office:value-type="float" office:value="32.068258760318493" table:formula="of:=10*LOG([.A1609])" table:style-name="ce1">
            <text:p>32,06825876</text:p>
          </table:table-cell>
          <table:table-cell table:number-columns-repeated="16382"/>
        </table:table-row>
        <table:table-row table:style-name="ro1">
          <table:table-cell office:value-type="float" office:value="1611" table:formula="of:=[.A1609]+1" table:style-name="ce1">
            <text:p>1611</text:p>
          </table:table-cell>
          <table:table-cell office:value-type="float" office:value="32.070955404192183" table:formula="of:=10*LOG([.A1610])" table:style-name="ce1">
            <text:p>32,0709554</text:p>
          </table:table-cell>
          <table:table-cell table:number-columns-repeated="16382"/>
        </table:table-row>
        <table:table-row table:style-name="ro1">
          <table:table-cell office:value-type="float" office:value="1612" table:formula="of:=[.A1610]+1" table:style-name="ce1">
            <text:p>1612</text:p>
          </table:table-cell>
          <table:table-cell office:value-type="float" office:value="32.073650374690715" table:formula="of:=10*LOG([.A1611])" table:style-name="ce1">
            <text:p>32,07365037</text:p>
          </table:table-cell>
          <table:table-cell table:number-columns-repeated="16382"/>
        </table:table-row>
        <table:table-row table:style-name="ro1">
          <table:table-cell office:value-type="float" office:value="1613" table:formula="of:=[.A1611]+1" table:style-name="ce1">
            <text:p>1613</text:p>
          </table:table-cell>
          <table:table-cell office:value-type="float" office:value="32.076343673889617" table:formula="of:=10*LOG([.A1612])" table:style-name="ce1">
            <text:p>32,07634367</text:p>
          </table:table-cell>
          <table:table-cell table:number-columns-repeated="16382"/>
        </table:table-row>
        <table:table-row table:style-name="ro1">
          <table:table-cell office:value-type="float" office:value="1614" table:formula="of:=[.A1612]+1" table:style-name="ce1">
            <text:p>1614</text:p>
          </table:table-cell>
          <table:table-cell office:value-type="float" office:value="32.079035303860515" table:formula="of:=10*LOG([.A1613])" table:style-name="ce1">
            <text:p>32,0790353</text:p>
          </table:table-cell>
          <table:table-cell table:number-columns-repeated="16382"/>
        </table:table-row>
        <table:table-row table:style-name="ro1">
          <table:table-cell office:value-type="float" office:value="1615" table:formula="of:=[.A1613]+1" table:style-name="ce1">
            <text:p>1615</text:p>
          </table:table-cell>
          <table:table-cell office:value-type="float" office:value="32.081725266671214" table:formula="of:=10*LOG([.A1614])" table:style-name="ce1">
            <text:p>32,08172527</text:p>
          </table:table-cell>
          <table:table-cell table:number-columns-repeated="16382"/>
        </table:table-row>
        <table:table-row table:style-name="ro1">
          <table:table-cell office:value-type="float" office:value="1616" table:formula="of:=[.A1614]+1" table:style-name="ce1">
            <text:p>1616</text:p>
          </table:table-cell>
          <table:table-cell office:value-type="float" office:value="32.08441356438567" table:formula="of:=10*LOG([.A1615])" table:style-name="ce1">
            <text:p>32,08441356</text:p>
          </table:table-cell>
          <table:table-cell table:number-columns-repeated="16382"/>
        </table:table-row>
        <table:table-row table:style-name="ro1">
          <table:table-cell office:value-type="float" office:value="1617" table:formula="of:=[.A1615]+1" table:style-name="ce1">
            <text:p>1617</text:p>
          </table:table-cell>
          <table:table-cell office:value-type="float" office:value="32.087100199064011" table:formula="of:=10*LOG([.A1616])" table:style-name="ce1">
            <text:p>32,0871002</text:p>
          </table:table-cell>
          <table:table-cell table:number-columns-repeated="16382"/>
        </table:table-row>
        <table:table-row table:style-name="ro1">
          <table:table-cell office:value-type="float" office:value="1618" table:formula="of:=[.A1616]+1" table:style-name="ce1">
            <text:p>1618</text:p>
          </table:table-cell>
          <table:table-cell office:value-type="float" office:value="32.089785172762532" table:formula="of:=10*LOG([.A1617])" table:style-name="ce1">
            <text:p>32,08978517</text:p>
          </table:table-cell>
          <table:table-cell table:number-columns-repeated="16382"/>
        </table:table-row>
        <table:table-row table:style-name="ro1">
          <table:table-cell office:value-type="float" office:value="1619" table:formula="of:=[.A1617]+1" table:style-name="ce1">
            <text:p>1619</text:p>
          </table:table-cell>
          <table:table-cell office:value-type="float" office:value="32.092468487533736" table:formula="of:=10*LOG([.A1618])" table:style-name="ce1">
            <text:p>32,09246849</text:p>
          </table:table-cell>
          <table:table-cell table:number-columns-repeated="16382"/>
        </table:table-row>
        <table:table-row table:style-name="ro1">
          <table:table-cell office:value-type="float" office:value="1620" table:formula="of:=[.A1618]+1" table:style-name="ce1">
            <text:p>1620</text:p>
          </table:table-cell>
          <table:table-cell office:value-type="float" office:value="32.09515014542631" table:formula="of:=10*LOG([.A1619])" table:style-name="ce1">
            <text:p>32,09515015</text:p>
          </table:table-cell>
          <table:table-cell table:number-columns-repeated="16382"/>
        </table:table-row>
        <table:table-row table:style-name="ro1">
          <table:table-cell office:value-type="float" office:value="1621" table:formula="of:=[.A1619]+1" table:style-name="ce1">
            <text:p>1621</text:p>
          </table:table-cell>
          <table:table-cell office:value-type="float" office:value="32.097830148485151" table:formula="of:=10*LOG([.A1620])" table:style-name="ce1">
            <text:p>32,09783015</text:p>
          </table:table-cell>
          <table:table-cell table:number-columns-repeated="16382"/>
        </table:table-row>
        <table:table-row table:style-name="ro1">
          <table:table-cell office:value-type="float" office:value="1622" table:formula="of:=[.A1620]+1" table:style-name="ce1">
            <text:p>1622</text:p>
          </table:table-cell>
          <table:table-cell office:value-type="float" office:value="32.100508498751374" table:formula="of:=10*LOG([.A1621])" table:style-name="ce1">
            <text:p>32,1005085</text:p>
          </table:table-cell>
          <table:table-cell table:number-columns-repeated="16382"/>
        </table:table-row>
        <table:table-row table:style-name="ro1">
          <table:table-cell office:value-type="float" office:value="1623" table:formula="of:=[.A1621]+1" table:style-name="ce1">
            <text:p>1623</text:p>
          </table:table-cell>
          <table:table-cell office:value-type="float" office:value="32.103185198262317" table:formula="of:=10*LOG([.A1622])" table:style-name="ce1">
            <text:p>32,1031852</text:p>
          </table:table-cell>
          <table:table-cell table:number-columns-repeated="16382"/>
        </table:table-row>
        <table:table-row table:style-name="ro1">
          <table:table-cell office:value-type="float" office:value="1624" table:formula="of:=[.A1622]+1" table:style-name="ce1">
            <text:p>1624</text:p>
          </table:table-cell>
          <table:table-cell office:value-type="float" office:value="32.10586024905156" table:formula="of:=10*LOG([.A1623])" table:style-name="ce1">
            <text:p>32,10586025</text:p>
          </table:table-cell>
          <table:table-cell table:number-columns-repeated="16382"/>
        </table:table-row>
        <table:table-row table:style-name="ro1">
          <table:table-cell office:value-type="float" office:value="1625" table:formula="of:=[.A1623]+1" table:style-name="ce1">
            <text:p>1625</text:p>
          </table:table-cell>
          <table:table-cell office:value-type="float" office:value="32.108533653148932" table:formula="of:=10*LOG([.A1624])" table:style-name="ce1">
            <text:p>32,10853365</text:p>
          </table:table-cell>
          <table:table-cell table:number-columns-repeated="16382"/>
        </table:table-row>
        <table:table-row table:style-name="ro1">
          <table:table-cell office:value-type="float" office:value="1626" table:formula="of:=[.A1624]+1" table:style-name="ce1">
            <text:p>1626</text:p>
          </table:table-cell>
          <table:table-cell office:value-type="float" office:value="32.111205412580489" table:formula="of:=10*LOG([.A1625])" table:style-name="ce1">
            <text:p>32,11120541</text:p>
          </table:table-cell>
          <table:table-cell table:number-columns-repeated="16382"/>
        </table:table-row>
        <table:table-row table:style-name="ro1">
          <table:table-cell office:value-type="float" office:value="1627" table:formula="of:=[.A1625]+1" table:style-name="ce1">
            <text:p>1627</text:p>
          </table:table-cell>
          <table:table-cell office:value-type="float" office:value="32.113875529368585" table:formula="of:=10*LOG([.A1626])" table:style-name="ce1">
            <text:p>32,11387553</text:p>
          </table:table-cell>
          <table:table-cell table:number-columns-repeated="16382"/>
        </table:table-row>
        <table:table-row table:style-name="ro1">
          <table:table-cell office:value-type="float" office:value="1628" table:formula="of:=[.A1626]+1" table:style-name="ce1">
            <text:p>1628</text:p>
          </table:table-cell>
          <table:table-cell office:value-type="float" office:value="32.116544005531821" table:formula="of:=10*LOG([.A1627])" table:style-name="ce1">
            <text:p>32,11654401</text:p>
          </table:table-cell>
          <table:table-cell table:number-columns-repeated="16382"/>
        </table:table-row>
        <table:table-row table:style-name="ro1">
          <table:table-cell office:value-type="float" office:value="1629" table:formula="of:=[.A1627]+1" table:style-name="ce1">
            <text:p>1629</text:p>
          </table:table-cell>
          <table:table-cell office:value-type="float" office:value="32.119210843085092" table:formula="of:=10*LOG([.A1628])" table:style-name="ce1">
            <text:p>32,11921084</text:p>
          </table:table-cell>
          <table:table-cell table:number-columns-repeated="16382"/>
        </table:table-row>
        <table:table-row table:style-name="ro1">
          <table:table-cell office:value-type="float" office:value="1630" table:formula="of:=[.A1628]+1" table:style-name="ce1">
            <text:p>1630</text:p>
          </table:table-cell>
          <table:table-cell office:value-type="float" office:value="32.121876044039574" table:formula="of:=10*LOG([.A1629])" table:style-name="ce1">
            <text:p>32,12187604</text:p>
          </table:table-cell>
          <table:table-cell table:number-columns-repeated="16382"/>
        </table:table-row>
        <table:table-row table:style-name="ro1">
          <table:table-cell office:value-type="float" office:value="1631" table:formula="of:=[.A1629]+1" table:style-name="ce1">
            <text:p>1631</text:p>
          </table:table-cell>
          <table:table-cell office:value-type="float" office:value="32.124539610402756" table:formula="of:=10*LOG([.A1630])" table:style-name="ce1">
            <text:p>32,12453961</text:p>
          </table:table-cell>
          <table:table-cell table:number-columns-repeated="16382"/>
        </table:table-row>
        <table:table-row table:style-name="ro1">
          <table:table-cell office:value-type="float" office:value="1632" table:formula="of:=[.A1630]+1" table:style-name="ce1">
            <text:p>1632</text:p>
          </table:table-cell>
          <table:table-cell office:value-type="float" office:value="32.127201544178426" table:formula="of:=10*LOG([.A1631])" table:style-name="ce1">
            <text:p>32,12720154</text:p>
          </table:table-cell>
          <table:table-cell table:number-columns-repeated="16382"/>
        </table:table-row>
        <table:table-row table:style-name="ro1">
          <table:table-cell office:value-type="float" office:value="1633" table:formula="of:=[.A1631]+1" table:style-name="ce1">
            <text:p>1633</text:p>
          </table:table-cell>
          <table:table-cell office:value-type="float" office:value="32.129861847366683" table:formula="of:=10*LOG([.A1632])" table:style-name="ce1">
            <text:p>32,12986185</text:p>
          </table:table-cell>
          <table:table-cell table:number-columns-repeated="16382"/>
        </table:table-row>
        <table:table-row table:style-name="ro1">
          <table:table-cell office:value-type="float" office:value="1634" table:formula="of:=[.A1632]+1" table:style-name="ce1">
            <text:p>1634</text:p>
          </table:table-cell>
          <table:table-cell office:value-type="float" office:value="32.132520521963968" table:formula="of:=10*LOG([.A1633])" table:style-name="ce1">
            <text:p>32,13252052</text:p>
          </table:table-cell>
          <table:table-cell table:number-columns-repeated="16382"/>
        </table:table-row>
        <table:table-row table:style-name="ro1">
          <table:table-cell office:value-type="float" office:value="1635" table:formula="of:=[.A1633]+1" table:style-name="ce1">
            <text:p>1635</text:p>
          </table:table-cell>
          <table:table-cell office:value-type="float" office:value="32.135177569963048" table:formula="of:=10*LOG([.A1634])" table:style-name="ce1">
            <text:p>32,13517757</text:p>
          </table:table-cell>
          <table:table-cell table:number-columns-repeated="16382"/>
        </table:table-row>
        <table:table-row table:style-name="ro1">
          <table:table-cell office:value-type="float" office:value="1636" table:formula="of:=[.A1634]+1" table:style-name="ce1">
            <text:p>1636</text:p>
          </table:table-cell>
          <table:table-cell office:value-type="float" office:value="32.137832993353044" table:formula="of:=10*LOG([.A1635])" table:style-name="ce1">
            <text:p>32,13783299</text:p>
          </table:table-cell>
          <table:table-cell table:number-columns-repeated="16382"/>
        </table:table-row>
        <table:table-row table:style-name="ro1">
          <table:table-cell office:value-type="float" office:value="1637" table:formula="of:=[.A1635]+1" table:style-name="ce1">
            <text:p>1637</text:p>
          </table:table-cell>
          <table:table-cell office:value-type="float" office:value="32.140486794119411" table:formula="of:=10*LOG([.A1636])" table:style-name="ce1">
            <text:p>32,14048679</text:p>
          </table:table-cell>
          <table:table-cell table:number-columns-repeated="16382"/>
        </table:table-row>
        <table:table-row table:style-name="ro1">
          <table:table-cell office:value-type="float" office:value="1638" table:formula="of:=[.A1636]+1" table:style-name="ce1">
            <text:p>1638</text:p>
          </table:table-cell>
          <table:table-cell office:value-type="float" office:value="32.143138974243996" table:formula="of:=10*LOG([.A1637])" table:style-name="ce1">
            <text:p>32,14313897</text:p>
          </table:table-cell>
          <table:table-cell table:number-columns-repeated="16382"/>
        </table:table-row>
        <table:table-row table:style-name="ro1">
          <table:table-cell office:value-type="float" office:value="1639" table:formula="of:=[.A1637]+1" table:style-name="ce1">
            <text:p>1639</text:p>
          </table:table-cell>
          <table:table-cell office:value-type="float" office:value="32.145789535704992" table:formula="of:=10*LOG([.A1638])" table:style-name="ce1">
            <text:p>32,14578954</text:p>
          </table:table-cell>
          <table:table-cell table:number-columns-repeated="16382"/>
        </table:table-row>
        <table:table-row table:style-name="ro1">
          <table:table-cell office:value-type="float" office:value="1640" table:formula="of:=[.A1638]+1" table:style-name="ce1">
            <text:p>1640</text:p>
          </table:table-cell>
          <table:table-cell office:value-type="float" office:value="32.148438480476983" table:formula="of:=10*LOG([.A1639])" table:style-name="ce1">
            <text:p>32,14843848</text:p>
          </table:table-cell>
          <table:table-cell table:number-columns-repeated="16382"/>
        </table:table-row>
        <table:table-row table:style-name="ro1">
          <table:table-cell office:value-type="float" office:value="1641" table:formula="of:=[.A1639]+1" table:style-name="ce1">
            <text:p>1641</text:p>
          </table:table-cell>
          <table:table-cell office:value-type="float" office:value="32.15108581053093" table:formula="of:=10*LOG([.A1640])" table:style-name="ce1">
            <text:p>32,15108581</text:p>
          </table:table-cell>
          <table:table-cell table:number-columns-repeated="16382"/>
        </table:table-row>
        <table:table-row table:style-name="ro1">
          <table:table-cell office:value-type="float" office:value="1642" table:formula="of:=[.A1640]+1" table:style-name="ce1">
            <text:p>1642</text:p>
          </table:table-cell>
          <table:table-cell office:value-type="float" office:value="32.153731527834218" table:formula="of:=10*LOG([.A1641])" table:style-name="ce1">
            <text:p>32,15373153</text:p>
          </table:table-cell>
          <table:table-cell table:number-columns-repeated="16382"/>
        </table:table-row>
        <table:table-row table:style-name="ro1">
          <table:table-cell office:value-type="float" office:value="1643" table:formula="of:=[.A1641]+1" table:style-name="ce1">
            <text:p>1643</text:p>
          </table:table-cell>
          <table:table-cell office:value-type="float" office:value="32.156375634350617" table:formula="of:=10*LOG([.A1642])" table:style-name="ce1">
            <text:p>32,15637563</text:p>
          </table:table-cell>
          <table:table-cell table:number-columns-repeated="16382"/>
        </table:table-row>
        <table:table-row table:style-name="ro1">
          <table:table-cell office:value-type="float" office:value="1644" table:formula="of:=[.A1642]+1" table:style-name="ce1">
            <text:p>1644</text:p>
          </table:table-cell>
          <table:table-cell office:value-type="float" office:value="32.159018132040316" table:formula="of:=10*LOG([.A1643])" table:style-name="ce1">
            <text:p>32,15901813</text:p>
          </table:table-cell>
          <table:table-cell table:number-columns-repeated="16382"/>
        </table:table-row>
        <table:table-row table:style-name="ro1">
          <table:table-cell office:value-type="float" office:value="1645" table:formula="of:=[.A1643]+1" table:style-name="ce1">
            <text:p>1645</text:p>
          </table:table-cell>
          <table:table-cell office:value-type="float" office:value="32.161659022859929" table:formula="of:=10*LOG([.A1644])" table:style-name="ce1">
            <text:p>32,16165902</text:p>
          </table:table-cell>
          <table:table-cell table:number-columns-repeated="16382"/>
        </table:table-row>
        <table:table-row table:style-name="ro1">
          <table:table-cell office:value-type="float" office:value="1646" table:formula="of:=[.A1644]+1" table:style-name="ce1">
            <text:p>1646</text:p>
          </table:table-cell>
          <table:table-cell office:value-type="float" office:value="32.164298308762511" table:formula="of:=10*LOG([.A1645])" table:style-name="ce1">
            <text:p>32,16429831</text:p>
          </table:table-cell>
          <table:table-cell table:number-columns-repeated="16382"/>
        </table:table-row>
        <table:table-row table:style-name="ro1">
          <table:table-cell office:value-type="float" office:value="1647" table:formula="of:=[.A1645]+1" table:style-name="ce1">
            <text:p>1647</text:p>
          </table:table-cell>
          <table:table-cell office:value-type="float" office:value="32.166935991697542" table:formula="of:=10*LOG([.A1646])" table:style-name="ce1">
            <text:p>32,16693599</text:p>
          </table:table-cell>
          <table:table-cell table:number-columns-repeated="16382"/>
        </table:table-row>
        <table:table-row table:style-name="ro1">
          <table:table-cell office:value-type="float" office:value="1648" table:formula="of:=[.A1646]+1" table:style-name="ce1">
            <text:p>1648</text:p>
          </table:table-cell>
          <table:table-cell office:value-type="float" office:value="32.169572073610972" table:formula="of:=10*LOG([.A1647])" table:style-name="ce1">
            <text:p>32,16957207</text:p>
          </table:table-cell>
          <table:table-cell table:number-columns-repeated="16382"/>
        </table:table-row>
        <table:table-row table:style-name="ro1">
          <table:table-cell office:value-type="float" office:value="1649" table:formula="of:=[.A1647]+1" table:style-name="ce1">
            <text:p>1649</text:p>
          </table:table-cell>
          <table:table-cell office:value-type="float" office:value="32.17220655644519" table:formula="of:=10*LOG([.A1648])" table:style-name="ce1">
            <text:p>32,17220656</text:p>
          </table:table-cell>
          <table:table-cell table:number-columns-repeated="16382"/>
        </table:table-row>
        <table:table-row table:style-name="ro1">
          <table:table-cell office:value-type="float" office:value="1650" table:formula="of:=[.A1648]+1" table:style-name="ce1">
            <text:p>1650</text:p>
          </table:table-cell>
          <table:table-cell office:value-type="float" office:value="32.17483944213906" table:formula="of:=10*LOG([.A1649])" table:style-name="ce1">
            <text:p>32,17483944</text:p>
          </table:table-cell>
          <table:table-cell table:number-columns-repeated="16382"/>
        </table:table-row>
        <table:table-row table:style-name="ro1">
          <table:table-cell office:value-type="float" office:value="1651" table:formula="of:=[.A1649]+1" table:style-name="ce1">
            <text:p>1651</text:p>
          </table:table-cell>
          <table:table-cell office:value-type="float" office:value="32.177470732627938" table:formula="of:=10*LOG([.A1650])" table:style-name="ce1">
            <text:p>32,17747073</text:p>
          </table:table-cell>
          <table:table-cell table:number-columns-repeated="16382"/>
        </table:table-row>
        <table:table-row table:style-name="ro1">
          <table:table-cell office:value-type="float" office:value="1652" table:formula="of:=[.A1650]+1" table:style-name="ce1">
            <text:p>1652</text:p>
          </table:table-cell>
          <table:table-cell office:value-type="float" office:value="32.180100429843634" table:formula="of:=10*LOG([.A1651])" table:style-name="ce1">
            <text:p>32,18010043</text:p>
          </table:table-cell>
          <table:table-cell table:number-columns-repeated="16382"/>
        </table:table-row>
        <table:table-row table:style-name="ro1">
          <table:table-cell office:value-type="float" office:value="1653" table:formula="of:=[.A1651]+1" table:style-name="ce1">
            <text:p>1653</text:p>
          </table:table-cell>
          <table:table-cell office:value-type="float" office:value="32.182728535714475" table:formula="of:=10*LOG([.A1652])" table:style-name="ce1">
            <text:p>32,18272854</text:p>
          </table:table-cell>
          <table:table-cell table:number-columns-repeated="16382"/>
        </table:table-row>
        <table:table-row table:style-name="ro1">
          <table:table-cell office:value-type="float" office:value="1654" table:formula="of:=[.A1652]+1" table:style-name="ce1">
            <text:p>1654</text:p>
          </table:table-cell>
          <table:table-cell office:value-type="float" office:value="32.185355052165278" table:formula="of:=10*LOG([.A1653])" table:style-name="ce1">
            <text:p>32,18535505</text:p>
          </table:table-cell>
          <table:table-cell table:number-columns-repeated="16382"/>
        </table:table-row>
        <table:table-row table:style-name="ro1">
          <table:table-cell office:value-type="float" office:value="1655" table:formula="of:=[.A1653]+1" table:style-name="ce1">
            <text:p>1655</text:p>
          </table:table-cell>
          <table:table-cell office:value-type="float" office:value="32.18797998111738" table:formula="of:=10*LOG([.A1654])" table:style-name="ce1">
            <text:p>32,18797998</text:p>
          </table:table-cell>
          <table:table-cell table:number-columns-repeated="16382"/>
        </table:table-row>
        <table:table-row table:style-name="ro1">
          <table:table-cell office:value-type="float" office:value="1656" table:formula="of:=[.A1654]+1" table:style-name="ce1">
            <text:p>1656</text:p>
          </table:table-cell>
          <table:table-cell office:value-type="float" office:value="32.190603324488613" table:formula="of:=10*LOG([.A1655])" table:style-name="ce1">
            <text:p>32,19060332</text:p>
          </table:table-cell>
          <table:table-cell table:number-columns-repeated="16382"/>
        </table:table-row>
        <table:table-row table:style-name="ro1">
          <table:table-cell office:value-type="float" office:value="1657" table:formula="of:=[.A1655]+1" table:style-name="ce1">
            <text:p>1657</text:p>
          </table:table-cell>
          <table:table-cell office:value-type="float" office:value="32.193225084193372" table:formula="of:=10*LOG([.A1656])" table:style-name="ce1">
            <text:p>32,19322508</text:p>
          </table:table-cell>
          <table:table-cell table:number-columns-repeated="16382"/>
        </table:table-row>
        <table:table-row table:style-name="ro1">
          <table:table-cell office:value-type="float" office:value="1658" table:formula="of:=[.A1656]+1" table:style-name="ce1">
            <text:p>1658</text:p>
          </table:table-cell>
          <table:table-cell office:value-type="float" office:value="32.195845262142548" table:formula="of:=10*LOG([.A1657])" table:style-name="ce1">
            <text:p>32,19584526</text:p>
          </table:table-cell>
          <table:table-cell table:number-columns-repeated="16382"/>
        </table:table-row>
        <table:table-row table:style-name="ro1">
          <table:table-cell office:value-type="float" office:value="1659" table:formula="of:=[.A1657]+1" table:style-name="ce1">
            <text:p>1659</text:p>
          </table:table-cell>
          <table:table-cell office:value-type="float" office:value="32.198463860243606" table:formula="of:=10*LOG([.A1658])" table:style-name="ce1">
            <text:p>32,19846386</text:p>
          </table:table-cell>
          <table:table-cell table:number-columns-repeated="16382"/>
        </table:table-row>
        <table:table-row table:style-name="ro1">
          <table:table-cell office:value-type="float" office:value="1660" table:formula="of:=[.A1658]+1" table:style-name="ce1">
            <text:p>1660</text:p>
          </table:table-cell>
          <table:table-cell office:value-type="float" office:value="32.201080880400553" table:formula="of:=10*LOG([.A1659])" table:style-name="ce1">
            <text:p>32,20108088</text:p>
          </table:table-cell>
          <table:table-cell table:number-columns-repeated="16382"/>
        </table:table-row>
        <table:table-row table:style-name="ro1">
          <table:table-cell office:value-type="float" office:value="1661" table:formula="of:=[.A1659]+1" table:style-name="ce1">
            <text:p>1661</text:p>
          </table:table-cell>
          <table:table-cell office:value-type="float" office:value="32.203696324513949" table:formula="of:=10*LOG([.A1660])" table:style-name="ce1">
            <text:p>32,20369632</text:p>
          </table:table-cell>
          <table:table-cell table:number-columns-repeated="16382"/>
        </table:table-row>
        <table:table-row table:style-name="ro1">
          <table:table-cell office:value-type="float" office:value="1662" table:formula="of:=[.A1660]+1" table:style-name="ce1">
            <text:p>1662</text:p>
          </table:table-cell>
          <table:table-cell office:value-type="float" office:value="32.20631019448092" table:formula="of:=10*LOG([.A1661])" table:style-name="ce1">
            <text:p>32,20631019</text:p>
          </table:table-cell>
          <table:table-cell table:number-columns-repeated="16382"/>
        </table:table-row>
        <table:table-row table:style-name="ro1">
          <table:table-cell office:value-type="float" office:value="1663" table:formula="of:=[.A1661]+1" table:style-name="ce1">
            <text:p>1663</text:p>
          </table:table-cell>
          <table:table-cell office:value-type="float" office:value="32.208922492195192" table:formula="of:=10*LOG([.A1662])" table:style-name="ce1">
            <text:p>32,20892249</text:p>
          </table:table-cell>
          <table:table-cell table:number-columns-repeated="16382"/>
        </table:table-row>
        <table:table-row table:style-name="ro1">
          <table:table-cell office:value-type="float" office:value="1664" table:formula="of:=[.A1662]+1" table:style-name="ce1">
            <text:p>1664</text:p>
          </table:table-cell>
          <table:table-cell office:value-type="float" office:value="32.21153321954705" table:formula="of:=10*LOG([.A1663])" table:style-name="ce1">
            <text:p>32,21153322</text:p>
          </table:table-cell>
          <table:table-cell table:number-columns-repeated="16382"/>
        </table:table-row>
        <table:table-row table:style-name="ro1">
          <table:table-cell office:value-type="float" office:value="1665" table:formula="of:=[.A1663]+1" table:style-name="ce1">
            <text:p>1665</text:p>
          </table:table-cell>
          <table:table-cell office:value-type="float" office:value="32.214142378423382" table:formula="of:=10*LOG([.A1664])" table:style-name="ce1">
            <text:p>32,21414238</text:p>
          </table:table-cell>
          <table:table-cell table:number-columns-repeated="16382"/>
        </table:table-row>
        <table:table-row table:style-name="ro1">
          <table:table-cell office:value-type="float" office:value="1666" table:formula="of:=[.A1664]+1" table:style-name="ce1">
            <text:p>1666</text:p>
          </table:table-cell>
          <table:table-cell office:value-type="float" office:value="32.216749970707689" table:formula="of:=10*LOG([.A1665])" table:style-name="ce1">
            <text:p>32,21674997</text:p>
          </table:table-cell>
          <table:table-cell table:number-columns-repeated="16382"/>
        </table:table-row>
        <table:table-row table:style-name="ro1">
          <table:table-cell office:value-type="float" office:value="1667" table:formula="of:=[.A1665]+1" table:style-name="ce1">
            <text:p>1667</text:p>
          </table:table-cell>
          <table:table-cell office:value-type="float" office:value="32.219355998280051" table:formula="of:=10*LOG([.A1666])" table:style-name="ce1">
            <text:p>32,219356</text:p>
          </table:table-cell>
          <table:table-cell table:number-columns-repeated="16382"/>
        </table:table-row>
        <table:table-row table:style-name="ro1">
          <table:table-cell office:value-type="float" office:value="1668" table:formula="of:=[.A1666]+1" table:style-name="ce1">
            <text:p>1668</text:p>
          </table:table-cell>
          <table:table-cell office:value-type="float" office:value="32.221960463017197" table:formula="of:=10*LOG([.A1667])" table:style-name="ce1">
            <text:p>32,22196046</text:p>
          </table:table-cell>
          <table:table-cell table:number-columns-repeated="16382"/>
        </table:table-row>
        <table:table-row table:style-name="ro1">
          <table:table-cell office:value-type="float" office:value="1669" table:formula="of:=[.A1667]+1" table:style-name="ce1">
            <text:p>1669</text:p>
          </table:table-cell>
          <table:table-cell office:value-type="float" office:value="32.224563366792466" table:formula="of:=10*LOG([.A1668])" table:style-name="ce1">
            <text:p>32,22456337</text:p>
          </table:table-cell>
          <table:table-cell table:number-columns-repeated="16382"/>
        </table:table-row>
        <table:table-row table:style-name="ro1">
          <table:table-cell office:value-type="float" office:value="1670" table:formula="of:=[.A1668]+1" table:style-name="ce1">
            <text:p>1670</text:p>
          </table:table-cell>
          <table:table-cell office:value-type="float" office:value="32.227164711475837" table:formula="of:=10*LOG([.A1669])" table:style-name="ce1">
            <text:p>32,22716471</text:p>
          </table:table-cell>
          <table:table-cell table:number-columns-repeated="16382"/>
        </table:table-row>
        <table:table-row table:style-name="ro1">
          <table:table-cell office:value-type="float" office:value="1671" table:formula="of:=[.A1669]+1" table:style-name="ce1">
            <text:p>1671</text:p>
          </table:table-cell>
          <table:table-cell office:value-type="float" office:value="32.229764498933918" table:formula="of:=10*LOG([.A1670])" table:style-name="ce1">
            <text:p>32,2297645</text:p>
          </table:table-cell>
          <table:table-cell table:number-columns-repeated="16382"/>
        </table:table-row>
        <table:table-row table:style-name="ro1">
          <table:table-cell office:value-type="float" office:value="1672" table:formula="of:=[.A1670]+1" table:style-name="ce1">
            <text:p>1672</text:p>
          </table:table-cell>
          <table:table-cell office:value-type="float" office:value="32.232362731029973" table:formula="of:=10*LOG([.A1671])" table:style-name="ce1">
            <text:p>32,23236273</text:p>
          </table:table-cell>
          <table:table-cell table:number-columns-repeated="16382"/>
        </table:table-row>
        <table:table-row table:style-name="ro1">
          <table:table-cell office:value-type="float" office:value="1673" table:formula="of:=[.A1671]+1" table:style-name="ce1">
            <text:p>1673</text:p>
          </table:table-cell>
          <table:table-cell office:value-type="float" office:value="32.234959409623947" table:formula="of:=10*LOG([.A1672])" table:style-name="ce1">
            <text:p>32,23495941</text:p>
          </table:table-cell>
          <table:table-cell table:number-columns-repeated="16382"/>
        </table:table-row>
        <table:table-row table:style-name="ro1">
          <table:table-cell office:value-type="float" office:value="1674" table:formula="of:=[.A1672]+1" table:style-name="ce1">
            <text:p>1674</text:p>
          </table:table-cell>
          <table:table-cell office:value-type="float" office:value="32.237554536572411" table:formula="of:=10*LOG([.A1673])" table:style-name="ce1">
            <text:p>32,23755454</text:p>
          </table:table-cell>
          <table:table-cell table:number-columns-repeated="16382"/>
        </table:table-row>
        <table:table-row table:style-name="ro1">
          <table:table-cell office:value-type="float" office:value="1675" table:formula="of:=[.A1673]+1" table:style-name="ce1">
            <text:p>1675</text:p>
          </table:table-cell>
          <table:table-cell office:value-type="float" office:value="32.240148113728637" table:formula="of:=10*LOG([.A1674])" table:style-name="ce1">
            <text:p>32,24014811</text:p>
          </table:table-cell>
          <table:table-cell table:number-columns-repeated="16382"/>
        </table:table-row>
        <table:table-row table:style-name="ro1">
          <table:table-cell office:value-type="float" office:value="1676" table:formula="of:=[.A1674]+1" table:style-name="ce1">
            <text:p>1676</text:p>
          </table:table-cell>
          <table:table-cell office:value-type="float" office:value="32.24274014294258" table:formula="of:=10*LOG([.A1675])" table:style-name="ce1">
            <text:p>32,24274014</text:p>
          </table:table-cell>
          <table:table-cell table:number-columns-repeated="16382"/>
        </table:table-row>
        <table:table-row table:style-name="ro1">
          <table:table-cell office:value-type="float" office:value="1677" table:formula="of:=[.A1675]+1" table:style-name="ce1">
            <text:p>1677</text:p>
          </table:table-cell>
          <table:table-cell office:value-type="float" office:value="32.245330626060856" table:formula="of:=10*LOG([.A1676])" table:style-name="ce1">
            <text:p>32,24533063</text:p>
          </table:table-cell>
          <table:table-cell table:number-columns-repeated="16382"/>
        </table:table-row>
        <table:table-row table:style-name="ro1">
          <table:table-cell office:value-type="float" office:value="1678" table:formula="of:=[.A1676]+1" table:style-name="ce1">
            <text:p>1678</text:p>
          </table:table-cell>
          <table:table-cell office:value-type="float" office:value="32.247919564926818" table:formula="of:=10*LOG([.A1677])" table:style-name="ce1">
            <text:p>32,24791956</text:p>
          </table:table-cell>
          <table:table-cell table:number-columns-repeated="16382"/>
        </table:table-row>
        <table:table-row table:style-name="ro1">
          <table:table-cell office:value-type="float" office:value="1679" table:formula="of:=[.A1677]+1" table:style-name="ce1">
            <text:p>1679</text:p>
          </table:table-cell>
          <table:table-cell office:value-type="float" office:value="32.250506961380488" table:formula="of:=10*LOG([.A1678])" table:style-name="ce1">
            <text:p>32,25050696</text:p>
          </table:table-cell>
          <table:table-cell table:number-columns-repeated="16382"/>
        </table:table-row>
        <table:table-row table:style-name="ro1">
          <table:table-cell office:value-type="float" office:value="1680" table:formula="of:=[.A1678]+1" table:style-name="ce1">
            <text:p>1680</text:p>
          </table:table-cell>
          <table:table-cell office:value-type="float" office:value="32.253092817258626" table:formula="of:=10*LOG([.A1679])" table:style-name="ce1">
            <text:p>32,25309282</text:p>
          </table:table-cell>
          <table:table-cell table:number-columns-repeated="16382"/>
        </table:table-row>
        <table:table-row table:style-name="ro1">
          <table:table-cell office:value-type="float" office:value="1681" table:formula="of:=[.A1679]+1" table:style-name="ce1">
            <text:p>1681</text:p>
          </table:table-cell>
          <table:table-cell office:value-type="float" office:value="32.255677134394709" table:formula="of:=10*LOG([.A1680])" table:style-name="ce1">
            <text:p>32,25567713</text:p>
          </table:table-cell>
          <table:table-cell table:number-columns-repeated="16382"/>
        </table:table-row>
        <table:table-row table:style-name="ro1">
          <table:table-cell office:value-type="float" office:value="1682" table:formula="of:=[.A1680]+1" table:style-name="ce1">
            <text:p>1682</text:p>
          </table:table-cell>
          <table:table-cell office:value-type="float" office:value="32.258259914618932" table:formula="of:=10*LOG([.A1681])" table:style-name="ce1">
            <text:p>32,25825991</text:p>
          </table:table-cell>
          <table:table-cell table:number-columns-repeated="16382"/>
        </table:table-row>
        <table:table-row table:style-name="ro1">
          <table:table-cell office:value-type="float" office:value="1683" table:formula="of:=[.A1681]+1" table:style-name="ce1">
            <text:p>1683</text:p>
          </table:table-cell>
          <table:table-cell office:value-type="float" office:value="32.260841159758236" table:formula="of:=10*LOG([.A1682])" table:style-name="ce1">
            <text:p>32,26084116</text:p>
          </table:table-cell>
          <table:table-cell table:number-columns-repeated="16382"/>
        </table:table-row>
        <table:table-row table:style-name="ro1">
          <table:table-cell office:value-type="float" office:value="1684" table:formula="of:=[.A1682]+1" table:style-name="ce1">
            <text:p>1684</text:p>
          </table:table-cell>
          <table:table-cell office:value-type="float" office:value="32.263420871636306" table:formula="of:=10*LOG([.A1683])" table:style-name="ce1">
            <text:p>32,26342087</text:p>
          </table:table-cell>
          <table:table-cell table:number-columns-repeated="16382"/>
        </table:table-row>
        <table:table-row table:style-name="ro1">
          <table:table-cell office:value-type="float" office:value="1685" table:formula="of:=[.A1683]+1" table:style-name="ce1">
            <text:p>1685</text:p>
          </table:table-cell>
          <table:table-cell office:value-type="float" office:value="32.265999052073575" table:formula="of:=10*LOG([.A1684])" table:style-name="ce1">
            <text:p>32,26599905</text:p>
          </table:table-cell>
          <table:table-cell table:number-columns-repeated="16382"/>
        </table:table-row>
        <table:table-row table:style-name="ro1">
          <table:table-cell office:value-type="float" office:value="1686" table:formula="of:=[.A1684]+1" table:style-name="ce1">
            <text:p>1686</text:p>
          </table:table-cell>
          <table:table-cell office:value-type="float" office:value="32.268575702887233" table:formula="of:=10*LOG([.A1685])" table:style-name="ce1">
            <text:p>32,2685757</text:p>
          </table:table-cell>
          <table:table-cell table:number-columns-repeated="16382"/>
        </table:table-row>
        <table:table-row table:style-name="ro1">
          <table:table-cell office:value-type="float" office:value="1687" table:formula="of:=[.A1685]+1" table:style-name="ce1">
            <text:p>1687</text:p>
          </table:table-cell>
          <table:table-cell office:value-type="float" office:value="32.271150825891254" table:formula="of:=10*LOG([.A1686])" table:style-name="ce1">
            <text:p>32,27115083</text:p>
          </table:table-cell>
          <table:table-cell table:number-columns-repeated="16382"/>
        </table:table-row>
        <table:table-row table:style-name="ro1">
          <table:table-cell office:value-type="float" office:value="1688" table:formula="of:=[.A1686]+1" table:style-name="ce1">
            <text:p>1688</text:p>
          </table:table-cell>
          <table:table-cell office:value-type="float" office:value="32.273724422896365" table:formula="of:=10*LOG([.A1687])" table:style-name="ce1">
            <text:p>32,27372442</text:p>
          </table:table-cell>
          <table:table-cell table:number-columns-repeated="16382"/>
        </table:table-row>
        <table:table-row table:style-name="ro1">
          <table:table-cell office:value-type="float" office:value="1689" table:formula="of:=[.A1687]+1" table:style-name="ce1">
            <text:p>1689</text:p>
          </table:table-cell>
          <table:table-cell office:value-type="float" office:value="32.276296495710085" table:formula="of:=10*LOG([.A1688])" table:style-name="ce1">
            <text:p>32,2762965</text:p>
          </table:table-cell>
          <table:table-cell table:number-columns-repeated="16382"/>
        </table:table-row>
        <table:table-row table:style-name="ro1">
          <table:table-cell office:value-type="float" office:value="1690" table:formula="of:=[.A1688]+1" table:style-name="ce1">
            <text:p>1690</text:p>
          </table:table-cell>
          <table:table-cell office:value-type="float" office:value="32.278867046136732" table:formula="of:=10*LOG([.A1689])" table:style-name="ce1">
            <text:p>32,27886705</text:p>
          </table:table-cell>
          <table:table-cell table:number-columns-repeated="16382"/>
        </table:table-row>
        <table:table-row table:style-name="ro1">
          <table:table-cell office:value-type="float" office:value="1691" table:formula="of:=[.A1689]+1" table:style-name="ce1">
            <text:p>1691</text:p>
          </table:table-cell>
          <table:table-cell office:value-type="float" office:value="32.281436075977417" table:formula="of:=10*LOG([.A1690])" table:style-name="ce1">
            <text:p>32,28143608</text:p>
          </table:table-cell>
          <table:table-cell table:number-columns-repeated="16382"/>
        </table:table-row>
        <table:table-row table:style-name="ro1">
          <table:table-cell office:value-type="float" office:value="1692" table:formula="of:=[.A1690]+1" table:style-name="ce1">
            <text:p>1692</text:p>
          </table:table-cell>
          <table:table-cell office:value-type="float" office:value="32.28400358703005" table:formula="of:=10*LOG([.A1691])" table:style-name="ce1">
            <text:p>32,28400359</text:p>
          </table:table-cell>
          <table:table-cell table:number-columns-repeated="16382"/>
        </table:table-row>
        <table:table-row table:style-name="ro1">
          <table:table-cell office:value-type="float" office:value="1693" table:formula="of:=[.A1691]+1" table:style-name="ce1">
            <text:p>1693</text:p>
          </table:table-cell>
          <table:table-cell office:value-type="float" office:value="32.286569581089353" table:formula="of:=10*LOG([.A1692])" table:style-name="ce1">
            <text:p>32,28656958</text:p>
          </table:table-cell>
          <table:table-cell table:number-columns-repeated="16382"/>
        </table:table-row>
        <table:table-row table:style-name="ro1">
          <table:table-cell office:value-type="float" office:value="1694" table:formula="of:=[.A1692]+1" table:style-name="ce1">
            <text:p>1694</text:p>
          </table:table-cell>
          <table:table-cell office:value-type="float" office:value="32.289134059946882" table:formula="of:=10*LOG([.A1693])" table:style-name="ce1">
            <text:p>32,28913406</text:p>
          </table:table-cell>
          <table:table-cell table:number-columns-repeated="16382"/>
        </table:table-row>
        <table:table-row table:style-name="ro1">
          <table:table-cell office:value-type="float" office:value="1695" table:formula="of:=[.A1693]+1" table:style-name="ce1">
            <text:p>1695</text:p>
          </table:table-cell>
          <table:table-cell office:value-type="float" office:value="32.291697025391009" table:formula="of:=10*LOG([.A1694])" table:style-name="ce1">
            <text:p>32,29169703</text:p>
          </table:table-cell>
          <table:table-cell table:number-columns-repeated="16382"/>
        </table:table-row>
        <table:table-row table:style-name="ro1">
          <table:table-cell office:value-type="float" office:value="1696" table:formula="of:=[.A1694]+1" table:style-name="ce1">
            <text:p>1696</text:p>
          </table:table-cell>
          <table:table-cell office:value-type="float" office:value="32.294258479206952" table:formula="of:=10*LOG([.A1695])" table:style-name="ce1">
            <text:p>32,29425848</text:p>
          </table:table-cell>
          <table:table-cell table:number-columns-repeated="16382"/>
        </table:table-row>
        <table:table-row table:style-name="ro1">
          <table:table-cell office:value-type="float" office:value="1697" table:formula="of:=[.A1695]+1" table:style-name="ce1">
            <text:p>1697</text:p>
          </table:table-cell>
          <table:table-cell office:value-type="float" office:value="32.296818423176759" table:formula="of:=10*LOG([.A1696])" table:style-name="ce1">
            <text:p>32,29681842</text:p>
          </table:table-cell>
          <table:table-cell table:number-columns-repeated="16382"/>
        </table:table-row>
        <table:table-row table:style-name="ro1">
          <table:table-cell office:value-type="float" office:value="1698" table:formula="of:=[.A1696]+1" table:style-name="ce1">
            <text:p>1698</text:p>
          </table:table-cell>
          <table:table-cell office:value-type="float" office:value="32.299376859079338" table:formula="of:=10*LOG([.A1697])" table:style-name="ce1">
            <text:p>32,29937686</text:p>
          </table:table-cell>
          <table:table-cell table:number-columns-repeated="16382"/>
        </table:table-row>
        <table:table-row table:style-name="ro1">
          <table:table-cell office:value-type="float" office:value="1699" table:formula="of:=[.A1697]+1" table:style-name="ce1">
            <text:p>1699</text:p>
          </table:table-cell>
          <table:table-cell office:value-type="float" office:value="32.301933788690455" table:formula="of:=10*LOG([.A1698])" table:style-name="ce1">
            <text:p>32,30193379</text:p>
          </table:table-cell>
          <table:table-cell table:number-columns-repeated="16382"/>
        </table:table-row>
        <table:table-row table:style-name="ro1">
          <table:table-cell office:value-type="float" office:value="1700" table:formula="of:=[.A1698]+1" table:style-name="ce1">
            <text:p>1700</text:p>
          </table:table-cell>
          <table:table-cell office:value-type="float" office:value="32.304489213782745" table:formula="of:=10*LOG([.A1699])" table:style-name="ce1">
            <text:p>32,30448921</text:p>
          </table:table-cell>
          <table:table-cell table:number-columns-repeated="16382"/>
        </table:table-row>
        <table:table-row table:style-name="ro1">
          <table:table-cell office:value-type="float" office:value="1701" table:formula="of:=[.A1699]+1" table:style-name="ce1">
            <text:p>1701</text:p>
          </table:table-cell>
          <table:table-cell office:value-type="float" office:value="32.307043136125692" table:formula="of:=10*LOG([.A1700])" table:style-name="ce1">
            <text:p>32,30704314</text:p>
          </table:table-cell>
          <table:table-cell table:number-columns-repeated="16382"/>
        </table:table-row>
        <table:table-row table:style-name="ro1">
          <table:table-cell office:value-type="float" office:value="1702" table:formula="of:=[.A1700]+1" table:style-name="ce1">
            <text:p>1702</text:p>
          </table:table-cell>
          <table:table-cell office:value-type="float" office:value="32.309595557485686" table:formula="of:=10*LOG([.A1701])" table:style-name="ce1">
            <text:p>32,30959556</text:p>
          </table:table-cell>
          <table:table-cell table:number-columns-repeated="16382"/>
        </table:table-row>
        <table:table-row table:style-name="ro1">
          <table:table-cell office:value-type="float" office:value="1703" table:formula="of:=[.A1701]+1" table:style-name="ce1">
            <text:p>1703</text:p>
          </table:table-cell>
          <table:table-cell office:value-type="float" office:value="32.312146479626008" table:formula="of:=10*LOG([.A1702])" table:style-name="ce1">
            <text:p>32,31214648</text:p>
          </table:table-cell>
          <table:table-cell table:number-columns-repeated="16382"/>
        </table:table-row>
        <table:table-row table:style-name="ro1">
          <table:table-cell office:value-type="float" office:value="1704" table:formula="of:=[.A1702]+1" table:style-name="ce1">
            <text:p>1704</text:p>
          </table:table-cell>
          <table:table-cell office:value-type="float" office:value="32.314695904306816" table:formula="of:=10*LOG([.A1703])" table:style-name="ce1">
            <text:p>32,3146959</text:p>
          </table:table-cell>
          <table:table-cell table:number-columns-repeated="16382"/>
        </table:table-row>
        <table:table-row table:style-name="ro1">
          <table:table-cell office:value-type="float" office:value="1705" table:formula="of:=[.A1703]+1" table:style-name="ce1">
            <text:p>1705</text:p>
          </table:table-cell>
          <table:table-cell office:value-type="float" office:value="32.317243833285161" table:formula="of:=10*LOG([.A1704])" table:style-name="ce1">
            <text:p>32,31724383</text:p>
          </table:table-cell>
          <table:table-cell table:number-columns-repeated="16382"/>
        </table:table-row>
        <table:table-row table:style-name="ro1">
          <table:table-cell office:value-type="float" office:value="1706" table:formula="of:=[.A1704]+1" table:style-name="ce1">
            <text:p>1706</text:p>
          </table:table-cell>
          <table:table-cell office:value-type="float" office:value="32.319790268315039" table:formula="of:=10*LOG([.A1705])" table:style-name="ce1">
            <text:p>32,31979027</text:p>
          </table:table-cell>
          <table:table-cell table:number-columns-repeated="16382"/>
        </table:table-row>
        <table:table-row table:style-name="ro1">
          <table:table-cell office:value-type="float" office:value="1707" table:formula="of:=[.A1705]+1" table:style-name="ce1">
            <text:p>1707</text:p>
          </table:table-cell>
          <table:table-cell office:value-type="float" office:value="32.322335211147333" table:formula="of:=10*LOG([.A1706])" table:style-name="ce1">
            <text:p>32,32233521</text:p>
          </table:table-cell>
          <table:table-cell table:number-columns-repeated="16382"/>
        </table:table-row>
        <table:table-row table:style-name="ro1">
          <table:table-cell office:value-type="float" office:value="1708" table:formula="of:=[.A1706]+1" table:style-name="ce1">
            <text:p>1708</text:p>
          </table:table-cell>
          <table:table-cell office:value-type="float" office:value="32.324878663529859" table:formula="of:=10*LOG([.A1707])" table:style-name="ce1">
            <text:p>32,32487866</text:p>
          </table:table-cell>
          <table:table-cell table:number-columns-repeated="16382"/>
        </table:table-row>
        <table:table-row table:style-name="ro1">
          <table:table-cell office:value-type="float" office:value="1709" table:formula="of:=[.A1707]+1" table:style-name="ce1">
            <text:p>1709</text:p>
          </table:table-cell>
          <table:table-cell office:value-type="float" office:value="32.327420627207374" table:formula="of:=10*LOG([.A1708])" table:style-name="ce1">
            <text:p>32,32742063</text:p>
          </table:table-cell>
          <table:table-cell table:number-columns-repeated="16382"/>
        </table:table-row>
        <table:table-row table:style-name="ro1">
          <table:table-cell office:value-type="float" office:value="1710" table:formula="of:=[.A1708]+1" table:style-name="ce1">
            <text:p>1710</text:p>
          </table:table-cell>
          <table:table-cell office:value-type="float" office:value="32.329961103921534" table:formula="of:=10*LOG([.A1709])" table:style-name="ce1">
            <text:p>32,3299611</text:p>
          </table:table-cell>
          <table:table-cell table:number-columns-repeated="16382"/>
        </table:table-row>
        <table:table-row table:style-name="ro1">
          <table:table-cell office:value-type="float" office:value="1711" table:formula="of:=[.A1709]+1" table:style-name="ce1">
            <text:p>1711</text:p>
          </table:table-cell>
          <table:table-cell office:value-type="float" office:value="32.332500095411007" table:formula="of:=10*LOG([.A1710])" table:style-name="ce1">
            <text:p>32,3325001</text:p>
          </table:table-cell>
          <table:table-cell table:number-columns-repeated="16382"/>
        </table:table-row>
        <table:table-row table:style-name="ro1">
          <table:table-cell office:value-type="float" office:value="1712" table:formula="of:=[.A1710]+1" table:style-name="ce1">
            <text:p>1712</text:p>
          </table:table-cell>
          <table:table-cell office:value-type="float" office:value="32.335037603411344" table:formula="of:=10*LOG([.A1711])" table:style-name="ce1">
            <text:p>32,3350376</text:p>
          </table:table-cell>
          <table:table-cell table:number-columns-repeated="16382"/>
        </table:table-row>
        <table:table-row table:style-name="ro1">
          <table:table-cell office:value-type="float" office:value="1713" table:formula="of:=[.A1711]+1" table:style-name="ce1">
            <text:p>1713</text:p>
          </table:table-cell>
          <table:table-cell office:value-type="float" office:value="32.337573629655104" table:formula="of:=10*LOG([.A1712])" table:style-name="ce1">
            <text:p>32,33757363</text:p>
          </table:table-cell>
          <table:table-cell table:number-columns-repeated="16382"/>
        </table:table-row>
        <table:table-row table:style-name="ro1">
          <table:table-cell office:value-type="float" office:value="1714" table:formula="of:=[.A1712]+1" table:style-name="ce1">
            <text:p>1714</text:p>
          </table:table-cell>
          <table:table-cell office:value-type="float" office:value="32.340108175871791" table:formula="of:=10*LOG([.A1713])" table:style-name="ce1">
            <text:p>32,34010818</text:p>
          </table:table-cell>
          <table:table-cell table:number-columns-repeated="16382"/>
        </table:table-row>
        <table:table-row table:style-name="ro1">
          <table:table-cell office:value-type="float" office:value="1715" table:formula="of:=[.A1713]+1" table:style-name="ce1">
            <text:p>1715</text:p>
          </table:table-cell>
          <table:table-cell office:value-type="float" office:value="32.342641243787895" table:formula="of:=10*LOG([.A1714])" table:style-name="ce1">
            <text:p>32,34264124</text:p>
          </table:table-cell>
          <table:table-cell table:number-columns-repeated="16382"/>
        </table:table-row>
        <table:table-row table:style-name="ro1">
          <table:table-cell office:value-type="float" office:value="1716" table:formula="of:=[.A1714]+1" table:style-name="ce1">
            <text:p>1716</text:p>
          </table:table-cell>
          <table:table-cell office:value-type="float" office:value="32.345172835126867" table:formula="of:=10*LOG([.A1715])" table:style-name="ce1">
            <text:p>32,34517284</text:p>
          </table:table-cell>
          <table:table-cell table:number-columns-repeated="16382"/>
        </table:table-row>
        <table:table-row table:style-name="ro1">
          <table:table-cell office:value-type="float" office:value="1717" table:formula="of:=[.A1715]+1" table:style-name="ce1">
            <text:p>1717</text:p>
          </table:table-cell>
          <table:table-cell office:value-type="float" office:value="32.347702951609165" table:formula="of:=10*LOG([.A1716])" table:style-name="ce1">
            <text:p>32,34770295</text:p>
          </table:table-cell>
          <table:table-cell table:number-columns-repeated="16382"/>
        </table:table-row>
        <table:table-row table:style-name="ro1">
          <table:table-cell office:value-type="float" office:value="1718" table:formula="of:=[.A1716]+1" table:style-name="ce1">
            <text:p>1718</text:p>
          </table:table-cell>
          <table:table-cell office:value-type="float" office:value="32.350231594952234" table:formula="of:=10*LOG([.A1717])" table:style-name="ce1">
            <text:p>32,35023159</text:p>
          </table:table-cell>
          <table:table-cell table:number-columns-repeated="16382"/>
        </table:table-row>
        <table:table-row table:style-name="ro1">
          <table:table-cell office:value-type="float" office:value="1719" table:formula="of:=[.A1717]+1" table:style-name="ce1">
            <text:p>1719</text:p>
          </table:table-cell>
          <table:table-cell office:value-type="float" office:value="32.352758766870522" table:formula="of:=10*LOG([.A1718])" table:style-name="ce1">
            <text:p>32,35275877</text:p>
          </table:table-cell>
          <table:table-cell table:number-columns-repeated="16382"/>
        </table:table-row>
        <table:table-row table:style-name="ro1">
          <table:table-cell office:value-type="float" office:value="1720" table:formula="of:=[.A1718]+1" table:style-name="ce1">
            <text:p>1720</text:p>
          </table:table-cell>
          <table:table-cell office:value-type="float" office:value="32.355284469075485" table:formula="of:=10*LOG([.A1719])" table:style-name="ce1">
            <text:p>32,35528447</text:p>
          </table:table-cell>
          <table:table-cell table:number-columns-repeated="16382"/>
        </table:table-row>
        <table:table-row table:style-name="ro1">
          <table:table-cell office:value-type="float" office:value="1721" table:formula="of:=[.A1719]+1" table:style-name="ce1">
            <text:p>1721</text:p>
          </table:table-cell>
          <table:table-cell office:value-type="float" office:value="32.357808703275602" table:formula="of:=10*LOG([.A1720])" table:style-name="ce1">
            <text:p>32,3578087</text:p>
          </table:table-cell>
          <table:table-cell table:number-columns-repeated="16382"/>
        </table:table-row>
        <table:table-row table:style-name="ro1">
          <table:table-cell office:value-type="float" office:value="1722" table:formula="of:=[.A1720]+1" table:style-name="ce1">
            <text:p>1722</text:p>
          </table:table-cell>
          <table:table-cell office:value-type="float" office:value="32.360331471176359" table:formula="of:=10*LOG([.A1721])" table:style-name="ce1">
            <text:p>32,36033147</text:p>
          </table:table-cell>
          <table:table-cell table:number-columns-repeated="16382"/>
        </table:table-row>
        <table:table-row table:style-name="ro1">
          <table:table-cell office:value-type="float" office:value="1723" table:formula="of:=[.A1721]+1" table:style-name="ce1">
            <text:p>1723</text:p>
          </table:table-cell>
          <table:table-cell office:value-type="float" office:value="32.362852774480288" table:formula="of:=10*LOG([.A1722])" table:style-name="ce1">
            <text:p>32,36285277</text:p>
          </table:table-cell>
          <table:table-cell table:number-columns-repeated="16382"/>
        </table:table-row>
        <table:table-row table:style-name="ro1">
          <table:table-cell office:value-type="float" office:value="1724" table:formula="of:=[.A1722]+1" table:style-name="ce1">
            <text:p>1724</text:p>
          </table:table-cell>
          <table:table-cell office:value-type="float" office:value="32.365372614886937" table:formula="of:=10*LOG([.A1723])" table:style-name="ce1">
            <text:p>32,36537261</text:p>
          </table:table-cell>
          <table:table-cell table:number-columns-repeated="16382"/>
        </table:table-row>
        <table:table-row table:style-name="ro1">
          <table:table-cell office:value-type="float" office:value="1725" table:formula="of:=[.A1723]+1" table:style-name="ce1">
            <text:p>1725</text:p>
          </table:table-cell>
          <table:table-cell office:value-type="float" office:value="32.367890994092924" table:formula="of:=10*LOG([.A1724])" table:style-name="ce1">
            <text:p>32,36789099</text:p>
          </table:table-cell>
          <table:table-cell table:number-columns-repeated="16382"/>
        </table:table-row>
        <table:table-row table:style-name="ro1">
          <table:table-cell office:value-type="float" office:value="1726" table:formula="of:=[.A1724]+1" table:style-name="ce1">
            <text:p>1726</text:p>
          </table:table-cell>
          <table:table-cell office:value-type="float" office:value="32.370407913791908" table:formula="of:=10*LOG([.A1725])" table:style-name="ce1">
            <text:p>32,37040791</text:p>
          </table:table-cell>
          <table:table-cell table:number-columns-repeated="16382"/>
        </table:table-row>
        <table:table-row table:style-name="ro1">
          <table:table-cell office:value-type="float" office:value="1727" table:formula="of:=[.A1725]+1" table:style-name="ce1">
            <text:p>1727</text:p>
          </table:table-cell>
          <table:table-cell office:value-type="float" office:value="32.372923375674588" table:formula="of:=10*LOG([.A1726])" table:style-name="ce1">
            <text:p>32,37292338</text:p>
          </table:table-cell>
          <table:table-cell table:number-columns-repeated="16382"/>
        </table:table-row>
        <table:table-row table:style-name="ro1">
          <table:table-cell office:value-type="float" office:value="1728" table:formula="of:=[.A1726]+1" table:style-name="ce1">
            <text:p>1728</text:p>
          </table:table-cell>
          <table:table-cell office:value-type="float" office:value="32.375437381428746" table:formula="of:=10*LOG([.A1727])" table:style-name="ce1">
            <text:p>32,37543738</text:p>
          </table:table-cell>
          <table:table-cell table:number-columns-repeated="16382"/>
        </table:table-row>
        <table:table-row table:style-name="ro1">
          <table:table-cell office:value-type="float" office:value="1729" table:formula="of:=[.A1727]+1" table:style-name="ce1">
            <text:p>1729</text:p>
          </table:table-cell>
          <table:table-cell office:value-type="float" office:value="32.377949932739227" table:formula="of:=10*LOG([.A1728])" table:style-name="ce1">
            <text:p>32,37794993</text:p>
          </table:table-cell>
          <table:table-cell table:number-columns-repeated="16382"/>
        </table:table-row>
        <table:table-row table:style-name="ro1">
          <table:table-cell office:value-type="float" office:value="1730" table:formula="of:=[.A1728]+1" table:style-name="ce1">
            <text:p>1730</text:p>
          </table:table-cell>
          <table:table-cell office:value-type="float" office:value="32.380461031287957" table:formula="of:=10*LOG([.A1729])" table:style-name="ce1">
            <text:p>32,38046103</text:p>
          </table:table-cell>
          <table:table-cell table:number-columns-repeated="16382"/>
        </table:table-row>
        <table:table-row table:style-name="ro1">
          <table:table-cell office:value-type="float" office:value="1731" table:formula="of:=[.A1729]+1" table:style-name="ce1">
            <text:p>1731</text:p>
          </table:table-cell>
          <table:table-cell office:value-type="float" office:value="32.382970678753942" table:formula="of:=10*LOG([.A1730])" table:style-name="ce1">
            <text:p>32,38297068</text:p>
          </table:table-cell>
          <table:table-cell table:number-columns-repeated="16382"/>
        </table:table-row>
        <table:table-row table:style-name="ro1">
          <table:table-cell office:value-type="float" office:value="1732" table:formula="of:=[.A1730]+1" table:style-name="ce1">
            <text:p>1732</text:p>
          </table:table-cell>
          <table:table-cell office:value-type="float" office:value="32.385478876813274" table:formula="of:=10*LOG([.A1731])" table:style-name="ce1">
            <text:p>32,38547888</text:p>
          </table:table-cell>
          <table:table-cell table:number-columns-repeated="16382"/>
        </table:table-row>
        <table:table-row table:style-name="ro1">
          <table:table-cell office:value-type="float" office:value="1733" table:formula="of:=[.A1731]+1" table:style-name="ce1">
            <text:p>1733</text:p>
          </table:table-cell>
          <table:table-cell office:value-type="float" office:value="32.387985627139166" table:formula="of:=10*LOG([.A1732])" table:style-name="ce1">
            <text:p>32,38798563</text:p>
          </table:table-cell>
          <table:table-cell table:number-columns-repeated="16382"/>
        </table:table-row>
        <table:table-row table:style-name="ro1">
          <table:table-cell office:value-type="float" office:value="1734" table:formula="of:=[.A1732]+1" table:style-name="ce1">
            <text:p>1734</text:p>
          </table:table-cell>
          <table:table-cell office:value-type="float" office:value="32.390490931401914" table:formula="of:=10*LOG([.A1733])" table:style-name="ce1">
            <text:p>32,39049093</text:p>
          </table:table-cell>
          <table:table-cell table:number-columns-repeated="16382"/>
        </table:table-row>
        <table:table-row table:style-name="ro1">
          <table:table-cell office:value-type="float" office:value="1735" table:formula="of:=[.A1733]+1" table:style-name="ce1">
            <text:p>1735</text:p>
          </table:table-cell>
          <table:table-cell office:value-type="float" office:value="32.392994791268926" table:formula="of:=10*LOG([.A1734])" table:style-name="ce1">
            <text:p>32,39299479</text:p>
          </table:table-cell>
          <table:table-cell table:number-columns-repeated="16382"/>
        </table:table-row>
        <table:table-row table:style-name="ro1">
          <table:table-cell office:value-type="float" office:value="1736" table:formula="of:=[.A1734]+1" table:style-name="ce1">
            <text:p>1736</text:p>
          </table:table-cell>
          <table:table-cell office:value-type="float" office:value="32.395497208404727" table:formula="of:=10*LOG([.A1735])" table:style-name="ce1">
            <text:p>32,39549721</text:p>
          </table:table-cell>
          <table:table-cell table:number-columns-repeated="16382"/>
        </table:table-row>
        <table:table-row table:style-name="ro1">
          <table:table-cell office:value-type="float" office:value="1737" table:formula="of:=[.A1735]+1" table:style-name="ce1">
            <text:p>1737</text:p>
          </table:table-cell>
          <table:table-cell office:value-type="float" office:value="32.397998184470985" table:formula="of:=10*LOG([.A1736])" table:style-name="ce1">
            <text:p>32,39799818</text:p>
          </table:table-cell>
          <table:table-cell table:number-columns-repeated="16382"/>
        </table:table-row>
        <table:table-row table:style-name="ro1">
          <table:table-cell office:value-type="float" office:value="1738" table:formula="of:=[.A1736]+1" table:style-name="ce1">
            <text:p>1738</text:p>
          </table:table-cell>
          <table:table-cell office:value-type="float" office:value="32.400497721126477" table:formula="of:=10*LOG([.A1737])" table:style-name="ce1">
            <text:p>32,40049772</text:p>
          </table:table-cell>
          <table:table-cell table:number-columns-repeated="16382"/>
        </table:table-row>
        <table:table-row table:style-name="ro1">
          <table:table-cell office:value-type="float" office:value="1739" table:formula="of:=[.A1737]+1" table:style-name="ce1">
            <text:p>1739</text:p>
          </table:table-cell>
          <table:table-cell office:value-type="float" office:value="32.402995820027122" table:formula="of:=10*LOG([.A1738])" table:style-name="ce1">
            <text:p>32,40299582</text:p>
          </table:table-cell>
          <table:table-cell table:number-columns-repeated="16382"/>
        </table:table-row>
        <table:table-row table:style-name="ro1">
          <table:table-cell office:value-type="float" office:value="1740" table:formula="of:=[.A1738]+1" table:style-name="ce1">
            <text:p>1740</text:p>
          </table:table-cell>
          <table:table-cell office:value-type="float" office:value="32.405492482825998" table:formula="of:=10*LOG([.A1739])" table:style-name="ce1">
            <text:p>32,40549248</text:p>
          </table:table-cell>
          <table:table-cell table:number-columns-repeated="16382"/>
        </table:table-row>
        <table:table-row table:style-name="ro1">
          <table:table-cell office:value-type="float" office:value="1741" table:formula="of:=[.A1739]+1" table:style-name="ce1">
            <text:p>1741</text:p>
          </table:table-cell>
          <table:table-cell office:value-type="float" office:value="32.407987711173313" table:formula="of:=10*LOG([.A1740])" table:style-name="ce1">
            <text:p>32,40798771</text:p>
          </table:table-cell>
          <table:table-cell table:number-columns-repeated="16382"/>
        </table:table-row>
        <table:table-row table:style-name="ro1">
          <table:table-cell office:value-type="float" office:value="1742" table:formula="of:=[.A1740]+1" table:style-name="ce1">
            <text:p>1742</text:p>
          </table:table-cell>
          <table:table-cell office:value-type="float" office:value="32.410481506716444" table:formula="of:=10*LOG([.A1741])" table:style-name="ce1">
            <text:p>32,41048151</text:p>
          </table:table-cell>
          <table:table-cell table:number-columns-repeated="16382"/>
        </table:table-row>
        <table:table-row table:style-name="ro1">
          <table:table-cell office:value-type="float" office:value="1743" table:formula="of:=[.A1741]+1" table:style-name="ce1">
            <text:p>1743</text:p>
          </table:table-cell>
          <table:table-cell office:value-type="float" office:value="32.412973871099936" table:formula="of:=10*LOG([.A1742])" table:style-name="ce1">
            <text:p>32,41297387</text:p>
          </table:table-cell>
          <table:table-cell table:number-columns-repeated="16382"/>
        </table:table-row>
        <table:table-row table:style-name="ro1">
          <table:table-cell office:value-type="float" office:value="1744" table:formula="of:=[.A1742]+1" table:style-name="ce1">
            <text:p>1744</text:p>
          </table:table-cell>
          <table:table-cell office:value-type="float" office:value="32.415464805965485" table:formula="of:=10*LOG([.A1743])" table:style-name="ce1">
            <text:p>32,41546481</text:p>
          </table:table-cell>
          <table:table-cell table:number-columns-repeated="16382"/>
        </table:table-row>
        <table:table-row table:style-name="ro1">
          <table:table-cell office:value-type="float" office:value="1745" table:formula="of:=[.A1743]+1" table:style-name="ce1">
            <text:p>1745</text:p>
          </table:table-cell>
          <table:table-cell office:value-type="float" office:value="32.417954312951991" table:formula="of:=10*LOG([.A1744])" table:style-name="ce1">
            <text:p>32,41795431</text:p>
          </table:table-cell>
          <table:table-cell table:number-columns-repeated="16382"/>
        </table:table-row>
        <table:table-row table:style-name="ro1">
          <table:table-cell office:value-type="float" office:value="1746" table:formula="of:=[.A1744]+1" table:style-name="ce1">
            <text:p>1746</text:p>
          </table:table-cell>
          <table:table-cell office:value-type="float" office:value="32.42044239369551" table:formula="of:=10*LOG([.A1745])" table:style-name="ce1">
            <text:p>32,42044239</text:p>
          </table:table-cell>
          <table:table-cell table:number-columns-repeated="16382"/>
        </table:table-row>
        <table:table-row table:style-name="ro1">
          <table:table-cell office:value-type="float" office:value="1747" table:formula="of:=[.A1745]+1" table:style-name="ce1">
            <text:p>1747</text:p>
          </table:table-cell>
          <table:table-cell office:value-type="float" office:value="32.422929049829307" table:formula="of:=10*LOG([.A1746])" table:style-name="ce1">
            <text:p>32,42292905</text:p>
          </table:table-cell>
          <table:table-cell table:number-columns-repeated="16382"/>
        </table:table-row>
        <table:table-row table:style-name="ro1">
          <table:table-cell office:value-type="float" office:value="1748" table:formula="of:=[.A1746]+1" table:style-name="ce1">
            <text:p>1748</text:p>
          </table:table-cell>
          <table:table-cell office:value-type="float" office:value="32.425414282983844" table:formula="of:=10*LOG([.A1747])" table:style-name="ce1">
            <text:p>32,42541428</text:p>
          </table:table-cell>
          <table:table-cell table:number-columns-repeated="16382"/>
        </table:table-row>
        <table:table-row table:style-name="ro1">
          <table:table-cell office:value-type="float" office:value="1749" table:formula="of:=[.A1747]+1" table:style-name="ce1">
            <text:p>1749</text:p>
          </table:table-cell>
          <table:table-cell office:value-type="float" office:value="32.427898094786769" table:formula="of:=10*LOG([.A1748])" table:style-name="ce1">
            <text:p>32,42789809</text:p>
          </table:table-cell>
          <table:table-cell table:number-columns-repeated="16382"/>
        </table:table-row>
        <table:table-row table:style-name="ro1">
          <table:table-cell office:value-type="float" office:value="1750" table:formula="of:=[.A1748]+1" table:style-name="ce1">
            <text:p>1750</text:p>
          </table:table-cell>
          <table:table-cell office:value-type="float" office:value="32.430380486862944" table:formula="of:=10*LOG([.A1749])" table:style-name="ce1">
            <text:p>32,43038049</text:p>
          </table:table-cell>
          <table:table-cell table:number-columns-repeated="16382"/>
        </table:table-row>
        <table:table-row table:style-name="ro1">
          <table:table-cell office:value-type="float" office:value="1751" table:formula="of:=[.A1749]+1" table:style-name="ce1">
            <text:p>1751</text:p>
          </table:table-cell>
          <table:table-cell office:value-type="float" office:value="32.432861460834459" table:formula="of:=10*LOG([.A1750])" table:style-name="ce1">
            <text:p>32,43286146</text:p>
          </table:table-cell>
          <table:table-cell table:number-columns-repeated="16382"/>
        </table:table-row>
        <table:table-row table:style-name="ro1">
          <table:table-cell office:value-type="float" office:value="1752" table:formula="of:=[.A1750]+1" table:style-name="ce1">
            <text:p>1752</text:p>
          </table:table-cell>
          <table:table-cell office:value-type="float" office:value="32.435341018320621" table:formula="of:=10*LOG([.A1751])" table:style-name="ce1">
            <text:p>32,43534102</text:p>
          </table:table-cell>
          <table:table-cell table:number-columns-repeated="16382"/>
        </table:table-row>
        <table:table-row table:style-name="ro1">
          <table:table-cell office:value-type="float" office:value="1753" table:formula="of:=[.A1751]+1" table:style-name="ce1">
            <text:p>1753</text:p>
          </table:table-cell>
          <table:table-cell office:value-type="float" office:value="32.437819160937948" table:formula="of:=10*LOG([.A1752])" table:style-name="ce1">
            <text:p>32,43781916</text:p>
          </table:table-cell>
          <table:table-cell table:number-columns-repeated="16382"/>
        </table:table-row>
        <table:table-row table:style-name="ro1">
          <table:table-cell office:value-type="float" office:value="1754" table:formula="of:=[.A1752]+1" table:style-name="ce1">
            <text:p>1754</text:p>
          </table:table-cell>
          <table:table-cell office:value-type="float" office:value="32.44029589030022" table:formula="of:=10*LOG([.A1753])" table:style-name="ce1">
            <text:p>32,44029589</text:p>
          </table:table-cell>
          <table:table-cell table:number-columns-repeated="16382"/>
        </table:table-row>
        <table:table-row table:style-name="ro1">
          <table:table-cell office:value-type="float" office:value="1755" table:formula="of:=[.A1753]+1" table:style-name="ce1">
            <text:p>1755</text:p>
          </table:table-cell>
          <table:table-cell office:value-type="float" office:value="32.442771208018428" table:formula="of:=10*LOG([.A1754])" table:style-name="ce1">
            <text:p>32,44277121</text:p>
          </table:table-cell>
          <table:table-cell table:number-columns-repeated="16382"/>
        </table:table-row>
        <table:table-row table:style-name="ro1">
          <table:table-cell office:value-type="float" office:value="1756" table:formula="of:=[.A1754]+1" table:style-name="ce1">
            <text:p>1756</text:p>
          </table:table-cell>
          <table:table-cell office:value-type="float" office:value="32.445245115700835" table:formula="of:=10*LOG([.A1755])" table:style-name="ce1">
            <text:p>32,44524512</text:p>
          </table:table-cell>
          <table:table-cell table:number-columns-repeated="16382"/>
        </table:table-row>
        <table:table-row table:style-name="ro1">
          <table:table-cell office:value-type="float" office:value="1757" table:formula="of:=[.A1755]+1" table:style-name="ce1">
            <text:p>1757</text:p>
          </table:table-cell>
          <table:table-cell office:value-type="float" office:value="32.44771761495295" table:formula="of:=10*LOG([.A1756])" table:style-name="ce1">
            <text:p>32,44771761</text:p>
          </table:table-cell>
          <table:table-cell table:number-columns-repeated="16382"/>
        </table:table-row>
        <table:table-row table:style-name="ro1">
          <table:table-cell office:value-type="float" office:value="1758" table:formula="of:=[.A1756]+1" table:style-name="ce1">
            <text:p>1758</text:p>
          </table:table-cell>
          <table:table-cell office:value-type="float" office:value="32.450188707377528" table:formula="of:=10*LOG([.A1757])" table:style-name="ce1">
            <text:p>32,45018871</text:p>
          </table:table-cell>
          <table:table-cell table:number-columns-repeated="16382"/>
        </table:table-row>
        <table:table-row table:style-name="ro1">
          <table:table-cell office:value-type="float" office:value="1759" table:formula="of:=[.A1757]+1" table:style-name="ce1">
            <text:p>1759</text:p>
          </table:table-cell>
          <table:table-cell office:value-type="float" office:value="32.452658394574613" table:formula="of:=10*LOG([.A1758])" table:style-name="ce1">
            <text:p>32,45265839</text:p>
          </table:table-cell>
          <table:table-cell table:number-columns-repeated="16382"/>
        </table:table-row>
        <table:table-row table:style-name="ro1">
          <table:table-cell office:value-type="float" office:value="1760" table:formula="of:=[.A1758]+1" table:style-name="ce1">
            <text:p>1760</text:p>
          </table:table-cell>
          <table:table-cell office:value-type="float" office:value="32.455126678141497" table:formula="of:=10*LOG([.A1759])" table:style-name="ce1">
            <text:p>32,45512668</text:p>
          </table:table-cell>
          <table:table-cell table:number-columns-repeated="16382"/>
        </table:table-row>
        <table:table-row table:style-name="ro1">
          <table:table-cell office:value-type="float" office:value="1761" table:formula="of:=[.A1759]+1" table:style-name="ce1">
            <text:p>1761</text:p>
          </table:table-cell>
          <table:table-cell office:value-type="float" office:value="32.457593559672773" table:formula="of:=10*LOG([.A1760])" table:style-name="ce1">
            <text:p>32,45759356</text:p>
          </table:table-cell>
          <table:table-cell table:number-columns-repeated="16382"/>
        </table:table-row>
        <table:table-row table:style-name="ro1">
          <table:table-cell office:value-type="float" office:value="1762" table:formula="of:=[.A1760]+1" table:style-name="ce1">
            <text:p>1762</text:p>
          </table:table-cell>
          <table:table-cell office:value-type="float" office:value="32.460059040760292" table:formula="of:=10*LOG([.A1761])" table:style-name="ce1">
            <text:p>32,46005904</text:p>
          </table:table-cell>
          <table:table-cell table:number-columns-repeated="16382"/>
        </table:table-row>
        <table:table-row table:style-name="ro1">
          <table:table-cell office:value-type="float" office:value="1763" table:formula="of:=[.A1761]+1" table:style-name="ce1">
            <text:p>1763</text:p>
          </table:table-cell>
          <table:table-cell office:value-type="float" office:value="32.462523122993218" table:formula="of:=10*LOG([.A1762])" table:style-name="ce1">
            <text:p>32,46252312</text:p>
          </table:table-cell>
          <table:table-cell table:number-columns-repeated="16382"/>
        </table:table-row>
        <table:table-row table:style-name="ro1">
          <table:table-cell office:value-type="float" office:value="1764" table:formula="of:=[.A1762]+1" table:style-name="ce1">
            <text:p>1764</text:p>
          </table:table-cell>
          <table:table-cell office:value-type="float" office:value="32.464985807958008" table:formula="of:=10*LOG([.A1763])" table:style-name="ce1">
            <text:p>32,46498581</text:p>
          </table:table-cell>
          <table:table-cell table:number-columns-repeated="16382"/>
        </table:table-row>
        <table:table-row table:style-name="ro1">
          <table:table-cell office:value-type="float" office:value="1765" table:formula="of:=[.A1763]+1" table:style-name="ce1">
            <text:p>1765</text:p>
          </table:table-cell>
          <table:table-cell office:value-type="float" office:value="32.467447097238413" table:formula="of:=10*LOG([.A1764])" table:style-name="ce1">
            <text:p>32,4674471</text:p>
          </table:table-cell>
          <table:table-cell table:number-columns-repeated="16382"/>
        </table:table-row>
        <table:table-row table:style-name="ro1">
          <table:table-cell office:value-type="float" office:value="1766" table:formula="of:=[.A1764]+1" table:style-name="ce1">
            <text:p>1766</text:p>
          </table:table-cell>
          <table:table-cell office:value-type="float" office:value="32.469906992415495" table:formula="of:=10*LOG([.A1765])" table:style-name="ce1">
            <text:p>32,46990699</text:p>
          </table:table-cell>
          <table:table-cell table:number-columns-repeated="16382"/>
        </table:table-row>
        <table:table-row table:style-name="ro1">
          <table:table-cell office:value-type="float" office:value="1767" table:formula="of:=[.A1765]+1" table:style-name="ce1">
            <text:p>1767</text:p>
          </table:table-cell>
          <table:table-cell office:value-type="float" office:value="32.472365495067642" table:formula="of:=10*LOG([.A1766])" table:style-name="ce1">
            <text:p>32,4723655</text:p>
          </table:table-cell>
          <table:table-cell table:number-columns-repeated="16382"/>
        </table:table-row>
        <table:table-row table:style-name="ro1">
          <table:table-cell office:value-type="float" office:value="1768" table:formula="of:=[.A1766]+1" table:style-name="ce1">
            <text:p>1768</text:p>
          </table:table-cell>
          <table:table-cell office:value-type="float" office:value="32.474822606770545" table:formula="of:=10*LOG([.A1767])" table:style-name="ce1">
            <text:p>32,47482261</text:p>
          </table:table-cell>
          <table:table-cell table:number-columns-repeated="16382"/>
        </table:table-row>
        <table:table-row table:style-name="ro1">
          <table:table-cell office:value-type="float" office:value="1769" table:formula="of:=[.A1767]+1" table:style-name="ce1">
            <text:p>1769</text:p>
          </table:table-cell>
          <table:table-cell office:value-type="float" office:value="32.477278329097231" table:formula="of:=10*LOG([.A1768])" table:style-name="ce1">
            <text:p>32,47727833</text:p>
          </table:table-cell>
          <table:table-cell table:number-columns-repeated="16382"/>
        </table:table-row>
        <table:table-row table:style-name="ro1">
          <table:table-cell office:value-type="float" office:value="1770" table:formula="of:=[.A1768]+1" table:style-name="ce1">
            <text:p>1770</text:p>
          </table:table-cell>
          <table:table-cell office:value-type="float" office:value="32.479732663618066" table:formula="of:=10*LOG([.A1769])" table:style-name="ce1">
            <text:p>32,47973266</text:p>
          </table:table-cell>
          <table:table-cell table:number-columns-repeated="16382"/>
        </table:table-row>
        <table:table-row table:style-name="ro1">
          <table:table-cell office:value-type="float" office:value="1771" table:formula="of:=[.A1769]+1" table:style-name="ce1">
            <text:p>1771</text:p>
          </table:table-cell>
          <table:table-cell office:value-type="float" office:value="32.482185611900746" table:formula="of:=10*LOG([.A1770])" table:style-name="ce1">
            <text:p>32,48218561</text:p>
          </table:table-cell>
          <table:table-cell table:number-columns-repeated="16382"/>
        </table:table-row>
        <table:table-row table:style-name="ro1">
          <table:table-cell office:value-type="float" office:value="1772" table:formula="of:=[.A1770]+1" table:style-name="ce1">
            <text:p>1772</text:p>
          </table:table-cell>
          <table:table-cell office:value-type="float" office:value="32.484637175510322" table:formula="of:=10*LOG([.A1771])" table:style-name="ce1">
            <text:p>32,48463718</text:p>
          </table:table-cell>
          <table:table-cell table:number-columns-repeated="16382"/>
        </table:table-row>
        <table:table-row table:style-name="ro1">
          <table:table-cell office:value-type="float" office:value="1773" table:formula="of:=[.A1771]+1" table:style-name="ce1">
            <text:p>1773</text:p>
          </table:table-cell>
          <table:table-cell office:value-type="float" office:value="32.487087356009177" table:formula="of:=10*LOG([.A1772])" table:style-name="ce1">
            <text:p>32,48708736</text:p>
          </table:table-cell>
          <table:table-cell table:number-columns-repeated="16382"/>
        </table:table-row>
        <table:table-row table:style-name="ro1">
          <table:table-cell office:value-type="float" office:value="1774" table:formula="of:=[.A1772]+1" table:style-name="ce1">
            <text:p>1774</text:p>
          </table:table-cell>
          <table:table-cell office:value-type="float" office:value="32.489536154957072" table:formula="of:=10*LOG([.A1773])" table:style-name="ce1">
            <text:p>32,48953615</text:p>
          </table:table-cell>
          <table:table-cell table:number-columns-repeated="16382"/>
        </table:table-row>
        <table:table-row table:style-name="ro1">
          <table:table-cell office:value-type="float" office:value="1775" table:formula="of:=[.A1773]+1" table:style-name="ce1">
            <text:p>1775</text:p>
          </table:table-cell>
          <table:table-cell office:value-type="float" office:value="32.491983573911128" table:formula="of:=10*LOG([.A1774])" table:style-name="ce1">
            <text:p>32,49198357</text:p>
          </table:table-cell>
          <table:table-cell table:number-columns-repeated="16382"/>
        </table:table-row>
        <table:table-row table:style-name="ro1">
          <table:table-cell office:value-type="float" office:value="1776" table:formula="of:=[.A1774]+1" table:style-name="ce1">
            <text:p>1776</text:p>
          </table:table-cell>
          <table:table-cell office:value-type="float" office:value="32.494429614425819" table:formula="of:=10*LOG([.A1775])" table:style-name="ce1">
            <text:p>32,49442961</text:p>
          </table:table-cell>
          <table:table-cell table:number-columns-repeated="16382"/>
        </table:table-row>
        <table:table-row table:style-name="ro1">
          <table:table-cell office:value-type="float" office:value="1777" table:formula="of:=[.A1775]+1" table:style-name="ce1">
            <text:p>1777</text:p>
          </table:table-cell>
          <table:table-cell office:value-type="float" office:value="32.496874278053014" table:formula="of:=10*LOG([.A1776])" table:style-name="ce1">
            <text:p>32,49687428</text:p>
          </table:table-cell>
          <table:table-cell table:number-columns-repeated="16382"/>
        </table:table-row>
        <table:table-row table:style-name="ro1">
          <table:table-cell office:value-type="float" office:value="1778" table:formula="of:=[.A1776]+1" table:style-name="ce1">
            <text:p>1778</text:p>
          </table:table-cell>
          <table:table-cell office:value-type="float" office:value="32.499317566341951" table:formula="of:=10*LOG([.A1777])" table:style-name="ce1">
            <text:p>32,49931757</text:p>
          </table:table-cell>
          <table:table-cell table:number-columns-repeated="16382"/>
        </table:table-row>
        <table:table-row table:style-name="ro1">
          <table:table-cell office:value-type="float" office:value="1779" table:formula="of:=[.A1777]+1" table:style-name="ce1">
            <text:p>1779</text:p>
          </table:table-cell>
          <table:table-cell office:value-type="float" office:value="32.501759480839254" table:formula="of:=10*LOG([.A1778])" table:style-name="ce1">
            <text:p>32,50175948</text:p>
          </table:table-cell>
          <table:table-cell table:number-columns-repeated="16382"/>
        </table:table-row>
        <table:table-row table:style-name="ro1">
          <table:table-cell office:value-type="float" office:value="1780" table:formula="of:=[.A1778]+1" table:style-name="ce1">
            <text:p>1780</text:p>
          </table:table-cell>
          <table:table-cell office:value-type="float" office:value="32.504200023088941" table:formula="of:=10*LOG([.A1779])" table:style-name="ce1">
            <text:p>32,50420002</text:p>
          </table:table-cell>
          <table:table-cell table:number-columns-repeated="16382"/>
        </table:table-row>
        <table:table-row table:style-name="ro1">
          <table:table-cell office:value-type="float" office:value="1781" table:formula="of:=[.A1779]+1" table:style-name="ce1">
            <text:p>1781</text:p>
          </table:table-cell>
          <table:table-cell office:value-type="float" office:value="32.506639194632434" table:formula="of:=10*LOG([.A1780])" table:style-name="ce1">
            <text:p>32,50663919</text:p>
          </table:table-cell>
          <table:table-cell table:number-columns-repeated="16382"/>
        </table:table-row>
        <table:table-row table:style-name="ro1">
          <table:table-cell office:value-type="float" office:value="1782" table:formula="of:=[.A1780]+1" table:style-name="ce1">
            <text:p>1782</text:p>
          </table:table-cell>
          <table:table-cell office:value-type="float" office:value="32.509076997008563" table:formula="of:=10*LOG([.A1781])" table:style-name="ce1">
            <text:p>32,509077</text:p>
          </table:table-cell>
          <table:table-cell table:number-columns-repeated="16382"/>
        </table:table-row>
        <table:table-row table:style-name="ro1">
          <table:table-cell office:value-type="float" office:value="1783" table:formula="of:=[.A1781]+1" table:style-name="ce1">
            <text:p>1783</text:p>
          </table:table-cell>
          <table:table-cell office:value-type="float" office:value="32.511513431753542" table:formula="of:=10*LOG([.A1782])" table:style-name="ce1">
            <text:p>32,51151343</text:p>
          </table:table-cell>
          <table:table-cell table:number-columns-repeated="16382"/>
        </table:table-row>
        <table:table-row table:style-name="ro1">
          <table:table-cell office:value-type="float" office:value="1784" table:formula="of:=[.A1782]+1" table:style-name="ce1">
            <text:p>1784</text:p>
          </table:table-cell>
          <table:table-cell office:value-type="float" office:value="32.513948500401042" table:formula="of:=10*LOG([.A1783])" table:style-name="ce1">
            <text:p>32,5139485</text:p>
          </table:table-cell>
          <table:table-cell table:number-columns-repeated="16382"/>
        </table:table-row>
        <table:table-row table:style-name="ro1">
          <table:table-cell office:value-type="float" office:value="1785" table:formula="of:=[.A1783]+1" table:style-name="ce1">
            <text:p>1785</text:p>
          </table:table-cell>
          <table:table-cell office:value-type="float" office:value="32.51638220448212" table:formula="of:=10*LOG([.A1784])" table:style-name="ce1">
            <text:p>32,5163822</text:p>
          </table:table-cell>
          <table:table-cell table:number-columns-repeated="16382"/>
        </table:table-row>
        <table:table-row table:style-name="ro1">
          <table:table-cell office:value-type="float" office:value="1786" table:formula="of:=[.A1784]+1" table:style-name="ce1">
            <text:p>1786</text:p>
          </table:table-cell>
          <table:table-cell office:value-type="float" office:value="32.518814545525274" table:formula="of:=10*LOG([.A1785])" table:style-name="ce1">
            <text:p>32,51881455</text:p>
          </table:table-cell>
          <table:table-cell table:number-columns-repeated="16382"/>
        </table:table-row>
        <table:table-row table:style-name="ro1">
          <table:table-cell office:value-type="float" office:value="1787" table:formula="of:=[.A1785]+1" table:style-name="ce1">
            <text:p>1787</text:p>
          </table:table-cell>
          <table:table-cell office:value-type="float" office:value="32.521245525056443" table:formula="of:=10*LOG([.A1786])" table:style-name="ce1">
            <text:p>32,52124553</text:p>
          </table:table-cell>
          <table:table-cell table:number-columns-repeated="16382"/>
        </table:table-row>
        <table:table-row table:style-name="ro1">
          <table:table-cell office:value-type="float" office:value="1788" table:formula="of:=[.A1786]+1" table:style-name="ce1">
            <text:p>1788</text:p>
          </table:table-cell>
          <table:table-cell office:value-type="float" office:value="32.52367514459899" table:formula="of:=10*LOG([.A1787])" table:style-name="ce1">
            <text:p>32,52367514</text:p>
          </table:table-cell>
          <table:table-cell table:number-columns-repeated="16382"/>
        </table:table-row>
        <table:table-row table:style-name="ro1">
          <table:table-cell office:value-type="float" office:value="1789" table:formula="of:=[.A1787]+1" table:style-name="ce1">
            <text:p>1789</text:p>
          </table:table-cell>
          <table:table-cell office:value-type="float" office:value="32.52610340567373" table:formula="of:=10*LOG([.A1788])" table:style-name="ce1">
            <text:p>32,52610341</text:p>
          </table:table-cell>
          <table:table-cell table:number-columns-repeated="16382"/>
        </table:table-row>
        <table:table-row table:style-name="ro1">
          <table:table-cell office:value-type="float" office:value="1790" table:formula="of:=[.A1788]+1" table:style-name="ce1">
            <text:p>1790</text:p>
          </table:table-cell>
          <table:table-cell office:value-type="float" office:value="32.528530309798931" table:formula="of:=10*LOG([.A1789])" table:style-name="ce1">
            <text:p>32,52853031</text:p>
          </table:table-cell>
          <table:table-cell table:number-columns-repeated="16382"/>
        </table:table-row>
        <table:table-row table:style-name="ro1">
          <table:table-cell office:value-type="float" office:value="1791" table:formula="of:=[.A1789]+1" table:style-name="ce1">
            <text:p>1791</text:p>
          </table:table-cell>
          <table:table-cell office:value-type="float" office:value="32.530955858490316" table:formula="of:=10*LOG([.A1790])" table:style-name="ce1">
            <text:p>32,53095586</text:p>
          </table:table-cell>
          <table:table-cell table:number-columns-repeated="16382"/>
        </table:table-row>
        <table:table-row table:style-name="ro1">
          <table:table-cell office:value-type="float" office:value="1792" table:formula="of:=[.A1790]+1" table:style-name="ce1">
            <text:p>1792</text:p>
          </table:table-cell>
          <table:table-cell office:value-type="float" office:value="32.533380053261062" table:formula="of:=10*LOG([.A1791])" table:style-name="ce1">
            <text:p>32,53338005</text:p>
          </table:table-cell>
          <table:table-cell table:number-columns-repeated="16382"/>
        </table:table-row>
        <table:table-row table:style-name="ro1">
          <table:table-cell office:value-type="float" office:value="1793" table:formula="of:=[.A1791]+1" table:style-name="ce1">
            <text:p>1793</text:p>
          </table:table-cell>
          <table:table-cell office:value-type="float" office:value="32.535802895621828" table:formula="of:=10*LOG([.A1792])" table:style-name="ce1">
            <text:p>32,5358029</text:p>
          </table:table-cell>
          <table:table-cell table:number-columns-repeated="16382"/>
        </table:table-row>
        <table:table-row table:style-name="ro1">
          <table:table-cell office:value-type="float" office:value="1794" table:formula="of:=[.A1792]+1" table:style-name="ce1">
            <text:p>1794</text:p>
          </table:table-cell>
          <table:table-cell office:value-type="float" office:value="32.538224387080732" table:formula="of:=10*LOG([.A1793])" table:style-name="ce1">
            <text:p>32,53822439</text:p>
          </table:table-cell>
          <table:table-cell table:number-columns-repeated="16382"/>
        </table:table-row>
        <table:table-row table:style-name="ro1">
          <table:table-cell office:value-type="float" office:value="1795" table:formula="of:=[.A1793]+1" table:style-name="ce1">
            <text:p>1795</text:p>
          </table:table-cell>
          <table:table-cell office:value-type="float" office:value="32.540644529143378" table:formula="of:=10*LOG([.A1794])" table:style-name="ce1">
            <text:p>32,54064453</text:p>
          </table:table-cell>
          <table:table-cell table:number-columns-repeated="16382"/>
        </table:table-row>
        <table:table-row table:style-name="ro1">
          <table:table-cell office:value-type="float" office:value="1796" table:formula="of:=[.A1794]+1" table:style-name="ce1">
            <text:p>1796</text:p>
          </table:table-cell>
          <table:table-cell office:value-type="float" office:value="32.543063323312857" table:formula="of:=10*LOG([.A1795])" table:style-name="ce1">
            <text:p>32,54306332</text:p>
          </table:table-cell>
          <table:table-cell table:number-columns-repeated="16382"/>
        </table:table-row>
        <table:table-row table:style-name="ro1">
          <table:table-cell office:value-type="float" office:value="1797" table:formula="of:=[.A1795]+1" table:style-name="ce1">
            <text:p>1797</text:p>
          </table:table-cell>
          <table:table-cell office:value-type="float" office:value="32.545480771089736" table:formula="of:=10*LOG([.A1796])" table:style-name="ce1">
            <text:p>32,54548077</text:p>
          </table:table-cell>
          <table:table-cell table:number-columns-repeated="16382"/>
        </table:table-row>
        <table:table-row table:style-name="ro1">
          <table:table-cell office:value-type="float" office:value="1798" table:formula="of:=[.A1796]+1" table:style-name="ce1">
            <text:p>1798</text:p>
          </table:table-cell>
          <table:table-cell office:value-type="float" office:value="32.5478968739721" table:formula="of:=10*LOG([.A1797])" table:style-name="ce1">
            <text:p>32,54789687</text:p>
          </table:table-cell>
          <table:table-cell table:number-columns-repeated="16382"/>
        </table:table-row>
        <table:table-row table:style-name="ro1">
          <table:table-cell office:value-type="float" office:value="1799" table:formula="of:=[.A1797]+1" table:style-name="ce1">
            <text:p>1799</text:p>
          </table:table-cell>
          <table:table-cell office:value-type="float" office:value="32.550311633455514" table:formula="of:=10*LOG([.A1798])" table:style-name="ce1">
            <text:p>32,55031163</text:p>
          </table:table-cell>
          <table:table-cell table:number-columns-repeated="16382"/>
        </table:table-row>
        <table:table-row table:style-name="ro1">
          <table:table-cell office:value-type="float" office:value="1800" table:formula="of:=[.A1798]+1" table:style-name="ce1">
            <text:p>1800</text:p>
          </table:table-cell>
          <table:table-cell office:value-type="float" office:value="32.552725051033057" table:formula="of:=10*LOG([.A1799])" table:style-name="ce1">
            <text:p>32,55272505</text:p>
          </table:table-cell>
          <table:table-cell table:number-columns-repeated="16382"/>
        </table:table-row>
        <table:table-row table:style-name="ro1">
          <table:table-cell office:value-type="float" office:value="1801" table:formula="of:=[.A1799]+1" table:style-name="ce1">
            <text:p>1801</text:p>
          </table:table-cell>
          <table:table-cell office:value-type="float" office:value="32.555137128195334" table:formula="of:=10*LOG([.A1800])" table:style-name="ce1">
            <text:p>32,55513713</text:p>
          </table:table-cell>
          <table:table-cell table:number-columns-repeated="16382"/>
        </table:table-row>
        <table:table-row table:style-name="ro1">
          <table:table-cell office:value-type="float" office:value="1802" table:formula="of:=[.A1800]+1" table:style-name="ce1">
            <text:p>1802</text:p>
          </table:table-cell>
          <table:table-cell office:value-type="float" office:value="32.55754786643044" table:formula="of:=10*LOG([.A1801])" table:style-name="ce1">
            <text:p>32,55754787</text:p>
          </table:table-cell>
          <table:table-cell table:number-columns-repeated="16382"/>
        </table:table-row>
        <table:table-row table:style-name="ro1">
          <table:table-cell office:value-type="float" office:value="1803" table:formula="of:=[.A1801]+1" table:style-name="ce1">
            <text:p>1803</text:p>
          </table:table-cell>
          <table:table-cell office:value-type="float" office:value="32.559957267224021" table:formula="of:=10*LOG([.A1802])" table:style-name="ce1">
            <text:p>32,55995727</text:p>
          </table:table-cell>
          <table:table-cell table:number-columns-repeated="16382"/>
        </table:table-row>
        <table:table-row table:style-name="ro1">
          <table:table-cell office:value-type="float" office:value="1804" table:formula="of:=[.A1802]+1" table:style-name="ce1">
            <text:p>1804</text:p>
          </table:table-cell>
          <table:table-cell office:value-type="float" office:value="32.56236533205923" table:formula="of:=10*LOG([.A1803])" table:style-name="ce1">
            <text:p>32,56236533</text:p>
          </table:table-cell>
          <table:table-cell table:number-columns-repeated="16382"/>
        </table:table-row>
        <table:table-row table:style-name="ro1">
          <table:table-cell office:value-type="float" office:value="1805" table:formula="of:=[.A1803]+1" table:style-name="ce1">
            <text:p>1805</text:p>
          </table:table-cell>
          <table:table-cell office:value-type="float" office:value="32.564772062416772" table:formula="of:=10*LOG([.A1804])" table:style-name="ce1">
            <text:p>32,56477206</text:p>
          </table:table-cell>
          <table:table-cell table:number-columns-repeated="16382"/>
        </table:table-row>
        <table:table-row table:style-name="ro1">
          <table:table-cell office:value-type="float" office:value="1806" table:formula="of:=[.A1804]+1" table:style-name="ce1">
            <text:p>1806</text:p>
          </table:table-cell>
          <table:table-cell office:value-type="float" office:value="32.567177459774868" table:formula="of:=10*LOG([.A1805])" table:style-name="ce1">
            <text:p>32,56717746</text:p>
          </table:table-cell>
          <table:table-cell table:number-columns-repeated="16382"/>
        </table:table-row>
        <table:table-row table:style-name="ro1">
          <table:table-cell office:value-type="float" office:value="1807" table:formula="of:=[.A1805]+1" table:style-name="ce1">
            <text:p>1807</text:p>
          </table:table-cell>
          <table:table-cell office:value-type="float" office:value="32.569581525609323" table:formula="of:=10*LOG([.A1806])" table:style-name="ce1">
            <text:p>32,56958153</text:p>
          </table:table-cell>
          <table:table-cell table:number-columns-repeated="16382"/>
        </table:table-row>
        <table:table-row table:style-name="ro1">
          <table:table-cell office:value-type="float" office:value="1808" table:formula="of:=[.A1806]+1" table:style-name="ce1">
            <text:p>1808</text:p>
          </table:table-cell>
          <table:table-cell office:value-type="float" office:value="32.571984261393446" table:formula="of:=10*LOG([.A1807])" table:style-name="ce1">
            <text:p>32,57198426</text:p>
          </table:table-cell>
          <table:table-cell table:number-columns-repeated="16382"/>
        </table:table-row>
        <table:table-row table:style-name="ro1">
          <table:table-cell office:value-type="float" office:value="1809" table:formula="of:=[.A1807]+1" table:style-name="ce1">
            <text:p>1809</text:p>
          </table:table-cell>
          <table:table-cell office:value-type="float" office:value="32.57438566859814" table:formula="of:=10*LOG([.A1808])" table:style-name="ce1">
            <text:p>32,57438567</text:p>
          </table:table-cell>
          <table:table-cell table:number-columns-repeated="16382"/>
        </table:table-row>
        <table:table-row table:style-name="ro1">
          <table:table-cell office:value-type="float" office:value="1810" table:formula="of:=[.A1808]+1" table:style-name="ce1">
            <text:p>1810</text:p>
          </table:table-cell>
          <table:table-cell office:value-type="float" office:value="32.576785748691847" table:formula="of:=10*LOG([.A1809])" table:style-name="ce1">
            <text:p>32,57678575</text:p>
          </table:table-cell>
          <table:table-cell table:number-columns-repeated="16382"/>
        </table:table-row>
        <table:table-row table:style-name="ro1">
          <table:table-cell office:value-type="float" office:value="1811" table:formula="of:=[.A1809]+1" table:style-name="ce1">
            <text:p>1811</text:p>
          </table:table-cell>
          <table:table-cell office:value-type="float" office:value="32.579184503140588" table:formula="of:=10*LOG([.A1810])" table:style-name="ce1">
            <text:p>32,5791845</text:p>
          </table:table-cell>
          <table:table-cell table:number-columns-repeated="16382"/>
        </table:table-row>
        <table:table-row table:style-name="ro1">
          <table:table-cell office:value-type="float" office:value="1812" table:formula="of:=[.A1810]+1" table:style-name="ce1">
            <text:p>1812</text:p>
          </table:table-cell>
          <table:table-cell office:value-type="float" office:value="32.581581933407946" table:formula="of:=10*LOG([.A1811])" table:style-name="ce1">
            <text:p>32,58158193</text:p>
          </table:table-cell>
          <table:table-cell table:number-columns-repeated="16382"/>
        </table:table-row>
        <table:table-row table:style-name="ro1">
          <table:table-cell office:value-type="float" office:value="1813" table:formula="of:=[.A1811]+1" table:style-name="ce1">
            <text:p>1813</text:p>
          </table:table-cell>
          <table:table-cell office:value-type="float" office:value="32.583978040955088" table:formula="of:=10*LOG([.A1812])" table:style-name="ce1">
            <text:p>32,58397804</text:p>
          </table:table-cell>
          <table:table-cell table:number-columns-repeated="16382"/>
        </table:table-row>
        <table:table-row table:style-name="ro1">
          <table:table-cell office:value-type="float" office:value="1814" table:formula="of:=[.A1812]+1" table:style-name="ce1">
            <text:p>1814</text:p>
          </table:table-cell>
          <table:table-cell office:value-type="float" office:value="32.586372827240766" table:formula="of:=10*LOG([.A1813])" table:style-name="ce1">
            <text:p>32,58637283</text:p>
          </table:table-cell>
          <table:table-cell table:number-columns-repeated="16382"/>
        </table:table-row>
        <table:table-row table:style-name="ro1">
          <table:table-cell office:value-type="float" office:value="1815" table:formula="of:=[.A1813]+1" table:style-name="ce1">
            <text:p>1815</text:p>
          </table:table-cell>
          <table:table-cell office:value-type="float" office:value="32.588766293721314" table:formula="of:=10*LOG([.A1814])" table:style-name="ce1">
            <text:p>32,58876629</text:p>
          </table:table-cell>
          <table:table-cell table:number-columns-repeated="16382"/>
        </table:table-row>
        <table:table-row table:style-name="ro1">
          <table:table-cell office:value-type="float" office:value="1816" table:formula="of:=[.A1814]+1" table:style-name="ce1">
            <text:p>1816</text:p>
          </table:table-cell>
          <table:table-cell office:value-type="float" office:value="32.591158441850666" table:formula="of:=10*LOG([.A1815])" table:style-name="ce1">
            <text:p>32,59115844</text:p>
          </table:table-cell>
          <table:table-cell table:number-columns-repeated="16382"/>
        </table:table-row>
        <table:table-row table:style-name="ro1">
          <table:table-cell office:value-type="float" office:value="1817" table:formula="of:=[.A1815]+1" table:style-name="ce1">
            <text:p>1817</text:p>
          </table:table-cell>
          <table:table-cell office:value-type="float" office:value="32.593549273080342" table:formula="of:=10*LOG([.A1816])" table:style-name="ce1">
            <text:p>32,59354927</text:p>
          </table:table-cell>
          <table:table-cell table:number-columns-repeated="16382"/>
        </table:table-row>
        <table:table-row table:style-name="ro1">
          <table:table-cell office:value-type="float" office:value="1818" table:formula="of:=[.A1816]+1" table:style-name="ce1">
            <text:p>1818</text:p>
          </table:table-cell>
          <table:table-cell office:value-type="float" office:value="32.595938788859485" table:formula="of:=10*LOG([.A1817])" table:style-name="ce1">
            <text:p>32,59593879</text:p>
          </table:table-cell>
          <table:table-cell table:number-columns-repeated="16382"/>
        </table:table-row>
        <table:table-row table:style-name="ro1">
          <table:table-cell office:value-type="float" office:value="1819" table:formula="of:=[.A1817]+1" table:style-name="ce1">
            <text:p>1819</text:p>
          </table:table-cell>
          <table:table-cell office:value-type="float" office:value="32.598326990634831" table:formula="of:=10*LOG([.A1818])" table:style-name="ce1">
            <text:p>32,59832699</text:p>
          </table:table-cell>
          <table:table-cell table:number-columns-repeated="16382"/>
        </table:table-row>
        <table:table-row table:style-name="ro1">
          <table:table-cell office:value-type="float" office:value="1820" table:formula="of:=[.A1818]+1" table:style-name="ce1">
            <text:p>1820</text:p>
          </table:table-cell>
          <table:table-cell office:value-type="float" office:value="32.600713879850744" table:formula="of:=10*LOG([.A1819])" table:style-name="ce1">
            <text:p>32,60071388</text:p>
          </table:table-cell>
          <table:table-cell table:number-columns-repeated="16382"/>
        </table:table-row>
        <table:table-row table:style-name="ro1">
          <table:table-cell office:value-type="float" office:value="1821" table:formula="of:=[.A1819]+1" table:style-name="ce1">
            <text:p>1821</text:p>
          </table:table-cell>
          <table:table-cell office:value-type="float" office:value="32.603099457949199" table:formula="of:=10*LOG([.A1820])" table:style-name="ce1">
            <text:p>32,60309946</text:p>
          </table:table-cell>
          <table:table-cell table:number-columns-repeated="16382"/>
        </table:table-row>
        <table:table-row table:style-name="ro1">
          <table:table-cell office:value-type="float" office:value="1822" table:formula="of:=[.A1820]+1" table:style-name="ce1">
            <text:p>1822</text:p>
          </table:table-cell>
          <table:table-cell office:value-type="float" office:value="32.605483726369798" table:formula="of:=10*LOG([.A1821])" table:style-name="ce1">
            <text:p>32,60548373</text:p>
          </table:table-cell>
          <table:table-cell table:number-columns-repeated="16382"/>
        </table:table-row>
        <table:table-row table:style-name="ro1">
          <table:table-cell office:value-type="float" office:value="1823" table:formula="of:=[.A1821]+1" table:style-name="ce1">
            <text:p>1823</text:p>
          </table:table-cell>
          <table:table-cell office:value-type="float" office:value="32.607866686549762" table:formula="of:=10*LOG([.A1822])" table:style-name="ce1">
            <text:p>32,60786669</text:p>
          </table:table-cell>
          <table:table-cell table:number-columns-repeated="16382"/>
        </table:table-row>
        <table:table-row table:style-name="ro1">
          <table:table-cell office:value-type="float" office:value="1824" table:formula="of:=[.A1822]+1" table:style-name="ce1">
            <text:p>1824</text:p>
          </table:table-cell>
          <table:table-cell office:value-type="float" office:value="32.61024833992397" table:formula="of:=10*LOG([.A1823])" table:style-name="ce1">
            <text:p>32,61024834</text:p>
          </table:table-cell>
          <table:table-cell table:number-columns-repeated="16382"/>
        </table:table-row>
        <table:table-row table:style-name="ro1">
          <table:table-cell office:value-type="float" office:value="1825" table:formula="of:=[.A1823]+1" table:style-name="ce1">
            <text:p>1825</text:p>
          </table:table-cell>
          <table:table-cell office:value-type="float" office:value="32.612628687924932" table:formula="of:=10*LOG([.A1824])" table:style-name="ce1">
            <text:p>32,61262869</text:p>
          </table:table-cell>
          <table:table-cell table:number-columns-repeated="16382"/>
        </table:table-row>
        <table:table-row table:style-name="ro1">
          <table:table-cell office:value-type="float" office:value="1826" table:formula="of:=[.A1824]+1" table:style-name="ce1">
            <text:p>1826</text:p>
          </table:table-cell>
          <table:table-cell office:value-type="float" office:value="32.6150077319828" table:formula="of:=10*LOG([.A1825])" table:style-name="ce1">
            <text:p>32,61500773</text:p>
          </table:table-cell>
          <table:table-cell table:number-columns-repeated="16382"/>
        </table:table-row>
        <table:table-row table:style-name="ro1">
          <table:table-cell office:value-type="float" office:value="1827" table:formula="of:=[.A1825]+1" table:style-name="ce1">
            <text:p>1827</text:p>
          </table:table-cell>
          <table:table-cell office:value-type="float" office:value="32.617385473525374" table:formula="of:=10*LOG([.A1826])" table:style-name="ce1">
            <text:p>32,61738547</text:p>
          </table:table-cell>
          <table:table-cell table:number-columns-repeated="16382"/>
        </table:table-row>
        <table:table-row table:style-name="ro1">
          <table:table-cell office:value-type="float" office:value="1828" table:formula="of:=[.A1826]+1" table:style-name="ce1">
            <text:p>1828</text:p>
          </table:table-cell>
          <table:table-cell office:value-type="float" office:value="32.619761913978124" table:formula="of:=10*LOG([.A1827])" table:style-name="ce1">
            <text:p>32,61976191</text:p>
          </table:table-cell>
          <table:table-cell table:number-columns-repeated="16382"/>
        </table:table-row>
        <table:table-row table:style-name="ro1">
          <table:table-cell office:value-type="float" office:value="1829" table:formula="of:=[.A1827]+1" table:style-name="ce1">
            <text:p>1829</text:p>
          </table:table-cell>
          <table:table-cell office:value-type="float" office:value="32.622137054764167" table:formula="of:=10*LOG([.A1828])" table:style-name="ce1">
            <text:p>32,62213705</text:p>
          </table:table-cell>
          <table:table-cell table:number-columns-repeated="16382"/>
        </table:table-row>
        <table:table-row table:style-name="ro1">
          <table:table-cell office:value-type="float" office:value="1830" table:formula="of:=[.A1828]+1" table:style-name="ce1">
            <text:p>1830</text:p>
          </table:table-cell>
          <table:table-cell office:value-type="float" office:value="32.62451089730429" table:formula="of:=10*LOG([.A1829])" table:style-name="ce1">
            <text:p>32,6245109</text:p>
          </table:table-cell>
          <table:table-cell table:number-columns-repeated="16382"/>
        </table:table-row>
        <table:table-row table:style-name="ro1">
          <table:table-cell office:value-type="float" office:value="1831" table:formula="of:=[.A1829]+1" table:style-name="ce1">
            <text:p>1831</text:p>
          </table:table-cell>
          <table:table-cell office:value-type="float" office:value="32.626883443016965" table:formula="of:=10*LOG([.A1830])" table:style-name="ce1">
            <text:p>32,62688344</text:p>
          </table:table-cell>
          <table:table-cell table:number-columns-repeated="16382"/>
        </table:table-row>
        <table:table-row table:style-name="ro1">
          <table:table-cell office:value-type="float" office:value="1832" table:formula="of:=[.A1830]+1" table:style-name="ce1">
            <text:p>1832</text:p>
          </table:table-cell>
          <table:table-cell office:value-type="float" office:value="32.629254693318316" table:formula="of:=10*LOG([.A1831])" table:style-name="ce1">
            <text:p>32,62925469</text:p>
          </table:table-cell>
          <table:table-cell table:number-columns-repeated="16382"/>
        </table:table-row>
        <table:table-row table:style-name="ro1">
          <table:table-cell office:value-type="float" office:value="1833" table:formula="of:=[.A1831]+1" table:style-name="ce1">
            <text:p>1833</text:p>
          </table:table-cell>
          <table:table-cell office:value-type="float" office:value="32.631624649622168" table:formula="of:=10*LOG([.A1832])" table:style-name="ce1">
            <text:p>32,63162465</text:p>
          </table:table-cell>
          <table:table-cell table:number-columns-repeated="16382"/>
        </table:table-row>
        <table:table-row table:style-name="ro1">
          <table:table-cell office:value-type="float" office:value="1834" table:formula="of:=[.A1832]+1" table:style-name="ce1">
            <text:p>1834</text:p>
          </table:table-cell>
          <table:table-cell office:value-type="float" office:value="32.633993313340021" table:formula="of:=10*LOG([.A1833])" table:style-name="ce1">
            <text:p>32,63399331</text:p>
          </table:table-cell>
          <table:table-cell table:number-columns-repeated="16382"/>
        </table:table-row>
        <table:table-row table:style-name="ro1">
          <table:table-cell office:value-type="float" office:value="1835" table:formula="of:=[.A1833]+1" table:style-name="ce1">
            <text:p>1835</text:p>
          </table:table-cell>
          <table:table-cell office:value-type="float" office:value="32.63636068588108" table:formula="of:=10*LOG([.A1834])" table:style-name="ce1">
            <text:p>32,63636069</text:p>
          </table:table-cell>
          <table:table-cell table:number-columns-repeated="16382"/>
        </table:table-row>
        <table:table-row table:style-name="ro1">
          <table:table-cell office:value-type="float" office:value="1836" table:formula="of:=[.A1834]+1" table:style-name="ce1">
            <text:p>1836</text:p>
          </table:table-cell>
          <table:table-cell office:value-type="float" office:value="32.638726768652234" table:formula="of:=10*LOG([.A1835])" table:style-name="ce1">
            <text:p>32,63872677</text:p>
          </table:table-cell>
          <table:table-cell table:number-columns-repeated="16382"/>
        </table:table-row>
        <table:table-row table:style-name="ro1">
          <table:table-cell office:value-type="float" office:value="1837" table:formula="of:=[.A1835]+1" table:style-name="ce1">
            <text:p>1837</text:p>
          </table:table-cell>
          <table:table-cell office:value-type="float" office:value="32.641091563058083" table:formula="of:=10*LOG([.A1836])" table:style-name="ce1">
            <text:p>32,64109156</text:p>
          </table:table-cell>
          <table:table-cell table:number-columns-repeated="16382"/>
        </table:table-row>
        <table:table-row table:style-name="ro1">
          <table:table-cell office:value-type="float" office:value="1838" table:formula="of:=[.A1836]+1" table:style-name="ce1">
            <text:p>1838</text:p>
          </table:table-cell>
          <table:table-cell office:value-type="float" office:value="32.643455070500927" table:formula="of:=10*LOG([.A1837])" table:style-name="ce1">
            <text:p>32,64345507</text:p>
          </table:table-cell>
          <table:table-cell table:number-columns-repeated="16382"/>
        </table:table-row>
        <table:table-row table:style-name="ro1">
          <table:table-cell office:value-type="float" office:value="1839" table:formula="of:=[.A1837]+1" table:style-name="ce1">
            <text:p>1839</text:p>
          </table:table-cell>
          <table:table-cell office:value-type="float" office:value="32.645817292380777" table:formula="of:=10*LOG([.A1838])" table:style-name="ce1">
            <text:p>32,64581729</text:p>
          </table:table-cell>
          <table:table-cell table:number-columns-repeated="16382"/>
        </table:table-row>
        <table:table-row table:style-name="ro1">
          <table:table-cell office:value-type="float" office:value="1840" table:formula="of:=[.A1838]+1" table:style-name="ce1">
            <text:p>1840</text:p>
          </table:table-cell>
          <table:table-cell office:value-type="float" office:value="32.648178230095361" table:formula="of:=10*LOG([.A1839])" table:style-name="ce1">
            <text:p>32,64817823</text:p>
          </table:table-cell>
          <table:table-cell table:number-columns-repeated="16382"/>
        </table:table-row>
        <table:table-row table:style-name="ro1">
          <table:table-cell office:value-type="float" office:value="1841" table:formula="of:=[.A1839]+1" table:style-name="ce1">
            <text:p>1841</text:p>
          </table:table-cell>
          <table:table-cell office:value-type="float" office:value="32.650537885040144" table:formula="of:=10*LOG([.A1840])" table:style-name="ce1">
            <text:p>32,65053789</text:p>
          </table:table-cell>
          <table:table-cell table:number-columns-repeated="16382"/>
        </table:table-row>
        <table:table-row table:style-name="ro1">
          <table:table-cell office:value-type="float" office:value="1842" table:formula="of:=[.A1840]+1" table:style-name="ce1">
            <text:p>1842</text:p>
          </table:table-cell>
          <table:table-cell office:value-type="float" office:value="32.652896258608301" table:formula="of:=10*LOG([.A1841])" table:style-name="ce1">
            <text:p>32,65289626</text:p>
          </table:table-cell>
          <table:table-cell table:number-columns-repeated="16382"/>
        </table:table-row>
        <table:table-row table:style-name="ro1">
          <table:table-cell office:value-type="float" office:value="1843" table:formula="of:=[.A1841]+1" table:style-name="ce1">
            <text:p>1843</text:p>
          </table:table-cell>
          <table:table-cell office:value-type="float" office:value="32.655253352190734" table:formula="of:=10*LOG([.A1842])" table:style-name="ce1">
            <text:p>32,65525335</text:p>
          </table:table-cell>
          <table:table-cell table:number-columns-repeated="16382"/>
        </table:table-row>
        <table:table-row table:style-name="ro1">
          <table:table-cell office:value-type="float" office:value="1844" table:formula="of:=[.A1842]+1" table:style-name="ce1">
            <text:p>1844</text:p>
          </table:table-cell>
          <table:table-cell office:value-type="float" office:value="32.657609167176105" table:formula="of:=10*LOG([.A1843])" table:style-name="ce1">
            <text:p>32,65760917</text:p>
          </table:table-cell>
          <table:table-cell table:number-columns-repeated="16382"/>
        </table:table-row>
        <table:table-row table:style-name="ro1">
          <table:table-cell office:value-type="float" office:value="1845" table:formula="of:=[.A1843]+1" table:style-name="ce1">
            <text:p>1845</text:p>
          </table:table-cell>
          <table:table-cell office:value-type="float" office:value="32.65996370495079" table:formula="of:=10*LOG([.A1844])" table:style-name="ce1">
            <text:p>32,6599637</text:p>
          </table:table-cell>
          <table:table-cell table:number-columns-repeated="16382"/>
        </table:table-row>
        <table:table-row table:style-name="ro1">
          <table:table-cell office:value-type="float" office:value="1846" table:formula="of:=[.A1844]+1" table:style-name="ce1">
            <text:p>1846</text:p>
          </table:table-cell>
          <table:table-cell office:value-type="float" office:value="32.662316966898935" table:formula="of:=10*LOG([.A1845])" table:style-name="ce1">
            <text:p>32,66231697</text:p>
          </table:table-cell>
          <table:table-cell table:number-columns-repeated="16382"/>
        </table:table-row>
        <table:table-row table:style-name="ro1">
          <table:table-cell office:value-type="float" office:value="1847" table:formula="of:=[.A1845]+1" table:style-name="ce1">
            <text:p>1847</text:p>
          </table:table-cell>
          <table:table-cell office:value-type="float" office:value="32.664668954402416" table:formula="of:=10*LOG([.A1846])" table:style-name="ce1">
            <text:p>32,66466895</text:p>
          </table:table-cell>
          <table:table-cell table:number-columns-repeated="16382"/>
        </table:table-row>
        <table:table-row table:style-name="ro1">
          <table:table-cell office:value-type="float" office:value="1848" table:formula="of:=[.A1846]+1" table:style-name="ce1">
            <text:p>1848</text:p>
          </table:table-cell>
          <table:table-cell office:value-type="float" office:value="32.667019668840879" table:formula="of:=10*LOG([.A1847])" table:style-name="ce1">
            <text:p>32,66701967</text:p>
          </table:table-cell>
          <table:table-cell table:number-columns-repeated="16382"/>
        </table:table-row>
        <table:table-row table:style-name="ro1">
          <table:table-cell office:value-type="float" office:value="1849" table:formula="of:=[.A1847]+1" table:style-name="ce1">
            <text:p>1849</text:p>
          </table:table-cell>
          <table:table-cell office:value-type="float" office:value="32.669369111591728" table:formula="of:=10*LOG([.A1848])" table:style-name="ce1">
            <text:p>32,66936911</text:p>
          </table:table-cell>
          <table:table-cell table:number-columns-repeated="16382"/>
        </table:table-row>
        <table:table-row table:style-name="ro1">
          <table:table-cell office:value-type="float" office:value="1850" table:formula="of:=[.A1848]+1" table:style-name="ce1">
            <text:p>1850</text:p>
          </table:table-cell>
          <table:table-cell office:value-type="float" office:value="32.671717284030137" table:formula="of:=10*LOG([.A1849])" table:style-name="ce1">
            <text:p>32,67171728</text:p>
          </table:table-cell>
          <table:table-cell table:number-columns-repeated="16382"/>
        </table:table-row>
        <table:table-row table:style-name="ro1">
          <table:table-cell office:value-type="float" office:value="1851" table:formula="of:=[.A1849]+1" table:style-name="ce1">
            <text:p>1851</text:p>
          </table:table-cell>
          <table:table-cell office:value-type="float" office:value="32.674064187529041" table:formula="of:=10*LOG([.A1850])" table:style-name="ce1">
            <text:p>32,67406419</text:p>
          </table:table-cell>
          <table:table-cell table:number-columns-repeated="16382"/>
        </table:table-row>
        <table:table-row table:style-name="ro1">
          <table:table-cell office:value-type="float" office:value="1852" table:formula="of:=[.A1850]+1" table:style-name="ce1">
            <text:p>1852</text:p>
          </table:table-cell>
          <table:table-cell office:value-type="float" office:value="32.676409823459153" table:formula="of:=10*LOG([.A1851])" table:style-name="ce1">
            <text:p>32,67640982</text:p>
          </table:table-cell>
          <table:table-cell table:number-columns-repeated="16382"/>
        </table:table-row>
        <table:table-row table:style-name="ro1">
          <table:table-cell office:value-type="float" office:value="1853" table:formula="of:=[.A1851]+1" table:style-name="ce1">
            <text:p>1853</text:p>
          </table:table-cell>
          <table:table-cell office:value-type="float" office:value="32.678754193188972" table:formula="of:=10*LOG([.A1852])" table:style-name="ce1">
            <text:p>32,67875419</text:p>
          </table:table-cell>
          <table:table-cell table:number-columns-repeated="16382"/>
        </table:table-row>
        <table:table-row table:style-name="ro1">
          <table:table-cell office:value-type="float" office:value="1854" table:formula="of:=[.A1852]+1" table:style-name="ce1">
            <text:p>1854</text:p>
          </table:table-cell>
          <table:table-cell office:value-type="float" office:value="32.681097298084786" table:formula="of:=10*LOG([.A1853])" table:style-name="ce1">
            <text:p>32,6810973</text:p>
          </table:table-cell>
          <table:table-cell table:number-columns-repeated="16382"/>
        </table:table-row>
        <table:table-row table:style-name="ro1">
          <table:table-cell office:value-type="float" office:value="1855" table:formula="of:=[.A1853]+1" table:style-name="ce1">
            <text:p>1855</text:p>
          </table:table-cell>
          <table:table-cell office:value-type="float" office:value="32.683439139510646" table:formula="of:=10*LOG([.A1854])" table:style-name="ce1">
            <text:p>32,68343914</text:p>
          </table:table-cell>
          <table:table-cell table:number-columns-repeated="16382"/>
        </table:table-row>
        <table:table-row table:style-name="ro1">
          <table:table-cell office:value-type="float" office:value="1856" table:formula="of:=[.A1854]+1" table:style-name="ce1">
            <text:p>1856</text:p>
          </table:table-cell>
          <table:table-cell office:value-type="float" office:value="32.685779718828428" table:formula="of:=10*LOG([.A1855])" table:style-name="ce1">
            <text:p>32,68577972</text:p>
          </table:table-cell>
          <table:table-cell table:number-columns-repeated="16382"/>
        </table:table-row>
        <table:table-row table:style-name="ro1">
          <table:table-cell office:value-type="float" office:value="1857" table:formula="of:=[.A1855]+1" table:style-name="ce1">
            <text:p>1857</text:p>
          </table:table-cell>
          <table:table-cell office:value-type="float" office:value="32.688119037397804" table:formula="of:=10*LOG([.A1856])" table:style-name="ce1">
            <text:p>32,68811904</text:p>
          </table:table-cell>
          <table:table-cell table:number-columns-repeated="16382"/>
        </table:table-row>
        <table:table-row table:style-name="ro1">
          <table:table-cell office:value-type="float" office:value="1858" table:formula="of:=[.A1856]+1" table:style-name="ce1">
            <text:p>1858</text:p>
          </table:table-cell>
          <table:table-cell office:value-type="float" office:value="32.690457096576232" table:formula="of:=10*LOG([.A1857])" table:style-name="ce1">
            <text:p>32,6904571</text:p>
          </table:table-cell>
          <table:table-cell table:number-columns-repeated="16382"/>
        </table:table-row>
        <table:table-row table:style-name="ro1">
          <table:table-cell office:value-type="float" office:value="1859" table:formula="of:=[.A1857]+1" table:style-name="ce1">
            <text:p>1859</text:p>
          </table:table-cell>
          <table:table-cell office:value-type="float" office:value="32.692793897718985" table:formula="of:=10*LOG([.A1858])" table:style-name="ce1">
            <text:p>32,6927939</text:p>
          </table:table-cell>
          <table:table-cell table:number-columns-repeated="16382"/>
        </table:table-row>
        <table:table-row table:style-name="ro1">
          <table:table-cell office:value-type="float" office:value="1860" table:formula="of:=[.A1858]+1" table:style-name="ce1">
            <text:p>1860</text:p>
          </table:table-cell>
          <table:table-cell office:value-type="float" office:value="32.695129442179166" table:formula="of:=10*LOG([.A1859])" table:style-name="ce1">
            <text:p>32,69512944</text:p>
          </table:table-cell>
          <table:table-cell table:number-columns-repeated="16382"/>
        </table:table-row>
        <table:table-row table:style-name="ro1">
          <table:table-cell office:value-type="float" office:value="1861" table:formula="of:=[.A1859]+1" table:style-name="ce1">
            <text:p>1861</text:p>
          </table:table-cell>
          <table:table-cell office:value-type="float" office:value="32.697463731307671" table:formula="of:=10*LOG([.A1860])" table:style-name="ce1">
            <text:p>32,69746373</text:p>
          </table:table-cell>
          <table:table-cell table:number-columns-repeated="16382"/>
        </table:table-row>
        <table:table-row table:style-name="ro1">
          <table:table-cell office:value-type="float" office:value="1862" table:formula="of:=[.A1860]+1" table:style-name="ce1">
            <text:p>1862</text:p>
          </table:table-cell>
          <table:table-cell office:value-type="float" office:value="32.69979676645324" table:formula="of:=10*LOG([.A1861])" table:style-name="ce1">
            <text:p>32,69979677</text:p>
          </table:table-cell>
          <table:table-cell table:number-columns-repeated="16382"/>
        </table:table-row>
        <table:table-row table:style-name="ro1">
          <table:table-cell office:value-type="float" office:value="1863" table:formula="of:=[.A1861]+1" table:style-name="ce1">
            <text:p>1863</text:p>
          </table:table-cell>
          <table:table-cell office:value-type="float" office:value="32.702128548962428" table:formula="of:=10*LOG([.A1862])" table:style-name="ce1">
            <text:p>32,70212855</text:p>
          </table:table-cell>
          <table:table-cell table:number-columns-repeated="16382"/>
        </table:table-row>
        <table:table-row table:style-name="ro1">
          <table:table-cell office:value-type="float" office:value="1864" table:formula="of:=[.A1862]+1" table:style-name="ce1">
            <text:p>1864</text:p>
          </table:table-cell>
          <table:table-cell office:value-type="float" office:value="32.704459080179625" table:formula="of:=10*LOG([.A1863])" table:style-name="ce1">
            <text:p>32,70445908</text:p>
          </table:table-cell>
          <table:table-cell table:number-columns-repeated="16382"/>
        </table:table-row>
        <table:table-row table:style-name="ro1">
          <table:table-cell office:value-type="float" office:value="1865" table:formula="of:=[.A1863]+1" table:style-name="ce1">
            <text:p>1865</text:p>
          </table:table-cell>
          <table:table-cell office:value-type="float" office:value="32.706788361447067" table:formula="of:=10*LOG([.A1864])" table:style-name="ce1">
            <text:p>32,70678836</text:p>
          </table:table-cell>
          <table:table-cell table:number-columns-repeated="16382"/>
        </table:table-row>
        <table:table-row table:style-name="ro1">
          <table:table-cell office:value-type="float" office:value="1866" table:formula="of:=[.A1864]+1" table:style-name="ce1">
            <text:p>1866</text:p>
          </table:table-cell>
          <table:table-cell office:value-type="float" office:value="32.709116394104811" table:formula="of:=10*LOG([.A1865])" table:style-name="ce1">
            <text:p>32,70911639</text:p>
          </table:table-cell>
          <table:table-cell table:number-columns-repeated="16382"/>
        </table:table-row>
        <table:table-row table:style-name="ro1">
          <table:table-cell office:value-type="float" office:value="1867" table:formula="of:=[.A1865]+1" table:style-name="ce1">
            <text:p>1867</text:p>
          </table:table-cell>
          <table:table-cell office:value-type="float" office:value="32.711443179490786" table:formula="of:=10*LOG([.A1866])" table:style-name="ce1">
            <text:p>32,71144318</text:p>
          </table:table-cell>
          <table:table-cell table:number-columns-repeated="16382"/>
        </table:table-row>
        <table:table-row table:style-name="ro1">
          <table:table-cell office:value-type="float" office:value="1868" table:formula="of:=[.A1866]+1" table:style-name="ce1">
            <text:p>1868</text:p>
          </table:table-cell>
          <table:table-cell office:value-type="float" office:value="32.713768718940742" table:formula="of:=10*LOG([.A1867])" table:style-name="ce1">
            <text:p>32,71376872</text:p>
          </table:table-cell>
          <table:table-cell table:number-columns-repeated="16382"/>
        </table:table-row>
        <table:table-row table:style-name="ro1">
          <table:table-cell office:value-type="float" office:value="1869" table:formula="of:=[.A1867]+1" table:style-name="ce1">
            <text:p>1869</text:p>
          </table:table-cell>
          <table:table-cell office:value-type="float" office:value="32.716093013788317" table:formula="of:=10*LOG([.A1868])" table:style-name="ce1">
            <text:p>32,71609301</text:p>
          </table:table-cell>
          <table:table-cell table:number-columns-repeated="16382"/>
        </table:table-row>
        <table:table-row table:style-name="ro1">
          <table:table-cell office:value-type="float" office:value="1870" table:formula="of:=[.A1868]+1" table:style-name="ce1">
            <text:p>1870</text:p>
          </table:table-cell>
          <table:table-cell office:value-type="float" office:value="32.718416065364991" table:formula="of:=10*LOG([.A1869])" table:style-name="ce1">
            <text:p>32,71841607</text:p>
          </table:table-cell>
          <table:table-cell table:number-columns-repeated="16382"/>
        </table:table-row>
        <table:table-row table:style-name="ro1">
          <table:table-cell office:value-type="float" office:value="1871" table:formula="of:=[.A1869]+1" table:style-name="ce1">
            <text:p>1871</text:p>
          </table:table-cell>
          <table:table-cell office:value-type="float" office:value="32.720737875000097" table:formula="of:=10*LOG([.A1870])" table:style-name="ce1">
            <text:p>32,72073788</text:p>
          </table:table-cell>
          <table:table-cell table:number-columns-repeated="16382"/>
        </table:table-row>
        <table:table-row table:style-name="ro1">
          <table:table-cell office:value-type="float" office:value="1872" table:formula="of:=[.A1870]+1" table:style-name="ce1">
            <text:p>1872</text:p>
          </table:table-cell>
          <table:table-cell office:value-type="float" office:value="32.723058444020864" table:formula="of:=10*LOG([.A1871])" table:style-name="ce1">
            <text:p>32,72305844</text:p>
          </table:table-cell>
          <table:table-cell table:number-columns-repeated="16382"/>
        </table:table-row>
        <table:table-row table:style-name="ro1">
          <table:table-cell office:value-type="float" office:value="1873" table:formula="of:=[.A1871]+1" table:style-name="ce1">
            <text:p>1873</text:p>
          </table:table-cell>
          <table:table-cell office:value-type="float" office:value="32.725377773752371" table:formula="of:=10*LOG([.A1872])" table:style-name="ce1">
            <text:p>32,72537777</text:p>
          </table:table-cell>
          <table:table-cell table:number-columns-repeated="16382"/>
        </table:table-row>
        <table:table-row table:style-name="ro1">
          <table:table-cell office:value-type="float" office:value="1874" table:formula="of:=[.A1872]+1" table:style-name="ce1">
            <text:p>1874</text:p>
          </table:table-cell>
          <table:table-cell office:value-type="float" office:value="32.727695865517596" table:formula="of:=10*LOG([.A1873])" table:style-name="ce1">
            <text:p>32,72769587</text:p>
          </table:table-cell>
          <table:table-cell table:number-columns-repeated="16382"/>
        </table:table-row>
        <table:table-row table:style-name="ro1">
          <table:table-cell office:value-type="float" office:value="1875" table:formula="of:=[.A1873]+1" table:style-name="ce1">
            <text:p>1875</text:p>
          </table:table-cell>
          <table:table-cell office:value-type="float" office:value="32.730012720637376" table:formula="of:=10*LOG([.A1874])" table:style-name="ce1">
            <text:p>32,73001272</text:p>
          </table:table-cell>
          <table:table-cell table:number-columns-repeated="16382"/>
        </table:table-row>
        <table:table-row table:style-name="ro1">
          <table:table-cell office:value-type="float" office:value="1876" table:formula="of:=[.A1874]+1" table:style-name="ce1">
            <text:p>1876</text:p>
          </table:table-cell>
          <table:table-cell office:value-type="float" office:value="32.732328340430456" table:formula="of:=10*LOG([.A1875])" table:style-name="ce1">
            <text:p>32,73232834</text:p>
          </table:table-cell>
          <table:table-cell table:number-columns-repeated="16382"/>
        </table:table-row>
        <table:table-row table:style-name="ro1">
          <table:table-cell office:value-type="float" office:value="1877" table:formula="of:=[.A1875]+1" table:style-name="ce1">
            <text:p>1877</text:p>
          </table:table-cell>
          <table:table-cell office:value-type="float" office:value="32.734642726213458" table:formula="of:=10*LOG([.A1876])" table:style-name="ce1">
            <text:p>32,73464273</text:p>
          </table:table-cell>
          <table:table-cell table:number-columns-repeated="16382"/>
        </table:table-row>
        <table:table-row table:style-name="ro1">
          <table:table-cell office:value-type="float" office:value="1878" table:formula="of:=[.A1876]+1" table:style-name="ce1">
            <text:p>1878</text:p>
          </table:table-cell>
          <table:table-cell office:value-type="float" office:value="32.736955879300922" table:formula="of:=10*LOG([.A1877])" table:style-name="ce1">
            <text:p>32,73695588</text:p>
          </table:table-cell>
          <table:table-cell table:number-columns-repeated="16382"/>
        </table:table-row>
        <table:table-row table:style-name="ro1">
          <table:table-cell office:value-type="float" office:value="1879" table:formula="of:=[.A1877]+1" table:style-name="ce1">
            <text:p>1879</text:p>
          </table:table-cell>
          <table:table-cell office:value-type="float" office:value="32.739267801005255" table:formula="of:=10*LOG([.A1878])" table:style-name="ce1">
            <text:p>32,7392678</text:p>
          </table:table-cell>
          <table:table-cell table:number-columns-repeated="16382"/>
        </table:table-row>
        <table:table-row table:style-name="ro1">
          <table:table-cell office:value-type="float" office:value="1880" table:formula="of:=[.A1878]+1" table:style-name="ce1">
            <text:p>1880</text:p>
          </table:table-cell>
          <table:table-cell office:value-type="float" office:value="32.741578492636798" table:formula="of:=10*LOG([.A1879])" table:style-name="ce1">
            <text:p>32,74157849</text:p>
          </table:table-cell>
          <table:table-cell table:number-columns-repeated="16382"/>
        </table:table-row>
        <table:table-row table:style-name="ro1">
          <table:table-cell office:value-type="float" office:value="1881" table:formula="of:=[.A1879]+1" table:style-name="ce1">
            <text:p>1881</text:p>
          </table:table-cell>
          <table:table-cell office:value-type="float" office:value="32.743887955503787" table:formula="of:=10*LOG([.A1880])" table:style-name="ce1">
            <text:p>32,74388796</text:p>
          </table:table-cell>
          <table:table-cell table:number-columns-repeated="16382"/>
        </table:table-row>
        <table:table-row table:style-name="ro1">
          <table:table-cell office:value-type="float" office:value="1882" table:formula="of:=[.A1880]+1" table:style-name="ce1">
            <text:p>1882</text:p>
          </table:table-cell>
          <table:table-cell office:value-type="float" office:value="32.746196190912386" table:formula="of:=10*LOG([.A1881])" table:style-name="ce1">
            <text:p>32,74619619</text:p>
          </table:table-cell>
          <table:table-cell table:number-columns-repeated="16382"/>
        </table:table-row>
        <table:table-row table:style-name="ro1">
          <table:table-cell office:value-type="float" office:value="1883" table:formula="of:=[.A1881]+1" table:style-name="ce1">
            <text:p>1883</text:p>
          </table:table-cell>
          <table:table-cell office:value-type="float" office:value="32.748503200166653" table:formula="of:=10*LOG([.A1882])" table:style-name="ce1">
            <text:p>32,7485032</text:p>
          </table:table-cell>
          <table:table-cell table:number-columns-repeated="16382"/>
        </table:table-row>
        <table:table-row table:style-name="ro1">
          <table:table-cell office:value-type="float" office:value="1884" table:formula="of:=[.A1882]+1" table:style-name="ce1">
            <text:p>1884</text:p>
          </table:table-cell>
          <table:table-cell office:value-type="float" office:value="32.750808984568586" table:formula="of:=10*LOG([.A1883])" table:style-name="ce1">
            <text:p>32,75080898</text:p>
          </table:table-cell>
          <table:table-cell table:number-columns-repeated="16382"/>
        </table:table-row>
        <table:table-row table:style-name="ro1">
          <table:table-cell office:value-type="float" office:value="1885" table:formula="of:=[.A1883]+1" table:style-name="ce1">
            <text:p>1885</text:p>
          </table:table-cell>
          <table:table-cell office:value-type="float" office:value="32.753113545418117" table:formula="of:=10*LOG([.A1884])" table:style-name="ce1">
            <text:p>32,75311355</text:p>
          </table:table-cell>
          <table:table-cell table:number-columns-repeated="16382"/>
        </table:table-row>
        <table:table-row table:style-name="ro1">
          <table:table-cell office:value-type="float" office:value="1886" table:formula="of:=[.A1884]+1" table:style-name="ce1">
            <text:p>1886</text:p>
          </table:table-cell>
          <table:table-cell office:value-type="float" office:value="32.755416884013101" table:formula="of:=10*LOG([.A1885])" table:style-name="ce1">
            <text:p>32,75541688</text:p>
          </table:table-cell>
          <table:table-cell table:number-columns-repeated="16382"/>
        </table:table-row>
        <table:table-row table:style-name="ro1">
          <table:table-cell office:value-type="float" office:value="1887" table:formula="of:=[.A1885]+1" table:style-name="ce1">
            <text:p>1887</text:p>
          </table:table-cell>
          <table:table-cell office:value-type="float" office:value="32.757719001649313" table:formula="of:=10*LOG([.A1886])" table:style-name="ce1">
            <text:p>32,757719</text:p>
          </table:table-cell>
          <table:table-cell table:number-columns-repeated="16382"/>
        </table:table-row>
        <table:table-row table:style-name="ro1">
          <table:table-cell office:value-type="float" office:value="1888" table:formula="of:=[.A1886]+1" table:style-name="ce1">
            <text:p>1888</text:p>
          </table:table-cell>
          <table:table-cell office:value-type="float" office:value="32.760019899620502" table:formula="of:=10*LOG([.A1887])" table:style-name="ce1">
            <text:p>32,7600199</text:p>
          </table:table-cell>
          <table:table-cell table:number-columns-repeated="16382"/>
        </table:table-row>
        <table:table-row table:style-name="ro1">
          <table:table-cell office:value-type="float" office:value="1889" table:formula="of:=[.A1887]+1" table:style-name="ce1">
            <text:p>1889</text:p>
          </table:table-cell>
          <table:table-cell office:value-type="float" office:value="32.762319579218335" table:formula="of:=10*LOG([.A1888])" table:style-name="ce1">
            <text:p>32,76231958</text:p>
          </table:table-cell>
          <table:table-cell table:number-columns-repeated="16382"/>
        </table:table-row>
        <table:table-row table:style-name="ro1">
          <table:table-cell office:value-type="float" office:value="1890" table:formula="of:=[.A1888]+1" table:style-name="ce1">
            <text:p>1890</text:p>
          </table:table-cell>
          <table:table-cell office:value-type="float" office:value="32.76461804173244" table:formula="of:=10*LOG([.A1889])" table:style-name="ce1">
            <text:p>32,76461804</text:p>
          </table:table-cell>
          <table:table-cell table:number-columns-repeated="16382"/>
        </table:table-row>
        <table:table-row table:style-name="ro1">
          <table:table-cell office:value-type="float" office:value="1891" table:formula="of:=[.A1889]+1" table:style-name="ce1">
            <text:p>1891</text:p>
          </table:table-cell>
          <table:table-cell office:value-type="float" office:value="32.766915288450399" table:formula="of:=10*LOG([.A1890])" table:style-name="ce1">
            <text:p>32,76691529</text:p>
          </table:table-cell>
          <table:table-cell table:number-columns-repeated="16382"/>
        </table:table-row>
        <table:table-row table:style-name="ro1">
          <table:table-cell office:value-type="float" office:value="1892" table:formula="of:=[.A1890]+1" table:style-name="ce1">
            <text:p>1892</text:p>
          </table:table-cell>
          <table:table-cell office:value-type="float" office:value="32.769211320657739" table:formula="of:=10*LOG([.A1891])" table:style-name="ce1">
            <text:p>32,76921132</text:p>
          </table:table-cell>
          <table:table-cell table:number-columns-repeated="16382"/>
        </table:table-row>
        <table:table-row table:style-name="ro1">
          <table:table-cell office:value-type="float" office:value="1893" table:formula="of:=[.A1891]+1" table:style-name="ce1">
            <text:p>1893</text:p>
          </table:table-cell>
          <table:table-cell office:value-type="float" office:value="32.771506139637971" table:formula="of:=10*LOG([.A1892])" table:style-name="ce1">
            <text:p>32,77150614</text:p>
          </table:table-cell>
          <table:table-cell table:number-columns-repeated="16382"/>
        </table:table-row>
        <table:table-row table:style-name="ro1">
          <table:table-cell office:value-type="float" office:value="1894" table:formula="of:=[.A1892]+1" table:style-name="ce1">
            <text:p>1894</text:p>
          </table:table-cell>
          <table:table-cell office:value-type="float" office:value="32.773799746672545" table:formula="of:=10*LOG([.A1893])" table:style-name="ce1">
            <text:p>32,77379975</text:p>
          </table:table-cell>
          <table:table-cell table:number-columns-repeated="16382"/>
        </table:table-row>
        <table:table-row table:style-name="ro1">
          <table:table-cell office:value-type="float" office:value="1895" table:formula="of:=[.A1893]+1" table:style-name="ce1">
            <text:p>1895</text:p>
          </table:table-cell>
          <table:table-cell office:value-type="float" office:value="32.776092143040913" table:formula="of:=10*LOG([.A1894])" table:style-name="ce1">
            <text:p>32,77609214</text:p>
          </table:table-cell>
          <table:table-cell table:number-columns-repeated="16382"/>
        </table:table-row>
        <table:table-row table:style-name="ro1">
          <table:table-cell office:value-type="float" office:value="1896" table:formula="of:=[.A1894]+1" table:style-name="ce1">
            <text:p>1896</text:p>
          </table:table-cell>
          <table:table-cell office:value-type="float" office:value="32.778383330020475" table:formula="of:=10*LOG([.A1895])" table:style-name="ce1">
            <text:p>32,77838333</text:p>
          </table:table-cell>
          <table:table-cell table:number-columns-repeated="16382"/>
        </table:table-row>
        <table:table-row table:style-name="ro1">
          <table:table-cell office:value-type="float" office:value="1897" table:formula="of:=[.A1895]+1" table:style-name="ce1">
            <text:p>1897</text:p>
          </table:table-cell>
          <table:table-cell office:value-type="float" office:value="32.780673308886627" table:formula="of:=10*LOG([.A1896])" table:style-name="ce1">
            <text:p>32,78067331</text:p>
          </table:table-cell>
          <table:table-cell table:number-columns-repeated="16382"/>
        </table:table-row>
        <table:table-row table:style-name="ro1">
          <table:table-cell office:value-type="float" office:value="1898" table:formula="of:=[.A1896]+1" table:style-name="ce1">
            <text:p>1898</text:p>
          </table:table-cell>
          <table:table-cell office:value-type="float" office:value="32.782962080912739" table:formula="of:=10*LOG([.A1897])" table:style-name="ce1">
            <text:p>32,78296208</text:p>
          </table:table-cell>
          <table:table-cell table:number-columns-repeated="16382"/>
        </table:table-row>
        <table:table-row table:style-name="ro1">
          <table:table-cell office:value-type="float" office:value="1899" table:formula="of:=[.A1897]+1" table:style-name="ce1">
            <text:p>1899</text:p>
          </table:table-cell>
          <table:table-cell office:value-type="float" office:value="32.785249647370172" table:formula="of:=10*LOG([.A1898])" table:style-name="ce1">
            <text:p>32,78524965</text:p>
          </table:table-cell>
          <table:table-cell table:number-columns-repeated="16382"/>
        </table:table-row>
        <table:table-row table:style-name="ro1">
          <table:table-cell office:value-type="float" office:value="1900" table:formula="of:=[.A1898]+1" table:style-name="ce1">
            <text:p>1900</text:p>
          </table:table-cell>
          <table:table-cell office:value-type="float" office:value="32.787536009528289" table:formula="of:=10*LOG([.A1899])" table:style-name="ce1">
            <text:p>32,78753601</text:p>
          </table:table-cell>
          <table:table-cell table:number-columns-repeated="16382"/>
        </table:table-row>
        <table:table-row table:style-name="ro1">
          <table:table-cell office:value-type="float" office:value="1901" table:formula="of:=[.A1899]+1" table:style-name="ce1">
            <text:p>1901</text:p>
          </table:table-cell>
          <table:table-cell office:value-type="float" office:value="32.789821168654434" table:formula="of:=10*LOG([.A1900])" table:style-name="ce1">
            <text:p>32,78982117</text:p>
          </table:table-cell>
          <table:table-cell table:number-columns-repeated="16382"/>
        </table:table-row>
        <table:table-row table:style-name="ro1">
          <table:table-cell office:value-type="float" office:value="1902" table:formula="of:=[.A1900]+1" table:style-name="ce1">
            <text:p>1902</text:p>
          </table:table-cell>
          <table:table-cell office:value-type="float" office:value="32.792105126013951" table:formula="of:=10*LOG([.A1901])" table:style-name="ce1">
            <text:p>32,79210513</text:p>
          </table:table-cell>
          <table:table-cell table:number-columns-repeated="16382"/>
        </table:table-row>
        <table:table-row table:style-name="ro1">
          <table:table-cell office:value-type="float" office:value="1903" table:formula="of:=[.A1901]+1" table:style-name="ce1">
            <text:p>1903</text:p>
          </table:table-cell>
          <table:table-cell office:value-type="float" office:value="32.794387882870204" table:formula="of:=10*LOG([.A1902])" table:style-name="ce1">
            <text:p>32,79438788</text:p>
          </table:table-cell>
          <table:table-cell table:number-columns-repeated="16382"/>
        </table:table-row>
        <table:table-row table:style-name="ro1">
          <table:table-cell office:value-type="float" office:value="1904" table:formula="of:=[.A1902]+1" table:style-name="ce1">
            <text:p>1904</text:p>
          </table:table-cell>
          <table:table-cell office:value-type="float" office:value="32.796669440484557" table:formula="of:=10*LOG([.A1903])" table:style-name="ce1">
            <text:p>32,79666944</text:p>
          </table:table-cell>
          <table:table-cell table:number-columns-repeated="16382"/>
        </table:table-row>
        <table:table-row table:style-name="ro1">
          <table:table-cell office:value-type="float" office:value="1905" table:formula="of:=[.A1903]+1" table:style-name="ce1">
            <text:p>1905</text:p>
          </table:table-cell>
          <table:table-cell office:value-type="float" office:value="32.798949800116382" table:formula="of:=10*LOG([.A1904])" table:style-name="ce1">
            <text:p>32,7989498</text:p>
          </table:table-cell>
          <table:table-cell table:number-columns-repeated="16382"/>
        </table:table-row>
        <table:table-row table:style-name="ro1">
          <table:table-cell office:value-type="float" office:value="1906" table:formula="of:=[.A1904]+1" table:style-name="ce1">
            <text:p>1906</text:p>
          </table:table-cell>
          <table:table-cell office:value-type="float" office:value="32.801228963023078" table:formula="of:=10*LOG([.A1905])" table:style-name="ce1">
            <text:p>32,80122896</text:p>
          </table:table-cell>
          <table:table-cell table:number-columns-repeated="16382"/>
        </table:table-row>
        <table:table-row table:style-name="ro1">
          <table:table-cell office:value-type="float" office:value="1907" table:formula="of:=[.A1905]+1" table:style-name="ce1">
            <text:p>1907</text:p>
          </table:table-cell>
          <table:table-cell office:value-type="float" office:value="32.80350693046006" table:formula="of:=10*LOG([.A1906])" table:style-name="ce1">
            <text:p>32,80350693</text:p>
          </table:table-cell>
          <table:table-cell table:number-columns-repeated="16382"/>
        </table:table-row>
        <table:table-row table:style-name="ro1">
          <table:table-cell office:value-type="float" office:value="1908" table:formula="of:=[.A1906]+1" table:style-name="ce1">
            <text:p>1908</text:p>
          </table:table-cell>
          <table:table-cell office:value-type="float" office:value="32.805783703680767" table:formula="of:=10*LOG([.A1907])" table:style-name="ce1">
            <text:p>32,8057837</text:p>
          </table:table-cell>
          <table:table-cell table:number-columns-repeated="16382"/>
        </table:table-row>
        <table:table-row table:style-name="ro1">
          <table:table-cell office:value-type="float" office:value="1909" table:formula="of:=[.A1907]+1" table:style-name="ce1">
            <text:p>1909</text:p>
          </table:table-cell>
          <table:table-cell office:value-type="float" office:value="32.808059283936672" table:formula="of:=10*LOG([.A1908])" table:style-name="ce1">
            <text:p>32,80805928</text:p>
          </table:table-cell>
          <table:table-cell table:number-columns-repeated="16382"/>
        </table:table-row>
        <table:table-row table:style-name="ro1">
          <table:table-cell office:value-type="float" office:value="1910" table:formula="of:=[.A1908]+1" table:style-name="ce1">
            <text:p>1910</text:p>
          </table:table-cell>
          <table:table-cell office:value-type="float" office:value="32.810333672477277" table:formula="of:=10*LOG([.A1909])" table:style-name="ce1">
            <text:p>32,81033367</text:p>
          </table:table-cell>
          <table:table-cell table:number-columns-repeated="16382"/>
        </table:table-row>
        <table:table-row table:style-name="ro1">
          <table:table-cell office:value-type="float" office:value="1911" table:formula="of:=[.A1909]+1" table:style-name="ce1">
            <text:p>1911</text:p>
          </table:table-cell>
          <table:table-cell office:value-type="float" office:value="32.812606870550127" table:formula="of:=10*LOG([.A1910])" table:style-name="ce1">
            <text:p>32,81260687</text:p>
          </table:table-cell>
          <table:table-cell table:number-columns-repeated="16382"/>
        </table:table-row>
        <table:table-row table:style-name="ro1">
          <table:table-cell office:value-type="float" office:value="1912" table:formula="of:=[.A1910]+1" table:style-name="ce1">
            <text:p>1912</text:p>
          </table:table-cell>
          <table:table-cell office:value-type="float" office:value="32.814878879400815" table:formula="of:=10*LOG([.A1911])" table:style-name="ce1">
            <text:p>32,81487888</text:p>
          </table:table-cell>
          <table:table-cell table:number-columns-repeated="16382"/>
        </table:table-row>
        <table:table-row table:style-name="ro1">
          <table:table-cell office:value-type="float" office:value="1913" table:formula="of:=[.A1911]+1" table:style-name="ce1">
            <text:p>1913</text:p>
          </table:table-cell>
          <table:table-cell office:value-type="float" office:value="32.817149700272957" table:formula="of:=10*LOG([.A1912])" table:style-name="ce1">
            <text:p>32,8171497</text:p>
          </table:table-cell>
          <table:table-cell table:number-columns-repeated="16382"/>
        </table:table-row>
        <table:table-row table:style-name="ro1">
          <table:table-cell office:value-type="float" office:value="1914" table:formula="of:=[.A1912]+1" table:style-name="ce1">
            <text:p>1914</text:p>
          </table:table-cell>
          <table:table-cell office:value-type="float" office:value="32.819419334408252" table:formula="of:=10*LOG([.A1913])" table:style-name="ce1">
            <text:p>32,81941933</text:p>
          </table:table-cell>
          <table:table-cell table:number-columns-repeated="16382"/>
        </table:table-row>
        <table:table-row table:style-name="ro1">
          <table:table-cell office:value-type="float" office:value="1915" table:formula="of:=[.A1913]+1" table:style-name="ce1">
            <text:p>1915</text:p>
          </table:table-cell>
          <table:table-cell office:value-type="float" office:value="32.821687783046414" table:formula="of:=10*LOG([.A1914])" table:style-name="ce1">
            <text:p>32,82168778</text:p>
          </table:table-cell>
          <table:table-cell table:number-columns-repeated="16382"/>
        </table:table-row>
        <table:table-row table:style-name="ro1">
          <table:table-cell office:value-type="float" office:value="1916" table:formula="of:=[.A1914]+1" table:style-name="ce1">
            <text:p>1916</text:p>
          </table:table-cell>
          <table:table-cell office:value-type="float" office:value="32.823955047425258" table:formula="of:=10*LOG([.A1915])" table:style-name="ce1">
            <text:p>32,82395505</text:p>
          </table:table-cell>
          <table:table-cell table:number-columns-repeated="16382"/>
        </table:table-row>
        <table:table-row table:style-name="ro1">
          <table:table-cell office:value-type="float" office:value="1917" table:formula="of:=[.A1915]+1" table:style-name="ce1">
            <text:p>1917</text:p>
          </table:table-cell>
          <table:table-cell office:value-type="float" office:value="32.826221128780624" table:formula="of:=10*LOG([.A1916])" table:style-name="ce1">
            <text:p>32,82622113</text:p>
          </table:table-cell>
          <table:table-cell table:number-columns-repeated="16382"/>
        </table:table-row>
        <table:table-row table:style-name="ro1">
          <table:table-cell office:value-type="float" office:value="1918" table:formula="of:=[.A1916]+1" table:style-name="ce1">
            <text:p>1918</text:p>
          </table:table-cell>
          <table:table-cell office:value-type="float" office:value="32.828486028346447" table:formula="of:=10*LOG([.A1917])" table:style-name="ce1">
            <text:p>32,82848603</text:p>
          </table:table-cell>
          <table:table-cell table:number-columns-repeated="16382"/>
        </table:table-row>
        <table:table-row table:style-name="ro1">
          <table:table-cell office:value-type="float" office:value="1919" table:formula="of:=[.A1917]+1" table:style-name="ce1">
            <text:p>1919</text:p>
          </table:table-cell>
          <table:table-cell office:value-type="float" office:value="32.830749747354716" table:formula="of:=10*LOG([.A1918])" table:style-name="ce1">
            <text:p>32,83074975</text:p>
          </table:table-cell>
          <table:table-cell table:number-columns-repeated="16382"/>
        </table:table-row>
        <table:table-row table:style-name="ro1">
          <table:table-cell office:value-type="float" office:value="1920" table:formula="of:=[.A1918]+1" table:style-name="ce1">
            <text:p>1920</text:p>
          </table:table-cell>
          <table:table-cell office:value-type="float" office:value="32.833012287035494" table:formula="of:=10*LOG([.A1919])" table:style-name="ce1">
            <text:p>32,83301229</text:p>
          </table:table-cell>
          <table:table-cell table:number-columns-repeated="16382"/>
        </table:table-row>
        <table:table-row table:style-name="ro1">
          <table:table-cell office:value-type="float" office:value="1921" table:formula="of:=[.A1919]+1" table:style-name="ce1">
            <text:p>1921</text:p>
          </table:table-cell>
          <table:table-cell office:value-type="float" office:value="32.835273648616933" table:formula="of:=10*LOG([.A1920])" table:style-name="ce1">
            <text:p>32,83527365</text:p>
          </table:table-cell>
          <table:table-cell table:number-columns-repeated="16382"/>
        </table:table-row>
        <table:table-row table:style-name="ro1">
          <table:table-cell office:value-type="float" office:value="1922" table:formula="of:=[.A1920]+1" table:style-name="ce1">
            <text:p>1922</text:p>
          </table:table-cell>
          <table:table-cell office:value-type="float" office:value="32.837533833325267" table:formula="of:=10*LOG([.A1921])" table:style-name="ce1">
            <text:p>32,83753383</text:p>
          </table:table-cell>
          <table:table-cell table:number-columns-repeated="16382"/>
        </table:table-row>
        <table:table-row table:style-name="ro1">
          <table:table-cell office:value-type="float" office:value="1923" table:formula="of:=[.A1921]+1" table:style-name="ce1">
            <text:p>1923</text:p>
          </table:table-cell>
          <table:table-cell office:value-type="float" office:value="32.839792842384796" table:formula="of:=10*LOG([.A1922])" table:style-name="ce1">
            <text:p>32,83979284</text:p>
          </table:table-cell>
          <table:table-cell table:number-columns-repeated="16382"/>
        </table:table-row>
        <table:table-row table:style-name="ro1">
          <table:table-cell office:value-type="float" office:value="1924" table:formula="of:=[.A1922]+1" table:style-name="ce1">
            <text:p>1924</text:p>
          </table:table-cell>
          <table:table-cell office:value-type="float" office:value="32.842050677017937" table:formula="of:=10*LOG([.A1923])" table:style-name="ce1">
            <text:p>32,84205068</text:p>
          </table:table-cell>
          <table:table-cell table:number-columns-repeated="16382"/>
        </table:table-row>
        <table:table-row table:style-name="ro1">
          <table:table-cell office:value-type="float" office:value="1925" table:formula="of:=[.A1923]+1" table:style-name="ce1">
            <text:p>1925</text:p>
          </table:table-cell>
          <table:table-cell office:value-type="float" office:value="32.844307338445191" table:formula="of:=10*LOG([.A1924])" table:style-name="ce1">
            <text:p>32,84430734</text:p>
          </table:table-cell>
          <table:table-cell table:number-columns-repeated="16382"/>
        </table:table-row>
        <table:table-row table:style-name="ro1">
          <table:table-cell office:value-type="float" office:value="1926" table:formula="of:=[.A1924]+1" table:style-name="ce1">
            <text:p>1926</text:p>
          </table:table-cell>
          <table:table-cell office:value-type="float" office:value="32.846562827885158" table:formula="of:=10*LOG([.A1925])" table:style-name="ce1">
            <text:p>32,84656283</text:p>
          </table:table-cell>
          <table:table-cell table:number-columns-repeated="16382"/>
        </table:table-row>
        <table:table-row table:style-name="ro1">
          <table:table-cell office:value-type="float" office:value="1927" table:formula="of:=[.A1925]+1" table:style-name="ce1">
            <text:p>1927</text:p>
          </table:table-cell>
          <table:table-cell office:value-type="float" office:value="32.848817146554531" table:formula="of:=10*LOG([.A1926])" table:style-name="ce1">
            <text:p>32,84881715</text:p>
          </table:table-cell>
          <table:table-cell table:number-columns-repeated="16382"/>
        </table:table-row>
        <table:table-row table:style-name="ro1">
          <table:table-cell office:value-type="float" office:value="1928" table:formula="of:=[.A1926]+1" table:style-name="ce1">
            <text:p>1928</text:p>
          </table:table-cell>
          <table:table-cell office:value-type="float" office:value="32.851070295668123" table:formula="of:=10*LOG([.A1927])" table:style-name="ce1">
            <text:p>32,8510703</text:p>
          </table:table-cell>
          <table:table-cell table:number-columns-repeated="16382"/>
        </table:table-row>
        <table:table-row table:style-name="ro1">
          <table:table-cell office:value-type="float" office:value="1929" table:formula="of:=[.A1927]+1" table:style-name="ce1">
            <text:p>1929</text:p>
          </table:table-cell>
          <table:table-cell office:value-type="float" office:value="32.853322276438846" table:formula="of:=10*LOG([.A1928])" table:style-name="ce1">
            <text:p>32,85332228</text:p>
          </table:table-cell>
          <table:table-cell table:number-columns-repeated="16382"/>
        </table:table-row>
        <table:table-row table:style-name="ro1">
          <table:table-cell office:value-type="float" office:value="1930" table:formula="of:=[.A1928]+1" table:style-name="ce1">
            <text:p>1930</text:p>
          </table:table-cell>
          <table:table-cell office:value-type="float" office:value="32.855573090077741" table:formula="of:=10*LOG([.A1929])" table:style-name="ce1">
            <text:p>32,85557309</text:p>
          </table:table-cell>
          <table:table-cell table:number-columns-repeated="16382"/>
        </table:table-row>
        <table:table-row table:style-name="ro1">
          <table:table-cell office:value-type="float" office:value="1931" table:formula="of:=[.A1929]+1" table:style-name="ce1">
            <text:p>1931</text:p>
          </table:table-cell>
          <table:table-cell office:value-type="float" office:value="32.857822737793953" table:formula="of:=10*LOG([.A1930])" table:style-name="ce1">
            <text:p>32,85782274</text:p>
          </table:table-cell>
          <table:table-cell table:number-columns-repeated="16382"/>
        </table:table-row>
        <table:table-row table:style-name="ro1">
          <table:table-cell office:value-type="float" office:value="1932" table:formula="of:=[.A1930]+1" table:style-name="ce1">
            <text:p>1932</text:p>
          </table:table-cell>
          <table:table-cell office:value-type="float" office:value="32.860071220794744" table:formula="of:=10*LOG([.A1931])" table:style-name="ce1">
            <text:p>32,86007122</text:p>
          </table:table-cell>
          <table:table-cell table:number-columns-repeated="16382"/>
        </table:table-row>
        <table:table-row table:style-name="ro1">
          <table:table-cell office:value-type="float" office:value="1933" table:formula="of:=[.A1931]+1" table:style-name="ce1">
            <text:p>1933</text:p>
          </table:table-cell>
          <table:table-cell office:value-type="float" office:value="32.862318540285528" table:formula="of:=10*LOG([.A1932])" table:style-name="ce1">
            <text:p>32,86231854</text:p>
          </table:table-cell>
          <table:table-cell table:number-columns-repeated="16382"/>
        </table:table-row>
        <table:table-row table:style-name="ro1">
          <table:table-cell office:value-type="float" office:value="1934" table:formula="of:=[.A1932]+1" table:style-name="ce1">
            <text:p>1934</text:p>
          </table:table-cell>
          <table:table-cell office:value-type="float" office:value="32.864564697469831" table:formula="of:=10*LOG([.A1933])" table:style-name="ce1">
            <text:p>32,8645647</text:p>
          </table:table-cell>
          <table:table-cell table:number-columns-repeated="16382"/>
        </table:table-row>
        <table:table-row table:style-name="ro1">
          <table:table-cell office:value-type="float" office:value="1935" table:formula="of:=[.A1933]+1" table:style-name="ce1">
            <text:p>1935</text:p>
          </table:table-cell>
          <table:table-cell office:value-type="float" office:value="32.8668096935493" table:formula="of:=10*LOG([.A1934])" table:style-name="ce1">
            <text:p>32,86680969</text:p>
          </table:table-cell>
          <table:table-cell table:number-columns-repeated="16382"/>
        </table:table-row>
        <table:table-row table:style-name="ro1">
          <table:table-cell office:value-type="float" office:value="1936" table:formula="of:=[.A1934]+1" table:style-name="ce1">
            <text:p>1936</text:p>
          </table:table-cell>
          <table:table-cell office:value-type="float" office:value="32.86905352972375" table:formula="of:=10*LOG([.A1935])" table:style-name="ce1">
            <text:p>32,86905353</text:p>
          </table:table-cell>
          <table:table-cell table:number-columns-repeated="16382"/>
        </table:table-row>
        <table:table-row table:style-name="ro1">
          <table:table-cell office:value-type="float" office:value="1937" table:formula="of:=[.A1935]+1" table:style-name="ce1">
            <text:p>1937</text:p>
          </table:table-cell>
          <table:table-cell office:value-type="float" office:value="32.871296207191108" table:formula="of:=10*LOG([.A1936])" table:style-name="ce1">
            <text:p>32,87129621</text:p>
          </table:table-cell>
          <table:table-cell table:number-columns-repeated="16382"/>
        </table:table-row>
        <table:table-row table:style-name="ro1">
          <table:table-cell office:value-type="float" office:value="1938" table:formula="of:=[.A1936]+1" table:style-name="ce1">
            <text:p>1938</text:p>
          </table:table-cell>
          <table:table-cell office:value-type="float" office:value="32.873537727147465" table:formula="of:=10*LOG([.A1937])" table:style-name="ce1">
            <text:p>32,87353773</text:p>
          </table:table-cell>
          <table:table-cell table:number-columns-repeated="16382"/>
        </table:table-row>
        <table:table-row table:style-name="ro1">
          <table:table-cell office:value-type="float" office:value="1939" table:formula="of:=[.A1937]+1" table:style-name="ce1">
            <text:p>1939</text:p>
          </table:table-cell>
          <table:table-cell office:value-type="float" office:value="32.875778090787058" table:formula="of:=10*LOG([.A1938])" table:style-name="ce1">
            <text:p>32,87577809</text:p>
          </table:table-cell>
          <table:table-cell table:number-columns-repeated="16382"/>
        </table:table-row>
        <table:table-row table:style-name="ro1">
          <table:table-cell office:value-type="float" office:value="1940" table:formula="of:=[.A1938]+1" table:style-name="ce1">
            <text:p>1940</text:p>
          </table:table-cell>
          <table:table-cell office:value-type="float" office:value="32.878017299302257" table:formula="of:=10*LOG([.A1939])" table:style-name="ce1">
            <text:p>32,8780173</text:p>
          </table:table-cell>
          <table:table-cell table:number-columns-repeated="16382"/>
        </table:table-row>
        <table:table-row table:style-name="ro1">
          <table:table-cell office:value-type="float" office:value="1941" table:formula="of:=[.A1939]+1" table:style-name="ce1">
            <text:p>1941</text:p>
          </table:table-cell>
          <table:table-cell office:value-type="float" office:value="32.880255353883626" table:formula="of:=10*LOG([.A1940])" table:style-name="ce1">
            <text:p>32,88025535</text:p>
          </table:table-cell>
          <table:table-cell table:number-columns-repeated="16382"/>
        </table:table-row>
        <table:table-row table:style-name="ro1">
          <table:table-cell office:value-type="float" office:value="1942" table:formula="of:=[.A1940]+1" table:style-name="ce1">
            <text:p>1942</text:p>
          </table:table-cell>
          <table:table-cell office:value-type="float" office:value="32.88249225571986" table:formula="of:=10*LOG([.A1941])" table:style-name="ce1">
            <text:p>32,88249226</text:p>
          </table:table-cell>
          <table:table-cell table:number-columns-repeated="16382"/>
        </table:table-row>
        <table:table-row table:style-name="ro1">
          <table:table-cell office:value-type="float" office:value="1943" table:formula="of:=[.A1941]+1" table:style-name="ce1">
            <text:p>1943</text:p>
          </table:table-cell>
          <table:table-cell office:value-type="float" office:value="32.884728005997829" table:formula="of:=10*LOG([.A1942])" table:style-name="ce1">
            <text:p>32,88472801</text:p>
          </table:table-cell>
          <table:table-cell table:number-columns-repeated="16382"/>
        </table:table-row>
        <table:table-row table:style-name="ro1">
          <table:table-cell office:value-type="float" office:value="1944" table:formula="of:=[.A1942]+1" table:style-name="ce1">
            <text:p>1944</text:p>
          </table:table-cell>
          <table:table-cell office:value-type="float" office:value="32.886962605902561" table:formula="of:=10*LOG([.A1943])" table:style-name="ce1">
            <text:p>32,88696261</text:p>
          </table:table-cell>
          <table:table-cell table:number-columns-repeated="16382"/>
        </table:table-row>
        <table:table-row table:style-name="ro1">
          <table:table-cell office:value-type="float" office:value="1945" table:formula="of:=[.A1943]+1" table:style-name="ce1">
            <text:p>1945</text:p>
          </table:table-cell>
          <table:table-cell office:value-type="float" office:value="32.889196056617266" table:formula="of:=10*LOG([.A1944])" table:style-name="ce1">
            <text:p>32,88919606</text:p>
          </table:table-cell>
          <table:table-cell table:number-columns-repeated="16382"/>
        </table:table-row>
        <table:table-row table:style-name="ro1">
          <table:table-cell office:value-type="float" office:value="1946" table:formula="of:=[.A1944]+1" table:style-name="ce1">
            <text:p>1946</text:p>
          </table:table-cell>
          <table:table-cell office:value-type="float" office:value="32.891428359323328" table:formula="of:=10*LOG([.A1945])" table:style-name="ce1">
            <text:p>32,89142836</text:p>
          </table:table-cell>
          <table:table-cell table:number-columns-repeated="16382"/>
        </table:table-row>
        <table:table-row table:style-name="ro1">
          <table:table-cell office:value-type="float" office:value="1947" table:formula="of:=[.A1945]+1" table:style-name="ce1">
            <text:p>1947</text:p>
          </table:table-cell>
          <table:table-cell office:value-type="float" office:value="32.893659515200319" table:formula="of:=10*LOG([.A1946])" table:style-name="ce1">
            <text:p>32,89365952</text:p>
          </table:table-cell>
          <table:table-cell table:number-columns-repeated="16382"/>
        </table:table-row>
        <table:table-row table:style-name="ro1">
          <table:table-cell office:value-type="float" office:value="1948" table:formula="of:=[.A1946]+1" table:style-name="ce1">
            <text:p>1948</text:p>
          </table:table-cell>
          <table:table-cell office:value-type="float" office:value="32.895889525425964" table:formula="of:=10*LOG([.A1947])" table:style-name="ce1">
            <text:p>32,89588953</text:p>
          </table:table-cell>
          <table:table-cell table:number-columns-repeated="16382"/>
        </table:table-row>
        <table:table-row table:style-name="ro1">
          <table:table-cell office:value-type="float" office:value="1949" table:formula="of:=[.A1947]+1" table:style-name="ce1">
            <text:p>1949</text:p>
          </table:table-cell>
          <table:table-cell office:value-type="float" office:value="32.898118391176212" table:formula="of:=10*LOG([.A1948])" table:style-name="ce1">
            <text:p>32,89811839</text:p>
          </table:table-cell>
          <table:table-cell table:number-columns-repeated="16382"/>
        </table:table-row>
        <table:table-row table:style-name="ro1">
          <table:table-cell office:value-type="float" office:value="1950" table:formula="of:=[.A1948]+1" table:style-name="ce1">
            <text:p>1950</text:p>
          </table:table-cell>
          <table:table-cell office:value-type="float" office:value="32.900346113625176" table:formula="of:=10*LOG([.A1949])" table:style-name="ce1">
            <text:p>32,90034611</text:p>
          </table:table-cell>
          <table:table-cell table:number-columns-repeated="16382"/>
        </table:table-row>
        <table:table-row table:style-name="ro1">
          <table:table-cell office:value-type="float" office:value="1951" table:formula="of:=[.A1949]+1" table:style-name="ce1">
            <text:p>1951</text:p>
          </table:table-cell>
          <table:table-cell office:value-type="float" office:value="32.902572693945181" table:formula="of:=10*LOG([.A1950])" table:style-name="ce1">
            <text:p>32,90257269</text:p>
          </table:table-cell>
          <table:table-cell table:number-columns-repeated="16382"/>
        </table:table-row>
        <table:table-row table:style-name="ro1">
          <table:table-cell office:value-type="float" office:value="1952" table:formula="of:=[.A1950]+1" table:style-name="ce1">
            <text:p>1952</text:p>
          </table:table-cell>
          <table:table-cell office:value-type="float" office:value="32.904798133306727" table:formula="of:=10*LOG([.A1951])" table:style-name="ce1">
            <text:p>32,90479813</text:p>
          </table:table-cell>
          <table:table-cell table:number-columns-repeated="16382"/>
        </table:table-row>
        <table:table-row table:style-name="ro1">
          <table:table-cell office:value-type="float" office:value="1953" table:formula="of:=[.A1951]+1" table:style-name="ce1">
            <text:p>1953</text:p>
          </table:table-cell>
          <table:table-cell office:value-type="float" office:value="32.907022432878541" table:formula="of:=10*LOG([.A1952])" table:style-name="ce1">
            <text:p>32,90702243</text:p>
          </table:table-cell>
          <table:table-cell table:number-columns-repeated="16382"/>
        </table:table-row>
        <table:table-row table:style-name="ro1">
          <table:table-cell office:value-type="float" office:value="1954" table:formula="of:=[.A1952]+1" table:style-name="ce1">
            <text:p>1954</text:p>
          </table:table-cell>
          <table:table-cell office:value-type="float" office:value="32.909245593827542" table:formula="of:=10*LOG([.A1953])" table:style-name="ce1">
            <text:p>32,90924559</text:p>
          </table:table-cell>
          <table:table-cell table:number-columns-repeated="16382"/>
        </table:table-row>
        <table:table-row table:style-name="ro1">
          <table:table-cell office:value-type="float" office:value="1955" table:formula="of:=[.A1953]+1" table:style-name="ce1">
            <text:p>1955</text:p>
          </table:table-cell>
          <table:table-cell office:value-type="float" office:value="32.911467617318856" table:formula="of:=10*LOG([.A1954])" table:style-name="ce1">
            <text:p>32,91146762</text:p>
          </table:table-cell>
          <table:table-cell table:number-columns-repeated="16382"/>
        </table:table-row>
        <table:table-row table:style-name="ro1">
          <table:table-cell office:value-type="float" office:value="1956" table:formula="of:=[.A1954]+1" table:style-name="ce1">
            <text:p>1956</text:p>
          </table:table-cell>
          <table:table-cell office:value-type="float" office:value="32.913688504515825" table:formula="of:=10*LOG([.A1955])" table:style-name="ce1">
            <text:p>32,9136885</text:p>
          </table:table-cell>
          <table:table-cell table:number-columns-repeated="16382"/>
        </table:table-row>
        <table:table-row table:style-name="ro1">
          <table:table-cell office:value-type="float" office:value="1957" table:formula="of:=[.A1955]+1" table:style-name="ce1">
            <text:p>1957</text:p>
          </table:table-cell>
          <table:table-cell office:value-type="float" office:value="32.915908256580011" table:formula="of:=10*LOG([.A1956])" table:style-name="ce1">
            <text:p>32,91590826</text:p>
          </table:table-cell>
          <table:table-cell table:number-columns-repeated="16382"/>
        </table:table-row>
        <table:table-row table:style-name="ro1">
          <table:table-cell office:value-type="float" office:value="1958" table:formula="of:=[.A1956]+1" table:style-name="ce1">
            <text:p>1958</text:p>
          </table:table-cell>
          <table:table-cell office:value-type="float" office:value="32.918126874671188" table:formula="of:=10*LOG([.A1957])" table:style-name="ce1">
            <text:p>32,91812687</text:p>
          </table:table-cell>
          <table:table-cell table:number-columns-repeated="16382"/>
        </table:table-row>
        <table:table-row table:style-name="ro1">
          <table:table-cell office:value-type="float" office:value="1959" table:formula="of:=[.A1957]+1" table:style-name="ce1">
            <text:p>1959</text:p>
          </table:table-cell>
          <table:table-cell office:value-type="float" office:value="32.920344359947364" table:formula="of:=10*LOG([.A1958])" table:style-name="ce1">
            <text:p>32,92034436</text:p>
          </table:table-cell>
          <table:table-cell table:number-columns-repeated="16382"/>
        </table:table-row>
        <table:table-row table:style-name="ro1">
          <table:table-cell office:value-type="float" office:value="1960" table:formula="of:=[.A1958]+1" table:style-name="ce1">
            <text:p>1960</text:p>
          </table:table-cell>
          <table:table-cell office:value-type="float" office:value="32.922560713564756" table:formula="of:=10*LOG([.A1959])" table:style-name="ce1">
            <text:p>32,92256071</text:p>
          </table:table-cell>
          <table:table-cell table:number-columns-repeated="16382"/>
        </table:table-row>
        <table:table-row table:style-name="ro1">
          <table:table-cell office:value-type="float" office:value="1961" table:formula="of:=[.A1959]+1" table:style-name="ce1">
            <text:p>1961</text:p>
          </table:table-cell>
          <table:table-cell office:value-type="float" office:value="32.92477593667784" table:formula="of:=10*LOG([.A1960])" table:style-name="ce1">
            <text:p>32,92477594</text:p>
          </table:table-cell>
          <table:table-cell table:number-columns-repeated="16382"/>
        </table:table-row>
        <table:table-row table:style-name="ro1">
          <table:table-cell office:value-type="float" office:value="1962" table:formula="of:=[.A1960]+1" table:style-name="ce1">
            <text:p>1962</text:p>
          </table:table-cell>
          <table:table-cell office:value-type="float" office:value="32.926990030439299" table:formula="of:=10*LOG([.A1961])" table:style-name="ce1">
            <text:p>32,92699003</text:p>
          </table:table-cell>
          <table:table-cell table:number-columns-repeated="16382"/>
        </table:table-row>
        <table:table-row table:style-name="ro1">
          <table:table-cell office:value-type="float" office:value="1963" table:formula="of:=[.A1961]+1" table:style-name="ce1">
            <text:p>1963</text:p>
          </table:table-cell>
          <table:table-cell office:value-type="float" office:value="32.929202996000065" table:formula="of:=10*LOG([.A1962])" table:style-name="ce1">
            <text:p>32,929203</text:p>
          </table:table-cell>
          <table:table-cell table:number-columns-repeated="16382"/>
        </table:table-row>
        <table:table-row table:style-name="ro1">
          <table:table-cell office:value-type="float" office:value="1964" table:formula="of:=[.A1962]+1" table:style-name="ce1">
            <text:p>1964</text:p>
          </table:table-cell>
          <table:table-cell office:value-type="float" office:value="32.931414834509305" table:formula="of:=10*LOG([.A1963])" table:style-name="ce1">
            <text:p>32,93141483</text:p>
          </table:table-cell>
          <table:table-cell table:number-columns-repeated="16382"/>
        </table:table-row>
        <table:table-row table:style-name="ro1">
          <table:table-cell office:value-type="float" office:value="1965" table:formula="of:=[.A1963]+1" table:style-name="ce1">
            <text:p>1965</text:p>
          </table:table-cell>
          <table:table-cell office:value-type="float" office:value="32.933625547114453" table:formula="of:=10*LOG([.A1964])" table:style-name="ce1">
            <text:p>32,93362555</text:p>
          </table:table-cell>
          <table:table-cell table:number-columns-repeated="16382"/>
        </table:table-row>
        <table:table-row table:style-name="ro1">
          <table:table-cell office:value-type="float" office:value="1966" table:formula="of:=[.A1964]+1" table:style-name="ce1">
            <text:p>1966</text:p>
          </table:table-cell>
          <table:table-cell office:value-type="float" office:value="32.935835134961167" table:formula="of:=10*LOG([.A1965])" table:style-name="ce1">
            <text:p>32,93583513</text:p>
          </table:table-cell>
          <table:table-cell table:number-columns-repeated="16382"/>
        </table:table-row>
        <table:table-row table:style-name="ro1">
          <table:table-cell office:value-type="float" office:value="1967" table:formula="of:=[.A1965]+1" table:style-name="ce1">
            <text:p>1967</text:p>
          </table:table-cell>
          <table:table-cell office:value-type="float" office:value="32.938043599193364" table:formula="of:=10*LOG([.A1966])" table:style-name="ce1">
            <text:p>32,9380436</text:p>
          </table:table-cell>
          <table:table-cell table:number-columns-repeated="16382"/>
        </table:table-row>
        <table:table-row table:style-name="ro1">
          <table:table-cell office:value-type="float" office:value="1968" table:formula="of:=[.A1966]+1" table:style-name="ce1">
            <text:p>1968</text:p>
          </table:table-cell>
          <table:table-cell office:value-type="float" office:value="32.940250940953227" table:formula="of:=10*LOG([.A1967])" table:style-name="ce1">
            <text:p>32,94025094</text:p>
          </table:table-cell>
          <table:table-cell table:number-columns-repeated="16382"/>
        </table:table-row>
        <table:table-row table:style-name="ro1">
          <table:table-cell office:value-type="float" office:value="1969" table:formula="of:=[.A1967]+1" table:style-name="ce1">
            <text:p>1969</text:p>
          </table:table-cell>
          <table:table-cell office:value-type="float" office:value="32.942457161381185" table:formula="of:=10*LOG([.A1968])" table:style-name="ce1">
            <text:p>32,94245716</text:p>
          </table:table-cell>
          <table:table-cell table:number-columns-repeated="16382"/>
        </table:table-row>
        <table:table-row table:style-name="ro1">
          <table:table-cell office:value-type="float" office:value="1970" table:formula="of:=[.A1968]+1" table:style-name="ce1">
            <text:p>1970</text:p>
          </table:table-cell>
          <table:table-cell office:value-type="float" office:value="32.944662261615932" table:formula="of:=10*LOG([.A1969])" table:style-name="ce1">
            <text:p>32,94466226</text:p>
          </table:table-cell>
          <table:table-cell table:number-columns-repeated="16382"/>
        </table:table-row>
        <table:table-row table:style-name="ro1">
          <table:table-cell office:value-type="float" office:value="1971" table:formula="of:=[.A1969]+1" table:style-name="ce1">
            <text:p>1971</text:p>
          </table:table-cell>
          <table:table-cell office:value-type="float" office:value="32.946866242794435" table:formula="of:=10*LOG([.A1970])" table:style-name="ce1">
            <text:p>32,94686624</text:p>
          </table:table-cell>
          <table:table-cell table:number-columns-repeated="16382"/>
        </table:table-row>
        <table:table-row table:style-name="ro1">
          <table:table-cell office:value-type="float" office:value="1972" table:formula="of:=[.A1970]+1" table:style-name="ce1">
            <text:p>1972</text:p>
          </table:table-cell>
          <table:table-cell office:value-type="float" office:value="32.949069106051923" table:formula="of:=10*LOG([.A1971])" table:style-name="ce1">
            <text:p>32,94906911</text:p>
          </table:table-cell>
          <table:table-cell table:number-columns-repeated="16382"/>
        </table:table-row>
        <table:table-row table:style-name="ro1">
          <table:table-cell office:value-type="float" office:value="1973" table:formula="of:=[.A1971]+1" table:style-name="ce1">
            <text:p>1973</text:p>
          </table:table-cell>
          <table:table-cell office:value-type="float" office:value="32.951270852521908" table:formula="of:=10*LOG([.A1972])" table:style-name="ce1">
            <text:p>32,95127085</text:p>
          </table:table-cell>
          <table:table-cell table:number-columns-repeated="16382"/>
        </table:table-row>
        <table:table-row table:style-name="ro1">
          <table:table-cell office:value-type="float" office:value="1974" table:formula="of:=[.A1972]+1" table:style-name="ce1">
            <text:p>1974</text:p>
          </table:table-cell>
          <table:table-cell office:value-type="float" office:value="32.95347148333618" table:formula="of:=10*LOG([.A1973])" table:style-name="ce1">
            <text:p>32,95347148</text:p>
          </table:table-cell>
          <table:table-cell table:number-columns-repeated="16382"/>
        </table:table-row>
        <table:table-row table:style-name="ro1">
          <table:table-cell office:value-type="float" office:value="1975" table:formula="of:=[.A1973]+1" table:style-name="ce1">
            <text:p>1975</text:p>
          </table:table-cell>
          <table:table-cell office:value-type="float" office:value="32.955670999624786" table:formula="of:=10*LOG([.A1974])" table:style-name="ce1">
            <text:p>32,955671</text:p>
          </table:table-cell>
          <table:table-cell table:number-columns-repeated="16382"/>
        </table:table-row>
        <table:table-row table:style-name="ro1">
          <table:table-cell office:value-type="float" office:value="1976" table:formula="of:=[.A1974]+1" table:style-name="ce1">
            <text:p>1976</text:p>
          </table:table-cell>
          <table:table-cell office:value-type="float" office:value="32.957869402516089" table:formula="of:=10*LOG([.A1975])" table:style-name="ce1">
            <text:p>32,9578694</text:p>
          </table:table-cell>
          <table:table-cell table:number-columns-repeated="16382"/>
        </table:table-row>
        <table:table-row table:style-name="ro1">
          <table:table-cell office:value-type="float" office:value="1977" table:formula="of:=[.A1975]+1" table:style-name="ce1">
            <text:p>1977</text:p>
          </table:table-cell>
          <table:table-cell office:value-type="float" office:value="32.960066693136724" table:formula="of:=10*LOG([.A1976])" table:style-name="ce1">
            <text:p>32,96006669</text:p>
          </table:table-cell>
          <table:table-cell table:number-columns-repeated="16382"/>
        </table:table-row>
        <table:table-row table:style-name="ro1">
          <table:table-cell office:value-type="float" office:value="1978" table:formula="of:=[.A1976]+1" table:style-name="ce1">
            <text:p>1978</text:p>
          </table:table-cell>
          <table:table-cell office:value-type="float" office:value="32.962262872611603" table:formula="of:=10*LOG([.A1977])" table:style-name="ce1">
            <text:p>32,96226287</text:p>
          </table:table-cell>
          <table:table-cell table:number-columns-repeated="16382"/>
        </table:table-row>
        <table:table-row table:style-name="ro1">
          <table:table-cell office:value-type="float" office:value="1979" table:formula="of:=[.A1977]+1" table:style-name="ce1">
            <text:p>1979</text:p>
          </table:table-cell>
          <table:table-cell office:value-type="float" office:value="32.964457942063959" table:formula="of:=10*LOG([.A1978])" table:style-name="ce1">
            <text:p>32,96445794</text:p>
          </table:table-cell>
          <table:table-cell table:number-columns-repeated="16382"/>
        </table:table-row>
        <table:table-row table:style-name="ro1">
          <table:table-cell office:value-type="float" office:value="1980" table:formula="of:=[.A1978]+1" table:style-name="ce1">
            <text:p>1980</text:p>
          </table:table-cell>
          <table:table-cell office:value-type="float" office:value="32.966651902615311" table:formula="of:=10*LOG([.A1979])" table:style-name="ce1">
            <text:p>32,9666519</text:p>
          </table:table-cell>
          <table:table-cell table:number-columns-repeated="16382"/>
        </table:table-row>
        <table:table-row table:style-name="ro1">
          <table:table-cell office:value-type="float" office:value="1981" table:formula="of:=[.A1979]+1" table:style-name="ce1">
            <text:p>1981</text:p>
          </table:table-cell>
          <table:table-cell office:value-type="float" office:value="32.968844755385469" table:formula="of:=10*LOG([.A1980])" table:style-name="ce1">
            <text:p>32,96884476</text:p>
          </table:table-cell>
          <table:table-cell table:number-columns-repeated="16382"/>
        </table:table-row>
        <table:table-row table:style-name="ro1">
          <table:table-cell office:value-type="float" office:value="1982" table:formula="of:=[.A1980]+1" table:style-name="ce1">
            <text:p>1982</text:p>
          </table:table-cell>
          <table:table-cell office:value-type="float" office:value="32.971036501492563" table:formula="of:=10*LOG([.A1981])" table:style-name="ce1">
            <text:p>32,9710365</text:p>
          </table:table-cell>
          <table:table-cell table:number-columns-repeated="16382"/>
        </table:table-row>
        <table:table-row table:style-name="ro1">
          <table:table-cell office:value-type="float" office:value="1983" table:formula="of:=[.A1981]+1" table:style-name="ce1">
            <text:p>1983</text:p>
          </table:table-cell>
          <table:table-cell office:value-type="float" office:value="32.973227142053027" table:formula="of:=10*LOG([.A1982])" table:style-name="ce1">
            <text:p>32,97322714</text:p>
          </table:table-cell>
          <table:table-cell table:number-columns-repeated="16382"/>
        </table:table-row>
        <table:table-row table:style-name="ro1">
          <table:table-cell office:value-type="float" office:value="1984" table:formula="of:=[.A1982]+1" table:style-name="ce1">
            <text:p>1984</text:p>
          </table:table-cell>
          <table:table-cell office:value-type="float" office:value="32.975416678181595" table:formula="of:=10*LOG([.A1983])" table:style-name="ce1">
            <text:p>32,97541668</text:p>
          </table:table-cell>
          <table:table-cell table:number-columns-repeated="16382"/>
        </table:table-row>
        <table:table-row table:style-name="ro1">
          <table:table-cell office:value-type="float" office:value="1985" table:formula="of:=[.A1983]+1" table:style-name="ce1">
            <text:p>1985</text:p>
          </table:table-cell>
          <table:table-cell office:value-type="float" office:value="32.977605110991341" table:formula="of:=10*LOG([.A1984])" table:style-name="ce1">
            <text:p>32,97760511</text:p>
          </table:table-cell>
          <table:table-cell table:number-columns-repeated="16382"/>
        </table:table-row>
        <table:table-row table:style-name="ro1">
          <table:table-cell office:value-type="float" office:value="1986" table:formula="of:=[.A1984]+1" table:style-name="ce1">
            <text:p>1986</text:p>
          </table:table-cell>
          <table:table-cell office:value-type="float" office:value="32.979792441593624" table:formula="of:=10*LOG([.A1985])" table:style-name="ce1">
            <text:p>32,97979244</text:p>
          </table:table-cell>
          <table:table-cell table:number-columns-repeated="16382"/>
        </table:table-row>
        <table:table-row table:style-name="ro1">
          <table:table-cell office:value-type="float" office:value="1987" table:formula="of:=[.A1985]+1" table:style-name="ce1">
            <text:p>1987</text:p>
          </table:table-cell>
          <table:table-cell office:value-type="float" office:value="32.981978671098148" table:formula="of:=10*LOG([.A1986])" table:style-name="ce1">
            <text:p>32,98197867</text:p>
          </table:table-cell>
          <table:table-cell table:number-columns-repeated="16382"/>
        </table:table-row>
        <table:table-row table:style-name="ro1">
          <table:table-cell office:value-type="float" office:value="1988" table:formula="of:=[.A1986]+1" table:style-name="ce1">
            <text:p>1988</text:p>
          </table:table-cell>
          <table:table-cell office:value-type="float" office:value="32.984163800612947" table:formula="of:=10*LOG([.A1987])" table:style-name="ce1">
            <text:p>32,9841638</text:p>
          </table:table-cell>
          <table:table-cell table:number-columns-repeated="16382"/>
        </table:table-row>
        <table:table-row table:style-name="ro1">
          <table:table-cell office:value-type="float" office:value="1989" table:formula="of:=[.A1987]+1" table:style-name="ce1">
            <text:p>1989</text:p>
          </table:table-cell>
          <table:table-cell office:value-type="float" office:value="32.986347831244352" table:formula="of:=10*LOG([.A1988])" table:style-name="ce1">
            <text:p>32,98634783</text:p>
          </table:table-cell>
          <table:table-cell table:number-columns-repeated="16382"/>
        </table:table-row>
        <table:table-row table:style-name="ro1">
          <table:table-cell office:value-type="float" office:value="1990" table:formula="of:=[.A1988]+1" table:style-name="ce1">
            <text:p>1990</text:p>
          </table:table-cell>
          <table:table-cell office:value-type="float" office:value="32.988530764097071" table:formula="of:=10*LOG([.A1989])" table:style-name="ce1">
            <text:p>32,98853076</text:p>
          </table:table-cell>
          <table:table-cell table:number-columns-repeated="16382"/>
        </table:table-row>
        <table:table-row table:style-name="ro1">
          <table:table-cell office:value-type="float" office:value="1991" table:formula="of:=[.A1989]+1" table:style-name="ce1">
            <text:p>1991</text:p>
          </table:table-cell>
          <table:table-cell office:value-type="float" office:value="32.990712600274094" table:formula="of:=10*LOG([.A1990])" table:style-name="ce1">
            <text:p>32,9907126</text:p>
          </table:table-cell>
          <table:table-cell table:number-columns-repeated="16382"/>
        </table:table-row>
        <table:table-row table:style-name="ro1">
          <table:table-cell office:value-type="float" office:value="1992" table:formula="of:=[.A1990]+1" table:style-name="ce1">
            <text:p>1992</text:p>
          </table:table-cell>
          <table:table-cell office:value-type="float" office:value="32.992893340876805" table:formula="of:=10*LOG([.A1991])" table:style-name="ce1">
            <text:p>32,99289334</text:p>
          </table:table-cell>
          <table:table-cell table:number-columns-repeated="16382"/>
        </table:table-row>
        <table:table-row table:style-name="ro1">
          <table:table-cell office:value-type="float" office:value="1993" table:formula="of:=[.A1991]+1" table:style-name="ce1">
            <text:p>1993</text:p>
          </table:table-cell>
          <table:table-cell office:value-type="float" office:value="32.995072987004875" table:formula="of:=10*LOG([.A1992])" table:style-name="ce1">
            <text:p>32,99507299</text:p>
          </table:table-cell>
          <table:table-cell table:number-columns-repeated="16382"/>
        </table:table-row>
        <table:table-row table:style-name="ro1">
          <table:table-cell office:value-type="float" office:value="1994" table:formula="of:=[.A1992]+1" table:style-name="ce1">
            <text:p>1994</text:p>
          </table:table-cell>
          <table:table-cell office:value-type="float" office:value="32.99725153975637" table:formula="of:=10*LOG([.A1993])" table:style-name="ce1">
            <text:p>32,99725154</text:p>
          </table:table-cell>
          <table:table-cell table:number-columns-repeated="16382"/>
        </table:table-row>
        <table:table-row table:style-name="ro1">
          <table:table-cell office:value-type="float" office:value="1995" table:formula="of:=[.A1993]+1" table:style-name="ce1">
            <text:p>1995</text:p>
          </table:table-cell>
          <table:table-cell office:value-type="float" office:value="32.999429000227671" table:formula="of:=10*LOG([.A1994])" table:style-name="ce1">
            <text:p>32,999429</text:p>
          </table:table-cell>
          <table:table-cell table:number-columns-repeated="16382"/>
        </table:table-row>
        <table:table-row table:style-name="ro1">
          <table:table-cell office:value-type="float" office:value="1996" table:formula="of:=[.A1994]+1" table:style-name="ce1">
            <text:p>1996</text:p>
          </table:table-cell>
          <table:table-cell office:value-type="float" office:value="33.00160536951352" table:formula="of:=10*LOG([.A1995])" table:style-name="ce1">
            <text:p>33,00160537</text:p>
          </table:table-cell>
          <table:table-cell table:number-columns-repeated="16382"/>
        </table:table-row>
        <table:table-row table:style-name="ro1">
          <table:table-cell office:value-type="float" office:value="1997" table:formula="of:=[.A1995]+1" table:style-name="ce1">
            <text:p>1997</text:p>
          </table:table-cell>
          <table:table-cell office:value-type="float" office:value="33.003780648707021" table:formula="of:=10*LOG([.A1996])" table:style-name="ce1">
            <text:p>33,00378065</text:p>
          </table:table-cell>
          <table:table-cell table:number-columns-repeated="16382"/>
        </table:table-row>
        <table:table-row table:style-name="ro1">
          <table:table-cell office:value-type="float" office:value="1998" table:formula="of:=[.A1996]+1" table:style-name="ce1">
            <text:p>1998</text:p>
          </table:table-cell>
          <table:table-cell office:value-type="float" office:value="33.005954838899633" table:formula="of:=10*LOG([.A1997])" table:style-name="ce1">
            <text:p>33,00595484</text:p>
          </table:table-cell>
          <table:table-cell table:number-columns-repeated="16382"/>
        </table:table-row>
        <table:table-row table:style-name="ro1">
          <table:table-cell office:value-type="float" office:value="1999" table:formula="of:=[.A1997]+1" table:style-name="ce1">
            <text:p>1999</text:p>
          </table:table-cell>
          <table:table-cell office:value-type="float" office:value="33.008127941181172" table:formula="of:=10*LOG([.A1998])" table:style-name="ce1">
            <text:p>33,00812794</text:p>
          </table:table-cell>
          <table:table-cell table:number-columns-repeated="16382"/>
        </table:table-row>
        <table:table-row table:style-name="ro1">
          <table:table-cell office:value-type="float" office:value="2000" table:formula="of:=[.A1998]+1" table:style-name="ce1">
            <text:p>2000</text:p>
          </table:table-cell>
          <table:table-cell office:value-type="float" office:value="33.010299956639813" table:formula="of:=10*LOG([.A1999])" table:style-name="ce1">
            <text:p>33,01029996</text:p>
          </table:table-cell>
          <table:table-cell table:number-columns-repeated="16382"/>
        </table:table-row>
        <table:table-row table:style-name="ro1">
          <table:table-cell office:value-type="float" office:value="2001" table:formula="of:=[.A1999]+1" table:style-name="ce1">
            <text:p>2001</text:p>
          </table:table-cell>
          <table:table-cell office:value-type="float" office:value="33.012470886362109" table:formula="of:=10*LOG([.A2000])" table:style-name="ce1">
            <text:p>33,01247089</text:p>
          </table:table-cell>
          <table:table-cell table:number-columns-repeated="16382"/>
        </table:table-row>
        <table:table-row table:style-name="ro1">
          <table:table-cell office:value-type="float" office:value="2002" table:formula="of:=[.A2000]+1" table:style-name="ce1">
            <text:p>2002</text:p>
          </table:table-cell>
          <table:table-cell office:value-type="float" office:value="33.014640731432998" table:formula="of:=10*LOG([.A2001])" table:style-name="ce1">
            <text:p>33,01464073</text:p>
          </table:table-cell>
          <table:table-cell table:number-columns-repeated="16382"/>
        </table:table-row>
        <table:table-row table:style-name="ro1">
          <table:table-cell office:value-type="float" office:value="2003" table:formula="of:=[.A2001]+1" table:style-name="ce1">
            <text:p>2003</text:p>
          </table:table-cell>
          <table:table-cell office:value-type="float" office:value="33.016809492935764" table:formula="of:=10*LOG([.A2002])" table:style-name="ce1">
            <text:p>33,01680949</text:p>
          </table:table-cell>
          <table:table-cell table:number-columns-repeated="16382"/>
        </table:table-row>
        <table:table-row table:style-name="ro1">
          <table:table-cell office:value-type="float" office:value="2004" table:formula="of:=[.A2002]+1" table:style-name="ce1">
            <text:p>2004</text:p>
          </table:table-cell>
          <table:table-cell office:value-type="float" office:value="33.018977171952081" table:formula="of:=10*LOG([.A2003])" table:style-name="ce1">
            <text:p>33,01897717</text:p>
          </table:table-cell>
          <table:table-cell table:number-columns-repeated="16382"/>
        </table:table-row>
        <table:table-row table:style-name="ro1">
          <table:table-cell office:value-type="float" office:value="2005" table:formula="of:=[.A2003]+1" table:style-name="ce1">
            <text:p>2005</text:p>
          </table:table-cell>
          <table:table-cell office:value-type="float" office:value="33.021143769562009" table:formula="of:=10*LOG([.A2004])" table:style-name="ce1">
            <text:p>33,02114377</text:p>
          </table:table-cell>
          <table:table-cell table:number-columns-repeated="16382"/>
        </table:table-row>
        <table:table-row table:style-name="ro1">
          <table:table-cell office:value-type="float" office:value="2006" table:formula="of:=[.A2004]+1" table:style-name="ce1">
            <text:p>2006</text:p>
          </table:table-cell>
          <table:table-cell office:value-type="float" office:value="33.02330928684399" table:formula="of:=10*LOG([.A2005])" table:style-name="ce1">
            <text:p>33,02330929</text:p>
          </table:table-cell>
          <table:table-cell table:number-columns-repeated="16382"/>
        </table:table-row>
        <table:table-row table:style-name="ro1">
          <table:table-cell office:value-type="float" office:value="2007" table:formula="of:=[.A2005]+1" table:style-name="ce1">
            <text:p>2007</text:p>
          </table:table-cell>
          <table:table-cell office:value-type="float" office:value="33.025473724874857" table:formula="of:=10*LOG([.A2006])" table:style-name="ce1">
            <text:p>33,02547372</text:p>
          </table:table-cell>
          <table:table-cell table:number-columns-repeated="16382"/>
        </table:table-row>
        <table:table-row table:style-name="ro1">
          <table:table-cell office:value-type="float" office:value="2008" table:formula="of:=[.A2006]+1" table:style-name="ce1">
            <text:p>2008</text:p>
          </table:table-cell>
          <table:table-cell office:value-type="float" office:value="33.027637084729818" table:formula="of:=10*LOG([.A2007])" table:style-name="ce1">
            <text:p>33,02763708</text:p>
          </table:table-cell>
          <table:table-cell table:number-columns-repeated="16382"/>
        </table:table-row>
        <table:table-row table:style-name="ro1">
          <table:table-cell office:value-type="float" office:value="2009" table:formula="of:=[.A2007]+1" table:style-name="ce1">
            <text:p>2009</text:p>
          </table:table-cell>
          <table:table-cell office:value-type="float" office:value="33.029799367482497" table:formula="of:=10*LOG([.A2008])" table:style-name="ce1">
            <text:p>33,02979937</text:p>
          </table:table-cell>
          <table:table-cell table:number-columns-repeated="16382"/>
        </table:table-row>
        <table:table-row table:style-name="ro1">
          <table:table-cell office:value-type="float" office:value="2010" table:formula="of:=[.A2008]+1" table:style-name="ce1">
            <text:p>2010</text:p>
          </table:table-cell>
          <table:table-cell office:value-type="float" office:value="33.031960574204888" table:formula="of:=10*LOG([.A2009])" table:style-name="ce1">
            <text:p>33,03196057</text:p>
          </table:table-cell>
          <table:table-cell table:number-columns-repeated="16382"/>
        </table:table-row>
        <table:table-row table:style-name="ro1">
          <table:table-cell office:value-type="float" office:value="2011" table:formula="of:=[.A2009]+1" table:style-name="ce1">
            <text:p>2011</text:p>
          </table:table-cell>
          <table:table-cell office:value-type="float" office:value="33.034120705967418" table:formula="of:=10*LOG([.A2010])" table:style-name="ce1">
            <text:p>33,03412071</text:p>
          </table:table-cell>
          <table:table-cell table:number-columns-repeated="16382"/>
        </table:table-row>
        <table:table-row table:style-name="ro1">
          <table:table-cell office:value-type="float" office:value="2012" table:formula="of:=[.A2010]+1" table:style-name="ce1">
            <text:p>2012</text:p>
          </table:table-cell>
          <table:table-cell office:value-type="float" office:value="33.036279763838898" table:formula="of:=10*LOG([.A2011])" table:style-name="ce1">
            <text:p>33,03627976</text:p>
          </table:table-cell>
          <table:table-cell table:number-columns-repeated="16382"/>
        </table:table-row>
        <table:table-row table:style-name="ro1">
          <table:table-cell office:value-type="float" office:value="2013" table:formula="of:=[.A2011]+1" table:style-name="ce1">
            <text:p>2013</text:p>
          </table:table-cell>
          <table:table-cell office:value-type="float" office:value="33.038437748886544" table:formula="of:=10*LOG([.A2012])" table:style-name="ce1">
            <text:p>33,03843775</text:p>
          </table:table-cell>
          <table:table-cell table:number-columns-repeated="16382"/>
        </table:table-row>
        <table:table-row table:style-name="ro1">
          <table:table-cell office:value-type="float" office:value="2014" table:formula="of:=[.A2012]+1" table:style-name="ce1">
            <text:p>2014</text:p>
          </table:table-cell>
          <table:table-cell office:value-type="float" office:value="33.040594662175991" table:formula="of:=10*LOG([.A2013])" table:style-name="ce1">
            <text:p>33,04059466</text:p>
          </table:table-cell>
          <table:table-cell table:number-columns-repeated="16382"/>
        </table:table-row>
        <table:table-row table:style-name="ro1">
          <table:table-cell office:value-type="float" office:value="2015" table:formula="of:=[.A2013]+1" table:style-name="ce1">
            <text:p>2015</text:p>
          </table:table-cell>
          <table:table-cell office:value-type="float" office:value="33.042750504771284" table:formula="of:=10*LOG([.A2014])" table:style-name="ce1">
            <text:p>33,0427505</text:p>
          </table:table-cell>
          <table:table-cell table:number-columns-repeated="16382"/>
        </table:table-row>
        <table:table-row table:style-name="ro1">
          <table:table-cell office:value-type="float" office:value="2016" table:formula="of:=[.A2014]+1" table:style-name="ce1">
            <text:p>2016</text:p>
          </table:table-cell>
          <table:table-cell office:value-type="float" office:value="33.044905277734877" table:formula="of:=10*LOG([.A2015])" table:style-name="ce1">
            <text:p>33,04490528</text:p>
          </table:table-cell>
          <table:table-cell table:number-columns-repeated="16382"/>
        </table:table-row>
        <table:table-row table:style-name="ro1">
          <table:table-cell office:value-type="float" office:value="2017" table:formula="of:=[.A2015]+1" table:style-name="ce1">
            <text:p>2017</text:p>
          </table:table-cell>
          <table:table-cell office:value-type="float" office:value="33.047058982127652" table:formula="of:=10*LOG([.A2016])" table:style-name="ce1">
            <text:p>33,04705898</text:p>
          </table:table-cell>
          <table:table-cell table:number-columns-repeated="16382"/>
        </table:table-row>
        <table:table-row table:style-name="ro1">
          <table:table-cell office:value-type="float" office:value="2018" table:formula="of:=[.A2016]+1" table:style-name="ce1">
            <text:p>2018</text:p>
          </table:table-cell>
          <table:table-cell office:value-type="float" office:value="33.049211619008915" table:formula="of:=10*LOG([.A2017])" table:style-name="ce1">
            <text:p>33,04921162</text:p>
          </table:table-cell>
          <table:table-cell table:number-columns-repeated="16382"/>
        </table:table-row>
        <table:table-row table:style-name="ro1">
          <table:table-cell office:value-type="float" office:value="2019" table:formula="of:=[.A2017]+1" table:style-name="ce1">
            <text:p>2019</text:p>
          </table:table-cell>
          <table:table-cell office:value-type="float" office:value="33.051363189436394" table:formula="of:=10*LOG([.A2018])" table:style-name="ce1">
            <text:p>33,05136319</text:p>
          </table:table-cell>
          <table:table-cell table:number-columns-repeated="16382"/>
        </table:table-row>
        <table:table-row table:style-name="ro1">
          <table:table-cell office:value-type="float" office:value="2020" table:formula="of:=[.A2018]+1" table:style-name="ce1">
            <text:p>2020</text:p>
          </table:table-cell>
          <table:table-cell office:value-type="float" office:value="33.05351369446624" table:formula="of:=10*LOG([.A2019])" table:style-name="ce1">
            <text:p>33,05351369</text:p>
          </table:table-cell>
          <table:table-cell table:number-columns-repeated="16382"/>
        </table:table-row>
        <table:table-row table:style-name="ro1">
          <table:table-cell office:value-type="float" office:value="2021" table:formula="of:=[.A2019]+1" table:style-name="ce1">
            <text:p>2021</text:p>
          </table:table-cell>
          <table:table-cell office:value-type="float" office:value="33.05566313515304" table:formula="of:=10*LOG([.A2020])" table:style-name="ce1">
            <text:p>33,05566314</text:p>
          </table:table-cell>
          <table:table-cell table:number-columns-repeated="16382"/>
        </table:table-row>
        <table:table-row table:style-name="ro1">
          <table:table-cell office:value-type="float" office:value="2022" table:formula="of:=[.A2020]+1" table:style-name="ce1">
            <text:p>2022</text:p>
          </table:table-cell>
          <table:table-cell office:value-type="float" office:value="33.057811512549826" table:formula="of:=10*LOG([.A2021])" table:style-name="ce1">
            <text:p>33,05781151</text:p>
          </table:table-cell>
          <table:table-cell table:number-columns-repeated="16382"/>
        </table:table-row>
        <table:table-row table:style-name="ro1">
          <table:table-cell office:value-type="float" office:value="2023" table:formula="of:=[.A2021]+1" table:style-name="ce1">
            <text:p>2023</text:p>
          </table:table-cell>
          <table:table-cell office:value-type="float" office:value="33.059958827708044" table:formula="of:=10*LOG([.A2022])" table:style-name="ce1">
            <text:p>33,05995883</text:p>
          </table:table-cell>
          <table:table-cell table:number-columns-repeated="16382"/>
        </table:table-row>
        <table:table-row table:style-name="ro1">
          <table:table-cell office:value-type="float" office:value="2024" table:formula="of:=[.A2022]+1" table:style-name="ce1">
            <text:p>2024</text:p>
          </table:table-cell>
          <table:table-cell office:value-type="float" office:value="33.062105081677615" table:formula="of:=10*LOG([.A2023])" table:style-name="ce1">
            <text:p>33,06210508</text:p>
          </table:table-cell>
          <table:table-cell table:number-columns-repeated="16382"/>
        </table:table-row>
        <table:table-row table:style-name="ro1">
          <table:table-cell office:value-type="float" office:value="2025" table:formula="of:=[.A2023]+1" table:style-name="ce1">
            <text:p>2025</text:p>
          </table:table-cell>
          <table:table-cell office:value-type="float" office:value="33.064250275506872" table:formula="of:=10*LOG([.A2024])" table:style-name="ce1">
            <text:p>33,06425028</text:p>
          </table:table-cell>
          <table:table-cell table:number-columns-repeated="16382"/>
        </table:table-row>
        <table:table-row table:style-name="ro1">
          <table:table-cell office:value-type="float" office:value="2026" table:formula="of:=[.A2024]+1" table:style-name="ce1">
            <text:p>2026</text:p>
          </table:table-cell>
          <table:table-cell office:value-type="float" office:value="33.066394410242616" table:formula="of:=10*LOG([.A2025])" table:style-name="ce1">
            <text:p>33,06639441</text:p>
          </table:table-cell>
          <table:table-cell table:number-columns-repeated="16382"/>
        </table:table-row>
        <table:table-row table:style-name="ro1">
          <table:table-cell office:value-type="float" office:value="2027" table:formula="of:=[.A2025]+1" table:style-name="ce1">
            <text:p>2027</text:p>
          </table:table-cell>
          <table:table-cell office:value-type="float" office:value="33.06853748693009" table:formula="of:=10*LOG([.A2026])" table:style-name="ce1">
            <text:p>33,06853749</text:p>
          </table:table-cell>
          <table:table-cell table:number-columns-repeated="16382"/>
        </table:table-row>
        <table:table-row table:style-name="ro1">
          <table:table-cell office:value-type="float" office:value="2028" table:formula="of:=[.A2026]+1" table:style-name="ce1">
            <text:p>2028</text:p>
          </table:table-cell>
          <table:table-cell office:value-type="float" office:value="33.070679506612983" table:formula="of:=10*LOG([.A2027])" table:style-name="ce1">
            <text:p>33,07067951</text:p>
          </table:table-cell>
          <table:table-cell table:number-columns-repeated="16382"/>
        </table:table-row>
        <table:table-row table:style-name="ro1">
          <table:table-cell office:value-type="float" office:value="2029" table:formula="of:=[.A2027]+1" table:style-name="ce1">
            <text:p>2029</text:p>
          </table:table-cell>
          <table:table-cell office:value-type="float" office:value="33.072820470333461" table:formula="of:=10*LOG([.A2028])" table:style-name="ce1">
            <text:p>33,07282047</text:p>
          </table:table-cell>
          <table:table-cell table:number-columns-repeated="16382"/>
        </table:table-row>
        <table:table-row table:style-name="ro1">
          <table:table-cell office:value-type="float" office:value="2030" table:formula="of:=[.A2028]+1" table:style-name="ce1">
            <text:p>2030</text:p>
          </table:table-cell>
          <table:table-cell office:value-type="float" office:value="33.074960379132129" table:formula="of:=10*LOG([.A2029])" table:style-name="ce1">
            <text:p>33,07496038</text:p>
          </table:table-cell>
          <table:table-cell table:number-columns-repeated="16382"/>
        </table:table-row>
        <table:table-row table:style-name="ro1">
          <table:table-cell office:value-type="float" office:value="2031" table:formula="of:=[.A2029]+1" table:style-name="ce1">
            <text:p>2031</text:p>
          </table:table-cell>
          <table:table-cell office:value-type="float" office:value="33.07709923404807" table:formula="of:=10*LOG([.A2030])" table:style-name="ce1">
            <text:p>33,07709923</text:p>
          </table:table-cell>
          <table:table-cell table:number-columns-repeated="16382"/>
        </table:table-row>
        <table:table-row table:style-name="ro1">
          <table:table-cell office:value-type="float" office:value="2032" table:formula="of:=[.A2030]+1" table:style-name="ce1">
            <text:p>2032</text:p>
          </table:table-cell>
          <table:table-cell office:value-type="float" office:value="33.079237036118819" table:formula="of:=10*LOG([.A2031])" table:style-name="ce1">
            <text:p>33,07923704</text:p>
          </table:table-cell>
          <table:table-cell table:number-columns-repeated="16382"/>
        </table:table-row>
        <table:table-row table:style-name="ro1">
          <table:table-cell office:value-type="float" office:value="2033" table:formula="of:=[.A2031]+1" table:style-name="ce1">
            <text:p>2033</text:p>
          </table:table-cell>
          <table:table-cell office:value-type="float" office:value="33.081373786380382" table:formula="of:=10*LOG([.A2032])" table:style-name="ce1">
            <text:p>33,08137379</text:p>
          </table:table-cell>
          <table:table-cell table:number-columns-repeated="16382"/>
        </table:table-row>
        <table:table-row table:style-name="ro1">
          <table:table-cell office:value-type="float" office:value="2034" table:formula="of:=[.A2032]+1" table:style-name="ce1">
            <text:p>2034</text:p>
          </table:table-cell>
          <table:table-cell office:value-type="float" office:value="33.08350948586726" table:formula="of:=10*LOG([.A2033])" table:style-name="ce1">
            <text:p>33,08350949</text:p>
          </table:table-cell>
          <table:table-cell table:number-columns-repeated="16382" table:style-name="ce1"/>
        </table:table-row>
        <table:table-row table:style-name="ro1">
          <table:table-cell office:value-type="float" office:value="2035" table:formula="of:=[.A2033]+1" table:style-name="ce1">
            <text:p>2035</text:p>
          </table:table-cell>
          <table:table-cell office:value-type="float" office:value="33.085644135612384" table:formula="of:=10*LOG([.A2034])" table:style-name="ce1">
            <text:p>33,08564414</text:p>
          </table:table-cell>
          <table:table-cell table:number-columns-repeated="16382" table:style-name="ce1"/>
        </table:table-row>
        <table:table-row table:style-name="ro1">
          <table:table-cell office:value-type="float" office:value="2036" table:formula="of:=[.A2034]+1" table:style-name="ce1">
            <text:p>2036</text:p>
          </table:table-cell>
          <table:table-cell office:value-type="float" office:value="33.087777736647212" table:formula="of:=10*LOG([.A2035])" table:style-name="ce1">
            <text:p>33,08777774</text:p>
          </table:table-cell>
          <table:table-cell table:number-columns-repeated="16382" table:style-name="ce1"/>
        </table:table-row>
        <table:table-row table:style-name="ro1">
          <table:table-cell office:value-type="float" office:value="2037" table:formula="of:=[.A2035]+1" table:style-name="ce1">
            <text:p>2037</text:p>
          </table:table-cell>
          <table:table-cell office:value-type="float" office:value="33.08991029000164" table:formula="of:=10*LOG([.A2036])" table:style-name="ce1">
            <text:p>33,08991029</text:p>
          </table:table-cell>
          <table:table-cell table:number-columns-repeated="16382" table:style-name="ce1"/>
        </table:table-row>
        <table:table-row table:style-name="ro1">
          <table:table-cell office:value-type="float" office:value="2038" table:formula="of:=[.A2036]+1" table:style-name="ce1">
            <text:p>2038</text:p>
          </table:table-cell>
          <table:table-cell office:value-type="float" office:value="33.092041796704081" table:formula="of:=10*LOG([.A2037])" table:style-name="ce1">
            <text:p>33,0920418</text:p>
          </table:table-cell>
          <table:table-cell table:number-columns-repeated="16382" table:style-name="ce1"/>
        </table:table-row>
        <table:table-row table:style-name="ro1">
          <table:table-cell office:value-type="float" office:value="2039" table:formula="of:=[.A2037]+1" table:style-name="ce1">
            <text:p>2039</text:p>
          </table:table-cell>
          <table:table-cell office:value-type="float" office:value="33.094172257781402" table:formula="of:=10*LOG([.A2038])" table:style-name="ce1">
            <text:p>33,09417226</text:p>
          </table:table-cell>
          <table:table-cell table:number-columns-repeated="16382" table:style-name="ce1"/>
        </table:table-row>
        <table:table-row table:style-name="ro1">
          <table:table-cell office:value-type="float" office:value="2040" table:formula="of:=[.A2038]+1" table:style-name="ce1">
            <text:p>2040</text:p>
          </table:table-cell>
          <table:table-cell office:value-type="float" office:value="33.096301674258989" table:formula="of:=10*LOG([.A2039])" table:style-name="ce1">
            <text:p>33,09630167</text:p>
          </table:table-cell>
          <table:table-cell table:number-columns-repeated="16382" table:style-name="ce1"/>
        </table:table-row>
        <table:table-row table:style-name="ro1">
          <table:table-cell office:value-type="float" office:value="2041" table:formula="of:=[.A2039]+1" table:style-name="ce1">
            <text:p>2041</text:p>
          </table:table-cell>
          <table:table-cell office:value-type="float" office:value="33.098430047160704" table:formula="of:=10*LOG([.A2040])" table:style-name="ce1">
            <text:p>33,09843005</text:p>
          </table:table-cell>
          <table:table-cell table:number-columns-repeated="16382" table:style-name="ce1"/>
        </table:table-row>
        <table:table-row table:style-name="ro1">
          <table:table-cell office:value-type="float" office:value="2042" table:formula="of:=[.A2040]+1" table:style-name="ce1">
            <text:p>2042</text:p>
          </table:table-cell>
          <table:table-cell office:value-type="float" office:value="33.100557377508913" table:formula="of:=10*LOG([.A2041])" table:style-name="ce1">
            <text:p>33,10055738</text:p>
          </table:table-cell>
          <table:table-cell table:number-columns-repeated="16382" table:style-name="ce1"/>
        </table:table-row>
        <table:table-row table:style-name="ro1">
          <table:table-cell office:value-type="float" office:value="2043" table:formula="of:=[.A2041]+1" table:style-name="ce1">
            <text:p>2043</text:p>
          </table:table-cell>
          <table:table-cell office:value-type="float" office:value="33.102683666324481" table:formula="of:=10*LOG([.A2042])" table:style-name="ce1">
            <text:p>33,10268367</text:p>
          </table:table-cell>
          <table:table-cell table:number-columns-repeated="16382" table:style-name="ce1"/>
        </table:table-row>
        <table:table-row table:style-name="ro1">
          <table:table-cell office:value-type="float" office:value="2044" table:formula="of:=[.A2042]+1" table:style-name="ce1">
            <text:p>2044</text:p>
          </table:table-cell>
          <table:table-cell office:value-type="float" office:value="33.104808914626751" table:formula="of:=10*LOG([.A2043])" table:style-name="ce1">
            <text:p>33,10480891</text:p>
          </table:table-cell>
          <table:table-cell table:number-columns-repeated="16382" table:style-name="ce1"/>
        </table:table-row>
        <table:table-row table:style-name="ro1">
          <table:table-cell office:value-type="float" office:value="2045" table:formula="of:=[.A2043]+1" table:style-name="ce1">
            <text:p>2045</text:p>
          </table:table-cell>
          <table:table-cell office:value-type="float" office:value="33.106933123433606" table:formula="of:=10*LOG([.A2044])" table:style-name="ce1">
            <text:p>33,10693312</text:p>
          </table:table-cell>
          <table:table-cell table:number-columns-repeated="16382" table:style-name="ce1"/>
        </table:table-row>
        <table:table-row table:style-name="ro1">
          <table:table-cell office:value-type="float" office:value="2046" table:formula="of:=[.A2044]+1" table:style-name="ce1">
            <text:p>2046</text:p>
          </table:table-cell>
          <table:table-cell office:value-type="float" office:value="33.109056293761412" table:formula="of:=10*LOG([.A2045])" table:style-name="ce1">
            <text:p>33,10905629</text:p>
          </table:table-cell>
          <table:table-cell table:number-columns-repeated="4" table:style-name="ce1"/>
          <table:table-cell office:value-type="float" office:value="0" table:formula="of:=LOG(1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47" table:formula="of:=[.A2045]+1" table:style-name="ce1">
            <text:p>2047</text:p>
          </table:table-cell>
          <table:table-cell office:value-type="float" office:value="33.11117842662506" table:formula="of:=10*LOG([.A2046])" table:style-name="ce1">
            <text:p>33,11117843</text:p>
          </table:table-cell>
          <table:table-cell table:style-name="ce1"/>
          <table:table-cell office:value-type="float" office:value="24576" table:formula="of:=2048*12" table:style-name="ce1">
            <text:p>24576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3072" table:formula="of:=[.D2046]/8" table:style-name="ce1">
            <text:p>3072</text:p>
          </table:table-cell>
          <table:table-cell table:number-columns-repeated="16380" table:style-name="ce1"/>
        </table:table-row>
        <table:table-row table:number-rows-repeated="1046529" table:style-name="ro1">
          <table:table-cell table:number-columns-repeated="16384"/>
        </table:table-row>
      </table:table>
      <table:table table:name="brouillon" table:style-name="ta2">
        <table:table-column table:style-name="co8" table:default-cell-style-name="ce1"/>
        <table:table-column table:style-name="co2" table:number-columns-repeated="5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Pin (dBm)</text:p>
          </table:table-cell>
          <table:table-cell office:value-type="string" table:style-name="ce1">
            <text:p>Pin (W)</text:p>
          </table:table-cell>
          <table:table-cell office:value-type="string" table:style-name="ce1">
            <text:p>Diode</text:p>
          </table:table-cell>
          <table:table-cell table:style-name="ce1"/>
          <table:table-cell office:value-type="string" table:style-name="ce1">
            <text:p>AOP</text:p>
          </table:table-cell>
          <table:table-cell table:number-columns-repeated="5" table:style-name="ce1"/>
          <table:table-cell office:value-type="string" table:style-name="ce1">
            <text:p>ADC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</text:p>
          </table:table-cell>
          <table:table-cell office:value-type="string" table:style-name="ce1">
            <text:p>Vout(V)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 =2^n</text:p>
          </table:table-cell>
          <table:table-cell office:value-type="string" table:style-name="ce1">
            <text:p>Alim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V_FS</text:p>
          </table:table-cell>
          <table:table-cell office:value-type="string" table:style-name="ce1">
            <text:p>résolution</text:p>
          </table:table-cell>
          <table:table-cell office:value-type="string" table:style-name="ce1">
            <text:p>G*K*2^N/V_FS</text:p>
          </table:table-cell>
          <table:table-cell office:value-type="string" table:style-name="ce1">
            <text:p>(ADC)10</text:p>
          </table:table-cell>
          <table:table-cell table:style-name="ce1"/>
          <table:table-cell office:value-type="string" table:style-name="ce1">
            <text:p>(ADC)2</text:p>
          </table:table-cell>
          <table:table-cell office:value-type="string" table:style-name="ce1">
            <text:p>(ADC)16</text:p>
          </table:table-cell>
          <table:table-cell table:number-columns-repeated="16367" table:style-name="ce1"/>
        </table:table-row>
        <table:table-row table:style-name="ro1">
          <table:table-cell office:value-type="float" office:value="-24.7172622" table:style-name="ce2">
            <text:p>-24,7172622</text:p>
          </table:table-cell>
          <table:table-cell office:value-type="float" office:value="3.3750000220155381E-6" table:formula="of:=(1*10^(-3))*(10^([.A3]/10))" table:style-name="ce3">
            <text:p>3,375E-06</text:p>
          </table:table-cell>
          <table:table-cell office:value-type="float" office:value="2000" table:style-name="ce11">
            <text:p>2000</text:p>
          </table:table-cell>
          <table:table-cell office:value-type="float" office:value="6.7500000440310765E-3" table:formula="of:=[.C3]*[.B3]" table:style-name="ce1">
            <text:p>0,00675</text:p>
          </table:table-cell>
          <table:table-cell office:value-type="float" office:value="100" table:style-name="ce11">
            <text:p>100</text:p>
          </table:table-cell>
          <table:table-cell office:value-type="float" office:value="1000" table:style-name="ce11">
            <text:p>1000</text:p>
          </table:table-cell>
          <table:table-cell office:value-type="float" office:value="-10" table:formula="of:=-[.F3]/[.E3]" table:style-name="ce1">
            <text:p>-10</text:p>
          </table:table-cell>
          <table:table-cell office:value-type="float" office:value="3.3219280948873626" table:formula="of:=LOG(-[.G3];2)" table:style-name="ce1">
            <text:p>3,321928095</text:p>
          </table:table-cell>
          <table:table-cell office:value-type="float" office:value="5" table:style-name="ce1">
            <text:p>5</text:p>
          </table:table-cell>
          <table:table-cell office:value-type="float" office:value="2.4324999995596892" table:formula="of:=[.I3]/2+[.D3]*[.G3]" table:style-name="ce1">
            <text:p>2,4325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16384000" table:formula="of:=-[.G3]*[.C3]*2^[.L3]/[.K3]" table:style-name="ce12">
            <text:p>16384000</text:p>
          </table:table-cell>
          <table:table-cell office:value-type="float" office:value="1992.7039996392973" table:formula="of:=[.J3]*2^[.L3]/[.K3]" table:style-name="ce13">
            <text:p>1992,704000</text:p>
          </table:table-cell>
          <table:table-cell office:value-type="float" office:value="55" table:formula="of:=ROUND(2048-[.N3];0)" table:style-name="ce13">
            <text:p>55,000000</text:p>
          </table:table-cell>
          <table:table-cell office:value-type="string" office:string-value="110111" table:formula="of:=DEC2BIN([.O3])" table:style-name="ce1">
            <text:p>110111</text:p>
          </table:table-cell>
          <table:table-cell office:value-type="string" office:string-value="37" table:formula="of:=DEC2HEX([.O3])" table:style-name="ce1">
            <text:p>37</text:p>
          </table:table-cell>
          <table:table-cell table:number-columns-repeated="16367" table:style-name="ce1"/>
        </table:table-row>
        <table:table-row table:style-name="ro1">
          <table:table-cell table:number-columns-repeated="9" table:style-name="ce1"/>
          <table:table-cell office:value-type="float" office:value="-0.38449999955968917" table:formula="of:=2.048-[.J3]" table:style-name="ce1">
            <text:p>-0,3845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K*2^N/V_FS</text:p>
          </table:table-cell>
          <table:table-cell office:value-type="float" office:value="1638400" table:formula="of:=[.C3]*2^[.L3]/[.K3]" table:style-name="ce1">
            <text:p>163840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2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1" table:formula="of:=2^[.A9]" table:style-name="ce1">
            <text:p>1</text:p>
          </table:table-cell>
          <table:table-cell office:value-type="float" office:value="6.1035156250000001E-7" table:formula="of:=[.B9]/[.$B$8]" table:style-name="ce1">
            <text:p>6,10352E-07</text:p>
          </table:table-cell>
          <table:table-cell office:value-type="float" office:value="6.103515625E-5" table:formula="of:=[.$E$3]*([.C9])" table:style-name="ce1">
            <text:p>6,10352E-0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formula="of:=[.A9]+1" table:style-name="ce1">
            <text:p>1</text:p>
          </table:table-cell>
          <table:table-cell office:value-type="float" office:value="2" table:formula="of:=2^[.A10]" table:style-name="ce1">
            <text:p>2</text:p>
          </table:table-cell>
          <table:table-cell office:value-type="float" office:value="1.220703125E-6" table:formula="of:=[.B10]/[.$B$8]" table:style-name="ce1">
            <text:p>1,2207E-06</text:p>
          </table:table-cell>
          <table:table-cell office:value-type="float" office:value="1.220703125E-4" table:formula="of:=[.$E$3]*([.C10])" table:style-name="ce1">
            <text:p>0,00012207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formula="of:=[.A10]+1" table:style-name="ce1">
            <text:p>2</text:p>
          </table:table-cell>
          <table:table-cell office:value-type="float" office:value="4" table:formula="of:=2^[.A11]" table:style-name="ce1">
            <text:p>4</text:p>
          </table:table-cell>
          <table:table-cell office:value-type="float" office:value="2.4414062500000001E-6" table:formula="of:=[.B11]/[.$B$8]" table:style-name="ce1">
            <text:p>2,44141E-06</text:p>
          </table:table-cell>
          <table:table-cell office:value-type="float" office:value="2.44140625E-4" table:formula="of:=[.$E$3]*([.C11])" table:style-name="ce1">
            <text:p>0,000244141</text:p>
          </table:table-cell>
          <table:table-cell table:number-columns-repeated="8" table:style-name="ce1"/>
          <table:table-cell office:value-type="float" office:value="16777216" table:formula="of:=2^24" table:style-name="ce1">
            <text:p>16777216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formula="of:=[.A11]+1" table:style-name="ce1">
            <text:p>3</text:p>
          </table:table-cell>
          <table:table-cell office:value-type="float" office:value="8" table:formula="of:=2^[.A12]" table:style-name="ce1">
            <text:p>8</text:p>
          </table:table-cell>
          <table:table-cell office:value-type="float" office:value="4.8828125000000001E-6" table:formula="of:=[.B12]/[.$B$8]" table:style-name="ce1">
            <text:p>4,88281E-06</text:p>
          </table:table-cell>
          <table:table-cell office:value-type="float" office:value="4.8828125E-4" table:formula="of:=[.$E$3]*([.C12])" table:style-name="ce1">
            <text:p>0,000488281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formula="of:=[.A12]+1" table:style-name="ce1">
            <text:p>4</text:p>
          </table:table-cell>
          <table:table-cell office:value-type="float" office:value="16" table:formula="of:=2^[.A13]" table:style-name="ce1">
            <text:p>16</text:p>
          </table:table-cell>
          <table:table-cell office:value-type="float" office:value="9.7656250000000002E-6" table:formula="of:=[.B13]/[.$B$8]" table:style-name="ce1">
            <text:p>9,76563E-06</text:p>
          </table:table-cell>
          <table:table-cell office:value-type="float" office:value="9.765625E-4" table:formula="of:=[.$E$3]*([.C13])" table:style-name="ce1">
            <text:p>0,000976563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13]+1" table:style-name="ce1">
            <text:p>5</text:p>
          </table:table-cell>
          <table:table-cell office:value-type="float" office:value="32" table:formula="of:=2^[.A14]" table:style-name="ce1">
            <text:p>32</text:p>
          </table:table-cell>
          <table:table-cell office:value-type="float" office:value="1.953125E-5" table:formula="of:=[.B14]/[.$B$8]" table:style-name="ce1">
            <text:p>1,95313E-05</text:p>
          </table:table-cell>
          <table:table-cell office:value-type="float" office:value="1.953125E-3" table:formula="of:=[.$E$3]*([.C14])" table:style-name="ce1">
            <text:p>0,001953125</text:p>
          </table:table-cell>
          <table:table-cell table:number-columns-repeated="5" table:style-name="ce1"/>
          <table:table-cell office:value-type="float" office:value="4.8521999999999995E-7" table:formula="of:=2*2.4261*10^(-7)" table:style-name="ce1">
            <text:p>4,8522E-07</text:p>
          </table:table-cell>
          <table:table-cell office:value-type="float" office:value="-33.140613065057408" table:formula="of:=10*LOG([.J14]/(10^(-3)))" table:style-name="ce1">
            <text:p>-33,14061307</text:p>
          </table:table-cell>
          <table:table-cell table:style-name="ce1"/>
          <table:table-cell office:value-type="float" office:value="16777216" table:formula="of:=2^(ROUND([.J17];0))" table:style-name="ce1">
            <text:p>16777216</text:p>
          </table:table-cell>
          <table:table-cell office:value-type="float" office:value="5.9604644775390625E-8" table:formula="of:=1/[.M14]" table:style-name="ce1">
            <text:p>5,96046E-08</text:p>
          </table:table-cell>
          <table:table-cell table:number-columns-repeated="3" table:style-name="ce1"/>
          <table:table-cell office:value-type="float" office:value="162.55619784000001" table:formula="of:=54*3.01029996" table:style-name="ce1">
            <text:p>162,5561978</text:p>
          </table:table-cell>
          <table:table-cell table:number-columns-repeated="16366"/>
        </table:table-row>
        <table:table-row table:style-name="ro1">
          <table:table-cell office:value-type="float" office:value="6" table:formula="of:=[.A14]+1" table:style-name="ce1">
            <text:p>6</text:p>
          </table:table-cell>
          <table:table-cell office:value-type="float" office:value="64" table:formula="of:=2^[.A15]" table:style-name="ce1">
            <text:p>64</text:p>
          </table:table-cell>
          <table:table-cell office:value-type="float" office:value="3.9062500000000001E-5" table:formula="of:=[.B15]/[.$B$8]" table:style-name="ce1">
            <text:p>3,90625E-05</text:p>
          </table:table-cell>
          <table:table-cell office:value-type="float" office:value="3.90625E-3" table:formula="of:=[.$E$3]*([.C15])" table:style-name="ce1">
            <text:p>0,00390625</text:p>
          </table:table-cell>
          <table:table-cell table:number-columns-repeated="9" table:style-name="ce1"/>
          <table:table-cell office:value-type="float" office:value="60" table:formula="of:=ROUND([.N14]*10^9;0)" table:style-name="ce1">
            <text:p>60</text:p>
          </table:table-cell>
          <table:table-cell office:value-type="string" table:style-name="ce1">
            <text:p>nW</text:p>
          </table:table-cell>
          <table:table-cell office:value-type="float" office:value="-12.218487496163563" table:formula="of:=10*LOG([.N15]/1*10^(-3))" table:style-name="ce1">
            <text:p>-12,2184875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formula="of:=[.A15]+1" table:style-name="ce1">
            <text:p>7</text:p>
          </table:table-cell>
          <table:table-cell office:value-type="float" office:value="128" table:formula="of:=2^[.A16]" table:style-name="ce1">
            <text:p>128</text:p>
          </table:table-cell>
          <table:table-cell office:value-type="float" office:value="7.8125000000000002E-5" table:formula="of:=[.B16]/[.$B$8]" table:style-name="ce1">
            <text:p>0,000078125</text:p>
          </table:table-cell>
          <table:table-cell office:value-type="float" office:value="7.8125E-3" table:formula="of:=[.$E$3]*([.C16])" table:style-name="ce1">
            <text:p>0,0078125</text:p>
          </table:table-cell>
          <table:table-cell table:number-columns-repeated="11" table:style-name="ce1"/>
          <table:table-cell office:value-type="float" office:value="17.323937598229687" table:formula="of:=10*LOG([.M17])" table:style-name="ce1">
            <text:p>17,3239376</text:p>
          </table:table-cell>
          <table:table-cell office:value-type="float" office:value="-29.542425094393252" table:formula="of:=[.P15]-[.P16]" table:style-name="ce1">
            <text:p>-29,54242509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formula="of:=[.A16]+1" table:style-name="ce1">
            <text:p>8</text:p>
          </table:table-cell>
          <table:table-cell office:value-type="float" office:value="256" table:formula="of:=2^[.A17]" table:style-name="ce1">
            <text:p>256</text:p>
          </table:table-cell>
          <table:table-cell office:value-type="float" office:value="1.5625E-4" table:formula="of:=[.B17]/[.$B$8]" table:style-name="ce1">
            <text:p>0,00015625</text:p>
          </table:table-cell>
          <table:table-cell office:value-type="float" office:value="1.5625E-2" table:formula="of:=[.$E$3]*([.C17])" table:style-name="ce1">
            <text:p>0,015625</text:p>
          </table:table-cell>
          <table:table-cell table:number-columns-repeated="2" table:style-name="ce1"/>
          <table:table-cell office:value-type="float" office:value="9.9999999999999995E-7" table:formula="of:=1*10^(-6)" table:style-name="ce1">
            <text:p>0,000001</text:p>
          </table:table-cell>
          <table:table-cell office:value-type="float" office:value="16" table:style-name="ce1">
            <text:p>16</text:p>
          </table:table-cell>
          <table:table-cell office:value-type="float" office:value="16000000" table:formula="of:=[.H17]/[.G17]" table:style-name="ce1">
            <text:p>16000000</text:p>
          </table:table-cell>
          <table:table-cell office:value-type="float" office:value="23.931568569324174" table:formula="of:=LOG([.I17];2)" table:style-name="ce1">
            <text:p>23,93156857</text:p>
          </table:table-cell>
          <table:table-cell office:value-type="float" office:value="6.2499999999999997E-8" table:formula="of:=1/[.I17]" table:style-name="ce1">
            <text:p>6,25E-0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240" table:formula="of:=[.M17]*[.N15]" table:style-name="ce1">
            <text:p>3240</text:p>
          </table:table-cell>
          <table:table-cell office:value-type="string" table:style-name="ce1">
            <text:p>nW</text:p>
          </table:table-cell>
          <table:table-cell office:value-type="float" office:value="3375" table:formula="of:=[.M30]*10^9" table:style-name="ce1">
            <text:p>3375</text:p>
          </table:table-cell>
          <table:table-cell office:value-type="float" office:value="-24.894549897933878" table:formula="of:=10*LOG([.N17]*10^(-9)/(1*10^(-3)))" table:style-name="ce1">
            <text:p>-24,8945499</text:p>
          </table:table-cell>
          <table:table-cell table:number-columns-repeated="16367"/>
        </table:table-row>
        <table:table-row table:style-name="ro1">
          <table:table-cell office:value-type="float" office:value="9" table:formula="of:=[.A17]+1" table:style-name="ce1">
            <text:p>9</text:p>
          </table:table-cell>
          <table:table-cell office:value-type="float" office:value="512" table:formula="of:=2^[.A18]" table:style-name="ce1">
            <text:p>512</text:p>
          </table:table-cell>
          <table:table-cell office:value-type="float" office:value="3.1250000000000001E-4" table:formula="of:=[.B18]/[.$B$8]" table:style-name="ce1">
            <text:p>0,0003125</text:p>
          </table:table-cell>
          <table:table-cell office:value-type="float" office:value="3.125E-2" table:formula="of:=[.$E$3]*([.C18])" table:style-name="ce1">
            <text:p>0,03125</text:p>
          </table:table-cell>
          <table:table-cell table:number-columns-repeated="11" table:style-name="ce1"/>
          <table:table-cell office:value-type="float" office:value="-4" table:formula="of:=100*([.N17]-[.P17])/[.P17]" table:style-name="ce1">
            <text:p>-4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formula="of:=[.A18]+1" table:style-name="ce1">
            <text:p>10</text:p>
          </table:table-cell>
          <table:table-cell office:value-type="float" office:value="1024" table:formula="of:=2^[.A19]" table:style-name="ce1">
            <text:p>1024</text:p>
          </table:table-cell>
          <table:table-cell office:value-type="float" office:value="6.2500000000000001E-4" table:formula="of:=[.B19]/[.$B$8]" table:style-name="ce1">
            <text:p>0,000625</text:p>
          </table:table-cell>
          <table:table-cell office:value-type="float" office:value="6.25E-2" table:formula="of:=[.$E$3]*([.C19])" table:style-name="ce1">
            <text:p>0,0625</text:p>
          </table:table-cell>
          <table:table-cell table:number-columns-repeated="4" table:style-name="ce1"/>
          <table:table-cell office:value-type="string" table:style-name="ce1">
            <text:p>(ADC)2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formula="of:=[.A19]+1" table:style-name="ce1">
            <text:p>11</text:p>
          </table:table-cell>
          <table:table-cell office:value-type="float" office:value="2048" table:formula="of:=2^[.A20]" table:style-name="ce1">
            <text:p>2048</text:p>
          </table:table-cell>
          <table:table-cell office:value-type="float" office:value="1.25E-3" table:formula="of:=[.B20]/[.$B$8]" table:style-name="ce1">
            <text:p>0,00125</text:p>
          </table:table-cell>
          <table:table-cell office:value-type="float" office:value="0.125" table:formula="of:=[.$E$3]*([.C20])" table:style-name="ce1">
            <text:p>0,12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BIN2DEC([.I20])/2^[.$L$3]" table:style-name="ce1">
            <text:p>0,001220703</text:p>
          </table:table-cell>
          <table:table-cell office:value-type="float" office:value="2.046779296875" table:formula="of:=2.048-[.J20]" table:style-name="ce1">
            <text:p>2,046779297</text:p>
          </table:table-cell>
          <table:table-cell office:value-type="float" office:value="1.220703125E-4" table:formula="of:=-[.J20]/[.$G$3]" table:style-name="ce1">
            <text:p>0,00012207</text:p>
          </table:table-cell>
          <table:table-cell office:value-type="float" office:value="6.1035156250000001E-8" table:formula="of:=[.L20]/[.$C$3]" table:style-name="ce1">
            <text:p>6,10352E-08</text:p>
          </table:table-cell>
          <table:table-cell office:value-type="float" office:value="-42.144199392957368" table:formula="of:=10*LOG([.M20]/(10^(-3)))" table:style-name="ce1">
            <text:p>-42,14419939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formula="of:=[.A20]+1" table:style-name="ce1">
            <text:p>12</text:p>
          </table:table-cell>
          <table:table-cell office:value-type="float" office:value="4096" table:formula="of:=2^[.A21]" table:style-name="ce1">
            <text:p>4096</text:p>
          </table:table-cell>
          <table:table-cell office:value-type="float" office:value="2.5000000000000001E-3" table:formula="of:=[.B21]/[.$B$8]" table:style-name="ce1">
            <text:p>0,0025</text:p>
          </table:table-cell>
          <table:table-cell office:value-type="float" office:value="0.25" table:formula="of:=[.$E$3]*([.C21])" table:style-name="ce1">
            <text:p>0,25</text:p>
          </table:table-cell>
          <table:table-cell table:number-columns-repeated="8" table:style-name="ce1"/>
          <table:table-cell office:value-type="float" office:value="6.2499999999999997E-8" table:formula="of:=BIN2DEC([.I20])/[.I17]" table:style-name="ce1">
            <text:p>6,25E-08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formula="of:=[.A21]+1" table:style-name="ce1">
            <text:p>13</text:p>
          </table:table-cell>
          <table:table-cell office:value-type="float" office:value="8192" table:formula="of:=2^[.A22]" table:style-name="ce1">
            <text:p>8192</text:p>
          </table:table-cell>
          <table:table-cell office:value-type="float" office:value="5.0000000000000001E-3" table:formula="of:=[.B22]/[.$B$8]" table:style-name="ce1">
            <text:p>0,005</text:p>
          </table:table-cell>
          <table:table-cell office:value-type="float" office:value="0.5" table:formula="of:=[.$E$3]*([.C22])" table:style-name="ce1">
            <text:p>0,5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formula="of:=[.A22]+1" table:style-name="ce1">
            <text:p>14</text:p>
          </table:table-cell>
          <table:table-cell office:value-type="float" office:value="16384" table:formula="of:=2^[.A23]" table:style-name="ce1">
            <text:p>16384</text:p>
          </table:table-cell>
          <table:table-cell office:value-type="float" office:value="0.01" table:formula="of:=[.B23]/[.$B$8]" table:style-name="ce1">
            <text:p>0,01</text:p>
          </table:table-cell>
          <table:table-cell office:value-type="float" office:value="1" table:formula="of:=[.$E$3]*([.C23])" table:style-name="ce1">
            <text:p>1</text:p>
          </table:table-cell>
          <table:table-cell table:number-columns-repeated="4" table:style-name="ce1"/>
          <table:table-cell office:value-type="float" office:value="11111111" table:style-name="ce1">
            <text:p>11111111</text:p>
          </table:table-cell>
          <table:table-cell office:value-type="float" office:value="0.311279296875" table:formula="of:=[.$K$3]*BIN2DEC([.I23])/2^[.$L$3]" table:style-name="ce1">
            <text:p>0,311279297</text:p>
          </table:table-cell>
          <table:table-cell office:value-type="float" office:value="1.736720703125" table:formula="of:=2.048-[.J23]" table:style-name="ce1">
            <text:p>1,736720703</text:p>
          </table:table-cell>
          <table:table-cell office:value-type="float" office:value="3.11279296875E-2" table:formula="of:=-[.J23]/[.$G$3]" table:style-name="ce1">
            <text:p>0,03112793</text:p>
          </table:table-cell>
          <table:table-cell office:value-type="float" office:value="1.556396484375E-5" table:formula="of:=[.L23]/[.$C$3]" table:style-name="ce1">
            <text:p>1,5564E-05</text:p>
          </table:table-cell>
          <table:table-cell office:value-type="float" office:value="-18.078797588617817" table:formula="of:=10*LOG([.M23]/(10^(-3)))" table:style-name="ce1">
            <text:p>-18,07879759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formula="of:=[.A23]+1" table:style-name="ce1">
            <text:p>15</text:p>
          </table:table-cell>
          <table:table-cell office:value-type="float" office:value="32768" table:formula="of:=2^[.A24]" table:style-name="ce1">
            <text:p>32768</text:p>
          </table:table-cell>
          <table:table-cell office:value-type="float" office:value="0.02" table:formula="of:=[.B24]/[.$B$8]" table:style-name="ce1">
            <text:p>0,02</text:p>
          </table:table-cell>
          <table:table-cell office:value-type="float" office:value="2" table:formula="of:=[.$E$3]*([.C24])" table:style-name="ce1">
            <text:p>2</text:p>
          </table:table-cell>
          <table:table-cell table:number-columns-repeated="8" table:style-name="ce1"/>
          <table:table-cell office:value-type="float" office:value="1.5937500000000001E-5" table:formula="of:=BIN2DEC([.I23])/[.I17]" table:style-name="ce1">
            <text:p>1,59375E-05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formula="of:=[.A24]+1" table:style-name="ce1">
            <text:p>16</text:p>
          </table:table-cell>
          <table:table-cell office:value-type="float" office:value="65536" table:formula="of:=2^[.A25]" table:style-name="ce1">
            <text:p>65536</text:p>
          </table:table-cell>
          <table:table-cell office:value-type="float" office:value="0.04" table:formula="of:=[.B25]/[.$B$8]" table:style-name="ce1">
            <text:p>0,04</text:p>
          </table:table-cell>
          <table:table-cell office:value-type="float" office:value="4" table:formula="of:=[.$E$3]*([.C25])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formula="of:=[.A25]+1" table:style-name="ce1">
            <text:p>17</text:p>
          </table:table-cell>
          <table:table-cell office:value-type="float" office:value="131072" table:formula="of:=2^[.A26]" table:style-name="ce1">
            <text:p>131072</text:p>
          </table:table-cell>
          <table:table-cell office:value-type="float" office:value="0.08" table:formula="of:=[.B26]/[.$B$8]" table:style-name="ce1">
            <text:p>0,08</text:p>
          </table:table-cell>
          <table:table-cell office:value-type="float" office:value="8" table:formula="of:=[.$E$3]*([.C26])" table:style-name="ce1">
            <text:p>8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0.162353515625" table:formula="of:=[.$K$3]*[.I26]/2^[.$L$3]" table:style-name="ce1">
            <text:p>0,162353516</text:p>
          </table:table-cell>
          <table:table-cell office:value-type="float" office:value="1.885646484375" table:formula="of:=2.048-[.J26]" table:style-name="ce1">
            <text:p>1,885646484</text:p>
          </table:table-cell>
          <table:table-cell office:value-type="float" office:value="1.62353515625E-2" table:formula="of:=-[.J26]/[.$G$3]" table:style-name="ce1">
            <text:p>0,016235352</text:p>
          </table:table-cell>
          <table:table-cell office:value-type="float" office:value="8.1176757812500004E-6" table:formula="of:=[.L26]/[.$C$3]" table:style-name="ce1">
            <text:p>8,11768E-06</text:p>
          </table:table-cell>
          <table:table-cell office:value-type="float" office:value="-20.905682983286511" table:formula="of:=10*LOG([.M26]/(10^(-3)))" table:style-name="ce1">
            <text:p>-20,90568298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formula="of:=[.A26]+1" table:style-name="ce1">
            <text:p>18</text:p>
          </table:table-cell>
          <table:table-cell office:value-type="float" office:value="262144" table:formula="of:=2^[.A27]" table:style-name="ce1">
            <text:p>262144</text:p>
          </table:table-cell>
          <table:table-cell office:value-type="float" office:value="0.16" table:formula="of:=[.B27]/[.$B$8]" table:style-name="ce1">
            <text:p>0,16</text:p>
          </table:table-cell>
          <table:table-cell office:value-type="float" office:value="16" table:formula="of:=[.$E$3]*([.C27])" table:style-name="ce1">
            <text:p>16</text:p>
          </table:table-cell>
          <table:table-cell table:number-columns-repeated="8" table:style-name="ce1"/>
          <table:table-cell office:value-type="float" office:value="8.3125000000000005E-6" table:formula="of:=[.I26]/[.I17]" table:style-name="ce1">
            <text:p>8,3125E-06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formula="of:=[.A27]+1" table:style-name="ce1">
            <text:p>19</text:p>
          </table:table-cell>
          <table:table-cell office:value-type="float" office:value="524288" table:formula="of:=2^[.A28]" table:style-name="ce1">
            <text:p>524288</text:p>
          </table:table-cell>
          <table:table-cell office:value-type="float" office:value="0.32" table:formula="of:=[.B28]/[.$B$8]" table:style-name="ce1">
            <text:p>0,32</text:p>
          </table:table-cell>
          <table:table-cell office:value-type="float" office:value="32" table:formula="of:=[.$E$3]*([.C28])" table:style-name="ce1">
            <text:p>32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formula="of:=[.A28]+1" table:style-name="ce1">
            <text:p>20</text:p>
          </table:table-cell>
          <table:table-cell office:value-type="float" office:value="1048576" table:formula="of:=2^[.A29]" table:style-name="ce1">
            <text:p>1048576</text:p>
          </table:table-cell>
          <table:table-cell office:value-type="float" office:value="0.64" table:formula="of:=[.B29]/[.$B$8]" table:style-name="ce1">
            <text:p>0,64</text:p>
          </table:table-cell>
          <table:table-cell office:value-type="float" office:value="64" table:formula="of:=[.$E$3]*([.C29])" table:style-name="ce1">
            <text:p>64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.591796875E-2" table:formula="of:=[.$K$3]*[.I29]/2^[.$L$3]" table:style-name="ce1">
            <text:p>0,065917969</text:p>
          </table:table-cell>
          <table:table-cell office:value-type="float" office:value="1.98208203125" table:formula="of:=2.048-[.J29]" table:style-name="ce1">
            <text:p>1,982082031</text:p>
          </table:table-cell>
          <table:table-cell office:value-type="float" office:value="6.591796875E-3" table:formula="of:=-[.J29]/[.$G$3]" table:style-name="ce1">
            <text:p>0,006591797</text:p>
          </table:table-cell>
          <table:table-cell office:value-type="float" office:value="3.2958984375E-6" table:formula="of:=[.L29]/[.$C$3]" table:style-name="ce1">
            <text:p>3,2959E-06</text:p>
          </table:table-cell>
          <table:table-cell office:value-type="float" office:value="-24.820261794727681" table:formula="of:=10*LOG([.M29]/(10^(-3)))" table:style-name="ce1">
            <text:p>-24,82026179</text:p>
          </table:table-cell>
          <table:table-cell table:number-columns-repeated="16370" table:style-name="ce1"/>
        </table:table-row>
        <table:table-row table:style-name="ro1">
          <table:table-cell office:value-type="float" office:value="21" table:formula="of:=[.A29]+1" table:style-name="ce1">
            <text:p>21</text:p>
          </table:table-cell>
          <table:table-cell office:value-type="float" office:value="2097152" table:formula="of:=2^[.A30]" table:style-name="ce1">
            <text:p>2097152</text:p>
          </table:table-cell>
          <table:table-cell office:value-type="float" office:value="1.28" table:formula="of:=[.B30]/[.$B$8]" table:style-name="ce1">
            <text:p>1,28</text:p>
          </table:table-cell>
          <table:table-cell office:value-type="float" office:value="128" table:formula="of:=[.$E$3]*([.C30])" table:style-name="ce1">
            <text:p>128</text:p>
          </table:table-cell>
          <table:table-cell table:number-columns-repeated="8" table:style-name="ce1"/>
          <table:table-cell office:value-type="float" office:value="3.3749999999999999E-6" table:formula="of:=[.I29]/[.I17]" table:style-name="ce1">
            <text:p>0,000003375</text:p>
          </table:table-cell>
          <table:table-cell office:value-type="float" office:value="-24.717262228329563" table:formula="of:=10*LOG([.M30]/(10^(-3)))" table:style-name="ce1">
            <text:p>-24,71726223</text:p>
          </table:table-cell>
          <table:table-cell table:style-name="ce1"/>
          <table:table-cell office:value-type="float" office:value="-6.5231224060259207E-7" table:formula="of:=100*([.M30]-[.B3])/[.B3]" table:style-name="ce1">
            <text:p>-6,52312E-07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formula="of:=[.A30]+1" table:style-name="ce1">
            <text:p>22</text:p>
          </table:table-cell>
          <table:table-cell office:value-type="float" office:value="4194304" table:formula="of:=2^[.A31]" table:style-name="ce1">
            <text:p>4194304</text:p>
          </table:table-cell>
          <table:table-cell office:value-type="float" office:value="2.56" table:formula="of:=[.B31]/[.$B$8]" table:style-name="ce1">
            <text:p>2,56</text:p>
          </table:table-cell>
          <table:table-cell office:value-type="float" office:value="256" table:formula="of:=[.$E$3]*([.C31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[.A31]+1" table:style-name="ce1">
            <text:p>23</text:p>
          </table:table-cell>
          <table:table-cell office:value-type="float" office:value="8388608" table:formula="of:=2^[.A32]" table:style-name="ce1">
            <text:p>8388608</text:p>
          </table:table-cell>
          <table:table-cell office:value-type="float" office:value="5.12" table:formula="of:=[.B32]/[.$B$8]" table:style-name="ce1">
            <text:p>5,12</text:p>
          </table:table-cell>
          <table:table-cell office:value-type="float" office:value="512" table:formula="of:=[.$E$3]*([.C32])" table:style-name="ce1">
            <text:p>5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[.I32]/2^[.$L$3]" table:style-name="ce1">
            <text:p>0,001220703</text:p>
          </table:table-cell>
          <table:table-cell office:value-type="float" office:value="2.046779296875" table:formula="of:=2.048-[.J32]" table:style-name="ce1">
            <text:p>2,046779297</text:p>
          </table:table-cell>
          <table:table-cell office:value-type="float" office:value="1.220703125E-4" table:formula="of:=-[.J32]/[.$G$3]" table:style-name="ce1">
            <text:p>0,00012207</text:p>
          </table:table-cell>
          <table:table-cell office:value-type="float" office:value="6.1035156250000001E-8" table:formula="of:=[.L32]/[.$C$3]" table:style-name="ce1">
            <text:p>6,10352E-08</text:p>
          </table:table-cell>
          <table:table-cell office:value-type="float" office:value="-42.144199392957368" table:formula="of:=10*LOG([.M32]/(10^(-3)))" table:style-name="ce1">
            <text:p>-42,14419939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formula="of:=[.A32]+1" table:style-name="ce1">
            <text:p>24</text:p>
          </table:table-cell>
          <table:table-cell office:value-type="float" office:value="16777216" table:formula="of:=2^[.A33]" table:style-name="ce1">
            <text:p>16777216</text:p>
          </table:table-cell>
          <table:table-cell office:value-type="float" office:value="10.24" table:formula="of:=[.B33]/[.$B$8]" table:style-name="ce1">
            <text:p>10,24</text:p>
          </table:table-cell>
          <table:table-cell office:value-type="float" office:value="1024" table:formula="of:=[.$E$3]*([.C33])" table:style-name="ce1">
            <text:p>1024</text:p>
          </table:table-cell>
          <table:table-cell table:number-columns-repeated="8" table:style-name="ce1"/>
          <table:table-cell office:value-type="float" office:value="6.0000000000000008E-8" table:formula="of:=[.I32]*[.N15]*10^(-9)" table:style-name="ce1">
            <text:p>0,00000006</text:p>
          </table:table-cell>
          <table:table-cell office:value-type="float" office:value="-42.218487496163561" table:formula="of:=10*LOG([.M33]/(10^(-3)))" table:style-name="ce1">
            <text:p>-42,2184875</text:p>
          </table:table-cell>
          <table:table-cell table:number-columns-repeated="16370"/>
        </table:table-row>
        <table:table-row table:style-name="ro1">
          <table:table-cell office:value-type="float" office:value="25" table:formula="of:=[.A33]+1" table:style-name="ce1">
            <text:p>25</text:p>
          </table:table-cell>
          <table:table-cell office:value-type="float" office:value="33554432" table:formula="of:=2^[.A34]" table:style-name="ce1">
            <text:p>33554432</text:p>
          </table:table-cell>
          <table:table-cell office:value-type="float" office:value="20.48" table:formula="of:=[.B34]/[.$B$8]" table:style-name="ce1">
            <text:p>20,48</text:p>
          </table:table-cell>
          <table:table-cell office:value-type="float" office:value="2048" table:formula="of:=[.$E$3]*([.C34])" table:style-name="ce1">
            <text:p>2048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formula="of:=[.A34]+1" table:style-name="ce1">
            <text:p>26</text:p>
          </table:table-cell>
          <table:table-cell office:value-type="float" office:value="67108864" table:formula="of:=2^[.A35]" table:style-name="ce1">
            <text:p>67108864</text:p>
          </table:table-cell>
          <table:table-cell office:value-type="float" office:value="40.96" table:formula="of:=[.B35]/[.$B$8]" table:style-name="ce1">
            <text:p>40,96</text:p>
          </table:table-cell>
          <table:table-cell office:value-type="float" office:value="4096" table:formula="of:=[.$E$3]*([.C35])" table:style-name="ce1">
            <text:p>4096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formula="of:=[.A35]+1" table:style-name="ce1">
            <text:p>27</text:p>
          </table:table-cell>
          <table:table-cell office:value-type="float" office:value="134217728" table:formula="of:=2^[.A36]" table:style-name="ce1">
            <text:p>134217728</text:p>
          </table:table-cell>
          <table:table-cell office:value-type="float" office:value="81.92" table:formula="of:=[.B36]/[.$B$8]" table:style-name="ce1">
            <text:p>81,92</text:p>
          </table:table-cell>
          <table:table-cell office:value-type="float" office:value="8192" table:formula="of:=[.$E$3]*([.C36])" table:style-name="ce1">
            <text:p>8192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formula="of:=[.A36]+1" table:style-name="ce1">
            <text:p>28</text:p>
          </table:table-cell>
          <table:table-cell office:value-type="float" office:value="268435456" table:formula="of:=2^[.A37]" table:style-name="ce1">
            <text:p>268435456</text:p>
          </table:table-cell>
          <table:table-cell office:value-type="float" office:value="163.84" table:formula="of:=[.B37]/[.$B$8]" table:style-name="ce1">
            <text:p>163,84</text:p>
          </table:table-cell>
          <table:table-cell office:value-type="float" office:value="16384" table:formula="of:=[.$E$3]*([.C37])" table:style-name="ce1">
            <text:p>16384</text:p>
          </table:table-cell>
          <table:table-cell table:number-columns-repeated="4" table:style-name="ce1"/>
          <table:table-cell office:value-type="float" office:value="40" table:formula="of:=20*LOG(100;10)" table:style-name="ce1">
            <text:p>40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formula="of:=[.A37]+1" table:style-name="ce1">
            <text:p>29</text:p>
          </table:table-cell>
          <table:table-cell office:value-type="float" office:value="536870912" table:formula="of:=2^[.A38]" table:style-name="ce1">
            <text:p>536870912</text:p>
          </table:table-cell>
          <table:table-cell office:value-type="float" office:value="327.68" table:formula="of:=[.B38]/[.$B$8]" table:style-name="ce1">
            <text:p>327,68</text:p>
          </table:table-cell>
          <table:table-cell office:value-type="float" office:value="32768" table:formula="of:=[.$E$3]*([.C38])" table:style-name="ce1">
            <text:p>32768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formula="of:=[.A38]+1" table:style-name="ce1">
            <text:p>30</text:p>
          </table:table-cell>
          <table:table-cell office:value-type="float" office:value="1073741824" table:formula="of:=2^[.A39]" table:style-name="ce1">
            <text:p>1073741824</text:p>
          </table:table-cell>
          <table:table-cell office:value-type="float" office:value="655.36" table:formula="of:=[.B39]/[.$B$8]" table:style-name="ce1">
            <text:p>655,36</text:p>
          </table:table-cell>
          <table:table-cell office:value-type="float" office:value="65536" table:formula="of:=[.$E$3]*([.C39])" table:style-name="ce1">
            <text:p>65536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39]+1" table:style-name="ce1">
            <text:p>31</text:p>
          </table:table-cell>
          <table:table-cell office:value-type="float" office:value="2147483648" table:formula="of:=2^[.A40]" table:style-name="ce1">
            <text:p>2147483648</text:p>
          </table:table-cell>
          <table:table-cell office:value-type="float" office:value="1310.72" table:formula="of:=[.B40]/[.$B$8]" table:style-name="ce1">
            <text:p>1310,72</text:p>
          </table:table-cell>
          <table:table-cell office:value-type="float" office:value="131072" table:formula="of:=[.$E$3]*([.C40])" table:style-name="ce1">
            <text:p>131072</text:p>
          </table:table-cell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3-03T15:24:50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